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26cm"/>
    </style:style>
    <style:style style:name="co2" style:family="table-column">
      <style:table-column-properties fo:break-before="auto" style:column-width="4.359cm"/>
    </style:style>
    <style:style style:name="co3" style:family="table-column">
      <style:table-column-properties fo:break-before="auto" style:column-width="3.489cm"/>
    </style:style>
    <style:style style:name="co4" style:family="table-column">
      <style:table-column-properties fo:break-before="auto" style:column-width="3.306cm"/>
    </style:style>
    <style:style style:name="co5" style:family="table-column">
      <style:table-column-properties fo:break-before="auto" style:column-width="2.33cm"/>
    </style:style>
    <style:style style:name="co6" style:family="table-column">
      <style:table-column-properties fo:break-before="auto" style:column-width="2.305cm"/>
    </style:style>
    <style:style style:name="co7" style:family="table-column">
      <style:table-column-properties fo:break-before="auto" style:column-width="2.357cm"/>
    </style:style>
    <style:style style:name="co8" style:family="table-column">
      <style:table-column-properties fo:break-before="auto" style:column-width="1.515cm"/>
    </style:style>
    <style:style style:name="co9" style:family="table-column">
      <style:table-column-properties fo:break-before="auto" style:column-width="2.12cm"/>
    </style:style>
    <style:style style:name="co10" style:family="table-column">
      <style:table-column-properties fo:break-before="auto" style:column-width="2.279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295cm"/>
    </style:style>
    <style:style style:name="co13" style:family="table-column">
      <style:table-column-properties fo:break-before="auto" style:column-width="3.1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ggregated_all_1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number-columns-repeated="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Remaining Subpopulations</text:p>
          </table:table-cell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imer Name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PU Time (ns):</text:p>
          </table:table-cell>
          <table:table-cell office:value-type="float" office:value="94432686506" calcext:value-type="float">
            <text:p>9443268650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all Time (ms):</text:p>
          </table:table-cell>
          <table:table-cell office:value-type="float" office:value="4516" calcext:value-type="float">
            <text:p>451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PU Cycles:</text:p>
          </table:table-cell>
          <table:table-cell office:value-type="float" office:value="7.7597664593699E+016" calcext:value-type="float">
            <text:p>7.7597664593699E+01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napshot #</text:p>
          </table:table-cell>
          <table:table-cell office:value-type="string" calcext:value-type="string">
            <text:p>Snapshot Time(ms)</text:p>
          </table:table-cell>
          <table:table-cell office:value-type="string" calcext:value-type="string">
            <text:p>Value(Bytes)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4812800" calcext:value-type="float">
            <text:p>324812800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4" calcext:value-type="float">
            <text:p>304</text:p>
          </table:table-cell>
          <table:table-cell office:value-type="float" office:value="343924736" calcext:value-type="float">
            <text:p>343924736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7" calcext:value-type="float">
            <text:p>537</text:p>
          </table:table-cell>
          <table:table-cell office:value-type="float" office:value="350793728" calcext:value-type="float">
            <text:p>350793728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3" calcext:value-type="float">
            <text:p>743</text:p>
          </table:table-cell>
          <table:table-cell office:value-type="float" office:value="359280640" calcext:value-type="float">
            <text:p>359280640</text:p>
          </table:table-cell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3" calcext:value-type="float">
            <text:p>953</text:p>
          </table:table-cell>
          <table:table-cell office:value-type="float" office:value="365215744" calcext:value-type="float">
            <text:p>365215744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50" calcext:value-type="float">
            <text:p>1150</text:p>
          </table:table-cell>
          <table:table-cell office:value-type="float" office:value="371351552" calcext:value-type="float">
            <text:p>371351552</text:p>
          </table:table-cell>
          <table:table-cell table:number-columns-repeated="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63" calcext:value-type="float">
            <text:p>1363</text:p>
          </table:table-cell>
          <table:table-cell office:value-type="float" office:value="377847808" calcext:value-type="float">
            <text:p>377847808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52" calcext:value-type="float">
            <text:p>1552</text:p>
          </table:table-cell>
          <table:table-cell office:value-type="float" office:value="383885312" calcext:value-type="float">
            <text:p>383885312</text:p>
          </table:table-cell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22" calcext:value-type="float">
            <text:p>1722</text:p>
          </table:table-cell>
          <table:table-cell office:value-type="float" office:value="389406720" calcext:value-type="float">
            <text:p>389406720</text:p>
          </table:table-cell>
          <table:table-cell table:number-columns-repeated="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30" calcext:value-type="float">
            <text:p>1830</text:p>
          </table:table-cell>
          <table:table-cell office:value-type="float" office:value="394928128" calcext:value-type="float">
            <text:p>394928128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31" calcext:value-type="float">
            <text:p>1931</text:p>
          </table:table-cell>
          <table:table-cell office:value-type="float" office:value="402542592" calcext:value-type="float">
            <text:p>402542592</text:p>
          </table:table-cell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01" calcext:value-type="float">
            <text:p>2201</text:p>
          </table:table-cell>
          <table:table-cell office:value-type="float" office:value="283840512" calcext:value-type="float">
            <text:p>283840512</text:p>
          </table:table-cell>
          <table:table-cell table:number-columns-repeated="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04" calcext:value-type="float">
            <text:p>2304</text:p>
          </table:table-cell>
          <table:table-cell office:value-type="float" office:value="287932416" calcext:value-type="float">
            <text:p>287932416</text:p>
          </table:table-cell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11" calcext:value-type="float">
            <text:p>2411</text:p>
          </table:table-cell>
          <table:table-cell office:value-type="float" office:value="291393536" calcext:value-type="float">
            <text:p>291393536</text:p>
          </table:table-cell>
          <table:table-cell table:number-columns-repeated="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03" calcext:value-type="float">
            <text:p>2503</text:p>
          </table:table-cell>
          <table:table-cell office:value-type="float" office:value="296325120" calcext:value-type="float">
            <text:p>296325120</text:p>
          </table:table-cell>
          <table:table-cell table:number-columns-repeated="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87" calcext:value-type="float">
            <text:p>2587</text:p>
          </table:table-cell>
          <table:table-cell office:value-type="float" office:value="300056576" calcext:value-type="float">
            <text:p>300056576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78" calcext:value-type="float">
            <text:p>2678</text:p>
          </table:table-cell>
          <table:table-cell office:value-type="float" office:value="302149632" calcext:value-type="float">
            <text:p>302149632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63" calcext:value-type="float">
            <text:p>2763</text:p>
          </table:table-cell>
          <table:table-cell office:value-type="float" office:value="305385472" calcext:value-type="float">
            <text:p>305385472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51" calcext:value-type="float">
            <text:p>2851</text:p>
          </table:table-cell>
          <table:table-cell office:value-type="float" office:value="309370880" calcext:value-type="float">
            <text:p>309370880</text:p>
          </table:table-cell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32" calcext:value-type="float">
            <text:p>2932</text:p>
          </table:table-cell>
          <table:table-cell office:value-type="float" office:value="313995264" calcext:value-type="float">
            <text:p>313995264</text:p>
          </table:table-cell>
          <table:table-cell table:number-columns-repeated="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993" calcext:value-type="float">
            <text:p>2993</text:p>
          </table:table-cell>
          <table:table-cell office:value-type="float" office:value="316190720" calcext:value-type="float">
            <text:p>316190720</text:p>
          </table:table-cell>
          <table:table-cell table:number-columns-repeated="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135" calcext:value-type="float">
            <text:p>3135</text:p>
          </table:table-cell>
          <table:table-cell office:value-type="float" office:value="227856384" calcext:value-type="float">
            <text:p>227856384</text:p>
          </table:table-cell>
          <table:table-cell table:number-columns-repeated="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198" calcext:value-type="float">
            <text:p>3198</text:p>
          </table:table-cell>
          <table:table-cell office:value-type="float" office:value="229974016" calcext:value-type="float">
            <text:p>229974016</text:p>
          </table:table-cell>
          <table:table-cell table:number-columns-repeated="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48" calcext:value-type="float">
            <text:p>3248</text:p>
          </table:table-cell>
          <table:table-cell office:value-type="float" office:value="232542208" calcext:value-type="float">
            <text:p>232542208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303" calcext:value-type="float">
            <text:p>3303</text:p>
          </table:table-cell>
          <table:table-cell office:value-type="float" office:value="236003328" calcext:value-type="float">
            <text:p>236003328</text:p>
          </table:table-cell>
          <table:table-cell table:number-columns-repeated="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357" calcext:value-type="float">
            <text:p>3357</text:p>
          </table:table-cell>
          <table:table-cell office:value-type="float" office:value="239214592" calcext:value-type="float">
            <text:p>239214592</text:p>
          </table:table-cell>
          <table:table-cell table:number-columns-repeated="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412" calcext:value-type="float">
            <text:p>3412</text:p>
          </table:table-cell>
          <table:table-cell office:value-type="float" office:value="241745920" calcext:value-type="float">
            <text:p>241745920</text:p>
          </table:table-cell>
          <table:table-cell table:number-columns-repeated="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468" calcext:value-type="float">
            <text:p>3468</text:p>
          </table:table-cell>
          <table:table-cell office:value-type="float" office:value="242774016" calcext:value-type="float">
            <text:p>242774016</text:p>
          </table:table-cell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519" calcext:value-type="float">
            <text:p>3519</text:p>
          </table:table-cell>
          <table:table-cell office:value-type="float" office:value="246386688" calcext:value-type="float">
            <text:p>246386688</text:p>
          </table:table-cell>
          <table:table-cell table:number-columns-repeated="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564" calcext:value-type="float">
            <text:p>3564</text:p>
          </table:table-cell>
          <table:table-cell office:value-type="float" office:value="245620736" calcext:value-type="float">
            <text:p>245620736</text:p>
          </table:table-cell>
          <table:table-cell table:number-columns-repeated="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601" calcext:value-type="float">
            <text:p>3601</text:p>
          </table:table-cell>
          <table:table-cell office:value-type="float" office:value="247066624" calcext:value-type="float">
            <text:p>247066624</text:p>
          </table:table-cell>
          <table:table-cell table:number-columns-repeated="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727" calcext:value-type="float">
            <text:p>3727</text:p>
          </table:table-cell>
          <table:table-cell office:value-type="float" office:value="149344256" calcext:value-type="float">
            <text:p>149344256</text:p>
          </table:table-cell>
          <table:table-cell table:number-columns-repeated="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766" calcext:value-type="float">
            <text:p>3766</text:p>
          </table:table-cell>
          <table:table-cell office:value-type="float" office:value="150052864" calcext:value-type="float">
            <text:p>150052864</text:p>
          </table:table-cell>
          <table:table-cell table:number-columns-repeated="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805" calcext:value-type="float">
            <text:p>3805</text:p>
          </table:table-cell>
          <table:table-cell office:value-type="float" office:value="152174592" calcext:value-type="float">
            <text:p>152174592</text:p>
          </table:table-cell>
          <table:table-cell table:number-columns-repeated="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845" calcext:value-type="float">
            <text:p>3845</text:p>
          </table:table-cell>
          <table:table-cell office:value-type="float" office:value="154320896" calcext:value-type="float">
            <text:p>154320896</text:p>
          </table:table-cell>
          <table:table-cell table:number-columns-repeated="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880" calcext:value-type="float">
            <text:p>3880</text:p>
          </table:table-cell>
          <table:table-cell office:value-type="float" office:value="155017216" calcext:value-type="float">
            <text:p>155017216</text:p>
          </table:table-cell>
          <table:table-cell table:number-columns-repeated="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917" calcext:value-type="float">
            <text:p>3917</text:p>
          </table:table-cell>
          <table:table-cell office:value-type="float" office:value="156274688" calcext:value-type="float">
            <text:p>156274688</text:p>
          </table:table-cell>
          <table:table-cell table:number-columns-repeated="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52" calcext:value-type="float">
            <text:p>3952</text:p>
          </table:table-cell>
          <table:table-cell office:value-type="float" office:value="158126080" calcext:value-type="float">
            <text:p>158126080</text:p>
          </table:table-cell>
          <table:table-cell table:number-columns-repeated="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988" calcext:value-type="float">
            <text:p>3988</text:p>
          </table:table-cell>
          <table:table-cell office:value-type="float" office:value="158912512" calcext:value-type="float">
            <text:p>158912512</text:p>
          </table:table-cell>
          <table:table-cell table:number-columns-repeated="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027" calcext:value-type="float">
            <text:p>4027</text:p>
          </table:table-cell>
          <table:table-cell office:value-type="float" office:value="160063488" calcext:value-type="float">
            <text:p>160063488</text:p>
          </table:table-cell>
          <table:table-cell table:number-columns-repeated="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063" calcext:value-type="float">
            <text:p>4063</text:p>
          </table:table-cell>
          <table:table-cell office:value-type="float" office:value="160518144" calcext:value-type="float">
            <text:p>160518144</text:p>
          </table:table-cell>
          <table:table-cell table:number-columns-repeated="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122" calcext:value-type="float">
            <text:p>4122</text:p>
          </table:table-cell>
          <table:table-cell office:value-type="float" office:value="107732992" calcext:value-type="float">
            <text:p>107732992</text:p>
          </table:table-cell>
          <table:table-cell table:number-columns-repeated="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153" calcext:value-type="float">
            <text:p>4153</text:p>
          </table:table-cell>
          <table:table-cell office:value-type="float" office:value="108728320" calcext:value-type="float">
            <text:p>108728320</text:p>
          </table:table-cell>
          <table:table-cell table:number-columns-repeated="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187" calcext:value-type="float">
            <text:p>4187</text:p>
          </table:table-cell>
          <table:table-cell office:value-type="float" office:value="110014464" calcext:value-type="float">
            <text:p>110014464</text:p>
          </table:table-cell>
          <table:table-cell table:number-columns-repeated="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221" calcext:value-type="float">
            <text:p>4221</text:p>
          </table:table-cell>
          <table:table-cell office:value-type="float" office:value="110501888" calcext:value-type="float">
            <text:p>110501888</text:p>
          </table:table-cell>
          <table:table-cell table:number-columns-repeated="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253" calcext:value-type="float">
            <text:p>4253</text:p>
          </table:table-cell>
          <table:table-cell office:value-type="float" office:value="111321088" calcext:value-type="float">
            <text:p>111321088</text:p>
          </table:table-cell>
          <table:table-cell table:number-columns-repeated="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286" calcext:value-type="float">
            <text:p>4286</text:p>
          </table:table-cell>
          <table:table-cell office:value-type="float" office:value="112218112" calcext:value-type="float">
            <text:p>112218112</text:p>
          </table:table-cell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321" calcext:value-type="float">
            <text:p>4321</text:p>
          </table:table-cell>
          <table:table-cell office:value-type="float" office:value="112242688" calcext:value-type="float">
            <text:p>112242688</text:p>
          </table:table-cell>
          <table:table-cell table:number-columns-repeated="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351" calcext:value-type="float">
            <text:p>4351</text:p>
          </table:table-cell>
          <table:table-cell office:value-type="float" office:value="114159616" calcext:value-type="float">
            <text:p>114159616</text:p>
          </table:table-cell>
          <table:table-cell table:number-columns-repeated="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84" calcext:value-type="float">
            <text:p>4384</text:p>
          </table:table-cell>
          <table:table-cell office:value-type="float" office:value="113340416" calcext:value-type="float">
            <text:p>113340416</text:p>
          </table:table-cell>
          <table:table-cell table:number-columns-repeated="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416" calcext:value-type="float">
            <text:p>4416</text:p>
          </table:table-cell>
          <table:table-cell office:value-type="float" office:value="114311168" calcext:value-type="float">
            <text:p>11431116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ggregation Count: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imer Name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PU Time (ns):</text:p>
          </table:table-cell>
          <table:table-cell office:value-type="float" office:value="9443268650" calcext:value-type="float">
            <text:p>944326865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all Time (ms):</text:p>
          </table:table-cell>
          <table:table-cell office:value-type="float" office:value="3272" calcext:value-type="float">
            <text:p>327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PU Cycles:</text:p>
          </table:table-cell>
          <table:table-cell office:value-type="float" office:value="7759766459369901" calcext:value-type="float">
            <text:p>775976645936990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napshot #</text:p>
          </table:table-cell>
          <table:table-cell office:value-type="string" calcext:value-type="string">
            <text:p>Snapshot Time(ms)</text:p>
          </table:table-cell>
          <table:table-cell office:value-type="string" calcext:value-type="string">
            <text:p>Value(Bytes)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481280" calcext:value-type="float">
            <text:p>32481280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4" calcext:value-type="float">
            <text:p>304</text:p>
          </table:table-cell>
          <table:table-cell office:value-type="float" office:value="34392473" calcext:value-type="float">
            <text:p>34392473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7" calcext:value-type="float">
            <text:p>537</text:p>
          </table:table-cell>
          <table:table-cell office:value-type="float" office:value="35079372" calcext:value-type="float">
            <text:p>35079372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3" calcext:value-type="float">
            <text:p>743</text:p>
          </table:table-cell>
          <table:table-cell office:value-type="float" office:value="35928064" calcext:value-type="float">
            <text:p>35928064</text:p>
          </table:table-cell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3" calcext:value-type="float">
            <text:p>953</text:p>
          </table:table-cell>
          <table:table-cell office:value-type="float" office:value="36521574" calcext:value-type="float">
            <text:p>36521574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50" calcext:value-type="float">
            <text:p>1150</text:p>
          </table:table-cell>
          <table:table-cell office:value-type="float" office:value="37135155" calcext:value-type="float">
            <text:p>37135155</text:p>
          </table:table-cell>
          <table:table-cell table:number-columns-repeated="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63" calcext:value-type="float">
            <text:p>1363</text:p>
          </table:table-cell>
          <table:table-cell office:value-type="float" office:value="37784780" calcext:value-type="float">
            <text:p>37784780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52" calcext:value-type="float">
            <text:p>1552</text:p>
          </table:table-cell>
          <table:table-cell office:value-type="float" office:value="38388531" calcext:value-type="float">
            <text:p>38388531</text:p>
          </table:table-cell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22" calcext:value-type="float">
            <text:p>1722</text:p>
          </table:table-cell>
          <table:table-cell office:value-type="float" office:value="38940672" calcext:value-type="float">
            <text:p>38940672</text:p>
          </table:table-cell>
          <table:table-cell table:number-columns-repeated="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30" calcext:value-type="float">
            <text:p>1830</text:p>
          </table:table-cell>
          <table:table-cell office:value-type="float" office:value="39492812" calcext:value-type="float">
            <text:p>39492812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31" calcext:value-type="float">
            <text:p>1931</text:p>
          </table:table-cell>
          <table:table-cell office:value-type="float" office:value="40254259" calcext:value-type="float">
            <text:p>40254259</text:p>
          </table:table-cell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01" calcext:value-type="float">
            <text:p>2201</text:p>
          </table:table-cell>
          <table:table-cell office:value-type="float" office:value="40548644" calcext:value-type="float">
            <text:p>40548644</text:p>
          </table:table-cell>
          <table:table-cell table:number-columns-repeated="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04" calcext:value-type="float">
            <text:p>2304</text:p>
          </table:table-cell>
          <table:table-cell office:value-type="float" office:value="41133202" calcext:value-type="float">
            <text:p>41133202</text:p>
          </table:table-cell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11" calcext:value-type="float">
            <text:p>2411</text:p>
          </table:table-cell>
          <table:table-cell office:value-type="float" office:value="41627648" calcext:value-type="float">
            <text:p>41627648</text:p>
          </table:table-cell>
          <table:table-cell table:number-columns-repeated="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03" calcext:value-type="float">
            <text:p>2503</text:p>
          </table:table-cell>
          <table:table-cell office:value-type="float" office:value="42332160" calcext:value-type="float">
            <text:p>42332160</text:p>
          </table:table-cell>
          <table:table-cell table:number-columns-repeated="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87" calcext:value-type="float">
            <text:p>2587</text:p>
          </table:table-cell>
          <table:table-cell office:value-type="float" office:value="42865225" calcext:value-type="float">
            <text:p>42865225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78" calcext:value-type="float">
            <text:p>2678</text:p>
          </table:table-cell>
          <table:table-cell office:value-type="float" office:value="43164233" calcext:value-type="float">
            <text:p>43164233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63" calcext:value-type="float">
            <text:p>2763</text:p>
          </table:table-cell>
          <table:table-cell office:value-type="float" office:value="43626496" calcext:value-type="float">
            <text:p>43626496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51" calcext:value-type="float">
            <text:p>2851</text:p>
          </table:table-cell>
          <table:table-cell office:value-type="float" office:value="44195840" calcext:value-type="float">
            <text:p>44195840</text:p>
          </table:table-cell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32" calcext:value-type="float">
            <text:p>2932</text:p>
          </table:table-cell>
          <table:table-cell office:value-type="float" office:value="44856466" calcext:value-type="float">
            <text:p>44856466</text:p>
          </table:table-cell>
          <table:table-cell table:number-columns-repeated="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993" calcext:value-type="float">
            <text:p>2993</text:p>
          </table:table-cell>
          <table:table-cell office:value-type="float" office:value="45170102" calcext:value-type="float">
            <text:p>45170102</text:p>
          </table:table-cell>
          <table:table-cell table:number-columns-repeated="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135" calcext:value-type="float">
            <text:p>3135</text:p>
          </table:table-cell>
          <table:table-cell office:value-type="float" office:value="45571276" calcext:value-type="float">
            <text:p>45571276</text:p>
          </table:table-cell>
          <table:table-cell table:number-columns-repeated="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198" calcext:value-type="float">
            <text:p>3198</text:p>
          </table:table-cell>
          <table:table-cell office:value-type="float" office:value="45994803" calcext:value-type="float">
            <text:p>45994803</text:p>
          </table:table-cell>
          <table:table-cell table:number-columns-repeated="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48" calcext:value-type="float">
            <text:p>3248</text:p>
          </table:table-cell>
          <table:table-cell office:value-type="float" office:value="46508441" calcext:value-type="float">
            <text:p>46508441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303" calcext:value-type="float">
            <text:p>3303</text:p>
          </table:table-cell>
          <table:table-cell office:value-type="float" office:value="47200665" calcext:value-type="float">
            <text:p>47200665</text:p>
          </table:table-cell>
          <table:table-cell table:number-columns-repeated="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357" calcext:value-type="float">
            <text:p>3357</text:p>
          </table:table-cell>
          <table:table-cell office:value-type="float" office:value="47842918" calcext:value-type="float">
            <text:p>47842918</text:p>
          </table:table-cell>
          <table:table-cell table:number-columns-repeated="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412" calcext:value-type="float">
            <text:p>3412</text:p>
          </table:table-cell>
          <table:table-cell office:value-type="float" office:value="48349184" calcext:value-type="float">
            <text:p>48349184</text:p>
          </table:table-cell>
          <table:table-cell table:number-columns-repeated="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468" calcext:value-type="float">
            <text:p>3468</text:p>
          </table:table-cell>
          <table:table-cell office:value-type="float" office:value="48554803" calcext:value-type="float">
            <text:p>48554803</text:p>
          </table:table-cell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519" calcext:value-type="float">
            <text:p>3519</text:p>
          </table:table-cell>
          <table:table-cell office:value-type="float" office:value="49277337" calcext:value-type="float">
            <text:p>49277337</text:p>
          </table:table-cell>
          <table:table-cell table:number-columns-repeated="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564" calcext:value-type="float">
            <text:p>3564</text:p>
          </table:table-cell>
          <table:table-cell office:value-type="float" office:value="49124147" calcext:value-type="float">
            <text:p>49124147</text:p>
          </table:table-cell>
          <table:table-cell table:number-columns-repeated="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601" calcext:value-type="float">
            <text:p>3601</text:p>
          </table:table-cell>
          <table:table-cell office:value-type="float" office:value="49413324" calcext:value-type="float">
            <text:p>49413324</text:p>
          </table:table-cell>
          <table:table-cell table:number-columns-repeated="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727" calcext:value-type="float">
            <text:p>3727</text:p>
          </table:table-cell>
          <table:table-cell office:value-type="float" office:value="49781418" calcext:value-type="float">
            <text:p>49781418</text:p>
          </table:table-cell>
          <table:table-cell table:number-columns-repeated="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766" calcext:value-type="float">
            <text:p>3766</text:p>
          </table:table-cell>
          <table:table-cell office:value-type="float" office:value="50017621" calcext:value-type="float">
            <text:p>50017621</text:p>
          </table:table-cell>
          <table:table-cell table:number-columns-repeated="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805" calcext:value-type="float">
            <text:p>3805</text:p>
          </table:table-cell>
          <table:table-cell office:value-type="float" office:value="50724864" calcext:value-type="float">
            <text:p>50724864</text:p>
          </table:table-cell>
          <table:table-cell table:number-columns-repeated="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845" calcext:value-type="float">
            <text:p>3845</text:p>
          </table:table-cell>
          <table:table-cell office:value-type="float" office:value="51440298" calcext:value-type="float">
            <text:p>51440298</text:p>
          </table:table-cell>
          <table:table-cell table:number-columns-repeated="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880" calcext:value-type="float">
            <text:p>3880</text:p>
          </table:table-cell>
          <table:table-cell office:value-type="float" office:value="51672405" calcext:value-type="float">
            <text:p>51672405</text:p>
          </table:table-cell>
          <table:table-cell table:number-columns-repeated="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917" calcext:value-type="float">
            <text:p>3917</text:p>
          </table:table-cell>
          <table:table-cell office:value-type="float" office:value="52091562" calcext:value-type="float">
            <text:p>52091562</text:p>
          </table:table-cell>
          <table:table-cell table:number-columns-repeated="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52" calcext:value-type="float">
            <text:p>3952</text:p>
          </table:table-cell>
          <table:table-cell office:value-type="float" office:value="52708693" calcext:value-type="float">
            <text:p>52708693</text:p>
          </table:table-cell>
          <table:table-cell table:number-columns-repeated="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988" calcext:value-type="float">
            <text:p>3988</text:p>
          </table:table-cell>
          <table:table-cell office:value-type="float" office:value="52970837" calcext:value-type="float">
            <text:p>52970837</text:p>
          </table:table-cell>
          <table:table-cell table:number-columns-repeated="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027" calcext:value-type="float">
            <text:p>4027</text:p>
          </table:table-cell>
          <table:table-cell office:value-type="float" office:value="53354496" calcext:value-type="float">
            <text:p>53354496</text:p>
          </table:table-cell>
          <table:table-cell table:number-columns-repeated="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063" calcext:value-type="float">
            <text:p>4063</text:p>
          </table:table-cell>
          <table:table-cell office:value-type="float" office:value="53506048" calcext:value-type="float">
            <text:p>53506048</text:p>
          </table:table-cell>
          <table:table-cell table:number-columns-repeated="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122" calcext:value-type="float">
            <text:p>4122</text:p>
          </table:table-cell>
          <table:table-cell office:value-type="float" office:value="53866496" calcext:value-type="float">
            <text:p>53866496</text:p>
          </table:table-cell>
          <table:table-cell table:number-columns-repeated="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153" calcext:value-type="float">
            <text:p>4153</text:p>
          </table:table-cell>
          <table:table-cell office:value-type="float" office:value="54364160" calcext:value-type="float">
            <text:p>54364160</text:p>
          </table:table-cell>
          <table:table-cell table:number-columns-repeated="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187" calcext:value-type="float">
            <text:p>4187</text:p>
          </table:table-cell>
          <table:table-cell office:value-type="float" office:value="55007232" calcext:value-type="float">
            <text:p>55007232</text:p>
          </table:table-cell>
          <table:table-cell table:number-columns-repeated="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221" calcext:value-type="float">
            <text:p>4221</text:p>
          </table:table-cell>
          <table:table-cell office:value-type="float" office:value="55250944" calcext:value-type="float">
            <text:p>55250944</text:p>
          </table:table-cell>
          <table:table-cell table:number-columns-repeated="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253" calcext:value-type="float">
            <text:p>4253</text:p>
          </table:table-cell>
          <table:table-cell office:value-type="float" office:value="55660544" calcext:value-type="float">
            <text:p>55660544</text:p>
          </table:table-cell>
          <table:table-cell table:number-columns-repeated="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286" calcext:value-type="float">
            <text:p>4286</text:p>
          </table:table-cell>
          <table:table-cell office:value-type="float" office:value="56109056" calcext:value-type="float">
            <text:p>56109056</text:p>
          </table:table-cell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321" calcext:value-type="float">
            <text:p>4321</text:p>
          </table:table-cell>
          <table:table-cell office:value-type="float" office:value="56121344" calcext:value-type="float">
            <text:p>56121344</text:p>
          </table:table-cell>
          <table:table-cell table:number-columns-repeated="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351" calcext:value-type="float">
            <text:p>4351</text:p>
          </table:table-cell>
          <table:table-cell office:value-type="float" office:value="57079808" calcext:value-type="float">
            <text:p>57079808</text:p>
          </table:table-cell>
          <table:table-cell table:number-columns-repeated="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84" calcext:value-type="float">
            <text:p>4384</text:p>
          </table:table-cell>
          <table:table-cell office:value-type="float" office:value="56670208" calcext:value-type="float">
            <text:p>56670208</text:p>
          </table:table-cell>
          <table:table-cell table:number-columns-repeated="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416" calcext:value-type="float">
            <text:p>4416</text:p>
          </table:table-cell>
          <table:table-cell office:value-type="float" office:value="57155584" calcext:value-type="float">
            <text:p>5715558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its</text:p>
          </table:table-cell>
          <table:table-cell office:value-type="string" calcext:value-type="string">
            <text:p>Total</text:p>
          </table:table-cell>
          <table:table-cell table:number-columns-repeated="18"/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float" office:value="2810" calcext:value-type="float">
            <text:p>281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ercent Hit:</text:p>
          </table:table-cell>
          <table:table-cell table:style-name="ce1" office:value-type="string" calcext:value-type="string">
            <text:p>76.9395%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itness</text:p>
          </table:table-cell>
          <table:table-cell table:number-columns-repeated="19"/>
        </table:table-row>
        <table:table-row table:style-name="ro1">
          <table:table-cell office:value-type="float" office:value="0.998689" calcext:value-type="float">
            <text:p>0.99868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al|Predicte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ammeo|Cammeo</text:p>
          </table:table-cell>
          <table:table-cell office:value-type="string" calcext:value-type="string">
            <text:p>Cammeo|Osmancik</text:p>
          </table:table-cell>
          <table:table-cell office:value-type="string" calcext:value-type="string">
            <text:p>Osmancik|Osmancik</text:p>
          </table:table-cell>
          <table:table-cell office:value-type="string" calcext:value-type="string">
            <text:p>Osmancik|Cammeo</text:p>
          </table:table-cell>
          <table:table-cell table:number-columns-repeated="16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268" calcext:value-type="float">
            <text:p>268</text:p>
          </table:table-cell>
          <table:table-cell office:value-type="float" office:value="1307" calcext:value-type="float">
            <text:p>1307</text:p>
          </table:table-cell>
          <table:table-cell office:value-type="float" office:value="379" calcext:value-type="float">
            <text:p>37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EN#</text:p>
          </table:table-cell>
          <table:table-cell office:value-type="string" calcext:value-type="string">
            <text:p>SUB#</text:p>
          </table:table-cell>
          <table:table-cell office:value-type="string" calcext:value-type="string">
            <text:p>μFGEN</text:p>
          </table:table-cell>
          <table:table-cell office:value-type="string" calcext:value-type="string">
            <text:p>FsBestGEN</text:p>
          </table:table-cell>
          <table:table-cell office:value-type="string" calcext:value-type="string">
            <text:p>FsWorstGEN</text:p>
          </table:table-cell>
          <table:table-cell office:value-type="string" calcext:value-type="string">
            <text:p>μTreeSzGEN</text:p>
          </table:table-cell>
          <table:table-cell office:value-type="string" calcext:value-type="string">
            <text:p>μTreeDpGEN</text:p>
          </table:table-cell>
          <table:table-cell office:value-type="string" calcext:value-type="string">
            <text:p>bTreeSzGEN</text:p>
          </table:table-cell>
          <table:table-cell office:value-type="string" calcext:value-type="string">
            <text:p>bTreeDpGEN</text:p>
          </table:table-cell>
          <table:table-cell office:value-type="string" calcext:value-type="string">
            <text:p>wTreeSzGEN</text:p>
          </table:table-cell>
          <table:table-cell office:value-type="string" calcext:value-type="string">
            <text:p>wTreeDpGEN</text:p>
          </table:table-cell>
          <table:table-cell office:value-type="string" calcext:value-type="string">
            <text:p>μFRUN</text:p>
          </table:table-cell>
          <table:table-cell office:value-type="string" calcext:value-type="string">
            <text:p>FsBestRUN</text:p>
          </table:table-cell>
          <table:table-cell office:value-type="string" calcext:value-type="string">
            <text:p>FsWorstRUN</text:p>
          </table:table-cell>
          <table:table-cell office:value-type="string" calcext:value-type="string">
            <text:p>μTreeSzRUN</text:p>
          </table:table-cell>
          <table:table-cell office:value-type="string" calcext:value-type="string">
            <text:p>μTreeDpRUN</text:p>
          </table:table-cell>
          <table:table-cell office:value-type="string" calcext:value-type="string">
            <text:p>bTreeSzRUN</text:p>
          </table:table-cell>
          <table:table-cell office:value-type="string" calcext:value-type="string">
            <text:p>bTreeDpRUN</text:p>
          </table:table-cell>
          <table:table-cell office:value-type="string" calcext:value-type="string">
            <text:p>wTreeSzRUN</text:p>
          </table:table-cell>
          <table:table-cell office:value-type="string" calcext:value-type="string">
            <text:p>wTreeDpRUN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96116" calcext:value-type="float">
            <text:p>0.96116</text:p>
          </table:table-cell>
          <table:table-cell office:value-type="float" office:value="0.99844" calcext:value-type="float">
            <text:p>0.99844</text:p>
          </table:table-cell>
          <table:table-cell office:value-type="float" office:value="0" calcext:value-type="float">
            <text:p>0</text:p>
          </table:table-cell>
          <table:table-cell office:value-type="float" office:value="17.8599" calcext:value-type="float">
            <text:p>17.8599</text:p>
          </table:table-cell>
          <table:table-cell office:value-type="float" office:value="3.3796" calcext:value-type="float">
            <text:p>3.3796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0.96116" calcext:value-type="float">
            <text:p>0.96116</text:p>
          </table:table-cell>
          <table:table-cell office:value-type="float" office:value="0.99844" calcext:value-type="float">
            <text:p>0.99844</text:p>
          </table:table-cell>
          <table:table-cell office:value-type="float" office:value="0" calcext:value-type="float">
            <text:p>0</text:p>
          </table:table-cell>
          <table:table-cell office:value-type="float" office:value="17.8599" calcext:value-type="float">
            <text:p>17.8599</text:p>
          </table:table-cell>
          <table:table-cell office:value-type="float" office:value="3.3796" calcext:value-type="float">
            <text:p>3.3796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9034" calcext:value-type="float">
            <text:p>0.99034</text:p>
          </table:table-cell>
          <table:table-cell office:value-type="float" office:value="0.99851" calcext:value-type="float">
            <text:p>0.99851</text:p>
          </table:table-cell>
          <table:table-cell office:value-type="float" office:value="0" calcext:value-type="float">
            <text:p>0</text:p>
          </table:table-cell>
          <table:table-cell office:value-type="float" office:value="15.9719" calcext:value-type="float">
            <text:p>15.9719</text:p>
          </table:table-cell>
          <table:table-cell office:value-type="float" office:value="3.4406" calcext:value-type="float">
            <text:p>3.4406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.97576" calcext:value-type="float">
            <text:p>0.97576</text:p>
          </table:table-cell>
          <table:table-cell office:value-type="float" office:value="0.99851" calcext:value-type="float">
            <text:p>0.99851</text:p>
          </table:table-cell>
          <table:table-cell office:value-type="float" office:value="0" calcext:value-type="float">
            <text:p>0</text:p>
          </table:table-cell>
          <table:table-cell office:value-type="float" office:value="16.9159" calcext:value-type="float">
            <text:p>16.9159</text:p>
          </table:table-cell>
          <table:table-cell office:value-type="float" office:value="3.4102" calcext:value-type="float">
            <text:p>3.4102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9264" calcext:value-type="float">
            <text:p>0.99264</text:p>
          </table:table-cell>
          <table:table-cell office:value-type="float" office:value="0.99859" calcext:value-type="float">
            <text:p>0.99859</text:p>
          </table:table-cell>
          <table:table-cell office:value-type="float" office:value="0" calcext:value-type="float">
            <text:p>0</text:p>
          </table:table-cell>
          <table:table-cell office:value-type="float" office:value="14.9869" calcext:value-type="float">
            <text:p>14.9869</text:p>
          </table:table-cell>
          <table:table-cell office:value-type="float" office:value="3.4642" calcext:value-type="float">
            <text:p>3.4642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0.98138" calcext:value-type="float">
            <text:p>0.98138</text:p>
          </table:table-cell>
          <table:table-cell office:value-type="float" office:value="0.99859" calcext:value-type="float">
            <text:p>0.99859</text:p>
          </table:table-cell>
          <table:table-cell office:value-type="float" office:value="0" calcext:value-type="float">
            <text:p>0</text:p>
          </table:table-cell>
          <table:table-cell office:value-type="float" office:value="16.273" calcext:value-type="float">
            <text:p>16.273</text:p>
          </table:table-cell>
          <table:table-cell office:value-type="float" office:value="3.4282" calcext:value-type="float">
            <text:p>3.4282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99217" calcext:value-type="float">
            <text:p>0.99217</text:p>
          </table:table-cell>
          <table:table-cell office:value-type="float" office:value="0.99859" calcext:value-type="float">
            <text:p>0.99859</text:p>
          </table:table-cell>
          <table:table-cell office:value-type="float" office:value="0" calcext:value-type="float">
            <text:p>0</text:p>
          </table:table-cell>
          <table:table-cell office:value-type="float" office:value="14.3871" calcext:value-type="float">
            <text:p>14.3871</text:p>
          </table:table-cell>
          <table:table-cell office:value-type="float" office:value="3.5055" calcext:value-type="float">
            <text:p>3.5055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0.98407" calcext:value-type="float">
            <text:p>0.98407</text:p>
          </table:table-cell>
          <table:table-cell office:value-type="float" office:value="0.99859" calcext:value-type="float">
            <text:p>0.99859</text:p>
          </table:table-cell>
          <table:table-cell office:value-type="float" office:value="0" calcext:value-type="float">
            <text:p>0</text:p>
          </table:table-cell>
          <table:table-cell office:value-type="float" office:value="15.8016" calcext:value-type="float">
            <text:p>15.8016</text:p>
          </table:table-cell>
          <table:table-cell office:value-type="float" office:value="3.4474" calcext:value-type="float">
            <text:p>3.447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99476" calcext:value-type="float">
            <text:p>0.99476</text:p>
          </table:table-cell>
          <table:table-cell office:value-type="float" office:value="0.99859" calcext:value-type="float">
            <text:p>0.99859</text:p>
          </table:table-cell>
          <table:table-cell office:value-type="float" office:value="0.19948" calcext:value-type="float">
            <text:p>0.19948</text:p>
          </table:table-cell>
          <table:table-cell office:value-type="float" office:value="13.6066" calcext:value-type="float">
            <text:p>13.6066</text:p>
          </table:table-cell>
          <table:table-cell office:value-type="float" office:value="3.4881" calcext:value-type="float">
            <text:p>3.4881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0.9862" calcext:value-type="float">
            <text:p>0.9862</text:p>
          </table:table-cell>
          <table:table-cell office:value-type="float" office:value="0.99859" calcext:value-type="float">
            <text:p>0.99859</text:p>
          </table:table-cell>
          <table:table-cell office:value-type="float" office:value="0" calcext:value-type="float">
            <text:p>0</text:p>
          </table:table-cell>
          <table:table-cell office:value-type="float" office:value="15.3626" calcext:value-type="float">
            <text:p>15.3626</text:p>
          </table:table-cell>
          <table:table-cell office:value-type="float" office:value="3.4556" calcext:value-type="float">
            <text:p>3.4556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99366" calcext:value-type="float">
            <text:p>0.99366</text:p>
          </table:table-cell>
          <table:table-cell office:value-type="float" office:value="0.99862" calcext:value-type="float">
            <text:p>0.99862</text:p>
          </table:table-cell>
          <table:table-cell office:value-type="float" office:value="0" calcext:value-type="float">
            <text:p>0</text:p>
          </table:table-cell>
          <table:table-cell office:value-type="float" office:value="12.8126" calcext:value-type="float">
            <text:p>12.8126</text:p>
          </table:table-cell>
          <table:table-cell office:value-type="float" office:value="3.4365" calcext:value-type="float">
            <text:p>3.4365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0.98747" calcext:value-type="float">
            <text:p>0.98747</text:p>
          </table:table-cell>
          <table:table-cell office:value-type="float" office:value="0.99862" calcext:value-type="float">
            <text:p>0.99862</text:p>
          </table:table-cell>
          <table:table-cell office:value-type="float" office:value="0" calcext:value-type="float">
            <text:p>0</text:p>
          </table:table-cell>
          <table:table-cell office:value-type="float" office:value="14.9376" calcext:value-type="float">
            <text:p>14.9376</text:p>
          </table:table-cell>
          <table:table-cell office:value-type="float" office:value="3.4524" calcext:value-type="float">
            <text:p>3.4524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99464" calcext:value-type="float">
            <text:p>0.99464</text:p>
          </table:table-cell>
          <table:table-cell office:value-type="float" office:value="0.99862" calcext:value-type="float">
            <text:p>0.99862</text:p>
          </table:table-cell>
          <table:table-cell office:value-type="float" office:value="0" calcext:value-type="float">
            <text:p>0</text:p>
          </table:table-cell>
          <table:table-cell office:value-type="float" office:value="12.223" calcext:value-type="float">
            <text:p>12.223</text:p>
          </table:table-cell>
          <table:table-cell office:value-type="float" office:value="3.3989" calcext:value-type="float">
            <text:p>3.3989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0.98849" calcext:value-type="float">
            <text:p>0.98849</text:p>
          </table:table-cell>
          <table:table-cell office:value-type="float" office:value="0.99862" calcext:value-type="float">
            <text:p>0.99862</text:p>
          </table:table-cell>
          <table:table-cell office:value-type="float" office:value="0" calcext:value-type="float">
            <text:p>0</text:p>
          </table:table-cell>
          <table:table-cell office:value-type="float" office:value="14.5498" calcext:value-type="float">
            <text:p>14.5498</text:p>
          </table:table-cell>
          <table:table-cell office:value-type="float" office:value="3.4446" calcext:value-type="float">
            <text:p>3.4446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99362" calcext:value-type="float">
            <text:p>0.99362</text:p>
          </table:table-cell>
          <table:table-cell office:value-type="float" office:value="0.99863" calcext:value-type="float">
            <text:p>0.99863</text:p>
          </table:table-cell>
          <table:table-cell office:value-type="float" office:value="0" calcext:value-type="float">
            <text:p>0</text:p>
          </table:table-cell>
          <table:table-cell office:value-type="float" office:value="11.4672" calcext:value-type="float">
            <text:p>11.4672</text:p>
          </table:table-cell>
          <table:table-cell office:value-type="float" office:value="3.3205" calcext:value-type="float">
            <text:p>3.320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0.98911" calcext:value-type="float">
            <text:p>0.98911</text:p>
          </table:table-cell>
          <table:table-cell office:value-type="float" office:value="0.99863" calcext:value-type="float">
            <text:p>0.99863</text:p>
          </table:table-cell>
          <table:table-cell office:value-type="float" office:value="0" calcext:value-type="float">
            <text:p>0</text:p>
          </table:table-cell>
          <table:table-cell office:value-type="float" office:value="14.1643" calcext:value-type="float">
            <text:p>14.1643</text:p>
          </table:table-cell>
          <table:table-cell office:value-type="float" office:value="3.4293" calcext:value-type="float">
            <text:p>3.4293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99575" calcext:value-type="float">
            <text:p>0.99575</text:p>
          </table:table-cell>
          <table:table-cell office:value-type="float" office:value="0.99867" calcext:value-type="float">
            <text:p>0.99867</text:p>
          </table:table-cell>
          <table:table-cell office:value-type="float" office:value="0.19266" calcext:value-type="float">
            <text:p>0.19266</text:p>
          </table:table-cell>
          <table:table-cell office:value-type="float" office:value="10.7703" calcext:value-type="float">
            <text:p>10.7703</text:p>
          </table:table-cell>
          <table:table-cell office:value-type="float" office:value="3.2378" calcext:value-type="float">
            <text:p>3.237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0.98986" calcext:value-type="float">
            <text:p>0.98986</text:p>
          </table:table-cell>
          <table:table-cell office:value-type="float" office:value="0.99867" calcext:value-type="float">
            <text:p>0.99867</text:p>
          </table:table-cell>
          <table:table-cell office:value-type="float" office:value="0" calcext:value-type="float">
            <text:p>0</text:p>
          </table:table-cell>
          <table:table-cell office:value-type="float" office:value="13.7872" calcext:value-type="float">
            <text:p>13.7872</text:p>
          </table:table-cell>
          <table:table-cell office:value-type="float" office:value="3.4077" calcext:value-type="float">
            <text:p>3.4077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99442" calcext:value-type="float">
            <text:p>0.99442</text:p>
          </table:table-cell>
          <table:table-cell office:value-type="float" office:value="0.99868" calcext:value-type="float">
            <text:p>0.99868</text:p>
          </table:table-cell>
          <table:table-cell office:value-type="float" office:value="0" calcext:value-type="float">
            <text:p>0</text:p>
          </table:table-cell>
          <table:table-cell office:value-type="float" office:value="10.2952" calcext:value-type="float">
            <text:p>10.2952</text:p>
          </table:table-cell>
          <table:table-cell office:value-type="float" office:value="3.1754" calcext:value-type="float">
            <text:p>3.1754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0.99032" calcext:value-type="float">
            <text:p>0.99032</text:p>
          </table:table-cell>
          <table:table-cell office:value-type="float" office:value="0.99868" calcext:value-type="float">
            <text:p>0.99868</text:p>
          </table:table-cell>
          <table:table-cell office:value-type="float" office:value="0" calcext:value-type="float">
            <text:p>0</text:p>
          </table:table-cell>
          <table:table-cell office:value-type="float" office:value="13.4381" calcext:value-type="float">
            <text:p>13.4381</text:p>
          </table:table-cell>
          <table:table-cell office:value-type="float" office:value="3.3848" calcext:value-type="float">
            <text:p>3.3848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69697" calcext:value-type="float">
            <text:p>0.69697</text:p>
          </table:table-cell>
          <table:table-cell office:value-type="float" office:value="0.69913" calcext:value-type="float">
            <text:p>0.69913</text:p>
          </table:table-cell>
          <table:table-cell office:value-type="float" office:value="0.19949" calcext:value-type="float">
            <text:p>0.19949</text:p>
          </table:table-cell>
          <table:table-cell office:value-type="float" office:value="6.8026" calcext:value-type="float">
            <text:p>6.8026</text:p>
          </table:table-cell>
          <table:table-cell office:value-type="float" office:value="2.1534" calcext:value-type="float">
            <text:p>2.1534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69364" calcext:value-type="float">
            <text:p>0.69364</text:p>
          </table:table-cell>
          <table:table-cell office:value-type="float" office:value="0.69913" calcext:value-type="float">
            <text:p>0.69913</text:p>
          </table:table-cell>
          <table:table-cell office:value-type="float" office:value="0" calcext:value-type="float">
            <text:p>0</text:p>
          </table:table-cell>
          <table:table-cell office:value-type="float" office:value="9.1276" calcext:value-type="float">
            <text:p>9.1276</text:p>
          </table:table-cell>
          <table:table-cell office:value-type="float" office:value="2.347" calcext:value-type="float">
            <text:p>2.347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69707" calcext:value-type="float">
            <text:p>0.69707</text:p>
          </table:table-cell>
          <table:table-cell office:value-type="float" office:value="0.69913" calcext:value-type="float">
            <text:p>0.69913</text:p>
          </table:table-cell>
          <table:table-cell office:value-type="float" office:value="0" calcext:value-type="float">
            <text:p>0</text:p>
          </table:table-cell>
          <table:table-cell office:value-type="float" office:value="6.4652" calcext:value-type="float">
            <text:p>6.4652</text:p>
          </table:table-cell>
          <table:table-cell office:value-type="float" office:value="2.059" calcext:value-type="float">
            <text:p>2.05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0.69393" calcext:value-type="float">
            <text:p>0.69393</text:p>
          </table:table-cell>
          <table:table-cell office:value-type="float" office:value="0.69913" calcext:value-type="float">
            <text:p>0.69913</text:p>
          </table:table-cell>
          <table:table-cell office:value-type="float" office:value="0" calcext:value-type="float">
            <text:p>0</text:p>
          </table:table-cell>
          <table:table-cell office:value-type="float" office:value="8.9057" calcext:value-type="float">
            <text:p>8.9057</text:p>
          </table:table-cell>
          <table:table-cell office:value-type="float" office:value="2.323" calcext:value-type="float">
            <text:p>2.32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69761" calcext:value-type="float">
            <text:p>0.69761</text:p>
          </table:table-cell>
          <table:table-cell office:value-type="float" office:value="0.69914" calcext:value-type="float">
            <text:p>0.69914</text:p>
          </table:table-cell>
          <table:table-cell office:value-type="float" office:value="0.19952" calcext:value-type="float">
            <text:p>0.19952</text:p>
          </table:table-cell>
          <table:table-cell office:value-type="float" office:value="6.2231" calcext:value-type="float">
            <text:p>6.2231</text:p>
          </table:table-cell>
          <table:table-cell office:value-type="float" office:value="2.0109" calcext:value-type="float">
            <text:p>2.010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69422" calcext:value-type="float">
            <text:p>0.69422</text:p>
          </table:table-cell>
          <table:table-cell office:value-type="float" office:value="0.69914" calcext:value-type="float">
            <text:p>0.69914</text:p>
          </table:table-cell>
          <table:table-cell office:value-type="float" office:value="0" calcext:value-type="float">
            <text:p>0</text:p>
          </table:table-cell>
          <table:table-cell office:value-type="float" office:value="8.6994" calcext:value-type="float">
            <text:p>8.6994</text:p>
          </table:table-cell>
          <table:table-cell office:value-type="float" office:value="2.2989" calcext:value-type="float">
            <text:p>2.298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69774" calcext:value-type="float">
            <text:p>0.69774</text:p>
          </table:table-cell>
          <table:table-cell office:value-type="float" office:value="0.69914" calcext:value-type="float">
            <text:p>0.69914</text:p>
          </table:table-cell>
          <table:table-cell office:value-type="float" office:value="0.19927" calcext:value-type="float">
            <text:p>0.19927</text:p>
          </table:table-cell>
          <table:table-cell office:value-type="float" office:value="6.0402" calcext:value-type="float">
            <text:p>6.0402</text:p>
          </table:table-cell>
          <table:table-cell office:value-type="float" office:value="1.9625" calcext:value-type="float">
            <text:p>1.962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0.69447" calcext:value-type="float">
            <text:p>0.69447</text:p>
          </table:table-cell>
          <table:table-cell office:value-type="float" office:value="0.69914" calcext:value-type="float">
            <text:p>0.69914</text:p>
          </table:table-cell>
          <table:table-cell office:value-type="float" office:value="0" calcext:value-type="float">
            <text:p>0</text:p>
          </table:table-cell>
          <table:table-cell office:value-type="float" office:value="8.5094" calcext:value-type="float">
            <text:p>8.5094</text:p>
          </table:table-cell>
          <table:table-cell office:value-type="float" office:value="2.275" calcext:value-type="float">
            <text:p>2.27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69762" calcext:value-type="float">
            <text:p>0.69762</text:p>
          </table:table-cell>
          <table:table-cell office:value-type="float" office:value="0.69914" calcext:value-type="float">
            <text:p>0.69914</text:p>
          </table:table-cell>
          <table:table-cell office:value-type="float" office:value="0.1996" calcext:value-type="float">
            <text:p>0.1996</text:p>
          </table:table-cell>
          <table:table-cell office:value-type="float" office:value="6.1201" calcext:value-type="float">
            <text:p>6.1201</text:p>
          </table:table-cell>
          <table:table-cell office:value-type="float" office:value="1.9788" calcext:value-type="float">
            <text:p>1.978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69468" calcext:value-type="float">
            <text:p>0.69468</text:p>
          </table:table-cell>
          <table:table-cell office:value-type="float" office:value="0.69914" calcext:value-type="float">
            <text:p>0.69914</text:p>
          </table:table-cell>
          <table:table-cell office:value-type="float" office:value="0" calcext:value-type="float">
            <text:p>0</text:p>
          </table:table-cell>
          <table:table-cell office:value-type="float" office:value="8.3501" calcext:value-type="float">
            <text:p>8.3501</text:p>
          </table:table-cell>
          <table:table-cell office:value-type="float" office:value="2.2552" calcext:value-type="float">
            <text:p>2.255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69822" calcext:value-type="float">
            <text:p>0.69822</text:p>
          </table:table-cell>
          <table:table-cell office:value-type="float" office:value="0.69914" calcext:value-type="float">
            <text:p>0.69914</text:p>
          </table:table-cell>
          <table:table-cell office:value-type="float" office:value="0.59834" calcext:value-type="float">
            <text:p>0.59834</text:p>
          </table:table-cell>
          <table:table-cell office:value-type="float" office:value="5.9654" calcext:value-type="float">
            <text:p>5.9654</text:p>
          </table:table-cell>
          <table:table-cell office:value-type="float" office:value="1.9317" calcext:value-type="float">
            <text:p>1.9317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.6949" calcext:value-type="float">
            <text:p>0.6949</text:p>
          </table:table-cell>
          <table:table-cell office:value-type="float" office:value="0.69914" calcext:value-type="float">
            <text:p>0.69914</text:p>
          </table:table-cell>
          <table:table-cell office:value-type="float" office:value="0" calcext:value-type="float">
            <text:p>0</text:p>
          </table:table-cell>
          <table:table-cell office:value-type="float" office:value="8.2012" calcext:value-type="float">
            <text:p>8.2012</text:p>
          </table:table-cell>
          <table:table-cell office:value-type="float" office:value="2.2351" calcext:value-type="float">
            <text:p>2.235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69737" calcext:value-type="float">
            <text:p>0.69737</text:p>
          </table:table-cell>
          <table:table-cell office:value-type="float" office:value="0.69914" calcext:value-type="float">
            <text:p>0.69914</text:p>
          </table:table-cell>
          <table:table-cell office:value-type="float" office:value="0.09978" calcext:value-type="float">
            <text:p>0.09978</text:p>
          </table:table-cell>
          <table:table-cell office:value-type="float" office:value="5.729" calcext:value-type="float">
            <text:p>5.729</text:p>
          </table:table-cell>
          <table:table-cell office:value-type="float" office:value="1.8959" calcext:value-type="float">
            <text:p>1.895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69504" calcext:value-type="float">
            <text:p>0.69504</text:p>
          </table:table-cell>
          <table:table-cell office:value-type="float" office:value="0.69914" calcext:value-type="float">
            <text:p>0.69914</text:p>
          </table:table-cell>
          <table:table-cell office:value-type="float" office:value="0" calcext:value-type="float">
            <text:p>0</text:p>
          </table:table-cell>
          <table:table-cell office:value-type="float" office:value="8.0558" calcext:value-type="float">
            <text:p>8.0558</text:p>
          </table:table-cell>
          <table:table-cell office:value-type="float" office:value="2.2151" calcext:value-type="float">
            <text:p>2.215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69822" calcext:value-type="float">
            <text:p>0.69822</text:p>
          </table:table-cell>
          <table:table-cell office:value-type="float" office:value="0.69914" calcext:value-type="float">
            <text:p>0.69914</text:p>
          </table:table-cell>
          <table:table-cell office:value-type="float" office:value="0.39909" calcext:value-type="float">
            <text:p>0.39909</text:p>
          </table:table-cell>
          <table:table-cell office:value-type="float" office:value="5.4901" calcext:value-type="float">
            <text:p>5.4901</text:p>
          </table:table-cell>
          <table:table-cell office:value-type="float" office:value="1.8475" calcext:value-type="float">
            <text:p>1.8475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.69522" calcext:value-type="float">
            <text:p>0.69522</text:p>
          </table:table-cell>
          <table:table-cell office:value-type="float" office:value="0.69914" calcext:value-type="float">
            <text:p>0.69914</text:p>
          </table:table-cell>
          <table:table-cell office:value-type="float" office:value="0" calcext:value-type="float">
            <text:p>0</text:p>
          </table:table-cell>
          <table:table-cell office:value-type="float" office:value="7.9131" calcext:value-type="float">
            <text:p>7.9131</text:p>
          </table:table-cell>
          <table:table-cell office:value-type="float" office:value="2.1948" calcext:value-type="float">
            <text:p>2.194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69799" calcext:value-type="float">
            <text:p>0.69799</text:p>
          </table:table-cell>
          <table:table-cell office:value-type="float" office:value="0.69914" calcext:value-type="float">
            <text:p>0.69914</text:p>
          </table:table-cell>
          <table:table-cell office:value-type="float" office:value="0.19923" calcext:value-type="float">
            <text:p>0.19923</text:p>
          </table:table-cell>
          <table:table-cell office:value-type="float" office:value="5.4889" calcext:value-type="float">
            <text:p>5.4889</text:p>
          </table:table-cell>
          <table:table-cell office:value-type="float" office:value="1.8407" calcext:value-type="float">
            <text:p>1.8407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69536" calcext:value-type="float">
            <text:p>0.69536</text:p>
          </table:table-cell>
          <table:table-cell office:value-type="float" office:value="0.69914" calcext:value-type="float">
            <text:p>0.69914</text:p>
          </table:table-cell>
          <table:table-cell office:value-type="float" office:value="0" calcext:value-type="float">
            <text:p>0</text:p>
          </table:table-cell>
          <table:table-cell office:value-type="float" office:value="7.7855" calcext:value-type="float">
            <text:p>7.7855</text:p>
          </table:table-cell>
          <table:table-cell office:value-type="float" office:value="2.1759" calcext:value-type="float">
            <text:p>2.175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69786" calcext:value-type="float">
            <text:p>0.69786</text:p>
          </table:table-cell>
          <table:table-cell office:value-type="float" office:value="0.69914" calcext:value-type="float">
            <text:p>0.69914</text:p>
          </table:table-cell>
          <table:table-cell office:value-type="float" office:value="0.39893" calcext:value-type="float">
            <text:p>0.39893</text:p>
          </table:table-cell>
          <table:table-cell office:value-type="float" office:value="5.3245" calcext:value-type="float">
            <text:p>5.3245</text:p>
          </table:table-cell>
          <table:table-cell office:value-type="float" office:value="1.8117" calcext:value-type="float">
            <text:p>1.8117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69548" calcext:value-type="float">
            <text:p>0.69548</text:p>
          </table:table-cell>
          <table:table-cell office:value-type="float" office:value="0.69914" calcext:value-type="float">
            <text:p>0.69914</text:p>
          </table:table-cell>
          <table:table-cell office:value-type="float" office:value="0" calcext:value-type="float">
            <text:p>0</text:p>
          </table:table-cell>
          <table:table-cell office:value-type="float" office:value="7.6624" calcext:value-type="float">
            <text:p>7.6624</text:p>
          </table:table-cell>
          <table:table-cell office:value-type="float" office:value="2.158" calcext:value-type="float">
            <text:p>2.15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49864" calcext:value-type="float">
            <text:p>0.49864</text:p>
          </table:table-cell>
          <table:table-cell office:value-type="float" office:value="0.49941" calcext:value-type="float">
            <text:p>0.49941</text:p>
          </table:table-cell>
          <table:table-cell office:value-type="float" office:value="0.29935" calcext:value-type="float">
            <text:p>0.29935</text:p>
          </table:table-cell>
          <table:table-cell office:value-type="float" office:value="3.4481" calcext:value-type="float">
            <text:p>3.4481</text:p>
          </table:table-cell>
          <table:table-cell office:value-type="float" office:value="1.2022" calcext:value-type="float">
            <text:p>1.202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49699" calcext:value-type="float">
            <text:p>0.49699</text:p>
          </table:table-cell>
          <table:table-cell office:value-type="float" office:value="0.49941" calcext:value-type="float">
            <text:p>0.49941</text:p>
          </table:table-cell>
          <table:table-cell office:value-type="float" office:value="0" calcext:value-type="float">
            <text:p>0</text:p>
          </table:table-cell>
          <table:table-cell office:value-type="float" office:value="5.1941" calcext:value-type="float">
            <text:p>5.1941</text:p>
          </table:table-cell>
          <table:table-cell office:value-type="float" office:value="1.4949" calcext:value-type="float">
            <text:p>1.494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49864" calcext:value-type="float">
            <text:p>0.49864</text:p>
          </table:table-cell>
          <table:table-cell office:value-type="float" office:value="0.49941" calcext:value-type="float">
            <text:p>0.49941</text:p>
          </table:table-cell>
          <table:table-cell office:value-type="float" office:value="0.29935" calcext:value-type="float">
            <text:p>0.29935</text:p>
          </table:table-cell>
          <table:table-cell office:value-type="float" office:value="3.3441" calcext:value-type="float">
            <text:p>3.3441</text:p>
          </table:table-cell>
          <table:table-cell office:value-type="float" office:value="1.1836" calcext:value-type="float">
            <text:p>1.183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49707" calcext:value-type="float">
            <text:p>0.49707</text:p>
          </table:table-cell>
          <table:table-cell office:value-type="float" office:value="0.49941" calcext:value-type="float">
            <text:p>0.49941</text:p>
          </table:table-cell>
          <table:table-cell office:value-type="float" office:value="0" calcext:value-type="float">
            <text:p>0</text:p>
          </table:table-cell>
          <table:table-cell office:value-type="float" office:value="5.11" calcext:value-type="float">
            <text:p>5.11</text:p>
          </table:table-cell>
          <table:table-cell office:value-type="float" office:value="1.4809" calcext:value-type="float">
            <text:p>1.480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49876" calcext:value-type="float">
            <text:p>0.49876</text:p>
          </table:table-cell>
          <table:table-cell office:value-type="float" office:value="0.49941" calcext:value-type="float">
            <text:p>0.49941</text:p>
          </table:table-cell>
          <table:table-cell office:value-type="float" office:value="0.29935" calcext:value-type="float">
            <text:p>0.29935</text:p>
          </table:table-cell>
          <table:table-cell office:value-type="float" office:value="3.1804" calcext:value-type="float">
            <text:p>3.1804</text:p>
          </table:table-cell>
          <table:table-cell office:value-type="float" office:value="1.1387" calcext:value-type="float">
            <text:p>1.138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49714" calcext:value-type="float">
            <text:p>0.49714</text:p>
          </table:table-cell>
          <table:table-cell office:value-type="float" office:value="0.49941" calcext:value-type="float">
            <text:p>0.49941</text:p>
          </table:table-cell>
          <table:table-cell office:value-type="float" office:value="0" calcext:value-type="float">
            <text:p>0</text:p>
          </table:table-cell>
          <table:table-cell office:value-type="float" office:value="5.0261" calcext:value-type="float">
            <text:p>5.0261</text:p>
          </table:table-cell>
          <table:table-cell office:value-type="float" office:value="1.4661" calcext:value-type="float">
            <text:p>1.466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49815" calcext:value-type="float">
            <text:p>0.49815</text:p>
          </table:table-cell>
          <table:table-cell office:value-type="float" office:value="0.49941" calcext:value-type="float">
            <text:p>0.49941</text:p>
          </table:table-cell>
          <table:table-cell office:value-type="float" office:value="0.09978" calcext:value-type="float">
            <text:p>0.09978</text:p>
          </table:table-cell>
          <table:table-cell office:value-type="float" office:value="3.1966" calcext:value-type="float">
            <text:p>3.1966</text:p>
          </table:table-cell>
          <table:table-cell office:value-type="float" office:value="1.1704" calcext:value-type="float">
            <text:p>1.170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49718" calcext:value-type="float">
            <text:p>0.49718</text:p>
          </table:table-cell>
          <table:table-cell office:value-type="float" office:value="0.49941" calcext:value-type="float">
            <text:p>0.49941</text:p>
          </table:table-cell>
          <table:table-cell office:value-type="float" office:value="0" calcext:value-type="float">
            <text:p>0</text:p>
          </table:table-cell>
          <table:table-cell office:value-type="float" office:value="4.9498" calcext:value-type="float">
            <text:p>4.9498</text:p>
          </table:table-cell>
          <table:table-cell office:value-type="float" office:value="1.4536" calcext:value-type="float">
            <text:p>1.453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49901" calcext:value-type="float">
            <text:p>0.49901</text:p>
          </table:table-cell>
          <table:table-cell office:value-type="float" office:value="0.49941" calcext:value-type="float">
            <text:p>0.49941</text:p>
          </table:table-cell>
          <table:table-cell office:value-type="float" office:value="0.49867" calcext:value-type="float">
            <text:p>0.49867</text:p>
          </table:table-cell>
          <table:table-cell office:value-type="float" office:value="3.1294" calcext:value-type="float">
            <text:p>3.1294</text:p>
          </table:table-cell>
          <table:table-cell office:value-type="float" office:value="1.1398" calcext:value-type="float">
            <text:p>1.139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9725" calcext:value-type="float">
            <text:p>0.49725</text:p>
          </table:table-cell>
          <table:table-cell office:value-type="float" office:value="0.49941" calcext:value-type="float">
            <text:p>0.49941</text:p>
          </table:table-cell>
          <table:table-cell office:value-type="float" office:value="0" calcext:value-type="float">
            <text:p>0</text:p>
          </table:table-cell>
          <table:table-cell office:value-type="float" office:value="4.877" calcext:value-type="float">
            <text:p>4.877</text:p>
          </table:table-cell>
          <table:table-cell office:value-type="float" office:value="1.4411" calcext:value-type="float">
            <text:p>1.44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49901" calcext:value-type="float">
            <text:p>0.49901</text:p>
          </table:table-cell>
          <table:table-cell office:value-type="float" office:value="0.49941" calcext:value-type="float">
            <text:p>0.49941</text:p>
          </table:table-cell>
          <table:table-cell office:value-type="float" office:value="0.49867" calcext:value-type="float">
            <text:p>0.49867</text:p>
          </table:table-cell>
          <table:table-cell office:value-type="float" office:value="3.0819" calcext:value-type="float">
            <text:p>3.0819</text:p>
          </table:table-cell>
          <table:table-cell office:value-type="float" office:value="1.1331" calcext:value-type="float">
            <text:p>1.133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9733" calcext:value-type="float">
            <text:p>0.49733</text:p>
          </table:table-cell>
          <table:table-cell office:value-type="float" office:value="0.49941" calcext:value-type="float">
            <text:p>0.49941</text:p>
          </table:table-cell>
          <table:table-cell office:value-type="float" office:value="0" calcext:value-type="float">
            <text:p>0</text:p>
          </table:table-cell>
          <table:table-cell office:value-type="float" office:value="4.8081" calcext:value-type="float">
            <text:p>4.8081</text:p>
          </table:table-cell>
          <table:table-cell office:value-type="float" office:value="1.4292" calcext:value-type="float">
            <text:p>1.429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4984" calcext:value-type="float">
            <text:p>0.4984</text:p>
          </table:table-cell>
          <table:table-cell office:value-type="float" office:value="0.49941" calcext:value-type="float">
            <text:p>0.49941</text:p>
          </table:table-cell>
          <table:table-cell office:value-type="float" office:value="0.09977" calcext:value-type="float">
            <text:p>0.09977</text:p>
          </table:table-cell>
          <table:table-cell office:value-type="float" office:value="2.9433" calcext:value-type="float">
            <text:p>2.9433</text:p>
          </table:table-cell>
          <table:table-cell office:value-type="float" office:value="1.0984" calcext:value-type="float">
            <text:p>1.098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49736" calcext:value-type="float">
            <text:p>0.49736</text:p>
          </table:table-cell>
          <table:table-cell office:value-type="float" office:value="0.49941" calcext:value-type="float">
            <text:p>0.49941</text:p>
          </table:table-cell>
          <table:table-cell office:value-type="float" office:value="0" calcext:value-type="float">
            <text:p>0</text:p>
          </table:table-cell>
          <table:table-cell office:value-type="float" office:value="4.7389" calcext:value-type="float">
            <text:p>4.7389</text:p>
          </table:table-cell>
          <table:table-cell office:value-type="float" office:value="1.417" calcext:value-type="float">
            <text:p>1.41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49901" calcext:value-type="float">
            <text:p>0.49901</text:p>
          </table:table-cell>
          <table:table-cell office:value-type="float" office:value="0.49941" calcext:value-type="float">
            <text:p>0.49941</text:p>
          </table:table-cell>
          <table:table-cell office:value-type="float" office:value="0.49855" calcext:value-type="float">
            <text:p>0.49855</text:p>
          </table:table-cell>
          <table:table-cell office:value-type="float" office:value="2.8764" calcext:value-type="float">
            <text:p>2.8764</text:p>
          </table:table-cell>
          <table:table-cell office:value-type="float" office:value="1.0726" calcext:value-type="float">
            <text:p>1.072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49743" calcext:value-type="float">
            <text:p>0.49743</text:p>
          </table:table-cell>
          <table:table-cell office:value-type="float" office:value="0.49941" calcext:value-type="float">
            <text:p>0.49941</text:p>
          </table:table-cell>
          <table:table-cell office:value-type="float" office:value="0" calcext:value-type="float">
            <text:p>0</text:p>
          </table:table-cell>
          <table:table-cell office:value-type="float" office:value="4.6725" calcext:value-type="float">
            <text:p>4.6725</text:p>
          </table:table-cell>
          <table:table-cell office:value-type="float" office:value="1.4047" calcext:value-type="float">
            <text:p>1.404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49876" calcext:value-type="float">
            <text:p>0.49876</text:p>
          </table:table-cell>
          <table:table-cell office:value-type="float" office:value="0.49941" calcext:value-type="float">
            <text:p>0.49941</text:p>
          </table:table-cell>
          <table:table-cell office:value-type="float" office:value="0.39908" calcext:value-type="float">
            <text:p>0.39908</text:p>
          </table:table-cell>
          <table:table-cell office:value-type="float" office:value="2.7844" calcext:value-type="float">
            <text:p>2.7844</text:p>
          </table:table-cell>
          <table:table-cell office:value-type="float" office:value="1.038" calcext:value-type="float">
            <text:p>1.03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49746" calcext:value-type="float">
            <text:p>0.49746</text:p>
          </table:table-cell>
          <table:table-cell office:value-type="float" office:value="0.49941" calcext:value-type="float">
            <text:p>0.49941</text:p>
          </table:table-cell>
          <table:table-cell office:value-type="float" office:value="0" calcext:value-type="float">
            <text:p>0</text:p>
          </table:table-cell>
          <table:table-cell office:value-type="float" office:value="4.6073" calcext:value-type="float">
            <text:p>4.6073</text:p>
          </table:table-cell>
          <table:table-cell office:value-type="float" office:value="1.3921" calcext:value-type="float">
            <text:p>1.392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49864" calcext:value-type="float">
            <text:p>0.49864</text:p>
          </table:table-cell>
          <table:table-cell office:value-type="float" office:value="0.49941" calcext:value-type="float">
            <text:p>0.49941</text:p>
          </table:table-cell>
          <table:table-cell office:value-type="float" office:value="0.29935" calcext:value-type="float">
            <text:p>0.29935</text:p>
          </table:table-cell>
          <table:table-cell office:value-type="float" office:value="2.7898" calcext:value-type="float">
            <text:p>2.7898</text:p>
          </table:table-cell>
          <table:table-cell office:value-type="float" office:value="1.037" calcext:value-type="float">
            <text:p>1.03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9751" calcext:value-type="float">
            <text:p>0.49751</text:p>
          </table:table-cell>
          <table:table-cell office:value-type="float" office:value="0.49941" calcext:value-type="float">
            <text:p>0.49941</text:p>
          </table:table-cell>
          <table:table-cell office:value-type="float" office:value="0" calcext:value-type="float">
            <text:p>0</text:p>
          </table:table-cell>
          <table:table-cell office:value-type="float" office:value="4.5468" calcext:value-type="float">
            <text:p>4.5468</text:p>
          </table:table-cell>
          <table:table-cell office:value-type="float" office:value="1.3802" calcext:value-type="float">
            <text:p>1.38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29917" calcext:value-type="float">
            <text:p>0.29917</text:p>
          </table:table-cell>
          <table:table-cell office:value-type="float" office:value="0.29967" calcext:value-type="float">
            <text:p>0.29967</text:p>
          </table:table-cell>
          <table:table-cell office:value-type="float" office:value="0.09979" calcext:value-type="float">
            <text:p>0.09979</text:p>
          </table:table-cell>
          <table:table-cell office:value-type="float" office:value="1.828" calcext:value-type="float">
            <text:p>1.828</text:p>
          </table:table-cell>
          <table:table-cell office:value-type="float" office:value="0.6512" calcext:value-type="float">
            <text:p>0.65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9842" calcext:value-type="float">
            <text:p>0.29842</text:p>
          </table:table-cell>
          <table:table-cell office:value-type="float" office:value="0.29967" calcext:value-type="float">
            <text:p>0.29967</text:p>
          </table:table-cell>
          <table:table-cell office:value-type="float" office:value="0" calcext:value-type="float">
            <text:p>0</text:p>
          </table:table-cell>
          <table:table-cell office:value-type="float" office:value="2.8333" calcext:value-type="float">
            <text:p>2.8333</text:p>
          </table:table-cell>
          <table:table-cell office:value-type="float" office:value="0.833" calcext:value-type="float">
            <text:p>0.83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29917" calcext:value-type="float">
            <text:p>0.29917</text:p>
          </table:table-cell>
          <table:table-cell office:value-type="float" office:value="0.29967" calcext:value-type="float">
            <text:p>0.29967</text:p>
          </table:table-cell>
          <table:table-cell office:value-type="float" office:value="0.09977" calcext:value-type="float">
            <text:p>0.09977</text:p>
          </table:table-cell>
          <table:table-cell office:value-type="float" office:value="1.8194" calcext:value-type="float">
            <text:p>1.8194</text:p>
          </table:table-cell>
          <table:table-cell office:value-type="float" office:value="0.6463" calcext:value-type="float">
            <text:p>0.646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9843" calcext:value-type="float">
            <text:p>0.29843</text:p>
          </table:table-cell>
          <table:table-cell office:value-type="float" office:value="0.29967" calcext:value-type="float">
            <text:p>0.29967</text:p>
          </table:table-cell>
          <table:table-cell office:value-type="float" office:value="0" calcext:value-type="float">
            <text:p>0</text:p>
          </table:table-cell>
          <table:table-cell office:value-type="float" office:value="2.8016" calcext:value-type="float">
            <text:p>2.8016</text:p>
          </table:table-cell>
          <table:table-cell office:value-type="float" office:value="0.8273" calcext:value-type="float">
            <text:p>0.827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29941" calcext:value-type="float">
            <text:p>0.29941</text:p>
          </table:table-cell>
          <table:table-cell office:value-type="float" office:value="0.29967" calcext:value-type="float">
            <text:p>0.29967</text:p>
          </table:table-cell>
          <table:table-cell office:value-type="float" office:value="0.29934" calcext:value-type="float">
            <text:p>0.29934</text:p>
          </table:table-cell>
          <table:table-cell office:value-type="float" office:value="1.8127" calcext:value-type="float">
            <text:p>1.8127</text:p>
          </table:table-cell>
          <table:table-cell office:value-type="float" office:value="0.6415" calcext:value-type="float">
            <text:p>0.64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29846" calcext:value-type="float">
            <text:p>0.29846</text:p>
          </table:table-cell>
          <table:table-cell office:value-type="float" office:value="0.29967" calcext:value-type="float">
            <text:p>0.29967</text:p>
          </table:table-cell>
          <table:table-cell office:value-type="float" office:value="0" calcext:value-type="float">
            <text:p>0</text:p>
          </table:table-cell>
          <table:table-cell office:value-type="float" office:value="2.7716" calcext:value-type="float">
            <text:p>2.7716</text:p>
          </table:table-cell>
          <table:table-cell office:value-type="float" office:value="0.8216" calcext:value-type="float">
            <text:p>0.82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0.29941" calcext:value-type="float">
            <text:p>0.29941</text:p>
          </table:table-cell>
          <table:table-cell office:value-type="float" office:value="0.29967" calcext:value-type="float">
            <text:p>0.29967</text:p>
          </table:table-cell>
          <table:table-cell office:value-type="float" office:value="0.29932" calcext:value-type="float">
            <text:p>0.29932</text:p>
          </table:table-cell>
          <table:table-cell office:value-type="float" office:value="1.8437" calcext:value-type="float">
            <text:p>1.8437</text:p>
          </table:table-cell>
          <table:table-cell office:value-type="float" office:value="0.651" calcext:value-type="float">
            <text:p>0.65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29849" calcext:value-type="float">
            <text:p>0.29849</text:p>
          </table:table-cell>
          <table:table-cell office:value-type="float" office:value="0.29967" calcext:value-type="float">
            <text:p>0.29967</text:p>
          </table:table-cell>
          <table:table-cell office:value-type="float" office:value="0" calcext:value-type="float">
            <text:p>0</text:p>
          </table:table-cell>
          <table:table-cell office:value-type="float" office:value="2.7443" calcext:value-type="float">
            <text:p>2.7443</text:p>
          </table:table-cell>
          <table:table-cell office:value-type="float" office:value="0.8166" calcext:value-type="float">
            <text:p>0.816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0.29929" calcext:value-type="float">
            <text:p>0.29929</text:p>
          </table:table-cell>
          <table:table-cell office:value-type="float" office:value="0.29967" calcext:value-type="float">
            <text:p>0.29967</text:p>
          </table:table-cell>
          <table:table-cell office:value-type="float" office:value="0.19955" calcext:value-type="float">
            <text:p>0.19955</text:p>
          </table:table-cell>
          <table:table-cell office:value-type="float" office:value="1.7506" calcext:value-type="float">
            <text:p>1.7506</text:p>
          </table:table-cell>
          <table:table-cell office:value-type="float" office:value="0.6325" calcext:value-type="float">
            <text:p>0.632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9851" calcext:value-type="float">
            <text:p>0.29851</text:p>
          </table:table-cell>
          <table:table-cell office:value-type="float" office:value="0.29967" calcext:value-type="float">
            <text:p>0.29967</text:p>
          </table:table-cell>
          <table:table-cell office:value-type="float" office:value="0" calcext:value-type="float">
            <text:p>0</text:p>
          </table:table-cell>
          <table:table-cell office:value-type="float" office:value="2.716" calcext:value-type="float">
            <text:p>2.716</text:p>
          </table:table-cell>
          <table:table-cell office:value-type="float" office:value="0.8114" calcext:value-type="float">
            <text:p>0.811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0.29892" calcext:value-type="float">
            <text:p>0.29892</text:p>
          </table:table-cell>
          <table:table-cell office:value-type="float" office:value="0.29967" calcext:value-type="float">
            <text:p>0.29967</text:p>
          </table:table-cell>
          <table:table-cell office:value-type="float" office:value="0.0998" calcext:value-type="float">
            <text:p>0.0998</text:p>
          </table:table-cell>
          <table:table-cell office:value-type="float" office:value="1.6698" calcext:value-type="float">
            <text:p>1.6698</text:p>
          </table:table-cell>
          <table:table-cell office:value-type="float" office:value="0.6065" calcext:value-type="float">
            <text:p>0.606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9853" calcext:value-type="float">
            <text:p>0.29853</text:p>
          </table:table-cell>
          <table:table-cell office:value-type="float" office:value="0.29967" calcext:value-type="float">
            <text:p>0.29967</text:p>
          </table:table-cell>
          <table:table-cell office:value-type="float" office:value="0" calcext:value-type="float">
            <text:p>0</text:p>
          </table:table-cell>
          <table:table-cell office:value-type="float" office:value="2.6869" calcext:value-type="float">
            <text:p>2.6869</text:p>
          </table:table-cell>
          <table:table-cell office:value-type="float" office:value="0.8057" calcext:value-type="float">
            <text:p>0.805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.29929" calcext:value-type="float">
            <text:p>0.29929</text:p>
          </table:table-cell>
          <table:table-cell office:value-type="float" office:value="0.29967" calcext:value-type="float">
            <text:p>0.29967</text:p>
          </table:table-cell>
          <table:table-cell office:value-type="float" office:value="0.1995" calcext:value-type="float">
            <text:p>0.1995</text:p>
          </table:table-cell>
          <table:table-cell office:value-type="float" office:value="1.6349" calcext:value-type="float">
            <text:p>1.6349</text:p>
          </table:table-cell>
          <table:table-cell office:value-type="float" office:value="0.6019" calcext:value-type="float">
            <text:p>0.601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29855" calcext:value-type="float">
            <text:p>0.29855</text:p>
          </table:table-cell>
          <table:table-cell office:value-type="float" office:value="0.29967" calcext:value-type="float">
            <text:p>0.29967</text:p>
          </table:table-cell>
          <table:table-cell office:value-type="float" office:value="0" calcext:value-type="float">
            <text:p>0</text:p>
          </table:table-cell>
          <table:table-cell office:value-type="float" office:value="2.6585" calcext:value-type="float">
            <text:p>2.6585</text:p>
          </table:table-cell>
          <table:table-cell office:value-type="float" office:value="0.8001" calcext:value-type="float">
            <text:p>0.800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0.29929" calcext:value-type="float">
            <text:p>0.29929</text:p>
          </table:table-cell>
          <table:table-cell office:value-type="float" office:value="0.29967" calcext:value-type="float">
            <text:p>0.29967</text:p>
          </table:table-cell>
          <table:table-cell office:value-type="float" office:value="0.19958" calcext:value-type="float">
            <text:p>0.19958</text:p>
          </table:table-cell>
          <table:table-cell office:value-type="float" office:value="1.7169" calcext:value-type="float">
            <text:p>1.7169</text:p>
          </table:table-cell>
          <table:table-cell office:value-type="float" office:value="0.6186" calcext:value-type="float">
            <text:p>0.618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9857" calcext:value-type="float">
            <text:p>0.29857</text:p>
          </table:table-cell>
          <table:table-cell office:value-type="float" office:value="0.29967" calcext:value-type="float">
            <text:p>0.29967</text:p>
          </table:table-cell>
          <table:table-cell office:value-type="float" office:value="0" calcext:value-type="float">
            <text:p>0</text:p>
          </table:table-cell>
          <table:table-cell office:value-type="float" office:value="2.6337" calcext:value-type="float">
            <text:p>2.6337</text:p>
          </table:table-cell>
          <table:table-cell office:value-type="float" office:value="0.7953" calcext:value-type="float">
            <text:p>0.795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0.29916" calcext:value-type="float">
            <text:p>0.29916</text:p>
          </table:table-cell>
          <table:table-cell office:value-type="float" office:value="0.29967" calcext:value-type="float">
            <text:p>0.29967</text:p>
          </table:table-cell>
          <table:table-cell office:value-type="float" office:value="0.19958" calcext:value-type="float">
            <text:p>0.19958</text:p>
          </table:table-cell>
          <table:table-cell office:value-type="float" office:value="1.6826" calcext:value-type="float">
            <text:p>1.6826</text:p>
          </table:table-cell>
          <table:table-cell office:value-type="float" office:value="0.6156" calcext:value-type="float">
            <text:p>0.615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9858" calcext:value-type="float">
            <text:p>0.29858</text:p>
          </table:table-cell>
          <table:table-cell office:value-type="float" office:value="0.29967" calcext:value-type="float">
            <text:p>0.29967</text:p>
          </table:table-cell>
          <table:table-cell office:value-type="float" office:value="0" calcext:value-type="float">
            <text:p>0</text:p>
          </table:table-cell>
          <table:table-cell office:value-type="float" office:value="2.6093" calcext:value-type="float">
            <text:p>2.6093</text:p>
          </table:table-cell>
          <table:table-cell office:value-type="float" office:value="0.7906" calcext:value-type="float">
            <text:p>0.790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.29917" calcext:value-type="float">
            <text:p>0.29917</text:p>
          </table:table-cell>
          <table:table-cell office:value-type="float" office:value="0.29967" calcext:value-type="float">
            <text:p>0.29967</text:p>
          </table:table-cell>
          <table:table-cell office:value-type="float" office:value="0.09976" calcext:value-type="float">
            <text:p>0.09976</text:p>
          </table:table-cell>
          <table:table-cell office:value-type="float" office:value="1.7344" calcext:value-type="float">
            <text:p>1.7344</text:p>
          </table:table-cell>
          <table:table-cell office:value-type="float" office:value="0.6184" calcext:value-type="float">
            <text:p>0.618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986" calcext:value-type="float">
            <text:p>0.2986</text:p>
          </table:table-cell>
          <table:table-cell office:value-type="float" office:value="0.29967" calcext:value-type="float">
            <text:p>0.29967</text:p>
          </table:table-cell>
          <table:table-cell office:value-type="float" office:value="0" calcext:value-type="float">
            <text:p>0</text:p>
          </table:table-cell>
          <table:table-cell office:value-type="float" office:value="2.5874" calcext:value-type="float">
            <text:p>2.5874</text:p>
          </table:table-cell>
          <table:table-cell office:value-type="float" office:value="0.7865" calcext:value-type="float">
            <text:p>0.786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19948" calcext:value-type="float">
            <text:p>0.19948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.09978" calcext:value-type="float">
            <text:p>0.09978</text:p>
          </table:table-cell>
          <table:table-cell office:value-type="float" office:value="1.0941" calcext:value-type="float">
            <text:p>1.0941</text:p>
          </table:table-cell>
          <table:table-cell office:value-type="float" office:value="0.4021" calcext:value-type="float">
            <text:p>0.402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991" calcext:value-type="float">
            <text:p>0.1991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" calcext:value-type="float">
            <text:p>0</text:p>
          </table:table-cell>
          <table:table-cell office:value-type="float" office:value="1.648" calcext:value-type="float">
            <text:p>1.648</text:p>
          </table:table-cell>
          <table:table-cell office:value-type="float" office:value="0.5161" calcext:value-type="float">
            <text:p>0.51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0.19948" calcext:value-type="float">
            <text:p>0.19948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.09979" calcext:value-type="float">
            <text:p>0.09979</text:p>
          </table:table-cell>
          <table:table-cell office:value-type="float" office:value="1.0883" calcext:value-type="float">
            <text:p>1.0883</text:p>
          </table:table-cell>
          <table:table-cell office:value-type="float" office:value="0.3987" calcext:value-type="float">
            <text:p>0.398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9912" calcext:value-type="float">
            <text:p>0.19912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" calcext:value-type="float">
            <text:p>0</text:p>
          </table:table-cell>
          <table:table-cell office:value-type="float" office:value="1.6348" calcext:value-type="float">
            <text:p>1.6348</text:p>
          </table:table-cell>
          <table:table-cell office:value-type="float" office:value="0.5133" calcext:value-type="float">
            <text:p>0.51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.19935" calcext:value-type="float">
            <text:p>0.19935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.0998" calcext:value-type="float">
            <text:p>0.0998</text:p>
          </table:table-cell>
          <table:table-cell office:value-type="float" office:value="1.0893" calcext:value-type="float">
            <text:p>1.0893</text:p>
          </table:table-cell>
          <table:table-cell office:value-type="float" office:value="0.3967" calcext:value-type="float">
            <text:p>0.396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9912" calcext:value-type="float">
            <text:p>0.19912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" calcext:value-type="float">
            <text:p>0</text:p>
          </table:table-cell>
          <table:table-cell office:value-type="float" office:value="1.6221" calcext:value-type="float">
            <text:p>1.6221</text:p>
          </table:table-cell>
          <table:table-cell office:value-type="float" office:value="0.5106" calcext:value-type="float">
            <text:p>0.510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0.19936" calcext:value-type="float">
            <text:p>0.19936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" calcext:value-type="float">
            <text:p>0</text:p>
          </table:table-cell>
          <table:table-cell office:value-type="float" office:value="1.0542" calcext:value-type="float">
            <text:p>1.0542</text:p>
          </table:table-cell>
          <table:table-cell office:value-type="float" office:value="0.3919" calcext:value-type="float">
            <text:p>0.391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9912" calcext:value-type="float">
            <text:p>0.19912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" calcext:value-type="float">
            <text:p>0</text:p>
          </table:table-cell>
          <table:table-cell office:value-type="float" office:value="1.6092" calcext:value-type="float">
            <text:p>1.6092</text:p>
          </table:table-cell>
          <table:table-cell office:value-type="float" office:value="0.5079" calcext:value-type="float">
            <text:p>0.507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0.1996" calcext:value-type="float">
            <text:p>0.1996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.19951" calcext:value-type="float">
            <text:p>0.19951</text:p>
          </table:table-cell>
          <table:table-cell office:value-type="float" office:value="1.0286" calcext:value-type="float">
            <text:p>1.0286</text:p>
          </table:table-cell>
          <table:table-cell office:value-type="float" office:value="0.3784" calcext:value-type="float">
            <text:p>0.378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9914" calcext:value-type="float">
            <text:p>0.19914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" calcext:value-type="float">
            <text:p>0</text:p>
          </table:table-cell>
          <table:table-cell office:value-type="float" office:value="1.5962" calcext:value-type="float">
            <text:p>1.5962</text:p>
          </table:table-cell>
          <table:table-cell office:value-type="float" office:value="0.505" calcext:value-type="float">
            <text:p>0.50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.19948" calcext:value-type="float">
            <text:p>0.19948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.09962" calcext:value-type="float">
            <text:p>0.09962</text:p>
          </table:table-cell>
          <table:table-cell office:value-type="float" office:value="0.9917" calcext:value-type="float">
            <text:p>0.9917</text:p>
          </table:table-cell>
          <table:table-cell office:value-type="float" office:value="0.3654" calcext:value-type="float">
            <text:p>0.365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9914" calcext:value-type="float">
            <text:p>0.19914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" calcext:value-type="float">
            <text:p>0</text:p>
          </table:table-cell>
          <table:table-cell office:value-type="float" office:value="1.5831" calcext:value-type="float">
            <text:p>1.5831</text:p>
          </table:table-cell>
          <table:table-cell office:value-type="float" office:value="0.502" calcext:value-type="float">
            <text:p>0.50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0.1996" calcext:value-type="float">
            <text:p>0.1996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.19954" calcext:value-type="float">
            <text:p>0.19954</text:p>
          </table:table-cell>
          <table:table-cell office:value-type="float" office:value="1.0023" calcext:value-type="float">
            <text:p>1.0023</text:p>
          </table:table-cell>
          <table:table-cell office:value-type="float" office:value="0.3697" calcext:value-type="float">
            <text:p>0.369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9916" calcext:value-type="float">
            <text:p>0.19916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" calcext:value-type="float">
            <text:p>0</text:p>
          </table:table-cell>
          <table:table-cell office:value-type="float" office:value="1.5707" calcext:value-type="float">
            <text:p>1.5707</text:p>
          </table:table-cell>
          <table:table-cell office:value-type="float" office:value="0.4991" calcext:value-type="float">
            <text:p>0.499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0.19948" calcext:value-type="float">
            <text:p>0.19948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.09956" calcext:value-type="float">
            <text:p>0.09956</text:p>
          </table:table-cell>
          <table:table-cell office:value-type="float" office:value="1.0513" calcext:value-type="float">
            <text:p>1.0513</text:p>
          </table:table-cell>
          <table:table-cell office:value-type="float" office:value="0.3914" calcext:value-type="float">
            <text:p>0.39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916" calcext:value-type="float">
            <text:p>0.19916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" calcext:value-type="float">
            <text:p>0</text:p>
          </table:table-cell>
          <table:table-cell office:value-type="float" office:value="1.5599" calcext:value-type="float">
            <text:p>1.5599</text:p>
          </table:table-cell>
          <table:table-cell office:value-type="float" office:value="0.4969" calcext:value-type="float">
            <text:p>0.496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19948" calcext:value-type="float">
            <text:p>0.19948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.09979" calcext:value-type="float">
            <text:p>0.09979</text:p>
          </table:table-cell>
          <table:table-cell office:value-type="float" office:value="1.0536" calcext:value-type="float">
            <text:p>1.0536</text:p>
          </table:table-cell>
          <table:table-cell office:value-type="float" office:value="0.3983" calcext:value-type="float">
            <text:p>0.398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9916" calcext:value-type="float">
            <text:p>0.19916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" calcext:value-type="float">
            <text:p>0</text:p>
          </table:table-cell>
          <table:table-cell office:value-type="float" office:value="1.5495" calcext:value-type="float">
            <text:p>1.5495</text:p>
          </table:table-cell>
          <table:table-cell office:value-type="float" office:value="0.4949" calcext:value-type="float">
            <text:p>0.494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0.1996" calcext:value-type="float">
            <text:p>0.1996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.19955" calcext:value-type="float">
            <text:p>0.19955</text:p>
          </table:table-cell>
          <table:table-cell office:value-type="float" office:value="1.0531" calcext:value-type="float">
            <text:p>1.0531</text:p>
          </table:table-cell>
          <table:table-cell office:value-type="float" office:value="0.3983" calcext:value-type="float">
            <text:p>0.398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9918" calcext:value-type="float">
            <text:p>0.19918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" calcext:value-type="float">
            <text:p>0</text:p>
          </table:table-cell>
          <table:table-cell office:value-type="float" office:value="1.5396" calcext:value-type="float">
            <text:p>1.5396</text:p>
          </table:table-cell>
          <table:table-cell office:value-type="float" office:value="0.4929" calcext:value-type="float">
            <text:p>0.49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0998" calcext:value-type="float">
            <text:p>0.0998</text:p>
          </table:table-cell>
          <table:table-cell office:value-type="float" office:value="0.09989" calcext:value-type="float">
            <text:p>0.09989</text:p>
          </table:table-cell>
          <table:table-cell office:value-type="float" office:value="0.0998" calcext:value-type="float">
            <text:p>0.0998</text:p>
          </table:table-cell>
          <table:table-cell office:value-type="float" office:value="0.505" calcext:value-type="float">
            <text:p>0.505</text:p>
          </table:table-cell>
          <table:table-cell office:value-type="float" office:value="0.1923" calcext:value-type="float">
            <text:p>0.192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96" calcext:value-type="float">
            <text:p>0.0996</text:p>
          </table:table-cell>
          <table:table-cell office:value-type="float" office:value="0.09989" calcext:value-type="float">
            <text:p>0.09989</text:p>
          </table:table-cell>
          <table:table-cell office:value-type="float" office:value="0" calcext:value-type="float">
            <text:p>0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2509" calcext:value-type="float">
            <text:p>0.25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</table:table>
      <table:table table:name="aggregated_all_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number-columns-repeated="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Remaining Subpopulations</text:p>
          </table:table-cell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imer Name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PU Time (ns):</text:p>
          </table:table-cell>
          <table:table-cell office:value-type="float" office:value="90695662571" calcext:value-type="float">
            <text:p>9069566257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all Time (ms):</text:p>
          </table:table-cell>
          <table:table-cell office:value-type="float" office:value="4368" calcext:value-type="float">
            <text:p>436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PU Cycles:</text:p>
          </table:table-cell>
          <table:table-cell office:value-type="float" office:value="7.75939781492887E+016" calcext:value-type="float">
            <text:p>7.75939781492887E+01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napshot #</text:p>
          </table:table-cell>
          <table:table-cell office:value-type="string" calcext:value-type="string">
            <text:p>Snapshot Time(ms)</text:p>
          </table:table-cell>
          <table:table-cell office:value-type="string" calcext:value-type="string">
            <text:p>Value(Bytes)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5857280" calcext:value-type="float">
            <text:p>325857280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5" calcext:value-type="float">
            <text:p>315</text:p>
          </table:table-cell>
          <table:table-cell office:value-type="float" office:value="344428544" calcext:value-type="float">
            <text:p>344428544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0" calcext:value-type="float">
            <text:p>530</text:p>
          </table:table-cell>
          <table:table-cell office:value-type="float" office:value="351969280" calcext:value-type="float">
            <text:p>351969280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7" calcext:value-type="float">
            <text:p>747</text:p>
          </table:table-cell>
          <table:table-cell office:value-type="float" office:value="361029632" calcext:value-type="float">
            <text:p>361029632</text:p>
          </table:table-cell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44" calcext:value-type="float">
            <text:p>944</text:p>
          </table:table-cell>
          <table:table-cell office:value-type="float" office:value="366587904" calcext:value-type="float">
            <text:p>366587904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41" calcext:value-type="float">
            <text:p>1141</text:p>
          </table:table-cell>
          <table:table-cell office:value-type="float" office:value="373338112" calcext:value-type="float">
            <text:p>373338112</text:p>
          </table:table-cell>
          <table:table-cell table:number-columns-repeated="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45" calcext:value-type="float">
            <text:p>1345</text:p>
          </table:table-cell>
          <table:table-cell office:value-type="float" office:value="380080128" calcext:value-type="float">
            <text:p>380080128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39" calcext:value-type="float">
            <text:p>1539</text:p>
          </table:table-cell>
          <table:table-cell office:value-type="float" office:value="385835008" calcext:value-type="float">
            <text:p>385835008</text:p>
          </table:table-cell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03" calcext:value-type="float">
            <text:p>1703</text:p>
          </table:table-cell>
          <table:table-cell office:value-type="float" office:value="392957952" calcext:value-type="float">
            <text:p>392957952</text:p>
          </table:table-cell>
          <table:table-cell table:number-columns-repeated="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26" calcext:value-type="float">
            <text:p>1826</text:p>
          </table:table-cell>
          <table:table-cell office:value-type="float" office:value="397709312" calcext:value-type="float">
            <text:p>397709312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34" calcext:value-type="float">
            <text:p>1934</text:p>
          </table:table-cell>
          <table:table-cell office:value-type="float" office:value="403988480" calcext:value-type="float">
            <text:p>403988480</text:p>
          </table:table-cell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14" calcext:value-type="float">
            <text:p>2214</text:p>
          </table:table-cell>
          <table:table-cell office:value-type="float" office:value="285200384" calcext:value-type="float">
            <text:p>285200384</text:p>
          </table:table-cell>
          <table:table-cell table:number-columns-repeated="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21" calcext:value-type="float">
            <text:p>2321</text:p>
          </table:table-cell>
          <table:table-cell office:value-type="float" office:value="290267136" calcext:value-type="float">
            <text:p>290267136</text:p>
          </table:table-cell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16" calcext:value-type="float">
            <text:p>2416</text:p>
          </table:table-cell>
          <table:table-cell office:value-type="float" office:value="295530496" calcext:value-type="float">
            <text:p>295530496</text:p>
          </table:table-cell>
          <table:table-cell table:number-columns-repeated="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09" calcext:value-type="float">
            <text:p>2509</text:p>
          </table:table-cell>
          <table:table-cell office:value-type="float" office:value="299606016" calcext:value-type="float">
            <text:p>299606016</text:p>
          </table:table-cell>
          <table:table-cell table:number-columns-repeated="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02" calcext:value-type="float">
            <text:p>2602</text:p>
          </table:table-cell>
          <table:table-cell office:value-type="float" office:value="302358528" calcext:value-type="float">
            <text:p>302358528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87" calcext:value-type="float">
            <text:p>2687</text:p>
          </table:table-cell>
          <table:table-cell office:value-type="float" office:value="305729536" calcext:value-type="float">
            <text:p>305729536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76" calcext:value-type="float">
            <text:p>2776</text:p>
          </table:table-cell>
          <table:table-cell office:value-type="float" office:value="308961280" calcext:value-type="float">
            <text:p>308961280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51" calcext:value-type="float">
            <text:p>2851</text:p>
          </table:table-cell>
          <table:table-cell office:value-type="float" office:value="313044992" calcext:value-type="float">
            <text:p>313044992</text:p>
          </table:table-cell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18" calcext:value-type="float">
            <text:p>2918</text:p>
          </table:table-cell>
          <table:table-cell office:value-type="float" office:value="316059648" calcext:value-type="float">
            <text:p>316059648</text:p>
          </table:table-cell>
          <table:table-cell table:number-columns-repeated="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986" calcext:value-type="float">
            <text:p>2986</text:p>
          </table:table-cell>
          <table:table-cell office:value-type="float" office:value="318996480" calcext:value-type="float">
            <text:p>318996480</text:p>
          </table:table-cell>
          <table:table-cell table:number-columns-repeated="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117" calcext:value-type="float">
            <text:p>3117</text:p>
          </table:table-cell>
          <table:table-cell office:value-type="float" office:value="229257216" calcext:value-type="float">
            <text:p>229257216</text:p>
          </table:table-cell>
          <table:table-cell table:number-columns-repeated="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178" calcext:value-type="float">
            <text:p>3178</text:p>
          </table:table-cell>
          <table:table-cell office:value-type="float" office:value="231550976" calcext:value-type="float">
            <text:p>231550976</text:p>
          </table:table-cell>
          <table:table-cell table:number-columns-repeated="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30" calcext:value-type="float">
            <text:p>3230</text:p>
          </table:table-cell>
          <table:table-cell office:value-type="float" office:value="234835968" calcext:value-type="float">
            <text:p>234835968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282" calcext:value-type="float">
            <text:p>3282</text:p>
          </table:table-cell>
          <table:table-cell office:value-type="float" office:value="238854144" calcext:value-type="float">
            <text:p>238854144</text:p>
          </table:table-cell>
          <table:table-cell table:number-columns-repeated="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332" calcext:value-type="float">
            <text:p>3332</text:p>
          </table:table-cell>
          <table:table-cell office:value-type="float" office:value="241045504" calcext:value-type="float">
            <text:p>241045504</text:p>
          </table:table-cell>
          <table:table-cell table:number-columns-repeated="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388" calcext:value-type="float">
            <text:p>3388</text:p>
          </table:table-cell>
          <table:table-cell office:value-type="float" office:value="243216384" calcext:value-type="float">
            <text:p>243216384</text:p>
          </table:table-cell>
          <table:table-cell table:number-columns-repeated="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443" calcext:value-type="float">
            <text:p>3443</text:p>
          </table:table-cell>
          <table:table-cell office:value-type="float" office:value="244809728" calcext:value-type="float">
            <text:p>244809728</text:p>
          </table:table-cell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486" calcext:value-type="float">
            <text:p>3486</text:p>
          </table:table-cell>
          <table:table-cell office:value-type="float" office:value="248283136" calcext:value-type="float">
            <text:p>248283136</text:p>
          </table:table-cell>
          <table:table-cell table:number-columns-repeated="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539" calcext:value-type="float">
            <text:p>3539</text:p>
          </table:table-cell>
          <table:table-cell office:value-type="float" office:value="251772928" calcext:value-type="float">
            <text:p>251772928</text:p>
          </table:table-cell>
          <table:table-cell table:number-columns-repeated="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577" calcext:value-type="float">
            <text:p>3577</text:p>
          </table:table-cell>
          <table:table-cell office:value-type="float" office:value="252383232" calcext:value-type="float">
            <text:p>252383232</text:p>
          </table:table-cell>
          <table:table-cell table:number-columns-repeated="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668" calcext:value-type="float">
            <text:p>3668</text:p>
          </table:table-cell>
          <table:table-cell office:value-type="float" office:value="152313856" calcext:value-type="float">
            <text:p>152313856</text:p>
          </table:table-cell>
          <table:table-cell table:number-columns-repeated="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704" calcext:value-type="float">
            <text:p>3704</text:p>
          </table:table-cell>
          <table:table-cell office:value-type="float" office:value="151945216" calcext:value-type="float">
            <text:p>151945216</text:p>
          </table:table-cell>
          <table:table-cell table:number-columns-repeated="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737" calcext:value-type="float">
            <text:p>3737</text:p>
          </table:table-cell>
          <table:table-cell office:value-type="float" office:value="153329664" calcext:value-type="float">
            <text:p>153329664</text:p>
          </table:table-cell>
          <table:table-cell table:number-columns-repeated="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769" calcext:value-type="float">
            <text:p>3769</text:p>
          </table:table-cell>
          <table:table-cell office:value-type="float" office:value="155586560" calcext:value-type="float">
            <text:p>155586560</text:p>
          </table:table-cell>
          <table:table-cell table:number-columns-repeated="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806" calcext:value-type="float">
            <text:p>3806</text:p>
          </table:table-cell>
          <table:table-cell office:value-type="float" office:value="156581888" calcext:value-type="float">
            <text:p>156581888</text:p>
          </table:table-cell>
          <table:table-cell table:number-columns-repeated="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37" calcext:value-type="float">
            <text:p>3837</text:p>
          </table:table-cell>
          <table:table-cell office:value-type="float" office:value="157253632" calcext:value-type="float">
            <text:p>157253632</text:p>
          </table:table-cell>
          <table:table-cell table:number-columns-repeated="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870" calcext:value-type="float">
            <text:p>3870</text:p>
          </table:table-cell>
          <table:table-cell office:value-type="float" office:value="158416896" calcext:value-type="float">
            <text:p>158416896</text:p>
          </table:table-cell>
          <table:table-cell table:number-columns-repeated="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903" calcext:value-type="float">
            <text:p>3903</text:p>
          </table:table-cell>
          <table:table-cell office:value-type="float" office:value="159559680" calcext:value-type="float">
            <text:p>159559680</text:p>
          </table:table-cell>
          <table:table-cell table:number-columns-repeated="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935" calcext:value-type="float">
            <text:p>3935</text:p>
          </table:table-cell>
          <table:table-cell office:value-type="float" office:value="160268288" calcext:value-type="float">
            <text:p>160268288</text:p>
          </table:table-cell>
          <table:table-cell table:number-columns-repeated="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966" calcext:value-type="float">
            <text:p>3966</text:p>
          </table:table-cell>
          <table:table-cell office:value-type="float" office:value="161333248" calcext:value-type="float">
            <text:p>161333248</text:p>
          </table:table-cell>
          <table:table-cell table:number-columns-repeated="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010" calcext:value-type="float">
            <text:p>4010</text:p>
          </table:table-cell>
          <table:table-cell office:value-type="float" office:value="108126208" calcext:value-type="float">
            <text:p>108126208</text:p>
          </table:table-cell>
          <table:table-cell table:number-columns-repeated="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038" calcext:value-type="float">
            <text:p>4038</text:p>
          </table:table-cell>
          <table:table-cell office:value-type="float" office:value="108503040" calcext:value-type="float">
            <text:p>108503040</text:p>
          </table:table-cell>
          <table:table-cell table:number-columns-repeated="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065" calcext:value-type="float">
            <text:p>4065</text:p>
          </table:table-cell>
          <table:table-cell office:value-type="float" office:value="109334528" calcext:value-type="float">
            <text:p>109334528</text:p>
          </table:table-cell>
          <table:table-cell table:number-columns-repeated="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095" calcext:value-type="float">
            <text:p>4095</text:p>
          </table:table-cell>
          <table:table-cell office:value-type="float" office:value="110170112" calcext:value-type="float">
            <text:p>110170112</text:p>
          </table:table-cell>
          <table:table-cell table:number-columns-repeated="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126" calcext:value-type="float">
            <text:p>4126</text:p>
          </table:table-cell>
          <table:table-cell office:value-type="float" office:value="111796224" calcext:value-type="float">
            <text:p>111796224</text:p>
          </table:table-cell>
          <table:table-cell table:number-columns-repeated="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154" calcext:value-type="float">
            <text:p>4154</text:p>
          </table:table-cell>
          <table:table-cell office:value-type="float" office:value="111472640" calcext:value-type="float">
            <text:p>111472640</text:p>
          </table:table-cell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185" calcext:value-type="float">
            <text:p>4185</text:p>
          </table:table-cell>
          <table:table-cell office:value-type="float" office:value="113590272" calcext:value-type="float">
            <text:p>113590272</text:p>
          </table:table-cell>
          <table:table-cell table:number-columns-repeated="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213" calcext:value-type="float">
            <text:p>4213</text:p>
          </table:table-cell>
          <table:table-cell office:value-type="float" office:value="113545216" calcext:value-type="float">
            <text:p>113545216</text:p>
          </table:table-cell>
          <table:table-cell table:number-columns-repeated="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244" calcext:value-type="float">
            <text:p>4244</text:p>
          </table:table-cell>
          <table:table-cell office:value-type="float" office:value="113692672" calcext:value-type="float">
            <text:p>113692672</text:p>
          </table:table-cell>
          <table:table-cell table:number-columns-repeated="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274" calcext:value-type="float">
            <text:p>4274</text:p>
          </table:table-cell>
          <table:table-cell office:value-type="float" office:value="113672192" calcext:value-type="float">
            <text:p>11367219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ggregation Count: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imer Name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PU Time (ns):</text:p>
          </table:table-cell>
          <table:table-cell office:value-type="float" office:value="9069566257" calcext:value-type="float">
            <text:p>906956625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all Time (ms):</text:p>
          </table:table-cell>
          <table:table-cell office:value-type="float" office:value="3221" calcext:value-type="float">
            <text:p>322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PU Cycles:</text:p>
          </table:table-cell>
          <table:table-cell office:value-type="float" office:value="7759397814928868" calcext:value-type="float">
            <text:p>775939781492886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napshot #</text:p>
          </table:table-cell>
          <table:table-cell office:value-type="string" calcext:value-type="string">
            <text:p>Snapshot Time(ms)</text:p>
          </table:table-cell>
          <table:table-cell office:value-type="string" calcext:value-type="string">
            <text:p>Value(Bytes)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585728" calcext:value-type="float">
            <text:p>32585728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5" calcext:value-type="float">
            <text:p>315</text:p>
          </table:table-cell>
          <table:table-cell office:value-type="float" office:value="34442854" calcext:value-type="float">
            <text:p>34442854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0" calcext:value-type="float">
            <text:p>530</text:p>
          </table:table-cell>
          <table:table-cell office:value-type="float" office:value="35196928" calcext:value-type="float">
            <text:p>35196928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7" calcext:value-type="float">
            <text:p>747</text:p>
          </table:table-cell>
          <table:table-cell office:value-type="float" office:value="36102963" calcext:value-type="float">
            <text:p>36102963</text:p>
          </table:table-cell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44" calcext:value-type="float">
            <text:p>944</text:p>
          </table:table-cell>
          <table:table-cell office:value-type="float" office:value="36658790" calcext:value-type="float">
            <text:p>36658790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41" calcext:value-type="float">
            <text:p>1141</text:p>
          </table:table-cell>
          <table:table-cell office:value-type="float" office:value="37333811" calcext:value-type="float">
            <text:p>37333811</text:p>
          </table:table-cell>
          <table:table-cell table:number-columns-repeated="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45" calcext:value-type="float">
            <text:p>1345</text:p>
          </table:table-cell>
          <table:table-cell office:value-type="float" office:value="38008012" calcext:value-type="float">
            <text:p>38008012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39" calcext:value-type="float">
            <text:p>1539</text:p>
          </table:table-cell>
          <table:table-cell office:value-type="float" office:value="38583500" calcext:value-type="float">
            <text:p>38583500</text:p>
          </table:table-cell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03" calcext:value-type="float">
            <text:p>1703</text:p>
          </table:table-cell>
          <table:table-cell office:value-type="float" office:value="39295795" calcext:value-type="float">
            <text:p>39295795</text:p>
          </table:table-cell>
          <table:table-cell table:number-columns-repeated="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26" calcext:value-type="float">
            <text:p>1826</text:p>
          </table:table-cell>
          <table:table-cell office:value-type="float" office:value="39770931" calcext:value-type="float">
            <text:p>39770931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34" calcext:value-type="float">
            <text:p>1934</text:p>
          </table:table-cell>
          <table:table-cell office:value-type="float" office:value="40398848" calcext:value-type="float">
            <text:p>40398848</text:p>
          </table:table-cell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14" calcext:value-type="float">
            <text:p>2214</text:p>
          </table:table-cell>
          <table:table-cell office:value-type="float" office:value="40742912" calcext:value-type="float">
            <text:p>40742912</text:p>
          </table:table-cell>
          <table:table-cell table:number-columns-repeated="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21" calcext:value-type="float">
            <text:p>2321</text:p>
          </table:table-cell>
          <table:table-cell office:value-type="float" office:value="41466733" calcext:value-type="float">
            <text:p>41466733</text:p>
          </table:table-cell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16" calcext:value-type="float">
            <text:p>2416</text:p>
          </table:table-cell>
          <table:table-cell office:value-type="float" office:value="42218642" calcext:value-type="float">
            <text:p>42218642</text:p>
          </table:table-cell>
          <table:table-cell table:number-columns-repeated="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09" calcext:value-type="float">
            <text:p>2509</text:p>
          </table:table-cell>
          <table:table-cell office:value-type="float" office:value="42800859" calcext:value-type="float">
            <text:p>42800859</text:p>
          </table:table-cell>
          <table:table-cell table:number-columns-repeated="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02" calcext:value-type="float">
            <text:p>2602</text:p>
          </table:table-cell>
          <table:table-cell office:value-type="float" office:value="43194075" calcext:value-type="float">
            <text:p>43194075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87" calcext:value-type="float">
            <text:p>2687</text:p>
          </table:table-cell>
          <table:table-cell office:value-type="float" office:value="43675648" calcext:value-type="float">
            <text:p>43675648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76" calcext:value-type="float">
            <text:p>2776</text:p>
          </table:table-cell>
          <table:table-cell office:value-type="float" office:value="44137325" calcext:value-type="float">
            <text:p>44137325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51" calcext:value-type="float">
            <text:p>2851</text:p>
          </table:table-cell>
          <table:table-cell office:value-type="float" office:value="44720713" calcext:value-type="float">
            <text:p>44720713</text:p>
          </table:table-cell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18" calcext:value-type="float">
            <text:p>2918</text:p>
          </table:table-cell>
          <table:table-cell office:value-type="float" office:value="45151378" calcext:value-type="float">
            <text:p>45151378</text:p>
          </table:table-cell>
          <table:table-cell table:number-columns-repeated="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986" calcext:value-type="float">
            <text:p>2986</text:p>
          </table:table-cell>
          <table:table-cell office:value-type="float" office:value="45570925" calcext:value-type="float">
            <text:p>45570925</text:p>
          </table:table-cell>
          <table:table-cell table:number-columns-repeated="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117" calcext:value-type="float">
            <text:p>3117</text:p>
          </table:table-cell>
          <table:table-cell office:value-type="float" office:value="45851443" calcext:value-type="float">
            <text:p>45851443</text:p>
          </table:table-cell>
          <table:table-cell table:number-columns-repeated="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178" calcext:value-type="float">
            <text:p>3178</text:p>
          </table:table-cell>
          <table:table-cell office:value-type="float" office:value="46310195" calcext:value-type="float">
            <text:p>46310195</text:p>
          </table:table-cell>
          <table:table-cell table:number-columns-repeated="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30" calcext:value-type="float">
            <text:p>3230</text:p>
          </table:table-cell>
          <table:table-cell office:value-type="float" office:value="46967193" calcext:value-type="float">
            <text:p>46967193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282" calcext:value-type="float">
            <text:p>3282</text:p>
          </table:table-cell>
          <table:table-cell office:value-type="float" office:value="47770828" calcext:value-type="float">
            <text:p>47770828</text:p>
          </table:table-cell>
          <table:table-cell table:number-columns-repeated="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332" calcext:value-type="float">
            <text:p>3332</text:p>
          </table:table-cell>
          <table:table-cell office:value-type="float" office:value="48209100" calcext:value-type="float">
            <text:p>48209100</text:p>
          </table:table-cell>
          <table:table-cell table:number-columns-repeated="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388" calcext:value-type="float">
            <text:p>3388</text:p>
          </table:table-cell>
          <table:table-cell office:value-type="float" office:value="48643276" calcext:value-type="float">
            <text:p>48643276</text:p>
          </table:table-cell>
          <table:table-cell table:number-columns-repeated="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443" calcext:value-type="float">
            <text:p>3443</text:p>
          </table:table-cell>
          <table:table-cell office:value-type="float" office:value="48961945" calcext:value-type="float">
            <text:p>48961945</text:p>
          </table:table-cell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486" calcext:value-type="float">
            <text:p>3486</text:p>
          </table:table-cell>
          <table:table-cell office:value-type="float" office:value="49656627" calcext:value-type="float">
            <text:p>49656627</text:p>
          </table:table-cell>
          <table:table-cell table:number-columns-repeated="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539" calcext:value-type="float">
            <text:p>3539</text:p>
          </table:table-cell>
          <table:table-cell office:value-type="float" office:value="50354585" calcext:value-type="float">
            <text:p>50354585</text:p>
          </table:table-cell>
          <table:table-cell table:number-columns-repeated="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577" calcext:value-type="float">
            <text:p>3577</text:p>
          </table:table-cell>
          <table:table-cell office:value-type="float" office:value="50476646" calcext:value-type="float">
            <text:p>50476646</text:p>
          </table:table-cell>
          <table:table-cell table:number-columns-repeated="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668" calcext:value-type="float">
            <text:p>3668</text:p>
          </table:table-cell>
          <table:table-cell office:value-type="float" office:value="50771285" calcext:value-type="float">
            <text:p>50771285</text:p>
          </table:table-cell>
          <table:table-cell table:number-columns-repeated="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704" calcext:value-type="float">
            <text:p>3704</text:p>
          </table:table-cell>
          <table:table-cell office:value-type="float" office:value="50648405" calcext:value-type="float">
            <text:p>50648405</text:p>
          </table:table-cell>
          <table:table-cell table:number-columns-repeated="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737" calcext:value-type="float">
            <text:p>3737</text:p>
          </table:table-cell>
          <table:table-cell office:value-type="float" office:value="51109888" calcext:value-type="float">
            <text:p>51109888</text:p>
          </table:table-cell>
          <table:table-cell table:number-columns-repeated="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769" calcext:value-type="float">
            <text:p>3769</text:p>
          </table:table-cell>
          <table:table-cell office:value-type="float" office:value="51862186" calcext:value-type="float">
            <text:p>51862186</text:p>
          </table:table-cell>
          <table:table-cell table:number-columns-repeated="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806" calcext:value-type="float">
            <text:p>3806</text:p>
          </table:table-cell>
          <table:table-cell office:value-type="float" office:value="52193962" calcext:value-type="float">
            <text:p>52193962</text:p>
          </table:table-cell>
          <table:table-cell table:number-columns-repeated="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37" calcext:value-type="float">
            <text:p>3837</text:p>
          </table:table-cell>
          <table:table-cell office:value-type="float" office:value="52417877" calcext:value-type="float">
            <text:p>52417877</text:p>
          </table:table-cell>
          <table:table-cell table:number-columns-repeated="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870" calcext:value-type="float">
            <text:p>3870</text:p>
          </table:table-cell>
          <table:table-cell office:value-type="float" office:value="52805632" calcext:value-type="float">
            <text:p>52805632</text:p>
          </table:table-cell>
          <table:table-cell table:number-columns-repeated="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903" calcext:value-type="float">
            <text:p>3903</text:p>
          </table:table-cell>
          <table:table-cell office:value-type="float" office:value="53186560" calcext:value-type="float">
            <text:p>53186560</text:p>
          </table:table-cell>
          <table:table-cell table:number-columns-repeated="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935" calcext:value-type="float">
            <text:p>3935</text:p>
          </table:table-cell>
          <table:table-cell office:value-type="float" office:value="53422762" calcext:value-type="float">
            <text:p>53422762</text:p>
          </table:table-cell>
          <table:table-cell table:number-columns-repeated="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966" calcext:value-type="float">
            <text:p>3966</text:p>
          </table:table-cell>
          <table:table-cell office:value-type="float" office:value="53777749" calcext:value-type="float">
            <text:p>53777749</text:p>
          </table:table-cell>
          <table:table-cell table:number-columns-repeated="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010" calcext:value-type="float">
            <text:p>4010</text:p>
          </table:table-cell>
          <table:table-cell office:value-type="float" office:value="54063104" calcext:value-type="float">
            <text:p>54063104</text:p>
          </table:table-cell>
          <table:table-cell table:number-columns-repeated="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038" calcext:value-type="float">
            <text:p>4038</text:p>
          </table:table-cell>
          <table:table-cell office:value-type="float" office:value="54251520" calcext:value-type="float">
            <text:p>54251520</text:p>
          </table:table-cell>
          <table:table-cell table:number-columns-repeated="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065" calcext:value-type="float">
            <text:p>4065</text:p>
          </table:table-cell>
          <table:table-cell office:value-type="float" office:value="54667264" calcext:value-type="float">
            <text:p>54667264</text:p>
          </table:table-cell>
          <table:table-cell table:number-columns-repeated="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095" calcext:value-type="float">
            <text:p>4095</text:p>
          </table:table-cell>
          <table:table-cell office:value-type="float" office:value="55085056" calcext:value-type="float">
            <text:p>55085056</text:p>
          </table:table-cell>
          <table:table-cell table:number-columns-repeated="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126" calcext:value-type="float">
            <text:p>4126</text:p>
          </table:table-cell>
          <table:table-cell office:value-type="float" office:value="55898112" calcext:value-type="float">
            <text:p>55898112</text:p>
          </table:table-cell>
          <table:table-cell table:number-columns-repeated="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154" calcext:value-type="float">
            <text:p>4154</text:p>
          </table:table-cell>
          <table:table-cell office:value-type="float" office:value="55736320" calcext:value-type="float">
            <text:p>55736320</text:p>
          </table:table-cell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185" calcext:value-type="float">
            <text:p>4185</text:p>
          </table:table-cell>
          <table:table-cell office:value-type="float" office:value="56795136" calcext:value-type="float">
            <text:p>56795136</text:p>
          </table:table-cell>
          <table:table-cell table:number-columns-repeated="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213" calcext:value-type="float">
            <text:p>4213</text:p>
          </table:table-cell>
          <table:table-cell office:value-type="float" office:value="56772608" calcext:value-type="float">
            <text:p>56772608</text:p>
          </table:table-cell>
          <table:table-cell table:number-columns-repeated="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244" calcext:value-type="float">
            <text:p>4244</text:p>
          </table:table-cell>
          <table:table-cell office:value-type="float" office:value="56846336" calcext:value-type="float">
            <text:p>56846336</text:p>
          </table:table-cell>
          <table:table-cell table:number-columns-repeated="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274" calcext:value-type="float">
            <text:p>4274</text:p>
          </table:table-cell>
          <table:table-cell office:value-type="float" office:value="56836096" calcext:value-type="float">
            <text:p>5683609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its</text:p>
          </table:table-cell>
          <table:table-cell office:value-type="string" calcext:value-type="string">
            <text:p>Total</text:p>
          </table:table-cell>
          <table:table-cell table:number-columns-repeated="18"/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float" office:value="2810" calcext:value-type="float">
            <text:p>281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ercent Hit:</text:p>
          </table:table-cell>
          <table:table-cell table:style-name="ce1" office:value-type="string" calcext:value-type="string">
            <text:p>81.637%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itness</text:p>
          </table:table-cell>
          <table:table-cell table:number-columns-repeated="19"/>
        </table:table-row>
        <table:table-row table:style-name="ro1">
          <table:table-cell office:value-type="float" office:value="0.998764" calcext:value-type="float">
            <text:p>0.99876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al|Predicte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ammeo|Cammeo</text:p>
          </table:table-cell>
          <table:table-cell office:value-type="string" calcext:value-type="string">
            <text:p>Cammeo|Osmancik</text:p>
          </table:table-cell>
          <table:table-cell office:value-type="string" calcext:value-type="string">
            <text:p>Osmancik|Osmancik</text:p>
          </table:table-cell>
          <table:table-cell office:value-type="string" calcext:value-type="string">
            <text:p>Osmancik|Cammeo</text:p>
          </table:table-cell>
          <table:table-cell table:number-columns-repeated="16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99" calcext:value-type="float">
            <text:p>199</text:p>
          </table:table-cell>
          <table:table-cell office:value-type="float" office:value="1362" calcext:value-type="float">
            <text:p>1362</text:p>
          </table:table-cell>
          <table:table-cell office:value-type="float" office:value="315" calcext:value-type="float">
            <text:p>31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EN#</text:p>
          </table:table-cell>
          <table:table-cell office:value-type="string" calcext:value-type="string">
            <text:p>SUB#</text:p>
          </table:table-cell>
          <table:table-cell office:value-type="string" calcext:value-type="string">
            <text:p>μFGEN</text:p>
          </table:table-cell>
          <table:table-cell office:value-type="string" calcext:value-type="string">
            <text:p>FsBestGEN</text:p>
          </table:table-cell>
          <table:table-cell office:value-type="string" calcext:value-type="string">
            <text:p>FsWorstGEN</text:p>
          </table:table-cell>
          <table:table-cell office:value-type="string" calcext:value-type="string">
            <text:p>μTreeSzGEN</text:p>
          </table:table-cell>
          <table:table-cell office:value-type="string" calcext:value-type="string">
            <text:p>μTreeDpGEN</text:p>
          </table:table-cell>
          <table:table-cell office:value-type="string" calcext:value-type="string">
            <text:p>bTreeSzGEN</text:p>
          </table:table-cell>
          <table:table-cell office:value-type="string" calcext:value-type="string">
            <text:p>bTreeDpGEN</text:p>
          </table:table-cell>
          <table:table-cell office:value-type="string" calcext:value-type="string">
            <text:p>wTreeSzGEN</text:p>
          </table:table-cell>
          <table:table-cell office:value-type="string" calcext:value-type="string">
            <text:p>wTreeDpGEN</text:p>
          </table:table-cell>
          <table:table-cell office:value-type="string" calcext:value-type="string">
            <text:p>μFRUN</text:p>
          </table:table-cell>
          <table:table-cell office:value-type="string" calcext:value-type="string">
            <text:p>FsBestRUN</text:p>
          </table:table-cell>
          <table:table-cell office:value-type="string" calcext:value-type="string">
            <text:p>FsWorstRUN</text:p>
          </table:table-cell>
          <table:table-cell office:value-type="string" calcext:value-type="string">
            <text:p>μTreeSzRUN</text:p>
          </table:table-cell>
          <table:table-cell office:value-type="string" calcext:value-type="string">
            <text:p>μTreeDpRUN</text:p>
          </table:table-cell>
          <table:table-cell office:value-type="string" calcext:value-type="string">
            <text:p>bTreeSzRUN</text:p>
          </table:table-cell>
          <table:table-cell office:value-type="string" calcext:value-type="string">
            <text:p>bTreeDpRUN</text:p>
          </table:table-cell>
          <table:table-cell office:value-type="string" calcext:value-type="string">
            <text:p>wTreeSzRUN</text:p>
          </table:table-cell>
          <table:table-cell office:value-type="string" calcext:value-type="string">
            <text:p>wTreeDpRUN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95842" calcext:value-type="float">
            <text:p>0.95842</text:p>
          </table:table-cell>
          <table:table-cell office:value-type="float" office:value="0.99839" calcext:value-type="float">
            <text:p>0.99839</text:p>
          </table:table-cell>
          <table:table-cell office:value-type="float" office:value="0" calcext:value-type="float">
            <text:p>0</text:p>
          </table:table-cell>
          <table:table-cell office:value-type="float" office:value="17.6197" calcext:value-type="float">
            <text:p>17.6197</text:p>
          </table:table-cell>
          <table:table-cell office:value-type="float" office:value="3.3369" calcext:value-type="float">
            <text:p>3.3369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0.95842" calcext:value-type="float">
            <text:p>0.95842</text:p>
          </table:table-cell>
          <table:table-cell office:value-type="float" office:value="0.99839" calcext:value-type="float">
            <text:p>0.99839</text:p>
          </table:table-cell>
          <table:table-cell office:value-type="float" office:value="0" calcext:value-type="float">
            <text:p>0</text:p>
          </table:table-cell>
          <table:table-cell office:value-type="float" office:value="17.6197" calcext:value-type="float">
            <text:p>17.6197</text:p>
          </table:table-cell>
          <table:table-cell office:value-type="float" office:value="3.3369" calcext:value-type="float">
            <text:p>3.3369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9062" calcext:value-type="float">
            <text:p>0.99062</text:p>
          </table:table-cell>
          <table:table-cell office:value-type="float" office:value="0.99848" calcext:value-type="float">
            <text:p>0.99848</text:p>
          </table:table-cell>
          <table:table-cell office:value-type="float" office:value="0" calcext:value-type="float">
            <text:p>0</text:p>
          </table:table-cell>
          <table:table-cell office:value-type="float" office:value="15.5067" calcext:value-type="float">
            <text:p>15.5067</text:p>
          </table:table-cell>
          <table:table-cell office:value-type="float" office:value="3.3817" calcext:value-type="float">
            <text:p>3.3817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0.97451" calcext:value-type="float">
            <text:p>0.97451</text:p>
          </table:table-cell>
          <table:table-cell office:value-type="float" office:value="0.99848" calcext:value-type="float">
            <text:p>0.99848</text:p>
          </table:table-cell>
          <table:table-cell office:value-type="float" office:value="0" calcext:value-type="float">
            <text:p>0</text:p>
          </table:table-cell>
          <table:table-cell office:value-type="float" office:value="16.5633" calcext:value-type="float">
            <text:p>16.5633</text:p>
          </table:table-cell>
          <table:table-cell office:value-type="float" office:value="3.3593" calcext:value-type="float">
            <text:p>3.3593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9273" calcext:value-type="float">
            <text:p>0.99273</text:p>
          </table:table-cell>
          <table:table-cell office:value-type="float" office:value="0.99861" calcext:value-type="float">
            <text:p>0.99861</text:p>
          </table:table-cell>
          <table:table-cell office:value-type="float" office:value="0" calcext:value-type="float">
            <text:p>0</text:p>
          </table:table-cell>
          <table:table-cell office:value-type="float" office:value="14.6895" calcext:value-type="float">
            <text:p>14.6895</text:p>
          </table:table-cell>
          <table:table-cell office:value-type="float" office:value="3.4168" calcext:value-type="float">
            <text:p>3.4168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0.98058" calcext:value-type="float">
            <text:p>0.98058</text:p>
          </table:table-cell>
          <table:table-cell office:value-type="float" office:value="0.99861" calcext:value-type="float">
            <text:p>0.99861</text:p>
          </table:table-cell>
          <table:table-cell office:value-type="float" office:value="0" calcext:value-type="float">
            <text:p>0</text:p>
          </table:table-cell>
          <table:table-cell office:value-type="float" office:value="15.9387" calcext:value-type="float">
            <text:p>15.9387</text:p>
          </table:table-cell>
          <table:table-cell office:value-type="float" office:value="3.3784" calcext:value-type="float">
            <text:p>3.378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99275" calcext:value-type="float">
            <text:p>0.99275</text:p>
          </table:table-cell>
          <table:table-cell office:value-type="float" office:value="0.99862" calcext:value-type="float">
            <text:p>0.99862</text:p>
          </table:table-cell>
          <table:table-cell office:value-type="float" office:value="0.19639" calcext:value-type="float">
            <text:p>0.19639</text:p>
          </table:table-cell>
          <table:table-cell office:value-type="float" office:value="14.1535" calcext:value-type="float">
            <text:p>14.1535</text:p>
          </table:table-cell>
          <table:table-cell office:value-type="float" office:value="3.4407" calcext:value-type="float">
            <text:p>3.4407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0.98362" calcext:value-type="float">
            <text:p>0.98362</text:p>
          </table:table-cell>
          <table:table-cell office:value-type="float" office:value="0.99862" calcext:value-type="float">
            <text:p>0.99862</text:p>
          </table:table-cell>
          <table:table-cell office:value-type="float" office:value="0" calcext:value-type="float">
            <text:p>0</text:p>
          </table:table-cell>
          <table:table-cell office:value-type="float" office:value="15.4923" calcext:value-type="float">
            <text:p>15.4923</text:p>
          </table:table-cell>
          <table:table-cell office:value-type="float" office:value="3.3939" calcext:value-type="float">
            <text:p>3.393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99265" calcext:value-type="float">
            <text:p>0.99265</text:p>
          </table:table-cell>
          <table:table-cell office:value-type="float" office:value="0.99866" calcext:value-type="float">
            <text:p>0.99866</text:p>
          </table:table-cell>
          <table:table-cell office:value-type="float" office:value="0" calcext:value-type="float">
            <text:p>0</text:p>
          </table:table-cell>
          <table:table-cell office:value-type="float" office:value="13.7414" calcext:value-type="float">
            <text:p>13.7414</text:p>
          </table:table-cell>
          <table:table-cell office:value-type="float" office:value="3.4469" calcext:value-type="float">
            <text:p>3.4469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0.98543" calcext:value-type="float">
            <text:p>0.98543</text:p>
          </table:table-cell>
          <table:table-cell office:value-type="float" office:value="0.99866" calcext:value-type="float">
            <text:p>0.99866</text:p>
          </table:table-cell>
          <table:table-cell office:value-type="float" office:value="0" calcext:value-type="float">
            <text:p>0</text:p>
          </table:table-cell>
          <table:table-cell office:value-type="float" office:value="15.1422" calcext:value-type="float">
            <text:p>15.1422</text:p>
          </table:table-cell>
          <table:table-cell office:value-type="float" office:value="3.4045" calcext:value-type="float">
            <text:p>3.404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99426" calcext:value-type="float">
            <text:p>0.99426</text:p>
          </table:table-cell>
          <table:table-cell office:value-type="float" office:value="0.99867" calcext:value-type="float">
            <text:p>0.99867</text:p>
          </table:table-cell>
          <table:table-cell office:value-type="float" office:value="0" calcext:value-type="float">
            <text:p>0</text:p>
          </table:table-cell>
          <table:table-cell office:value-type="float" office:value="13.1132" calcext:value-type="float">
            <text:p>13.1132</text:p>
          </table:table-cell>
          <table:table-cell office:value-type="float" office:value="3.4241" calcext:value-type="float">
            <text:p>3.424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.9869" calcext:value-type="float">
            <text:p>0.9869</text:p>
          </table:table-cell>
          <table:table-cell office:value-type="float" office:value="0.99867" calcext:value-type="float">
            <text:p>0.99867</text:p>
          </table:table-cell>
          <table:table-cell office:value-type="float" office:value="0" calcext:value-type="float">
            <text:p>0</text:p>
          </table:table-cell>
          <table:table-cell office:value-type="float" office:value="14.804" calcext:value-type="float">
            <text:p>14.804</text:p>
          </table:table-cell>
          <table:table-cell office:value-type="float" office:value="3.4079" calcext:value-type="float">
            <text:p>3.407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994" calcext:value-type="float">
            <text:p>0.994</text:p>
          </table:table-cell>
          <table:table-cell office:value-type="float" office:value="0.9987" calcext:value-type="float">
            <text:p>0.9987</text:p>
          </table:table-cell>
          <table:table-cell office:value-type="float" office:value="0" calcext:value-type="float">
            <text:p>0</text:p>
          </table:table-cell>
          <table:table-cell office:value-type="float" office:value="12.3926" calcext:value-type="float">
            <text:p>12.3926</text:p>
          </table:table-cell>
          <table:table-cell office:value-type="float" office:value="3.3586" calcext:value-type="float">
            <text:p>3.358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0.9879" calcext:value-type="float">
            <text:p>0.9879</text:p>
          </table:table-cell>
          <table:table-cell office:value-type="float" office:value="0.9987" calcext:value-type="float">
            <text:p>0.9987</text:p>
          </table:table-cell>
          <table:table-cell office:value-type="float" office:value="0" calcext:value-type="float">
            <text:p>0</text:p>
          </table:table-cell>
          <table:table-cell office:value-type="float" office:value="14.4596" calcext:value-type="float">
            <text:p>14.4596</text:p>
          </table:table-cell>
          <table:table-cell office:value-type="float" office:value="3.4007" calcext:value-type="float">
            <text:p>3.400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99438" calcext:value-type="float">
            <text:p>0.99438</text:p>
          </table:table-cell>
          <table:table-cell office:value-type="float" office:value="0.9987" calcext:value-type="float">
            <text:p>0.9987</text:p>
          </table:table-cell>
          <table:table-cell office:value-type="float" office:value="0.09979" calcext:value-type="float">
            <text:p>0.09979</text:p>
          </table:table-cell>
          <table:table-cell office:value-type="float" office:value="11.7653" calcext:value-type="float">
            <text:p>11.7653</text:p>
          </table:table-cell>
          <table:table-cell office:value-type="float" office:value="3.2853" calcext:value-type="float">
            <text:p>3.285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0.98873" calcext:value-type="float">
            <text:p>0.98873</text:p>
          </table:table-cell>
          <table:table-cell office:value-type="float" office:value="0.9987" calcext:value-type="float">
            <text:p>0.9987</text:p>
          </table:table-cell>
          <table:table-cell office:value-type="float" office:value="0" calcext:value-type="float">
            <text:p>0</text:p>
          </table:table-cell>
          <table:table-cell office:value-type="float" office:value="14.1227" calcext:value-type="float">
            <text:p>14.1227</text:p>
          </table:table-cell>
          <table:table-cell office:value-type="float" office:value="3.3863" calcext:value-type="float">
            <text:p>3.386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99564" calcext:value-type="float">
            <text:p>0.99564</text:p>
          </table:table-cell>
          <table:table-cell office:value-type="float" office:value="0.9987" calcext:value-type="float">
            <text:p>0.9987</text:p>
          </table:table-cell>
          <table:table-cell office:value-type="float" office:value="0.19956" calcext:value-type="float">
            <text:p>0.19956</text:p>
          </table:table-cell>
          <table:table-cell office:value-type="float" office:value="10.9503" calcext:value-type="float">
            <text:p>10.9503</text:p>
          </table:table-cell>
          <table:table-cell office:value-type="float" office:value="3.1521" calcext:value-type="float">
            <text:p>3.152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0.98949" calcext:value-type="float">
            <text:p>0.98949</text:p>
          </table:table-cell>
          <table:table-cell office:value-type="float" office:value="0.9987" calcext:value-type="float">
            <text:p>0.9987</text:p>
          </table:table-cell>
          <table:table-cell office:value-type="float" office:value="0" calcext:value-type="float">
            <text:p>0</text:p>
          </table:table-cell>
          <table:table-cell office:value-type="float" office:value="13.7703" calcext:value-type="float">
            <text:p>13.7703</text:p>
          </table:table-cell>
          <table:table-cell office:value-type="float" office:value="3.3605" calcext:value-type="float">
            <text:p>3.360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99501" calcext:value-type="float">
            <text:p>0.99501</text:p>
          </table:table-cell>
          <table:table-cell office:value-type="float" office:value="0.9987" calcext:value-type="float">
            <text:p>0.9987</text:p>
          </table:table-cell>
          <table:table-cell office:value-type="float" office:value="0.09938" calcext:value-type="float">
            <text:p>0.09938</text:p>
          </table:table-cell>
          <table:table-cell office:value-type="float" office:value="10.4162" calcext:value-type="float">
            <text:p>10.4162</text:p>
          </table:table-cell>
          <table:table-cell office:value-type="float" office:value="3.0806" calcext:value-type="float">
            <text:p>3.080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0.99005" calcext:value-type="float">
            <text:p>0.99005</text:p>
          </table:table-cell>
          <table:table-cell office:value-type="float" office:value="0.9987" calcext:value-type="float">
            <text:p>0.9987</text:p>
          </table:table-cell>
          <table:table-cell office:value-type="float" office:value="0" calcext:value-type="float">
            <text:p>0</text:p>
          </table:table-cell>
          <table:table-cell office:value-type="float" office:value="13.4349" calcext:value-type="float">
            <text:p>13.4349</text:p>
          </table:table-cell>
          <table:table-cell office:value-type="float" office:value="3.3324" calcext:value-type="float">
            <text:p>3.332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6972" calcext:value-type="float">
            <text:p>0.6972</text:p>
          </table:table-cell>
          <table:table-cell office:value-type="float" office:value="0.69912" calcext:value-type="float">
            <text:p>0.69912</text:p>
          </table:table-cell>
          <table:table-cell office:value-type="float" office:value="0.29875" calcext:value-type="float">
            <text:p>0.29875</text:p>
          </table:table-cell>
          <table:table-cell office:value-type="float" office:value="6.985" calcext:value-type="float">
            <text:p>6.985</text:p>
          </table:table-cell>
          <table:table-cell office:value-type="float" office:value="2.118" calcext:value-type="float">
            <text:p>2.11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0.69331" calcext:value-type="float">
            <text:p>0.69331</text:p>
          </table:table-cell>
          <table:table-cell office:value-type="float" office:value="0.69912" calcext:value-type="float">
            <text:p>0.69912</text:p>
          </table:table-cell>
          <table:table-cell office:value-type="float" office:value="0" calcext:value-type="float">
            <text:p>0</text:p>
          </table:table-cell>
          <table:table-cell office:value-type="float" office:value="9.3263" calcext:value-type="float">
            <text:p>9.3263</text:p>
          </table:table-cell>
          <table:table-cell office:value-type="float" office:value="2.329" calcext:value-type="float">
            <text:p>2.32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69772" calcext:value-type="float">
            <text:p>0.69772</text:p>
          </table:table-cell>
          <table:table-cell office:value-type="float" office:value="0.69913" calcext:value-type="float">
            <text:p>0.69913</text:p>
          </table:table-cell>
          <table:table-cell office:value-type="float" office:value="0.29884" calcext:value-type="float">
            <text:p>0.29884</text:p>
          </table:table-cell>
          <table:table-cell office:value-type="float" office:value="6.8436" calcext:value-type="float">
            <text:p>6.8436</text:p>
          </table:table-cell>
          <table:table-cell office:value-type="float" office:value="2.0993" calcext:value-type="float">
            <text:p>2.099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0.6937" calcext:value-type="float">
            <text:p>0.6937</text:p>
          </table:table-cell>
          <table:table-cell office:value-type="float" office:value="0.69913" calcext:value-type="float">
            <text:p>0.69913</text:p>
          </table:table-cell>
          <table:table-cell office:value-type="float" office:value="0" calcext:value-type="float">
            <text:p>0</text:p>
          </table:table-cell>
          <table:table-cell office:value-type="float" office:value="9.1194" calcext:value-type="float">
            <text:p>9.1194</text:p>
          </table:table-cell>
          <table:table-cell office:value-type="float" office:value="2.31" calcext:value-type="float">
            <text:p>2.3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69722" calcext:value-type="float">
            <text:p>0.69722</text:p>
          </table:table-cell>
          <table:table-cell office:value-type="float" office:value="0.69915" calcext:value-type="float">
            <text:p>0.69915</text:p>
          </table:table-cell>
          <table:table-cell office:value-type="float" office:value="0.29881" calcext:value-type="float">
            <text:p>0.29881</text:p>
          </table:table-cell>
          <table:table-cell office:value-type="float" office:value="6.3512" calcext:value-type="float">
            <text:p>6.3512</text:p>
          </table:table-cell>
          <table:table-cell office:value-type="float" office:value="2.0026" calcext:value-type="float">
            <text:p>2.002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0.69397" calcext:value-type="float">
            <text:p>0.69397</text:p>
          </table:table-cell>
          <table:table-cell office:value-type="float" office:value="0.69915" calcext:value-type="float">
            <text:p>0.69915</text:p>
          </table:table-cell>
          <table:table-cell office:value-type="float" office:value="0" calcext:value-type="float">
            <text:p>0</text:p>
          </table:table-cell>
          <table:table-cell office:value-type="float" office:value="8.9065" calcext:value-type="float">
            <text:p>8.9065</text:p>
          </table:table-cell>
          <table:table-cell office:value-type="float" office:value="2.2863" calcext:value-type="float">
            <text:p>2.286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69748" calcext:value-type="float">
            <text:p>0.69748</text:p>
          </table:table-cell>
          <table:table-cell office:value-type="float" office:value="0.69917" calcext:value-type="float">
            <text:p>0.69917</text:p>
          </table:table-cell>
          <table:table-cell office:value-type="float" office:value="0.0998" calcext:value-type="float">
            <text:p>0.0998</text:p>
          </table:table-cell>
          <table:table-cell office:value-type="float" office:value="5.8976" calcext:value-type="float">
            <text:p>5.8976</text:p>
          </table:table-cell>
          <table:table-cell office:value-type="float" office:value="1.9294" calcext:value-type="float">
            <text:p>1.929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.69421" calcext:value-type="float">
            <text:p>0.69421</text:p>
          </table:table-cell>
          <table:table-cell office:value-type="float" office:value="0.69917" calcext:value-type="float">
            <text:p>0.69917</text:p>
          </table:table-cell>
          <table:table-cell office:value-type="float" office:value="0" calcext:value-type="float">
            <text:p>0</text:p>
          </table:table-cell>
          <table:table-cell office:value-type="float" office:value="8.6915" calcext:value-type="float">
            <text:p>8.6915</text:p>
          </table:table-cell>
          <table:table-cell office:value-type="float" office:value="2.2608" calcext:value-type="float">
            <text:p>2.260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6981" calcext:value-type="float">
            <text:p>0.6981</text:p>
          </table:table-cell>
          <table:table-cell office:value-type="float" office:value="0.69917" calcext:value-type="float">
            <text:p>0.69917</text:p>
          </table:table-cell>
          <table:table-cell office:value-type="float" office:value="0.3985" calcext:value-type="float">
            <text:p>0.3985</text:p>
          </table:table-cell>
          <table:table-cell office:value-type="float" office:value="5.6421" calcext:value-type="float">
            <text:p>5.6421</text:p>
          </table:table-cell>
          <table:table-cell office:value-type="float" office:value="1.867" calcext:value-type="float">
            <text:p>1.86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0.69449" calcext:value-type="float">
            <text:p>0.69449</text:p>
          </table:table-cell>
          <table:table-cell office:value-type="float" office:value="0.69917" calcext:value-type="float">
            <text:p>0.69917</text:p>
          </table:table-cell>
          <table:table-cell office:value-type="float" office:value="0" calcext:value-type="float">
            <text:p>0</text:p>
          </table:table-cell>
          <table:table-cell office:value-type="float" office:value="8.4884" calcext:value-type="float">
            <text:p>8.4884</text:p>
          </table:table-cell>
          <table:table-cell office:value-type="float" office:value="2.2346" calcext:value-type="float">
            <text:p>2.234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69809" calcext:value-type="float">
            <text:p>0.69809</text:p>
          </table:table-cell>
          <table:table-cell office:value-type="float" office:value="0.69917" calcext:value-type="float">
            <text:p>0.69917</text:p>
          </table:table-cell>
          <table:table-cell office:value-type="float" office:value="0.39894" calcext:value-type="float">
            <text:p>0.39894</text:p>
          </table:table-cell>
          <table:table-cell office:value-type="float" office:value="5.4852" calcext:value-type="float">
            <text:p>5.4852</text:p>
          </table:table-cell>
          <table:table-cell office:value-type="float" office:value="1.8275" calcext:value-type="float">
            <text:p>1.827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.6947" calcext:value-type="float">
            <text:p>0.6947</text:p>
          </table:table-cell>
          <table:table-cell office:value-type="float" office:value="0.69917" calcext:value-type="float">
            <text:p>0.69917</text:p>
          </table:table-cell>
          <table:table-cell office:value-type="float" office:value="0" calcext:value-type="float">
            <text:p>0</text:p>
          </table:table-cell>
          <table:table-cell office:value-type="float" office:value="8.3006" calcext:value-type="float">
            <text:p>8.3006</text:p>
          </table:table-cell>
          <table:table-cell office:value-type="float" office:value="2.2091" calcext:value-type="float">
            <text:p>2.209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69822" calcext:value-type="float">
            <text:p>0.69822</text:p>
          </table:table-cell>
          <table:table-cell office:value-type="float" office:value="0.69917" calcext:value-type="float">
            <text:p>0.69917</text:p>
          </table:table-cell>
          <table:table-cell office:value-type="float" office:value="0.39891" calcext:value-type="float">
            <text:p>0.39891</text:p>
          </table:table-cell>
          <table:table-cell office:value-type="float" office:value="5.3591" calcext:value-type="float">
            <text:p>5.3591</text:p>
          </table:table-cell>
          <table:table-cell office:value-type="float" office:value="1.8254" calcext:value-type="float">
            <text:p>1.825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69491" calcext:value-type="float">
            <text:p>0.69491</text:p>
          </table:table-cell>
          <table:table-cell office:value-type="float" office:value="0.69917" calcext:value-type="float">
            <text:p>0.69917</text:p>
          </table:table-cell>
          <table:table-cell office:value-type="float" office:value="0" calcext:value-type="float">
            <text:p>0</text:p>
          </table:table-cell>
          <table:table-cell office:value-type="float" office:value="8.1275" calcext:value-type="float">
            <text:p>8.1275</text:p>
          </table:table-cell>
          <table:table-cell office:value-type="float" office:value="2.1866" calcext:value-type="float">
            <text:p>2.186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69835" calcext:value-type="float">
            <text:p>0.69835</text:p>
          </table:table-cell>
          <table:table-cell office:value-type="float" office:value="0.69917" calcext:value-type="float">
            <text:p>0.69917</text:p>
          </table:table-cell>
          <table:table-cell office:value-type="float" office:value="0.49876" calcext:value-type="float">
            <text:p>0.49876</text:p>
          </table:table-cell>
          <table:table-cell office:value-type="float" office:value="5.1772" calcext:value-type="float">
            <text:p>5.1772</text:p>
          </table:table-cell>
          <table:table-cell office:value-type="float" office:value="1.7966" calcext:value-type="float">
            <text:p>1.796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69917" calcext:value-type="float">
            <text:p>0.69917</text:p>
          </table:table-cell>
          <table:table-cell office:value-type="float" office:value="0" calcext:value-type="float">
            <text:p>0</text:p>
          </table:table-cell>
          <table:table-cell office:value-type="float" office:value="7.9636" calcext:value-type="float">
            <text:p>7.9636</text:p>
          </table:table-cell>
          <table:table-cell office:value-type="float" office:value="2.1651" calcext:value-type="float">
            <text:p>2.165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6981" calcext:value-type="float">
            <text:p>0.6981</text:p>
          </table:table-cell>
          <table:table-cell office:value-type="float" office:value="0.69917" calcext:value-type="float">
            <text:p>0.69917</text:p>
          </table:table-cell>
          <table:table-cell office:value-type="float" office:value="0.29909" calcext:value-type="float">
            <text:p>0.29909</text:p>
          </table:table-cell>
          <table:table-cell office:value-type="float" office:value="4.942" calcext:value-type="float">
            <text:p>4.942</text:p>
          </table:table-cell>
          <table:table-cell office:value-type="float" office:value="1.7383" calcext:value-type="float">
            <text:p>1.738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69526" calcext:value-type="float">
            <text:p>0.69526</text:p>
          </table:table-cell>
          <table:table-cell office:value-type="float" office:value="0.69917" calcext:value-type="float">
            <text:p>0.69917</text:p>
          </table:table-cell>
          <table:table-cell office:value-type="float" office:value="0" calcext:value-type="float">
            <text:p>0</text:p>
          </table:table-cell>
          <table:table-cell office:value-type="float" office:value="7.8046" calcext:value-type="float">
            <text:p>7.8046</text:p>
          </table:table-cell>
          <table:table-cell office:value-type="float" office:value="2.1425" calcext:value-type="float">
            <text:p>2.142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6976" calcext:value-type="float">
            <text:p>0.6976</text:p>
          </table:table-cell>
          <table:table-cell office:value-type="float" office:value="0.69917" calcext:value-type="float">
            <text:p>0.69917</text:p>
          </table:table-cell>
          <table:table-cell office:value-type="float" office:value="0.29915" calcext:value-type="float">
            <text:p>0.29915</text:p>
          </table:table-cell>
          <table:table-cell office:value-type="float" office:value="4.7511" calcext:value-type="float">
            <text:p>4.7511</text:p>
          </table:table-cell>
          <table:table-cell office:value-type="float" office:value="1.6903" calcext:value-type="float">
            <text:p>1.690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69537" calcext:value-type="float">
            <text:p>0.69537</text:p>
          </table:table-cell>
          <table:table-cell office:value-type="float" office:value="0.69917" calcext:value-type="float">
            <text:p>0.69917</text:p>
          </table:table-cell>
          <table:table-cell office:value-type="float" office:value="0" calcext:value-type="float">
            <text:p>0</text:p>
          </table:table-cell>
          <table:table-cell office:value-type="float" office:value="7.6519" calcext:value-type="float">
            <text:p>7.6519</text:p>
          </table:table-cell>
          <table:table-cell office:value-type="float" office:value="2.1199" calcext:value-type="float">
            <text:p>2.119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49838" calcext:value-type="float">
            <text:p>0.49838</text:p>
          </table:table-cell>
          <table:table-cell office:value-type="float" office:value="0.49943" calcext:value-type="float">
            <text:p>0.49943</text:p>
          </table:table-cell>
          <table:table-cell office:value-type="float" office:value="0.19935" calcext:value-type="float">
            <text:p>0.19935</text:p>
          </table:table-cell>
          <table:table-cell office:value-type="float" office:value="3.385" calcext:value-type="float">
            <text:p>3.385</text:p>
          </table:table-cell>
          <table:table-cell office:value-type="float" office:value="1.2111" calcext:value-type="float">
            <text:p>1.211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49676" calcext:value-type="float">
            <text:p>0.49676</text:p>
          </table:table-cell>
          <table:table-cell office:value-type="float" office:value="0.49943" calcext:value-type="float">
            <text:p>0.49943</text:p>
          </table:table-cell>
          <table:table-cell office:value-type="float" office:value="0" calcext:value-type="float">
            <text:p>0</text:p>
          </table:table-cell>
          <table:table-cell office:value-type="float" office:value="5.414" calcext:value-type="float">
            <text:p>5.414</text:p>
          </table:table-cell>
          <table:table-cell office:value-type="float" office:value="1.4986" calcext:value-type="float">
            <text:p>1.498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49838" calcext:value-type="float">
            <text:p>0.49838</text:p>
          </table:table-cell>
          <table:table-cell office:value-type="float" office:value="0.49943" calcext:value-type="float">
            <text:p>0.49943</text:p>
          </table:table-cell>
          <table:table-cell office:value-type="float" office:value="0.29913" calcext:value-type="float">
            <text:p>0.29913</text:p>
          </table:table-cell>
          <table:table-cell office:value-type="float" office:value="3.225" calcext:value-type="float">
            <text:p>3.225</text:p>
          </table:table-cell>
          <table:table-cell office:value-type="float" office:value="1.1724" calcext:value-type="float">
            <text:p>1.172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49682" calcext:value-type="float">
            <text:p>0.49682</text:p>
          </table:table-cell>
          <table:table-cell office:value-type="float" office:value="0.49943" calcext:value-type="float">
            <text:p>0.49943</text:p>
          </table:table-cell>
          <table:table-cell office:value-type="float" office:value="0" calcext:value-type="float">
            <text:p>0</text:p>
          </table:table-cell>
          <table:table-cell office:value-type="float" office:value="5.3147" calcext:value-type="float">
            <text:p>5.3147</text:p>
          </table:table-cell>
          <table:table-cell office:value-type="float" office:value="1.4837" calcext:value-type="float">
            <text:p>1.483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49862" calcext:value-type="float">
            <text:p>0.49862</text:p>
          </table:table-cell>
          <table:table-cell office:value-type="float" office:value="0.49944" calcext:value-type="float">
            <text:p>0.49944</text:p>
          </table:table-cell>
          <table:table-cell office:value-type="float" office:value="0.19955" calcext:value-type="float">
            <text:p>0.19955</text:p>
          </table:table-cell>
          <table:table-cell office:value-type="float" office:value="3.0685" calcext:value-type="float">
            <text:p>3.0685</text:p>
          </table:table-cell>
          <table:table-cell office:value-type="float" office:value="1.1288" calcext:value-type="float">
            <text:p>1.128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4969" calcext:value-type="float">
            <text:p>0.4969</text:p>
          </table:table-cell>
          <table:table-cell office:value-type="float" office:value="0.49944" calcext:value-type="float">
            <text:p>0.49944</text:p>
          </table:table-cell>
          <table:table-cell office:value-type="float" office:value="0" calcext:value-type="float">
            <text:p>0</text:p>
          </table:table-cell>
          <table:table-cell office:value-type="float" office:value="5.2168" calcext:value-type="float">
            <text:p>5.2168</text:p>
          </table:table-cell>
          <table:table-cell office:value-type="float" office:value="1.4682" calcext:value-type="float">
            <text:p>1.468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49876" calcext:value-type="float">
            <text:p>0.49876</text:p>
          </table:table-cell>
          <table:table-cell office:value-type="float" office:value="0.49944" calcext:value-type="float">
            <text:p>0.49944</text:p>
          </table:table-cell>
          <table:table-cell office:value-type="float" office:value="0.29915" calcext:value-type="float">
            <text:p>0.29915</text:p>
          </table:table-cell>
          <table:table-cell office:value-type="float" office:value="2.9774" calcext:value-type="float">
            <text:p>2.9774</text:p>
          </table:table-cell>
          <table:table-cell office:value-type="float" office:value="1.1073" calcext:value-type="float">
            <text:p>1.107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9699" calcext:value-type="float">
            <text:p>0.49699</text:p>
          </table:table-cell>
          <table:table-cell office:value-type="float" office:value="0.49944" calcext:value-type="float">
            <text:p>0.49944</text:p>
          </table:table-cell>
          <table:table-cell office:value-type="float" office:value="0" calcext:value-type="float">
            <text:p>0</text:p>
          </table:table-cell>
          <table:table-cell office:value-type="float" office:value="5.1235" calcext:value-type="float">
            <text:p>5.1235</text:p>
          </table:table-cell>
          <table:table-cell office:value-type="float" office:value="1.4533" calcext:value-type="float">
            <text:p>1.453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49875" calcext:value-type="float">
            <text:p>0.49875</text:p>
          </table:table-cell>
          <table:table-cell office:value-type="float" office:value="0.49944" calcext:value-type="float">
            <text:p>0.49944</text:p>
          </table:table-cell>
          <table:table-cell office:value-type="float" office:value="0.2993" calcext:value-type="float">
            <text:p>0.2993</text:p>
          </table:table-cell>
          <table:table-cell office:value-type="float" office:value="2.9304" calcext:value-type="float">
            <text:p>2.9304</text:p>
          </table:table-cell>
          <table:table-cell office:value-type="float" office:value="1.1042" calcext:value-type="float">
            <text:p>1.104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49706" calcext:value-type="float">
            <text:p>0.49706</text:p>
          </table:table-cell>
          <table:table-cell office:value-type="float" office:value="0.49944" calcext:value-type="float">
            <text:p>0.49944</text:p>
          </table:table-cell>
          <table:table-cell office:value-type="float" office:value="0" calcext:value-type="float">
            <text:p>0</text:p>
          </table:table-cell>
          <table:table-cell office:value-type="float" office:value="5.0358" calcext:value-type="float">
            <text:p>5.0358</text:p>
          </table:table-cell>
          <table:table-cell office:value-type="float" office:value="1.4394" calcext:value-type="float">
            <text:p>1.439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49887" calcext:value-type="float">
            <text:p>0.49887</text:p>
          </table:table-cell>
          <table:table-cell office:value-type="float" office:value="0.49944" calcext:value-type="float">
            <text:p>0.49944</text:p>
          </table:table-cell>
          <table:table-cell office:value-type="float" office:value="0.39908" calcext:value-type="float">
            <text:p>0.39908</text:p>
          </table:table-cell>
          <table:table-cell office:value-type="float" office:value="2.8837" calcext:value-type="float">
            <text:p>2.8837</text:p>
          </table:table-cell>
          <table:table-cell office:value-type="float" office:value="1.0856" calcext:value-type="float">
            <text:p>1.085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9713" calcext:value-type="float">
            <text:p>0.49713</text:p>
          </table:table-cell>
          <table:table-cell office:value-type="float" office:value="0.49944" calcext:value-type="float">
            <text:p>0.49944</text:p>
          </table:table-cell>
          <table:table-cell office:value-type="float" office:value="0" calcext:value-type="float">
            <text:p>0</text:p>
          </table:table-cell>
          <table:table-cell office:value-type="float" office:value="4.9531" calcext:value-type="float">
            <text:p>4.9531</text:p>
          </table:table-cell>
          <table:table-cell office:value-type="float" office:value="1.4256" calcext:value-type="float">
            <text:p>1.425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49838" calcext:value-type="float">
            <text:p>0.49838</text:p>
          </table:table-cell>
          <table:table-cell office:value-type="float" office:value="0.49944" calcext:value-type="float">
            <text:p>0.49944</text:p>
          </table:table-cell>
          <table:table-cell office:value-type="float" office:value="0.09978" calcext:value-type="float">
            <text:p>0.09978</text:p>
          </table:table-cell>
          <table:table-cell office:value-type="float" office:value="2.8445" calcext:value-type="float">
            <text:p>2.8445</text:p>
          </table:table-cell>
          <table:table-cell office:value-type="float" office:value="1.0806" calcext:value-type="float">
            <text:p>1.080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49717" calcext:value-type="float">
            <text:p>0.49717</text:p>
          </table:table-cell>
          <table:table-cell office:value-type="float" office:value="0.49944" calcext:value-type="float">
            <text:p>0.49944</text:p>
          </table:table-cell>
          <table:table-cell office:value-type="float" office:value="0" calcext:value-type="float">
            <text:p>0</text:p>
          </table:table-cell>
          <table:table-cell office:value-type="float" office:value="4.8749" calcext:value-type="float">
            <text:p>4.8749</text:p>
          </table:table-cell>
          <table:table-cell office:value-type="float" office:value="1.4128" calcext:value-type="float">
            <text:p>1.412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49863" calcext:value-type="float">
            <text:p>0.49863</text:p>
          </table:table-cell>
          <table:table-cell office:value-type="float" office:value="0.49944" calcext:value-type="float">
            <text:p>0.49944</text:p>
          </table:table-cell>
          <table:table-cell office:value-type="float" office:value="0.19923" calcext:value-type="float">
            <text:p>0.19923</text:p>
          </table:table-cell>
          <table:table-cell office:value-type="float" office:value="2.74" calcext:value-type="float">
            <text:p>2.74</text:p>
          </table:table-cell>
          <table:table-cell office:value-type="float" office:value="1.0473" calcext:value-type="float">
            <text:p>1.047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49722" calcext:value-type="float">
            <text:p>0.49722</text:p>
          </table:table-cell>
          <table:table-cell office:value-type="float" office:value="0.49944" calcext:value-type="float">
            <text:p>0.49944</text:p>
          </table:table-cell>
          <table:table-cell office:value-type="float" office:value="0" calcext:value-type="float">
            <text:p>0</text:p>
          </table:table-cell>
          <table:table-cell office:value-type="float" office:value="4.7988" calcext:value-type="float">
            <text:p>4.7988</text:p>
          </table:table-cell>
          <table:table-cell office:value-type="float" office:value="1.3999" calcext:value-type="float">
            <text:p>1.399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49887" calcext:value-type="float">
            <text:p>0.49887</text:p>
          </table:table-cell>
          <table:table-cell office:value-type="float" office:value="0.49944" calcext:value-type="float">
            <text:p>0.49944</text:p>
          </table:table-cell>
          <table:table-cell office:value-type="float" office:value="0.39916" calcext:value-type="float">
            <text:p>0.39916</text:p>
          </table:table-cell>
          <table:table-cell office:value-type="float" office:value="2.6872" calcext:value-type="float">
            <text:p>2.6872</text:p>
          </table:table-cell>
          <table:table-cell office:value-type="float" office:value="1.028" calcext:value-type="float">
            <text:p>1.02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9728" calcext:value-type="float">
            <text:p>0.49728</text:p>
          </table:table-cell>
          <table:table-cell office:value-type="float" office:value="0.49944" calcext:value-type="float">
            <text:p>0.49944</text:p>
          </table:table-cell>
          <table:table-cell office:value-type="float" office:value="0" calcext:value-type="float">
            <text:p>0</text:p>
          </table:table-cell>
          <table:table-cell office:value-type="float" office:value="4.726" calcext:value-type="float">
            <text:p>4.726</text:p>
          </table:table-cell>
          <table:table-cell office:value-type="float" office:value="1.387" calcext:value-type="float">
            <text:p>1.38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49887" calcext:value-type="float">
            <text:p>0.49887</text:p>
          </table:table-cell>
          <table:table-cell office:value-type="float" office:value="0.49944" calcext:value-type="float">
            <text:p>0.49944</text:p>
          </table:table-cell>
          <table:table-cell office:value-type="float" office:value="0.39913" calcext:value-type="float">
            <text:p>0.39913</text:p>
          </table:table-cell>
          <table:table-cell office:value-type="float" office:value="2.6094" calcext:value-type="float">
            <text:p>2.6094</text:p>
          </table:table-cell>
          <table:table-cell office:value-type="float" office:value="0.998" calcext:value-type="float">
            <text:p>0.99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9733" calcext:value-type="float">
            <text:p>0.49733</text:p>
          </table:table-cell>
          <table:table-cell office:value-type="float" office:value="0.49944" calcext:value-type="float">
            <text:p>0.49944</text:p>
          </table:table-cell>
          <table:table-cell office:value-type="float" office:value="0" calcext:value-type="float">
            <text:p>0</text:p>
          </table:table-cell>
          <table:table-cell office:value-type="float" office:value="4.6553" calcext:value-type="float">
            <text:p>4.6553</text:p>
          </table:table-cell>
          <table:table-cell office:value-type="float" office:value="1.374" calcext:value-type="float">
            <text:p>1.37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29903" calcext:value-type="float">
            <text:p>0.29903</text:p>
          </table:table-cell>
          <table:table-cell office:value-type="float" office:value="0.29967" calcext:value-type="float">
            <text:p>0.29967</text:p>
          </table:table-cell>
          <table:table-cell office:value-type="float" office:value="0.19753" calcext:value-type="float">
            <text:p>0.19753</text:p>
          </table:table-cell>
          <table:table-cell office:value-type="float" office:value="1.5485" calcext:value-type="float">
            <text:p>1.5485</text:p>
          </table:table-cell>
          <table:table-cell office:value-type="float" office:value="0.6081" calcext:value-type="float">
            <text:p>0.608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9838" calcext:value-type="float">
            <text:p>0.29838</text:p>
          </table:table-cell>
          <table:table-cell office:value-type="float" office:value="0.29967" calcext:value-type="float">
            <text:p>0.29967</text:p>
          </table:table-cell>
          <table:table-cell office:value-type="float" office:value="0" calcext:value-type="float">
            <text:p>0</text:p>
          </table:table-cell>
          <table:table-cell office:value-type="float" office:value="2.7941" calcext:value-type="float">
            <text:p>2.7941</text:p>
          </table:table-cell>
          <table:table-cell office:value-type="float" office:value="0.8347" calcext:value-type="float">
            <text:p>0.834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2994" calcext:value-type="float">
            <text:p>0.2994</text:p>
          </table:table-cell>
          <table:table-cell office:value-type="float" office:value="0.29967" calcext:value-type="float">
            <text:p>0.29967</text:p>
          </table:table-cell>
          <table:table-cell office:value-type="float" office:value="0.29728" calcext:value-type="float">
            <text:p>0.29728</text:p>
          </table:table-cell>
          <table:table-cell office:value-type="float" office:value="1.493" calcext:value-type="float">
            <text:p>1.493</text:p>
          </table:table-cell>
          <table:table-cell office:value-type="float" office:value="0.5769" calcext:value-type="float">
            <text:p>0.576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9842" calcext:value-type="float">
            <text:p>0.29842</text:p>
          </table:table-cell>
          <table:table-cell office:value-type="float" office:value="0.29967" calcext:value-type="float">
            <text:p>0.29967</text:p>
          </table:table-cell>
          <table:table-cell office:value-type="float" office:value="0" calcext:value-type="float">
            <text:p>0</text:p>
          </table:table-cell>
          <table:table-cell office:value-type="float" office:value="2.7535" calcext:value-type="float">
            <text:p>2.7535</text:p>
          </table:table-cell>
          <table:table-cell office:value-type="float" office:value="0.8266" calcext:value-type="float">
            <text:p>0.826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2994" calcext:value-type="float">
            <text:p>0.2994</text:p>
          </table:table-cell>
          <table:table-cell office:value-type="float" office:value="0.29967" calcext:value-type="float">
            <text:p>0.29967</text:p>
          </table:table-cell>
          <table:table-cell office:value-type="float" office:value="0.29927" calcext:value-type="float">
            <text:p>0.29927</text:p>
          </table:table-cell>
          <table:table-cell office:value-type="float" office:value="1.478" calcext:value-type="float">
            <text:p>1.478</text:p>
          </table:table-cell>
          <table:table-cell office:value-type="float" office:value="0.5735" calcext:value-type="float">
            <text:p>0.573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9845" calcext:value-type="float">
            <text:p>0.29845</text:p>
          </table:table-cell>
          <table:table-cell office:value-type="float" office:value="0.29967" calcext:value-type="float">
            <text:p>0.29967</text:p>
          </table:table-cell>
          <table:table-cell office:value-type="float" office:value="0" calcext:value-type="float">
            <text:p>0</text:p>
          </table:table-cell>
          <table:table-cell office:value-type="float" office:value="2.7149" calcext:value-type="float">
            <text:p>2.7149</text:p>
          </table:table-cell>
          <table:table-cell office:value-type="float" office:value="0.8189" calcext:value-type="float">
            <text:p>0.818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0.29928" calcext:value-type="float">
            <text:p>0.29928</text:p>
          </table:table-cell>
          <table:table-cell office:value-type="float" office:value="0.29967" calcext:value-type="float">
            <text:p>0.29967</text:p>
          </table:table-cell>
          <table:table-cell office:value-type="float" office:value="0.19953" calcext:value-type="float">
            <text:p>0.19953</text:p>
          </table:table-cell>
          <table:table-cell office:value-type="float" office:value="1.4523" calcext:value-type="float">
            <text:p>1.4523</text:p>
          </table:table-cell>
          <table:table-cell office:value-type="float" office:value="0.5652" calcext:value-type="float">
            <text:p>0.565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29847" calcext:value-type="float">
            <text:p>0.29847</text:p>
          </table:table-cell>
          <table:table-cell office:value-type="float" office:value="0.29967" calcext:value-type="float">
            <text:p>0.29967</text:p>
          </table:table-cell>
          <table:table-cell office:value-type="float" office:value="0" calcext:value-type="float">
            <text:p>0</text:p>
          </table:table-cell>
          <table:table-cell office:value-type="float" office:value="2.6777" calcext:value-type="float">
            <text:p>2.6777</text:p>
          </table:table-cell>
          <table:table-cell office:value-type="float" office:value="0.8115" calcext:value-type="float">
            <text:p>0.811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0.29927" calcext:value-type="float">
            <text:p>0.29927</text:p>
          </table:table-cell>
          <table:table-cell office:value-type="float" office:value="0.29967" calcext:value-type="float">
            <text:p>0.29967</text:p>
          </table:table-cell>
          <table:table-cell office:value-type="float" office:value="0.19955" calcext:value-type="float">
            <text:p>0.19955</text:p>
          </table:table-cell>
          <table:table-cell office:value-type="float" office:value="1.4722" calcext:value-type="float">
            <text:p>1.4722</text:p>
          </table:table-cell>
          <table:table-cell office:value-type="float" office:value="0.5783" calcext:value-type="float">
            <text:p>0.578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2985" calcext:value-type="float">
            <text:p>0.2985</text:p>
          </table:table-cell>
          <table:table-cell office:value-type="float" office:value="0.29967" calcext:value-type="float">
            <text:p>0.29967</text:p>
          </table:table-cell>
          <table:table-cell office:value-type="float" office:value="0" calcext:value-type="float">
            <text:p>0</text:p>
          </table:table-cell>
          <table:table-cell office:value-type="float" office:value="2.6433" calcext:value-type="float">
            <text:p>2.6433</text:p>
          </table:table-cell>
          <table:table-cell office:value-type="float" office:value="0.8048" calcext:value-type="float">
            <text:p>0.804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0.29903" calcext:value-type="float">
            <text:p>0.29903</text:p>
          </table:table-cell>
          <table:table-cell office:value-type="float" office:value="0.29967" calcext:value-type="float">
            <text:p>0.29967</text:p>
          </table:table-cell>
          <table:table-cell office:value-type="float" office:value="0.09976" calcext:value-type="float">
            <text:p>0.09976</text:p>
          </table:table-cell>
          <table:table-cell office:value-type="float" office:value="1.4581" calcext:value-type="float">
            <text:p>1.4581</text:p>
          </table:table-cell>
          <table:table-cell office:value-type="float" office:value="0.5696" calcext:value-type="float">
            <text:p>0.569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9851" calcext:value-type="float">
            <text:p>0.29851</text:p>
          </table:table-cell>
          <table:table-cell office:value-type="float" office:value="0.29967" calcext:value-type="float">
            <text:p>0.29967</text:p>
          </table:table-cell>
          <table:table-cell office:value-type="float" office:value="0" calcext:value-type="float">
            <text:p>0</text:p>
          </table:table-cell>
          <table:table-cell office:value-type="float" office:value="2.6103" calcext:value-type="float">
            <text:p>2.6103</text:p>
          </table:table-cell>
          <table:table-cell office:value-type="float" office:value="0.7982" calcext:value-type="float">
            <text:p>0.798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.29915" calcext:value-type="float">
            <text:p>0.29915</text:p>
          </table:table-cell>
          <table:table-cell office:value-type="float" office:value="0.29967" calcext:value-type="float">
            <text:p>0.29967</text:p>
          </table:table-cell>
          <table:table-cell office:value-type="float" office:value="0.19956" calcext:value-type="float">
            <text:p>0.19956</text:p>
          </table:table-cell>
          <table:table-cell office:value-type="float" office:value="1.4133" calcext:value-type="float">
            <text:p>1.4133</text:p>
          </table:table-cell>
          <table:table-cell office:value-type="float" office:value="0.5513" calcext:value-type="float">
            <text:p>0.551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9852" calcext:value-type="float">
            <text:p>0.29852</text:p>
          </table:table-cell>
          <table:table-cell office:value-type="float" office:value="0.29967" calcext:value-type="float">
            <text:p>0.29967</text:p>
          </table:table-cell>
          <table:table-cell office:value-type="float" office:value="0" calcext:value-type="float">
            <text:p>0</text:p>
          </table:table-cell>
          <table:table-cell office:value-type="float" office:value="2.578" calcext:value-type="float">
            <text:p>2.578</text:p>
          </table:table-cell>
          <table:table-cell office:value-type="float" office:value="0.7917" calcext:value-type="float">
            <text:p>0.791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0.29927" calcext:value-type="float">
            <text:p>0.29927</text:p>
          </table:table-cell>
          <table:table-cell office:value-type="float" office:value="0.29967" calcext:value-type="float">
            <text:p>0.29967</text:p>
          </table:table-cell>
          <table:table-cell office:value-type="float" office:value="0.19948" calcext:value-type="float">
            <text:p>0.19948</text:p>
          </table:table-cell>
          <table:table-cell office:value-type="float" office:value="1.4387" calcext:value-type="float">
            <text:p>1.4387</text:p>
          </table:table-cell>
          <table:table-cell office:value-type="float" office:value="0.5661" calcext:value-type="float">
            <text:p>0.566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9854" calcext:value-type="float">
            <text:p>0.29854</text:p>
          </table:table-cell>
          <table:table-cell office:value-type="float" office:value="0.29967" calcext:value-type="float">
            <text:p>0.29967</text:p>
          </table:table-cell>
          <table:table-cell office:value-type="float" office:value="0" calcext:value-type="float">
            <text:p>0</text:p>
          </table:table-cell>
          <table:table-cell office:value-type="float" office:value="2.5481" calcext:value-type="float">
            <text:p>2.5481</text:p>
          </table:table-cell>
          <table:table-cell office:value-type="float" office:value="0.7857" calcext:value-type="float">
            <text:p>0.785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0.29928" calcext:value-type="float">
            <text:p>0.29928</text:p>
          </table:table-cell>
          <table:table-cell office:value-type="float" office:value="0.29967" calcext:value-type="float">
            <text:p>0.29967</text:p>
          </table:table-cell>
          <table:table-cell office:value-type="float" office:value="0.19959" calcext:value-type="float">
            <text:p>0.19959</text:p>
          </table:table-cell>
          <table:table-cell office:value-type="float" office:value="1.4088" calcext:value-type="float">
            <text:p>1.4088</text:p>
          </table:table-cell>
          <table:table-cell office:value-type="float" office:value="0.5488" calcext:value-type="float">
            <text:p>0.548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29856" calcext:value-type="float">
            <text:p>0.29856</text:p>
          </table:table-cell>
          <table:table-cell office:value-type="float" office:value="0.29967" calcext:value-type="float">
            <text:p>0.29967</text:p>
          </table:table-cell>
          <table:table-cell office:value-type="float" office:value="0" calcext:value-type="float">
            <text:p>0</text:p>
          </table:table-cell>
          <table:table-cell office:value-type="float" office:value="2.5188" calcext:value-type="float">
            <text:p>2.5188</text:p>
          </table:table-cell>
          <table:table-cell office:value-type="float" office:value="0.7796" calcext:value-type="float">
            <text:p>0.779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.29915" calcext:value-type="float">
            <text:p>0.29915</text:p>
          </table:table-cell>
          <table:table-cell office:value-type="float" office:value="0.29967" calcext:value-type="float">
            <text:p>0.29967</text:p>
          </table:table-cell>
          <table:table-cell office:value-type="float" office:value="0.19958" calcext:value-type="float">
            <text:p>0.19958</text:p>
          </table:table-cell>
          <table:table-cell office:value-type="float" office:value="1.3942" calcext:value-type="float">
            <text:p>1.3942</text:p>
          </table:table-cell>
          <table:table-cell office:value-type="float" office:value="0.546" calcext:value-type="float">
            <text:p>0.54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9858" calcext:value-type="float">
            <text:p>0.29858</text:p>
          </table:table-cell>
          <table:table-cell office:value-type="float" office:value="0.29967" calcext:value-type="float">
            <text:p>0.29967</text:p>
          </table:table-cell>
          <table:table-cell office:value-type="float" office:value="0" calcext:value-type="float">
            <text:p>0</text:p>
          </table:table-cell>
          <table:table-cell office:value-type="float" office:value="2.4906" calcext:value-type="float">
            <text:p>2.4906</text:p>
          </table:table-cell>
          <table:table-cell office:value-type="float" office:value="0.7738" calcext:value-type="float">
            <text:p>0.773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19948" calcext:value-type="float">
            <text:p>0.19948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.0998" calcext:value-type="float">
            <text:p>0.0998</text:p>
          </table:table-cell>
          <table:table-cell office:value-type="float" office:value="0.8883" calcext:value-type="float">
            <text:p>0.8883</text:p>
          </table:table-cell>
          <table:table-cell office:value-type="float" office:value="0.35" calcext:value-type="float">
            <text:p>0.3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9907" calcext:value-type="float">
            <text:p>0.19907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" calcext:value-type="float">
            <text:p>0</text:p>
          </table:table-cell>
          <table:table-cell office:value-type="float" office:value="1.6661" calcext:value-type="float">
            <text:p>1.6661</text:p>
          </table:table-cell>
          <table:table-cell office:value-type="float" office:value="0.5165" calcext:value-type="float">
            <text:p>0.516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0.1996" calcext:value-type="float">
            <text:p>0.1996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.19957" calcext:value-type="float">
            <text:p>0.19957</text:p>
          </table:table-cell>
          <table:table-cell office:value-type="float" office:value="0.8808" calcext:value-type="float">
            <text:p>0.8808</text:p>
          </table:table-cell>
          <table:table-cell office:value-type="float" office:value="0.3484" calcext:value-type="float">
            <text:p>0.348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9908" calcext:value-type="float">
            <text:p>0.19908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" calcext:value-type="float">
            <text:p>0</text:p>
          </table:table-cell>
          <table:table-cell office:value-type="float" office:value="1.6474" calcext:value-type="float">
            <text:p>1.6474</text:p>
          </table:table-cell>
          <table:table-cell office:value-type="float" office:value="0.5125" calcext:value-type="float">
            <text:p>0.512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.19947" calcext:value-type="float">
            <text:p>0.19947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.09976" calcext:value-type="float">
            <text:p>0.09976</text:p>
          </table:table-cell>
          <table:table-cell office:value-type="float" office:value="0.886" calcext:value-type="float">
            <text:p>0.886</text:p>
          </table:table-cell>
          <table:table-cell office:value-type="float" office:value="0.3497" calcext:value-type="float">
            <text:p>0.349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909" calcext:value-type="float">
            <text:p>0.19909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" calcext:value-type="float">
            <text:p>0</text:p>
          </table:table-cell>
          <table:table-cell office:value-type="float" office:value="1.6298" calcext:value-type="float">
            <text:p>1.6298</text:p>
          </table:table-cell>
          <table:table-cell office:value-type="float" office:value="0.5087" calcext:value-type="float">
            <text:p>0.508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0.19935" calcext:value-type="float">
            <text:p>0.19935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.09976" calcext:value-type="float">
            <text:p>0.09976</text:p>
          </table:table-cell>
          <table:table-cell office:value-type="float" office:value="0.8746" calcext:value-type="float">
            <text:p>0.8746</text:p>
          </table:table-cell>
          <table:table-cell office:value-type="float" office:value="0.3429" calcext:value-type="float">
            <text:p>0.34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9909" calcext:value-type="float">
            <text:p>0.19909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" calcext:value-type="float">
            <text:p>0</text:p>
          </table:table-cell>
          <table:table-cell office:value-type="float" office:value="1.6126" calcext:value-type="float">
            <text:p>1.6126</text:p>
          </table:table-cell>
          <table:table-cell office:value-type="float" office:value="0.505" calcext:value-type="float">
            <text:p>0.50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0.1996" calcext:value-type="float">
            <text:p>0.1996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.19957" calcext:value-type="float">
            <text:p>0.19957</text:p>
          </table:table-cell>
          <table:table-cell office:value-type="float" office:value="0.9179" calcext:value-type="float">
            <text:p>0.9179</text:p>
          </table:table-cell>
          <table:table-cell office:value-type="float" office:value="0.357" calcext:value-type="float">
            <text:p>0.35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9911" calcext:value-type="float">
            <text:p>0.19911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" calcext:value-type="float">
            <text:p>0</text:p>
          </table:table-cell>
          <table:table-cell office:value-type="float" office:value="1.5972" calcext:value-type="float">
            <text:p>1.5972</text:p>
          </table:table-cell>
          <table:table-cell office:value-type="float" office:value="0.5016" calcext:value-type="float">
            <text:p>0.50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.1996" calcext:value-type="float">
            <text:p>0.1996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.19958" calcext:value-type="float">
            <text:p>0.19958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3546" calcext:value-type="float">
            <text:p>0.354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912" calcext:value-type="float">
            <text:p>0.19912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" calcext:value-type="float">
            <text:p>0</text:p>
          </table:table-cell>
          <table:table-cell office:value-type="float" office:value="1.5822" calcext:value-type="float">
            <text:p>1.5822</text:p>
          </table:table-cell>
          <table:table-cell office:value-type="float" office:value="0.4985" calcext:value-type="float">
            <text:p>0.498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0.1996" calcext:value-type="float">
            <text:p>0.1996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.19959" calcext:value-type="float">
            <text:p>0.19959</text:p>
          </table:table-cell>
          <table:table-cell office:value-type="float" office:value="0.935" calcext:value-type="float">
            <text:p>0.935</text:p>
          </table:table-cell>
          <table:table-cell office:value-type="float" office:value="0.3707" calcext:value-type="float">
            <text:p>0.370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9913" calcext:value-type="float">
            <text:p>0.19913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" calcext:value-type="float">
            <text:p>0</text:p>
          </table:table-cell>
          <table:table-cell office:value-type="float" office:value="1.5685" calcext:value-type="float">
            <text:p>1.5685</text:p>
          </table:table-cell>
          <table:table-cell office:value-type="float" office:value="0.4958" calcext:value-type="float">
            <text:p>0.495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0.19947" calcext:value-type="float">
            <text:p>0.19947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.0998" calcext:value-type="float">
            <text:p>0.0998</text:p>
          </table:table-cell>
          <table:table-cell office:value-type="float" office:value="0.9246" calcext:value-type="float">
            <text:p>0.9246</text:p>
          </table:table-cell>
          <table:table-cell office:value-type="float" office:value="0.3641" calcext:value-type="float">
            <text:p>0.364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9914" calcext:value-type="float">
            <text:p>0.19914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" calcext:value-type="float">
            <text:p>0</text:p>
          </table:table-cell>
          <table:table-cell office:value-type="float" office:value="1.555" calcext:value-type="float">
            <text:p>1.555</text:p>
          </table:table-cell>
          <table:table-cell office:value-type="float" office:value="0.493" calcext:value-type="float">
            <text:p>0.49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19948" calcext:value-type="float">
            <text:p>0.19948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.09978" calcext:value-type="float">
            <text:p>0.09978</text:p>
          </table:table-cell>
          <table:table-cell office:value-type="float" office:value="0.9198" calcext:value-type="float">
            <text:p>0.9198</text:p>
          </table:table-cell>
          <table:table-cell office:value-type="float" office:value="0.3648" calcext:value-type="float">
            <text:p>0.364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9914" calcext:value-type="float">
            <text:p>0.19914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" calcext:value-type="float">
            <text:p>0</text:p>
          </table:table-cell>
          <table:table-cell office:value-type="float" office:value="1.5421" calcext:value-type="float">
            <text:p>1.5421</text:p>
          </table:table-cell>
          <table:table-cell office:value-type="float" office:value="0.4904" calcext:value-type="float">
            <text:p>0.490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0.1996" calcext:value-type="float">
            <text:p>0.1996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.19953" calcext:value-type="float">
            <text:p>0.19953</text:p>
          </table:table-cell>
          <table:table-cell office:value-type="float" office:value="0.9256" calcext:value-type="float">
            <text:p>0.9256</text:p>
          </table:table-cell>
          <table:table-cell office:value-type="float" office:value="0.3655" calcext:value-type="float">
            <text:p>0.365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9915" calcext:value-type="float">
            <text:p>0.19915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" calcext:value-type="float">
            <text:p>0</text:p>
          </table:table-cell>
          <table:table-cell office:value-type="float" office:value="1.5297" calcext:value-type="float">
            <text:p>1.5297</text:p>
          </table:table-cell>
          <table:table-cell office:value-type="float" office:value="0.4879" calcext:value-type="float">
            <text:p>0.487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0998" calcext:value-type="float">
            <text:p>0.0998</text:p>
          </table:table-cell>
          <table:table-cell office:value-type="float" office:value="0.09989" calcext:value-type="float">
            <text:p>0.09989</text:p>
          </table:table-cell>
          <table:table-cell office:value-type="float" office:value="0.09973" calcext:value-type="float">
            <text:p>0.09973</text:p>
          </table:table-cell>
          <table:table-cell office:value-type="float" office:value="0.4735" calcext:value-type="float">
            <text:p>0.4735</text:p>
          </table:table-cell>
          <table:table-cell office:value-type="float" office:value="0.1871" calcext:value-type="float">
            <text:p>0.187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9961" calcext:value-type="float">
            <text:p>0.09961</text:p>
          </table:table-cell>
          <table:table-cell office:value-type="float" office:value="0.09989" calcext:value-type="float">
            <text:p>0.09989</text:p>
          </table:table-cell>
          <table:table-cell office:value-type="float" office:value="0" calcext:value-type="float">
            <text:p>0</text:p>
          </table:table-cell>
          <table:table-cell office:value-type="float" office:value="0.7429" calcext:value-type="float">
            <text:p>0.7429</text:p>
          </table:table-cell>
          <table:table-cell office:value-type="float" office:value="0.24" calcext:value-type="float">
            <text:p>0.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</table:table>
      <table:table table:name="aggregated_all_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number-columns-repeated="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Remaining Subpopulations</text:p>
          </table:table-cell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imer Name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PU Time (ns):</text:p>
          </table:table-cell>
          <table:table-cell office:value-type="float" office:value="94440334074" calcext:value-type="float">
            <text:p>9444033407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all Time (ms):</text:p>
          </table:table-cell>
          <table:table-cell office:value-type="float" office:value="4624" calcext:value-type="float">
            <text:p>462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PU Cycles:</text:p>
          </table:table-cell>
          <table:table-cell office:value-type="float" office:value="7.75936217584609E+016" calcext:value-type="float">
            <text:p>7.75936217584609E+01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napshot #</text:p>
          </table:table-cell>
          <table:table-cell office:value-type="string" calcext:value-type="string">
            <text:p>Snapshot Time(ms)</text:p>
          </table:table-cell>
          <table:table-cell office:value-type="string" calcext:value-type="string">
            <text:p>Value(Bytes)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24472832" calcext:value-type="float">
            <text:p>324472832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9" calcext:value-type="float">
            <text:p>289</text:p>
          </table:table-cell>
          <table:table-cell office:value-type="float" office:value="342908928" calcext:value-type="float">
            <text:p>342908928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24" calcext:value-type="float">
            <text:p>524</text:p>
          </table:table-cell>
          <table:table-cell office:value-type="float" office:value="351125504" calcext:value-type="float">
            <text:p>351125504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63" calcext:value-type="float">
            <text:p>763</text:p>
          </table:table-cell>
          <table:table-cell office:value-type="float" office:value="358256640" calcext:value-type="float">
            <text:p>358256640</text:p>
          </table:table-cell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71" calcext:value-type="float">
            <text:p>971</text:p>
          </table:table-cell>
          <table:table-cell office:value-type="float" office:value="365903872" calcext:value-type="float">
            <text:p>365903872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96" calcext:value-type="float">
            <text:p>1196</text:p>
          </table:table-cell>
          <table:table-cell office:value-type="float" office:value="371716096" calcext:value-type="float">
            <text:p>371716096</text:p>
          </table:table-cell>
          <table:table-cell table:number-columns-repeated="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09" calcext:value-type="float">
            <text:p>1409</text:p>
          </table:table-cell>
          <table:table-cell office:value-type="float" office:value="379637760" calcext:value-type="float">
            <text:p>379637760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13" calcext:value-type="float">
            <text:p>1613</text:p>
          </table:table-cell>
          <table:table-cell office:value-type="float" office:value="386134016" calcext:value-type="float">
            <text:p>386134016</text:p>
          </table:table-cell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89" calcext:value-type="float">
            <text:p>1789</text:p>
          </table:table-cell>
          <table:table-cell office:value-type="float" office:value="391069696" calcext:value-type="float">
            <text:p>391069696</text:p>
          </table:table-cell>
          <table:table-cell table:number-columns-repeated="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42" calcext:value-type="float">
            <text:p>1942</text:p>
          </table:table-cell>
          <table:table-cell office:value-type="float" office:value="396406784" calcext:value-type="float">
            <text:p>396406784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45" calcext:value-type="float">
            <text:p>2045</text:p>
          </table:table-cell>
          <table:table-cell office:value-type="float" office:value="403537920" calcext:value-type="float">
            <text:p>403537920</text:p>
          </table:table-cell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11" calcext:value-type="float">
            <text:p>2311</text:p>
          </table:table-cell>
          <table:table-cell office:value-type="float" office:value="285200384" calcext:value-type="float">
            <text:p>285200384</text:p>
          </table:table-cell>
          <table:table-cell table:number-columns-repeated="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30" calcext:value-type="float">
            <text:p>2430</text:p>
          </table:table-cell>
          <table:table-cell office:value-type="float" office:value="289591296" calcext:value-type="float">
            <text:p>289591296</text:p>
          </table:table-cell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28" calcext:value-type="float">
            <text:p>2528</text:p>
          </table:table-cell>
          <table:table-cell office:value-type="float" office:value="292802560" calcext:value-type="float">
            <text:p>292802560</text:p>
          </table:table-cell>
          <table:table-cell table:number-columns-repeated="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30" calcext:value-type="float">
            <text:p>2630</text:p>
          </table:table-cell>
          <table:table-cell office:value-type="float" office:value="295645184" calcext:value-type="float">
            <text:p>295645184</text:p>
          </table:table-cell>
          <table:table-cell table:number-columns-repeated="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29" calcext:value-type="float">
            <text:p>2729</text:p>
          </table:table-cell>
          <table:table-cell office:value-type="float" office:value="299696128" calcext:value-type="float">
            <text:p>299696128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23" calcext:value-type="float">
            <text:p>2823</text:p>
          </table:table-cell>
          <table:table-cell office:value-type="float" office:value="303104000" calcext:value-type="float">
            <text:p>303104000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14" calcext:value-type="float">
            <text:p>2914</text:p>
          </table:table-cell>
          <table:table-cell office:value-type="float" office:value="306032640" calcext:value-type="float">
            <text:p>306032640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97" calcext:value-type="float">
            <text:p>2997</text:p>
          </table:table-cell>
          <table:table-cell office:value-type="float" office:value="310079488" calcext:value-type="float">
            <text:p>310079488</text:p>
          </table:table-cell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87" calcext:value-type="float">
            <text:p>3087</text:p>
          </table:table-cell>
          <table:table-cell office:value-type="float" office:value="314572800" calcext:value-type="float">
            <text:p>314572800</text:p>
          </table:table-cell>
          <table:table-cell table:number-columns-repeated="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154" calcext:value-type="float">
            <text:p>3154</text:p>
          </table:table-cell>
          <table:table-cell office:value-type="float" office:value="319127552" calcext:value-type="float">
            <text:p>319127552</text:p>
          </table:table-cell>
          <table:table-cell table:number-columns-repeated="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83" calcext:value-type="float">
            <text:p>3283</text:p>
          </table:table-cell>
          <table:table-cell office:value-type="float" office:value="229175296" calcext:value-type="float">
            <text:p>229175296</text:p>
          </table:table-cell>
          <table:table-cell table:number-columns-repeated="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45" calcext:value-type="float">
            <text:p>3345</text:p>
          </table:table-cell>
          <table:table-cell office:value-type="float" office:value="232103936" calcext:value-type="float">
            <text:p>232103936</text:p>
          </table:table-cell>
          <table:table-cell table:number-columns-repeated="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01" calcext:value-type="float">
            <text:p>3401</text:p>
          </table:table-cell>
          <table:table-cell office:value-type="float" office:value="235638784" calcext:value-type="float">
            <text:p>235638784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460" calcext:value-type="float">
            <text:p>3460</text:p>
          </table:table-cell>
          <table:table-cell office:value-type="float" office:value="236036096" calcext:value-type="float">
            <text:p>236036096</text:p>
          </table:table-cell>
          <table:table-cell table:number-columns-repeated="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515" calcext:value-type="float">
            <text:p>3515</text:p>
          </table:table-cell>
          <table:table-cell office:value-type="float" office:value="238882816" calcext:value-type="float">
            <text:p>238882816</text:p>
          </table:table-cell>
          <table:table-cell table:number-columns-repeated="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568" calcext:value-type="float">
            <text:p>3568</text:p>
          </table:table-cell>
          <table:table-cell office:value-type="float" office:value="240787456" calcext:value-type="float">
            <text:p>240787456</text:p>
          </table:table-cell>
          <table:table-cell table:number-columns-repeated="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619" calcext:value-type="float">
            <text:p>3619</text:p>
          </table:table-cell>
          <table:table-cell office:value-type="float" office:value="242651136" calcext:value-type="float">
            <text:p>242651136</text:p>
          </table:table-cell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668" calcext:value-type="float">
            <text:p>3668</text:p>
          </table:table-cell>
          <table:table-cell office:value-type="float" office:value="245874688" calcext:value-type="float">
            <text:p>245874688</text:p>
          </table:table-cell>
          <table:table-cell table:number-columns-repeated="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721" calcext:value-type="float">
            <text:p>3721</text:p>
          </table:table-cell>
          <table:table-cell office:value-type="float" office:value="247750656" calcext:value-type="float">
            <text:p>247750656</text:p>
          </table:table-cell>
          <table:table-cell table:number-columns-repeated="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61" calcext:value-type="float">
            <text:p>3761</text:p>
          </table:table-cell>
          <table:table-cell office:value-type="float" office:value="250195968" calcext:value-type="float">
            <text:p>250195968</text:p>
          </table:table-cell>
          <table:table-cell table:number-columns-repeated="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836" calcext:value-type="float">
            <text:p>3836</text:p>
          </table:table-cell>
          <table:table-cell office:value-type="float" office:value="151060480" calcext:value-type="float">
            <text:p>151060480</text:p>
          </table:table-cell>
          <table:table-cell table:number-columns-repeated="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873" calcext:value-type="float">
            <text:p>3873</text:p>
          </table:table-cell>
          <table:table-cell office:value-type="float" office:value="151748608" calcext:value-type="float">
            <text:p>151748608</text:p>
          </table:table-cell>
          <table:table-cell table:number-columns-repeated="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07" calcext:value-type="float">
            <text:p>3907</text:p>
          </table:table-cell>
          <table:table-cell office:value-type="float" office:value="152436736" calcext:value-type="float">
            <text:p>152436736</text:p>
          </table:table-cell>
          <table:table-cell table:number-columns-repeated="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942" calcext:value-type="float">
            <text:p>3942</text:p>
          </table:table-cell>
          <table:table-cell office:value-type="float" office:value="154095616" calcext:value-type="float">
            <text:p>154095616</text:p>
          </table:table-cell>
          <table:table-cell table:number-columns-repeated="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976" calcext:value-type="float">
            <text:p>3976</text:p>
          </table:table-cell>
          <table:table-cell office:value-type="float" office:value="155439104" calcext:value-type="float">
            <text:p>155439104</text:p>
          </table:table-cell>
          <table:table-cell table:number-columns-repeated="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006" calcext:value-type="float">
            <text:p>4006</text:p>
          </table:table-cell>
          <table:table-cell office:value-type="float" office:value="155287552" calcext:value-type="float">
            <text:p>155287552</text:p>
          </table:table-cell>
          <table:table-cell table:number-columns-repeated="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040" calcext:value-type="float">
            <text:p>4040</text:p>
          </table:table-cell>
          <table:table-cell office:value-type="float" office:value="156512256" calcext:value-type="float">
            <text:p>156512256</text:p>
          </table:table-cell>
          <table:table-cell table:number-columns-repeated="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77" calcext:value-type="float">
            <text:p>4077</text:p>
          </table:table-cell>
          <table:table-cell office:value-type="float" office:value="158650368" calcext:value-type="float">
            <text:p>158650368</text:p>
          </table:table-cell>
          <table:table-cell table:number-columns-repeated="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13" calcext:value-type="float">
            <text:p>4113</text:p>
          </table:table-cell>
          <table:table-cell office:value-type="float" office:value="158928896" calcext:value-type="float">
            <text:p>158928896</text:p>
          </table:table-cell>
          <table:table-cell table:number-columns-repeated="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147" calcext:value-type="float">
            <text:p>4147</text:p>
          </table:table-cell>
          <table:table-cell office:value-type="float" office:value="160514048" calcext:value-type="float">
            <text:p>160514048</text:p>
          </table:table-cell>
          <table:table-cell table:number-columns-repeated="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216" calcext:value-type="float">
            <text:p>4216</text:p>
          </table:table-cell>
          <table:table-cell office:value-type="float" office:value="108523520" calcext:value-type="float">
            <text:p>108523520</text:p>
          </table:table-cell>
          <table:table-cell table:number-columns-repeated="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246" calcext:value-type="float">
            <text:p>4246</text:p>
          </table:table-cell>
          <table:table-cell office:value-type="float" office:value="109391872" calcext:value-type="float">
            <text:p>109391872</text:p>
          </table:table-cell>
          <table:table-cell table:number-columns-repeated="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281" calcext:value-type="float">
            <text:p>4281</text:p>
          </table:table-cell>
          <table:table-cell office:value-type="float" office:value="111042560" calcext:value-type="float">
            <text:p>111042560</text:p>
          </table:table-cell>
          <table:table-cell table:number-columns-repeated="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316" calcext:value-type="float">
            <text:p>4316</text:p>
          </table:table-cell>
          <table:table-cell office:value-type="float" office:value="112189440" calcext:value-type="float">
            <text:p>112189440</text:p>
          </table:table-cell>
          <table:table-cell table:number-columns-repeated="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349" calcext:value-type="float">
            <text:p>4349</text:p>
          </table:table-cell>
          <table:table-cell office:value-type="float" office:value="111947776" calcext:value-type="float">
            <text:p>111947776</text:p>
          </table:table-cell>
          <table:table-cell table:number-columns-repeated="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85" calcext:value-type="float">
            <text:p>4385</text:p>
          </table:table-cell>
          <table:table-cell office:value-type="float" office:value="112058368" calcext:value-type="float">
            <text:p>112058368</text:p>
          </table:table-cell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415" calcext:value-type="float">
            <text:p>4415</text:p>
          </table:table-cell>
          <table:table-cell office:value-type="float" office:value="113545216" calcext:value-type="float">
            <text:p>113545216</text:p>
          </table:table-cell>
          <table:table-cell table:number-columns-repeated="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447" calcext:value-type="float">
            <text:p>4447</text:p>
          </table:table-cell>
          <table:table-cell office:value-type="float" office:value="115060736" calcext:value-type="float">
            <text:p>115060736</text:p>
          </table:table-cell>
          <table:table-cell table:number-columns-repeated="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484" calcext:value-type="float">
            <text:p>4484</text:p>
          </table:table-cell>
          <table:table-cell office:value-type="float" office:value="115879936" calcext:value-type="float">
            <text:p>115879936</text:p>
          </table:table-cell>
          <table:table-cell table:number-columns-repeated="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518" calcext:value-type="float">
            <text:p>4518</text:p>
          </table:table-cell>
          <table:table-cell office:value-type="float" office:value="115421184" calcext:value-type="float">
            <text:p>11542118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ggregation Count: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imer Name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PU Time (ns):</text:p>
          </table:table-cell>
          <table:table-cell office:value-type="float" office:value="9444033407" calcext:value-type="float">
            <text:p>944403340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all Time (ms):</text:p>
          </table:table-cell>
          <table:table-cell office:value-type="float" office:value="3384" calcext:value-type="float">
            <text:p>338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PU Cycles:</text:p>
          </table:table-cell>
          <table:table-cell office:value-type="float" office:value="7759362175846088" calcext:value-type="float">
            <text:p>775936217584608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napshot #</text:p>
          </table:table-cell>
          <table:table-cell office:value-type="string" calcext:value-type="string">
            <text:p>Snapshot Time(ms)</text:p>
          </table:table-cell>
          <table:table-cell office:value-type="string" calcext:value-type="string">
            <text:p>Value(Bytes)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2447283" calcext:value-type="float">
            <text:p>32447283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9" calcext:value-type="float">
            <text:p>289</text:p>
          </table:table-cell>
          <table:table-cell office:value-type="float" office:value="34290892" calcext:value-type="float">
            <text:p>34290892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24" calcext:value-type="float">
            <text:p>524</text:p>
          </table:table-cell>
          <table:table-cell office:value-type="float" office:value="35112550" calcext:value-type="float">
            <text:p>35112550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63" calcext:value-type="float">
            <text:p>763</text:p>
          </table:table-cell>
          <table:table-cell office:value-type="float" office:value="35825664" calcext:value-type="float">
            <text:p>35825664</text:p>
          </table:table-cell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71" calcext:value-type="float">
            <text:p>971</text:p>
          </table:table-cell>
          <table:table-cell office:value-type="float" office:value="36590387" calcext:value-type="float">
            <text:p>36590387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96" calcext:value-type="float">
            <text:p>1196</text:p>
          </table:table-cell>
          <table:table-cell office:value-type="float" office:value="37171609" calcext:value-type="float">
            <text:p>37171609</text:p>
          </table:table-cell>
          <table:table-cell table:number-columns-repeated="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09" calcext:value-type="float">
            <text:p>1409</text:p>
          </table:table-cell>
          <table:table-cell office:value-type="float" office:value="37963776" calcext:value-type="float">
            <text:p>37963776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13" calcext:value-type="float">
            <text:p>1613</text:p>
          </table:table-cell>
          <table:table-cell office:value-type="float" office:value="38613401" calcext:value-type="float">
            <text:p>38613401</text:p>
          </table:table-cell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89" calcext:value-type="float">
            <text:p>1789</text:p>
          </table:table-cell>
          <table:table-cell office:value-type="float" office:value="39106969" calcext:value-type="float">
            <text:p>39106969</text:p>
          </table:table-cell>
          <table:table-cell table:number-columns-repeated="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42" calcext:value-type="float">
            <text:p>1942</text:p>
          </table:table-cell>
          <table:table-cell office:value-type="float" office:value="39640678" calcext:value-type="float">
            <text:p>39640678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45" calcext:value-type="float">
            <text:p>2045</text:p>
          </table:table-cell>
          <table:table-cell office:value-type="float" office:value="40353792" calcext:value-type="float">
            <text:p>40353792</text:p>
          </table:table-cell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11" calcext:value-type="float">
            <text:p>2311</text:p>
          </table:table-cell>
          <table:table-cell office:value-type="float" office:value="40742912" calcext:value-type="float">
            <text:p>40742912</text:p>
          </table:table-cell>
          <table:table-cell table:number-columns-repeated="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30" calcext:value-type="float">
            <text:p>2430</text:p>
          </table:table-cell>
          <table:table-cell office:value-type="float" office:value="41370185" calcext:value-type="float">
            <text:p>41370185</text:p>
          </table:table-cell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28" calcext:value-type="float">
            <text:p>2528</text:p>
          </table:table-cell>
          <table:table-cell office:value-type="float" office:value="41828937" calcext:value-type="float">
            <text:p>41828937</text:p>
          </table:table-cell>
          <table:table-cell table:number-columns-repeated="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30" calcext:value-type="float">
            <text:p>2630</text:p>
          </table:table-cell>
          <table:table-cell office:value-type="float" office:value="42235026" calcext:value-type="float">
            <text:p>42235026</text:p>
          </table:table-cell>
          <table:table-cell table:number-columns-repeated="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29" calcext:value-type="float">
            <text:p>2729</text:p>
          </table:table-cell>
          <table:table-cell office:value-type="float" office:value="42813732" calcext:value-type="float">
            <text:p>42813732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23" calcext:value-type="float">
            <text:p>2823</text:p>
          </table:table-cell>
          <table:table-cell office:value-type="float" office:value="43300571" calcext:value-type="float">
            <text:p>43300571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14" calcext:value-type="float">
            <text:p>2914</text:p>
          </table:table-cell>
          <table:table-cell office:value-type="float" office:value="43718948" calcext:value-type="float">
            <text:p>43718948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97" calcext:value-type="float">
            <text:p>2997</text:p>
          </table:table-cell>
          <table:table-cell office:value-type="float" office:value="44297069" calcext:value-type="float">
            <text:p>44297069</text:p>
          </table:table-cell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87" calcext:value-type="float">
            <text:p>3087</text:p>
          </table:table-cell>
          <table:table-cell office:value-type="float" office:value="44938971" calcext:value-type="float">
            <text:p>44938971</text:p>
          </table:table-cell>
          <table:table-cell table:number-columns-repeated="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154" calcext:value-type="float">
            <text:p>3154</text:p>
          </table:table-cell>
          <table:table-cell office:value-type="float" office:value="45589650" calcext:value-type="float">
            <text:p>45589650</text:p>
          </table:table-cell>
          <table:table-cell table:number-columns-repeated="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83" calcext:value-type="float">
            <text:p>3283</text:p>
          </table:table-cell>
          <table:table-cell office:value-type="float" office:value="45835059" calcext:value-type="float">
            <text:p>45835059</text:p>
          </table:table-cell>
          <table:table-cell table:number-columns-repeated="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45" calcext:value-type="float">
            <text:p>3345</text:p>
          </table:table-cell>
          <table:table-cell office:value-type="float" office:value="46420787" calcext:value-type="float">
            <text:p>46420787</text:p>
          </table:table-cell>
          <table:table-cell table:number-columns-repeated="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01" calcext:value-type="float">
            <text:p>3401</text:p>
          </table:table-cell>
          <table:table-cell office:value-type="float" office:value="47127756" calcext:value-type="float">
            <text:p>47127756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460" calcext:value-type="float">
            <text:p>3460</text:p>
          </table:table-cell>
          <table:table-cell office:value-type="float" office:value="47207219" calcext:value-type="float">
            <text:p>47207219</text:p>
          </table:table-cell>
          <table:table-cell table:number-columns-repeated="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515" calcext:value-type="float">
            <text:p>3515</text:p>
          </table:table-cell>
          <table:table-cell office:value-type="float" office:value="47776563" calcext:value-type="float">
            <text:p>47776563</text:p>
          </table:table-cell>
          <table:table-cell table:number-columns-repeated="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568" calcext:value-type="float">
            <text:p>3568</text:p>
          </table:table-cell>
          <table:table-cell office:value-type="float" office:value="48157491" calcext:value-type="float">
            <text:p>48157491</text:p>
          </table:table-cell>
          <table:table-cell table:number-columns-repeated="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619" calcext:value-type="float">
            <text:p>3619</text:p>
          </table:table-cell>
          <table:table-cell office:value-type="float" office:value="48530227" calcext:value-type="float">
            <text:p>48530227</text:p>
          </table:table-cell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668" calcext:value-type="float">
            <text:p>3668</text:p>
          </table:table-cell>
          <table:table-cell office:value-type="float" office:value="49174937" calcext:value-type="float">
            <text:p>49174937</text:p>
          </table:table-cell>
          <table:table-cell table:number-columns-repeated="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721" calcext:value-type="float">
            <text:p>3721</text:p>
          </table:table-cell>
          <table:table-cell office:value-type="float" office:value="49550131" calcext:value-type="float">
            <text:p>49550131</text:p>
          </table:table-cell>
          <table:table-cell table:number-columns-repeated="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61" calcext:value-type="float">
            <text:p>3761</text:p>
          </table:table-cell>
          <table:table-cell office:value-type="float" office:value="50039193" calcext:value-type="float">
            <text:p>50039193</text:p>
          </table:table-cell>
          <table:table-cell table:number-columns-repeated="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836" calcext:value-type="float">
            <text:p>3836</text:p>
          </table:table-cell>
          <table:table-cell office:value-type="float" office:value="50353493" calcext:value-type="float">
            <text:p>50353493</text:p>
          </table:table-cell>
          <table:table-cell table:number-columns-repeated="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873" calcext:value-type="float">
            <text:p>3873</text:p>
          </table:table-cell>
          <table:table-cell office:value-type="float" office:value="50582869" calcext:value-type="float">
            <text:p>50582869</text:p>
          </table:table-cell>
          <table:table-cell table:number-columns-repeated="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07" calcext:value-type="float">
            <text:p>3907</text:p>
          </table:table-cell>
          <table:table-cell office:value-type="float" office:value="50812245" calcext:value-type="float">
            <text:p>50812245</text:p>
          </table:table-cell>
          <table:table-cell table:number-columns-repeated="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942" calcext:value-type="float">
            <text:p>3942</text:p>
          </table:table-cell>
          <table:table-cell office:value-type="float" office:value="51365205" calcext:value-type="float">
            <text:p>51365205</text:p>
          </table:table-cell>
          <table:table-cell table:number-columns-repeated="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976" calcext:value-type="float">
            <text:p>3976</text:p>
          </table:table-cell>
          <table:table-cell office:value-type="float" office:value="51813034" calcext:value-type="float">
            <text:p>51813034</text:p>
          </table:table-cell>
          <table:table-cell table:number-columns-repeated="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006" calcext:value-type="float">
            <text:p>4006</text:p>
          </table:table-cell>
          <table:table-cell office:value-type="float" office:value="51762517" calcext:value-type="float">
            <text:p>51762517</text:p>
          </table:table-cell>
          <table:table-cell table:number-columns-repeated="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040" calcext:value-type="float">
            <text:p>4040</text:p>
          </table:table-cell>
          <table:table-cell office:value-type="float" office:value="52170752" calcext:value-type="float">
            <text:p>52170752</text:p>
          </table:table-cell>
          <table:table-cell table:number-columns-repeated="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77" calcext:value-type="float">
            <text:p>4077</text:p>
          </table:table-cell>
          <table:table-cell office:value-type="float" office:value="52883456" calcext:value-type="float">
            <text:p>52883456</text:p>
          </table:table-cell>
          <table:table-cell table:number-columns-repeated="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13" calcext:value-type="float">
            <text:p>4113</text:p>
          </table:table-cell>
          <table:table-cell office:value-type="float" office:value="52976298" calcext:value-type="float">
            <text:p>52976298</text:p>
          </table:table-cell>
          <table:table-cell table:number-columns-repeated="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147" calcext:value-type="float">
            <text:p>4147</text:p>
          </table:table-cell>
          <table:table-cell office:value-type="float" office:value="53504682" calcext:value-type="float">
            <text:p>53504682</text:p>
          </table:table-cell>
          <table:table-cell table:number-columns-repeated="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216" calcext:value-type="float">
            <text:p>4216</text:p>
          </table:table-cell>
          <table:table-cell office:value-type="float" office:value="54261760" calcext:value-type="float">
            <text:p>54261760</text:p>
          </table:table-cell>
          <table:table-cell table:number-columns-repeated="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246" calcext:value-type="float">
            <text:p>4246</text:p>
          </table:table-cell>
          <table:table-cell office:value-type="float" office:value="54695936" calcext:value-type="float">
            <text:p>54695936</text:p>
          </table:table-cell>
          <table:table-cell table:number-columns-repeated="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281" calcext:value-type="float">
            <text:p>4281</text:p>
          </table:table-cell>
          <table:table-cell office:value-type="float" office:value="55521280" calcext:value-type="float">
            <text:p>55521280</text:p>
          </table:table-cell>
          <table:table-cell table:number-columns-repeated="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316" calcext:value-type="float">
            <text:p>4316</text:p>
          </table:table-cell>
          <table:table-cell office:value-type="float" office:value="56094720" calcext:value-type="float">
            <text:p>56094720</text:p>
          </table:table-cell>
          <table:table-cell table:number-columns-repeated="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349" calcext:value-type="float">
            <text:p>4349</text:p>
          </table:table-cell>
          <table:table-cell office:value-type="float" office:value="55973888" calcext:value-type="float">
            <text:p>55973888</text:p>
          </table:table-cell>
          <table:table-cell table:number-columns-repeated="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85" calcext:value-type="float">
            <text:p>4385</text:p>
          </table:table-cell>
          <table:table-cell office:value-type="float" office:value="56029184" calcext:value-type="float">
            <text:p>56029184</text:p>
          </table:table-cell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415" calcext:value-type="float">
            <text:p>4415</text:p>
          </table:table-cell>
          <table:table-cell office:value-type="float" office:value="56772608" calcext:value-type="float">
            <text:p>56772608</text:p>
          </table:table-cell>
          <table:table-cell table:number-columns-repeated="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447" calcext:value-type="float">
            <text:p>4447</text:p>
          </table:table-cell>
          <table:table-cell office:value-type="float" office:value="57530368" calcext:value-type="float">
            <text:p>57530368</text:p>
          </table:table-cell>
          <table:table-cell table:number-columns-repeated="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484" calcext:value-type="float">
            <text:p>4484</text:p>
          </table:table-cell>
          <table:table-cell office:value-type="float" office:value="57939968" calcext:value-type="float">
            <text:p>57939968</text:p>
          </table:table-cell>
          <table:table-cell table:number-columns-repeated="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518" calcext:value-type="float">
            <text:p>4518</text:p>
          </table:table-cell>
          <table:table-cell office:value-type="float" office:value="57710592" calcext:value-type="float">
            <text:p>5771059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its</text:p>
          </table:table-cell>
          <table:table-cell office:value-type="string" calcext:value-type="string">
            <text:p>Total</text:p>
          </table:table-cell>
          <table:table-cell table:number-columns-repeated="1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810" calcext:value-type="float">
            <text:p>281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ercent Hit:</text:p>
          </table:table-cell>
          <table:table-cell table:style-name="ce1" office:value-type="string" calcext:value-type="string">
            <text:p>71.5658%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itness</text:p>
          </table:table-cell>
          <table:table-cell table:number-columns-repeated="19"/>
        </table:table-row>
        <table:table-row table:style-name="ro1">
          <table:table-cell office:value-type="float" office:value="0.998626" calcext:value-type="float">
            <text:p>0.99862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al|Predicte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ammeo|Cammeo</text:p>
          </table:table-cell>
          <table:table-cell office:value-type="string" calcext:value-type="string">
            <text:p>Cammeo|Osmancik</text:p>
          </table:table-cell>
          <table:table-cell office:value-type="string" calcext:value-type="string">
            <text:p>Osmancik|Osmancik</text:p>
          </table:table-cell>
          <table:table-cell office:value-type="string" calcext:value-type="string">
            <text:p>Osmancik|Cammeo</text:p>
          </table:table-cell>
          <table:table-cell table:number-columns-repeated="16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66" calcext:value-type="float">
            <text:p>166</text:p>
          </table:table-cell>
          <table:table-cell office:value-type="float" office:value="1051" calcext:value-type="float">
            <text:p>1051</text:p>
          </table:table-cell>
          <table:table-cell office:value-type="float" office:value="632" calcext:value-type="float">
            <text:p>63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EN#</text:p>
          </table:table-cell>
          <table:table-cell office:value-type="string" calcext:value-type="string">
            <text:p>SUB#</text:p>
          </table:table-cell>
          <table:table-cell office:value-type="string" calcext:value-type="string">
            <text:p>μFGEN</text:p>
          </table:table-cell>
          <table:table-cell office:value-type="string" calcext:value-type="string">
            <text:p>FsBestGEN</text:p>
          </table:table-cell>
          <table:table-cell office:value-type="string" calcext:value-type="string">
            <text:p>FsWorstGEN</text:p>
          </table:table-cell>
          <table:table-cell office:value-type="string" calcext:value-type="string">
            <text:p>μTreeSzGEN</text:p>
          </table:table-cell>
          <table:table-cell office:value-type="string" calcext:value-type="string">
            <text:p>μTreeDpGEN</text:p>
          </table:table-cell>
          <table:table-cell office:value-type="string" calcext:value-type="string">
            <text:p>bTreeSzGEN</text:p>
          </table:table-cell>
          <table:table-cell office:value-type="string" calcext:value-type="string">
            <text:p>bTreeDpGEN</text:p>
          </table:table-cell>
          <table:table-cell office:value-type="string" calcext:value-type="string">
            <text:p>wTreeSzGEN</text:p>
          </table:table-cell>
          <table:table-cell office:value-type="string" calcext:value-type="string">
            <text:p>wTreeDpGEN</text:p>
          </table:table-cell>
          <table:table-cell office:value-type="string" calcext:value-type="string">
            <text:p>μFRUN</text:p>
          </table:table-cell>
          <table:table-cell office:value-type="string" calcext:value-type="string">
            <text:p>FsBestRUN</text:p>
          </table:table-cell>
          <table:table-cell office:value-type="string" calcext:value-type="string">
            <text:p>FsWorstRUN</text:p>
          </table:table-cell>
          <table:table-cell office:value-type="string" calcext:value-type="string">
            <text:p>μTreeSzRUN</text:p>
          </table:table-cell>
          <table:table-cell office:value-type="string" calcext:value-type="string">
            <text:p>μTreeDpRUN</text:p>
          </table:table-cell>
          <table:table-cell office:value-type="string" calcext:value-type="string">
            <text:p>bTreeSzRUN</text:p>
          </table:table-cell>
          <table:table-cell office:value-type="string" calcext:value-type="string">
            <text:p>bTreeDpRUN</text:p>
          </table:table-cell>
          <table:table-cell office:value-type="string" calcext:value-type="string">
            <text:p>wTreeSzRUN</text:p>
          </table:table-cell>
          <table:table-cell office:value-type="string" calcext:value-type="string">
            <text:p>wTreeDpRUN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95582" calcext:value-type="float">
            <text:p>0.95582</text:p>
          </table:table-cell>
          <table:table-cell office:value-type="float" office:value="0.99826" calcext:value-type="float">
            <text:p>0.99826</text:p>
          </table:table-cell>
          <table:table-cell office:value-type="float" office:value="0" calcext:value-type="float">
            <text:p>0</text:p>
          </table:table-cell>
          <table:table-cell office:value-type="float" office:value="17.542" calcext:value-type="float">
            <text:p>17.542</text:p>
          </table:table-cell>
          <table:table-cell office:value-type="float" office:value="3.3401" calcext:value-type="float">
            <text:p>3.340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.95582" calcext:value-type="float">
            <text:p>0.95582</text:p>
          </table:table-cell>
          <table:table-cell office:value-type="float" office:value="0.99826" calcext:value-type="float">
            <text:p>0.99826</text:p>
          </table:table-cell>
          <table:table-cell office:value-type="float" office:value="0" calcext:value-type="float">
            <text:p>0</text:p>
          </table:table-cell>
          <table:table-cell office:value-type="float" office:value="17.542" calcext:value-type="float">
            <text:p>17.542</text:p>
          </table:table-cell>
          <table:table-cell office:value-type="float" office:value="3.3401" calcext:value-type="float">
            <text:p>3.340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9087" calcext:value-type="float">
            <text:p>0.99087</text:p>
          </table:table-cell>
          <table:table-cell office:value-type="float" office:value="0.99842" calcext:value-type="float">
            <text:p>0.99842</text:p>
          </table:table-cell>
          <table:table-cell office:value-type="float" office:value="0" calcext:value-type="float">
            <text:p>0</text:p>
          </table:table-cell>
          <table:table-cell office:value-type="float" office:value="15.4522" calcext:value-type="float">
            <text:p>15.4522</text:p>
          </table:table-cell>
          <table:table-cell office:value-type="float" office:value="3.3951" calcext:value-type="float">
            <text:p>3.395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0.97334" calcext:value-type="float">
            <text:p>0.97334</text:p>
          </table:table-cell>
          <table:table-cell office:value-type="float" office:value="0.99842" calcext:value-type="float">
            <text:p>0.99842</text:p>
          </table:table-cell>
          <table:table-cell office:value-type="float" office:value="0" calcext:value-type="float">
            <text:p>0</text:p>
          </table:table-cell>
          <table:table-cell office:value-type="float" office:value="16.4972" calcext:value-type="float">
            <text:p>16.4972</text:p>
          </table:table-cell>
          <table:table-cell office:value-type="float" office:value="3.3676" calcext:value-type="float">
            <text:p>3.3676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9126" calcext:value-type="float">
            <text:p>0.99126</text:p>
          </table:table-cell>
          <table:table-cell office:value-type="float" office:value="0.99848" calcext:value-type="float">
            <text:p>0.99848</text:p>
          </table:table-cell>
          <table:table-cell office:value-type="float" office:value="0" calcext:value-type="float">
            <text:p>0</text:p>
          </table:table-cell>
          <table:table-cell office:value-type="float" office:value="14.8939" calcext:value-type="float">
            <text:p>14.8939</text:p>
          </table:table-cell>
          <table:table-cell office:value-type="float" office:value="3.4696" calcext:value-type="float">
            <text:p>3.4696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0.97932" calcext:value-type="float">
            <text:p>0.97932</text:p>
          </table:table-cell>
          <table:table-cell office:value-type="float" office:value="0.99848" calcext:value-type="float">
            <text:p>0.99848</text:p>
          </table:table-cell>
          <table:table-cell office:value-type="float" office:value="0" calcext:value-type="float">
            <text:p>0</text:p>
          </table:table-cell>
          <table:table-cell office:value-type="float" office:value="15.9629" calcext:value-type="float">
            <text:p>15.9629</text:p>
          </table:table-cell>
          <table:table-cell office:value-type="float" office:value="3.4014" calcext:value-type="float">
            <text:p>3.401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99402" calcext:value-type="float">
            <text:p>0.99402</text:p>
          </table:table-cell>
          <table:table-cell office:value-type="float" office:value="0.99851" calcext:value-type="float">
            <text:p>0.99851</text:p>
          </table:table-cell>
          <table:table-cell office:value-type="float" office:value="0" calcext:value-type="float">
            <text:p>0</text:p>
          </table:table-cell>
          <table:table-cell office:value-type="float" office:value="14.4013" calcext:value-type="float">
            <text:p>14.4013</text:p>
          </table:table-cell>
          <table:table-cell office:value-type="float" office:value="3.5134" calcext:value-type="float">
            <text:p>3.5134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0.98299" calcext:value-type="float">
            <text:p>0.98299</text:p>
          </table:table-cell>
          <table:table-cell office:value-type="float" office:value="0.99851" calcext:value-type="float">
            <text:p>0.99851</text:p>
          </table:table-cell>
          <table:table-cell office:value-type="float" office:value="0" calcext:value-type="float">
            <text:p>0</text:p>
          </table:table-cell>
          <table:table-cell office:value-type="float" office:value="15.5724" calcext:value-type="float">
            <text:p>15.5724</text:p>
          </table:table-cell>
          <table:table-cell office:value-type="float" office:value="3.4295" calcext:value-type="float">
            <text:p>3.4295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99325" calcext:value-type="float">
            <text:p>0.99325</text:p>
          </table:table-cell>
          <table:table-cell office:value-type="float" office:value="0.99852" calcext:value-type="float">
            <text:p>0.99852</text:p>
          </table:table-cell>
          <table:table-cell office:value-type="float" office:value="0" calcext:value-type="float">
            <text:p>0</text:p>
          </table:table-cell>
          <table:table-cell office:value-type="float" office:value="13.8331" calcext:value-type="float">
            <text:p>13.8331</text:p>
          </table:table-cell>
          <table:table-cell office:value-type="float" office:value="3.5004" calcext:value-type="float">
            <text:p>3.5004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0.98504" calcext:value-type="float">
            <text:p>0.98504</text:p>
          </table:table-cell>
          <table:table-cell office:value-type="float" office:value="0.99852" calcext:value-type="float">
            <text:p>0.99852</text:p>
          </table:table-cell>
          <table:table-cell office:value-type="float" office:value="0" calcext:value-type="float">
            <text:p>0</text:p>
          </table:table-cell>
          <table:table-cell office:value-type="float" office:value="15.2245" calcext:value-type="float">
            <text:p>15.2245</text:p>
          </table:table-cell>
          <table:table-cell office:value-type="float" office:value="3.4437" calcext:value-type="float">
            <text:p>3.443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99377" calcext:value-type="float">
            <text:p>0.99377</text:p>
          </table:table-cell>
          <table:table-cell office:value-type="float" office:value="0.99853" calcext:value-type="float">
            <text:p>0.99853</text:p>
          </table:table-cell>
          <table:table-cell office:value-type="float" office:value="0" calcext:value-type="float">
            <text:p>0</text:p>
          </table:table-cell>
          <table:table-cell office:value-type="float" office:value="13.2581" calcext:value-type="float">
            <text:p>13.2581</text:p>
          </table:table-cell>
          <table:table-cell office:value-type="float" office:value="3.4598" calcext:value-type="float">
            <text:p>3.459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0.98651" calcext:value-type="float">
            <text:p>0.98651</text:p>
          </table:table-cell>
          <table:table-cell office:value-type="float" office:value="0.99853" calcext:value-type="float">
            <text:p>0.99853</text:p>
          </table:table-cell>
          <table:table-cell office:value-type="float" office:value="0" calcext:value-type="float">
            <text:p>0</text:p>
          </table:table-cell>
          <table:table-cell office:value-type="float" office:value="14.8969" calcext:value-type="float">
            <text:p>14.8969</text:p>
          </table:table-cell>
          <table:table-cell office:value-type="float" office:value="3.4465" calcext:value-type="float">
            <text:p>3.4465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99375" calcext:value-type="float">
            <text:p>0.99375</text:p>
          </table:table-cell>
          <table:table-cell office:value-type="float" office:value="0.99856" calcext:value-type="float">
            <text:p>0.99856</text:p>
          </table:table-cell>
          <table:table-cell office:value-type="float" office:value="0.09977" calcext:value-type="float">
            <text:p>0.09977</text:p>
          </table:table-cell>
          <table:table-cell office:value-type="float" office:value="12.6387" calcext:value-type="float">
            <text:p>12.6387</text:p>
          </table:table-cell>
          <table:table-cell office:value-type="float" office:value="3.4057" calcext:value-type="float">
            <text:p>3.4057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0.98754" calcext:value-type="float">
            <text:p>0.98754</text:p>
          </table:table-cell>
          <table:table-cell office:value-type="float" office:value="0.99856" calcext:value-type="float">
            <text:p>0.99856</text:p>
          </table:table-cell>
          <table:table-cell office:value-type="float" office:value="0" calcext:value-type="float">
            <text:p>0</text:p>
          </table:table-cell>
          <table:table-cell office:value-type="float" office:value="14.5743" calcext:value-type="float">
            <text:p>14.5743</text:p>
          </table:table-cell>
          <table:table-cell office:value-type="float" office:value="3.4407" calcext:value-type="float">
            <text:p>3.4407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99527" calcext:value-type="float">
            <text:p>0.99527</text:p>
          </table:table-cell>
          <table:table-cell office:value-type="float" office:value="0.99859" calcext:value-type="float">
            <text:p>0.99859</text:p>
          </table:table-cell>
          <table:table-cell office:value-type="float" office:value="0.19948" calcext:value-type="float">
            <text:p>0.19948</text:p>
          </table:table-cell>
          <table:table-cell office:value-type="float" office:value="12.0011" calcext:value-type="float">
            <text:p>12.0011</text:p>
          </table:table-cell>
          <table:table-cell office:value-type="float" office:value="3.3476" calcext:value-type="float">
            <text:p>3.347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0.98852" calcext:value-type="float">
            <text:p>0.98852</text:p>
          </table:table-cell>
          <table:table-cell office:value-type="float" office:value="0.99859" calcext:value-type="float">
            <text:p>0.99859</text:p>
          </table:table-cell>
          <table:table-cell office:value-type="float" office:value="0" calcext:value-type="float">
            <text:p>0</text:p>
          </table:table-cell>
          <table:table-cell office:value-type="float" office:value="14.2527" calcext:value-type="float">
            <text:p>14.2527</text:p>
          </table:table-cell>
          <table:table-cell office:value-type="float" office:value="3.4291" calcext:value-type="float">
            <text:p>3.4291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99538" calcext:value-type="float">
            <text:p>0.99538</text:p>
          </table:table-cell>
          <table:table-cell office:value-type="float" office:value="0.9986" calcext:value-type="float">
            <text:p>0.9986</text:p>
          </table:table-cell>
          <table:table-cell office:value-type="float" office:value="0.09979" calcext:value-type="float">
            <text:p>0.09979</text:p>
          </table:table-cell>
          <table:table-cell office:value-type="float" office:value="11.3564" calcext:value-type="float">
            <text:p>11.3564</text:p>
          </table:table-cell>
          <table:table-cell office:value-type="float" office:value="3.2809" calcext:value-type="float">
            <text:p>3.280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0.98928" calcext:value-type="float">
            <text:p>0.98928</text:p>
          </table:table-cell>
          <table:table-cell office:value-type="float" office:value="0.9986" calcext:value-type="float">
            <text:p>0.9986</text:p>
          </table:table-cell>
          <table:table-cell office:value-type="float" office:value="0" calcext:value-type="float">
            <text:p>0</text:p>
          </table:table-cell>
          <table:table-cell office:value-type="float" office:value="13.9309" calcext:value-type="float">
            <text:p>13.9309</text:p>
          </table:table-cell>
          <table:table-cell office:value-type="float" office:value="3.4124" calcext:value-type="float">
            <text:p>3.412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9949" calcext:value-type="float">
            <text:p>0.9949</text:p>
          </table:table-cell>
          <table:table-cell office:value-type="float" office:value="0.9986" calcext:value-type="float">
            <text:p>0.9986</text:p>
          </table:table-cell>
          <table:table-cell office:value-type="float" office:value="0.09979" calcext:value-type="float">
            <text:p>0.09979</text:p>
          </table:table-cell>
          <table:table-cell office:value-type="float" office:value="10.8227" calcext:value-type="float">
            <text:p>10.8227</text:p>
          </table:table-cell>
          <table:table-cell office:value-type="float" office:value="3.2465" calcext:value-type="float">
            <text:p>3.2465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0.98982" calcext:value-type="float">
            <text:p>0.98982</text:p>
          </table:table-cell>
          <table:table-cell office:value-type="float" office:value="0.9986" calcext:value-type="float">
            <text:p>0.9986</text:p>
          </table:table-cell>
          <table:table-cell office:value-type="float" office:value="0" calcext:value-type="float">
            <text:p>0</text:p>
          </table:table-cell>
          <table:table-cell office:value-type="float" office:value="13.6199" calcext:value-type="float">
            <text:p>13.6199</text:p>
          </table:table-cell>
          <table:table-cell office:value-type="float" office:value="3.3958" calcext:value-type="float">
            <text:p>3.395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69738" calcext:value-type="float">
            <text:p>0.69738</text:p>
          </table:table-cell>
          <table:table-cell office:value-type="float" office:value="0.69911" calcext:value-type="float">
            <text:p>0.69911</text:p>
          </table:table-cell>
          <table:table-cell office:value-type="float" office:value="0.09978" calcext:value-type="float">
            <text:p>0.09978</text:p>
          </table:table-cell>
          <table:table-cell office:value-type="float" office:value="7.2844" calcext:value-type="float">
            <text:p>7.2844</text:p>
          </table:table-cell>
          <table:table-cell office:value-type="float" office:value="2.2299" calcext:value-type="float">
            <text:p>2.229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.69334" calcext:value-type="float">
            <text:p>0.69334</text:p>
          </table:table-cell>
          <table:table-cell office:value-type="float" office:value="0.69911" calcext:value-type="float">
            <text:p>0.69911</text:p>
          </table:table-cell>
          <table:table-cell office:value-type="float" office:value="0" calcext:value-type="float">
            <text:p>0</text:p>
          </table:table-cell>
          <table:table-cell office:value-type="float" office:value="9.4099" calcext:value-type="float">
            <text:p>9.4099</text:p>
          </table:table-cell>
          <table:table-cell office:value-type="float" office:value="2.3662" calcext:value-type="float">
            <text:p>2.366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69662" calcext:value-type="float">
            <text:p>0.69662</text:p>
          </table:table-cell>
          <table:table-cell office:value-type="float" office:value="0.69911" calcext:value-type="float">
            <text:p>0.69911</text:p>
          </table:table-cell>
          <table:table-cell office:value-type="float" office:value="0" calcext:value-type="float">
            <text:p>0</text:p>
          </table:table-cell>
          <table:table-cell office:value-type="float" office:value="7.0058" calcext:value-type="float">
            <text:p>7.0058</text:p>
          </table:table-cell>
          <table:table-cell office:value-type="float" office:value="2.1818" calcext:value-type="float">
            <text:p>2.181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0.69361" calcext:value-type="float">
            <text:p>0.69361</text:p>
          </table:table-cell>
          <table:table-cell office:value-type="float" office:value="0.69911" calcext:value-type="float">
            <text:p>0.69911</text:p>
          </table:table-cell>
          <table:table-cell office:value-type="float" office:value="0" calcext:value-type="float">
            <text:p>0</text:p>
          </table:table-cell>
          <table:table-cell office:value-type="float" office:value="9.2095" calcext:value-type="float">
            <text:p>9.2095</text:p>
          </table:table-cell>
          <table:table-cell office:value-type="float" office:value="2.3507" calcext:value-type="float">
            <text:p>2.3507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69699" calcext:value-type="float">
            <text:p>0.69699</text:p>
          </table:table-cell>
          <table:table-cell office:value-type="float" office:value="0.69911" calcext:value-type="float">
            <text:p>0.69911</text:p>
          </table:table-cell>
          <table:table-cell office:value-type="float" office:value="0.09972" calcext:value-type="float">
            <text:p>0.09972</text:p>
          </table:table-cell>
          <table:table-cell office:value-type="float" office:value="6.6579" calcext:value-type="float">
            <text:p>6.6579</text:p>
          </table:table-cell>
          <table:table-cell office:value-type="float" office:value="2.1187" calcext:value-type="float">
            <text:p>2.1187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69388" calcext:value-type="float">
            <text:p>0.69388</text:p>
          </table:table-cell>
          <table:table-cell office:value-type="float" office:value="0.69911" calcext:value-type="float">
            <text:p>0.69911</text:p>
          </table:table-cell>
          <table:table-cell office:value-type="float" office:value="0" calcext:value-type="float">
            <text:p>0</text:p>
          </table:table-cell>
          <table:table-cell office:value-type="float" office:value="9.0132" calcext:value-type="float">
            <text:p>9.0132</text:p>
          </table:table-cell>
          <table:table-cell office:value-type="float" office:value="2.333" calcext:value-type="float">
            <text:p>2.33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69749" calcext:value-type="float">
            <text:p>0.69749</text:p>
          </table:table-cell>
          <table:table-cell office:value-type="float" office:value="0.69912" calcext:value-type="float">
            <text:p>0.69912</text:p>
          </table:table-cell>
          <table:table-cell office:value-type="float" office:value="0.19935" calcext:value-type="float">
            <text:p>0.19935</text:p>
          </table:table-cell>
          <table:table-cell office:value-type="float" office:value="6.39" calcext:value-type="float">
            <text:p>6.39</text:p>
          </table:table-cell>
          <table:table-cell office:value-type="float" office:value="2.068" calcext:value-type="float">
            <text:p>2.06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0.69413" calcext:value-type="float">
            <text:p>0.69413</text:p>
          </table:table-cell>
          <table:table-cell office:value-type="float" office:value="0.69912" calcext:value-type="float">
            <text:p>0.69912</text:p>
          </table:table-cell>
          <table:table-cell office:value-type="float" office:value="0" calcext:value-type="float">
            <text:p>0</text:p>
          </table:table-cell>
          <table:table-cell office:value-type="float" office:value="8.8259" calcext:value-type="float">
            <text:p>8.8259</text:p>
          </table:table-cell>
          <table:table-cell office:value-type="float" office:value="2.3139" calcext:value-type="float">
            <text:p>2.313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69724" calcext:value-type="float">
            <text:p>0.69724</text:p>
          </table:table-cell>
          <table:table-cell office:value-type="float" office:value="0.69912" calcext:value-type="float">
            <text:p>0.69912</text:p>
          </table:table-cell>
          <table:table-cell office:value-type="float" office:value="0.19933" calcext:value-type="float">
            <text:p>0.19933</text:p>
          </table:table-cell>
          <table:table-cell office:value-type="float" office:value="6.056" calcext:value-type="float">
            <text:p>6.056</text:p>
          </table:table-cell>
          <table:table-cell office:value-type="float" office:value="2.0021" calcext:value-type="float">
            <text:p>2.002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0.69436" calcext:value-type="float">
            <text:p>0.69436</text:p>
          </table:table-cell>
          <table:table-cell office:value-type="float" office:value="0.69912" calcext:value-type="float">
            <text:p>0.69912</text:p>
          </table:table-cell>
          <table:table-cell office:value-type="float" office:value="0" calcext:value-type="float">
            <text:p>0</text:p>
          </table:table-cell>
          <table:table-cell office:value-type="float" office:value="8.6412" calcext:value-type="float">
            <text:p>8.6412</text:p>
          </table:table-cell>
          <table:table-cell office:value-type="float" office:value="2.2931" calcext:value-type="float">
            <text:p>2.293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69761" calcext:value-type="float">
            <text:p>0.69761</text:p>
          </table:table-cell>
          <table:table-cell office:value-type="float" office:value="0.69912" calcext:value-type="float">
            <text:p>0.69912</text:p>
          </table:table-cell>
          <table:table-cell office:value-type="float" office:value="0.09978" calcext:value-type="float">
            <text:p>0.09978</text:p>
          </table:table-cell>
          <table:table-cell office:value-type="float" office:value="5.7804" calcext:value-type="float">
            <text:p>5.7804</text:p>
          </table:table-cell>
          <table:table-cell office:value-type="float" office:value="1.9565" calcext:value-type="float">
            <text:p>1.956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69454" calcext:value-type="float">
            <text:p>0.69454</text:p>
          </table:table-cell>
          <table:table-cell office:value-type="float" office:value="0.69912" calcext:value-type="float">
            <text:p>0.69912</text:p>
          </table:table-cell>
          <table:table-cell office:value-type="float" office:value="0" calcext:value-type="float">
            <text:p>0</text:p>
          </table:table-cell>
          <table:table-cell office:value-type="float" office:value="8.4624" calcext:value-type="float">
            <text:p>8.4624</text:p>
          </table:table-cell>
          <table:table-cell office:value-type="float" office:value="2.2722" calcext:value-type="float">
            <text:p>2.272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69798" calcext:value-type="float">
            <text:p>0.69798</text:p>
          </table:table-cell>
          <table:table-cell office:value-type="float" office:value="0.69912" calcext:value-type="float">
            <text:p>0.69912</text:p>
          </table:table-cell>
          <table:table-cell office:value-type="float" office:value="0.29918" calcext:value-type="float">
            <text:p>0.29918</text:p>
          </table:table-cell>
          <table:table-cell office:value-type="float" office:value="5.6916" calcext:value-type="float">
            <text:p>5.6916</text:p>
          </table:table-cell>
          <table:table-cell office:value-type="float" office:value="1.9395" calcext:value-type="float">
            <text:p>1.939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69475" calcext:value-type="float">
            <text:p>0.69475</text:p>
          </table:table-cell>
          <table:table-cell office:value-type="float" office:value="0.69912" calcext:value-type="float">
            <text:p>0.69912</text:p>
          </table:table-cell>
          <table:table-cell office:value-type="float" office:value="0" calcext:value-type="float">
            <text:p>0</text:p>
          </table:table-cell>
          <table:table-cell office:value-type="float" office:value="8.2994" calcext:value-type="float">
            <text:p>8.2994</text:p>
          </table:table-cell>
          <table:table-cell office:value-type="float" office:value="2.2525" calcext:value-type="float">
            <text:p>2.252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69811" calcext:value-type="float">
            <text:p>0.69811</text:p>
          </table:table-cell>
          <table:table-cell office:value-type="float" office:value="0.69912" calcext:value-type="float">
            <text:p>0.69912</text:p>
          </table:table-cell>
          <table:table-cell office:value-type="float" office:value="0.3991" calcext:value-type="float">
            <text:p>0.3991</text:p>
          </table:table-cell>
          <table:table-cell office:value-type="float" office:value="5.319" calcext:value-type="float">
            <text:p>5.319</text:p>
          </table:table-cell>
          <table:table-cell office:value-type="float" office:value="1.8368" calcext:value-type="float">
            <text:p>1.836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.69495" calcext:value-type="float">
            <text:p>0.69495</text:p>
          </table:table-cell>
          <table:table-cell office:value-type="float" office:value="0.69912" calcext:value-type="float">
            <text:p>0.69912</text:p>
          </table:table-cell>
          <table:table-cell office:value-type="float" office:value="0" calcext:value-type="float">
            <text:p>0</text:p>
          </table:table-cell>
          <table:table-cell office:value-type="float" office:value="8.1337" calcext:value-type="float">
            <text:p>8.1337</text:p>
          </table:table-cell>
          <table:table-cell office:value-type="float" office:value="2.2294" calcext:value-type="float">
            <text:p>2.229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69786" calcext:value-type="float">
            <text:p>0.69786</text:p>
          </table:table-cell>
          <table:table-cell office:value-type="float" office:value="0.69913" calcext:value-type="float">
            <text:p>0.69913</text:p>
          </table:table-cell>
          <table:table-cell office:value-type="float" office:value="0.29903" calcext:value-type="float">
            <text:p>0.29903</text:p>
          </table:table-cell>
          <table:table-cell office:value-type="float" office:value="5.0693" calcext:value-type="float">
            <text:p>5.0693</text:p>
          </table:table-cell>
          <table:table-cell office:value-type="float" office:value="1.7716" calcext:value-type="float">
            <text:p>1.771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69509" calcext:value-type="float">
            <text:p>0.69509</text:p>
          </table:table-cell>
          <table:table-cell office:value-type="float" office:value="0.69913" calcext:value-type="float">
            <text:p>0.69913</text:p>
          </table:table-cell>
          <table:table-cell office:value-type="float" office:value="0" calcext:value-type="float">
            <text:p>0</text:p>
          </table:table-cell>
          <table:table-cell office:value-type="float" office:value="7.9726" calcext:value-type="float">
            <text:p>7.9726</text:p>
          </table:table-cell>
          <table:table-cell office:value-type="float" office:value="2.2053" calcext:value-type="float">
            <text:p>2.205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69747" calcext:value-type="float">
            <text:p>0.69747</text:p>
          </table:table-cell>
          <table:table-cell office:value-type="float" office:value="0.69913" calcext:value-type="float">
            <text:p>0.69913</text:p>
          </table:table-cell>
          <table:table-cell office:value-type="float" office:value="0.19907" calcext:value-type="float">
            <text:p>0.19907</text:p>
          </table:table-cell>
          <table:table-cell office:value-type="float" office:value="4.9537" calcext:value-type="float">
            <text:p>4.9537</text:p>
          </table:table-cell>
          <table:table-cell office:value-type="float" office:value="1.7354" calcext:value-type="float">
            <text:p>1.735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.69521" calcext:value-type="float">
            <text:p>0.69521</text:p>
          </table:table-cell>
          <table:table-cell office:value-type="float" office:value="0.69913" calcext:value-type="float">
            <text:p>0.69913</text:p>
          </table:table-cell>
          <table:table-cell office:value-type="float" office:value="0" calcext:value-type="float">
            <text:p>0</text:p>
          </table:table-cell>
          <table:table-cell office:value-type="float" office:value="7.8216" calcext:value-type="float">
            <text:p>7.8216</text:p>
          </table:table-cell>
          <table:table-cell office:value-type="float" office:value="2.1818" calcext:value-type="float">
            <text:p>2.181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49801" calcext:value-type="float">
            <text:p>0.49801</text:p>
          </table:table-cell>
          <table:table-cell office:value-type="float" office:value="0.49939" calcext:value-type="float">
            <text:p>0.49939</text:p>
          </table:table-cell>
          <table:table-cell office:value-type="float" office:value="0" calcext:value-type="float">
            <text:p>0</text:p>
          </table:table-cell>
          <table:table-cell office:value-type="float" office:value="3.6058" calcext:value-type="float">
            <text:p>3.6058</text:p>
          </table:table-cell>
          <table:table-cell office:value-type="float" office:value="1.247" calcext:value-type="float">
            <text:p>1.24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.49674" calcext:value-type="float">
            <text:p>0.49674</text:p>
          </table:table-cell>
          <table:table-cell office:value-type="float" office:value="0.49939" calcext:value-type="float">
            <text:p>0.49939</text:p>
          </table:table-cell>
          <table:table-cell office:value-type="float" office:value="0" calcext:value-type="float">
            <text:p>0</text:p>
          </table:table-cell>
          <table:table-cell office:value-type="float" office:value="5.5093" calcext:value-type="float">
            <text:p>5.5093</text:p>
          </table:table-cell>
          <table:table-cell office:value-type="float" office:value="1.5457" calcext:value-type="float">
            <text:p>1.545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498" calcext:value-type="float">
            <text:p>0.498</text:p>
          </table:table-cell>
          <table:table-cell office:value-type="float" office:value="0.49939" calcext:value-type="float">
            <text:p>0.49939</text:p>
          </table:table-cell>
          <table:table-cell office:value-type="float" office:value="0" calcext:value-type="float">
            <text:p>0</text:p>
          </table:table-cell>
          <table:table-cell office:value-type="float" office:value="3.4526" calcext:value-type="float">
            <text:p>3.4526</text:p>
          </table:table-cell>
          <table:table-cell office:value-type="float" office:value="1.2212" calcext:value-type="float">
            <text:p>1.22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4968" calcext:value-type="float">
            <text:p>0.4968</text:p>
          </table:table-cell>
          <table:table-cell office:value-type="float" office:value="0.49939" calcext:value-type="float">
            <text:p>0.49939</text:p>
          </table:table-cell>
          <table:table-cell office:value-type="float" office:value="0" calcext:value-type="float">
            <text:p>0</text:p>
          </table:table-cell>
          <table:table-cell office:value-type="float" office:value="5.4159" calcext:value-type="float">
            <text:p>5.4159</text:p>
          </table:table-cell>
          <table:table-cell office:value-type="float" office:value="1.5308" calcext:value-type="float">
            <text:p>1.530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49801" calcext:value-type="float">
            <text:p>0.49801</text:p>
          </table:table-cell>
          <table:table-cell office:value-type="float" office:value="0.49939" calcext:value-type="float">
            <text:p>0.49939</text:p>
          </table:table-cell>
          <table:table-cell office:value-type="float" office:value="0.09958" calcext:value-type="float">
            <text:p>0.09958</text:p>
          </table:table-cell>
          <table:table-cell office:value-type="float" office:value="3.3753" calcext:value-type="float">
            <text:p>3.3753</text:p>
          </table:table-cell>
          <table:table-cell office:value-type="float" office:value="1.1992" calcext:value-type="float">
            <text:p>1.199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.49686" calcext:value-type="float">
            <text:p>0.49686</text:p>
          </table:table-cell>
          <table:table-cell office:value-type="float" office:value="0.49939" calcext:value-type="float">
            <text:p>0.49939</text:p>
          </table:table-cell>
          <table:table-cell office:value-type="float" office:value="0" calcext:value-type="float">
            <text:p>0</text:p>
          </table:table-cell>
          <table:table-cell office:value-type="float" office:value="5.3272" calcext:value-type="float">
            <text:p>5.3272</text:p>
          </table:table-cell>
          <table:table-cell office:value-type="float" office:value="1.5164" calcext:value-type="float">
            <text:p>1.516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49789" calcext:value-type="float">
            <text:p>0.49789</text:p>
          </table:table-cell>
          <table:table-cell office:value-type="float" office:value="0.49939" calcext:value-type="float">
            <text:p>0.49939</text:p>
          </table:table-cell>
          <table:table-cell office:value-type="float" office:value="0" calcext:value-type="float">
            <text:p>0</text:p>
          </table:table-cell>
          <table:table-cell office:value-type="float" office:value="3.2566" calcext:value-type="float">
            <text:p>3.2566</text:p>
          </table:table-cell>
          <table:table-cell office:value-type="float" office:value="1.1658" calcext:value-type="float">
            <text:p>1.165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49688" calcext:value-type="float">
            <text:p>0.49688</text:p>
          </table:table-cell>
          <table:table-cell office:value-type="float" office:value="0.49939" calcext:value-type="float">
            <text:p>0.49939</text:p>
          </table:table-cell>
          <table:table-cell office:value-type="float" office:value="0" calcext:value-type="float">
            <text:p>0</text:p>
          </table:table-cell>
          <table:table-cell office:value-type="float" office:value="5.2408" calcext:value-type="float">
            <text:p>5.2408</text:p>
          </table:table-cell>
          <table:table-cell office:value-type="float" office:value="1.5018" calcext:value-type="float">
            <text:p>1.50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49876" calcext:value-type="float">
            <text:p>0.49876</text:p>
          </table:table-cell>
          <table:table-cell office:value-type="float" office:value="0.49939" calcext:value-type="float">
            <text:p>0.49939</text:p>
          </table:table-cell>
          <table:table-cell office:value-type="float" office:value="0.39903" calcext:value-type="float">
            <text:p>0.39903</text:p>
          </table:table-cell>
          <table:table-cell office:value-type="float" office:value="3.1362" calcext:value-type="float">
            <text:p>3.1362</text:p>
          </table:table-cell>
          <table:table-cell office:value-type="float" office:value="1.1164" calcext:value-type="float">
            <text:p>1.116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49697" calcext:value-type="float">
            <text:p>0.49697</text:p>
          </table:table-cell>
          <table:table-cell office:value-type="float" office:value="0.49939" calcext:value-type="float">
            <text:p>0.49939</text:p>
          </table:table-cell>
          <table:table-cell office:value-type="float" office:value="0" calcext:value-type="float">
            <text:p>0</text:p>
          </table:table-cell>
          <table:table-cell office:value-type="float" office:value="5.1568" calcext:value-type="float">
            <text:p>5.1568</text:p>
          </table:table-cell>
          <table:table-cell office:value-type="float" office:value="1.4864" calcext:value-type="float">
            <text:p>1.486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49889" calcext:value-type="float">
            <text:p>0.49889</text:p>
          </table:table-cell>
          <table:table-cell office:value-type="float" office:value="0.49939" calcext:value-type="float">
            <text:p>0.49939</text:p>
          </table:table-cell>
          <table:table-cell office:value-type="float" office:value="0.39891" calcext:value-type="float">
            <text:p>0.39891</text:p>
          </table:table-cell>
          <table:table-cell office:value-type="float" office:value="3.0006" calcext:value-type="float">
            <text:p>3.0006</text:p>
          </table:table-cell>
          <table:table-cell office:value-type="float" office:value="1.0863" calcext:value-type="float">
            <text:p>1.086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49704" calcext:value-type="float">
            <text:p>0.49704</text:p>
          </table:table-cell>
          <table:table-cell office:value-type="float" office:value="0.49939" calcext:value-type="float">
            <text:p>0.49939</text:p>
          </table:table-cell>
          <table:table-cell office:value-type="float" office:value="0" calcext:value-type="float">
            <text:p>0</text:p>
          </table:table-cell>
          <table:table-cell office:value-type="float" office:value="5.0738" calcext:value-type="float">
            <text:p>5.0738</text:p>
          </table:table-cell>
          <table:table-cell office:value-type="float" office:value="1.4711" calcext:value-type="float">
            <text:p>1.47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49901" calcext:value-type="float">
            <text:p>0.49901</text:p>
          </table:table-cell>
          <table:table-cell office:value-type="float" office:value="0.49939" calcext:value-type="float">
            <text:p>0.49939</text:p>
          </table:table-cell>
          <table:table-cell office:value-type="float" office:value="0.49887" calcext:value-type="float">
            <text:p>0.49887</text:p>
          </table:table-cell>
          <table:table-cell office:value-type="float" office:value="2.8756" calcext:value-type="float">
            <text:p>2.8756</text:p>
          </table:table-cell>
          <table:table-cell office:value-type="float" office:value="1.0575" calcext:value-type="float">
            <text:p>1.05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49711" calcext:value-type="float">
            <text:p>0.49711</text:p>
          </table:table-cell>
          <table:table-cell office:value-type="float" office:value="0.49939" calcext:value-type="float">
            <text:p>0.49939</text:p>
          </table:table-cell>
          <table:table-cell office:value-type="float" office:value="0" calcext:value-type="float">
            <text:p>0</text:p>
          </table:table-cell>
          <table:table-cell office:value-type="float" office:value="4.9923" calcext:value-type="float">
            <text:p>4.9923</text:p>
          </table:table-cell>
          <table:table-cell office:value-type="float" office:value="1.4557" calcext:value-type="float">
            <text:p>1.455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49889" calcext:value-type="float">
            <text:p>0.49889</text:p>
          </table:table-cell>
          <table:table-cell office:value-type="float" office:value="0.49939" calcext:value-type="float">
            <text:p>0.49939</text:p>
          </table:table-cell>
          <table:table-cell office:value-type="float" office:value="0.3991" calcext:value-type="float">
            <text:p>0.3991</text:p>
          </table:table-cell>
          <table:table-cell office:value-type="float" office:value="2.7028" calcext:value-type="float">
            <text:p>2.7028</text:p>
          </table:table-cell>
          <table:table-cell office:value-type="float" office:value="1.0042" calcext:value-type="float">
            <text:p>1.004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49717" calcext:value-type="float">
            <text:p>0.49717</text:p>
          </table:table-cell>
          <table:table-cell office:value-type="float" office:value="0.49939" calcext:value-type="float">
            <text:p>0.49939</text:p>
          </table:table-cell>
          <table:table-cell office:value-type="float" office:value="0" calcext:value-type="float">
            <text:p>0</text:p>
          </table:table-cell>
          <table:table-cell office:value-type="float" office:value="4.9107" calcext:value-type="float">
            <text:p>4.9107</text:p>
          </table:table-cell>
          <table:table-cell office:value-type="float" office:value="1.4395" calcext:value-type="float">
            <text:p>1.439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4989" calcext:value-type="float">
            <text:p>0.4989</text:p>
          </table:table-cell>
          <table:table-cell office:value-type="float" office:value="0.49939" calcext:value-type="float">
            <text:p>0.49939</text:p>
          </table:table-cell>
          <table:table-cell office:value-type="float" office:value="0.39908" calcext:value-type="float">
            <text:p>0.39908</text:p>
          </table:table-cell>
          <table:table-cell office:value-type="float" office:value="2.7428" calcext:value-type="float">
            <text:p>2.7428</text:p>
          </table:table-cell>
          <table:table-cell office:value-type="float" office:value="1.0098" calcext:value-type="float">
            <text:p>1.009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49724" calcext:value-type="float">
            <text:p>0.49724</text:p>
          </table:table-cell>
          <table:table-cell office:value-type="float" office:value="0.49939" calcext:value-type="float">
            <text:p>0.49939</text:p>
          </table:table-cell>
          <table:table-cell office:value-type="float" office:value="0" calcext:value-type="float">
            <text:p>0</text:p>
          </table:table-cell>
          <table:table-cell office:value-type="float" office:value="4.8359" calcext:value-type="float">
            <text:p>4.8359</text:p>
          </table:table-cell>
          <table:table-cell office:value-type="float" office:value="1.4246" calcext:value-type="float">
            <text:p>1.424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49864" calcext:value-type="float">
            <text:p>0.49864</text:p>
          </table:table-cell>
          <table:table-cell office:value-type="float" office:value="0.49939" calcext:value-type="float">
            <text:p>0.49939</text:p>
          </table:table-cell>
          <table:table-cell office:value-type="float" office:value="0.29938" calcext:value-type="float">
            <text:p>0.29938</text:p>
          </table:table-cell>
          <table:table-cell office:value-type="float" office:value="2.6404" calcext:value-type="float">
            <text:p>2.6404</text:p>
          </table:table-cell>
          <table:table-cell office:value-type="float" office:value="0.9704" calcext:value-type="float">
            <text:p>0.970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49728" calcext:value-type="float">
            <text:p>0.49728</text:p>
          </table:table-cell>
          <table:table-cell office:value-type="float" office:value="0.49939" calcext:value-type="float">
            <text:p>0.49939</text:p>
          </table:table-cell>
          <table:table-cell office:value-type="float" office:value="0" calcext:value-type="float">
            <text:p>0</text:p>
          </table:table-cell>
          <table:table-cell office:value-type="float" office:value="4.7627" calcext:value-type="float">
            <text:p>4.7627</text:p>
          </table:table-cell>
          <table:table-cell office:value-type="float" office:value="1.4095" calcext:value-type="float">
            <text:p>1.409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29929" calcext:value-type="float">
            <text:p>0.29929</text:p>
          </table:table-cell>
          <table:table-cell office:value-type="float" office:value="0.29965" calcext:value-type="float">
            <text:p>0.29965</text:p>
          </table:table-cell>
          <table:table-cell office:value-type="float" office:value="0.19956" calcext:value-type="float">
            <text:p>0.19956</text:p>
          </table:table-cell>
          <table:table-cell office:value-type="float" office:value="1.4277" calcext:value-type="float">
            <text:p>1.4277</text:p>
          </table:table-cell>
          <table:table-cell office:value-type="float" office:value="0.5482" calcext:value-type="float">
            <text:p>0.548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9838" calcext:value-type="float">
            <text:p>0.29838</text:p>
          </table:table-cell>
          <table:table-cell office:value-type="float" office:value="0.29965" calcext:value-type="float">
            <text:p>0.29965</text:p>
          </table:table-cell>
          <table:table-cell office:value-type="float" office:value="0" calcext:value-type="float">
            <text:p>0</text:p>
          </table:table-cell>
          <table:table-cell office:value-type="float" office:value="2.8548" calcext:value-type="float">
            <text:p>2.8548</text:p>
          </table:table-cell>
          <table:table-cell office:value-type="float" office:value="0.8492" calcext:value-type="float">
            <text:p>0.84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29928" calcext:value-type="float">
            <text:p>0.29928</text:p>
          </table:table-cell>
          <table:table-cell office:value-type="float" office:value="0.29965" calcext:value-type="float">
            <text:p>0.29965</text:p>
          </table:table-cell>
          <table:table-cell office:value-type="float" office:value="0.19958" calcext:value-type="float">
            <text:p>0.19958</text:p>
          </table:table-cell>
          <table:table-cell office:value-type="float" office:value="1.4391" calcext:value-type="float">
            <text:p>1.4391</text:p>
          </table:table-cell>
          <table:table-cell office:value-type="float" office:value="0.5543" calcext:value-type="float">
            <text:p>0.554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2984" calcext:value-type="float">
            <text:p>0.2984</text:p>
          </table:table-cell>
          <table:table-cell office:value-type="float" office:value="0.29965" calcext:value-type="float">
            <text:p>0.29965</text:p>
          </table:table-cell>
          <table:table-cell office:value-type="float" office:value="0" calcext:value-type="float">
            <text:p>0</text:p>
          </table:table-cell>
          <table:table-cell office:value-type="float" office:value="2.8105" calcext:value-type="float">
            <text:p>2.8105</text:p>
          </table:table-cell>
          <table:table-cell office:value-type="float" office:value="0.84" calcext:value-type="float">
            <text:p>0.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29941" calcext:value-type="float">
            <text:p>0.29941</text:p>
          </table:table-cell>
          <table:table-cell office:value-type="float" office:value="0.29965" calcext:value-type="float">
            <text:p>0.29965</text:p>
          </table:table-cell>
          <table:table-cell office:value-type="float" office:value="0.29936" calcext:value-type="float">
            <text:p>0.29936</text:p>
          </table:table-cell>
          <table:table-cell office:value-type="float" office:value="1.4642" calcext:value-type="float">
            <text:p>1.4642</text:p>
          </table:table-cell>
          <table:table-cell office:value-type="float" office:value="0.5614" calcext:value-type="float">
            <text:p>0.56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9843" calcext:value-type="float">
            <text:p>0.29843</text:p>
          </table:table-cell>
          <table:table-cell office:value-type="float" office:value="0.29965" calcext:value-type="float">
            <text:p>0.29965</text:p>
          </table:table-cell>
          <table:table-cell office:value-type="float" office:value="0" calcext:value-type="float">
            <text:p>0</text:p>
          </table:table-cell>
          <table:table-cell office:value-type="float" office:value="2.7698" calcext:value-type="float">
            <text:p>2.7698</text:p>
          </table:table-cell>
          <table:table-cell office:value-type="float" office:value="0.8315" calcext:value-type="float">
            <text:p>0.83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0.29917" calcext:value-type="float">
            <text:p>0.29917</text:p>
          </table:table-cell>
          <table:table-cell office:value-type="float" office:value="0.29965" calcext:value-type="float">
            <text:p>0.29965</text:p>
          </table:table-cell>
          <table:table-cell office:value-type="float" office:value="0.19957" calcext:value-type="float">
            <text:p>0.19957</text:p>
          </table:table-cell>
          <table:table-cell office:value-type="float" office:value="1.4808" calcext:value-type="float">
            <text:p>1.4808</text:p>
          </table:table-cell>
          <table:table-cell office:value-type="float" office:value="0.5721" calcext:value-type="float">
            <text:p>0.57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9846" calcext:value-type="float">
            <text:p>0.29846</text:p>
          </table:table-cell>
          <table:table-cell office:value-type="float" office:value="0.29965" calcext:value-type="float">
            <text:p>0.29965</text:p>
          </table:table-cell>
          <table:table-cell office:value-type="float" office:value="0" calcext:value-type="float">
            <text:p>0</text:p>
          </table:table-cell>
          <table:table-cell office:value-type="float" office:value="2.7318" calcext:value-type="float">
            <text:p>2.7318</text:p>
          </table:table-cell>
          <table:table-cell office:value-type="float" office:value="0.8239" calcext:value-type="float">
            <text:p>0.823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0.29917" calcext:value-type="float">
            <text:p>0.29917</text:p>
          </table:table-cell>
          <table:table-cell office:value-type="float" office:value="0.29965" calcext:value-type="float">
            <text:p>0.29965</text:p>
          </table:table-cell>
          <table:table-cell office:value-type="float" office:value="0.09979" calcext:value-type="float">
            <text:p>0.09979</text:p>
          </table:table-cell>
          <table:table-cell office:value-type="float" office:value="1.4766" calcext:value-type="float">
            <text:p>1.4766</text:p>
          </table:table-cell>
          <table:table-cell office:value-type="float" office:value="0.5701" calcext:value-type="float">
            <text:p>0.57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29848" calcext:value-type="float">
            <text:p>0.29848</text:p>
          </table:table-cell>
          <table:table-cell office:value-type="float" office:value="0.29965" calcext:value-type="float">
            <text:p>0.29965</text:p>
          </table:table-cell>
          <table:table-cell office:value-type="float" office:value="0" calcext:value-type="float">
            <text:p>0</text:p>
          </table:table-cell>
          <table:table-cell office:value-type="float" office:value="2.696" calcext:value-type="float">
            <text:p>2.696</text:p>
          </table:table-cell>
          <table:table-cell office:value-type="float" office:value="0.8166" calcext:value-type="float">
            <text:p>0.816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0.29941" calcext:value-type="float">
            <text:p>0.29941</text:p>
          </table:table-cell>
          <table:table-cell office:value-type="float" office:value="0.29965" calcext:value-type="float">
            <text:p>0.29965</text:p>
          </table:table-cell>
          <table:table-cell office:value-type="float" office:value="0.29936" calcext:value-type="float">
            <text:p>0.29936</text:p>
          </table:table-cell>
          <table:table-cell office:value-type="float" office:value="1.4296" calcext:value-type="float">
            <text:p>1.4296</text:p>
          </table:table-cell>
          <table:table-cell office:value-type="float" office:value="0.5584" calcext:value-type="float">
            <text:p>0.55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9849" calcext:value-type="float">
            <text:p>0.29849</text:p>
          </table:table-cell>
          <table:table-cell office:value-type="float" office:value="0.29965" calcext:value-type="float">
            <text:p>0.29965</text:p>
          </table:table-cell>
          <table:table-cell office:value-type="float" office:value="0" calcext:value-type="float">
            <text:p>0</text:p>
          </table:table-cell>
          <table:table-cell office:value-type="float" office:value="2.6607" calcext:value-type="float">
            <text:p>2.6607</text:p>
          </table:table-cell>
          <table:table-cell office:value-type="float" office:value="0.8095" calcext:value-type="float">
            <text:p>0.809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.29904" calcext:value-type="float">
            <text:p>0.29904</text:p>
          </table:table-cell>
          <table:table-cell office:value-type="float" office:value="0.29965" calcext:value-type="float">
            <text:p>0.29965</text:p>
          </table:table-cell>
          <table:table-cell office:value-type="float" office:value="0.09978" calcext:value-type="float">
            <text:p>0.09978</text:p>
          </table:table-cell>
          <table:table-cell office:value-type="float" office:value="1.4426" calcext:value-type="float">
            <text:p>1.4426</text:p>
          </table:table-cell>
          <table:table-cell office:value-type="float" office:value="0.5566" calcext:value-type="float">
            <text:p>0.556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9852" calcext:value-type="float">
            <text:p>0.29852</text:p>
          </table:table-cell>
          <table:table-cell office:value-type="float" office:value="0.29965" calcext:value-type="float">
            <text:p>0.29965</text:p>
          </table:table-cell>
          <table:table-cell office:value-type="float" office:value="0" calcext:value-type="float">
            <text:p>0</text:p>
          </table:table-cell>
          <table:table-cell office:value-type="float" office:value="2.6279" calcext:value-type="float">
            <text:p>2.6279</text:p>
          </table:table-cell>
          <table:table-cell office:value-type="float" office:value="0.8026" calcext:value-type="float">
            <text:p>0.80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0.29904" calcext:value-type="float">
            <text:p>0.29904</text:p>
          </table:table-cell>
          <table:table-cell office:value-type="float" office:value="0.29965" calcext:value-type="float">
            <text:p>0.29965</text:p>
          </table:table-cell>
          <table:table-cell office:value-type="float" office:value="0.19955" calcext:value-type="float">
            <text:p>0.19955</text:p>
          </table:table-cell>
          <table:table-cell office:value-type="float" office:value="1.4583" calcext:value-type="float">
            <text:p>1.4583</text:p>
          </table:table-cell>
          <table:table-cell office:value-type="float" office:value="0.5645" calcext:value-type="float">
            <text:p>0.564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9853" calcext:value-type="float">
            <text:p>0.29853</text:p>
          </table:table-cell>
          <table:table-cell office:value-type="float" office:value="0.29965" calcext:value-type="float">
            <text:p>0.29965</text:p>
          </table:table-cell>
          <table:table-cell office:value-type="float" office:value="0" calcext:value-type="float">
            <text:p>0</text:p>
          </table:table-cell>
          <table:table-cell office:value-type="float" office:value="2.597" calcext:value-type="float">
            <text:p>2.597</text:p>
          </table:table-cell>
          <table:table-cell office:value-type="float" office:value="0.7963" calcext:value-type="float">
            <text:p>0.796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0.29929" calcext:value-type="float">
            <text:p>0.29929</text:p>
          </table:table-cell>
          <table:table-cell office:value-type="float" office:value="0.29965" calcext:value-type="float">
            <text:p>0.29965</text:p>
          </table:table-cell>
          <table:table-cell office:value-type="float" office:value="0.19929" calcext:value-type="float">
            <text:p>0.19929</text:p>
          </table:table-cell>
          <table:table-cell office:value-type="float" office:value="1.4902" calcext:value-type="float">
            <text:p>1.4902</text:p>
          </table:table-cell>
          <table:table-cell office:value-type="float" office:value="0.5795" calcext:value-type="float">
            <text:p>0.579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9855" calcext:value-type="float">
            <text:p>0.29855</text:p>
          </table:table-cell>
          <table:table-cell office:value-type="float" office:value="0.29965" calcext:value-type="float">
            <text:p>0.29965</text:p>
          </table:table-cell>
          <table:table-cell office:value-type="float" office:value="0" calcext:value-type="float">
            <text:p>0</text:p>
          </table:table-cell>
          <table:table-cell office:value-type="float" office:value="2.5687" calcext:value-type="float">
            <text:p>2.5687</text:p>
          </table:table-cell>
          <table:table-cell office:value-type="float" office:value="0.7908" calcext:value-type="float">
            <text:p>0.790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.29929" calcext:value-type="float">
            <text:p>0.29929</text:p>
          </table:table-cell>
          <table:table-cell office:value-type="float" office:value="0.29965" calcext:value-type="float">
            <text:p>0.29965</text:p>
          </table:table-cell>
          <table:table-cell office:value-type="float" office:value="0.19929" calcext:value-type="float">
            <text:p>0.19929</text:p>
          </table:table-cell>
          <table:table-cell office:value-type="float" office:value="1.4901" calcext:value-type="float">
            <text:p>1.4901</text:p>
          </table:table-cell>
          <table:table-cell office:value-type="float" office:value="0.5794" calcext:value-type="float">
            <text:p>0.579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9857" calcext:value-type="float">
            <text:p>0.29857</text:p>
          </table:table-cell>
          <table:table-cell office:value-type="float" office:value="0.29965" calcext:value-type="float">
            <text:p>0.29965</text:p>
          </table:table-cell>
          <table:table-cell office:value-type="float" office:value="0" calcext:value-type="float">
            <text:p>0</text:p>
          </table:table-cell>
          <table:table-cell office:value-type="float" office:value="2.5417" calcext:value-type="float">
            <text:p>2.5417</text:p>
          </table:table-cell>
          <table:table-cell office:value-type="float" office:value="0.7856" calcext:value-type="float">
            <text:p>0.785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19948" calcext:value-type="float">
            <text:p>0.19948</text:p>
          </table:table-cell>
          <table:table-cell office:value-type="float" office:value="0.19977" calcext:value-type="float">
            <text:p>0.19977</text:p>
          </table:table-cell>
          <table:table-cell office:value-type="float" office:value="0.09889" calcext:value-type="float">
            <text:p>0.09889</text:p>
          </table:table-cell>
          <table:table-cell office:value-type="float" office:value="1.0664" calcext:value-type="float">
            <text:p>1.0664</text:p>
          </table:table-cell>
          <table:table-cell office:value-type="float" office:value="0.4021" calcext:value-type="float">
            <text:p>0.40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9898" calcext:value-type="float">
            <text:p>0.19898</text:p>
          </table:table-cell>
          <table:table-cell office:value-type="float" office:value="0.19977" calcext:value-type="float">
            <text:p>0.19977</text:p>
          </table:table-cell>
          <table:table-cell office:value-type="float" office:value="0" calcext:value-type="float">
            <text:p>0</text:p>
          </table:table-cell>
          <table:table-cell office:value-type="float" office:value="1.7566" calcext:value-type="float">
            <text:p>1.7566</text:p>
          </table:table-cell>
          <table:table-cell office:value-type="float" office:value="0.5366" calcext:value-type="float">
            <text:p>0.536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0.1996" calcext:value-type="float">
            <text:p>0.1996</text:p>
          </table:table-cell>
          <table:table-cell office:value-type="float" office:value="0.19977" calcext:value-type="float">
            <text:p>0.19977</text:p>
          </table:table-cell>
          <table:table-cell office:value-type="float" office:value="0.19921" calcext:value-type="float">
            <text:p>0.19921</text:p>
          </table:table-cell>
          <table:table-cell office:value-type="float" office:value="1.0925" calcext:value-type="float">
            <text:p>1.0925</text:p>
          </table:table-cell>
          <table:table-cell office:value-type="float" office:value="0.4084" calcext:value-type="float">
            <text:p>0.40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99" calcext:value-type="float">
            <text:p>0.199</text:p>
          </table:table-cell>
          <table:table-cell office:value-type="float" office:value="0.19977" calcext:value-type="float">
            <text:p>0.19977</text:p>
          </table:table-cell>
          <table:table-cell office:value-type="float" office:value="0" calcext:value-type="float">
            <text:p>0</text:p>
          </table:table-cell>
          <table:table-cell office:value-type="float" office:value="1.7409" calcext:value-type="float">
            <text:p>1.7409</text:p>
          </table:table-cell>
          <table:table-cell office:value-type="float" office:value="0.5336" calcext:value-type="float">
            <text:p>0.533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.19924" calcext:value-type="float">
            <text:p>0.19924</text:p>
          </table:table-cell>
          <table:table-cell office:value-type="float" office:value="0.19977" calcext:value-type="float">
            <text:p>0.19977</text:p>
          </table:table-cell>
          <table:table-cell office:value-type="float" office:value="0" calcext:value-type="float">
            <text:p>0</text:p>
          </table:table-cell>
          <table:table-cell office:value-type="float" office:value="1.1517" calcext:value-type="float">
            <text:p>1.1517</text:p>
          </table:table-cell>
          <table:table-cell office:value-type="float" office:value="0.4251" calcext:value-type="float">
            <text:p>0.425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99" calcext:value-type="float">
            <text:p>0.199</text:p>
          </table:table-cell>
          <table:table-cell office:value-type="float" office:value="0.19977" calcext:value-type="float">
            <text:p>0.19977</text:p>
          </table:table-cell>
          <table:table-cell office:value-type="float" office:value="0" calcext:value-type="float">
            <text:p>0</text:p>
          </table:table-cell>
          <table:table-cell office:value-type="float" office:value="1.7272" calcext:value-type="float">
            <text:p>1.7272</text:p>
          </table:table-cell>
          <table:table-cell office:value-type="float" office:value="0.5311" calcext:value-type="float">
            <text:p>0.53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0.19948" calcext:value-type="float">
            <text:p>0.19948</text:p>
          </table:table-cell>
          <table:table-cell office:value-type="float" office:value="0.19977" calcext:value-type="float">
            <text:p>0.19977</text:p>
          </table:table-cell>
          <table:table-cell office:value-type="float" office:value="0.09965" calcext:value-type="float">
            <text:p>0.09965</text:p>
          </table:table-cell>
          <table:table-cell office:value-type="float" office:value="1.1974" calcext:value-type="float">
            <text:p>1.1974</text:p>
          </table:table-cell>
          <table:table-cell office:value-type="float" office:value="0.4451" calcext:value-type="float">
            <text:p>0.445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9902" calcext:value-type="float">
            <text:p>0.19902</text:p>
          </table:table-cell>
          <table:table-cell office:value-type="float" office:value="0.19977" calcext:value-type="float">
            <text:p>0.19977</text:p>
          </table:table-cell>
          <table:table-cell office:value-type="float" office:value="0" calcext:value-type="float">
            <text:p>0</text:p>
          </table:table-cell>
          <table:table-cell office:value-type="float" office:value="1.7151" calcext:value-type="float">
            <text:p>1.7151</text:p>
          </table:table-cell>
          <table:table-cell office:value-type="float" office:value="0.5291" calcext:value-type="float">
            <text:p>0.529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0.1996" calcext:value-type="float">
            <text:p>0.1996</text:p>
          </table:table-cell>
          <table:table-cell office:value-type="float" office:value="0.19977" calcext:value-type="float">
            <text:p>0.19977</text:p>
          </table:table-cell>
          <table:table-cell office:value-type="float" office:value="0.19941" calcext:value-type="float">
            <text:p>0.19941</text:p>
          </table:table-cell>
          <table:table-cell office:value-type="float" office:value="1.1651" calcext:value-type="float">
            <text:p>1.1651</text:p>
          </table:table-cell>
          <table:table-cell office:value-type="float" office:value="0.4327" calcext:value-type="float">
            <text:p>0.43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9903" calcext:value-type="float">
            <text:p>0.19903</text:p>
          </table:table-cell>
          <table:table-cell office:value-type="float" office:value="0.19977" calcext:value-type="float">
            <text:p>0.19977</text:p>
          </table:table-cell>
          <table:table-cell office:value-type="float" office:value="0" calcext:value-type="float">
            <text:p>0</text:p>
          </table:table-cell>
          <table:table-cell office:value-type="float" office:value="1.7029" calcext:value-type="float">
            <text:p>1.7029</text:p>
          </table:table-cell>
          <table:table-cell office:value-type="float" office:value="0.527" calcext:value-type="float">
            <text:p>0.5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.19911" calcext:value-type="float">
            <text:p>0.19911</text:p>
          </table:table-cell>
          <table:table-cell office:value-type="float" office:value="0.19977" calcext:value-type="float">
            <text:p>0.19977</text:p>
          </table:table-cell>
          <table:table-cell office:value-type="float" office:value="0" calcext:value-type="float">
            <text:p>0</text:p>
          </table:table-cell>
          <table:table-cell office:value-type="float" office:value="1.1991" calcext:value-type="float">
            <text:p>1.1991</text:p>
          </table:table-cell>
          <table:table-cell office:value-type="float" office:value="0.447" calcext:value-type="float">
            <text:p>0.44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9904" calcext:value-type="float">
            <text:p>0.19904</text:p>
          </table:table-cell>
          <table:table-cell office:value-type="float" office:value="0.19977" calcext:value-type="float">
            <text:p>0.19977</text:p>
          </table:table-cell>
          <table:table-cell office:value-type="float" office:value="0" calcext:value-type="float">
            <text:p>0</text:p>
          </table:table-cell>
          <table:table-cell office:value-type="float" office:value="1.692" calcext:value-type="float">
            <text:p>1.692</text:p>
          </table:table-cell>
          <table:table-cell office:value-type="float" office:value="0.5253" calcext:value-type="float">
            <text:p>0.525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0.19948" calcext:value-type="float">
            <text:p>0.19948</text:p>
          </table:table-cell>
          <table:table-cell office:value-type="float" office:value="0.19977" calcext:value-type="float">
            <text:p>0.19977</text:p>
          </table:table-cell>
          <table:table-cell office:value-type="float" office:value="0.09979" calcext:value-type="float">
            <text:p>0.09979</text:p>
          </table:table-cell>
          <table:table-cell office:value-type="float" office:value="1.1169" calcext:value-type="float">
            <text:p>1.1169</text:p>
          </table:table-cell>
          <table:table-cell office:value-type="float" office:value="0.4242" calcext:value-type="float">
            <text:p>0.424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904" calcext:value-type="float">
            <text:p>0.19904</text:p>
          </table:table-cell>
          <table:table-cell office:value-type="float" office:value="0.19977" calcext:value-type="float">
            <text:p>0.19977</text:p>
          </table:table-cell>
          <table:table-cell office:value-type="float" office:value="0" calcext:value-type="float">
            <text:p>0</text:p>
          </table:table-cell>
          <table:table-cell office:value-type="float" office:value="1.6797" calcext:value-type="float">
            <text:p>1.6797</text:p>
          </table:table-cell>
          <table:table-cell office:value-type="float" office:value="0.5232" calcext:value-type="float">
            <text:p>0.52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0.19948" calcext:value-type="float">
            <text:p>0.19948</text:p>
          </table:table-cell>
          <table:table-cell office:value-type="float" office:value="0.19977" calcext:value-type="float">
            <text:p>0.19977</text:p>
          </table:table-cell>
          <table:table-cell office:value-type="float" office:value="0.09976" calcext:value-type="float">
            <text:p>0.09976</text:p>
          </table:table-cell>
          <table:table-cell office:value-type="float" office:value="1.1274" calcext:value-type="float">
            <text:p>1.1274</text:p>
          </table:table-cell>
          <table:table-cell office:value-type="float" office:value="0.428" calcext:value-type="float">
            <text:p>0.4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9905" calcext:value-type="float">
            <text:p>0.19905</text:p>
          </table:table-cell>
          <table:table-cell office:value-type="float" office:value="0.19977" calcext:value-type="float">
            <text:p>0.19977</text:p>
          </table:table-cell>
          <table:table-cell office:value-type="float" office:value="0" calcext:value-type="float">
            <text:p>0</text:p>
          </table:table-cell>
          <table:table-cell office:value-type="float" office:value="1.6682" calcext:value-type="float">
            <text:p>1.6682</text:p>
          </table:table-cell>
          <table:table-cell office:value-type="float" office:value="0.5211" calcext:value-type="float">
            <text:p>0.52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1996" calcext:value-type="float">
            <text:p>0.1996</text:p>
          </table:table-cell>
          <table:table-cell office:value-type="float" office:value="0.19977" calcext:value-type="float">
            <text:p>0.19977</text:p>
          </table:table-cell>
          <table:table-cell office:value-type="float" office:value="0.19939" calcext:value-type="float">
            <text:p>0.19939</text:p>
          </table:table-cell>
          <table:table-cell office:value-type="float" office:value="1.1291" calcext:value-type="float">
            <text:p>1.1291</text:p>
          </table:table-cell>
          <table:table-cell office:value-type="float" office:value="0.4314" calcext:value-type="float">
            <text:p>0.43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9906" calcext:value-type="float">
            <text:p>0.19906</text:p>
          </table:table-cell>
          <table:table-cell office:value-type="float" office:value="0.19977" calcext:value-type="float">
            <text:p>0.19977</text:p>
          </table:table-cell>
          <table:table-cell office:value-type="float" office:value="0" calcext:value-type="float">
            <text:p>0</text:p>
          </table:table-cell>
          <table:table-cell office:value-type="float" office:value="1.6572" calcext:value-type="float">
            <text:p>1.6572</text:p>
          </table:table-cell>
          <table:table-cell office:value-type="float" office:value="0.5193" calcext:value-type="float">
            <text:p>0.519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0.19935" calcext:value-type="float">
            <text:p>0.19935</text:p>
          </table:table-cell>
          <table:table-cell office:value-type="float" office:value="0.19977" calcext:value-type="float">
            <text:p>0.19977</text:p>
          </table:table-cell>
          <table:table-cell office:value-type="float" office:value="0.09972" calcext:value-type="float">
            <text:p>0.09972</text:p>
          </table:table-cell>
          <table:table-cell office:value-type="float" office:value="1.1198" calcext:value-type="float">
            <text:p>1.1198</text:p>
          </table:table-cell>
          <table:table-cell office:value-type="float" office:value="0.4291" calcext:value-type="float">
            <text:p>0.429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9907" calcext:value-type="float">
            <text:p>0.19907</text:p>
          </table:table-cell>
          <table:table-cell office:value-type="float" office:value="0.19977" calcext:value-type="float">
            <text:p>0.19977</text:p>
          </table:table-cell>
          <table:table-cell office:value-type="float" office:value="0" calcext:value-type="float">
            <text:p>0</text:p>
          </table:table-cell>
          <table:table-cell office:value-type="float" office:value="1.6465" calcext:value-type="float">
            <text:p>1.6465</text:p>
          </table:table-cell>
          <table:table-cell office:value-type="float" office:value="0.5175" calcext:value-type="float">
            <text:p>0.517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0998" calcext:value-type="float">
            <text:p>0.0998</text:p>
          </table:table-cell>
          <table:table-cell office:value-type="float" office:value="0.09989" calcext:value-type="float">
            <text:p>0.09989</text:p>
          </table:table-cell>
          <table:table-cell office:value-type="float" office:value="0.09974" calcext:value-type="float">
            <text:p>0.09974</text:p>
          </table:table-cell>
          <table:table-cell office:value-type="float" office:value="0.4692" calcext:value-type="float">
            <text:p>0.4692</text:p>
          </table:table-cell>
          <table:table-cell office:value-type="float" office:value="0.1814" calcext:value-type="float">
            <text:p>0.18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9957" calcext:value-type="float">
            <text:p>0.09957</text:p>
          </table:table-cell>
          <table:table-cell office:value-type="float" office:value="0.09989" calcext:value-type="float">
            <text:p>0.09989</text:p>
          </table:table-cell>
          <table:table-cell office:value-type="float" office:value="0" calcext:value-type="float">
            <text:p>0</text:p>
          </table:table-cell>
          <table:table-cell office:value-type="float" office:value="0.799" calcext:value-type="float">
            <text:p>0.799</text:p>
          </table:table-cell>
          <table:table-cell office:value-type="float" office:value="0.2516" calcext:value-type="float">
            <text:p>0.25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</table:table>
      <table:table table:name="aggregated_all_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number-columns-repeated="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Remaining Subpopulations</text:p>
          </table:table-cell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imer Name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PU Time (ns):</text:p>
          </table:table-cell>
          <table:table-cell office:value-type="float" office:value="94893763175" calcext:value-type="float">
            <text:p>9489376317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all Time (ms):</text:p>
          </table:table-cell>
          <table:table-cell office:value-type="float" office:value="4341" calcext:value-type="float">
            <text:p>434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PU Cycles:</text:p>
          </table:table-cell>
          <table:table-cell office:value-type="float" office:value="7.75932639719122E+016" calcext:value-type="float">
            <text:p>7.75932639719122E+01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napshot #</text:p>
          </table:table-cell>
          <table:table-cell office:value-type="string" calcext:value-type="string">
            <text:p>Snapshot Time(ms)</text:p>
          </table:table-cell>
          <table:table-cell office:value-type="string" calcext:value-type="string">
            <text:p>Value(Bytes)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3903488" calcext:value-type="float">
            <text:p>323903488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7" calcext:value-type="float">
            <text:p>287</text:p>
          </table:table-cell>
          <table:table-cell office:value-type="float" office:value="343396352" calcext:value-type="float">
            <text:p>343396352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3" calcext:value-type="float">
            <text:p>493</text:p>
          </table:table-cell>
          <table:table-cell office:value-type="float" office:value="351191040" calcext:value-type="float">
            <text:p>351191040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11" calcext:value-type="float">
            <text:p>711</text:p>
          </table:table-cell>
          <table:table-cell office:value-type="float" office:value="357744640" calcext:value-type="float">
            <text:p>357744640</text:p>
          </table:table-cell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38" calcext:value-type="float">
            <text:p>938</text:p>
          </table:table-cell>
          <table:table-cell office:value-type="float" office:value="366714880" calcext:value-type="float">
            <text:p>366714880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32" calcext:value-type="float">
            <text:p>1132</text:p>
          </table:table-cell>
          <table:table-cell office:value-type="float" office:value="375365632" calcext:value-type="float">
            <text:p>375365632</text:p>
          </table:table-cell>
          <table:table-cell table:number-columns-repeated="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29" calcext:value-type="float">
            <text:p>1329</text:p>
          </table:table-cell>
          <table:table-cell office:value-type="float" office:value="382410752" calcext:value-type="float">
            <text:p>382410752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16" calcext:value-type="float">
            <text:p>1516</text:p>
          </table:table-cell>
          <table:table-cell office:value-type="float" office:value="389148672" calcext:value-type="float">
            <text:p>389148672</text:p>
          </table:table-cell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86" calcext:value-type="float">
            <text:p>1686</text:p>
          </table:table-cell>
          <table:table-cell office:value-type="float" office:value="393940992" calcext:value-type="float">
            <text:p>393940992</text:p>
          </table:table-cell>
          <table:table-cell table:number-columns-repeated="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28" calcext:value-type="float">
            <text:p>1828</text:p>
          </table:table-cell>
          <table:table-cell office:value-type="float" office:value="398643200" calcext:value-type="float">
            <text:p>398643200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38" calcext:value-type="float">
            <text:p>1938</text:p>
          </table:table-cell>
          <table:table-cell office:value-type="float" office:value="402722816" calcext:value-type="float">
            <text:p>402722816</text:p>
          </table:table-cell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82" calcext:value-type="float">
            <text:p>2182</text:p>
          </table:table-cell>
          <table:table-cell office:value-type="float" office:value="286461952" calcext:value-type="float">
            <text:p>286461952</text:p>
          </table:table-cell>
          <table:table-cell table:number-columns-repeated="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89" calcext:value-type="float">
            <text:p>2289</text:p>
          </table:table-cell>
          <table:table-cell office:value-type="float" office:value="289738752" calcext:value-type="float">
            <text:p>289738752</text:p>
          </table:table-cell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73" calcext:value-type="float">
            <text:p>2373</text:p>
          </table:table-cell>
          <table:table-cell office:value-type="float" office:value="293617664" calcext:value-type="float">
            <text:p>293617664</text:p>
          </table:table-cell>
          <table:table-cell table:number-columns-repeated="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63" calcext:value-type="float">
            <text:p>2463</text:p>
          </table:table-cell>
          <table:table-cell office:value-type="float" office:value="296599552" calcext:value-type="float">
            <text:p>296599552</text:p>
          </table:table-cell>
          <table:table-cell table:number-columns-repeated="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53" calcext:value-type="float">
            <text:p>2553</text:p>
          </table:table-cell>
          <table:table-cell office:value-type="float" office:value="299999232" calcext:value-type="float">
            <text:p>299999232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40" calcext:value-type="float">
            <text:p>2640</text:p>
          </table:table-cell>
          <table:table-cell office:value-type="float" office:value="304226304" calcext:value-type="float">
            <text:p>304226304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17" calcext:value-type="float">
            <text:p>2717</text:p>
          </table:table-cell>
          <table:table-cell office:value-type="float" office:value="307994624" calcext:value-type="float">
            <text:p>307994624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797" calcext:value-type="float">
            <text:p>2797</text:p>
          </table:table-cell>
          <table:table-cell office:value-type="float" office:value="313167872" calcext:value-type="float">
            <text:p>313167872</text:p>
          </table:table-cell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71" calcext:value-type="float">
            <text:p>2871</text:p>
          </table:table-cell>
          <table:table-cell office:value-type="float" office:value="316219392" calcext:value-type="float">
            <text:p>316219392</text:p>
          </table:table-cell>
          <table:table-cell table:number-columns-repeated="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935" calcext:value-type="float">
            <text:p>2935</text:p>
          </table:table-cell>
          <table:table-cell office:value-type="float" office:value="319967232" calcext:value-type="float">
            <text:p>319967232</text:p>
          </table:table-cell>
          <table:table-cell table:number-columns-repeated="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63" calcext:value-type="float">
            <text:p>3063</text:p>
          </table:table-cell>
          <table:table-cell office:value-type="float" office:value="228208640" calcext:value-type="float">
            <text:p>228208640</text:p>
          </table:table-cell>
          <table:table-cell table:number-columns-repeated="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117" calcext:value-type="float">
            <text:p>3117</text:p>
          </table:table-cell>
          <table:table-cell office:value-type="float" office:value="232484864" calcext:value-type="float">
            <text:p>232484864</text:p>
          </table:table-cell>
          <table:table-cell table:number-columns-repeated="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67" calcext:value-type="float">
            <text:p>3167</text:p>
          </table:table-cell>
          <table:table-cell office:value-type="float" office:value="235200512" calcext:value-type="float">
            <text:p>235200512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218" calcext:value-type="float">
            <text:p>3218</text:p>
          </table:table-cell>
          <table:table-cell office:value-type="float" office:value="237465600" calcext:value-type="float">
            <text:p>237465600</text:p>
          </table:table-cell>
          <table:table-cell table:number-columns-repeated="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268" calcext:value-type="float">
            <text:p>3268</text:p>
          </table:table-cell>
          <table:table-cell office:value-type="float" office:value="240447488" calcext:value-type="float">
            <text:p>240447488</text:p>
          </table:table-cell>
          <table:table-cell table:number-columns-repeated="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318" calcext:value-type="float">
            <text:p>3318</text:p>
          </table:table-cell>
          <table:table-cell office:value-type="float" office:value="242630656" calcext:value-type="float">
            <text:p>242630656</text:p>
          </table:table-cell>
          <table:table-cell table:number-columns-repeated="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369" calcext:value-type="float">
            <text:p>3369</text:p>
          </table:table-cell>
          <table:table-cell office:value-type="float" office:value="244207616" calcext:value-type="float">
            <text:p>244207616</text:p>
          </table:table-cell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419" calcext:value-type="float">
            <text:p>3419</text:p>
          </table:table-cell>
          <table:table-cell office:value-type="float" office:value="245542912" calcext:value-type="float">
            <text:p>245542912</text:p>
          </table:table-cell>
          <table:table-cell table:number-columns-repeated="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467" calcext:value-type="float">
            <text:p>3467</text:p>
          </table:table-cell>
          <table:table-cell office:value-type="float" office:value="247595008" calcext:value-type="float">
            <text:p>247595008</text:p>
          </table:table-cell>
          <table:table-cell table:number-columns-repeated="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507" calcext:value-type="float">
            <text:p>3507</text:p>
          </table:table-cell>
          <table:table-cell office:value-type="float" office:value="250839040" calcext:value-type="float">
            <text:p>250839040</text:p>
          </table:table-cell>
          <table:table-cell table:number-columns-repeated="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585" calcext:value-type="float">
            <text:p>3585</text:p>
          </table:table-cell>
          <table:table-cell office:value-type="float" office:value="151379968" calcext:value-type="float">
            <text:p>151379968</text:p>
          </table:table-cell>
          <table:table-cell table:number-columns-repeated="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622" calcext:value-type="float">
            <text:p>3622</text:p>
          </table:table-cell>
          <table:table-cell office:value-type="float" office:value="151994368" calcext:value-type="float">
            <text:p>151994368</text:p>
          </table:table-cell>
          <table:table-cell table:number-columns-repeated="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662" calcext:value-type="float">
            <text:p>3662</text:p>
          </table:table-cell>
          <table:table-cell office:value-type="float" office:value="152928256" calcext:value-type="float">
            <text:p>152928256</text:p>
          </table:table-cell>
          <table:table-cell table:number-columns-repeated="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97" calcext:value-type="float">
            <text:p>3697</text:p>
          </table:table-cell>
          <table:table-cell office:value-type="float" office:value="154587136" calcext:value-type="float">
            <text:p>154587136</text:p>
          </table:table-cell>
          <table:table-cell table:number-columns-repeated="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32" calcext:value-type="float">
            <text:p>3732</text:p>
          </table:table-cell>
          <table:table-cell office:value-type="float" office:value="155893760" calcext:value-type="float">
            <text:p>155893760</text:p>
          </table:table-cell>
          <table:table-cell table:number-columns-repeated="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772" calcext:value-type="float">
            <text:p>3772</text:p>
          </table:table-cell>
          <table:table-cell office:value-type="float" office:value="157335552" calcext:value-type="float">
            <text:p>157335552</text:p>
          </table:table-cell>
          <table:table-cell table:number-columns-repeated="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809" calcext:value-type="float">
            <text:p>3809</text:p>
          </table:table-cell>
          <table:table-cell office:value-type="float" office:value="158543872" calcext:value-type="float">
            <text:p>158543872</text:p>
          </table:table-cell>
          <table:table-cell table:number-columns-repeated="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844" calcext:value-type="float">
            <text:p>3844</text:p>
          </table:table-cell>
          <table:table-cell office:value-type="float" office:value="160227328" calcext:value-type="float">
            <text:p>160227328</text:p>
          </table:table-cell>
          <table:table-cell table:number-columns-repeated="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877" calcext:value-type="float">
            <text:p>3877</text:p>
          </table:table-cell>
          <table:table-cell office:value-type="float" office:value="161812480" calcext:value-type="float">
            <text:p>161812480</text:p>
          </table:table-cell>
          <table:table-cell table:number-columns-repeated="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908" calcext:value-type="float">
            <text:p>3908</text:p>
          </table:table-cell>
          <table:table-cell office:value-type="float" office:value="161484800" calcext:value-type="float">
            <text:p>161484800</text:p>
          </table:table-cell>
          <table:table-cell table:number-columns-repeated="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991" calcext:value-type="float">
            <text:p>3991</text:p>
          </table:table-cell>
          <table:table-cell office:value-type="float" office:value="106930176" calcext:value-type="float">
            <text:p>106930176</text:p>
          </table:table-cell>
          <table:table-cell table:number-columns-repeated="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023" calcext:value-type="float">
            <text:p>4023</text:p>
          </table:table-cell>
          <table:table-cell office:value-type="float" office:value="108048384" calcext:value-type="float">
            <text:p>108048384</text:p>
          </table:table-cell>
          <table:table-cell table:number-columns-repeated="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053" calcext:value-type="float">
            <text:p>4053</text:p>
          </table:table-cell>
          <table:table-cell office:value-type="float" office:value="109121536" calcext:value-type="float">
            <text:p>109121536</text:p>
          </table:table-cell>
          <table:table-cell table:number-columns-repeated="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082" calcext:value-type="float">
            <text:p>4082</text:p>
          </table:table-cell>
          <table:table-cell office:value-type="float" office:value="109240320" calcext:value-type="float">
            <text:p>109240320</text:p>
          </table:table-cell>
          <table:table-cell table:number-columns-repeated="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110" calcext:value-type="float">
            <text:p>4110</text:p>
          </table:table-cell>
          <table:table-cell office:value-type="float" office:value="109346816" calcext:value-type="float">
            <text:p>109346816</text:p>
          </table:table-cell>
          <table:table-cell table:number-columns-repeated="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142" calcext:value-type="float">
            <text:p>4142</text:p>
          </table:table-cell>
          <table:table-cell office:value-type="float" office:value="110718976" calcext:value-type="float">
            <text:p>110718976</text:p>
          </table:table-cell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172" calcext:value-type="float">
            <text:p>4172</text:p>
          </table:table-cell>
          <table:table-cell office:value-type="float" office:value="111685632" calcext:value-type="float">
            <text:p>111685632</text:p>
          </table:table-cell>
          <table:table-cell table:number-columns-repeated="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195" calcext:value-type="float">
            <text:p>4195</text:p>
          </table:table-cell>
          <table:table-cell office:value-type="float" office:value="112685056" calcext:value-type="float">
            <text:p>112685056</text:p>
          </table:table-cell>
          <table:table-cell table:number-columns-repeated="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222" calcext:value-type="float">
            <text:p>4222</text:p>
          </table:table-cell>
          <table:table-cell office:value-type="float" office:value="113373184" calcext:value-type="float">
            <text:p>113373184</text:p>
          </table:table-cell>
          <table:table-cell table:number-columns-repeated="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248" calcext:value-type="float">
            <text:p>4248</text:p>
          </table:table-cell>
          <table:table-cell office:value-type="float" office:value="114290688" calcext:value-type="float">
            <text:p>11429068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ggregation Count: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imer Name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PU Time (ns):</text:p>
          </table:table-cell>
          <table:table-cell office:value-type="float" office:value="9489376317" calcext:value-type="float">
            <text:p>948937631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all Time (ms):</text:p>
          </table:table-cell>
          <table:table-cell office:value-type="float" office:value="3179" calcext:value-type="float">
            <text:p>317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PU Cycles:</text:p>
          </table:table-cell>
          <table:table-cell office:value-type="float" office:value="7759326397191215" calcext:value-type="float">
            <text:p>775932639719121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napshot #</text:p>
          </table:table-cell>
          <table:table-cell office:value-type="string" calcext:value-type="string">
            <text:p>Snapshot Time(ms)</text:p>
          </table:table-cell>
          <table:table-cell office:value-type="string" calcext:value-type="string">
            <text:p>Value(Bytes)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390348" calcext:value-type="float">
            <text:p>32390348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7" calcext:value-type="float">
            <text:p>287</text:p>
          </table:table-cell>
          <table:table-cell office:value-type="float" office:value="34339635" calcext:value-type="float">
            <text:p>34339635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3" calcext:value-type="float">
            <text:p>493</text:p>
          </table:table-cell>
          <table:table-cell office:value-type="float" office:value="35119104" calcext:value-type="float">
            <text:p>35119104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11" calcext:value-type="float">
            <text:p>711</text:p>
          </table:table-cell>
          <table:table-cell office:value-type="float" office:value="35774464" calcext:value-type="float">
            <text:p>35774464</text:p>
          </table:table-cell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38" calcext:value-type="float">
            <text:p>938</text:p>
          </table:table-cell>
          <table:table-cell office:value-type="float" office:value="36671488" calcext:value-type="float">
            <text:p>36671488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32" calcext:value-type="float">
            <text:p>1132</text:p>
          </table:table-cell>
          <table:table-cell office:value-type="float" office:value="37536563" calcext:value-type="float">
            <text:p>37536563</text:p>
          </table:table-cell>
          <table:table-cell table:number-columns-repeated="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29" calcext:value-type="float">
            <text:p>1329</text:p>
          </table:table-cell>
          <table:table-cell office:value-type="float" office:value="38241075" calcext:value-type="float">
            <text:p>38241075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16" calcext:value-type="float">
            <text:p>1516</text:p>
          </table:table-cell>
          <table:table-cell office:value-type="float" office:value="38914867" calcext:value-type="float">
            <text:p>38914867</text:p>
          </table:table-cell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86" calcext:value-type="float">
            <text:p>1686</text:p>
          </table:table-cell>
          <table:table-cell office:value-type="float" office:value="39394099" calcext:value-type="float">
            <text:p>39394099</text:p>
          </table:table-cell>
          <table:table-cell table:number-columns-repeated="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28" calcext:value-type="float">
            <text:p>1828</text:p>
          </table:table-cell>
          <table:table-cell office:value-type="float" office:value="39864320" calcext:value-type="float">
            <text:p>39864320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38" calcext:value-type="float">
            <text:p>1938</text:p>
          </table:table-cell>
          <table:table-cell office:value-type="float" office:value="40272281" calcext:value-type="float">
            <text:p>40272281</text:p>
          </table:table-cell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82" calcext:value-type="float">
            <text:p>2182</text:p>
          </table:table-cell>
          <table:table-cell office:value-type="float" office:value="40923136" calcext:value-type="float">
            <text:p>40923136</text:p>
          </table:table-cell>
          <table:table-cell table:number-columns-repeated="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89" calcext:value-type="float">
            <text:p>2289</text:p>
          </table:table-cell>
          <table:table-cell office:value-type="float" office:value="41391250" calcext:value-type="float">
            <text:p>41391250</text:p>
          </table:table-cell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73" calcext:value-type="float">
            <text:p>2373</text:p>
          </table:table-cell>
          <table:table-cell office:value-type="float" office:value="41945380" calcext:value-type="float">
            <text:p>41945380</text:p>
          </table:table-cell>
          <table:table-cell table:number-columns-repeated="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63" calcext:value-type="float">
            <text:p>2463</text:p>
          </table:table-cell>
          <table:table-cell office:value-type="float" office:value="42371364" calcext:value-type="float">
            <text:p>42371364</text:p>
          </table:table-cell>
          <table:table-cell table:number-columns-repeated="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53" calcext:value-type="float">
            <text:p>2553</text:p>
          </table:table-cell>
          <table:table-cell office:value-type="float" office:value="42857033" calcext:value-type="float">
            <text:p>42857033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40" calcext:value-type="float">
            <text:p>2640</text:p>
          </table:table-cell>
          <table:table-cell office:value-type="float" office:value="43460900" calcext:value-type="float">
            <text:p>43460900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17" calcext:value-type="float">
            <text:p>2717</text:p>
          </table:table-cell>
          <table:table-cell office:value-type="float" office:value="43999232" calcext:value-type="float">
            <text:p>43999232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797" calcext:value-type="float">
            <text:p>2797</text:p>
          </table:table-cell>
          <table:table-cell office:value-type="float" office:value="44738267" calcext:value-type="float">
            <text:p>44738267</text:p>
          </table:table-cell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71" calcext:value-type="float">
            <text:p>2871</text:p>
          </table:table-cell>
          <table:table-cell office:value-type="float" office:value="45174198" calcext:value-type="float">
            <text:p>45174198</text:p>
          </table:table-cell>
          <table:table-cell table:number-columns-repeated="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935" calcext:value-type="float">
            <text:p>2935</text:p>
          </table:table-cell>
          <table:table-cell office:value-type="float" office:value="45709604" calcext:value-type="float">
            <text:p>45709604</text:p>
          </table:table-cell>
          <table:table-cell table:number-columns-repeated="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63" calcext:value-type="float">
            <text:p>3063</text:p>
          </table:table-cell>
          <table:table-cell office:value-type="float" office:value="45641728" calcext:value-type="float">
            <text:p>45641728</text:p>
          </table:table-cell>
          <table:table-cell table:number-columns-repeated="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117" calcext:value-type="float">
            <text:p>3117</text:p>
          </table:table-cell>
          <table:table-cell office:value-type="float" office:value="46496972" calcext:value-type="float">
            <text:p>46496972</text:p>
          </table:table-cell>
          <table:table-cell table:number-columns-repeated="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67" calcext:value-type="float">
            <text:p>3167</text:p>
          </table:table-cell>
          <table:table-cell office:value-type="float" office:value="47040102" calcext:value-type="float">
            <text:p>47040102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218" calcext:value-type="float">
            <text:p>3218</text:p>
          </table:table-cell>
          <table:table-cell office:value-type="float" office:value="47493120" calcext:value-type="float">
            <text:p>47493120</text:p>
          </table:table-cell>
          <table:table-cell table:number-columns-repeated="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268" calcext:value-type="float">
            <text:p>3268</text:p>
          </table:table-cell>
          <table:table-cell office:value-type="float" office:value="48089497" calcext:value-type="float">
            <text:p>48089497</text:p>
          </table:table-cell>
          <table:table-cell table:number-columns-repeated="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318" calcext:value-type="float">
            <text:p>3318</text:p>
          </table:table-cell>
          <table:table-cell office:value-type="float" office:value="48526131" calcext:value-type="float">
            <text:p>48526131</text:p>
          </table:table-cell>
          <table:table-cell table:number-columns-repeated="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369" calcext:value-type="float">
            <text:p>3369</text:p>
          </table:table-cell>
          <table:table-cell office:value-type="float" office:value="48841523" calcext:value-type="float">
            <text:p>48841523</text:p>
          </table:table-cell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419" calcext:value-type="float">
            <text:p>3419</text:p>
          </table:table-cell>
          <table:table-cell office:value-type="float" office:value="49108582" calcext:value-type="float">
            <text:p>49108582</text:p>
          </table:table-cell>
          <table:table-cell table:number-columns-repeated="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467" calcext:value-type="float">
            <text:p>3467</text:p>
          </table:table-cell>
          <table:table-cell office:value-type="float" office:value="49519001" calcext:value-type="float">
            <text:p>49519001</text:p>
          </table:table-cell>
          <table:table-cell table:number-columns-repeated="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507" calcext:value-type="float">
            <text:p>3507</text:p>
          </table:table-cell>
          <table:table-cell office:value-type="float" office:value="50167808" calcext:value-type="float">
            <text:p>50167808</text:p>
          </table:table-cell>
          <table:table-cell table:number-columns-repeated="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585" calcext:value-type="float">
            <text:p>3585</text:p>
          </table:table-cell>
          <table:table-cell office:value-type="float" office:value="50459989" calcext:value-type="float">
            <text:p>50459989</text:p>
          </table:table-cell>
          <table:table-cell table:number-columns-repeated="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622" calcext:value-type="float">
            <text:p>3622</text:p>
          </table:table-cell>
          <table:table-cell office:value-type="float" office:value="50664789" calcext:value-type="float">
            <text:p>50664789</text:p>
          </table:table-cell>
          <table:table-cell table:number-columns-repeated="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662" calcext:value-type="float">
            <text:p>3662</text:p>
          </table:table-cell>
          <table:table-cell office:value-type="float" office:value="50976085" calcext:value-type="float">
            <text:p>50976085</text:p>
          </table:table-cell>
          <table:table-cell table:number-columns-repeated="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97" calcext:value-type="float">
            <text:p>3697</text:p>
          </table:table-cell>
          <table:table-cell office:value-type="float" office:value="51529045" calcext:value-type="float">
            <text:p>51529045</text:p>
          </table:table-cell>
          <table:table-cell table:number-columns-repeated="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32" calcext:value-type="float">
            <text:p>3732</text:p>
          </table:table-cell>
          <table:table-cell office:value-type="float" office:value="51964586" calcext:value-type="float">
            <text:p>51964586</text:p>
          </table:table-cell>
          <table:table-cell table:number-columns-repeated="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772" calcext:value-type="float">
            <text:p>3772</text:p>
          </table:table-cell>
          <table:table-cell office:value-type="float" office:value="52445184" calcext:value-type="float">
            <text:p>52445184</text:p>
          </table:table-cell>
          <table:table-cell table:number-columns-repeated="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809" calcext:value-type="float">
            <text:p>3809</text:p>
          </table:table-cell>
          <table:table-cell office:value-type="float" office:value="52847957" calcext:value-type="float">
            <text:p>52847957</text:p>
          </table:table-cell>
          <table:table-cell table:number-columns-repeated="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844" calcext:value-type="float">
            <text:p>3844</text:p>
          </table:table-cell>
          <table:table-cell office:value-type="float" office:value="53409109" calcext:value-type="float">
            <text:p>53409109</text:p>
          </table:table-cell>
          <table:table-cell table:number-columns-repeated="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877" calcext:value-type="float">
            <text:p>3877</text:p>
          </table:table-cell>
          <table:table-cell office:value-type="float" office:value="53937493" calcext:value-type="float">
            <text:p>53937493</text:p>
          </table:table-cell>
          <table:table-cell table:number-columns-repeated="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908" calcext:value-type="float">
            <text:p>3908</text:p>
          </table:table-cell>
          <table:table-cell office:value-type="float" office:value="53828266" calcext:value-type="float">
            <text:p>53828266</text:p>
          </table:table-cell>
          <table:table-cell table:number-columns-repeated="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991" calcext:value-type="float">
            <text:p>3991</text:p>
          </table:table-cell>
          <table:table-cell office:value-type="float" office:value="53465088" calcext:value-type="float">
            <text:p>53465088</text:p>
          </table:table-cell>
          <table:table-cell table:number-columns-repeated="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023" calcext:value-type="float">
            <text:p>4023</text:p>
          </table:table-cell>
          <table:table-cell office:value-type="float" office:value="54024192" calcext:value-type="float">
            <text:p>54024192</text:p>
          </table:table-cell>
          <table:table-cell table:number-columns-repeated="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053" calcext:value-type="float">
            <text:p>4053</text:p>
          </table:table-cell>
          <table:table-cell office:value-type="float" office:value="54560768" calcext:value-type="float">
            <text:p>54560768</text:p>
          </table:table-cell>
          <table:table-cell table:number-columns-repeated="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082" calcext:value-type="float">
            <text:p>4082</text:p>
          </table:table-cell>
          <table:table-cell office:value-type="float" office:value="54620160" calcext:value-type="float">
            <text:p>54620160</text:p>
          </table:table-cell>
          <table:table-cell table:number-columns-repeated="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110" calcext:value-type="float">
            <text:p>4110</text:p>
          </table:table-cell>
          <table:table-cell office:value-type="float" office:value="54673408" calcext:value-type="float">
            <text:p>54673408</text:p>
          </table:table-cell>
          <table:table-cell table:number-columns-repeated="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142" calcext:value-type="float">
            <text:p>4142</text:p>
          </table:table-cell>
          <table:table-cell office:value-type="float" office:value="55359488" calcext:value-type="float">
            <text:p>55359488</text:p>
          </table:table-cell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172" calcext:value-type="float">
            <text:p>4172</text:p>
          </table:table-cell>
          <table:table-cell office:value-type="float" office:value="55842816" calcext:value-type="float">
            <text:p>55842816</text:p>
          </table:table-cell>
          <table:table-cell table:number-columns-repeated="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195" calcext:value-type="float">
            <text:p>4195</text:p>
          </table:table-cell>
          <table:table-cell office:value-type="float" office:value="56342528" calcext:value-type="float">
            <text:p>56342528</text:p>
          </table:table-cell>
          <table:table-cell table:number-columns-repeated="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222" calcext:value-type="float">
            <text:p>4222</text:p>
          </table:table-cell>
          <table:table-cell office:value-type="float" office:value="56686592" calcext:value-type="float">
            <text:p>56686592</text:p>
          </table:table-cell>
          <table:table-cell table:number-columns-repeated="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248" calcext:value-type="float">
            <text:p>4248</text:p>
          </table:table-cell>
          <table:table-cell office:value-type="float" office:value="57145344" calcext:value-type="float">
            <text:p>5714534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its</text:p>
          </table:table-cell>
          <table:table-cell office:value-type="string" calcext:value-type="string">
            <text:p>Total</text:p>
          </table:table-cell>
          <table:table-cell table:number-columns-repeated="18"/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float" office:value="2810" calcext:value-type="float">
            <text:p>281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ercent Hit:</text:p>
          </table:table-cell>
          <table:table-cell table:style-name="ce1" office:value-type="string" calcext:value-type="string">
            <text:p>76.2633%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itness</text:p>
          </table:table-cell>
          <table:table-cell table:number-columns-repeated="19"/>
        </table:table-row>
        <table:table-row table:style-name="ro1">
          <table:table-cell office:value-type="float" office:value="0.998679" calcext:value-type="float">
            <text:p>0.99867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al|Predicte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ammeo|Cammeo</text:p>
          </table:table-cell>
          <table:table-cell office:value-type="string" calcext:value-type="string">
            <text:p>Cammeo|Osmancik</text:p>
          </table:table-cell>
          <table:table-cell office:value-type="string" calcext:value-type="string">
            <text:p>Osmancik|Osmancik</text:p>
          </table:table-cell>
          <table:table-cell office:value-type="string" calcext:value-type="string">
            <text:p>Osmancik|Cammeo</text:p>
          </table:table-cell>
          <table:table-cell table:number-columns-repeated="16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262" calcext:value-type="float">
            <text:p>262</text:p>
          </table:table-cell>
          <table:table-cell office:value-type="float" office:value="1278" calcext:value-type="float">
            <text:p>1278</text:p>
          </table:table-cell>
          <table:table-cell office:value-type="float" office:value="404" calcext:value-type="float">
            <text:p>40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EN#</text:p>
          </table:table-cell>
          <table:table-cell office:value-type="string" calcext:value-type="string">
            <text:p>SUB#</text:p>
          </table:table-cell>
          <table:table-cell office:value-type="string" calcext:value-type="string">
            <text:p>μFGEN</text:p>
          </table:table-cell>
          <table:table-cell office:value-type="string" calcext:value-type="string">
            <text:p>FsBestGEN</text:p>
          </table:table-cell>
          <table:table-cell office:value-type="string" calcext:value-type="string">
            <text:p>FsWorstGEN</text:p>
          </table:table-cell>
          <table:table-cell office:value-type="string" calcext:value-type="string">
            <text:p>μTreeSzGEN</text:p>
          </table:table-cell>
          <table:table-cell office:value-type="string" calcext:value-type="string">
            <text:p>μTreeDpGEN</text:p>
          </table:table-cell>
          <table:table-cell office:value-type="string" calcext:value-type="string">
            <text:p>bTreeSzGEN</text:p>
          </table:table-cell>
          <table:table-cell office:value-type="string" calcext:value-type="string">
            <text:p>bTreeDpGEN</text:p>
          </table:table-cell>
          <table:table-cell office:value-type="string" calcext:value-type="string">
            <text:p>wTreeSzGEN</text:p>
          </table:table-cell>
          <table:table-cell office:value-type="string" calcext:value-type="string">
            <text:p>wTreeDpGEN</text:p>
          </table:table-cell>
          <table:table-cell office:value-type="string" calcext:value-type="string">
            <text:p>μFRUN</text:p>
          </table:table-cell>
          <table:table-cell office:value-type="string" calcext:value-type="string">
            <text:p>FsBestRUN</text:p>
          </table:table-cell>
          <table:table-cell office:value-type="string" calcext:value-type="string">
            <text:p>FsWorstRUN</text:p>
          </table:table-cell>
          <table:table-cell office:value-type="string" calcext:value-type="string">
            <text:p>μTreeSzRUN</text:p>
          </table:table-cell>
          <table:table-cell office:value-type="string" calcext:value-type="string">
            <text:p>μTreeDpRUN</text:p>
          </table:table-cell>
          <table:table-cell office:value-type="string" calcext:value-type="string">
            <text:p>bTreeSzRUN</text:p>
          </table:table-cell>
          <table:table-cell office:value-type="string" calcext:value-type="string">
            <text:p>bTreeDpRUN</text:p>
          </table:table-cell>
          <table:table-cell office:value-type="string" calcext:value-type="string">
            <text:p>wTreeSzRUN</text:p>
          </table:table-cell>
          <table:table-cell office:value-type="string" calcext:value-type="string">
            <text:p>wTreeDpRUN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96015" calcext:value-type="float">
            <text:p>0.96015</text:p>
          </table:table-cell>
          <table:table-cell office:value-type="float" office:value="0.99835" calcext:value-type="float">
            <text:p>0.99835</text:p>
          </table:table-cell>
          <table:table-cell office:value-type="float" office:value="0" calcext:value-type="float">
            <text:p>0</text:p>
          </table:table-cell>
          <table:table-cell office:value-type="float" office:value="17.3252" calcext:value-type="float">
            <text:p>17.3252</text:p>
          </table:table-cell>
          <table:table-cell office:value-type="float" office:value="3.3239" calcext:value-type="float">
            <text:p>3.3239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0.96015" calcext:value-type="float">
            <text:p>0.96015</text:p>
          </table:table-cell>
          <table:table-cell office:value-type="float" office:value="0.99835" calcext:value-type="float">
            <text:p>0.99835</text:p>
          </table:table-cell>
          <table:table-cell office:value-type="float" office:value="0" calcext:value-type="float">
            <text:p>0</text:p>
          </table:table-cell>
          <table:table-cell office:value-type="float" office:value="17.3252" calcext:value-type="float">
            <text:p>17.3252</text:p>
          </table:table-cell>
          <table:table-cell office:value-type="float" office:value="3.3239" calcext:value-type="float">
            <text:p>3.3239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9236" calcext:value-type="float">
            <text:p>0.99236</text:p>
          </table:table-cell>
          <table:table-cell office:value-type="float" office:value="0.9984" calcext:value-type="float">
            <text:p>0.9984</text:p>
          </table:table-cell>
          <table:table-cell office:value-type="float" office:value="0" calcext:value-type="float">
            <text:p>0</text:p>
          </table:table-cell>
          <table:table-cell office:value-type="float" office:value="15.5591" calcext:value-type="float">
            <text:p>15.5591</text:p>
          </table:table-cell>
          <table:table-cell office:value-type="float" office:value="3.3751" calcext:value-type="float">
            <text:p>3.3751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0.97625" calcext:value-type="float">
            <text:p>0.97625</text:p>
          </table:table-cell>
          <table:table-cell office:value-type="float" office:value="0.9984" calcext:value-type="float">
            <text:p>0.9984</text:p>
          </table:table-cell>
          <table:table-cell office:value-type="float" office:value="0" calcext:value-type="float">
            <text:p>0</text:p>
          </table:table-cell>
          <table:table-cell office:value-type="float" office:value="16.4422" calcext:value-type="float">
            <text:p>16.4422</text:p>
          </table:table-cell>
          <table:table-cell office:value-type="float" office:value="3.3496" calcext:value-type="float">
            <text:p>3.3496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9227" calcext:value-type="float">
            <text:p>0.99227</text:p>
          </table:table-cell>
          <table:table-cell office:value-type="float" office:value="0.99845" calcext:value-type="float">
            <text:p>0.99845</text:p>
          </table:table-cell>
          <table:table-cell office:value-type="float" office:value="0" calcext:value-type="float">
            <text:p>0</text:p>
          </table:table-cell>
          <table:table-cell office:value-type="float" office:value="14.9742" calcext:value-type="float">
            <text:p>14.9742</text:p>
          </table:table-cell>
          <table:table-cell office:value-type="float" office:value="3.4424" calcext:value-type="float">
            <text:p>3.442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0.98157" calcext:value-type="float">
            <text:p>0.98157</text:p>
          </table:table-cell>
          <table:table-cell office:value-type="float" office:value="0.99845" calcext:value-type="float">
            <text:p>0.99845</text:p>
          </table:table-cell>
          <table:table-cell office:value-type="float" office:value="0" calcext:value-type="float">
            <text:p>0</text:p>
          </table:table-cell>
          <table:table-cell office:value-type="float" office:value="15.9526" calcext:value-type="float">
            <text:p>15.9526</text:p>
          </table:table-cell>
          <table:table-cell office:value-type="float" office:value="3.3804" calcext:value-type="float">
            <text:p>3.380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99239" calcext:value-type="float">
            <text:p>0.99239</text:p>
          </table:table-cell>
          <table:table-cell office:value-type="float" office:value="0.99848" calcext:value-type="float">
            <text:p>0.99848</text:p>
          </table:table-cell>
          <table:table-cell office:value-type="float" office:value="0.09978" calcext:value-type="float">
            <text:p>0.09978</text:p>
          </table:table-cell>
          <table:table-cell office:value-type="float" office:value="14.1878" calcext:value-type="float">
            <text:p>14.1878</text:p>
          </table:table-cell>
          <table:table-cell office:value-type="float" office:value="3.4328" calcext:value-type="float">
            <text:p>3.4328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0.98429" calcext:value-type="float">
            <text:p>0.98429</text:p>
          </table:table-cell>
          <table:table-cell office:value-type="float" office:value="0.99848" calcext:value-type="float">
            <text:p>0.99848</text:p>
          </table:table-cell>
          <table:table-cell office:value-type="float" office:value="0" calcext:value-type="float">
            <text:p>0</text:p>
          </table:table-cell>
          <table:table-cell office:value-type="float" office:value="15.5118" calcext:value-type="float">
            <text:p>15.5118</text:p>
          </table:table-cell>
          <table:table-cell office:value-type="float" office:value="3.3935" calcext:value-type="float">
            <text:p>3.3935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99249" calcext:value-type="float">
            <text:p>0.99249</text:p>
          </table:table-cell>
          <table:table-cell office:value-type="float" office:value="0.99857" calcext:value-type="float">
            <text:p>0.99857</text:p>
          </table:table-cell>
          <table:table-cell office:value-type="float" office:value="0.0998" calcext:value-type="float">
            <text:p>0.0998</text:p>
          </table:table-cell>
          <table:table-cell office:value-type="float" office:value="13.8097" calcext:value-type="float">
            <text:p>13.8097</text:p>
          </table:table-cell>
          <table:table-cell office:value-type="float" office:value="3.4488" calcext:value-type="float">
            <text:p>3.4488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0.98592" calcext:value-type="float">
            <text:p>0.98592</text:p>
          </table:table-cell>
          <table:table-cell office:value-type="float" office:value="0.99857" calcext:value-type="float">
            <text:p>0.99857</text:p>
          </table:table-cell>
          <table:table-cell office:value-type="float" office:value="0" calcext:value-type="float">
            <text:p>0</text:p>
          </table:table-cell>
          <table:table-cell office:value-type="float" office:value="15.1712" calcext:value-type="float">
            <text:p>15.1712</text:p>
          </table:table-cell>
          <table:table-cell office:value-type="float" office:value="3.4046" calcext:value-type="float">
            <text:p>3.4046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99364" calcext:value-type="float">
            <text:p>0.99364</text:p>
          </table:table-cell>
          <table:table-cell office:value-type="float" office:value="0.99857" calcext:value-type="float">
            <text:p>0.99857</text:p>
          </table:table-cell>
          <table:table-cell office:value-type="float" office:value="0" calcext:value-type="float">
            <text:p>0</text:p>
          </table:table-cell>
          <table:table-cell office:value-type="float" office:value="13.3004" calcext:value-type="float">
            <text:p>13.3004</text:p>
          </table:table-cell>
          <table:table-cell office:value-type="float" office:value="3.451" calcext:value-type="float">
            <text:p>3.451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0.98721" calcext:value-type="float">
            <text:p>0.98721</text:p>
          </table:table-cell>
          <table:table-cell office:value-type="float" office:value="0.99857" calcext:value-type="float">
            <text:p>0.99857</text:p>
          </table:table-cell>
          <table:table-cell office:value-type="float" office:value="0" calcext:value-type="float">
            <text:p>0</text:p>
          </table:table-cell>
          <table:table-cell office:value-type="float" office:value="14.8594" calcext:value-type="float">
            <text:p>14.8594</text:p>
          </table:table-cell>
          <table:table-cell office:value-type="float" office:value="3.4123" calcext:value-type="float">
            <text:p>3.412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99276" calcext:value-type="float">
            <text:p>0.99276</text:p>
          </table:table-cell>
          <table:table-cell office:value-type="float" office:value="0.99858" calcext:value-type="float">
            <text:p>0.99858</text:p>
          </table:table-cell>
          <table:table-cell office:value-type="float" office:value="0" calcext:value-type="float">
            <text:p>0</text:p>
          </table:table-cell>
          <table:table-cell office:value-type="float" office:value="12.5664" calcext:value-type="float">
            <text:p>12.5664</text:p>
          </table:table-cell>
          <table:table-cell office:value-type="float" office:value="3.4156" calcext:value-type="float">
            <text:p>3.4156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0.98801" calcext:value-type="float">
            <text:p>0.98801</text:p>
          </table:table-cell>
          <table:table-cell office:value-type="float" office:value="0.99858" calcext:value-type="float">
            <text:p>0.99858</text:p>
          </table:table-cell>
          <table:table-cell office:value-type="float" office:value="0" calcext:value-type="float">
            <text:p>0</text:p>
          </table:table-cell>
          <table:table-cell office:value-type="float" office:value="14.5318" calcext:value-type="float">
            <text:p>14.5318</text:p>
          </table:table-cell>
          <table:table-cell office:value-type="float" office:value="3.4128" calcext:value-type="float">
            <text:p>3.4128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99476" calcext:value-type="float">
            <text:p>0.99476</text:p>
          </table:table-cell>
          <table:table-cell office:value-type="float" office:value="0.99861" calcext:value-type="float">
            <text:p>0.99861</text:p>
          </table:table-cell>
          <table:table-cell office:value-type="float" office:value="0.09974" calcext:value-type="float">
            <text:p>0.09974</text:p>
          </table:table-cell>
          <table:table-cell office:value-type="float" office:value="11.8055" calcext:value-type="float">
            <text:p>11.8055</text:p>
          </table:table-cell>
          <table:table-cell office:value-type="float" office:value="3.3387" calcext:value-type="float">
            <text:p>3.3387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0.98885" calcext:value-type="float">
            <text:p>0.98885</text:p>
          </table:table-cell>
          <table:table-cell office:value-type="float" office:value="0.99861" calcext:value-type="float">
            <text:p>0.99861</text:p>
          </table:table-cell>
          <table:table-cell office:value-type="float" office:value="0" calcext:value-type="float">
            <text:p>0</text:p>
          </table:table-cell>
          <table:table-cell office:value-type="float" office:value="14.191" calcext:value-type="float">
            <text:p>14.191</text:p>
          </table:table-cell>
          <table:table-cell office:value-type="float" office:value="3.4036" calcext:value-type="float">
            <text:p>3.4036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99527" calcext:value-type="float">
            <text:p>0.99527</text:p>
          </table:table-cell>
          <table:table-cell office:value-type="float" office:value="0.99861" calcext:value-type="float">
            <text:p>0.99861</text:p>
          </table:table-cell>
          <table:table-cell office:value-type="float" office:value="0.19786" calcext:value-type="float">
            <text:p>0.19786</text:p>
          </table:table-cell>
          <table:table-cell office:value-type="float" office:value="11.265" calcext:value-type="float">
            <text:p>11.265</text:p>
          </table:table-cell>
          <table:table-cell office:value-type="float" office:value="3.2985" calcext:value-type="float">
            <text:p>3.298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0.98958" calcext:value-type="float">
            <text:p>0.98958</text:p>
          </table:table-cell>
          <table:table-cell office:value-type="float" office:value="0.99861" calcext:value-type="float">
            <text:p>0.99861</text:p>
          </table:table-cell>
          <table:table-cell office:value-type="float" office:value="0" calcext:value-type="float">
            <text:p>0</text:p>
          </table:table-cell>
          <table:table-cell office:value-type="float" office:value="13.866" calcext:value-type="float">
            <text:p>13.866</text:p>
          </table:table-cell>
          <table:table-cell office:value-type="float" office:value="3.3917" calcext:value-type="float">
            <text:p>3.3917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99527" calcext:value-type="float">
            <text:p>0.99527</text:p>
          </table:table-cell>
          <table:table-cell office:value-type="float" office:value="0.99863" calcext:value-type="float">
            <text:p>0.99863</text:p>
          </table:table-cell>
          <table:table-cell office:value-type="float" office:value="0.09977" calcext:value-type="float">
            <text:p>0.09977</text:p>
          </table:table-cell>
          <table:table-cell office:value-type="float" office:value="10.6927" calcext:value-type="float">
            <text:p>10.6927</text:p>
          </table:table-cell>
          <table:table-cell office:value-type="float" office:value="3.2186" calcext:value-type="float">
            <text:p>3.218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0.99012" calcext:value-type="float">
            <text:p>0.99012</text:p>
          </table:table-cell>
          <table:table-cell office:value-type="float" office:value="0.99863" calcext:value-type="float">
            <text:p>0.99863</text:p>
          </table:table-cell>
          <table:table-cell office:value-type="float" office:value="0" calcext:value-type="float">
            <text:p>0</text:p>
          </table:table-cell>
          <table:table-cell office:value-type="float" office:value="13.5487" calcext:value-type="float">
            <text:p>13.5487</text:p>
          </table:table-cell>
          <table:table-cell office:value-type="float" office:value="3.3745" calcext:value-type="float">
            <text:p>3.374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69723" calcext:value-type="float">
            <text:p>0.69723</text:p>
          </table:table-cell>
          <table:table-cell office:value-type="float" office:value="0.69907" calcext:value-type="float">
            <text:p>0.69907</text:p>
          </table:table-cell>
          <table:table-cell office:value-type="float" office:value="0.09978" calcext:value-type="float">
            <text:p>0.09978</text:p>
          </table:table-cell>
          <table:table-cell office:value-type="float" office:value="6.8737" calcext:value-type="float">
            <text:p>6.8737</text:p>
          </table:table-cell>
          <table:table-cell office:value-type="float" office:value="2.1653" calcext:value-type="float">
            <text:p>2.165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.69369" calcext:value-type="float">
            <text:p>0.69369</text:p>
          </table:table-cell>
          <table:table-cell office:value-type="float" office:value="0.69907" calcext:value-type="float">
            <text:p>0.69907</text:p>
          </table:table-cell>
          <table:table-cell office:value-type="float" office:value="0" calcext:value-type="float">
            <text:p>0</text:p>
          </table:table-cell>
          <table:table-cell office:value-type="float" office:value="9.182" calcext:value-type="float">
            <text:p>9.182</text:p>
          </table:table-cell>
          <table:table-cell office:value-type="float" office:value="2.3314" calcext:value-type="float">
            <text:p>2.331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69761" calcext:value-type="float">
            <text:p>0.69761</text:p>
          </table:table-cell>
          <table:table-cell office:value-type="float" office:value="0.69907" calcext:value-type="float">
            <text:p>0.69907</text:p>
          </table:table-cell>
          <table:table-cell office:value-type="float" office:value="0.29901" calcext:value-type="float">
            <text:p>0.29901</text:p>
          </table:table-cell>
          <table:table-cell office:value-type="float" office:value="6.7457" calcext:value-type="float">
            <text:p>6.7457</text:p>
          </table:table-cell>
          <table:table-cell office:value-type="float" office:value="2.1636" calcext:value-type="float">
            <text:p>2.163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69402" calcext:value-type="float">
            <text:p>0.69402</text:p>
          </table:table-cell>
          <table:table-cell office:value-type="float" office:value="0.69907" calcext:value-type="float">
            <text:p>0.69907</text:p>
          </table:table-cell>
          <table:table-cell office:value-type="float" office:value="0" calcext:value-type="float">
            <text:p>0</text:p>
          </table:table-cell>
          <table:table-cell office:value-type="float" office:value="8.979" calcext:value-type="float">
            <text:p>8.979</text:p>
          </table:table-cell>
          <table:table-cell office:value-type="float" office:value="2.3172" calcext:value-type="float">
            <text:p>2.317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69744" calcext:value-type="float">
            <text:p>0.69744</text:p>
          </table:table-cell>
          <table:table-cell office:value-type="float" office:value="0.69907" calcext:value-type="float">
            <text:p>0.69907</text:p>
          </table:table-cell>
          <table:table-cell office:value-type="float" office:value="0.09964" calcext:value-type="float">
            <text:p>0.09964</text:p>
          </table:table-cell>
          <table:table-cell office:value-type="float" office:value="6.4495" calcext:value-type="float">
            <text:p>6.4495</text:p>
          </table:table-cell>
          <table:table-cell office:value-type="float" office:value="2.1039" calcext:value-type="float">
            <text:p>2.103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.69428" calcext:value-type="float">
            <text:p>0.69428</text:p>
          </table:table-cell>
          <table:table-cell office:value-type="float" office:value="0.69907" calcext:value-type="float">
            <text:p>0.69907</text:p>
          </table:table-cell>
          <table:table-cell office:value-type="float" office:value="0" calcext:value-type="float">
            <text:p>0</text:p>
          </table:table-cell>
          <table:table-cell office:value-type="float" office:value="8.7844" calcext:value-type="float">
            <text:p>8.7844</text:p>
          </table:table-cell>
          <table:table-cell office:value-type="float" office:value="2.3011" calcext:value-type="float">
            <text:p>2.301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69732" calcext:value-type="float">
            <text:p>0.69732</text:p>
          </table:table-cell>
          <table:table-cell office:value-type="float" office:value="0.69907" calcext:value-type="float">
            <text:p>0.69907</text:p>
          </table:table-cell>
          <table:table-cell office:value-type="float" office:value="0.16644" calcext:value-type="float">
            <text:p>0.16644</text:p>
          </table:table-cell>
          <table:table-cell office:value-type="float" office:value="6.1299" calcext:value-type="float">
            <text:p>6.1299</text:p>
          </table:table-cell>
          <table:table-cell office:value-type="float" office:value="2.0402" calcext:value-type="float">
            <text:p>2.040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6945" calcext:value-type="float">
            <text:p>0.6945</text:p>
          </table:table-cell>
          <table:table-cell office:value-type="float" office:value="0.69907" calcext:value-type="float">
            <text:p>0.69907</text:p>
          </table:table-cell>
          <table:table-cell office:value-type="float" office:value="0" calcext:value-type="float">
            <text:p>0</text:p>
          </table:table-cell>
          <table:table-cell office:value-type="float" office:value="8.5949" calcext:value-type="float">
            <text:p>8.5949</text:p>
          </table:table-cell>
          <table:table-cell office:value-type="float" office:value="2.2824" calcext:value-type="float">
            <text:p>2.282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69823" calcext:value-type="float">
            <text:p>0.69823</text:p>
          </table:table-cell>
          <table:table-cell office:value-type="float" office:value="0.69907" calcext:value-type="float">
            <text:p>0.69907</text:p>
          </table:table-cell>
          <table:table-cell office:value-type="float" office:value="0.39864" calcext:value-type="float">
            <text:p>0.39864</text:p>
          </table:table-cell>
          <table:table-cell office:value-type="float" office:value="5.9951" calcext:value-type="float">
            <text:p>5.9951</text:p>
          </table:table-cell>
          <table:table-cell office:value-type="float" office:value="2.0048" calcext:value-type="float">
            <text:p>2.004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0.69475" calcext:value-type="float">
            <text:p>0.69475</text:p>
          </table:table-cell>
          <table:table-cell office:value-type="float" office:value="0.69907" calcext:value-type="float">
            <text:p>0.69907</text:p>
          </table:table-cell>
          <table:table-cell office:value-type="float" office:value="0" calcext:value-type="float">
            <text:p>0</text:p>
          </table:table-cell>
          <table:table-cell office:value-type="float" office:value="8.4216" calcext:value-type="float">
            <text:p>8.4216</text:p>
          </table:table-cell>
          <table:table-cell office:value-type="float" office:value="2.2639" calcext:value-type="float">
            <text:p>2.263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69761" calcext:value-type="float">
            <text:p>0.69761</text:p>
          </table:table-cell>
          <table:table-cell office:value-type="float" office:value="0.69907" calcext:value-type="float">
            <text:p>0.69907</text:p>
          </table:table-cell>
          <table:table-cell office:value-type="float" office:value="0.19947" calcext:value-type="float">
            <text:p>0.19947</text:p>
          </table:table-cell>
          <table:table-cell office:value-type="float" office:value="5.7649" calcext:value-type="float">
            <text:p>5.7649</text:p>
          </table:table-cell>
          <table:table-cell office:value-type="float" office:value="1.9483" calcext:value-type="float">
            <text:p>1.948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.69492" calcext:value-type="float">
            <text:p>0.69492</text:p>
          </table:table-cell>
          <table:table-cell office:value-type="float" office:value="0.69907" calcext:value-type="float">
            <text:p>0.69907</text:p>
          </table:table-cell>
          <table:table-cell office:value-type="float" office:value="0" calcext:value-type="float">
            <text:p>0</text:p>
          </table:table-cell>
          <table:table-cell office:value-type="float" office:value="8.2554" calcext:value-type="float">
            <text:p>8.2554</text:p>
          </table:table-cell>
          <table:table-cell office:value-type="float" office:value="2.2441" calcext:value-type="float">
            <text:p>2.244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69786" calcext:value-type="float">
            <text:p>0.69786</text:p>
          </table:table-cell>
          <table:table-cell office:value-type="float" office:value="0.69908" calcext:value-type="float">
            <text:p>0.69908</text:p>
          </table:table-cell>
          <table:table-cell office:value-type="float" office:value="0.29729" calcext:value-type="float">
            <text:p>0.29729</text:p>
          </table:table-cell>
          <table:table-cell office:value-type="float" office:value="5.5917" calcext:value-type="float">
            <text:p>5.5917</text:p>
          </table:table-cell>
          <table:table-cell office:value-type="float" office:value="1.9362" calcext:value-type="float">
            <text:p>1.936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69908" calcext:value-type="float">
            <text:p>0.69908</text:p>
          </table:table-cell>
          <table:table-cell office:value-type="float" office:value="0" calcext:value-type="float">
            <text:p>0</text:p>
          </table:table-cell>
          <table:table-cell office:value-type="float" office:value="8.0988" calcext:value-type="float">
            <text:p>8.0988</text:p>
          </table:table-cell>
          <table:table-cell office:value-type="float" office:value="2.226" calcext:value-type="float">
            <text:p>2.22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69773" calcext:value-type="float">
            <text:p>0.69773</text:p>
          </table:table-cell>
          <table:table-cell office:value-type="float" office:value="0.69909" calcext:value-type="float">
            <text:p>0.69909</text:p>
          </table:table-cell>
          <table:table-cell office:value-type="float" office:value="0.19945" calcext:value-type="float">
            <text:p>0.19945</text:p>
          </table:table-cell>
          <table:table-cell office:value-type="float" office:value="5.354" calcext:value-type="float">
            <text:p>5.354</text:p>
          </table:table-cell>
          <table:table-cell office:value-type="float" office:value="1.8705" calcext:value-type="float">
            <text:p>1.8705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.69524" calcext:value-type="float">
            <text:p>0.69524</text:p>
          </table:table-cell>
          <table:table-cell office:value-type="float" office:value="0.69909" calcext:value-type="float">
            <text:p>0.69909</text:p>
          </table:table-cell>
          <table:table-cell office:value-type="float" office:value="0" calcext:value-type="float">
            <text:p>0</text:p>
          </table:table-cell>
          <table:table-cell office:value-type="float" office:value="7.9465" calcext:value-type="float">
            <text:p>7.9465</text:p>
          </table:table-cell>
          <table:table-cell office:value-type="float" office:value="2.2063" calcext:value-type="float">
            <text:p>2.206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69812" calcext:value-type="float">
            <text:p>0.69812</text:p>
          </table:table-cell>
          <table:table-cell office:value-type="float" office:value="0.6991" calcext:value-type="float">
            <text:p>0.6991</text:p>
          </table:table-cell>
          <table:table-cell office:value-type="float" office:value="0.39899" calcext:value-type="float">
            <text:p>0.39899</text:p>
          </table:table-cell>
          <table:table-cell office:value-type="float" office:value="5.2329" calcext:value-type="float">
            <text:p>5.2329</text:p>
          </table:table-cell>
          <table:table-cell office:value-type="float" office:value="1.827" calcext:value-type="float">
            <text:p>1.827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6954" calcext:value-type="float">
            <text:p>0.6954</text:p>
          </table:table-cell>
          <table:table-cell office:value-type="float" office:value="0.6991" calcext:value-type="float">
            <text:p>0.6991</text:p>
          </table:table-cell>
          <table:table-cell office:value-type="float" office:value="0" calcext:value-type="float">
            <text:p>0</text:p>
          </table:table-cell>
          <table:table-cell office:value-type="float" office:value="7.8035" calcext:value-type="float">
            <text:p>7.8035</text:p>
          </table:table-cell>
          <table:table-cell office:value-type="float" office:value="2.1862" calcext:value-type="float">
            <text:p>2.186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69774" calcext:value-type="float">
            <text:p>0.69774</text:p>
          </table:table-cell>
          <table:table-cell office:value-type="float" office:value="0.69911" calcext:value-type="float">
            <text:p>0.69911</text:p>
          </table:table-cell>
          <table:table-cell office:value-type="float" office:value="0.09979" calcext:value-type="float">
            <text:p>0.09979</text:p>
          </table:table-cell>
          <table:table-cell office:value-type="float" office:value="5.0324" calcext:value-type="float">
            <text:p>5.0324</text:p>
          </table:table-cell>
          <table:table-cell office:value-type="float" office:value="1.7709" calcext:value-type="float">
            <text:p>1.7709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.69551" calcext:value-type="float">
            <text:p>0.69551</text:p>
          </table:table-cell>
          <table:table-cell office:value-type="float" office:value="0.69911" calcext:value-type="float">
            <text:p>0.69911</text:p>
          </table:table-cell>
          <table:table-cell office:value-type="float" office:value="0" calcext:value-type="float">
            <text:p>0</text:p>
          </table:table-cell>
          <table:table-cell office:value-type="float" office:value="7.665" calcext:value-type="float">
            <text:p>7.665</text:p>
          </table:table-cell>
          <table:table-cell office:value-type="float" office:value="2.1655" calcext:value-type="float">
            <text:p>2.165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49889" calcext:value-type="float">
            <text:p>0.49889</text:p>
          </table:table-cell>
          <table:table-cell office:value-type="float" office:value="0.49938" calcext:value-type="float">
            <text:p>0.49938</text:p>
          </table:table-cell>
          <table:table-cell office:value-type="float" office:value="0.39897" calcext:value-type="float">
            <text:p>0.39897</text:p>
          </table:table-cell>
          <table:table-cell office:value-type="float" office:value="3.2751" calcext:value-type="float">
            <text:p>3.2751</text:p>
          </table:table-cell>
          <table:table-cell office:value-type="float" office:value="1.1789" calcext:value-type="float">
            <text:p>1.178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4969" calcext:value-type="float">
            <text:p>0.4969</text:p>
          </table:table-cell>
          <table:table-cell office:value-type="float" office:value="0.49938" calcext:value-type="float">
            <text:p>0.49938</text:p>
          </table:table-cell>
          <table:table-cell office:value-type="float" office:value="0" calcext:value-type="float">
            <text:p>0</text:p>
          </table:table-cell>
          <table:table-cell office:value-type="float" office:value="5.346" calcext:value-type="float">
            <text:p>5.346</text:p>
          </table:table-cell>
          <table:table-cell office:value-type="float" office:value="1.5176" calcext:value-type="float">
            <text:p>1.517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49887" calcext:value-type="float">
            <text:p>0.49887</text:p>
          </table:table-cell>
          <table:table-cell office:value-type="float" office:value="0.49938" calcext:value-type="float">
            <text:p>0.49938</text:p>
          </table:table-cell>
          <table:table-cell office:value-type="float" office:value="0.39029" calcext:value-type="float">
            <text:p>0.39029</text:p>
          </table:table-cell>
          <table:table-cell office:value-type="float" office:value="3.2364" calcext:value-type="float">
            <text:p>3.2364</text:p>
          </table:table-cell>
          <table:table-cell office:value-type="float" office:value="1.1832" calcext:value-type="float">
            <text:p>1.183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49698" calcext:value-type="float">
            <text:p>0.49698</text:p>
          </table:table-cell>
          <table:table-cell office:value-type="float" office:value="0.49938" calcext:value-type="float">
            <text:p>0.49938</text:p>
          </table:table-cell>
          <table:table-cell office:value-type="float" office:value="0" calcext:value-type="float">
            <text:p>0</text:p>
          </table:table-cell>
          <table:table-cell office:value-type="float" office:value="5.2499" calcext:value-type="float">
            <text:p>5.2499</text:p>
          </table:table-cell>
          <table:table-cell office:value-type="float" office:value="1.5024" calcext:value-type="float">
            <text:p>1.502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4985" calcext:value-type="float">
            <text:p>0.4985</text:p>
          </table:table-cell>
          <table:table-cell office:value-type="float" office:value="0.49938" calcext:value-type="float">
            <text:p>0.49938</text:p>
          </table:table-cell>
          <table:table-cell office:value-type="float" office:value="0.29937" calcext:value-type="float">
            <text:p>0.29937</text:p>
          </table:table-cell>
          <table:table-cell office:value-type="float" office:value="3.0848" calcext:value-type="float">
            <text:p>3.0848</text:p>
          </table:table-cell>
          <table:table-cell office:value-type="float" office:value="1.124" calcext:value-type="float">
            <text:p>1.12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49705" calcext:value-type="float">
            <text:p>0.49705</text:p>
          </table:table-cell>
          <table:table-cell office:value-type="float" office:value="0.49938" calcext:value-type="float">
            <text:p>0.49938</text:p>
          </table:table-cell>
          <table:table-cell office:value-type="float" office:value="0" calcext:value-type="float">
            <text:p>0</text:p>
          </table:table-cell>
          <table:table-cell office:value-type="float" office:value="5.156" calcext:value-type="float">
            <text:p>5.156</text:p>
          </table:table-cell>
          <table:table-cell office:value-type="float" office:value="1.4858" calcext:value-type="float">
            <text:p>1.485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49863" calcext:value-type="float">
            <text:p>0.49863</text:p>
          </table:table-cell>
          <table:table-cell office:value-type="float" office:value="0.49938" calcext:value-type="float">
            <text:p>0.49938</text:p>
          </table:table-cell>
          <table:table-cell office:value-type="float" office:value="0.19959" calcext:value-type="float">
            <text:p>0.19959</text:p>
          </table:table-cell>
          <table:table-cell office:value-type="float" office:value="3.0464" calcext:value-type="float">
            <text:p>3.0464</text:p>
          </table:table-cell>
          <table:table-cell office:value-type="float" office:value="1.1302" calcext:value-type="float">
            <text:p>1.130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49712" calcext:value-type="float">
            <text:p>0.49712</text:p>
          </table:table-cell>
          <table:table-cell office:value-type="float" office:value="0.49938" calcext:value-type="float">
            <text:p>0.49938</text:p>
          </table:table-cell>
          <table:table-cell office:value-type="float" office:value="0" calcext:value-type="float">
            <text:p>0</text:p>
          </table:table-cell>
          <table:table-cell office:value-type="float" office:value="5.0679" calcext:value-type="float">
            <text:p>5.0679</text:p>
          </table:table-cell>
          <table:table-cell office:value-type="float" office:value="1.4712" calcext:value-type="float">
            <text:p>1.471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49875" calcext:value-type="float">
            <text:p>0.49875</text:p>
          </table:table-cell>
          <table:table-cell office:value-type="float" office:value="0.49938" calcext:value-type="float">
            <text:p>0.49938</text:p>
          </table:table-cell>
          <table:table-cell office:value-type="float" office:value="0.29936" calcext:value-type="float">
            <text:p>0.29936</text:p>
          </table:table-cell>
          <table:table-cell office:value-type="float" office:value="2.9918" calcext:value-type="float">
            <text:p>2.9918</text:p>
          </table:table-cell>
          <table:table-cell office:value-type="float" office:value="1.1028" calcext:value-type="float">
            <text:p>1.102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49718" calcext:value-type="float">
            <text:p>0.49718</text:p>
          </table:table-cell>
          <table:table-cell office:value-type="float" office:value="0.49938" calcext:value-type="float">
            <text:p>0.49938</text:p>
          </table:table-cell>
          <table:table-cell office:value-type="float" office:value="0" calcext:value-type="float">
            <text:p>0</text:p>
          </table:table-cell>
          <table:table-cell office:value-type="float" office:value="4.9849" calcext:value-type="float">
            <text:p>4.9849</text:p>
          </table:table-cell>
          <table:table-cell office:value-type="float" office:value="1.4564" calcext:value-type="float">
            <text:p>1.456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49877" calcext:value-type="float">
            <text:p>0.49877</text:p>
          </table:table-cell>
          <table:table-cell office:value-type="float" office:value="0.49939" calcext:value-type="float">
            <text:p>0.49939</text:p>
          </table:table-cell>
          <table:table-cell office:value-type="float" office:value="0.29931" calcext:value-type="float">
            <text:p>0.29931</text:p>
          </table:table-cell>
          <table:table-cell office:value-type="float" office:value="2.9539" calcext:value-type="float">
            <text:p>2.9539</text:p>
          </table:table-cell>
          <table:table-cell office:value-type="float" office:value="1.1032" calcext:value-type="float">
            <text:p>1.103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9724" calcext:value-type="float">
            <text:p>0.49724</text:p>
          </table:table-cell>
          <table:table-cell office:value-type="float" office:value="0.49939" calcext:value-type="float">
            <text:p>0.49939</text:p>
          </table:table-cell>
          <table:table-cell office:value-type="float" office:value="0" calcext:value-type="float">
            <text:p>0</text:p>
          </table:table-cell>
          <table:table-cell office:value-type="float" office:value="4.9068" calcext:value-type="float">
            <text:p>4.9068</text:p>
          </table:table-cell>
          <table:table-cell office:value-type="float" office:value="1.4429" calcext:value-type="float">
            <text:p>1.442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49901" calcext:value-type="float">
            <text:p>0.49901</text:p>
          </table:table-cell>
          <table:table-cell office:value-type="float" office:value="0.49939" calcext:value-type="float">
            <text:p>0.49939</text:p>
          </table:table-cell>
          <table:table-cell office:value-type="float" office:value="0.49891" calcext:value-type="float">
            <text:p>0.49891</text:p>
          </table:table-cell>
          <table:table-cell office:value-type="float" office:value="2.8462" calcext:value-type="float">
            <text:p>2.8462</text:p>
          </table:table-cell>
          <table:table-cell office:value-type="float" office:value="1.0689" calcext:value-type="float">
            <text:p>1.068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973" calcext:value-type="float">
            <text:p>0.4973</text:p>
          </table:table-cell>
          <table:table-cell office:value-type="float" office:value="0.49939" calcext:value-type="float">
            <text:p>0.49939</text:p>
          </table:table-cell>
          <table:table-cell office:value-type="float" office:value="0" calcext:value-type="float">
            <text:p>0</text:p>
          </table:table-cell>
          <table:table-cell office:value-type="float" office:value="4.8305" calcext:value-type="float">
            <text:p>4.8305</text:p>
          </table:table-cell>
          <table:table-cell office:value-type="float" office:value="1.429" calcext:value-type="float">
            <text:p>1.42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49888" calcext:value-type="float">
            <text:p>0.49888</text:p>
          </table:table-cell>
          <table:table-cell office:value-type="float" office:value="0.49939" calcext:value-type="float">
            <text:p>0.49939</text:p>
          </table:table-cell>
          <table:table-cell office:value-type="float" office:value="0.39911" calcext:value-type="float">
            <text:p>0.39911</text:p>
          </table:table-cell>
          <table:table-cell office:value-type="float" office:value="2.7912" calcext:value-type="float">
            <text:p>2.7912</text:p>
          </table:table-cell>
          <table:table-cell office:value-type="float" office:value="1.0473" calcext:value-type="float">
            <text:p>1.047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9736" calcext:value-type="float">
            <text:p>0.49736</text:p>
          </table:table-cell>
          <table:table-cell office:value-type="float" office:value="0.49939" calcext:value-type="float">
            <text:p>0.49939</text:p>
          </table:table-cell>
          <table:table-cell office:value-type="float" office:value="0" calcext:value-type="float">
            <text:p>0</text:p>
          </table:table-cell>
          <table:table-cell office:value-type="float" office:value="4.7576" calcext:value-type="float">
            <text:p>4.7576</text:p>
          </table:table-cell>
          <table:table-cell office:value-type="float" office:value="1.4153" calcext:value-type="float">
            <text:p>1.415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49901" calcext:value-type="float">
            <text:p>0.49901</text:p>
          </table:table-cell>
          <table:table-cell office:value-type="float" office:value="0.49939" calcext:value-type="float">
            <text:p>0.49939</text:p>
          </table:table-cell>
          <table:table-cell office:value-type="float" office:value="0.49887" calcext:value-type="float">
            <text:p>0.49887</text:p>
          </table:table-cell>
          <table:table-cell office:value-type="float" office:value="2.7541" calcext:value-type="float">
            <text:p>2.7541</text:p>
          </table:table-cell>
          <table:table-cell office:value-type="float" office:value="1.0358" calcext:value-type="float">
            <text:p>1.035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9744" calcext:value-type="float">
            <text:p>0.49744</text:p>
          </table:table-cell>
          <table:table-cell office:value-type="float" office:value="0.49939" calcext:value-type="float">
            <text:p>0.49939</text:p>
          </table:table-cell>
          <table:table-cell office:value-type="float" office:value="0" calcext:value-type="float">
            <text:p>0</text:p>
          </table:table-cell>
          <table:table-cell office:value-type="float" office:value="4.6885" calcext:value-type="float">
            <text:p>4.6885</text:p>
          </table:table-cell>
          <table:table-cell office:value-type="float" office:value="1.4022" calcext:value-type="float">
            <text:p>1.402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49901" calcext:value-type="float">
            <text:p>0.49901</text:p>
          </table:table-cell>
          <table:table-cell office:value-type="float" office:value="0.49939" calcext:value-type="float">
            <text:p>0.49939</text:p>
          </table:table-cell>
          <table:table-cell office:value-type="float" office:value="0.49882" calcext:value-type="float">
            <text:p>0.49882</text:p>
          </table:table-cell>
          <table:table-cell office:value-type="float" office:value="2.733" calcext:value-type="float">
            <text:p>2.733</text:p>
          </table:table-cell>
          <table:table-cell office:value-type="float" office:value="1.0276" calcext:value-type="float">
            <text:p>1.027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49749" calcext:value-type="float">
            <text:p>0.49749</text:p>
          </table:table-cell>
          <table:table-cell office:value-type="float" office:value="0.49939" calcext:value-type="float">
            <text:p>0.49939</text:p>
          </table:table-cell>
          <table:table-cell office:value-type="float" office:value="0" calcext:value-type="float">
            <text:p>0</text:p>
          </table:table-cell>
          <table:table-cell office:value-type="float" office:value="4.6234" calcext:value-type="float">
            <text:p>4.6234</text:p>
          </table:table-cell>
          <table:table-cell office:value-type="float" office:value="1.3898" calcext:value-type="float">
            <text:p>1.389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2994" calcext:value-type="float">
            <text:p>0.2994</text:p>
          </table:table-cell>
          <table:table-cell office:value-type="float" office:value="0.29965" calcext:value-type="float">
            <text:p>0.29965</text:p>
          </table:table-cell>
          <table:table-cell office:value-type="float" office:value="0.29927" calcext:value-type="float">
            <text:p>0.29927</text:p>
          </table:table-cell>
          <table:table-cell office:value-type="float" office:value="1.6758" calcext:value-type="float">
            <text:p>1.6758</text:p>
          </table:table-cell>
          <table:table-cell office:value-type="float" office:value="0.6221" calcext:value-type="float">
            <text:p>0.622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29856" calcext:value-type="float">
            <text:p>0.29856</text:p>
          </table:table-cell>
          <table:table-cell office:value-type="float" office:value="0.29965" calcext:value-type="float">
            <text:p>0.29965</text:p>
          </table:table-cell>
          <table:table-cell office:value-type="float" office:value="0" calcext:value-type="float">
            <text:p>0</text:p>
          </table:table-cell>
          <table:table-cell office:value-type="float" office:value="2.6922" calcext:value-type="float">
            <text:p>2.6922</text:p>
          </table:table-cell>
          <table:table-cell office:value-type="float" office:value="0.8059" calcext:value-type="float">
            <text:p>0.805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29915" calcext:value-type="float">
            <text:p>0.29915</text:p>
          </table:table-cell>
          <table:table-cell office:value-type="float" office:value="0.29965" calcext:value-type="float">
            <text:p>0.29965</text:p>
          </table:table-cell>
          <table:table-cell office:value-type="float" office:value="0.19947" calcext:value-type="float">
            <text:p>0.19947</text:p>
          </table:table-cell>
          <table:table-cell office:value-type="float" office:value="1.7252" calcext:value-type="float">
            <text:p>1.7252</text:p>
          </table:table-cell>
          <table:table-cell office:value-type="float" office:value="0.6409" calcext:value-type="float">
            <text:p>0.640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29857" calcext:value-type="float">
            <text:p>0.29857</text:p>
          </table:table-cell>
          <table:table-cell office:value-type="float" office:value="0.29965" calcext:value-type="float">
            <text:p>0.29965</text:p>
          </table:table-cell>
          <table:table-cell office:value-type="float" office:value="0" calcext:value-type="float">
            <text:p>0</text:p>
          </table:table-cell>
          <table:table-cell office:value-type="float" office:value="2.662" calcext:value-type="float">
            <text:p>2.662</text:p>
          </table:table-cell>
          <table:table-cell office:value-type="float" office:value="0.8008" calcext:value-type="float">
            <text:p>0.800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29915" calcext:value-type="float">
            <text:p>0.29915</text:p>
          </table:table-cell>
          <table:table-cell office:value-type="float" office:value="0.29965" calcext:value-type="float">
            <text:p>0.29965</text:p>
          </table:table-cell>
          <table:table-cell office:value-type="float" office:value="0.0998" calcext:value-type="float">
            <text:p>0.0998</text:p>
          </table:table-cell>
          <table:table-cell office:value-type="float" office:value="1.7847" calcext:value-type="float">
            <text:p>1.7847</text:p>
          </table:table-cell>
          <table:table-cell office:value-type="float" office:value="0.6519" calcext:value-type="float">
            <text:p>0.651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986" calcext:value-type="float">
            <text:p>0.2986</text:p>
          </table:table-cell>
          <table:table-cell office:value-type="float" office:value="0.29965" calcext:value-type="float">
            <text:p>0.29965</text:p>
          </table:table-cell>
          <table:table-cell office:value-type="float" office:value="0" calcext:value-type="float">
            <text:p>0</text:p>
          </table:table-cell>
          <table:table-cell office:value-type="float" office:value="2.6355" calcext:value-type="float">
            <text:p>2.6355</text:p>
          </table:table-cell>
          <table:table-cell office:value-type="float" office:value="0.7963" calcext:value-type="float">
            <text:p>0.796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0.29927" calcext:value-type="float">
            <text:p>0.29927</text:p>
          </table:table-cell>
          <table:table-cell office:value-type="float" office:value="0.29965" calcext:value-type="float">
            <text:p>0.29965</text:p>
          </table:table-cell>
          <table:table-cell office:value-type="float" office:value="0.19943" calcext:value-type="float">
            <text:p>0.19943</text:p>
          </table:table-cell>
          <table:table-cell office:value-type="float" office:value="1.712" calcext:value-type="float">
            <text:p>1.712</text:p>
          </table:table-cell>
          <table:table-cell office:value-type="float" office:value="0.6439" calcext:value-type="float">
            <text:p>0.643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9861" calcext:value-type="float">
            <text:p>0.29861</text:p>
          </table:table-cell>
          <table:table-cell office:value-type="float" office:value="0.29965" calcext:value-type="float">
            <text:p>0.29965</text:p>
          </table:table-cell>
          <table:table-cell office:value-type="float" office:value="0" calcext:value-type="float">
            <text:p>0</text:p>
          </table:table-cell>
          <table:table-cell office:value-type="float" office:value="2.6083" calcext:value-type="float">
            <text:p>2.6083</text:p>
          </table:table-cell>
          <table:table-cell office:value-type="float" office:value="0.7919" calcext:value-type="float">
            <text:p>0.791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0.29916" calcext:value-type="float">
            <text:p>0.29916</text:p>
          </table:table-cell>
          <table:table-cell office:value-type="float" office:value="0.29965" calcext:value-type="float">
            <text:p>0.29965</text:p>
          </table:table-cell>
          <table:table-cell office:value-type="float" office:value="0.09977" calcext:value-type="float">
            <text:p>0.09977</text:p>
          </table:table-cell>
          <table:table-cell office:value-type="float" office:value="1.6568" calcext:value-type="float">
            <text:p>1.6568</text:p>
          </table:table-cell>
          <table:table-cell office:value-type="float" office:value="0.618" calcext:value-type="float">
            <text:p>0.61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9863" calcext:value-type="float">
            <text:p>0.29863</text:p>
          </table:table-cell>
          <table:table-cell office:value-type="float" office:value="0.29965" calcext:value-type="float">
            <text:p>0.29965</text:p>
          </table:table-cell>
          <table:table-cell office:value-type="float" office:value="0" calcext:value-type="float">
            <text:p>0</text:p>
          </table:table-cell>
          <table:table-cell office:value-type="float" office:value="2.5811" calcext:value-type="float">
            <text:p>2.5811</text:p>
          </table:table-cell>
          <table:table-cell office:value-type="float" office:value="0.7869" calcext:value-type="float">
            <text:p>0.786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0.29902" calcext:value-type="float">
            <text:p>0.29902</text:p>
          </table:table-cell>
          <table:table-cell office:value-type="float" office:value="0.29965" calcext:value-type="float">
            <text:p>0.29965</text:p>
          </table:table-cell>
          <table:table-cell office:value-type="float" office:value="0" calcext:value-type="float">
            <text:p>0</text:p>
          </table:table-cell>
          <table:table-cell office:value-type="float" office:value="1.6401" calcext:value-type="float">
            <text:p>1.6401</text:p>
          </table:table-cell>
          <table:table-cell office:value-type="float" office:value="0.6112" calcext:value-type="float">
            <text:p>0.6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9863" calcext:value-type="float">
            <text:p>0.29863</text:p>
          </table:table-cell>
          <table:table-cell office:value-type="float" office:value="0.29965" calcext:value-type="float">
            <text:p>0.29965</text:p>
          </table:table-cell>
          <table:table-cell office:value-type="float" office:value="0" calcext:value-type="float">
            <text:p>0</text:p>
          </table:table-cell>
          <table:table-cell office:value-type="float" office:value="2.5549" calcext:value-type="float">
            <text:p>2.5549</text:p>
          </table:table-cell>
          <table:table-cell office:value-type="float" office:value="0.7819" calcext:value-type="float">
            <text:p>0.781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.29927" calcext:value-type="float">
            <text:p>0.29927</text:p>
          </table:table-cell>
          <table:table-cell office:value-type="float" office:value="0.29965" calcext:value-type="float">
            <text:p>0.29965</text:p>
          </table:table-cell>
          <table:table-cell office:value-type="float" office:value="0.19954" calcext:value-type="float">
            <text:p>0.19954</text:p>
          </table:table-cell>
          <table:table-cell office:value-type="float" office:value="1.6939" calcext:value-type="float">
            <text:p>1.6939</text:p>
          </table:table-cell>
          <table:table-cell office:value-type="float" office:value="0.6407" calcext:value-type="float">
            <text:p>0.640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9866" calcext:value-type="float">
            <text:p>0.29866</text:p>
          </table:table-cell>
          <table:table-cell office:value-type="float" office:value="0.29965" calcext:value-type="float">
            <text:p>0.29965</text:p>
          </table:table-cell>
          <table:table-cell office:value-type="float" office:value="0" calcext:value-type="float">
            <text:p>0</text:p>
          </table:table-cell>
          <table:table-cell office:value-type="float" office:value="2.5317" calcext:value-type="float">
            <text:p>2.5317</text:p>
          </table:table-cell>
          <table:table-cell office:value-type="float" office:value="0.7782" calcext:value-type="float">
            <text:p>0.778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0.29927" calcext:value-type="float">
            <text:p>0.29927</text:p>
          </table:table-cell>
          <table:table-cell office:value-type="float" office:value="0.29965" calcext:value-type="float">
            <text:p>0.29965</text:p>
          </table:table-cell>
          <table:table-cell office:value-type="float" office:value="0.19954" calcext:value-type="float">
            <text:p>0.19954</text:p>
          </table:table-cell>
          <table:table-cell office:value-type="float" office:value="1.6104" calcext:value-type="float">
            <text:p>1.6104</text:p>
          </table:table-cell>
          <table:table-cell office:value-type="float" office:value="0.6102" calcext:value-type="float">
            <text:p>0.610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9868" calcext:value-type="float">
            <text:p>0.29868</text:p>
          </table:table-cell>
          <table:table-cell office:value-type="float" office:value="0.29965" calcext:value-type="float">
            <text:p>0.29965</text:p>
          </table:table-cell>
          <table:table-cell office:value-type="float" office:value="0" calcext:value-type="float">
            <text:p>0</text:p>
          </table:table-cell>
          <table:table-cell office:value-type="float" office:value="2.5075" calcext:value-type="float">
            <text:p>2.5075</text:p>
          </table:table-cell>
          <table:table-cell office:value-type="float" office:value="0.7737" calcext:value-type="float">
            <text:p>0.773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0.29927" calcext:value-type="float">
            <text:p>0.29927</text:p>
          </table:table-cell>
          <table:table-cell office:value-type="float" office:value="0.29965" calcext:value-type="float">
            <text:p>0.29965</text:p>
          </table:table-cell>
          <table:table-cell office:value-type="float" office:value="0.19958" calcext:value-type="float">
            <text:p>0.19958</text:p>
          </table:table-cell>
          <table:table-cell office:value-type="float" office:value="1.5397" calcext:value-type="float">
            <text:p>1.5397</text:p>
          </table:table-cell>
          <table:table-cell office:value-type="float" office:value="0.5857" calcext:value-type="float">
            <text:p>0.585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9869" calcext:value-type="float">
            <text:p>0.29869</text:p>
          </table:table-cell>
          <table:table-cell office:value-type="float" office:value="0.29965" calcext:value-type="float">
            <text:p>0.29965</text:p>
          </table:table-cell>
          <table:table-cell office:value-type="float" office:value="0" calcext:value-type="float">
            <text:p>0</text:p>
          </table:table-cell>
          <table:table-cell office:value-type="float" office:value="2.4825" calcext:value-type="float">
            <text:p>2.4825</text:p>
          </table:table-cell>
          <table:table-cell office:value-type="float" office:value="0.7688" calcext:value-type="float">
            <text:p>0.768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.29915" calcext:value-type="float">
            <text:p>0.29915</text:p>
          </table:table-cell>
          <table:table-cell office:value-type="float" office:value="0.29965" calcext:value-type="float">
            <text:p>0.29965</text:p>
          </table:table-cell>
          <table:table-cell office:value-type="float" office:value="0.19957" calcext:value-type="float">
            <text:p>0.19957</text:p>
          </table:table-cell>
          <table:table-cell office:value-type="float" office:value="1.5396" calcext:value-type="float">
            <text:p>1.5396</text:p>
          </table:table-cell>
          <table:table-cell office:value-type="float" office:value="0.5817" calcext:value-type="float">
            <text:p>0.581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9869" calcext:value-type="float">
            <text:p>0.29869</text:p>
          </table:table-cell>
          <table:table-cell office:value-type="float" office:value="0.29965" calcext:value-type="float">
            <text:p>0.29965</text:p>
          </table:table-cell>
          <table:table-cell office:value-type="float" office:value="0" calcext:value-type="float">
            <text:p>0</text:p>
          </table:table-cell>
          <table:table-cell office:value-type="float" office:value="2.4591" calcext:value-type="float">
            <text:p>2.4591</text:p>
          </table:table-cell>
          <table:table-cell office:value-type="float" office:value="0.7642" calcext:value-type="float">
            <text:p>0.764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19961" calcext:value-type="float">
            <text:p>0.19961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.19958" calcext:value-type="float">
            <text:p>0.19958</text:p>
          </table:table-cell>
          <table:table-cell office:value-type="float" office:value="0.9486" calcext:value-type="float">
            <text:p>0.9486</text:p>
          </table:table-cell>
          <table:table-cell office:value-type="float" office:value="0.3668" calcext:value-type="float">
            <text:p>0.366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9916" calcext:value-type="float">
            <text:p>0.19916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" calcext:value-type="float">
            <text:p>0</text:p>
          </table:table-cell>
          <table:table-cell office:value-type="float" office:value="1.5331" calcext:value-type="float">
            <text:p>1.5331</text:p>
          </table:table-cell>
          <table:table-cell office:value-type="float" office:value="0.4863" calcext:value-type="float">
            <text:p>0.48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0.19936" calcext:value-type="float">
            <text:p>0.19936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" calcext:value-type="float">
            <text:p>0</text:p>
          </table:table-cell>
          <table:table-cell office:value-type="float" office:value="0.9396" calcext:value-type="float">
            <text:p>0.9396</text:p>
          </table:table-cell>
          <table:table-cell office:value-type="float" office:value="0.361" calcext:value-type="float">
            <text:p>0.36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9916" calcext:value-type="float">
            <text:p>0.19916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" calcext:value-type="float">
            <text:p>0</text:p>
          </table:table-cell>
          <table:table-cell office:value-type="float" office:value="1.519" calcext:value-type="float">
            <text:p>1.519</text:p>
          </table:table-cell>
          <table:table-cell office:value-type="float" office:value="0.4833" calcext:value-type="float">
            <text:p>0.48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.19948" calcext:value-type="float">
            <text:p>0.19948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.09968" calcext:value-type="float">
            <text:p>0.09968</text:p>
          </table:table-cell>
          <table:table-cell office:value-type="float" office:value="0.8851" calcext:value-type="float">
            <text:p>0.8851</text:p>
          </table:table-cell>
          <table:table-cell office:value-type="float" office:value="0.3432" calcext:value-type="float">
            <text:p>0.34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9917" calcext:value-type="float">
            <text:p>0.19917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" calcext:value-type="float">
            <text:p>0</text:p>
          </table:table-cell>
          <table:table-cell office:value-type="float" office:value="1.5042" calcext:value-type="float">
            <text:p>1.5042</text:p>
          </table:table-cell>
          <table:table-cell office:value-type="float" office:value="0.48" calcext:value-type="float">
            <text:p>0.4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0.19923" calcext:value-type="float">
            <text:p>0.19923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.0998" calcext:value-type="float">
            <text:p>0.0998</text:p>
          </table:table-cell>
          <table:table-cell office:value-type="float" office:value="0.9236" calcext:value-type="float">
            <text:p>0.9236</text:p>
          </table:table-cell>
          <table:table-cell office:value-type="float" office:value="0.3529" calcext:value-type="float">
            <text:p>0.352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9917" calcext:value-type="float">
            <text:p>0.19917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" calcext:value-type="float">
            <text:p>0</text:p>
          </table:table-cell>
          <table:table-cell office:value-type="float" office:value="1.491" calcext:value-type="float">
            <text:p>1.491</text:p>
          </table:table-cell>
          <table:table-cell office:value-type="float" office:value="0.4772" calcext:value-type="float">
            <text:p>0.477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0.19948" calcext:value-type="float">
            <text:p>0.19948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.0998" calcext:value-type="float">
            <text:p>0.0998</text:p>
          </table:table-cell>
          <table:table-cell office:value-type="float" office:value="0.9015" calcext:value-type="float">
            <text:p>0.9015</text:p>
          </table:table-cell>
          <table:table-cell office:value-type="float" office:value="0.3466" calcext:value-type="float">
            <text:p>0.346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9918" calcext:value-type="float">
            <text:p>0.19918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" calcext:value-type="float">
            <text:p>0</text:p>
          </table:table-cell>
          <table:table-cell office:value-type="float" office:value="1.4779" calcext:value-type="float">
            <text:p>1.4779</text:p>
          </table:table-cell>
          <table:table-cell office:value-type="float" office:value="0.4743" calcext:value-type="float">
            <text:p>0.474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.19961" calcext:value-type="float">
            <text:p>0.19961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.19941" calcext:value-type="float">
            <text:p>0.19941</text:p>
          </table:table-cell>
          <table:table-cell office:value-type="float" office:value="0.8967" calcext:value-type="float">
            <text:p>0.8967</text:p>
          </table:table-cell>
          <table:table-cell office:value-type="float" office:value="0.345" calcext:value-type="float">
            <text:p>0.34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919" calcext:value-type="float">
            <text:p>0.19919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" calcext:value-type="float">
            <text:p>0</text:p>
          </table:table-cell>
          <table:table-cell office:value-type="float" office:value="1.4653" calcext:value-type="float">
            <text:p>1.4653</text:p>
          </table:table-cell>
          <table:table-cell office:value-type="float" office:value="0.4714" calcext:value-type="float">
            <text:p>0.47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0.19948" calcext:value-type="float">
            <text:p>0.19948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.0998" calcext:value-type="float">
            <text:p>0.0998</text:p>
          </table:table-cell>
          <table:table-cell office:value-type="float" office:value="0.8843" calcext:value-type="float">
            <text:p>0.8843</text:p>
          </table:table-cell>
          <table:table-cell office:value-type="float" office:value="0.3389" calcext:value-type="float">
            <text:p>0.338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9919" calcext:value-type="float">
            <text:p>0.19919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" calcext:value-type="float">
            <text:p>0</text:p>
          </table:table-cell>
          <table:table-cell office:value-type="float" office:value="1.4529" calcext:value-type="float">
            <text:p>1.4529</text:p>
          </table:table-cell>
          <table:table-cell office:value-type="float" office:value="0.4686" calcext:value-type="float">
            <text:p>0.468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0.19961" calcext:value-type="float">
            <text:p>0.19961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.19959" calcext:value-type="float">
            <text:p>0.19959</text:p>
          </table:table-cell>
          <table:table-cell office:value-type="float" office:value="0.8827" calcext:value-type="float">
            <text:p>0.8827</text:p>
          </table:table-cell>
          <table:table-cell office:value-type="float" office:value="0.3377" calcext:value-type="float">
            <text:p>0.337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921" calcext:value-type="float">
            <text:p>0.19921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" calcext:value-type="float">
            <text:p>0</text:p>
          </table:table-cell>
          <table:table-cell office:value-type="float" office:value="1.441" calcext:value-type="float">
            <text:p>1.441</text:p>
          </table:table-cell>
          <table:table-cell office:value-type="float" office:value="0.4659" calcext:value-type="float">
            <text:p>0.465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19948" calcext:value-type="float">
            <text:p>0.19948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.09977" calcext:value-type="float">
            <text:p>0.09977</text:p>
          </table:table-cell>
          <table:table-cell office:value-type="float" office:value="0.8904" calcext:value-type="float">
            <text:p>0.8904</text:p>
          </table:table-cell>
          <table:table-cell office:value-type="float" office:value="0.3456" calcext:value-type="float">
            <text:p>0.345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9921" calcext:value-type="float">
            <text:p>0.19921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" calcext:value-type="float">
            <text:p>0</text:p>
          </table:table-cell>
          <table:table-cell office:value-type="float" office:value="1.4298" calcext:value-type="float">
            <text:p>1.4298</text:p>
          </table:table-cell>
          <table:table-cell office:value-type="float" office:value="0.4635" calcext:value-type="float">
            <text:p>0.46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0.19961" calcext:value-type="float">
            <text:p>0.19961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.19959" calcext:value-type="float">
            <text:p>0.19959</text:p>
          </table:table-cell>
          <table:table-cell office:value-type="float" office:value="0.8829" calcext:value-type="float">
            <text:p>0.8829</text:p>
          </table:table-cell>
          <table:table-cell office:value-type="float" office:value="0.3369" calcext:value-type="float">
            <text:p>0.336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921" calcext:value-type="float">
            <text:p>0.19921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" calcext:value-type="float">
            <text:p>0</text:p>
          </table:table-cell>
          <table:table-cell office:value-type="float" office:value="1.4188" calcext:value-type="float">
            <text:p>1.4188</text:p>
          </table:table-cell>
          <table:table-cell office:value-type="float" office:value="0.4609" calcext:value-type="float">
            <text:p>0.46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09981" calcext:value-type="float">
            <text:p>0.09981</text:p>
          </table:table-cell>
          <table:table-cell office:value-type="float" office:value="0.09989" calcext:value-type="float">
            <text:p>0.09989</text:p>
          </table:table-cell>
          <table:table-cell office:value-type="float" office:value="0.09978" calcext:value-type="float">
            <text:p>0.09978</text:p>
          </table:table-cell>
          <table:table-cell office:value-type="float" office:value="0.4303" calcext:value-type="float">
            <text:p>0.4303</text:p>
          </table:table-cell>
          <table:table-cell office:value-type="float" office:value="0.1709" calcext:value-type="float">
            <text:p>0.17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9962" calcext:value-type="float">
            <text:p>0.09962</text:p>
          </table:table-cell>
          <table:table-cell office:value-type="float" office:value="0.09989" calcext:value-type="float">
            <text:p>0.09989</text:p>
          </table:table-cell>
          <table:table-cell office:value-type="float" office:value="0" calcext:value-type="float">
            <text:p>0</text:p>
          </table:table-cell>
          <table:table-cell office:value-type="float" office:value="0.7287" calcext:value-type="float">
            <text:p>0.7287</text:p>
          </table:table-cell>
          <table:table-cell office:value-type="float" office:value="0.2345" calcext:value-type="float">
            <text:p>0.23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</table:table>
      <table:table table:name="aggregated_all_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number-columns-repeated="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Remaining Subpopulations</text:p>
          </table:table-cell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imer Name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PU Time (ns):</text:p>
          </table:table-cell>
          <table:table-cell office:value-type="float" office:value="93812550715" calcext:value-type="float">
            <text:p>9381255071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all Time (ms):</text:p>
          </table:table-cell>
          <table:table-cell office:value-type="float" office:value="4735" calcext:value-type="float">
            <text:p>473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PU Cycles:</text:p>
          </table:table-cell>
          <table:table-cell office:value-type="float" office:value="7.75928475903685E+016" calcext:value-type="float">
            <text:p>7.75928475903685E+01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napshot #</text:p>
          </table:table-cell>
          <table:table-cell office:value-type="string" calcext:value-type="string">
            <text:p>Snapshot Time(ms)</text:p>
          </table:table-cell>
          <table:table-cell office:value-type="string" calcext:value-type="string">
            <text:p>Value(Bytes)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5124096" calcext:value-type="float">
            <text:p>325124096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2" calcext:value-type="float">
            <text:p>282</text:p>
          </table:table-cell>
          <table:table-cell office:value-type="float" office:value="344039424" calcext:value-type="float">
            <text:p>344039424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9" calcext:value-type="float">
            <text:p>509</text:p>
          </table:table-cell>
          <table:table-cell office:value-type="float" office:value="351621120" calcext:value-type="float">
            <text:p>351621120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26" calcext:value-type="float">
            <text:p>726</text:p>
          </table:table-cell>
          <table:table-cell office:value-type="float" office:value="359469056" calcext:value-type="float">
            <text:p>359469056</text:p>
          </table:table-cell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10" calcext:value-type="float">
            <text:p>910</text:p>
          </table:table-cell>
          <table:table-cell office:value-type="float" office:value="364814336" calcext:value-type="float">
            <text:p>364814336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93" calcext:value-type="float">
            <text:p>1093</text:p>
          </table:table-cell>
          <table:table-cell office:value-type="float" office:value="372039680" calcext:value-type="float">
            <text:p>372039680</text:p>
          </table:table-cell>
          <table:table-cell table:number-columns-repeated="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3" calcext:value-type="float">
            <text:p>1283</text:p>
          </table:table-cell>
          <table:table-cell office:value-type="float" office:value="379125760" calcext:value-type="float">
            <text:p>379125760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70" calcext:value-type="float">
            <text:p>1470</text:p>
          </table:table-cell>
          <table:table-cell office:value-type="float" office:value="384421888" calcext:value-type="float">
            <text:p>384421888</text:p>
          </table:table-cell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23" calcext:value-type="float">
            <text:p>1623</text:p>
          </table:table-cell>
          <table:table-cell office:value-type="float" office:value="389382144" calcext:value-type="float">
            <text:p>389382144</text:p>
          </table:table-cell>
          <table:table-cell table:number-columns-repeated="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66" calcext:value-type="float">
            <text:p>1766</text:p>
          </table:table-cell>
          <table:table-cell office:value-type="float" office:value="395206656" calcext:value-type="float">
            <text:p>395206656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80" calcext:value-type="float">
            <text:p>1880</text:p>
          </table:table-cell>
          <table:table-cell office:value-type="float" office:value="404643840" calcext:value-type="float">
            <text:p>404643840</text:p>
          </table:table-cell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37" calcext:value-type="float">
            <text:p>2137</text:p>
          </table:table-cell>
          <table:table-cell office:value-type="float" office:value="286486528" calcext:value-type="float">
            <text:p>286486528</text:p>
          </table:table-cell>
          <table:table-cell table:number-columns-repeated="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47" calcext:value-type="float">
            <text:p>2247</text:p>
          </table:table-cell>
          <table:table-cell office:value-type="float" office:value="290623488" calcext:value-type="float">
            <text:p>290623488</text:p>
          </table:table-cell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39" calcext:value-type="float">
            <text:p>2339</text:p>
          </table:table-cell>
          <table:table-cell office:value-type="float" office:value="293163008" calcext:value-type="float">
            <text:p>293163008</text:p>
          </table:table-cell>
          <table:table-cell table:number-columns-repeated="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28" calcext:value-type="float">
            <text:p>2428</text:p>
          </table:table-cell>
          <table:table-cell office:value-type="float" office:value="297246720" calcext:value-type="float">
            <text:p>297246720</text:p>
          </table:table-cell>
          <table:table-cell table:number-columns-repeated="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28" calcext:value-type="float">
            <text:p>2528</text:p>
          </table:table-cell>
          <table:table-cell office:value-type="float" office:value="302112768" calcext:value-type="float">
            <text:p>302112768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16" calcext:value-type="float">
            <text:p>2616</text:p>
          </table:table-cell>
          <table:table-cell office:value-type="float" office:value="303931392" calcext:value-type="float">
            <text:p>303931392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97" calcext:value-type="float">
            <text:p>2697</text:p>
          </table:table-cell>
          <table:table-cell office:value-type="float" office:value="307810304" calcext:value-type="float">
            <text:p>307810304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786" calcext:value-type="float">
            <text:p>2786</text:p>
          </table:table-cell>
          <table:table-cell office:value-type="float" office:value="311656448" calcext:value-type="float">
            <text:p>311656448</text:p>
          </table:table-cell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45" calcext:value-type="float">
            <text:p>2845</text:p>
          </table:table-cell>
          <table:table-cell office:value-type="float" office:value="314445824" calcext:value-type="float">
            <text:p>314445824</text:p>
          </table:table-cell>
          <table:table-cell table:number-columns-repeated="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905" calcext:value-type="float">
            <text:p>2905</text:p>
          </table:table-cell>
          <table:table-cell office:value-type="float" office:value="317890560" calcext:value-type="float">
            <text:p>317890560</text:p>
          </table:table-cell>
          <table:table-cell table:number-columns-repeated="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110" calcext:value-type="float">
            <text:p>3110</text:p>
          </table:table-cell>
          <table:table-cell office:value-type="float" office:value="229122048" calcext:value-type="float">
            <text:p>229122048</text:p>
          </table:table-cell>
          <table:table-cell table:number-columns-repeated="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166" calcext:value-type="float">
            <text:p>3166</text:p>
          </table:table-cell>
          <table:table-cell office:value-type="float" office:value="231866368" calcext:value-type="float">
            <text:p>231866368</text:p>
          </table:table-cell>
          <table:table-cell table:number-columns-repeated="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22" calcext:value-type="float">
            <text:p>3222</text:p>
          </table:table-cell>
          <table:table-cell office:value-type="float" office:value="235593728" calcext:value-type="float">
            <text:p>235593728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279" calcext:value-type="float">
            <text:p>3279</text:p>
          </table:table-cell>
          <table:table-cell office:value-type="float" office:value="237846528" calcext:value-type="float">
            <text:p>237846528</text:p>
          </table:table-cell>
          <table:table-cell table:number-columns-repeated="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344" calcext:value-type="float">
            <text:p>3344</text:p>
          </table:table-cell>
          <table:table-cell office:value-type="float" office:value="241274880" calcext:value-type="float">
            <text:p>241274880</text:p>
          </table:table-cell>
          <table:table-cell table:number-columns-repeated="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394" calcext:value-type="float">
            <text:p>3394</text:p>
          </table:table-cell>
          <table:table-cell office:value-type="float" office:value="241487872" calcext:value-type="float">
            <text:p>241487872</text:p>
          </table:table-cell>
          <table:table-cell table:number-columns-repeated="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444" calcext:value-type="float">
            <text:p>3444</text:p>
          </table:table-cell>
          <table:table-cell office:value-type="float" office:value="243355648" calcext:value-type="float">
            <text:p>243355648</text:p>
          </table:table-cell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490" calcext:value-type="float">
            <text:p>3490</text:p>
          </table:table-cell>
          <table:table-cell office:value-type="float" office:value="245768192" calcext:value-type="float">
            <text:p>245768192</text:p>
          </table:table-cell>
          <table:table-cell table:number-columns-repeated="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528" calcext:value-type="float">
            <text:p>3528</text:p>
          </table:table-cell>
          <table:table-cell office:value-type="float" office:value="248422400" calcext:value-type="float">
            <text:p>248422400</text:p>
          </table:table-cell>
          <table:table-cell table:number-columns-repeated="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569" calcext:value-type="float">
            <text:p>3569</text:p>
          </table:table-cell>
          <table:table-cell office:value-type="float" office:value="249384960" calcext:value-type="float">
            <text:p>249384960</text:p>
          </table:table-cell>
          <table:table-cell table:number-columns-repeated="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793" calcext:value-type="float">
            <text:p>3793</text:p>
          </table:table-cell>
          <table:table-cell office:value-type="float" office:value="151908352" calcext:value-type="float">
            <text:p>151908352</text:p>
          </table:table-cell>
          <table:table-cell table:number-columns-repeated="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837" calcext:value-type="float">
            <text:p>3837</text:p>
          </table:table-cell>
          <table:table-cell office:value-type="float" office:value="153604096" calcext:value-type="float">
            <text:p>153604096</text:p>
          </table:table-cell>
          <table:table-cell table:number-columns-repeated="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877" calcext:value-type="float">
            <text:p>3877</text:p>
          </table:table-cell>
          <table:table-cell office:value-type="float" office:value="154558464" calcext:value-type="float">
            <text:p>154558464</text:p>
          </table:table-cell>
          <table:table-cell table:number-columns-repeated="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918" calcext:value-type="float">
            <text:p>3918</text:p>
          </table:table-cell>
          <table:table-cell office:value-type="float" office:value="155455488" calcext:value-type="float">
            <text:p>155455488</text:p>
          </table:table-cell>
          <table:table-cell table:number-columns-repeated="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958" calcext:value-type="float">
            <text:p>3958</text:p>
          </table:table-cell>
          <table:table-cell office:value-type="float" office:value="157110272" calcext:value-type="float">
            <text:p>157110272</text:p>
          </table:table-cell>
          <table:table-cell table:number-columns-repeated="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996" calcext:value-type="float">
            <text:p>3996</text:p>
          </table:table-cell>
          <table:table-cell office:value-type="float" office:value="158109696" calcext:value-type="float">
            <text:p>158109696</text:p>
          </table:table-cell>
          <table:table-cell table:number-columns-repeated="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035" calcext:value-type="float">
            <text:p>4035</text:p>
          </table:table-cell>
          <table:table-cell office:value-type="float" office:value="159272960" calcext:value-type="float">
            <text:p>159272960</text:p>
          </table:table-cell>
          <table:table-cell table:number-columns-repeated="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67" calcext:value-type="float">
            <text:p>4067</text:p>
          </table:table-cell>
          <table:table-cell office:value-type="float" office:value="161304576" calcext:value-type="float">
            <text:p>161304576</text:p>
          </table:table-cell>
          <table:table-cell table:number-columns-repeated="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04" calcext:value-type="float">
            <text:p>4104</text:p>
          </table:table-cell>
          <table:table-cell office:value-type="float" office:value="162856960" calcext:value-type="float">
            <text:p>162856960</text:p>
          </table:table-cell>
          <table:table-cell table:number-columns-repeated="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142" calcext:value-type="float">
            <text:p>4142</text:p>
          </table:table-cell>
          <table:table-cell office:value-type="float" office:value="163942400" calcext:value-type="float">
            <text:p>163942400</text:p>
          </table:table-cell>
          <table:table-cell table:number-columns-repeated="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261" calcext:value-type="float">
            <text:p>4261</text:p>
          </table:table-cell>
          <table:table-cell office:value-type="float" office:value="110870528" calcext:value-type="float">
            <text:p>110870528</text:p>
          </table:table-cell>
          <table:table-cell table:number-columns-repeated="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295" calcext:value-type="float">
            <text:p>4295</text:p>
          </table:table-cell>
          <table:table-cell office:value-type="float" office:value="112300032" calcext:value-type="float">
            <text:p>112300032</text:p>
          </table:table-cell>
          <table:table-cell table:number-columns-repeated="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26" calcext:value-type="float">
            <text:p>4326</text:p>
          </table:table-cell>
          <table:table-cell office:value-type="float" office:value="111837184" calcext:value-type="float">
            <text:p>111837184</text:p>
          </table:table-cell>
          <table:table-cell table:number-columns-repeated="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362" calcext:value-type="float">
            <text:p>4362</text:p>
          </table:table-cell>
          <table:table-cell office:value-type="float" office:value="113295360" calcext:value-type="float">
            <text:p>113295360</text:p>
          </table:table-cell>
          <table:table-cell table:number-columns-repeated="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399" calcext:value-type="float">
            <text:p>4399</text:p>
          </table:table-cell>
          <table:table-cell office:value-type="float" office:value="113913856" calcext:value-type="float">
            <text:p>113913856</text:p>
          </table:table-cell>
          <table:table-cell table:number-columns-repeated="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435" calcext:value-type="float">
            <text:p>4435</text:p>
          </table:table-cell>
          <table:table-cell office:value-type="float" office:value="114556928" calcext:value-type="float">
            <text:p>114556928</text:p>
          </table:table-cell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469" calcext:value-type="float">
            <text:p>4469</text:p>
          </table:table-cell>
          <table:table-cell office:value-type="float" office:value="115408896" calcext:value-type="float">
            <text:p>115408896</text:p>
          </table:table-cell>
          <table:table-cell table:number-columns-repeated="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502" calcext:value-type="float">
            <text:p>4502</text:p>
          </table:table-cell>
          <table:table-cell office:value-type="float" office:value="116776960" calcext:value-type="float">
            <text:p>116776960</text:p>
          </table:table-cell>
          <table:table-cell table:number-columns-repeated="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38" calcext:value-type="float">
            <text:p>4538</text:p>
          </table:table-cell>
          <table:table-cell office:value-type="float" office:value="117350400" calcext:value-type="float">
            <text:p>117350400</text:p>
          </table:table-cell>
          <table:table-cell table:number-columns-repeated="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573" calcext:value-type="float">
            <text:p>4573</text:p>
          </table:table-cell>
          <table:table-cell office:value-type="float" office:value="117690368" calcext:value-type="float">
            <text:p>11769036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ggregation Count: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imer Name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PU Time (ns):</text:p>
          </table:table-cell>
          <table:table-cell office:value-type="float" office:value="9381255071" calcext:value-type="float">
            <text:p>938125507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all Time (ms):</text:p>
          </table:table-cell>
          <table:table-cell office:value-type="float" office:value="3318" calcext:value-type="float">
            <text:p>331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PU Cycles:</text:p>
          </table:table-cell>
          <table:table-cell office:value-type="float" office:value="7759284759036854" calcext:value-type="float">
            <text:p>775928475903685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napshot #</text:p>
          </table:table-cell>
          <table:table-cell office:value-type="string" calcext:value-type="string">
            <text:p>Snapshot Time(ms)</text:p>
          </table:table-cell>
          <table:table-cell office:value-type="string" calcext:value-type="string">
            <text:p>Value(Bytes)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512409" calcext:value-type="float">
            <text:p>32512409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2" calcext:value-type="float">
            <text:p>282</text:p>
          </table:table-cell>
          <table:table-cell office:value-type="float" office:value="34403942" calcext:value-type="float">
            <text:p>34403942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9" calcext:value-type="float">
            <text:p>509</text:p>
          </table:table-cell>
          <table:table-cell office:value-type="float" office:value="35162112" calcext:value-type="float">
            <text:p>35162112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26" calcext:value-type="float">
            <text:p>726</text:p>
          </table:table-cell>
          <table:table-cell office:value-type="float" office:value="35946905" calcext:value-type="float">
            <text:p>35946905</text:p>
          </table:table-cell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10" calcext:value-type="float">
            <text:p>910</text:p>
          </table:table-cell>
          <table:table-cell office:value-type="float" office:value="36481433" calcext:value-type="float">
            <text:p>36481433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93" calcext:value-type="float">
            <text:p>1093</text:p>
          </table:table-cell>
          <table:table-cell office:value-type="float" office:value="37203968" calcext:value-type="float">
            <text:p>37203968</text:p>
          </table:table-cell>
          <table:table-cell table:number-columns-repeated="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3" calcext:value-type="float">
            <text:p>1283</text:p>
          </table:table-cell>
          <table:table-cell office:value-type="float" office:value="37912576" calcext:value-type="float">
            <text:p>37912576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70" calcext:value-type="float">
            <text:p>1470</text:p>
          </table:table-cell>
          <table:table-cell office:value-type="float" office:value="38442188" calcext:value-type="float">
            <text:p>38442188</text:p>
          </table:table-cell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23" calcext:value-type="float">
            <text:p>1623</text:p>
          </table:table-cell>
          <table:table-cell office:value-type="float" office:value="38938214" calcext:value-type="float">
            <text:p>38938214</text:p>
          </table:table-cell>
          <table:table-cell table:number-columns-repeated="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66" calcext:value-type="float">
            <text:p>1766</text:p>
          </table:table-cell>
          <table:table-cell office:value-type="float" office:value="39520665" calcext:value-type="float">
            <text:p>39520665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80" calcext:value-type="float">
            <text:p>1880</text:p>
          </table:table-cell>
          <table:table-cell office:value-type="float" office:value="40464384" calcext:value-type="float">
            <text:p>40464384</text:p>
          </table:table-cell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37" calcext:value-type="float">
            <text:p>2137</text:p>
          </table:table-cell>
          <table:table-cell office:value-type="float" office:value="40926646" calcext:value-type="float">
            <text:p>40926646</text:p>
          </table:table-cell>
          <table:table-cell table:number-columns-repeated="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47" calcext:value-type="float">
            <text:p>2247</text:p>
          </table:table-cell>
          <table:table-cell office:value-type="float" office:value="41517641" calcext:value-type="float">
            <text:p>41517641</text:p>
          </table:table-cell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39" calcext:value-type="float">
            <text:p>2339</text:p>
          </table:table-cell>
          <table:table-cell office:value-type="float" office:value="41880429" calcext:value-type="float">
            <text:p>41880429</text:p>
          </table:table-cell>
          <table:table-cell table:number-columns-repeated="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28" calcext:value-type="float">
            <text:p>2428</text:p>
          </table:table-cell>
          <table:table-cell office:value-type="float" office:value="42463817" calcext:value-type="float">
            <text:p>42463817</text:p>
          </table:table-cell>
          <table:table-cell table:number-columns-repeated="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28" calcext:value-type="float">
            <text:p>2528</text:p>
          </table:table-cell>
          <table:table-cell office:value-type="float" office:value="43158966" calcext:value-type="float">
            <text:p>43158966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16" calcext:value-type="float">
            <text:p>2616</text:p>
          </table:table-cell>
          <table:table-cell office:value-type="float" office:value="43418770" calcext:value-type="float">
            <text:p>43418770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97" calcext:value-type="float">
            <text:p>2697</text:p>
          </table:table-cell>
          <table:table-cell office:value-type="float" office:value="43972900" calcext:value-type="float">
            <text:p>43972900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786" calcext:value-type="float">
            <text:p>2786</text:p>
          </table:table-cell>
          <table:table-cell office:value-type="float" office:value="44522349" calcext:value-type="float">
            <text:p>44522349</text:p>
          </table:table-cell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45" calcext:value-type="float">
            <text:p>2845</text:p>
          </table:table-cell>
          <table:table-cell office:value-type="float" office:value="44920832" calcext:value-type="float">
            <text:p>44920832</text:p>
          </table:table-cell>
          <table:table-cell table:number-columns-repeated="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905" calcext:value-type="float">
            <text:p>2905</text:p>
          </table:table-cell>
          <table:table-cell office:value-type="float" office:value="45412937" calcext:value-type="float">
            <text:p>45412937</text:p>
          </table:table-cell>
          <table:table-cell table:number-columns-repeated="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110" calcext:value-type="float">
            <text:p>3110</text:p>
          </table:table-cell>
          <table:table-cell office:value-type="float" office:value="45824409" calcext:value-type="float">
            <text:p>45824409</text:p>
          </table:table-cell>
          <table:table-cell table:number-columns-repeated="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166" calcext:value-type="float">
            <text:p>3166</text:p>
          </table:table-cell>
          <table:table-cell office:value-type="float" office:value="46373273" calcext:value-type="float">
            <text:p>46373273</text:p>
          </table:table-cell>
          <table:table-cell table:number-columns-repeated="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22" calcext:value-type="float">
            <text:p>3222</text:p>
          </table:table-cell>
          <table:table-cell office:value-type="float" office:value="47118745" calcext:value-type="float">
            <text:p>47118745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279" calcext:value-type="float">
            <text:p>3279</text:p>
          </table:table-cell>
          <table:table-cell office:value-type="float" office:value="47569305" calcext:value-type="float">
            <text:p>47569305</text:p>
          </table:table-cell>
          <table:table-cell table:number-columns-repeated="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344" calcext:value-type="float">
            <text:p>3344</text:p>
          </table:table-cell>
          <table:table-cell office:value-type="float" office:value="48254976" calcext:value-type="float">
            <text:p>48254976</text:p>
          </table:table-cell>
          <table:table-cell table:number-columns-repeated="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394" calcext:value-type="float">
            <text:p>3394</text:p>
          </table:table-cell>
          <table:table-cell office:value-type="float" office:value="48297574" calcext:value-type="float">
            <text:p>48297574</text:p>
          </table:table-cell>
          <table:table-cell table:number-columns-repeated="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444" calcext:value-type="float">
            <text:p>3444</text:p>
          </table:table-cell>
          <table:table-cell office:value-type="float" office:value="48671129" calcext:value-type="float">
            <text:p>48671129</text:p>
          </table:table-cell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490" calcext:value-type="float">
            <text:p>3490</text:p>
          </table:table-cell>
          <table:table-cell office:value-type="float" office:value="49153638" calcext:value-type="float">
            <text:p>49153638</text:p>
          </table:table-cell>
          <table:table-cell table:number-columns-repeated="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528" calcext:value-type="float">
            <text:p>3528</text:p>
          </table:table-cell>
          <table:table-cell office:value-type="float" office:value="49684480" calcext:value-type="float">
            <text:p>49684480</text:p>
          </table:table-cell>
          <table:table-cell table:number-columns-repeated="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569" calcext:value-type="float">
            <text:p>3569</text:p>
          </table:table-cell>
          <table:table-cell office:value-type="float" office:value="49876992" calcext:value-type="float">
            <text:p>49876992</text:p>
          </table:table-cell>
          <table:table-cell table:number-columns-repeated="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793" calcext:value-type="float">
            <text:p>3793</text:p>
          </table:table-cell>
          <table:table-cell office:value-type="float" office:value="50636117" calcext:value-type="float">
            <text:p>50636117</text:p>
          </table:table-cell>
          <table:table-cell table:number-columns-repeated="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837" calcext:value-type="float">
            <text:p>3837</text:p>
          </table:table-cell>
          <table:table-cell office:value-type="float" office:value="51201365" calcext:value-type="float">
            <text:p>51201365</text:p>
          </table:table-cell>
          <table:table-cell table:number-columns-repeated="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877" calcext:value-type="float">
            <text:p>3877</text:p>
          </table:table-cell>
          <table:table-cell office:value-type="float" office:value="51519488" calcext:value-type="float">
            <text:p>51519488</text:p>
          </table:table-cell>
          <table:table-cell table:number-columns-repeated="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918" calcext:value-type="float">
            <text:p>3918</text:p>
          </table:table-cell>
          <table:table-cell office:value-type="float" office:value="51818496" calcext:value-type="float">
            <text:p>51818496</text:p>
          </table:table-cell>
          <table:table-cell table:number-columns-repeated="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958" calcext:value-type="float">
            <text:p>3958</text:p>
          </table:table-cell>
          <table:table-cell office:value-type="float" office:value="52370090" calcext:value-type="float">
            <text:p>52370090</text:p>
          </table:table-cell>
          <table:table-cell table:number-columns-repeated="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996" calcext:value-type="float">
            <text:p>3996</text:p>
          </table:table-cell>
          <table:table-cell office:value-type="float" office:value="52703232" calcext:value-type="float">
            <text:p>52703232</text:p>
          </table:table-cell>
          <table:table-cell table:number-columns-repeated="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035" calcext:value-type="float">
            <text:p>4035</text:p>
          </table:table-cell>
          <table:table-cell office:value-type="float" office:value="53090986" calcext:value-type="float">
            <text:p>53090986</text:p>
          </table:table-cell>
          <table:table-cell table:number-columns-repeated="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67" calcext:value-type="float">
            <text:p>4067</text:p>
          </table:table-cell>
          <table:table-cell office:value-type="float" office:value="53768192" calcext:value-type="float">
            <text:p>53768192</text:p>
          </table:table-cell>
          <table:table-cell table:number-columns-repeated="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04" calcext:value-type="float">
            <text:p>4104</text:p>
          </table:table-cell>
          <table:table-cell office:value-type="float" office:value="54285653" calcext:value-type="float">
            <text:p>54285653</text:p>
          </table:table-cell>
          <table:table-cell table:number-columns-repeated="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142" calcext:value-type="float">
            <text:p>4142</text:p>
          </table:table-cell>
          <table:table-cell office:value-type="float" office:value="54647466" calcext:value-type="float">
            <text:p>54647466</text:p>
          </table:table-cell>
          <table:table-cell table:number-columns-repeated="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261" calcext:value-type="float">
            <text:p>4261</text:p>
          </table:table-cell>
          <table:table-cell office:value-type="float" office:value="55435264" calcext:value-type="float">
            <text:p>55435264</text:p>
          </table:table-cell>
          <table:table-cell table:number-columns-repeated="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295" calcext:value-type="float">
            <text:p>4295</text:p>
          </table:table-cell>
          <table:table-cell office:value-type="float" office:value="56150016" calcext:value-type="float">
            <text:p>56150016</text:p>
          </table:table-cell>
          <table:table-cell table:number-columns-repeated="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26" calcext:value-type="float">
            <text:p>4326</text:p>
          </table:table-cell>
          <table:table-cell office:value-type="float" office:value="55918592" calcext:value-type="float">
            <text:p>55918592</text:p>
          </table:table-cell>
          <table:table-cell table:number-columns-repeated="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362" calcext:value-type="float">
            <text:p>4362</text:p>
          </table:table-cell>
          <table:table-cell office:value-type="float" office:value="56647680" calcext:value-type="float">
            <text:p>56647680</text:p>
          </table:table-cell>
          <table:table-cell table:number-columns-repeated="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399" calcext:value-type="float">
            <text:p>4399</text:p>
          </table:table-cell>
          <table:table-cell office:value-type="float" office:value="56956928" calcext:value-type="float">
            <text:p>56956928</text:p>
          </table:table-cell>
          <table:table-cell table:number-columns-repeated="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435" calcext:value-type="float">
            <text:p>4435</text:p>
          </table:table-cell>
          <table:table-cell office:value-type="float" office:value="57278464" calcext:value-type="float">
            <text:p>57278464</text:p>
          </table:table-cell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469" calcext:value-type="float">
            <text:p>4469</text:p>
          </table:table-cell>
          <table:table-cell office:value-type="float" office:value="57704448" calcext:value-type="float">
            <text:p>57704448</text:p>
          </table:table-cell>
          <table:table-cell table:number-columns-repeated="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502" calcext:value-type="float">
            <text:p>4502</text:p>
          </table:table-cell>
          <table:table-cell office:value-type="float" office:value="58388480" calcext:value-type="float">
            <text:p>58388480</text:p>
          </table:table-cell>
          <table:table-cell table:number-columns-repeated="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38" calcext:value-type="float">
            <text:p>4538</text:p>
          </table:table-cell>
          <table:table-cell office:value-type="float" office:value="58675200" calcext:value-type="float">
            <text:p>58675200</text:p>
          </table:table-cell>
          <table:table-cell table:number-columns-repeated="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573" calcext:value-type="float">
            <text:p>4573</text:p>
          </table:table-cell>
          <table:table-cell office:value-type="float" office:value="58845184" calcext:value-type="float">
            <text:p>5884518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its</text:p>
          </table:table-cell>
          <table:table-cell office:value-type="string" calcext:value-type="string">
            <text:p>Total</text:p>
          </table:table-cell>
          <table:table-cell table:number-columns-repeated="18"/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2810" calcext:value-type="float">
            <text:p>281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ercent Hit:</text:p>
          </table:table-cell>
          <table:table-cell table:style-name="ce1" office:value-type="string" calcext:value-type="string">
            <text:p>77.4021%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itness</text:p>
          </table:table-cell>
          <table:table-cell table:number-columns-repeated="19"/>
        </table:table-row>
        <table:table-row table:style-name="ro1">
          <table:table-cell office:value-type="float" office:value="0.998718" calcext:value-type="float">
            <text:p>0.99871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al|Predicte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ammeo|Cammeo</text:p>
          </table:table-cell>
          <table:table-cell office:value-type="string" calcext:value-type="string">
            <text:p>Cammeo|Osmancik</text:p>
          </table:table-cell>
          <table:table-cell office:value-type="string" calcext:value-type="string">
            <text:p>Osmancik|Osmancik</text:p>
          </table:table-cell>
          <table:table-cell office:value-type="string" calcext:value-type="string">
            <text:p>Osmancik|Cammeo</text:p>
          </table:table-cell>
          <table:table-cell table:number-columns-repeated="16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84" calcext:value-type="float">
            <text:p>184</text:p>
          </table:table-cell>
          <table:table-cell office:value-type="float" office:value="1234" calcext:value-type="float">
            <text:p>1234</text:p>
          </table:table-cell>
          <table:table-cell office:value-type="float" office:value="450" calcext:value-type="float">
            <text:p>45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EN#</text:p>
          </table:table-cell>
          <table:table-cell office:value-type="string" calcext:value-type="string">
            <text:p>SUB#</text:p>
          </table:table-cell>
          <table:table-cell office:value-type="string" calcext:value-type="string">
            <text:p>μFGEN</text:p>
          </table:table-cell>
          <table:table-cell office:value-type="string" calcext:value-type="string">
            <text:p>FsBestGEN</text:p>
          </table:table-cell>
          <table:table-cell office:value-type="string" calcext:value-type="string">
            <text:p>FsWorstGEN</text:p>
          </table:table-cell>
          <table:table-cell office:value-type="string" calcext:value-type="string">
            <text:p>μTreeSzGEN</text:p>
          </table:table-cell>
          <table:table-cell office:value-type="string" calcext:value-type="string">
            <text:p>μTreeDpGEN</text:p>
          </table:table-cell>
          <table:table-cell office:value-type="string" calcext:value-type="string">
            <text:p>bTreeSzGEN</text:p>
          </table:table-cell>
          <table:table-cell office:value-type="string" calcext:value-type="string">
            <text:p>bTreeDpGEN</text:p>
          </table:table-cell>
          <table:table-cell office:value-type="string" calcext:value-type="string">
            <text:p>wTreeSzGEN</text:p>
          </table:table-cell>
          <table:table-cell office:value-type="string" calcext:value-type="string">
            <text:p>wTreeDpGEN</text:p>
          </table:table-cell>
          <table:table-cell office:value-type="string" calcext:value-type="string">
            <text:p>μFRUN</text:p>
          </table:table-cell>
          <table:table-cell office:value-type="string" calcext:value-type="string">
            <text:p>FsBestRUN</text:p>
          </table:table-cell>
          <table:table-cell office:value-type="string" calcext:value-type="string">
            <text:p>FsWorstRUN</text:p>
          </table:table-cell>
          <table:table-cell office:value-type="string" calcext:value-type="string">
            <text:p>μTreeSzRUN</text:p>
          </table:table-cell>
          <table:table-cell office:value-type="string" calcext:value-type="string">
            <text:p>μTreeDpRUN</text:p>
          </table:table-cell>
          <table:table-cell office:value-type="string" calcext:value-type="string">
            <text:p>bTreeSzRUN</text:p>
          </table:table-cell>
          <table:table-cell office:value-type="string" calcext:value-type="string">
            <text:p>bTreeDpRUN</text:p>
          </table:table-cell>
          <table:table-cell office:value-type="string" calcext:value-type="string">
            <text:p>wTreeSzRUN</text:p>
          </table:table-cell>
          <table:table-cell office:value-type="string" calcext:value-type="string">
            <text:p>wTreeDpRUN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96132" calcext:value-type="float">
            <text:p>0.96132</text:p>
          </table:table-cell>
          <table:table-cell office:value-type="float" office:value="0.99833" calcext:value-type="float">
            <text:p>0.99833</text:p>
          </table:table-cell>
          <table:table-cell office:value-type="float" office:value="0" calcext:value-type="float">
            <text:p>0</text:p>
          </table:table-cell>
          <table:table-cell office:value-type="float" office:value="17.3371" calcext:value-type="float">
            <text:p>17.3371</text:p>
          </table:table-cell>
          <table:table-cell office:value-type="float" office:value="3.3548" calcext:value-type="float">
            <text:p>3.3548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0.96132" calcext:value-type="float">
            <text:p>0.96132</text:p>
          </table:table-cell>
          <table:table-cell office:value-type="float" office:value="0.99833" calcext:value-type="float">
            <text:p>0.99833</text:p>
          </table:table-cell>
          <table:table-cell office:value-type="float" office:value="0" calcext:value-type="float">
            <text:p>0</text:p>
          </table:table-cell>
          <table:table-cell office:value-type="float" office:value="17.3371" calcext:value-type="float">
            <text:p>17.3371</text:p>
          </table:table-cell>
          <table:table-cell office:value-type="float" office:value="3.3548" calcext:value-type="float">
            <text:p>3.3548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9037" calcext:value-type="float">
            <text:p>0.99037</text:p>
          </table:table-cell>
          <table:table-cell office:value-type="float" office:value="0.99835" calcext:value-type="float">
            <text:p>0.99835</text:p>
          </table:table-cell>
          <table:table-cell office:value-type="float" office:value="0" calcext:value-type="float">
            <text:p>0</text:p>
          </table:table-cell>
          <table:table-cell office:value-type="float" office:value="15.7254" calcext:value-type="float">
            <text:p>15.7254</text:p>
          </table:table-cell>
          <table:table-cell office:value-type="float" office:value="3.4632" calcext:value-type="float">
            <text:p>3.463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.97584" calcext:value-type="float">
            <text:p>0.97584</text:p>
          </table:table-cell>
          <table:table-cell office:value-type="float" office:value="0.99835" calcext:value-type="float">
            <text:p>0.99835</text:p>
          </table:table-cell>
          <table:table-cell office:value-type="float" office:value="0" calcext:value-type="float">
            <text:p>0</text:p>
          </table:table-cell>
          <table:table-cell office:value-type="float" office:value="16.5312" calcext:value-type="float">
            <text:p>16.5312</text:p>
          </table:table-cell>
          <table:table-cell office:value-type="float" office:value="3.4091" calcext:value-type="float">
            <text:p>3.4091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9153" calcext:value-type="float">
            <text:p>0.99153</text:p>
          </table:table-cell>
          <table:table-cell office:value-type="float" office:value="0.99847" calcext:value-type="float">
            <text:p>0.99847</text:p>
          </table:table-cell>
          <table:table-cell office:value-type="float" office:value="0" calcext:value-type="float">
            <text:p>0</text:p>
          </table:table-cell>
          <table:table-cell office:value-type="float" office:value="14.8024" calcext:value-type="float">
            <text:p>14.8024</text:p>
          </table:table-cell>
          <table:table-cell office:value-type="float" office:value="3.4881" calcext:value-type="float">
            <text:p>3.4881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0.98106" calcext:value-type="float">
            <text:p>0.98106</text:p>
          </table:table-cell>
          <table:table-cell office:value-type="float" office:value="0.99847" calcext:value-type="float">
            <text:p>0.99847</text:p>
          </table:table-cell>
          <table:table-cell office:value-type="float" office:value="0" calcext:value-type="float">
            <text:p>0</text:p>
          </table:table-cell>
          <table:table-cell office:value-type="float" office:value="15.9549" calcext:value-type="float">
            <text:p>15.9549</text:p>
          </table:table-cell>
          <table:table-cell office:value-type="float" office:value="3.4355" calcext:value-type="float">
            <text:p>3.435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99263" calcext:value-type="float">
            <text:p>0.99263</text:p>
          </table:table-cell>
          <table:table-cell office:value-type="float" office:value="0.99852" calcext:value-type="float">
            <text:p>0.99852</text:p>
          </table:table-cell>
          <table:table-cell office:value-type="float" office:value="0.19629" calcext:value-type="float">
            <text:p>0.19629</text:p>
          </table:table-cell>
          <table:table-cell office:value-type="float" office:value="13.7262" calcext:value-type="float">
            <text:p>13.7262</text:p>
          </table:table-cell>
          <table:table-cell office:value-type="float" office:value="3.4591" calcext:value-type="float">
            <text:p>3.4591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0.98397" calcext:value-type="float">
            <text:p>0.98397</text:p>
          </table:table-cell>
          <table:table-cell office:value-type="float" office:value="0.99852" calcext:value-type="float">
            <text:p>0.99852</text:p>
          </table:table-cell>
          <table:table-cell office:value-type="float" office:value="0" calcext:value-type="float">
            <text:p>0</text:p>
          </table:table-cell>
          <table:table-cell office:value-type="float" office:value="15.3977" calcext:value-type="float">
            <text:p>15.3977</text:p>
          </table:table-cell>
          <table:table-cell office:value-type="float" office:value="3.4414" calcext:value-type="float">
            <text:p>3.4414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99399" calcext:value-type="float">
            <text:p>0.99399</text:p>
          </table:table-cell>
          <table:table-cell office:value-type="float" office:value="0.99856" calcext:value-type="float">
            <text:p>0.99856</text:p>
          </table:table-cell>
          <table:table-cell office:value-type="float" office:value="0" calcext:value-type="float">
            <text:p>0</text:p>
          </table:table-cell>
          <table:table-cell office:value-type="float" office:value="13.1441" calcext:value-type="float">
            <text:p>13.1441</text:p>
          </table:table-cell>
          <table:table-cell office:value-type="float" office:value="3.4421" calcext:value-type="float">
            <text:p>3.4421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0.98598" calcext:value-type="float">
            <text:p>0.98598</text:p>
          </table:table-cell>
          <table:table-cell office:value-type="float" office:value="0.99856" calcext:value-type="float">
            <text:p>0.99856</text:p>
          </table:table-cell>
          <table:table-cell office:value-type="float" office:value="0" calcext:value-type="float">
            <text:p>0</text:p>
          </table:table-cell>
          <table:table-cell office:value-type="float" office:value="14.947" calcext:value-type="float">
            <text:p>14.947</text:p>
          </table:table-cell>
          <table:table-cell office:value-type="float" office:value="3.4413" calcext:value-type="float">
            <text:p>3.4413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99424" calcext:value-type="float">
            <text:p>0.99424</text:p>
          </table:table-cell>
          <table:table-cell office:value-type="float" office:value="0.9986" calcext:value-type="float">
            <text:p>0.9986</text:p>
          </table:table-cell>
          <table:table-cell office:value-type="float" office:value="0.18723" calcext:value-type="float">
            <text:p>0.18723</text:p>
          </table:table-cell>
          <table:table-cell office:value-type="float" office:value="12.4132" calcext:value-type="float">
            <text:p>12.4132</text:p>
          </table:table-cell>
          <table:table-cell office:value-type="float" office:value="3.3895" calcext:value-type="float">
            <text:p>3.3895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0.98735" calcext:value-type="float">
            <text:p>0.98735</text:p>
          </table:table-cell>
          <table:table-cell office:value-type="float" office:value="0.9986" calcext:value-type="float">
            <text:p>0.9986</text:p>
          </table:table-cell>
          <table:table-cell office:value-type="float" office:value="0" calcext:value-type="float">
            <text:p>0</text:p>
          </table:table-cell>
          <table:table-cell office:value-type="float" office:value="14.5247" calcext:value-type="float">
            <text:p>14.5247</text:p>
          </table:table-cell>
          <table:table-cell office:value-type="float" office:value="3.4329" calcext:value-type="float">
            <text:p>3.432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9945" calcext:value-type="float">
            <text:p>0.9945</text:p>
          </table:table-cell>
          <table:table-cell office:value-type="float" office:value="0.99865" calcext:value-type="float">
            <text:p>0.99865</text:p>
          </table:table-cell>
          <table:table-cell office:value-type="float" office:value="0" calcext:value-type="float">
            <text:p>0</text:p>
          </table:table-cell>
          <table:table-cell office:value-type="float" office:value="12.1068" calcext:value-type="float">
            <text:p>12.1068</text:p>
          </table:table-cell>
          <table:table-cell office:value-type="float" office:value="3.3915" calcext:value-type="float">
            <text:p>3.3915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0.98837" calcext:value-type="float">
            <text:p>0.98837</text:p>
          </table:table-cell>
          <table:table-cell office:value-type="float" office:value="0.99865" calcext:value-type="float">
            <text:p>0.99865</text:p>
          </table:table-cell>
          <table:table-cell office:value-type="float" office:value="0" calcext:value-type="float">
            <text:p>0</text:p>
          </table:table-cell>
          <table:table-cell office:value-type="float" office:value="14.1792" calcext:value-type="float">
            <text:p>14.1792</text:p>
          </table:table-cell>
          <table:table-cell office:value-type="float" office:value="3.427" calcext:value-type="float">
            <text:p>3.427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99377" calcext:value-type="float">
            <text:p>0.99377</text:p>
          </table:table-cell>
          <table:table-cell office:value-type="float" office:value="0.99867" calcext:value-type="float">
            <text:p>0.99867</text:p>
          </table:table-cell>
          <table:table-cell office:value-type="float" office:value="0" calcext:value-type="float">
            <text:p>0</text:p>
          </table:table-cell>
          <table:table-cell office:value-type="float" office:value="11.5994" calcext:value-type="float">
            <text:p>11.5994</text:p>
          </table:table-cell>
          <table:table-cell office:value-type="float" office:value="3.3799" calcext:value-type="float">
            <text:p>3.3799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0.98904" calcext:value-type="float">
            <text:p>0.98904</text:p>
          </table:table-cell>
          <table:table-cell office:value-type="float" office:value="0.99867" calcext:value-type="float">
            <text:p>0.99867</text:p>
          </table:table-cell>
          <table:table-cell office:value-type="float" office:value="0" calcext:value-type="float">
            <text:p>0</text:p>
          </table:table-cell>
          <table:table-cell office:value-type="float" office:value="13.8568" calcext:value-type="float">
            <text:p>13.8568</text:p>
          </table:table-cell>
          <table:table-cell office:value-type="float" office:value="3.4211" calcext:value-type="float">
            <text:p>3.4211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867" calcext:value-type="float">
            <text:p>0.99867</text:p>
          </table:table-cell>
          <table:table-cell office:value-type="float" office:value="0" calcext:value-type="float">
            <text:p>0</text:p>
          </table:table-cell>
          <table:table-cell office:value-type="float" office:value="10.791" calcext:value-type="float">
            <text:p>10.791</text:p>
          </table:table-cell>
          <table:table-cell office:value-type="float" office:value="3.2625" calcext:value-type="float">
            <text:p>3.2625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0.98976" calcext:value-type="float">
            <text:p>0.98976</text:p>
          </table:table-cell>
          <table:table-cell office:value-type="float" office:value="0.99867" calcext:value-type="float">
            <text:p>0.99867</text:p>
          </table:table-cell>
          <table:table-cell office:value-type="float" office:value="0" calcext:value-type="float">
            <text:p>0</text:p>
          </table:table-cell>
          <table:table-cell office:value-type="float" office:value="13.5162" calcext:value-type="float">
            <text:p>13.5162</text:p>
          </table:table-cell>
          <table:table-cell office:value-type="float" office:value="3.4035" calcext:value-type="float">
            <text:p>3.4035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871" calcext:value-type="float">
            <text:p>0.99871</text:p>
          </table:table-cell>
          <table:table-cell office:value-type="float" office:value="0.19953" calcext:value-type="float">
            <text:p>0.19953</text:p>
          </table:table-cell>
          <table:table-cell office:value-type="float" office:value="10.5373" calcext:value-type="float">
            <text:p>10.5373</text:p>
          </table:table-cell>
          <table:table-cell office:value-type="float" office:value="3.2044" calcext:value-type="float">
            <text:p>3.2044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0.9904" calcext:value-type="float">
            <text:p>0.9904</text:p>
          </table:table-cell>
          <table:table-cell office:value-type="float" office:value="0.99871" calcext:value-type="float">
            <text:p>0.99871</text:p>
          </table:table-cell>
          <table:table-cell office:value-type="float" office:value="0" calcext:value-type="float">
            <text:p>0</text:p>
          </table:table-cell>
          <table:table-cell office:value-type="float" office:value="13.2181" calcext:value-type="float">
            <text:p>13.2181</text:p>
          </table:table-cell>
          <table:table-cell office:value-type="float" office:value="3.3835" calcext:value-type="float">
            <text:p>3.383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69698" calcext:value-type="float">
            <text:p>0.69698</text:p>
          </table:table-cell>
          <table:table-cell office:value-type="float" office:value="0.69915" calcext:value-type="float">
            <text:p>0.69915</text:p>
          </table:table-cell>
          <table:table-cell office:value-type="float" office:value="0" calcext:value-type="float">
            <text:p>0</text:p>
          </table:table-cell>
          <table:table-cell office:value-type="float" office:value="7.0586" calcext:value-type="float">
            <text:p>7.0586</text:p>
          </table:table-cell>
          <table:table-cell office:value-type="float" office:value="2.1917" calcext:value-type="float">
            <text:p>2.1917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.69358" calcext:value-type="float">
            <text:p>0.69358</text:p>
          </table:table-cell>
          <table:table-cell office:value-type="float" office:value="0.69915" calcext:value-type="float">
            <text:p>0.69915</text:p>
          </table:table-cell>
          <table:table-cell office:value-type="float" office:value="0" calcext:value-type="float">
            <text:p>0</text:p>
          </table:table-cell>
          <table:table-cell office:value-type="float" office:value="9.1705" calcext:value-type="float">
            <text:p>9.1705</text:p>
          </table:table-cell>
          <table:table-cell office:value-type="float" office:value="2.3721" calcext:value-type="float">
            <text:p>2.372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69761" calcext:value-type="float">
            <text:p>0.69761</text:p>
          </table:table-cell>
          <table:table-cell office:value-type="float" office:value="0.69915" calcext:value-type="float">
            <text:p>0.69915</text:p>
          </table:table-cell>
          <table:table-cell office:value-type="float" office:value="0.19958" calcext:value-type="float">
            <text:p>0.19958</text:p>
          </table:table-cell>
          <table:table-cell office:value-type="float" office:value="6.7377" calcext:value-type="float">
            <text:p>6.7377</text:p>
          </table:table-cell>
          <table:table-cell office:value-type="float" office:value="2.1164" calcext:value-type="float">
            <text:p>2.1164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.69392" calcext:value-type="float">
            <text:p>0.69392</text:p>
          </table:table-cell>
          <table:table-cell office:value-type="float" office:value="0.69915" calcext:value-type="float">
            <text:p>0.69915</text:p>
          </table:table-cell>
          <table:table-cell office:value-type="float" office:value="0" calcext:value-type="float">
            <text:p>0</text:p>
          </table:table-cell>
          <table:table-cell office:value-type="float" office:value="8.9677" calcext:value-type="float">
            <text:p>8.9677</text:p>
          </table:table-cell>
          <table:table-cell office:value-type="float" office:value="2.351" calcext:value-type="float">
            <text:p>2.35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69724" calcext:value-type="float">
            <text:p>0.69724</text:p>
          </table:table-cell>
          <table:table-cell office:value-type="float" office:value="0.69916" calcext:value-type="float">
            <text:p>0.69916</text:p>
          </table:table-cell>
          <table:table-cell office:value-type="float" office:value="0.29937" calcext:value-type="float">
            <text:p>0.29937</text:p>
          </table:table-cell>
          <table:table-cell office:value-type="float" office:value="6.4853" calcext:value-type="float">
            <text:p>6.4853</text:p>
          </table:table-cell>
          <table:table-cell office:value-type="float" office:value="2.0609" calcext:value-type="float">
            <text:p>2.060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0.69416" calcext:value-type="float">
            <text:p>0.69416</text:p>
          </table:table-cell>
          <table:table-cell office:value-type="float" office:value="0.69916" calcext:value-type="float">
            <text:p>0.69916</text:p>
          </table:table-cell>
          <table:table-cell office:value-type="float" office:value="0" calcext:value-type="float">
            <text:p>0</text:p>
          </table:table-cell>
          <table:table-cell office:value-type="float" office:value="8.7767" calcext:value-type="float">
            <text:p>8.7767</text:p>
          </table:table-cell>
          <table:table-cell office:value-type="float" office:value="2.3285" calcext:value-type="float">
            <text:p>2.3285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69698" calcext:value-type="float">
            <text:p>0.69698</text:p>
          </table:table-cell>
          <table:table-cell office:value-type="float" office:value="0.69916" calcext:value-type="float">
            <text:p>0.69916</text:p>
          </table:table-cell>
          <table:table-cell office:value-type="float" office:value="0.0998" calcext:value-type="float">
            <text:p>0.0998</text:p>
          </table:table-cell>
          <table:table-cell office:value-type="float" office:value="6.0878" calcext:value-type="float">
            <text:p>6.0878</text:p>
          </table:table-cell>
          <table:table-cell office:value-type="float" office:value="2.0101" calcext:value-type="float">
            <text:p>2.010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69438" calcext:value-type="float">
            <text:p>0.69438</text:p>
          </table:table-cell>
          <table:table-cell office:value-type="float" office:value="0.69916" calcext:value-type="float">
            <text:p>0.69916</text:p>
          </table:table-cell>
          <table:table-cell office:value-type="float" office:value="0" calcext:value-type="float">
            <text:p>0</text:p>
          </table:table-cell>
          <table:table-cell office:value-type="float" office:value="8.5846" calcext:value-type="float">
            <text:p>8.5846</text:p>
          </table:table-cell>
          <table:table-cell office:value-type="float" office:value="2.3058" calcext:value-type="float">
            <text:p>2.305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69757" calcext:value-type="float">
            <text:p>0.69757</text:p>
          </table:table-cell>
          <table:table-cell office:value-type="float" office:value="0.69916" calcext:value-type="float">
            <text:p>0.69916</text:p>
          </table:table-cell>
          <table:table-cell office:value-type="float" office:value="0.29925" calcext:value-type="float">
            <text:p>0.29925</text:p>
          </table:table-cell>
          <table:table-cell office:value-type="float" office:value="6.1581" calcext:value-type="float">
            <text:p>6.1581</text:p>
          </table:table-cell>
          <table:table-cell office:value-type="float" office:value="2.0282" calcext:value-type="float">
            <text:p>2.028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6946" calcext:value-type="float">
            <text:p>0.6946</text:p>
          </table:table-cell>
          <table:table-cell office:value-type="float" office:value="0.69916" calcext:value-type="float">
            <text:p>0.69916</text:p>
          </table:table-cell>
          <table:table-cell office:value-type="float" office:value="0" calcext:value-type="float">
            <text:p>0</text:p>
          </table:table-cell>
          <table:table-cell office:value-type="float" office:value="8.4229" calcext:value-type="float">
            <text:p>8.4229</text:p>
          </table:table-cell>
          <table:table-cell office:value-type="float" office:value="2.2873" calcext:value-type="float">
            <text:p>2.287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69782" calcext:value-type="float">
            <text:p>0.69782</text:p>
          </table:table-cell>
          <table:table-cell office:value-type="float" office:value="0.69916" calcext:value-type="float">
            <text:p>0.69916</text:p>
          </table:table-cell>
          <table:table-cell office:value-type="float" office:value="0.39879" calcext:value-type="float">
            <text:p>0.39879</text:p>
          </table:table-cell>
          <table:table-cell office:value-type="float" office:value="5.9456" calcext:value-type="float">
            <text:p>5.9456</text:p>
          </table:table-cell>
          <table:table-cell office:value-type="float" office:value="1.9429" calcext:value-type="float">
            <text:p>1.942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.69479" calcext:value-type="float">
            <text:p>0.69479</text:p>
          </table:table-cell>
          <table:table-cell office:value-type="float" office:value="0.69916" calcext:value-type="float">
            <text:p>0.69916</text:p>
          </table:table-cell>
          <table:table-cell office:value-type="float" office:value="0" calcext:value-type="float">
            <text:p>0</text:p>
          </table:table-cell>
          <table:table-cell office:value-type="float" office:value="8.2681" calcext:value-type="float">
            <text:p>8.2681</text:p>
          </table:table-cell>
          <table:table-cell office:value-type="float" office:value="2.2658" calcext:value-type="float">
            <text:p>2.265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69749" calcext:value-type="float">
            <text:p>0.69749</text:p>
          </table:table-cell>
          <table:table-cell office:value-type="float" office:value="0.69916" calcext:value-type="float">
            <text:p>0.69916</text:p>
          </table:table-cell>
          <table:table-cell office:value-type="float" office:value="0.19957" calcext:value-type="float">
            <text:p>0.19957</text:p>
          </table:table-cell>
          <table:table-cell office:value-type="float" office:value="5.464" calcext:value-type="float">
            <text:p>5.464</text:p>
          </table:table-cell>
          <table:table-cell office:value-type="float" office:value="1.8618" calcext:value-type="float">
            <text:p>1.861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69494" calcext:value-type="float">
            <text:p>0.69494</text:p>
          </table:table-cell>
          <table:table-cell office:value-type="float" office:value="0.69916" calcext:value-type="float">
            <text:p>0.69916</text:p>
          </table:table-cell>
          <table:table-cell office:value-type="float" office:value="0" calcext:value-type="float">
            <text:p>0</text:p>
          </table:table-cell>
          <table:table-cell office:value-type="float" office:value="8.1031" calcext:value-type="float">
            <text:p>8.1031</text:p>
          </table:table-cell>
          <table:table-cell office:value-type="float" office:value="2.2421" calcext:value-type="float">
            <text:p>2.242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69811" calcext:value-type="float">
            <text:p>0.69811</text:p>
          </table:table-cell>
          <table:table-cell office:value-type="float" office:value="0.69916" calcext:value-type="float">
            <text:p>0.69916</text:p>
          </table:table-cell>
          <table:table-cell office:value-type="float" office:value="0.29935" calcext:value-type="float">
            <text:p>0.29935</text:p>
          </table:table-cell>
          <table:table-cell office:value-type="float" office:value="5.2716" calcext:value-type="float">
            <text:p>5.2716</text:p>
          </table:table-cell>
          <table:table-cell office:value-type="float" office:value="1.8057" calcext:value-type="float">
            <text:p>1.805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69514" calcext:value-type="float">
            <text:p>0.69514</text:p>
          </table:table-cell>
          <table:table-cell office:value-type="float" office:value="0.69916" calcext:value-type="float">
            <text:p>0.69916</text:p>
          </table:table-cell>
          <table:table-cell office:value-type="float" office:value="0" calcext:value-type="float">
            <text:p>0</text:p>
          </table:table-cell>
          <table:table-cell office:value-type="float" office:value="7.9458" calcext:value-type="float">
            <text:p>7.9458</text:p>
          </table:table-cell>
          <table:table-cell office:value-type="float" office:value="2.2178" calcext:value-type="float">
            <text:p>2.217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69772" calcext:value-type="float">
            <text:p>0.69772</text:p>
          </table:table-cell>
          <table:table-cell office:value-type="float" office:value="0.69916" calcext:value-type="float">
            <text:p>0.69916</text:p>
          </table:table-cell>
          <table:table-cell office:value-type="float" office:value="0.29898" calcext:value-type="float">
            <text:p>0.29898</text:p>
          </table:table-cell>
          <table:table-cell office:value-type="float" office:value="5.136" calcext:value-type="float">
            <text:p>5.136</text:p>
          </table:table-cell>
          <table:table-cell office:value-type="float" office:value="1.7541" calcext:value-type="float">
            <text:p>1.7541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69525" calcext:value-type="float">
            <text:p>0.69525</text:p>
          </table:table-cell>
          <table:table-cell office:value-type="float" office:value="0.69916" calcext:value-type="float">
            <text:p>0.69916</text:p>
          </table:table-cell>
          <table:table-cell office:value-type="float" office:value="0" calcext:value-type="float">
            <text:p>0</text:p>
          </table:table-cell>
          <table:table-cell office:value-type="float" office:value="7.7979" calcext:value-type="float">
            <text:p>7.7979</text:p>
          </table:table-cell>
          <table:table-cell office:value-type="float" office:value="2.1934" calcext:value-type="float">
            <text:p>2.193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69786" calcext:value-type="float">
            <text:p>0.69786</text:p>
          </table:table-cell>
          <table:table-cell office:value-type="float" office:value="0.69916" calcext:value-type="float">
            <text:p>0.69916</text:p>
          </table:table-cell>
          <table:table-cell office:value-type="float" office:value="0.29939" calcext:value-type="float">
            <text:p>0.29939</text:p>
          </table:table-cell>
          <table:table-cell office:value-type="float" office:value="5.0597" calcext:value-type="float">
            <text:p>5.0597</text:p>
          </table:table-cell>
          <table:table-cell office:value-type="float" office:value="1.7255" calcext:value-type="float">
            <text:p>1.725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69539" calcext:value-type="float">
            <text:p>0.69539</text:p>
          </table:table-cell>
          <table:table-cell office:value-type="float" office:value="0.69916" calcext:value-type="float">
            <text:p>0.69916</text:p>
          </table:table-cell>
          <table:table-cell office:value-type="float" office:value="0" calcext:value-type="float">
            <text:p>0</text:p>
          </table:table-cell>
          <table:table-cell office:value-type="float" office:value="7.661" calcext:value-type="float">
            <text:p>7.661</text:p>
          </table:table-cell>
          <table:table-cell office:value-type="float" office:value="2.1701" calcext:value-type="float">
            <text:p>2.170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49863" calcext:value-type="float">
            <text:p>0.49863</text:p>
          </table:table-cell>
          <table:table-cell office:value-type="float" office:value="0.49942" calcext:value-type="float">
            <text:p>0.49942</text:p>
          </table:table-cell>
          <table:table-cell office:value-type="float" office:value="0.19959" calcext:value-type="float">
            <text:p>0.19959</text:p>
          </table:table-cell>
          <table:table-cell office:value-type="float" office:value="3.712" calcext:value-type="float">
            <text:p>3.712</text:p>
          </table:table-cell>
          <table:table-cell office:value-type="float" office:value="1.2582" calcext:value-type="float">
            <text:p>1.258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49694" calcext:value-type="float">
            <text:p>0.49694</text:p>
          </table:table-cell>
          <table:table-cell office:value-type="float" office:value="0.49942" calcext:value-type="float">
            <text:p>0.49942</text:p>
          </table:table-cell>
          <table:table-cell office:value-type="float" office:value="0" calcext:value-type="float">
            <text:p>0</text:p>
          </table:table-cell>
          <table:table-cell office:value-type="float" office:value="5.3833" calcext:value-type="float">
            <text:p>5.3833</text:p>
          </table:table-cell>
          <table:table-cell office:value-type="float" office:value="1.5343" calcext:value-type="float">
            <text:p>1.534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49875" calcext:value-type="float">
            <text:p>0.49875</text:p>
          </table:table-cell>
          <table:table-cell office:value-type="float" office:value="0.49942" calcext:value-type="float">
            <text:p>0.49942</text:p>
          </table:table-cell>
          <table:table-cell office:value-type="float" office:value="0.39918" calcext:value-type="float">
            <text:p>0.39918</text:p>
          </table:table-cell>
          <table:table-cell office:value-type="float" office:value="3.6698" calcext:value-type="float">
            <text:p>3.6698</text:p>
          </table:table-cell>
          <table:table-cell office:value-type="float" office:value="1.2377" calcext:value-type="float">
            <text:p>1.2377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9702" calcext:value-type="float">
            <text:p>0.49702</text:p>
          </table:table-cell>
          <table:table-cell office:value-type="float" office:value="0.49942" calcext:value-type="float">
            <text:p>0.49942</text:p>
          </table:table-cell>
          <table:table-cell office:value-type="float" office:value="0" calcext:value-type="float">
            <text:p>0</text:p>
          </table:table-cell>
          <table:table-cell office:value-type="float" office:value="5.3055" calcext:value-type="float">
            <text:p>5.3055</text:p>
          </table:table-cell>
          <table:table-cell office:value-type="float" office:value="1.5208" calcext:value-type="float">
            <text:p>1.520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49862" calcext:value-type="float">
            <text:p>0.49862</text:p>
          </table:table-cell>
          <table:table-cell office:value-type="float" office:value="0.49942" calcext:value-type="float">
            <text:p>0.49942</text:p>
          </table:table-cell>
          <table:table-cell office:value-type="float" office:value="0.29919" calcext:value-type="float">
            <text:p>0.29919</text:p>
          </table:table-cell>
          <table:table-cell office:value-type="float" office:value="3.5847" calcext:value-type="float">
            <text:p>3.5847</text:p>
          </table:table-cell>
          <table:table-cell office:value-type="float" office:value="1.2059" calcext:value-type="float">
            <text:p>1.205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49709" calcext:value-type="float">
            <text:p>0.49709</text:p>
          </table:table-cell>
          <table:table-cell office:value-type="float" office:value="0.49942" calcext:value-type="float">
            <text:p>0.49942</text:p>
          </table:table-cell>
          <table:table-cell office:value-type="float" office:value="0" calcext:value-type="float">
            <text:p>0</text:p>
          </table:table-cell>
          <table:table-cell office:value-type="float" office:value="5.2305" calcext:value-type="float">
            <text:p>5.2305</text:p>
          </table:table-cell>
          <table:table-cell office:value-type="float" office:value="1.5071" calcext:value-type="float">
            <text:p>1.5071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49875" calcext:value-type="float">
            <text:p>0.49875</text:p>
          </table:table-cell>
          <table:table-cell office:value-type="float" office:value="0.49942" calcext:value-type="float">
            <text:p>0.49942</text:p>
          </table:table-cell>
          <table:table-cell office:value-type="float" office:value="0.29936" calcext:value-type="float">
            <text:p>0.29936</text:p>
          </table:table-cell>
          <table:table-cell office:value-type="float" office:value="3.4651" calcext:value-type="float">
            <text:p>3.4651</text:p>
          </table:table-cell>
          <table:table-cell office:value-type="float" office:value="1.1738" calcext:value-type="float">
            <text:p>1.173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9715" calcext:value-type="float">
            <text:p>0.49715</text:p>
          </table:table-cell>
          <table:table-cell office:value-type="float" office:value="0.49942" calcext:value-type="float">
            <text:p>0.49942</text:p>
          </table:table-cell>
          <table:table-cell office:value-type="float" office:value="0" calcext:value-type="float">
            <text:p>0</text:p>
          </table:table-cell>
          <table:table-cell office:value-type="float" office:value="5.157" calcext:value-type="float">
            <text:p>5.157</text:p>
          </table:table-cell>
          <table:table-cell office:value-type="float" office:value="1.4932" calcext:value-type="float">
            <text:p>1.493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49851" calcext:value-type="float">
            <text:p>0.49851</text:p>
          </table:table-cell>
          <table:table-cell office:value-type="float" office:value="0.49942" calcext:value-type="float">
            <text:p>0.49942</text:p>
          </table:table-cell>
          <table:table-cell office:value-type="float" office:value="0.19959" calcext:value-type="float">
            <text:p>0.19959</text:p>
          </table:table-cell>
          <table:table-cell office:value-type="float" office:value="3.3588" calcext:value-type="float">
            <text:p>3.3588</text:p>
          </table:table-cell>
          <table:table-cell office:value-type="float" office:value="1.1607" calcext:value-type="float">
            <text:p>1.1607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49721" calcext:value-type="float">
            <text:p>0.49721</text:p>
          </table:table-cell>
          <table:table-cell office:value-type="float" office:value="0.49942" calcext:value-type="float">
            <text:p>0.49942</text:p>
          </table:table-cell>
          <table:table-cell office:value-type="float" office:value="0" calcext:value-type="float">
            <text:p>0</text:p>
          </table:table-cell>
          <table:table-cell office:value-type="float" office:value="5.0852" calcext:value-type="float">
            <text:p>5.0852</text:p>
          </table:table-cell>
          <table:table-cell office:value-type="float" office:value="1.48" calcext:value-type="float">
            <text:p>1.4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49888" calcext:value-type="float">
            <text:p>0.49888</text:p>
          </table:table-cell>
          <table:table-cell office:value-type="float" office:value="0.49942" calcext:value-type="float">
            <text:p>0.49942</text:p>
          </table:table-cell>
          <table:table-cell office:value-type="float" office:value="0.39883" calcext:value-type="float">
            <text:p>0.39883</text:p>
          </table:table-cell>
          <table:table-cell office:value-type="float" office:value="3.2234" calcext:value-type="float">
            <text:p>3.2234</text:p>
          </table:table-cell>
          <table:table-cell office:value-type="float" office:value="1.1172" calcext:value-type="float">
            <text:p>1.117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49728" calcext:value-type="float">
            <text:p>0.49728</text:p>
          </table:table-cell>
          <table:table-cell office:value-type="float" office:value="0.49942" calcext:value-type="float">
            <text:p>0.49942</text:p>
          </table:table-cell>
          <table:table-cell office:value-type="float" office:value="0" calcext:value-type="float">
            <text:p>0</text:p>
          </table:table-cell>
          <table:table-cell office:value-type="float" office:value="5.0136" calcext:value-type="float">
            <text:p>5.0136</text:p>
          </table:table-cell>
          <table:table-cell office:value-type="float" office:value="1.4659" calcext:value-type="float">
            <text:p>1.465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49863" calcext:value-type="float">
            <text:p>0.49863</text:p>
          </table:table-cell>
          <table:table-cell office:value-type="float" office:value="0.49942" calcext:value-type="float">
            <text:p>0.49942</text:p>
          </table:table-cell>
          <table:table-cell office:value-type="float" office:value="0.2992" calcext:value-type="float">
            <text:p>0.2992</text:p>
          </table:table-cell>
          <table:table-cell office:value-type="float" office:value="3.2399" calcext:value-type="float">
            <text:p>3.2399</text:p>
          </table:table-cell>
          <table:table-cell office:value-type="float" office:value="1.1218" calcext:value-type="float">
            <text:p>1.121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49733" calcext:value-type="float">
            <text:p>0.49733</text:p>
          </table:table-cell>
          <table:table-cell office:value-type="float" office:value="0.49942" calcext:value-type="float">
            <text:p>0.49942</text:p>
          </table:table-cell>
          <table:table-cell office:value-type="float" office:value="0" calcext:value-type="float">
            <text:p>0</text:p>
          </table:table-cell>
          <table:table-cell office:value-type="float" office:value="4.9478" calcext:value-type="float">
            <text:p>4.9478</text:p>
          </table:table-cell>
          <table:table-cell office:value-type="float" office:value="1.4532" calcext:value-type="float">
            <text:p>1.453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4985" calcext:value-type="float">
            <text:p>0.4985</text:p>
          </table:table-cell>
          <table:table-cell office:value-type="float" office:value="0.49942" calcext:value-type="float">
            <text:p>0.49942</text:p>
          </table:table-cell>
          <table:table-cell office:value-type="float" office:value="0.19919" calcext:value-type="float">
            <text:p>0.19919</text:p>
          </table:table-cell>
          <table:table-cell office:value-type="float" office:value="3.2171" calcext:value-type="float">
            <text:p>3.2171</text:p>
          </table:table-cell>
          <table:table-cell office:value-type="float" office:value="1.1217" calcext:value-type="float">
            <text:p>1.1217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49736" calcext:value-type="float">
            <text:p>0.49736</text:p>
          </table:table-cell>
          <table:table-cell office:value-type="float" office:value="0.49942" calcext:value-type="float">
            <text:p>0.49942</text:p>
          </table:table-cell>
          <table:table-cell office:value-type="float" office:value="0" calcext:value-type="float">
            <text:p>0</text:p>
          </table:table-cell>
          <table:table-cell office:value-type="float" office:value="4.8861" calcext:value-type="float">
            <text:p>4.8861</text:p>
          </table:table-cell>
          <table:table-cell office:value-type="float" office:value="1.4413" calcext:value-type="float">
            <text:p>1.441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4985" calcext:value-type="float">
            <text:p>0.4985</text:p>
          </table:table-cell>
          <table:table-cell office:value-type="float" office:value="0.49942" calcext:value-type="float">
            <text:p>0.49942</text:p>
          </table:table-cell>
          <table:table-cell office:value-type="float" office:value="0.19874" calcext:value-type="float">
            <text:p>0.19874</text:p>
          </table:table-cell>
          <table:table-cell office:value-type="float" office:value="3.1787" calcext:value-type="float">
            <text:p>3.1787</text:p>
          </table:table-cell>
          <table:table-cell office:value-type="float" office:value="1.1135" calcext:value-type="float">
            <text:p>1.1135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49742" calcext:value-type="float">
            <text:p>0.49742</text:p>
          </table:table-cell>
          <table:table-cell office:value-type="float" office:value="0.49942" calcext:value-type="float">
            <text:p>0.49942</text:p>
          </table:table-cell>
          <table:table-cell office:value-type="float" office:value="0" calcext:value-type="float">
            <text:p>0</text:p>
          </table:table-cell>
          <table:table-cell office:value-type="float" office:value="4.8272" calcext:value-type="float">
            <text:p>4.8272</text:p>
          </table:table-cell>
          <table:table-cell office:value-type="float" office:value="1.4301" calcext:value-type="float">
            <text:p>1.4301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49863" calcext:value-type="float">
            <text:p>0.49863</text:p>
          </table:table-cell>
          <table:table-cell office:value-type="float" office:value="0.49942" calcext:value-type="float">
            <text:p>0.49942</text:p>
          </table:table-cell>
          <table:table-cell office:value-type="float" office:value="0.39826" calcext:value-type="float">
            <text:p>0.39826</text:p>
          </table:table-cell>
          <table:table-cell office:value-type="float" office:value="3.189" calcext:value-type="float">
            <text:p>3.189</text:p>
          </table:table-cell>
          <table:table-cell office:value-type="float" office:value="1.1075" calcext:value-type="float">
            <text:p>1.1075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49746" calcext:value-type="float">
            <text:p>0.49746</text:p>
          </table:table-cell>
          <table:table-cell office:value-type="float" office:value="0.49942" calcext:value-type="float">
            <text:p>0.49942</text:p>
          </table:table-cell>
          <table:table-cell office:value-type="float" office:value="0" calcext:value-type="float">
            <text:p>0</text:p>
          </table:table-cell>
          <table:table-cell office:value-type="float" office:value="4.7726" calcext:value-type="float">
            <text:p>4.7726</text:p>
          </table:table-cell>
          <table:table-cell office:value-type="float" office:value="1.4193" calcext:value-type="float">
            <text:p>1.419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29915" calcext:value-type="float">
            <text:p>0.29915</text:p>
          </table:table-cell>
          <table:table-cell office:value-type="float" office:value="0.29967" calcext:value-type="float">
            <text:p>0.29967</text:p>
          </table:table-cell>
          <table:table-cell office:value-type="float" office:value="0.1995" calcext:value-type="float">
            <text:p>0.1995</text:p>
          </table:table-cell>
          <table:table-cell office:value-type="float" office:value="2.106" calcext:value-type="float">
            <text:p>2.106</text:p>
          </table:table-cell>
          <table:table-cell office:value-type="float" office:value="0.7169" calcext:value-type="float">
            <text:p>0.716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9853" calcext:value-type="float">
            <text:p>0.29853</text:p>
          </table:table-cell>
          <table:table-cell office:value-type="float" office:value="0.29967" calcext:value-type="float">
            <text:p>0.29967</text:p>
          </table:table-cell>
          <table:table-cell office:value-type="float" office:value="0" calcext:value-type="float">
            <text:p>0</text:p>
          </table:table-cell>
          <table:table-cell office:value-type="float" office:value="3.0572" calcext:value-type="float">
            <text:p>3.0572</text:p>
          </table:table-cell>
          <table:table-cell office:value-type="float" office:value="0.8852" calcext:value-type="float">
            <text:p>0.885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29916" calcext:value-type="float">
            <text:p>0.29916</text:p>
          </table:table-cell>
          <table:table-cell office:value-type="float" office:value="0.29967" calcext:value-type="float">
            <text:p>0.29967</text:p>
          </table:table-cell>
          <table:table-cell office:value-type="float" office:value="0.09971" calcext:value-type="float">
            <text:p>0.09971</text:p>
          </table:table-cell>
          <table:table-cell office:value-type="float" office:value="2.1231" calcext:value-type="float">
            <text:p>2.1231</text:p>
          </table:table-cell>
          <table:table-cell office:value-type="float" office:value="0.7143" calcext:value-type="float">
            <text:p>0.714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29855" calcext:value-type="float">
            <text:p>0.29855</text:p>
          </table:table-cell>
          <table:table-cell office:value-type="float" office:value="0.29967" calcext:value-type="float">
            <text:p>0.29967</text:p>
          </table:table-cell>
          <table:table-cell office:value-type="float" office:value="0" calcext:value-type="float">
            <text:p>0</text:p>
          </table:table-cell>
          <table:table-cell office:value-type="float" office:value="3.028" calcext:value-type="float">
            <text:p>3.028</text:p>
          </table:table-cell>
          <table:table-cell office:value-type="float" office:value="0.8799" calcext:value-type="float">
            <text:p>0.87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29928" calcext:value-type="float">
            <text:p>0.29928</text:p>
          </table:table-cell>
          <table:table-cell office:value-type="float" office:value="0.29967" calcext:value-type="float">
            <text:p>0.29967</text:p>
          </table:table-cell>
          <table:table-cell office:value-type="float" office:value="0.19954" calcext:value-type="float">
            <text:p>0.19954</text:p>
          </table:table-cell>
          <table:table-cell office:value-type="float" office:value="1.9397" calcext:value-type="float">
            <text:p>1.9397</text:p>
          </table:table-cell>
          <table:table-cell office:value-type="float" office:value="0.6854" calcext:value-type="float">
            <text:p>0.685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29857" calcext:value-type="float">
            <text:p>0.29857</text:p>
          </table:table-cell>
          <table:table-cell office:value-type="float" office:value="0.29967" calcext:value-type="float">
            <text:p>0.29967</text:p>
          </table:table-cell>
          <table:table-cell office:value-type="float" office:value="0" calcext:value-type="float">
            <text:p>0</text:p>
          </table:table-cell>
          <table:table-cell office:value-type="float" office:value="2.995" calcext:value-type="float">
            <text:p>2.995</text:p>
          </table:table-cell>
          <table:table-cell office:value-type="float" office:value="0.874" calcext:value-type="float">
            <text:p>0.87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0.2994" calcext:value-type="float">
            <text:p>0.2994</text:p>
          </table:table-cell>
          <table:table-cell office:value-type="float" office:value="0.29967" calcext:value-type="float">
            <text:p>0.29967</text:p>
          </table:table-cell>
          <table:table-cell office:value-type="float" office:value="0.29934" calcext:value-type="float">
            <text:p>0.29934</text:p>
          </table:table-cell>
          <table:table-cell office:value-type="float" office:value="1.8869" calcext:value-type="float">
            <text:p>1.8869</text:p>
          </table:table-cell>
          <table:table-cell office:value-type="float" office:value="0.6638" calcext:value-type="float">
            <text:p>0.663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986" calcext:value-type="float">
            <text:p>0.2986</text:p>
          </table:table-cell>
          <table:table-cell office:value-type="float" office:value="0.29967" calcext:value-type="float">
            <text:p>0.29967</text:p>
          </table:table-cell>
          <table:table-cell office:value-type="float" office:value="0" calcext:value-type="float">
            <text:p>0</text:p>
          </table:table-cell>
          <table:table-cell office:value-type="float" office:value="2.9625" calcext:value-type="float">
            <text:p>2.9625</text:p>
          </table:table-cell>
          <table:table-cell office:value-type="float" office:value="0.8678" calcext:value-type="float">
            <text:p>0.867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0.29915" calcext:value-type="float">
            <text:p>0.29915</text:p>
          </table:table-cell>
          <table:table-cell office:value-type="float" office:value="0.29967" calcext:value-type="float">
            <text:p>0.29967</text:p>
          </table:table-cell>
          <table:table-cell office:value-type="float" office:value="0.19958" calcext:value-type="float">
            <text:p>0.19958</text:p>
          </table:table-cell>
          <table:table-cell office:value-type="float" office:value="1.864" calcext:value-type="float">
            <text:p>1.864</text:p>
          </table:table-cell>
          <table:table-cell office:value-type="float" office:value="0.6619" calcext:value-type="float">
            <text:p>0.661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9862" calcext:value-type="float">
            <text:p>0.29862</text:p>
          </table:table-cell>
          <table:table-cell office:value-type="float" office:value="0.29967" calcext:value-type="float">
            <text:p>0.29967</text:p>
          </table:table-cell>
          <table:table-cell office:value-type="float" office:value="0" calcext:value-type="float">
            <text:p>0</text:p>
          </table:table-cell>
          <table:table-cell office:value-type="float" office:value="2.931" calcext:value-type="float">
            <text:p>2.931</text:p>
          </table:table-cell>
          <table:table-cell office:value-type="float" office:value="0.862" calcext:value-type="float">
            <text:p>0.86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0.29927" calcext:value-type="float">
            <text:p>0.29927</text:p>
          </table:table-cell>
          <table:table-cell office:value-type="float" office:value="0.29967" calcext:value-type="float">
            <text:p>0.29967</text:p>
          </table:table-cell>
          <table:table-cell office:value-type="float" office:value="0.19957" calcext:value-type="float">
            <text:p>0.19957</text:p>
          </table:table-cell>
          <table:table-cell office:value-type="float" office:value="1.8364" calcext:value-type="float">
            <text:p>1.8364</text:p>
          </table:table-cell>
          <table:table-cell office:value-type="float" office:value="0.6593" calcext:value-type="float">
            <text:p>0.659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9863" calcext:value-type="float">
            <text:p>0.29863</text:p>
          </table:table-cell>
          <table:table-cell office:value-type="float" office:value="0.29967" calcext:value-type="float">
            <text:p>0.29967</text:p>
          </table:table-cell>
          <table:table-cell office:value-type="float" office:value="0" calcext:value-type="float">
            <text:p>0</text:p>
          </table:table-cell>
          <table:table-cell office:value-type="float" office:value="2.9007" calcext:value-type="float">
            <text:p>2.9007</text:p>
          </table:table-cell>
          <table:table-cell office:value-type="float" office:value="0.8564" calcext:value-type="float">
            <text:p>0.856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.29928" calcext:value-type="float">
            <text:p>0.29928</text:p>
          </table:table-cell>
          <table:table-cell office:value-type="float" office:value="0.29967" calcext:value-type="float">
            <text:p>0.29967</text:p>
          </table:table-cell>
          <table:table-cell office:value-type="float" office:value="0.1995" calcext:value-type="float">
            <text:p>0.1995</text:p>
          </table:table-cell>
          <table:table-cell office:value-type="float" office:value="1.7804" calcext:value-type="float">
            <text:p>1.7804</text:p>
          </table:table-cell>
          <table:table-cell office:value-type="float" office:value="0.6406" calcext:value-type="float">
            <text:p>0.640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29866" calcext:value-type="float">
            <text:p>0.29866</text:p>
          </table:table-cell>
          <table:table-cell office:value-type="float" office:value="0.29967" calcext:value-type="float">
            <text:p>0.29967</text:p>
          </table:table-cell>
          <table:table-cell office:value-type="float" office:value="0" calcext:value-type="float">
            <text:p>0</text:p>
          </table:table-cell>
          <table:table-cell office:value-type="float" office:value="2.8704" calcext:value-type="float">
            <text:p>2.8704</text:p>
          </table:table-cell>
          <table:table-cell office:value-type="float" office:value="0.8505" calcext:value-type="float">
            <text:p>0.850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0.29903" calcext:value-type="float">
            <text:p>0.29903</text:p>
          </table:table-cell>
          <table:table-cell office:value-type="float" office:value="0.29967" calcext:value-type="float">
            <text:p>0.29967</text:p>
          </table:table-cell>
          <table:table-cell office:value-type="float" office:value="0.09977" calcext:value-type="float">
            <text:p>0.09977</text:p>
          </table:table-cell>
          <table:table-cell office:value-type="float" office:value="1.7966" calcext:value-type="float">
            <text:p>1.7966</text:p>
          </table:table-cell>
          <table:table-cell office:value-type="float" office:value="0.6391" calcext:value-type="float">
            <text:p>0.639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9866" calcext:value-type="float">
            <text:p>0.29866</text:p>
          </table:table-cell>
          <table:table-cell office:value-type="float" office:value="0.29967" calcext:value-type="float">
            <text:p>0.29967</text:p>
          </table:table-cell>
          <table:table-cell office:value-type="float" office:value="0" calcext:value-type="float">
            <text:p>0</text:p>
          </table:table-cell>
          <table:table-cell office:value-type="float" office:value="2.8422" calcext:value-type="float">
            <text:p>2.8422</text:p>
          </table:table-cell>
          <table:table-cell office:value-type="float" office:value="0.8449" calcext:value-type="float">
            <text:p>0.844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0.29916" calcext:value-type="float">
            <text:p>0.29916</text:p>
          </table:table-cell>
          <table:table-cell office:value-type="float" office:value="0.29967" calcext:value-type="float">
            <text:p>0.29967</text:p>
          </table:table-cell>
          <table:table-cell office:value-type="float" office:value="0.09974" calcext:value-type="float">
            <text:p>0.09974</text:p>
          </table:table-cell>
          <table:table-cell office:value-type="float" office:value="1.7651" calcext:value-type="float">
            <text:p>1.7651</text:p>
          </table:table-cell>
          <table:table-cell office:value-type="float" office:value="0.6289" calcext:value-type="float">
            <text:p>0.628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9867" calcext:value-type="float">
            <text:p>0.29867</text:p>
          </table:table-cell>
          <table:table-cell office:value-type="float" office:value="0.29967" calcext:value-type="float">
            <text:p>0.29967</text:p>
          </table:table-cell>
          <table:table-cell office:value-type="float" office:value="0" calcext:value-type="float">
            <text:p>0</text:p>
          </table:table-cell>
          <table:table-cell office:value-type="float" office:value="2.8146" calcext:value-type="float">
            <text:p>2.8146</text:p>
          </table:table-cell>
          <table:table-cell office:value-type="float" office:value="0.8395" calcext:value-type="float">
            <text:p>0.839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.29928" calcext:value-type="float">
            <text:p>0.29928</text:p>
          </table:table-cell>
          <table:table-cell office:value-type="float" office:value="0.29967" calcext:value-type="float">
            <text:p>0.29967</text:p>
          </table:table-cell>
          <table:table-cell office:value-type="float" office:value="0.19954" calcext:value-type="float">
            <text:p>0.19954</text:p>
          </table:table-cell>
          <table:table-cell office:value-type="float" office:value="1.7942" calcext:value-type="float">
            <text:p>1.7942</text:p>
          </table:table-cell>
          <table:table-cell office:value-type="float" office:value="0.6125" calcext:value-type="float">
            <text:p>0.612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9869" calcext:value-type="float">
            <text:p>0.29869</text:p>
          </table:table-cell>
          <table:table-cell office:value-type="float" office:value="0.29967" calcext:value-type="float">
            <text:p>0.29967</text:p>
          </table:table-cell>
          <table:table-cell office:value-type="float" office:value="0" calcext:value-type="float">
            <text:p>0</text:p>
          </table:table-cell>
          <table:table-cell office:value-type="float" office:value="2.789" calcext:value-type="float">
            <text:p>2.789</text:p>
          </table:table-cell>
          <table:table-cell office:value-type="float" office:value="0.8337" calcext:value-type="float">
            <text:p>0.833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1996" calcext:value-type="float">
            <text:p>0.1996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.19933" calcext:value-type="float">
            <text:p>0.19933</text:p>
          </table:table-cell>
          <table:table-cell office:value-type="float" office:value="1.2553" calcext:value-type="float">
            <text:p>1.2553</text:p>
          </table:table-cell>
          <table:table-cell office:value-type="float" office:value="0.3913" calcext:value-type="float">
            <text:p>0.39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9916" calcext:value-type="float">
            <text:p>0.19916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" calcext:value-type="float">
            <text:p>0</text:p>
          </table:table-cell>
          <table:table-cell office:value-type="float" office:value="1.8907" calcext:value-type="float">
            <text:p>1.8907</text:p>
          </table:table-cell>
          <table:table-cell office:value-type="float" office:value="0.548" calcext:value-type="float">
            <text:p>0.54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0.1996" calcext:value-type="float">
            <text:p>0.1996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.19933" calcext:value-type="float">
            <text:p>0.19933</text:p>
          </table:table-cell>
          <table:table-cell office:value-type="float" office:value="1.2282" calcext:value-type="float">
            <text:p>1.2282</text:p>
          </table:table-cell>
          <table:table-cell office:value-type="float" office:value="0.3974" calcext:value-type="float">
            <text:p>0.397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9916" calcext:value-type="float">
            <text:p>0.19916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" calcext:value-type="float">
            <text:p>0</text:p>
          </table:table-cell>
          <table:table-cell office:value-type="float" office:value="1.8749" calcext:value-type="float">
            <text:p>1.8749</text:p>
          </table:table-cell>
          <table:table-cell office:value-type="float" office:value="0.5444" calcext:value-type="float">
            <text:p>0.544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.1996" calcext:value-type="float">
            <text:p>0.1996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.19955" calcext:value-type="float">
            <text:p>0.19955</text:p>
          </table:table-cell>
          <table:table-cell office:value-type="float" office:value="1.2271" calcext:value-type="float">
            <text:p>1.2271</text:p>
          </table:table-cell>
          <table:table-cell office:value-type="float" office:value="0.3991" calcext:value-type="float">
            <text:p>0.399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918" calcext:value-type="float">
            <text:p>0.19918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" calcext:value-type="float">
            <text:p>0</text:p>
          </table:table-cell>
          <table:table-cell office:value-type="float" office:value="1.8599" calcext:value-type="float">
            <text:p>1.8599</text:p>
          </table:table-cell>
          <table:table-cell office:value-type="float" office:value="0.5411" calcext:value-type="float">
            <text:p>0.54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0.19936" calcext:value-type="float">
            <text:p>0.19936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" calcext:value-type="float">
            <text:p>0</text:p>
          </table:table-cell>
          <table:table-cell office:value-type="float" office:value="1.2106" calcext:value-type="float">
            <text:p>1.2106</text:p>
          </table:table-cell>
          <table:table-cell office:value-type="float" office:value="0.4014" calcext:value-type="float">
            <text:p>0.40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9918" calcext:value-type="float">
            <text:p>0.19918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" calcext:value-type="float">
            <text:p>0</text:p>
          </table:table-cell>
          <table:table-cell office:value-type="float" office:value="1.8451" calcext:value-type="float">
            <text:p>1.8451</text:p>
          </table:table-cell>
          <table:table-cell office:value-type="float" office:value="0.5379" calcext:value-type="float">
            <text:p>0.537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0.19948" calcext:value-type="float">
            <text:p>0.19948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.0998" calcext:value-type="float">
            <text:p>0.0998</text:p>
          </table:table-cell>
          <table:table-cell office:value-type="float" office:value="1.2297" calcext:value-type="float">
            <text:p>1.2297</text:p>
          </table:table-cell>
          <table:table-cell office:value-type="float" office:value="0.4114" calcext:value-type="float">
            <text:p>0.41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9918" calcext:value-type="float">
            <text:p>0.19918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" calcext:value-type="float">
            <text:p>0</text:p>
          </table:table-cell>
          <table:table-cell office:value-type="float" office:value="1.8314" calcext:value-type="float">
            <text:p>1.8314</text:p>
          </table:table-cell>
          <table:table-cell office:value-type="float" office:value="0.5351" calcext:value-type="float">
            <text:p>0.535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.19948" calcext:value-type="float">
            <text:p>0.19948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.0998" calcext:value-type="float">
            <text:p>0.0998</text:p>
          </table:table-cell>
          <table:table-cell office:value-type="float" office:value="1.2639" calcext:value-type="float">
            <text:p>1.2639</text:p>
          </table:table-cell>
          <table:table-cell office:value-type="float" office:value="0.4357" calcext:value-type="float">
            <text:p>0.435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9919" calcext:value-type="float">
            <text:p>0.19919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" calcext:value-type="float">
            <text:p>0</text:p>
          </table:table-cell>
          <table:table-cell office:value-type="float" office:value="1.8191" calcext:value-type="float">
            <text:p>1.8191</text:p>
          </table:table-cell>
          <table:table-cell office:value-type="float" office:value="0.5329" calcext:value-type="float">
            <text:p>0.532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0.19948" calcext:value-type="float">
            <text:p>0.19948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.09978" calcext:value-type="float">
            <text:p>0.09978</text:p>
          </table:table-cell>
          <table:table-cell office:value-type="float" office:value="1.1658" calcext:value-type="float">
            <text:p>1.1658</text:p>
          </table:table-cell>
          <table:table-cell office:value-type="float" office:value="0.4075" calcext:value-type="float">
            <text:p>0.407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992" calcext:value-type="float">
            <text:p>0.1992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" calcext:value-type="float">
            <text:p>0</text:p>
          </table:table-cell>
          <table:table-cell office:value-type="float" office:value="1.8052" calcext:value-type="float">
            <text:p>1.8052</text:p>
          </table:table-cell>
          <table:table-cell office:value-type="float" office:value="0.5302" calcext:value-type="float">
            <text:p>0.530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0.19947" calcext:value-type="float">
            <text:p>0.19947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.0998" calcext:value-type="float">
            <text:p>0.0998</text:p>
          </table:table-cell>
          <table:table-cell office:value-type="float" office:value="1.1986" calcext:value-type="float">
            <text:p>1.1986</text:p>
          </table:table-cell>
          <table:table-cell office:value-type="float" office:value="0.4055" calcext:value-type="float">
            <text:p>0.405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992" calcext:value-type="float">
            <text:p>0.1992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" calcext:value-type="float">
            <text:p>0</text:p>
          </table:table-cell>
          <table:table-cell office:value-type="float" office:value="1.7925" calcext:value-type="float">
            <text:p>1.7925</text:p>
          </table:table-cell>
          <table:table-cell office:value-type="float" office:value="0.5276" calcext:value-type="float">
            <text:p>0.527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19935" calcext:value-type="float">
            <text:p>0.19935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" calcext:value-type="float">
            <text:p>0</text:p>
          </table:table-cell>
          <table:table-cell office:value-type="float" office:value="1.2152" calcext:value-type="float">
            <text:p>1.2152</text:p>
          </table:table-cell>
          <table:table-cell office:value-type="float" office:value="0.4086" calcext:value-type="float">
            <text:p>0.408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992" calcext:value-type="float">
            <text:p>0.1992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" calcext:value-type="float">
            <text:p>0</text:p>
          </table:table-cell>
          <table:table-cell office:value-type="float" office:value="1.7807" calcext:value-type="float">
            <text:p>1.7807</text:p>
          </table:table-cell>
          <table:table-cell office:value-type="float" office:value="0.5253" calcext:value-type="float">
            <text:p>0.525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0.19935" calcext:value-type="float">
            <text:p>0.19935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" calcext:value-type="float">
            <text:p>0</text:p>
          </table:table-cell>
          <table:table-cell office:value-type="float" office:value="1.2858" calcext:value-type="float">
            <text:p>1.2858</text:p>
          </table:table-cell>
          <table:table-cell office:value-type="float" office:value="0.4289" calcext:value-type="float">
            <text:p>0.428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992" calcext:value-type="float">
            <text:p>0.1992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" calcext:value-type="float">
            <text:p>0</text:p>
          </table:table-cell>
          <table:table-cell office:value-type="float" office:value="1.7708" calcext:value-type="float">
            <text:p>1.7708</text:p>
          </table:table-cell>
          <table:table-cell office:value-type="float" office:value="0.5233" calcext:value-type="float">
            <text:p>0.523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0998" calcext:value-type="float">
            <text:p>0.0998</text:p>
          </table:table-cell>
          <table:table-cell office:value-type="float" office:value="0.09989" calcext:value-type="float">
            <text:p>0.09989</text:p>
          </table:table-cell>
          <table:table-cell office:value-type="float" office:value="0.09977" calcext:value-type="float">
            <text:p>0.09977</text:p>
          </table:table-cell>
          <table:table-cell office:value-type="float" office:value="0.8273" calcext:value-type="float">
            <text:p>0.8273</text:p>
          </table:table-cell>
          <table:table-cell office:value-type="float" office:value="0.2409" calcext:value-type="float">
            <text:p>0.240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96" calcext:value-type="float">
            <text:p>0.0996</text:p>
          </table:table-cell>
          <table:table-cell office:value-type="float" office:value="0.09989" calcext:value-type="float">
            <text:p>0.09989</text:p>
          </table:table-cell>
          <table:table-cell office:value-type="float" office:value="0" calcext:value-type="float">
            <text:p>0</text:p>
          </table:table-cell>
          <table:table-cell office:value-type="float" office:value="1.0792" calcext:value-type="float">
            <text:p>1.0792</text:p>
          </table:table-cell>
          <table:table-cell office:value-type="float" office:value="0.2939" calcext:value-type="float">
            <text:p>0.293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</table:table>
      <table:table table:name="aggregated_all_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number-columns-repeated="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Remaining Subpopulations</text:p>
          </table:table-cell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imer Name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PU Time (ns):</text:p>
          </table:table-cell>
          <table:table-cell office:value-type="float" office:value="96976733104" calcext:value-type="float">
            <text:p>9697673310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all Time (ms):</text:p>
          </table:table-cell>
          <table:table-cell office:value-type="float" office:value="4614" calcext:value-type="float">
            <text:p>461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PU Cycles:</text:p>
          </table:table-cell>
          <table:table-cell office:value-type="float" office:value="7.75921008099722E+016" calcext:value-type="float">
            <text:p>7.75921008099722E+01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napshot #</text:p>
          </table:table-cell>
          <table:table-cell office:value-type="string" calcext:value-type="string">
            <text:p>Snapshot Time(ms)</text:p>
          </table:table-cell>
          <table:table-cell office:value-type="string" calcext:value-type="string">
            <text:p>Value(Bytes)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4296704" calcext:value-type="float">
            <text:p>324296704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2" calcext:value-type="float">
            <text:p>282</text:p>
          </table:table-cell>
          <table:table-cell office:value-type="float" office:value="342573056" calcext:value-type="float">
            <text:p>342573056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2" calcext:value-type="float">
            <text:p>492</text:p>
          </table:table-cell>
          <table:table-cell office:value-type="float" office:value="351633408" calcext:value-type="float">
            <text:p>351633408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7" calcext:value-type="float">
            <text:p>707</text:p>
          </table:table-cell>
          <table:table-cell office:value-type="float" office:value="357445632" calcext:value-type="float">
            <text:p>357445632</text:p>
          </table:table-cell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11" calcext:value-type="float">
            <text:p>911</text:p>
          </table:table-cell>
          <table:table-cell office:value-type="float" office:value="364826624" calcext:value-type="float">
            <text:p>364826624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15" calcext:value-type="float">
            <text:p>1115</text:p>
          </table:table-cell>
          <table:table-cell office:value-type="float" office:value="371499008" calcext:value-type="float">
            <text:p>371499008</text:p>
          </table:table-cell>
          <table:table-cell table:number-columns-repeated="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05" calcext:value-type="float">
            <text:p>1305</text:p>
          </table:table-cell>
          <table:table-cell office:value-type="float" office:value="375238656" calcext:value-type="float">
            <text:p>375238656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92" calcext:value-type="float">
            <text:p>1492</text:p>
          </table:table-cell>
          <table:table-cell office:value-type="float" office:value="380653568" calcext:value-type="float">
            <text:p>380653568</text:p>
          </table:table-cell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51" calcext:value-type="float">
            <text:p>1651</text:p>
          </table:table-cell>
          <table:table-cell office:value-type="float" office:value="386457600" calcext:value-type="float">
            <text:p>386457600</text:p>
          </table:table-cell>
          <table:table-cell table:number-columns-repeated="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86" calcext:value-type="float">
            <text:p>1786</text:p>
          </table:table-cell>
          <table:table-cell office:value-type="float" office:value="389771264" calcext:value-type="float">
            <text:p>389771264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85" calcext:value-type="float">
            <text:p>1885</text:p>
          </table:table-cell>
          <table:table-cell office:value-type="float" office:value="396947456" calcext:value-type="float">
            <text:p>396947456</text:p>
          </table:table-cell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39" calcext:value-type="float">
            <text:p>2139</text:p>
          </table:table-cell>
          <table:table-cell office:value-type="float" office:value="282411008" calcext:value-type="float">
            <text:p>282411008</text:p>
          </table:table-cell>
          <table:table-cell table:number-columns-repeated="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34" calcext:value-type="float">
            <text:p>2234</text:p>
          </table:table-cell>
          <table:table-cell office:value-type="float" office:value="286924800" calcext:value-type="float">
            <text:p>286924800</text:p>
          </table:table-cell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36" calcext:value-type="float">
            <text:p>2336</text:p>
          </table:table-cell>
          <table:table-cell office:value-type="float" office:value="290795520" calcext:value-type="float">
            <text:p>290795520</text:p>
          </table:table-cell>
          <table:table-cell table:number-columns-repeated="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31" calcext:value-type="float">
            <text:p>2431</text:p>
          </table:table-cell>
          <table:table-cell office:value-type="float" office:value="296181760" calcext:value-type="float">
            <text:p>296181760</text:p>
          </table:table-cell>
          <table:table-cell table:number-columns-repeated="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33" calcext:value-type="float">
            <text:p>2533</text:p>
          </table:table-cell>
          <table:table-cell office:value-type="float" office:value="298868736" calcext:value-type="float">
            <text:p>298868736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21" calcext:value-type="float">
            <text:p>2621</text:p>
          </table:table-cell>
          <table:table-cell office:value-type="float" office:value="302186496" calcext:value-type="float">
            <text:p>302186496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14" calcext:value-type="float">
            <text:p>2714</text:p>
          </table:table-cell>
          <table:table-cell office:value-type="float" office:value="306642944" calcext:value-type="float">
            <text:p>306642944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02" calcext:value-type="float">
            <text:p>2802</text:p>
          </table:table-cell>
          <table:table-cell office:value-type="float" office:value="310992896" calcext:value-type="float">
            <text:p>310992896</text:p>
          </table:table-cell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78" calcext:value-type="float">
            <text:p>2878</text:p>
          </table:table-cell>
          <table:table-cell office:value-type="float" office:value="315256832" calcext:value-type="float">
            <text:p>315256832</text:p>
          </table:table-cell>
          <table:table-cell table:number-columns-repeated="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937" calcext:value-type="float">
            <text:p>2937</text:p>
          </table:table-cell>
          <table:table-cell office:value-type="float" office:value="318664704" calcext:value-type="float">
            <text:p>318664704</text:p>
          </table:table-cell>
          <table:table-cell table:number-columns-repeated="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153" calcext:value-type="float">
            <text:p>3153</text:p>
          </table:table-cell>
          <table:table-cell office:value-type="float" office:value="230916096" calcext:value-type="float">
            <text:p>230916096</text:p>
          </table:table-cell>
          <table:table-cell table:number-columns-repeated="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213" calcext:value-type="float">
            <text:p>3213</text:p>
          </table:table-cell>
          <table:table-cell office:value-type="float" office:value="232497152" calcext:value-type="float">
            <text:p>232497152</text:p>
          </table:table-cell>
          <table:table-cell table:number-columns-repeated="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71" calcext:value-type="float">
            <text:p>3271</text:p>
          </table:table-cell>
          <table:table-cell office:value-type="float" office:value="235782144" calcext:value-type="float">
            <text:p>235782144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328" calcext:value-type="float">
            <text:p>3328</text:p>
          </table:table-cell>
          <table:table-cell office:value-type="float" office:value="237326336" calcext:value-type="float">
            <text:p>237326336</text:p>
          </table:table-cell>
          <table:table-cell table:number-columns-repeated="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384" calcext:value-type="float">
            <text:p>3384</text:p>
          </table:table-cell>
          <table:table-cell office:value-type="float" office:value="241856512" calcext:value-type="float">
            <text:p>241856512</text:p>
          </table:table-cell>
          <table:table-cell table:number-columns-repeated="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438" calcext:value-type="float">
            <text:p>3438</text:p>
          </table:table-cell>
          <table:table-cell office:value-type="float" office:value="242987008" calcext:value-type="float">
            <text:p>242987008</text:p>
          </table:table-cell>
          <table:table-cell table:number-columns-repeated="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493" calcext:value-type="float">
            <text:p>3493</text:p>
          </table:table-cell>
          <table:table-cell office:value-type="float" office:value="243736576" calcext:value-type="float">
            <text:p>243736576</text:p>
          </table:table-cell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544" calcext:value-type="float">
            <text:p>3544</text:p>
          </table:table-cell>
          <table:table-cell office:value-type="float" office:value="245067776" calcext:value-type="float">
            <text:p>245067776</text:p>
          </table:table-cell>
          <table:table-cell table:number-columns-repeated="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592" calcext:value-type="float">
            <text:p>3592</text:p>
          </table:table-cell>
          <table:table-cell office:value-type="float" office:value="248668160" calcext:value-type="float">
            <text:p>248668160</text:p>
          </table:table-cell>
          <table:table-cell table:number-columns-repeated="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633" calcext:value-type="float">
            <text:p>3633</text:p>
          </table:table-cell>
          <table:table-cell office:value-type="float" office:value="249491456" calcext:value-type="float">
            <text:p>249491456</text:p>
          </table:table-cell>
          <table:table-cell table:number-columns-repeated="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782" calcext:value-type="float">
            <text:p>3782</text:p>
          </table:table-cell>
          <table:table-cell office:value-type="float" office:value="150306816" calcext:value-type="float">
            <text:p>150306816</text:p>
          </table:table-cell>
          <table:table-cell table:number-columns-repeated="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823" calcext:value-type="float">
            <text:p>3823</text:p>
          </table:table-cell>
          <table:table-cell office:value-type="float" office:value="153088000" calcext:value-type="float">
            <text:p>153088000</text:p>
          </table:table-cell>
          <table:table-cell table:number-columns-repeated="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861" calcext:value-type="float">
            <text:p>3861</text:p>
          </table:table-cell>
          <table:table-cell office:value-type="float" office:value="152911872" calcext:value-type="float">
            <text:p>152911872</text:p>
          </table:table-cell>
          <table:table-cell table:number-columns-repeated="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901" calcext:value-type="float">
            <text:p>3901</text:p>
          </table:table-cell>
          <table:table-cell office:value-type="float" office:value="154869760" calcext:value-type="float">
            <text:p>154869760</text:p>
          </table:table-cell>
          <table:table-cell table:number-columns-repeated="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940" calcext:value-type="float">
            <text:p>3940</text:p>
          </table:table-cell>
          <table:table-cell office:value-type="float" office:value="156626944" calcext:value-type="float">
            <text:p>156626944</text:p>
          </table:table-cell>
          <table:table-cell table:number-columns-repeated="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975" calcext:value-type="float">
            <text:p>3975</text:p>
          </table:table-cell>
          <table:table-cell office:value-type="float" office:value="156282880" calcext:value-type="float">
            <text:p>156282880</text:p>
          </table:table-cell>
          <table:table-cell table:number-columns-repeated="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012" calcext:value-type="float">
            <text:p>4012</text:p>
          </table:table-cell>
          <table:table-cell office:value-type="float" office:value="157237248" calcext:value-type="float">
            <text:p>157237248</text:p>
          </table:table-cell>
          <table:table-cell table:number-columns-repeated="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45" calcext:value-type="float">
            <text:p>4045</text:p>
          </table:table-cell>
          <table:table-cell office:value-type="float" office:value="159043584" calcext:value-type="float">
            <text:p>159043584</text:p>
          </table:table-cell>
          <table:table-cell table:number-columns-repeated="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080" calcext:value-type="float">
            <text:p>4080</text:p>
          </table:table-cell>
          <table:table-cell office:value-type="float" office:value="160210944" calcext:value-type="float">
            <text:p>160210944</text:p>
          </table:table-cell>
          <table:table-cell table:number-columns-repeated="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116" calcext:value-type="float">
            <text:p>4116</text:p>
          </table:table-cell>
          <table:table-cell office:value-type="float" office:value="161988608" calcext:value-type="float">
            <text:p>161988608</text:p>
          </table:table-cell>
          <table:table-cell table:number-columns-repeated="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210" calcext:value-type="float">
            <text:p>4210</text:p>
          </table:table-cell>
          <table:table-cell office:value-type="float" office:value="110931968" calcext:value-type="float">
            <text:p>110931968</text:p>
          </table:table-cell>
          <table:table-cell table:number-columns-repeated="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242" calcext:value-type="float">
            <text:p>4242</text:p>
          </table:table-cell>
          <table:table-cell office:value-type="float" office:value="111640576" calcext:value-type="float">
            <text:p>111640576</text:p>
          </table:table-cell>
          <table:table-cell table:number-columns-repeated="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274" calcext:value-type="float">
            <text:p>4274</text:p>
          </table:table-cell>
          <table:table-cell office:value-type="float" office:value="112427008" calcext:value-type="float">
            <text:p>112427008</text:p>
          </table:table-cell>
          <table:table-cell table:number-columns-repeated="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309" calcext:value-type="float">
            <text:p>4309</text:p>
          </table:table-cell>
          <table:table-cell office:value-type="float" office:value="114417664" calcext:value-type="float">
            <text:p>114417664</text:p>
          </table:table-cell>
          <table:table-cell table:number-columns-repeated="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340" calcext:value-type="float">
            <text:p>4340</text:p>
          </table:table-cell>
          <table:table-cell office:value-type="float" office:value="114302976" calcext:value-type="float">
            <text:p>114302976</text:p>
          </table:table-cell>
          <table:table-cell table:number-columns-repeated="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73" calcext:value-type="float">
            <text:p>4373</text:p>
          </table:table-cell>
          <table:table-cell office:value-type="float" office:value="114458624" calcext:value-type="float">
            <text:p>114458624</text:p>
          </table:table-cell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407" calcext:value-type="float">
            <text:p>4407</text:p>
          </table:table-cell>
          <table:table-cell office:value-type="float" office:value="115535872" calcext:value-type="float">
            <text:p>115535872</text:p>
          </table:table-cell>
          <table:table-cell table:number-columns-repeated="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442" calcext:value-type="float">
            <text:p>4442</text:p>
          </table:table-cell>
          <table:table-cell office:value-type="float" office:value="117297152" calcext:value-type="float">
            <text:p>117297152</text:p>
          </table:table-cell>
          <table:table-cell table:number-columns-repeated="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476" calcext:value-type="float">
            <text:p>4476</text:p>
          </table:table-cell>
          <table:table-cell office:value-type="float" office:value="117010432" calcext:value-type="float">
            <text:p>117010432</text:p>
          </table:table-cell>
          <table:table-cell table:number-columns-repeated="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508" calcext:value-type="float">
            <text:p>4508</text:p>
          </table:table-cell>
          <table:table-cell office:value-type="float" office:value="118190080" calcext:value-type="float">
            <text:p>11819008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ggregation Count: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imer Name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PU Time (ns):</text:p>
          </table:table-cell>
          <table:table-cell office:value-type="float" office:value="9697673310" calcext:value-type="float">
            <text:p>969767331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all Time (ms):</text:p>
          </table:table-cell>
          <table:table-cell office:value-type="float" office:value="3295" calcext:value-type="float">
            <text:p>329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PU Cycles:</text:p>
          </table:table-cell>
          <table:table-cell office:value-type="float" office:value="7759210080997219" calcext:value-type="float">
            <text:p>775921008099721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napshot #</text:p>
          </table:table-cell>
          <table:table-cell office:value-type="string" calcext:value-type="string">
            <text:p>Snapshot Time(ms)</text:p>
          </table:table-cell>
          <table:table-cell office:value-type="string" calcext:value-type="string">
            <text:p>Value(Bytes)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429670" calcext:value-type="float">
            <text:p>32429670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2" calcext:value-type="float">
            <text:p>282</text:p>
          </table:table-cell>
          <table:table-cell office:value-type="float" office:value="34257305" calcext:value-type="float">
            <text:p>34257305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2" calcext:value-type="float">
            <text:p>492</text:p>
          </table:table-cell>
          <table:table-cell office:value-type="float" office:value="35163340" calcext:value-type="float">
            <text:p>35163340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7" calcext:value-type="float">
            <text:p>707</text:p>
          </table:table-cell>
          <table:table-cell office:value-type="float" office:value="35744563" calcext:value-type="float">
            <text:p>35744563</text:p>
          </table:table-cell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11" calcext:value-type="float">
            <text:p>911</text:p>
          </table:table-cell>
          <table:table-cell office:value-type="float" office:value="36482662" calcext:value-type="float">
            <text:p>36482662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15" calcext:value-type="float">
            <text:p>1115</text:p>
          </table:table-cell>
          <table:table-cell office:value-type="float" office:value="37149900" calcext:value-type="float">
            <text:p>37149900</text:p>
          </table:table-cell>
          <table:table-cell table:number-columns-repeated="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05" calcext:value-type="float">
            <text:p>1305</text:p>
          </table:table-cell>
          <table:table-cell office:value-type="float" office:value="37523865" calcext:value-type="float">
            <text:p>37523865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92" calcext:value-type="float">
            <text:p>1492</text:p>
          </table:table-cell>
          <table:table-cell office:value-type="float" office:value="38065356" calcext:value-type="float">
            <text:p>38065356</text:p>
          </table:table-cell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51" calcext:value-type="float">
            <text:p>1651</text:p>
          </table:table-cell>
          <table:table-cell office:value-type="float" office:value="38645760" calcext:value-type="float">
            <text:p>38645760</text:p>
          </table:table-cell>
          <table:table-cell table:number-columns-repeated="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86" calcext:value-type="float">
            <text:p>1786</text:p>
          </table:table-cell>
          <table:table-cell office:value-type="float" office:value="38977126" calcext:value-type="float">
            <text:p>38977126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85" calcext:value-type="float">
            <text:p>1885</text:p>
          </table:table-cell>
          <table:table-cell office:value-type="float" office:value="39694745" calcext:value-type="float">
            <text:p>39694745</text:p>
          </table:table-cell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39" calcext:value-type="float">
            <text:p>2139</text:p>
          </table:table-cell>
          <table:table-cell office:value-type="float" office:value="40344429" calcext:value-type="float">
            <text:p>40344429</text:p>
          </table:table-cell>
          <table:table-cell table:number-columns-repeated="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34" calcext:value-type="float">
            <text:p>2234</text:p>
          </table:table-cell>
          <table:table-cell office:value-type="float" office:value="40989257" calcext:value-type="float">
            <text:p>40989257</text:p>
          </table:table-cell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36" calcext:value-type="float">
            <text:p>2336</text:p>
          </table:table-cell>
          <table:table-cell office:value-type="float" office:value="41542217" calcext:value-type="float">
            <text:p>41542217</text:p>
          </table:table-cell>
          <table:table-cell table:number-columns-repeated="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31" calcext:value-type="float">
            <text:p>2431</text:p>
          </table:table-cell>
          <table:table-cell office:value-type="float" office:value="42311680" calcext:value-type="float">
            <text:p>42311680</text:p>
          </table:table-cell>
          <table:table-cell table:number-columns-repeated="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33" calcext:value-type="float">
            <text:p>2533</text:p>
          </table:table-cell>
          <table:table-cell office:value-type="float" office:value="42695533" calcext:value-type="float">
            <text:p>42695533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21" calcext:value-type="float">
            <text:p>2621</text:p>
          </table:table-cell>
          <table:table-cell office:value-type="float" office:value="43169499" calcext:value-type="float">
            <text:p>43169499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14" calcext:value-type="float">
            <text:p>2714</text:p>
          </table:table-cell>
          <table:table-cell office:value-type="float" office:value="43806134" calcext:value-type="float">
            <text:p>43806134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02" calcext:value-type="float">
            <text:p>2802</text:p>
          </table:table-cell>
          <table:table-cell office:value-type="float" office:value="44427556" calcext:value-type="float">
            <text:p>44427556</text:p>
          </table:table-cell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78" calcext:value-type="float">
            <text:p>2878</text:p>
          </table:table-cell>
          <table:table-cell office:value-type="float" office:value="45036690" calcext:value-type="float">
            <text:p>45036690</text:p>
          </table:table-cell>
          <table:table-cell table:number-columns-repeated="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937" calcext:value-type="float">
            <text:p>2937</text:p>
          </table:table-cell>
          <table:table-cell office:value-type="float" office:value="45523529" calcext:value-type="float">
            <text:p>45523529</text:p>
          </table:table-cell>
          <table:table-cell table:number-columns-repeated="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153" calcext:value-type="float">
            <text:p>3153</text:p>
          </table:table-cell>
          <table:table-cell office:value-type="float" office:value="46183219" calcext:value-type="float">
            <text:p>46183219</text:p>
          </table:table-cell>
          <table:table-cell table:number-columns-repeated="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213" calcext:value-type="float">
            <text:p>3213</text:p>
          </table:table-cell>
          <table:table-cell office:value-type="float" office:value="46499430" calcext:value-type="float">
            <text:p>46499430</text:p>
          </table:table-cell>
          <table:table-cell table:number-columns-repeated="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71" calcext:value-type="float">
            <text:p>3271</text:p>
          </table:table-cell>
          <table:table-cell office:value-type="float" office:value="47156428" calcext:value-type="float">
            <text:p>47156428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328" calcext:value-type="float">
            <text:p>3328</text:p>
          </table:table-cell>
          <table:table-cell office:value-type="float" office:value="47465267" calcext:value-type="float">
            <text:p>47465267</text:p>
          </table:table-cell>
          <table:table-cell table:number-columns-repeated="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384" calcext:value-type="float">
            <text:p>3384</text:p>
          </table:table-cell>
          <table:table-cell office:value-type="float" office:value="48371302" calcext:value-type="float">
            <text:p>48371302</text:p>
          </table:table-cell>
          <table:table-cell table:number-columns-repeated="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438" calcext:value-type="float">
            <text:p>3438</text:p>
          </table:table-cell>
          <table:table-cell office:value-type="float" office:value="48597401" calcext:value-type="float">
            <text:p>48597401</text:p>
          </table:table-cell>
          <table:table-cell table:number-columns-repeated="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493" calcext:value-type="float">
            <text:p>3493</text:p>
          </table:table-cell>
          <table:table-cell office:value-type="float" office:value="48747315" calcext:value-type="float">
            <text:p>48747315</text:p>
          </table:table-cell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544" calcext:value-type="float">
            <text:p>3544</text:p>
          </table:table-cell>
          <table:table-cell office:value-type="float" office:value="49013555" calcext:value-type="float">
            <text:p>49013555</text:p>
          </table:table-cell>
          <table:table-cell table:number-columns-repeated="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592" calcext:value-type="float">
            <text:p>3592</text:p>
          </table:table-cell>
          <table:table-cell office:value-type="float" office:value="49733632" calcext:value-type="float">
            <text:p>49733632</text:p>
          </table:table-cell>
          <table:table-cell table:number-columns-repeated="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633" calcext:value-type="float">
            <text:p>3633</text:p>
          </table:table-cell>
          <table:table-cell office:value-type="float" office:value="49898291" calcext:value-type="float">
            <text:p>49898291</text:p>
          </table:table-cell>
          <table:table-cell table:number-columns-repeated="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782" calcext:value-type="float">
            <text:p>3782</text:p>
          </table:table-cell>
          <table:table-cell office:value-type="float" office:value="50102272" calcext:value-type="float">
            <text:p>50102272</text:p>
          </table:table-cell>
          <table:table-cell table:number-columns-repeated="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823" calcext:value-type="float">
            <text:p>3823</text:p>
          </table:table-cell>
          <table:table-cell office:value-type="float" office:value="51029333" calcext:value-type="float">
            <text:p>51029333</text:p>
          </table:table-cell>
          <table:table-cell table:number-columns-repeated="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861" calcext:value-type="float">
            <text:p>3861</text:p>
          </table:table-cell>
          <table:table-cell office:value-type="float" office:value="50970624" calcext:value-type="float">
            <text:p>50970624</text:p>
          </table:table-cell>
          <table:table-cell table:number-columns-repeated="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901" calcext:value-type="float">
            <text:p>3901</text:p>
          </table:table-cell>
          <table:table-cell office:value-type="float" office:value="51623253" calcext:value-type="float">
            <text:p>51623253</text:p>
          </table:table-cell>
          <table:table-cell table:number-columns-repeated="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940" calcext:value-type="float">
            <text:p>3940</text:p>
          </table:table-cell>
          <table:table-cell office:value-type="float" office:value="52208981" calcext:value-type="float">
            <text:p>52208981</text:p>
          </table:table-cell>
          <table:table-cell table:number-columns-repeated="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975" calcext:value-type="float">
            <text:p>3975</text:p>
          </table:table-cell>
          <table:table-cell office:value-type="float" office:value="52094293" calcext:value-type="float">
            <text:p>52094293</text:p>
          </table:table-cell>
          <table:table-cell table:number-columns-repeated="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012" calcext:value-type="float">
            <text:p>4012</text:p>
          </table:table-cell>
          <table:table-cell office:value-type="float" office:value="52412416" calcext:value-type="float">
            <text:p>52412416</text:p>
          </table:table-cell>
          <table:table-cell table:number-columns-repeated="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45" calcext:value-type="float">
            <text:p>4045</text:p>
          </table:table-cell>
          <table:table-cell office:value-type="float" office:value="53014528" calcext:value-type="float">
            <text:p>53014528</text:p>
          </table:table-cell>
          <table:table-cell table:number-columns-repeated="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080" calcext:value-type="float">
            <text:p>4080</text:p>
          </table:table-cell>
          <table:table-cell office:value-type="float" office:value="53403648" calcext:value-type="float">
            <text:p>53403648</text:p>
          </table:table-cell>
          <table:table-cell table:number-columns-repeated="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116" calcext:value-type="float">
            <text:p>4116</text:p>
          </table:table-cell>
          <table:table-cell office:value-type="float" office:value="53996202" calcext:value-type="float">
            <text:p>53996202</text:p>
          </table:table-cell>
          <table:table-cell table:number-columns-repeated="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210" calcext:value-type="float">
            <text:p>4210</text:p>
          </table:table-cell>
          <table:table-cell office:value-type="float" office:value="55465984" calcext:value-type="float">
            <text:p>55465984</text:p>
          </table:table-cell>
          <table:table-cell table:number-columns-repeated="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242" calcext:value-type="float">
            <text:p>4242</text:p>
          </table:table-cell>
          <table:table-cell office:value-type="float" office:value="55820288" calcext:value-type="float">
            <text:p>55820288</text:p>
          </table:table-cell>
          <table:table-cell table:number-columns-repeated="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274" calcext:value-type="float">
            <text:p>4274</text:p>
          </table:table-cell>
          <table:table-cell office:value-type="float" office:value="56213504" calcext:value-type="float">
            <text:p>56213504</text:p>
          </table:table-cell>
          <table:table-cell table:number-columns-repeated="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309" calcext:value-type="float">
            <text:p>4309</text:p>
          </table:table-cell>
          <table:table-cell office:value-type="float" office:value="57208832" calcext:value-type="float">
            <text:p>57208832</text:p>
          </table:table-cell>
          <table:table-cell table:number-columns-repeated="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340" calcext:value-type="float">
            <text:p>4340</text:p>
          </table:table-cell>
          <table:table-cell office:value-type="float" office:value="57151488" calcext:value-type="float">
            <text:p>57151488</text:p>
          </table:table-cell>
          <table:table-cell table:number-columns-repeated="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73" calcext:value-type="float">
            <text:p>4373</text:p>
          </table:table-cell>
          <table:table-cell office:value-type="float" office:value="57229312" calcext:value-type="float">
            <text:p>57229312</text:p>
          </table:table-cell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407" calcext:value-type="float">
            <text:p>4407</text:p>
          </table:table-cell>
          <table:table-cell office:value-type="float" office:value="57767936" calcext:value-type="float">
            <text:p>57767936</text:p>
          </table:table-cell>
          <table:table-cell table:number-columns-repeated="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442" calcext:value-type="float">
            <text:p>4442</text:p>
          </table:table-cell>
          <table:table-cell office:value-type="float" office:value="58648576" calcext:value-type="float">
            <text:p>58648576</text:p>
          </table:table-cell>
          <table:table-cell table:number-columns-repeated="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476" calcext:value-type="float">
            <text:p>4476</text:p>
          </table:table-cell>
          <table:table-cell office:value-type="float" office:value="58505216" calcext:value-type="float">
            <text:p>58505216</text:p>
          </table:table-cell>
          <table:table-cell table:number-columns-repeated="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508" calcext:value-type="float">
            <text:p>4508</text:p>
          </table:table-cell>
          <table:table-cell office:value-type="float" office:value="59095040" calcext:value-type="float">
            <text:p>5909504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its</text:p>
          </table:table-cell>
          <table:table-cell office:value-type="string" calcext:value-type="string">
            <text:p>Total</text:p>
          </table:table-cell>
          <table:table-cell table:number-columns-repeated="18"/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2810" calcext:value-type="float">
            <text:p>281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ercent Hit:</text:p>
          </table:table-cell>
          <table:table-cell table:style-name="ce1" office:value-type="string" calcext:value-type="string">
            <text:p>72.7758%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itness</text:p>
          </table:table-cell>
          <table:table-cell table:number-columns-repeated="19"/>
        </table:table-row>
        <table:table-row table:style-name="ro1">
          <table:table-cell office:value-type="float" office:value="0.998643" calcext:value-type="float">
            <text:p>0.99864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al|Predicte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ammeo|Cammeo</text:p>
          </table:table-cell>
          <table:table-cell office:value-type="string" calcext:value-type="string">
            <text:p>Cammeo|Osmancik</text:p>
          </table:table-cell>
          <table:table-cell office:value-type="string" calcext:value-type="string">
            <text:p>Osmancik|Osmancik</text:p>
          </table:table-cell>
          <table:table-cell office:value-type="string" calcext:value-type="string">
            <text:p>Osmancik|Cammeo</text:p>
          </table:table-cell>
          <table:table-cell table:number-columns-repeated="16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58" calcext:value-type="float">
            <text:p>158</text:p>
          </table:table-cell>
          <table:table-cell office:value-type="float" office:value="1074" calcext:value-type="float">
            <text:p>1074</text:p>
          </table:table-cell>
          <table:table-cell office:value-type="float" office:value="605" calcext:value-type="float">
            <text:p>60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EN#</text:p>
          </table:table-cell>
          <table:table-cell office:value-type="string" calcext:value-type="string">
            <text:p>SUB#</text:p>
          </table:table-cell>
          <table:table-cell office:value-type="string" calcext:value-type="string">
            <text:p>μFGEN</text:p>
          </table:table-cell>
          <table:table-cell office:value-type="string" calcext:value-type="string">
            <text:p>FsBestGEN</text:p>
          </table:table-cell>
          <table:table-cell office:value-type="string" calcext:value-type="string">
            <text:p>FsWorstGEN</text:p>
          </table:table-cell>
          <table:table-cell office:value-type="string" calcext:value-type="string">
            <text:p>μTreeSzGEN</text:p>
          </table:table-cell>
          <table:table-cell office:value-type="string" calcext:value-type="string">
            <text:p>μTreeDpGEN</text:p>
          </table:table-cell>
          <table:table-cell office:value-type="string" calcext:value-type="string">
            <text:p>bTreeSzGEN</text:p>
          </table:table-cell>
          <table:table-cell office:value-type="string" calcext:value-type="string">
            <text:p>bTreeDpGEN</text:p>
          </table:table-cell>
          <table:table-cell office:value-type="string" calcext:value-type="string">
            <text:p>wTreeSzGEN</text:p>
          </table:table-cell>
          <table:table-cell office:value-type="string" calcext:value-type="string">
            <text:p>wTreeDpGEN</text:p>
          </table:table-cell>
          <table:table-cell office:value-type="string" calcext:value-type="string">
            <text:p>μFRUN</text:p>
          </table:table-cell>
          <table:table-cell office:value-type="string" calcext:value-type="string">
            <text:p>FsBestRUN</text:p>
          </table:table-cell>
          <table:table-cell office:value-type="string" calcext:value-type="string">
            <text:p>FsWorstRUN</text:p>
          </table:table-cell>
          <table:table-cell office:value-type="string" calcext:value-type="string">
            <text:p>μTreeSzRUN</text:p>
          </table:table-cell>
          <table:table-cell office:value-type="string" calcext:value-type="string">
            <text:p>μTreeDpRUN</text:p>
          </table:table-cell>
          <table:table-cell office:value-type="string" calcext:value-type="string">
            <text:p>bTreeSzRUN</text:p>
          </table:table-cell>
          <table:table-cell office:value-type="string" calcext:value-type="string">
            <text:p>bTreeDpRUN</text:p>
          </table:table-cell>
          <table:table-cell office:value-type="string" calcext:value-type="string">
            <text:p>wTreeSzRUN</text:p>
          </table:table-cell>
          <table:table-cell office:value-type="string" calcext:value-type="string">
            <text:p>wTreeDpRUN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96207" calcext:value-type="float">
            <text:p>0.96207</text:p>
          </table:table-cell>
          <table:table-cell office:value-type="float" office:value="0.9984" calcext:value-type="float">
            <text:p>0.9984</text:p>
          </table:table-cell>
          <table:table-cell office:value-type="float" office:value="0" calcext:value-type="float">
            <text:p>0</text:p>
          </table:table-cell>
          <table:table-cell office:value-type="float" office:value="17.3713" calcext:value-type="float">
            <text:p>17.3713</text:p>
          </table:table-cell>
          <table:table-cell office:value-type="float" office:value="3.3639" calcext:value-type="float">
            <text:p>3.3639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0.96207" calcext:value-type="float">
            <text:p>0.96207</text:p>
          </table:table-cell>
          <table:table-cell office:value-type="float" office:value="0.9984" calcext:value-type="float">
            <text:p>0.9984</text:p>
          </table:table-cell>
          <table:table-cell office:value-type="float" office:value="0" calcext:value-type="float">
            <text:p>0</text:p>
          </table:table-cell>
          <table:table-cell office:value-type="float" office:value="17.3713" calcext:value-type="float">
            <text:p>17.3713</text:p>
          </table:table-cell>
          <table:table-cell office:value-type="float" office:value="3.3639" calcext:value-type="float">
            <text:p>3.3639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9093" calcext:value-type="float">
            <text:p>0.99093</text:p>
          </table:table-cell>
          <table:table-cell office:value-type="float" office:value="0.99844" calcext:value-type="float">
            <text:p>0.99844</text:p>
          </table:table-cell>
          <table:table-cell office:value-type="float" office:value="0" calcext:value-type="float">
            <text:p>0</text:p>
          </table:table-cell>
          <table:table-cell office:value-type="float" office:value="15.6937" calcext:value-type="float">
            <text:p>15.6937</text:p>
          </table:table-cell>
          <table:table-cell office:value-type="float" office:value="3.4249" calcext:value-type="float">
            <text:p>3.4249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0.9765" calcext:value-type="float">
            <text:p>0.9765</text:p>
          </table:table-cell>
          <table:table-cell office:value-type="float" office:value="0.99844" calcext:value-type="float">
            <text:p>0.99844</text:p>
          </table:table-cell>
          <table:table-cell office:value-type="float" office:value="0" calcext:value-type="float">
            <text:p>0</text:p>
          </table:table-cell>
          <table:table-cell office:value-type="float" office:value="16.5326" calcext:value-type="float">
            <text:p>16.5326</text:p>
          </table:table-cell>
          <table:table-cell office:value-type="float" office:value="3.3943" calcext:value-type="float">
            <text:p>3.394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919" calcext:value-type="float">
            <text:p>0.9919</text:p>
          </table:table-cell>
          <table:table-cell office:value-type="float" office:value="0.99847" calcext:value-type="float">
            <text:p>0.99847</text:p>
          </table:table-cell>
          <table:table-cell office:value-type="float" office:value="0" calcext:value-type="float">
            <text:p>0</text:p>
          </table:table-cell>
          <table:table-cell office:value-type="float" office:value="14.7581" calcext:value-type="float">
            <text:p>14.7581</text:p>
          </table:table-cell>
          <table:table-cell office:value-type="float" office:value="3.464" calcext:value-type="float">
            <text:p>3.464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0.98164" calcext:value-type="float">
            <text:p>0.98164</text:p>
          </table:table-cell>
          <table:table-cell office:value-type="float" office:value="0.99847" calcext:value-type="float">
            <text:p>0.99847</text:p>
          </table:table-cell>
          <table:table-cell office:value-type="float" office:value="0" calcext:value-type="float">
            <text:p>0</text:p>
          </table:table-cell>
          <table:table-cell office:value-type="float" office:value="15.9411" calcext:value-type="float">
            <text:p>15.9411</text:p>
          </table:table-cell>
          <table:table-cell office:value-type="float" office:value="3.4176" calcext:value-type="float">
            <text:p>3.4176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99301" calcext:value-type="float">
            <text:p>0.99301</text:p>
          </table:table-cell>
          <table:table-cell office:value-type="float" office:value="0.99855" calcext:value-type="float">
            <text:p>0.99855</text:p>
          </table:table-cell>
          <table:table-cell office:value-type="float" office:value="0" calcext:value-type="float">
            <text:p>0</text:p>
          </table:table-cell>
          <table:table-cell office:value-type="float" office:value="14.051" calcext:value-type="float">
            <text:p>14.051</text:p>
          </table:table-cell>
          <table:table-cell office:value-type="float" office:value="3.4222" calcext:value-type="float">
            <text:p>3.4222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0.98448" calcext:value-type="float">
            <text:p>0.98448</text:p>
          </table:table-cell>
          <table:table-cell office:value-type="float" office:value="0.99855" calcext:value-type="float">
            <text:p>0.99855</text:p>
          </table:table-cell>
          <table:table-cell office:value-type="float" office:value="0" calcext:value-type="float">
            <text:p>0</text:p>
          </table:table-cell>
          <table:table-cell office:value-type="float" office:value="15.4686" calcext:value-type="float">
            <text:p>15.4686</text:p>
          </table:table-cell>
          <table:table-cell office:value-type="float" office:value="3.4189" calcext:value-type="float">
            <text:p>3.4189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99427" calcext:value-type="float">
            <text:p>0.99427</text:p>
          </table:table-cell>
          <table:table-cell office:value-type="float" office:value="0.99858" calcext:value-type="float">
            <text:p>0.99858</text:p>
          </table:table-cell>
          <table:table-cell office:value-type="float" office:value="0" calcext:value-type="float">
            <text:p>0</text:p>
          </table:table-cell>
          <table:table-cell office:value-type="float" office:value="13.0582" calcext:value-type="float">
            <text:p>13.0582</text:p>
          </table:table-cell>
          <table:table-cell office:value-type="float" office:value="3.4015" calcext:value-type="float">
            <text:p>3.401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0.98643" calcext:value-type="float">
            <text:p>0.98643</text:p>
          </table:table-cell>
          <table:table-cell office:value-type="float" office:value="0.99858" calcext:value-type="float">
            <text:p>0.99858</text:p>
          </table:table-cell>
          <table:table-cell office:value-type="float" office:value="0" calcext:value-type="float">
            <text:p>0</text:p>
          </table:table-cell>
          <table:table-cell office:value-type="float" office:value="14.9865" calcext:value-type="float">
            <text:p>14.9865</text:p>
          </table:table-cell>
          <table:table-cell office:value-type="float" office:value="3.4154" calcext:value-type="float">
            <text:p>3.4154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99413" calcext:value-type="float">
            <text:p>0.99413</text:p>
          </table:table-cell>
          <table:table-cell office:value-type="float" office:value="0.99858" calcext:value-type="float">
            <text:p>0.99858</text:p>
          </table:table-cell>
          <table:table-cell office:value-type="float" office:value="0" calcext:value-type="float">
            <text:p>0</text:p>
          </table:table-cell>
          <table:table-cell office:value-type="float" office:value="12.2022" calcext:value-type="float">
            <text:p>12.2022</text:p>
          </table:table-cell>
          <table:table-cell office:value-type="float" office:value="3.3702" calcext:value-type="float">
            <text:p>3.3702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0.98772" calcext:value-type="float">
            <text:p>0.98772</text:p>
          </table:table-cell>
          <table:table-cell office:value-type="float" office:value="0.99858" calcext:value-type="float">
            <text:p>0.99858</text:p>
          </table:table-cell>
          <table:table-cell office:value-type="float" office:value="0" calcext:value-type="float">
            <text:p>0</text:p>
          </table:table-cell>
          <table:table-cell office:value-type="float" office:value="14.5226" calcext:value-type="float">
            <text:p>14.5226</text:p>
          </table:table-cell>
          <table:table-cell office:value-type="float" office:value="3.4078" calcext:value-type="float">
            <text:p>3.4078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99413" calcext:value-type="float">
            <text:p>0.99413</text:p>
          </table:table-cell>
          <table:table-cell office:value-type="float" office:value="0.99862" calcext:value-type="float">
            <text:p>0.99862</text:p>
          </table:table-cell>
          <table:table-cell office:value-type="float" office:value="0" calcext:value-type="float">
            <text:p>0</text:p>
          </table:table-cell>
          <table:table-cell office:value-type="float" office:value="11.7283" calcext:value-type="float">
            <text:p>11.7283</text:p>
          </table:table-cell>
          <table:table-cell office:value-type="float" office:value="3.332" calcext:value-type="float">
            <text:p>3.332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0.98863" calcext:value-type="float">
            <text:p>0.98863</text:p>
          </table:table-cell>
          <table:table-cell office:value-type="float" office:value="0.99862" calcext:value-type="float">
            <text:p>0.99862</text:p>
          </table:table-cell>
          <table:table-cell office:value-type="float" office:value="0" calcext:value-type="float">
            <text:p>0</text:p>
          </table:table-cell>
          <table:table-cell office:value-type="float" office:value="14.1234" calcext:value-type="float">
            <text:p>14.1234</text:p>
          </table:table-cell>
          <table:table-cell office:value-type="float" office:value="3.397" calcext:value-type="float">
            <text:p>3.397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99512" calcext:value-type="float">
            <text:p>0.99512</text:p>
          </table:table-cell>
          <table:table-cell office:value-type="float" office:value="0.99862" calcext:value-type="float">
            <text:p>0.99862</text:p>
          </table:table-cell>
          <table:table-cell office:value-type="float" office:value="0" calcext:value-type="float">
            <text:p>0</text:p>
          </table:table-cell>
          <table:table-cell office:value-type="float" office:value="11.2565" calcext:value-type="float">
            <text:p>11.2565</text:p>
          </table:table-cell>
          <table:table-cell office:value-type="float" office:value="3.2425" calcext:value-type="float">
            <text:p>3.2425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0.98945" calcext:value-type="float">
            <text:p>0.98945</text:p>
          </table:table-cell>
          <table:table-cell office:value-type="float" office:value="0.99862" calcext:value-type="float">
            <text:p>0.99862</text:p>
          </table:table-cell>
          <table:table-cell office:value-type="float" office:value="0" calcext:value-type="float">
            <text:p>0</text:p>
          </table:table-cell>
          <table:table-cell office:value-type="float" office:value="13.7651" calcext:value-type="float">
            <text:p>13.7651</text:p>
          </table:table-cell>
          <table:table-cell office:value-type="float" office:value="3.3778" calcext:value-type="float">
            <text:p>3.3778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99523" calcext:value-type="float">
            <text:p>0.99523</text:p>
          </table:table-cell>
          <table:table-cell office:value-type="float" office:value="0.99862" calcext:value-type="float">
            <text:p>0.99862</text:p>
          </table:table-cell>
          <table:table-cell office:value-type="float" office:value="0.199" calcext:value-type="float">
            <text:p>0.199</text:p>
          </table:table-cell>
          <table:table-cell office:value-type="float" office:value="10.9852" calcext:value-type="float">
            <text:p>10.9852</text:p>
          </table:table-cell>
          <table:table-cell office:value-type="float" office:value="3.1995" calcext:value-type="float">
            <text:p>3.1995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0.99008" calcext:value-type="float">
            <text:p>0.99008</text:p>
          </table:table-cell>
          <table:table-cell office:value-type="float" office:value="0.99862" calcext:value-type="float">
            <text:p>0.99862</text:p>
          </table:table-cell>
          <table:table-cell office:value-type="float" office:value="0" calcext:value-type="float">
            <text:p>0</text:p>
          </table:table-cell>
          <table:table-cell office:value-type="float" office:value="13.4561" calcext:value-type="float">
            <text:p>13.4561</text:p>
          </table:table-cell>
          <table:table-cell office:value-type="float" office:value="3.3579" calcext:value-type="float">
            <text:p>3.3579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99538" calcext:value-type="float">
            <text:p>0.99538</text:p>
          </table:table-cell>
          <table:table-cell office:value-type="float" office:value="0.99862" calcext:value-type="float">
            <text:p>0.99862</text:p>
          </table:table-cell>
          <table:table-cell office:value-type="float" office:value="0.09974" calcext:value-type="float">
            <text:p>0.09974</text:p>
          </table:table-cell>
          <table:table-cell office:value-type="float" office:value="10.5314" calcext:value-type="float">
            <text:p>10.5314</text:p>
          </table:table-cell>
          <table:table-cell office:value-type="float" office:value="3.0937" calcext:value-type="float">
            <text:p>3.0937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0.99063" calcext:value-type="float">
            <text:p>0.99063</text:p>
          </table:table-cell>
          <table:table-cell office:value-type="float" office:value="0.99862" calcext:value-type="float">
            <text:p>0.99862</text:p>
          </table:table-cell>
          <table:table-cell office:value-type="float" office:value="0" calcext:value-type="float">
            <text:p>0</text:p>
          </table:table-cell>
          <table:table-cell office:value-type="float" office:value="13.1637" calcext:value-type="float">
            <text:p>13.1637</text:p>
          </table:table-cell>
          <table:table-cell office:value-type="float" office:value="3.3315" calcext:value-type="float">
            <text:p>3.331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69735" calcext:value-type="float">
            <text:p>0.69735</text:p>
          </table:table-cell>
          <table:table-cell office:value-type="float" office:value="0.6991" calcext:value-type="float">
            <text:p>0.6991</text:p>
          </table:table-cell>
          <table:table-cell office:value-type="float" office:value="0.19881" calcext:value-type="float">
            <text:p>0.19881</text:p>
          </table:table-cell>
          <table:table-cell office:value-type="float" office:value="7.5176" calcext:value-type="float">
            <text:p>7.5176</text:p>
          </table:table-cell>
          <table:table-cell office:value-type="float" office:value="2.2136" calcext:value-type="float">
            <text:p>2.2136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0.69404" calcext:value-type="float">
            <text:p>0.69404</text:p>
          </table:table-cell>
          <table:table-cell office:value-type="float" office:value="0.6991" calcext:value-type="float">
            <text:p>0.6991</text:p>
          </table:table-cell>
          <table:table-cell office:value-type="float" office:value="0" calcext:value-type="float">
            <text:p>0</text:p>
          </table:table-cell>
          <table:table-cell office:value-type="float" office:value="9.1757" calcext:value-type="float">
            <text:p>9.1757</text:p>
          </table:table-cell>
          <table:table-cell office:value-type="float" office:value="2.3399" calcext:value-type="float">
            <text:p>2.3399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69747" calcext:value-type="float">
            <text:p>0.69747</text:p>
          </table:table-cell>
          <table:table-cell office:value-type="float" office:value="0.6991" calcext:value-type="float">
            <text:p>0.6991</text:p>
          </table:table-cell>
          <table:table-cell office:value-type="float" office:value="0.19959" calcext:value-type="float">
            <text:p>0.19959</text:p>
          </table:table-cell>
          <table:table-cell office:value-type="float" office:value="6.9867" calcext:value-type="float">
            <text:p>6.9867</text:p>
          </table:table-cell>
          <table:table-cell office:value-type="float" office:value="2.1368" calcext:value-type="float">
            <text:p>2.1368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69433" calcext:value-type="float">
            <text:p>0.69433</text:p>
          </table:table-cell>
          <table:table-cell office:value-type="float" office:value="0.6991" calcext:value-type="float">
            <text:p>0.6991</text:p>
          </table:table-cell>
          <table:table-cell office:value-type="float" office:value="0" calcext:value-type="float">
            <text:p>0</text:p>
          </table:table-cell>
          <table:table-cell office:value-type="float" office:value="8.9933" calcext:value-type="float">
            <text:p>8.9933</text:p>
          </table:table-cell>
          <table:table-cell office:value-type="float" office:value="2.323" calcext:value-type="float">
            <text:p>2.323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69722" calcext:value-type="float">
            <text:p>0.69722</text:p>
          </table:table-cell>
          <table:table-cell office:value-type="float" office:value="0.69911" calcext:value-type="float">
            <text:p>0.69911</text:p>
          </table:table-cell>
          <table:table-cell office:value-type="float" office:value="0.09943" calcext:value-type="float">
            <text:p>0.09943</text:p>
          </table:table-cell>
          <table:table-cell office:value-type="float" office:value="6.9624" calcext:value-type="float">
            <text:p>6.9624</text:p>
          </table:table-cell>
          <table:table-cell office:value-type="float" office:value="2.1379" calcext:value-type="float">
            <text:p>2.137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0.69455" calcext:value-type="float">
            <text:p>0.69455</text:p>
          </table:table-cell>
          <table:table-cell office:value-type="float" office:value="0.69911" calcext:value-type="float">
            <text:p>0.69911</text:p>
          </table:table-cell>
          <table:table-cell office:value-type="float" office:value="0" calcext:value-type="float">
            <text:p>0</text:p>
          </table:table-cell>
          <table:table-cell office:value-type="float" office:value="8.8371" calcext:value-type="float">
            <text:p>8.8371</text:p>
          </table:table-cell>
          <table:table-cell office:value-type="float" office:value="2.3087" calcext:value-type="float">
            <text:p>2.3087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69784" calcext:value-type="float">
            <text:p>0.69784</text:p>
          </table:table-cell>
          <table:table-cell office:value-type="float" office:value="0.69912" calcext:value-type="float">
            <text:p>0.69912</text:p>
          </table:table-cell>
          <table:table-cell office:value-type="float" office:value="0.39829" calcext:value-type="float">
            <text:p>0.39829</text:p>
          </table:table-cell>
          <table:table-cell office:value-type="float" office:value="6.8054" calcext:value-type="float">
            <text:p>6.8054</text:p>
          </table:table-cell>
          <table:table-cell office:value-type="float" office:value="2.1244" calcext:value-type="float">
            <text:p>2.124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.69477" calcext:value-type="float">
            <text:p>0.69477</text:p>
          </table:table-cell>
          <table:table-cell office:value-type="float" office:value="0.69912" calcext:value-type="float">
            <text:p>0.69912</text:p>
          </table:table-cell>
          <table:table-cell office:value-type="float" office:value="0" calcext:value-type="float">
            <text:p>0</text:p>
          </table:table-cell>
          <table:table-cell office:value-type="float" office:value="8.692" calcext:value-type="float">
            <text:p>8.692</text:p>
          </table:table-cell>
          <table:table-cell office:value-type="float" office:value="2.2956" calcext:value-type="float">
            <text:p>2.295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69736" calcext:value-type="float">
            <text:p>0.69736</text:p>
          </table:table-cell>
          <table:table-cell office:value-type="float" office:value="0.69912" calcext:value-type="float">
            <text:p>0.69912</text:p>
          </table:table-cell>
          <table:table-cell office:value-type="float" office:value="0" calcext:value-type="float">
            <text:p>0</text:p>
          </table:table-cell>
          <table:table-cell office:value-type="float" office:value="6.4777" calcext:value-type="float">
            <text:p>6.4777</text:p>
          </table:table-cell>
          <table:table-cell office:value-type="float" office:value="2.0651" calcext:value-type="float">
            <text:p>2.065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0.69495" calcext:value-type="float">
            <text:p>0.69495</text:p>
          </table:table-cell>
          <table:table-cell office:value-type="float" office:value="0.69912" calcext:value-type="float">
            <text:p>0.69912</text:p>
          </table:table-cell>
          <table:table-cell office:value-type="float" office:value="0" calcext:value-type="float">
            <text:p>0</text:p>
          </table:table-cell>
          <table:table-cell office:value-type="float" office:value="8.5445" calcext:value-type="float">
            <text:p>8.5445</text:p>
          </table:table-cell>
          <table:table-cell office:value-type="float" office:value="2.2803" calcext:value-type="float">
            <text:p>2.280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69748" calcext:value-type="float">
            <text:p>0.69748</text:p>
          </table:table-cell>
          <table:table-cell office:value-type="float" office:value="0.69912" calcext:value-type="float">
            <text:p>0.69912</text:p>
          </table:table-cell>
          <table:table-cell office:value-type="float" office:value="0" calcext:value-type="float">
            <text:p>0</text:p>
          </table:table-cell>
          <table:table-cell office:value-type="float" office:value="6.2602" calcext:value-type="float">
            <text:p>6.2602</text:p>
          </table:table-cell>
          <table:table-cell office:value-type="float" office:value="1.9937" calcext:value-type="float">
            <text:p>1.9937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0.69513" calcext:value-type="float">
            <text:p>0.69513</text:p>
          </table:table-cell>
          <table:table-cell office:value-type="float" office:value="0.69912" calcext:value-type="float">
            <text:p>0.69912</text:p>
          </table:table-cell>
          <table:table-cell office:value-type="float" office:value="0" calcext:value-type="float">
            <text:p>0</text:p>
          </table:table-cell>
          <table:table-cell office:value-type="float" office:value="8.4015" calcext:value-type="float">
            <text:p>8.4015</text:p>
          </table:table-cell>
          <table:table-cell office:value-type="float" office:value="2.2622" calcext:value-type="float">
            <text:p>2.262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69822" calcext:value-type="float">
            <text:p>0.69822</text:p>
          </table:table-cell>
          <table:table-cell office:value-type="float" office:value="0.69912" calcext:value-type="float">
            <text:p>0.69912</text:p>
          </table:table-cell>
          <table:table-cell office:value-type="float" office:value="0.49824" calcext:value-type="float">
            <text:p>0.49824</text:p>
          </table:table-cell>
          <table:table-cell office:value-type="float" office:value="6.2718" calcext:value-type="float">
            <text:p>6.2718</text:p>
          </table:table-cell>
          <table:table-cell office:value-type="float" office:value="1.9777" calcext:value-type="float">
            <text:p>1.9777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0.6953" calcext:value-type="float">
            <text:p>0.6953</text:p>
          </table:table-cell>
          <table:table-cell office:value-type="float" office:value="0.69912" calcext:value-type="float">
            <text:p>0.69912</text:p>
          </table:table-cell>
          <table:table-cell office:value-type="float" office:value="0" calcext:value-type="float">
            <text:p>0</text:p>
          </table:table-cell>
          <table:table-cell office:value-type="float" office:value="8.2764" calcext:value-type="float">
            <text:p>8.2764</text:p>
          </table:table-cell>
          <table:table-cell office:value-type="float" office:value="2.2456" calcext:value-type="float">
            <text:p>2.245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69772" calcext:value-type="float">
            <text:p>0.69772</text:p>
          </table:table-cell>
          <table:table-cell office:value-type="float" office:value="0.69912" calcext:value-type="float">
            <text:p>0.69912</text:p>
          </table:table-cell>
          <table:table-cell office:value-type="float" office:value="0.29897" calcext:value-type="float">
            <text:p>0.29897</text:p>
          </table:table-cell>
          <table:table-cell office:value-type="float" office:value="6.1437" calcext:value-type="float">
            <text:p>6.1437</text:p>
          </table:table-cell>
          <table:table-cell office:value-type="float" office:value="1.9344" calcext:value-type="float">
            <text:p>1.934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.69544" calcext:value-type="float">
            <text:p>0.69544</text:p>
          </table:table-cell>
          <table:table-cell office:value-type="float" office:value="0.69912" calcext:value-type="float">
            <text:p>0.69912</text:p>
          </table:table-cell>
          <table:table-cell office:value-type="float" office:value="0" calcext:value-type="float">
            <text:p>0</text:p>
          </table:table-cell>
          <table:table-cell office:value-type="float" office:value="8.1578" calcext:value-type="float">
            <text:p>8.1578</text:p>
          </table:table-cell>
          <table:table-cell office:value-type="float" office:value="2.2283" calcext:value-type="float">
            <text:p>2.228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69747" calcext:value-type="float">
            <text:p>0.69747</text:p>
          </table:table-cell>
          <table:table-cell office:value-type="float" office:value="0.69912" calcext:value-type="float">
            <text:p>0.69912</text:p>
          </table:table-cell>
          <table:table-cell office:value-type="float" office:value="0.19928" calcext:value-type="float">
            <text:p>0.19928</text:p>
          </table:table-cell>
          <table:table-cell office:value-type="float" office:value="5.9931" calcext:value-type="float">
            <text:p>5.9931</text:p>
          </table:table-cell>
          <table:table-cell office:value-type="float" office:value="1.9225" calcext:value-type="float">
            <text:p>1.922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0.69554" calcext:value-type="float">
            <text:p>0.69554</text:p>
          </table:table-cell>
          <table:table-cell office:value-type="float" office:value="0.69912" calcext:value-type="float">
            <text:p>0.69912</text:p>
          </table:table-cell>
          <table:table-cell office:value-type="float" office:value="0" calcext:value-type="float">
            <text:p>0</text:p>
          </table:table-cell>
          <table:table-cell office:value-type="float" office:value="8.0439" calcext:value-type="float">
            <text:p>8.0439</text:p>
          </table:table-cell>
          <table:table-cell office:value-type="float" office:value="2.2121" calcext:value-type="float">
            <text:p>2.212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69795" calcext:value-type="float">
            <text:p>0.69795</text:p>
          </table:table-cell>
          <table:table-cell office:value-type="float" office:value="0.69912" calcext:value-type="float">
            <text:p>0.69912</text:p>
          </table:table-cell>
          <table:table-cell office:value-type="float" office:value="0.37881" calcext:value-type="float">
            <text:p>0.37881</text:p>
          </table:table-cell>
          <table:table-cell office:value-type="float" office:value="5.6973" calcext:value-type="float">
            <text:p>5.6973</text:p>
          </table:table-cell>
          <table:table-cell office:value-type="float" office:value="1.8977" calcext:value-type="float">
            <text:p>1.897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0.69566" calcext:value-type="float">
            <text:p>0.69566</text:p>
          </table:table-cell>
          <table:table-cell office:value-type="float" office:value="0.69912" calcext:value-type="float">
            <text:p>0.69912</text:p>
          </table:table-cell>
          <table:table-cell office:value-type="float" office:value="0" calcext:value-type="float">
            <text:p>0</text:p>
          </table:table-cell>
          <table:table-cell office:value-type="float" office:value="7.9264" calcext:value-type="float">
            <text:p>7.9264</text:p>
          </table:table-cell>
          <table:table-cell office:value-type="float" office:value="2.1965" calcext:value-type="float">
            <text:p>2.196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49874" calcext:value-type="float">
            <text:p>0.49874</text:p>
          </table:table-cell>
          <table:table-cell office:value-type="float" office:value="0.49939" calcext:value-type="float">
            <text:p>0.49939</text:p>
          </table:table-cell>
          <table:table-cell office:value-type="float" office:value="0.29877" calcext:value-type="float">
            <text:p>0.29877</text:p>
          </table:table-cell>
          <table:table-cell office:value-type="float" office:value="4.1094" calcext:value-type="float">
            <text:p>4.1094</text:p>
          </table:table-cell>
          <table:table-cell office:value-type="float" office:value="1.3375" calcext:value-type="float">
            <text:p>1.337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.49705" calcext:value-type="float">
            <text:p>0.49705</text:p>
          </table:table-cell>
          <table:table-cell office:value-type="float" office:value="0.49939" calcext:value-type="float">
            <text:p>0.49939</text:p>
          </table:table-cell>
          <table:table-cell office:value-type="float" office:value="0" calcext:value-type="float">
            <text:p>0</text:p>
          </table:table-cell>
          <table:table-cell office:value-type="float" office:value="5.5879" calcext:value-type="float">
            <text:p>5.5879</text:p>
          </table:table-cell>
          <table:table-cell office:value-type="float" office:value="1.5474" calcext:value-type="float">
            <text:p>1.547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4985" calcext:value-type="float">
            <text:p>0.4985</text:p>
          </table:table-cell>
          <table:table-cell office:value-type="float" office:value="0.49939" calcext:value-type="float">
            <text:p>0.49939</text:p>
          </table:table-cell>
          <table:table-cell office:value-type="float" office:value="0.19896" calcext:value-type="float">
            <text:p>0.19896</text:p>
          </table:table-cell>
          <table:table-cell office:value-type="float" office:value="3.9831" calcext:value-type="float">
            <text:p>3.9831</text:p>
          </table:table-cell>
          <table:table-cell office:value-type="float" office:value="1.3159" calcext:value-type="float">
            <text:p>1.315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.49711" calcext:value-type="float">
            <text:p>0.49711</text:p>
          </table:table-cell>
          <table:table-cell office:value-type="float" office:value="0.49939" calcext:value-type="float">
            <text:p>0.49939</text:p>
          </table:table-cell>
          <table:table-cell office:value-type="float" office:value="0" calcext:value-type="float">
            <text:p>0</text:p>
          </table:table-cell>
          <table:table-cell office:value-type="float" office:value="5.515" calcext:value-type="float">
            <text:p>5.515</text:p>
          </table:table-cell>
          <table:table-cell office:value-type="float" office:value="1.5368" calcext:value-type="float">
            <text:p>1.536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4985" calcext:value-type="float">
            <text:p>0.4985</text:p>
          </table:table-cell>
          <table:table-cell office:value-type="float" office:value="0.49939" calcext:value-type="float">
            <text:p>0.49939</text:p>
          </table:table-cell>
          <table:table-cell office:value-type="float" office:value="0.19896" calcext:value-type="float">
            <text:p>0.19896</text:p>
          </table:table-cell>
          <table:table-cell office:value-type="float" office:value="3.8394" calcext:value-type="float">
            <text:p>3.8394</text:p>
          </table:table-cell>
          <table:table-cell office:value-type="float" office:value="1.285" calcext:value-type="float">
            <text:p>1.28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.49718" calcext:value-type="float">
            <text:p>0.49718</text:p>
          </table:table-cell>
          <table:table-cell office:value-type="float" office:value="0.49939" calcext:value-type="float">
            <text:p>0.49939</text:p>
          </table:table-cell>
          <table:table-cell office:value-type="float" office:value="0" calcext:value-type="float">
            <text:p>0</text:p>
          </table:table-cell>
          <table:table-cell office:value-type="float" office:value="5.4421" calcext:value-type="float">
            <text:p>5.4421</text:p>
          </table:table-cell>
          <table:table-cell office:value-type="float" office:value="1.5259" calcext:value-type="float">
            <text:p>1.525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49862" calcext:value-type="float">
            <text:p>0.49862</text:p>
          </table:table-cell>
          <table:table-cell office:value-type="float" office:value="0.49939" calcext:value-type="float">
            <text:p>0.49939</text:p>
          </table:table-cell>
          <table:table-cell office:value-type="float" office:value="0.19931" calcext:value-type="float">
            <text:p>0.19931</text:p>
          </table:table-cell>
          <table:table-cell office:value-type="float" office:value="3.7081" calcext:value-type="float">
            <text:p>3.7081</text:p>
          </table:table-cell>
          <table:table-cell office:value-type="float" office:value="1.2395" calcext:value-type="float">
            <text:p>1.239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49724" calcext:value-type="float">
            <text:p>0.49724</text:p>
          </table:table-cell>
          <table:table-cell office:value-type="float" office:value="0.49939" calcext:value-type="float">
            <text:p>0.49939</text:p>
          </table:table-cell>
          <table:table-cell office:value-type="float" office:value="0" calcext:value-type="float">
            <text:p>0</text:p>
          </table:table-cell>
          <table:table-cell office:value-type="float" office:value="5.3699" calcext:value-type="float">
            <text:p>5.3699</text:p>
          </table:table-cell>
          <table:table-cell office:value-type="float" office:value="1.5139" calcext:value-type="float">
            <text:p>1.513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49813" calcext:value-type="float">
            <text:p>0.49813</text:p>
          </table:table-cell>
          <table:table-cell office:value-type="float" office:value="0.49939" calcext:value-type="float">
            <text:p>0.49939</text:p>
          </table:table-cell>
          <table:table-cell office:value-type="float" office:value="0.19881" calcext:value-type="float">
            <text:p>0.19881</text:p>
          </table:table-cell>
          <table:table-cell office:value-type="float" office:value="3.4476" calcext:value-type="float">
            <text:p>3.4476</text:p>
          </table:table-cell>
          <table:table-cell office:value-type="float" office:value="1.1787" calcext:value-type="float">
            <text:p>1.178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49727" calcext:value-type="float">
            <text:p>0.49727</text:p>
          </table:table-cell>
          <table:table-cell office:value-type="float" office:value="0.49939" calcext:value-type="float">
            <text:p>0.49939</text:p>
          </table:table-cell>
          <table:table-cell office:value-type="float" office:value="0" calcext:value-type="float">
            <text:p>0</text:p>
          </table:table-cell>
          <table:table-cell office:value-type="float" office:value="5.2929" calcext:value-type="float">
            <text:p>5.2929</text:p>
          </table:table-cell>
          <table:table-cell office:value-type="float" office:value="1.5006" calcext:value-type="float">
            <text:p>1.500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49849" calcext:value-type="float">
            <text:p>0.49849</text:p>
          </table:table-cell>
          <table:table-cell office:value-type="float" office:value="0.49939" calcext:value-type="float">
            <text:p>0.49939</text:p>
          </table:table-cell>
          <table:table-cell office:value-type="float" office:value="0.29888" calcext:value-type="float">
            <text:p>0.29888</text:p>
          </table:table-cell>
          <table:table-cell office:value-type="float" office:value="3.2969" calcext:value-type="float">
            <text:p>3.2969</text:p>
          </table:table-cell>
          <table:table-cell office:value-type="float" office:value="1.1458" calcext:value-type="float">
            <text:p>1.145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49731" calcext:value-type="float">
            <text:p>0.49731</text:p>
          </table:table-cell>
          <table:table-cell office:value-type="float" office:value="0.49939" calcext:value-type="float">
            <text:p>0.49939</text:p>
          </table:table-cell>
          <table:table-cell office:value-type="float" office:value="0" calcext:value-type="float">
            <text:p>0</text:p>
          </table:table-cell>
          <table:table-cell office:value-type="float" office:value="5.2162" calcext:value-type="float">
            <text:p>5.2162</text:p>
          </table:table-cell>
          <table:table-cell office:value-type="float" office:value="1.4869" calcext:value-type="float">
            <text:p>1.486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49862" calcext:value-type="float">
            <text:p>0.49862</text:p>
          </table:table-cell>
          <table:table-cell office:value-type="float" office:value="0.49939" calcext:value-type="float">
            <text:p>0.49939</text:p>
          </table:table-cell>
          <table:table-cell office:value-type="float" office:value="0.29857" calcext:value-type="float">
            <text:p>0.29857</text:p>
          </table:table-cell>
          <table:table-cell office:value-type="float" office:value="3.2055" calcext:value-type="float">
            <text:p>3.2055</text:p>
          </table:table-cell>
          <table:table-cell office:value-type="float" office:value="1.1445" calcext:value-type="float">
            <text:p>1.144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.49738" calcext:value-type="float">
            <text:p>0.49738</text:p>
          </table:table-cell>
          <table:table-cell office:value-type="float" office:value="0.49939" calcext:value-type="float">
            <text:p>0.49939</text:p>
          </table:table-cell>
          <table:table-cell office:value-type="float" office:value="0" calcext:value-type="float">
            <text:p>0</text:p>
          </table:table-cell>
          <table:table-cell office:value-type="float" office:value="5.1418" calcext:value-type="float">
            <text:p>5.1418</text:p>
          </table:table-cell>
          <table:table-cell office:value-type="float" office:value="1.4742" calcext:value-type="float">
            <text:p>1.474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49875" calcext:value-type="float">
            <text:p>0.49875</text:p>
          </table:table-cell>
          <table:table-cell office:value-type="float" office:value="0.49939" calcext:value-type="float">
            <text:p>0.49939</text:p>
          </table:table-cell>
          <table:table-cell office:value-type="float" office:value="0.29874" calcext:value-type="float">
            <text:p>0.29874</text:p>
          </table:table-cell>
          <table:table-cell office:value-type="float" office:value="3.1916" calcext:value-type="float">
            <text:p>3.1916</text:p>
          </table:table-cell>
          <table:table-cell office:value-type="float" office:value="1.1428" calcext:value-type="float">
            <text:p>1.14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49743" calcext:value-type="float">
            <text:p>0.49743</text:p>
          </table:table-cell>
          <table:table-cell office:value-type="float" office:value="0.49939" calcext:value-type="float">
            <text:p>0.49939</text:p>
          </table:table-cell>
          <table:table-cell office:value-type="float" office:value="0" calcext:value-type="float">
            <text:p>0</text:p>
          </table:table-cell>
          <table:table-cell office:value-type="float" office:value="5.0721" calcext:value-type="float">
            <text:p>5.0721</text:p>
          </table:table-cell>
          <table:table-cell office:value-type="float" office:value="1.4624" calcext:value-type="float">
            <text:p>1.462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49874" calcext:value-type="float">
            <text:p>0.49874</text:p>
          </table:table-cell>
          <table:table-cell office:value-type="float" office:value="0.49939" calcext:value-type="float">
            <text:p>0.49939</text:p>
          </table:table-cell>
          <table:table-cell office:value-type="float" office:value="0.29911" calcext:value-type="float">
            <text:p>0.29911</text:p>
          </table:table-cell>
          <table:table-cell office:value-type="float" office:value="3.1312" calcext:value-type="float">
            <text:p>3.1312</text:p>
          </table:table-cell>
          <table:table-cell office:value-type="float" office:value="1.1359" calcext:value-type="float">
            <text:p>1.135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49746" calcext:value-type="float">
            <text:p>0.49746</text:p>
          </table:table-cell>
          <table:table-cell office:value-type="float" office:value="0.49939" calcext:value-type="float">
            <text:p>0.49939</text:p>
          </table:table-cell>
          <table:table-cell office:value-type="float" office:value="0" calcext:value-type="float">
            <text:p>0</text:p>
          </table:table-cell>
          <table:table-cell office:value-type="float" office:value="5.0052" calcext:value-type="float">
            <text:p>5.0052</text:p>
          </table:table-cell>
          <table:table-cell office:value-type="float" office:value="1.4511" calcext:value-type="float">
            <text:p>1.451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4987" calcext:value-type="float">
            <text:p>0.4987</text:p>
          </table:table-cell>
          <table:table-cell office:value-type="float" office:value="0.49939" calcext:value-type="float">
            <text:p>0.49939</text:p>
          </table:table-cell>
          <table:table-cell office:value-type="float" office:value="0.36603" calcext:value-type="float">
            <text:p>0.36603</text:p>
          </table:table-cell>
          <table:table-cell office:value-type="float" office:value="3.0475" calcext:value-type="float">
            <text:p>3.0475</text:p>
          </table:table-cell>
          <table:table-cell office:value-type="float" office:value="1.1091" calcext:value-type="float">
            <text:p>1.109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4975" calcext:value-type="float">
            <text:p>0.4975</text:p>
          </table:table-cell>
          <table:table-cell office:value-type="float" office:value="0.49939" calcext:value-type="float">
            <text:p>0.49939</text:p>
          </table:table-cell>
          <table:table-cell office:value-type="float" office:value="0" calcext:value-type="float">
            <text:p>0</text:p>
          </table:table-cell>
          <table:table-cell office:value-type="float" office:value="4.9398" calcext:value-type="float">
            <text:p>4.9398</text:p>
          </table:table-cell>
          <table:table-cell office:value-type="float" office:value="1.4397" calcext:value-type="float">
            <text:p>1.439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29939" calcext:value-type="float">
            <text:p>0.29939</text:p>
          </table:table-cell>
          <table:table-cell office:value-type="float" office:value="0.29965" calcext:value-type="float">
            <text:p>0.29965</text:p>
          </table:table-cell>
          <table:table-cell office:value-type="float" office:value="0.29931" calcext:value-type="float">
            <text:p>0.29931</text:p>
          </table:table-cell>
          <table:table-cell office:value-type="float" office:value="1.7904" calcext:value-type="float">
            <text:p>1.7904</text:p>
          </table:table-cell>
          <table:table-cell office:value-type="float" office:value="0.652" calcext:value-type="float">
            <text:p>0.65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29852" calcext:value-type="float">
            <text:p>0.29852</text:p>
          </table:table-cell>
          <table:table-cell office:value-type="float" office:value="0.29965" calcext:value-type="float">
            <text:p>0.29965</text:p>
          </table:table-cell>
          <table:table-cell office:value-type="float" office:value="0" calcext:value-type="float">
            <text:p>0</text:p>
          </table:table-cell>
          <table:table-cell office:value-type="float" office:value="3.0719" calcext:value-type="float">
            <text:p>3.0719</text:p>
          </table:table-cell>
          <table:table-cell office:value-type="float" office:value="0.8855" calcext:value-type="float">
            <text:p>0.885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29915" calcext:value-type="float">
            <text:p>0.29915</text:p>
          </table:table-cell>
          <table:table-cell office:value-type="float" office:value="0.29965" calcext:value-type="float">
            <text:p>0.29965</text:p>
          </table:table-cell>
          <table:table-cell office:value-type="float" office:value="0.0998" calcext:value-type="float">
            <text:p>0.0998</text:p>
          </table:table-cell>
          <table:table-cell office:value-type="float" office:value="1.9082" calcext:value-type="float">
            <text:p>1.9082</text:p>
          </table:table-cell>
          <table:table-cell office:value-type="float" office:value="0.6807" calcext:value-type="float">
            <text:p>0.680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9854" calcext:value-type="float">
            <text:p>0.29854</text:p>
          </table:table-cell>
          <table:table-cell office:value-type="float" office:value="0.29965" calcext:value-type="float">
            <text:p>0.29965</text:p>
          </table:table-cell>
          <table:table-cell office:value-type="float" office:value="0" calcext:value-type="float">
            <text:p>0</text:p>
          </table:table-cell>
          <table:table-cell office:value-type="float" office:value="3.0356" calcext:value-type="float">
            <text:p>3.0356</text:p>
          </table:table-cell>
          <table:table-cell office:value-type="float" office:value="0.8792" calcext:value-type="float">
            <text:p>0.879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29927" calcext:value-type="float">
            <text:p>0.29927</text:p>
          </table:table-cell>
          <table:table-cell office:value-type="float" office:value="0.29965" calcext:value-type="float">
            <text:p>0.29965</text:p>
          </table:table-cell>
          <table:table-cell office:value-type="float" office:value="0.19955" calcext:value-type="float">
            <text:p>0.19955</text:p>
          </table:table-cell>
          <table:table-cell office:value-type="float" office:value="1.7554" calcext:value-type="float">
            <text:p>1.7554</text:p>
          </table:table-cell>
          <table:table-cell office:value-type="float" office:value="0.6478" calcext:value-type="float">
            <text:p>0.647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29856" calcext:value-type="float">
            <text:p>0.29856</text:p>
          </table:table-cell>
          <table:table-cell office:value-type="float" office:value="0.29965" calcext:value-type="float">
            <text:p>0.29965</text:p>
          </table:table-cell>
          <table:table-cell office:value-type="float" office:value="0" calcext:value-type="float">
            <text:p>0</text:p>
          </table:table-cell>
          <table:table-cell office:value-type="float" office:value="2.9968" calcext:value-type="float">
            <text:p>2.9968</text:p>
          </table:table-cell>
          <table:table-cell office:value-type="float" office:value="0.8721" calcext:value-type="float">
            <text:p>0.872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0.29939" calcext:value-type="float">
            <text:p>0.29939</text:p>
          </table:table-cell>
          <table:table-cell office:value-type="float" office:value="0.29965" calcext:value-type="float">
            <text:p>0.29965</text:p>
          </table:table-cell>
          <table:table-cell office:value-type="float" office:value="0.29933" calcext:value-type="float">
            <text:p>0.29933</text:p>
          </table:table-cell>
          <table:table-cell office:value-type="float" office:value="1.8017" calcext:value-type="float">
            <text:p>1.8017</text:p>
          </table:table-cell>
          <table:table-cell office:value-type="float" office:value="0.6537" calcext:value-type="float">
            <text:p>0.653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29859" calcext:value-type="float">
            <text:p>0.29859</text:p>
          </table:table-cell>
          <table:table-cell office:value-type="float" office:value="0.29965" calcext:value-type="float">
            <text:p>0.29965</text:p>
          </table:table-cell>
          <table:table-cell office:value-type="float" office:value="0" calcext:value-type="float">
            <text:p>0</text:p>
          </table:table-cell>
          <table:table-cell office:value-type="float" office:value="2.9617" calcext:value-type="float">
            <text:p>2.9617</text:p>
          </table:table-cell>
          <table:table-cell office:value-type="float" office:value="0.8657" calcext:value-type="float">
            <text:p>0.865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0.29902" calcext:value-type="float">
            <text:p>0.29902</text:p>
          </table:table-cell>
          <table:table-cell office:value-type="float" office:value="0.29965" calcext:value-type="float">
            <text:p>0.29965</text:p>
          </table:table-cell>
          <table:table-cell office:value-type="float" office:value="0.0998" calcext:value-type="float">
            <text:p>0.0998</text:p>
          </table:table-cell>
          <table:table-cell office:value-type="float" office:value="1.7668" calcext:value-type="float">
            <text:p>1.7668</text:p>
          </table:table-cell>
          <table:table-cell office:value-type="float" office:value="0.6405" calcext:value-type="float">
            <text:p>0.640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9861" calcext:value-type="float">
            <text:p>0.29861</text:p>
          </table:table-cell>
          <table:table-cell office:value-type="float" office:value="0.29965" calcext:value-type="float">
            <text:p>0.29965</text:p>
          </table:table-cell>
          <table:table-cell office:value-type="float" office:value="0" calcext:value-type="float">
            <text:p>0</text:p>
          </table:table-cell>
          <table:table-cell office:value-type="float" office:value="2.9274" calcext:value-type="float">
            <text:p>2.9274</text:p>
          </table:table-cell>
          <table:table-cell office:value-type="float" office:value="0.8593" calcext:value-type="float">
            <text:p>0.859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0.29939" calcext:value-type="float">
            <text:p>0.29939</text:p>
          </table:table-cell>
          <table:table-cell office:value-type="float" office:value="0.29965" calcext:value-type="float">
            <text:p>0.29965</text:p>
          </table:table-cell>
          <table:table-cell office:value-type="float" office:value="0.29936" calcext:value-type="float">
            <text:p>0.29936</text:p>
          </table:table-cell>
          <table:table-cell office:value-type="float" office:value="1.6964" calcext:value-type="float">
            <text:p>1.6964</text:p>
          </table:table-cell>
          <table:table-cell office:value-type="float" office:value="0.6176" calcext:value-type="float">
            <text:p>0.617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29862" calcext:value-type="float">
            <text:p>0.29862</text:p>
          </table:table-cell>
          <table:table-cell office:value-type="float" office:value="0.29965" calcext:value-type="float">
            <text:p>0.29965</text:p>
          </table:table-cell>
          <table:table-cell office:value-type="float" office:value="0" calcext:value-type="float">
            <text:p>0</text:p>
          </table:table-cell>
          <table:table-cell office:value-type="float" office:value="2.8932" calcext:value-type="float">
            <text:p>2.8932</text:p>
          </table:table-cell>
          <table:table-cell office:value-type="float" office:value="0.8526" calcext:value-type="float">
            <text:p>0.85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.29939" calcext:value-type="float">
            <text:p>0.29939</text:p>
          </table:table-cell>
          <table:table-cell office:value-type="float" office:value="0.29965" calcext:value-type="float">
            <text:p>0.29965</text:p>
          </table:table-cell>
          <table:table-cell office:value-type="float" office:value="0.29923" calcext:value-type="float">
            <text:p>0.29923</text:p>
          </table:table-cell>
          <table:table-cell office:value-type="float" office:value="1.6591" calcext:value-type="float">
            <text:p>1.6591</text:p>
          </table:table-cell>
          <table:table-cell office:value-type="float" office:value="0.603" calcext:value-type="float">
            <text:p>0.60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29864" calcext:value-type="float">
            <text:p>0.29864</text:p>
          </table:table-cell>
          <table:table-cell office:value-type="float" office:value="0.29965" calcext:value-type="float">
            <text:p>0.29965</text:p>
          </table:table-cell>
          <table:table-cell office:value-type="float" office:value="0" calcext:value-type="float">
            <text:p>0</text:p>
          </table:table-cell>
          <table:table-cell office:value-type="float" office:value="2.8599" calcext:value-type="float">
            <text:p>2.8599</text:p>
          </table:table-cell>
          <table:table-cell office:value-type="float" office:value="0.8458" calcext:value-type="float">
            <text:p>0.845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0.29927" calcext:value-type="float">
            <text:p>0.29927</text:p>
          </table:table-cell>
          <table:table-cell office:value-type="float" office:value="0.29965" calcext:value-type="float">
            <text:p>0.29965</text:p>
          </table:table-cell>
          <table:table-cell office:value-type="float" office:value="0.19958" calcext:value-type="float">
            <text:p>0.19958</text:p>
          </table:table-cell>
          <table:table-cell office:value-type="float" office:value="1.617" calcext:value-type="float">
            <text:p>1.617</text:p>
          </table:table-cell>
          <table:table-cell office:value-type="float" office:value="0.5845" calcext:value-type="float">
            <text:p>0.584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9866" calcext:value-type="float">
            <text:p>0.29866</text:p>
          </table:table-cell>
          <table:table-cell office:value-type="float" office:value="0.29965" calcext:value-type="float">
            <text:p>0.29965</text:p>
          </table:table-cell>
          <table:table-cell office:value-type="float" office:value="0" calcext:value-type="float">
            <text:p>0</text:p>
          </table:table-cell>
          <table:table-cell office:value-type="float" office:value="2.8273" calcext:value-type="float">
            <text:p>2.8273</text:p>
          </table:table-cell>
          <table:table-cell office:value-type="float" office:value="0.8389" calcext:value-type="float">
            <text:p>0.838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0.29914" calcext:value-type="float">
            <text:p>0.29914</text:p>
          </table:table-cell>
          <table:table-cell office:value-type="float" office:value="0.29965" calcext:value-type="float">
            <text:p>0.29965</text:p>
          </table:table-cell>
          <table:table-cell office:value-type="float" office:value="0.19918" calcext:value-type="float">
            <text:p>0.19918</text:p>
          </table:table-cell>
          <table:table-cell office:value-type="float" office:value="1.5948" calcext:value-type="float">
            <text:p>1.5948</text:p>
          </table:table-cell>
          <table:table-cell office:value-type="float" office:value="0.5825" calcext:value-type="float">
            <text:p>0.58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9867" calcext:value-type="float">
            <text:p>0.29867</text:p>
          </table:table-cell>
          <table:table-cell office:value-type="float" office:value="0.29965" calcext:value-type="float">
            <text:p>0.29965</text:p>
          </table:table-cell>
          <table:table-cell office:value-type="float" office:value="0" calcext:value-type="float">
            <text:p>0</text:p>
          </table:table-cell>
          <table:table-cell office:value-type="float" office:value="2.7956" calcext:value-type="float">
            <text:p>2.7956</text:p>
          </table:table-cell>
          <table:table-cell office:value-type="float" office:value="0.8324" calcext:value-type="float">
            <text:p>0.832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.29927" calcext:value-type="float">
            <text:p>0.29927</text:p>
          </table:table-cell>
          <table:table-cell office:value-type="float" office:value="0.29965" calcext:value-type="float">
            <text:p>0.29965</text:p>
          </table:table-cell>
          <table:table-cell office:value-type="float" office:value="0.19958" calcext:value-type="float">
            <text:p>0.19958</text:p>
          </table:table-cell>
          <table:table-cell office:value-type="float" office:value="1.6036" calcext:value-type="float">
            <text:p>1.6036</text:p>
          </table:table-cell>
          <table:table-cell office:value-type="float" office:value="0.5819" calcext:value-type="float">
            <text:p>0.581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9868" calcext:value-type="float">
            <text:p>0.29868</text:p>
          </table:table-cell>
          <table:table-cell office:value-type="float" office:value="0.29965" calcext:value-type="float">
            <text:p>0.29965</text:p>
          </table:table-cell>
          <table:table-cell office:value-type="float" office:value="0" calcext:value-type="float">
            <text:p>0</text:p>
          </table:table-cell>
          <table:table-cell office:value-type="float" office:value="2.7659" calcext:value-type="float">
            <text:p>2.7659</text:p>
          </table:table-cell>
          <table:table-cell office:value-type="float" office:value="0.8261" calcext:value-type="float">
            <text:p>0.826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19947" calcext:value-type="float">
            <text:p>0.19947</text:p>
          </table:table-cell>
          <table:table-cell office:value-type="float" office:value="0.19977" calcext:value-type="float">
            <text:p>0.19977</text:p>
          </table:table-cell>
          <table:table-cell office:value-type="float" office:value="0.09939" calcext:value-type="float">
            <text:p>0.09939</text:p>
          </table:table-cell>
          <table:table-cell office:value-type="float" office:value="1.1199" calcext:value-type="float">
            <text:p>1.1199</text:p>
          </table:table-cell>
          <table:table-cell office:value-type="float" office:value="0.4012" calcext:value-type="float">
            <text:p>0.40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9915" calcext:value-type="float">
            <text:p>0.19915</text:p>
          </table:table-cell>
          <table:table-cell office:value-type="float" office:value="0.19977" calcext:value-type="float">
            <text:p>0.19977</text:p>
          </table:table-cell>
          <table:table-cell office:value-type="float" office:value="0" calcext:value-type="float">
            <text:p>0</text:p>
          </table:table-cell>
          <table:table-cell office:value-type="float" office:value="2.0076" calcext:value-type="float">
            <text:p>2.0076</text:p>
          </table:table-cell>
          <table:table-cell office:value-type="float" office:value="0.5717" calcext:value-type="float">
            <text:p>0.57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0.19934" calcext:value-type="float">
            <text:p>0.19934</text:p>
          </table:table-cell>
          <table:table-cell office:value-type="float" office:value="0.19977" calcext:value-type="float">
            <text:p>0.19977</text:p>
          </table:table-cell>
          <table:table-cell office:value-type="float" office:value="0.09972" calcext:value-type="float">
            <text:p>0.09972</text:p>
          </table:table-cell>
          <table:table-cell office:value-type="float" office:value="1.046" calcext:value-type="float">
            <text:p>1.046</text:p>
          </table:table-cell>
          <table:table-cell office:value-type="float" office:value="0.3738" calcext:value-type="float">
            <text:p>0.373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9916" calcext:value-type="float">
            <text:p>0.19916</text:p>
          </table:table-cell>
          <table:table-cell office:value-type="float" office:value="0.19977" calcext:value-type="float">
            <text:p>0.19977</text:p>
          </table:table-cell>
          <table:table-cell office:value-type="float" office:value="0" calcext:value-type="float">
            <text:p>0</text:p>
          </table:table-cell>
          <table:table-cell office:value-type="float" office:value="1.9847" calcext:value-type="float">
            <text:p>1.9847</text:p>
          </table:table-cell>
          <table:table-cell office:value-type="float" office:value="0.567" calcext:value-type="float">
            <text:p>0.56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.19959" calcext:value-type="float">
            <text:p>0.19959</text:p>
          </table:table-cell>
          <table:table-cell office:value-type="float" office:value="0.19977" calcext:value-type="float">
            <text:p>0.19977</text:p>
          </table:table-cell>
          <table:table-cell office:value-type="float" office:value="0.19916" calcext:value-type="float">
            <text:p>0.19916</text:p>
          </table:table-cell>
          <table:table-cell office:value-type="float" office:value="1.062" calcext:value-type="float">
            <text:p>1.062</text:p>
          </table:table-cell>
          <table:table-cell office:value-type="float" office:value="0.3849" calcext:value-type="float">
            <text:p>0.384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9916" calcext:value-type="float">
            <text:p>0.19916</text:p>
          </table:table-cell>
          <table:table-cell office:value-type="float" office:value="0.19977" calcext:value-type="float">
            <text:p>0.19977</text:p>
          </table:table-cell>
          <table:table-cell office:value-type="float" office:value="0" calcext:value-type="float">
            <text:p>0</text:p>
          </table:table-cell>
          <table:table-cell office:value-type="float" office:value="1.9632" calcext:value-type="float">
            <text:p>1.9632</text:p>
          </table:table-cell>
          <table:table-cell office:value-type="float" office:value="0.5628" calcext:value-type="float">
            <text:p>0.562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0.19959" calcext:value-type="float">
            <text:p>0.19959</text:p>
          </table:table-cell>
          <table:table-cell office:value-type="float" office:value="0.19977" calcext:value-type="float">
            <text:p>0.19977</text:p>
          </table:table-cell>
          <table:table-cell office:value-type="float" office:value="0.19949" calcext:value-type="float">
            <text:p>0.19949</text:p>
          </table:table-cell>
          <table:table-cell office:value-type="float" office:value="1.0896" calcext:value-type="float">
            <text:p>1.0896</text:p>
          </table:table-cell>
          <table:table-cell office:value-type="float" office:value="0.3855" calcext:value-type="float">
            <text:p>0.385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9918" calcext:value-type="float">
            <text:p>0.19918</text:p>
          </table:table-cell>
          <table:table-cell office:value-type="float" office:value="0.19977" calcext:value-type="float">
            <text:p>0.19977</text:p>
          </table:table-cell>
          <table:table-cell office:value-type="float" office:value="0" calcext:value-type="float">
            <text:p>0</text:p>
          </table:table-cell>
          <table:table-cell office:value-type="float" office:value="1.9435" calcext:value-type="float">
            <text:p>1.9435</text:p>
          </table:table-cell>
          <table:table-cell office:value-type="float" office:value="0.5587" calcext:value-type="float">
            <text:p>0.558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0.19959" calcext:value-type="float">
            <text:p>0.19959</text:p>
          </table:table-cell>
          <table:table-cell office:value-type="float" office:value="0.19977" calcext:value-type="float">
            <text:p>0.19977</text:p>
          </table:table-cell>
          <table:table-cell office:value-type="float" office:value="0.1995" calcext:value-type="float">
            <text:p>0.1995</text:p>
          </table:table-cell>
          <table:table-cell office:value-type="float" office:value="1.1151" calcext:value-type="float">
            <text:p>1.1151</text:p>
          </table:table-cell>
          <table:table-cell office:value-type="float" office:value="0.391" calcext:value-type="float">
            <text:p>0.39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9918" calcext:value-type="float">
            <text:p>0.19918</text:p>
          </table:table-cell>
          <table:table-cell office:value-type="float" office:value="0.19977" calcext:value-type="float">
            <text:p>0.19977</text:p>
          </table:table-cell>
          <table:table-cell office:value-type="float" office:value="0" calcext:value-type="float">
            <text:p>0</text:p>
          </table:table-cell>
          <table:table-cell office:value-type="float" office:value="1.9251" calcext:value-type="float">
            <text:p>1.9251</text:p>
          </table:table-cell>
          <table:table-cell office:value-type="float" office:value="0.5551" calcext:value-type="float">
            <text:p>0.555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.19947" calcext:value-type="float">
            <text:p>0.19947</text:p>
          </table:table-cell>
          <table:table-cell office:value-type="float" office:value="0.19977" calcext:value-type="float">
            <text:p>0.19977</text:p>
          </table:table-cell>
          <table:table-cell office:value-type="float" office:value="0.09939" calcext:value-type="float">
            <text:p>0.09939</text:p>
          </table:table-cell>
          <table:table-cell office:value-type="float" office:value="1.1621" calcext:value-type="float">
            <text:p>1.1621</text:p>
          </table:table-cell>
          <table:table-cell office:value-type="float" office:value="0.401" calcext:value-type="float">
            <text:p>0.40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9919" calcext:value-type="float">
            <text:p>0.19919</text:p>
          </table:table-cell>
          <table:table-cell office:value-type="float" office:value="0.19977" calcext:value-type="float">
            <text:p>0.19977</text:p>
          </table:table-cell>
          <table:table-cell office:value-type="float" office:value="0" calcext:value-type="float">
            <text:p>0</text:p>
          </table:table-cell>
          <table:table-cell office:value-type="float" office:value="1.9085" calcext:value-type="float">
            <text:p>1.9085</text:p>
          </table:table-cell>
          <table:table-cell office:value-type="float" office:value="0.5517" calcext:value-type="float">
            <text:p>0.55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0.19959" calcext:value-type="float">
            <text:p>0.19959</text:p>
          </table:table-cell>
          <table:table-cell office:value-type="float" office:value="0.19977" calcext:value-type="float">
            <text:p>0.19977</text:p>
          </table:table-cell>
          <table:table-cell office:value-type="float" office:value="0.19913" calcext:value-type="float">
            <text:p>0.19913</text:p>
          </table:table-cell>
          <table:table-cell office:value-type="float" office:value="1.1752" calcext:value-type="float">
            <text:p>1.1752</text:p>
          </table:table-cell>
          <table:table-cell office:value-type="float" office:value="0.4047" calcext:value-type="float">
            <text:p>0.404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1992" calcext:value-type="float">
            <text:p>0.1992</text:p>
          </table:table-cell>
          <table:table-cell office:value-type="float" office:value="0.19977" calcext:value-type="float">
            <text:p>0.19977</text:p>
          </table:table-cell>
          <table:table-cell office:value-type="float" office:value="0" calcext:value-type="float">
            <text:p>0</text:p>
          </table:table-cell>
          <table:table-cell office:value-type="float" office:value="1.8928" calcext:value-type="float">
            <text:p>1.8928</text:p>
          </table:table-cell>
          <table:table-cell office:value-type="float" office:value="0.5485" calcext:value-type="float">
            <text:p>0.548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0.19947" calcext:value-type="float">
            <text:p>0.19947</text:p>
          </table:table-cell>
          <table:table-cell office:value-type="float" office:value="0.19977" calcext:value-type="float">
            <text:p>0.19977</text:p>
          </table:table-cell>
          <table:table-cell office:value-type="float" office:value="0.09974" calcext:value-type="float">
            <text:p>0.09974</text:p>
          </table:table-cell>
          <table:table-cell office:value-type="float" office:value="1.1433" calcext:value-type="float">
            <text:p>1.1433</text:p>
          </table:table-cell>
          <table:table-cell office:value-type="float" office:value="0.3934" calcext:value-type="float">
            <text:p>0.393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992" calcext:value-type="float">
            <text:p>0.1992</text:p>
          </table:table-cell>
          <table:table-cell office:value-type="float" office:value="0.19977" calcext:value-type="float">
            <text:p>0.19977</text:p>
          </table:table-cell>
          <table:table-cell office:value-type="float" office:value="0" calcext:value-type="float">
            <text:p>0</text:p>
          </table:table-cell>
          <table:table-cell office:value-type="float" office:value="1.8772" calcext:value-type="float">
            <text:p>1.8772</text:p>
          </table:table-cell>
          <table:table-cell office:value-type="float" office:value="0.5453" calcext:value-type="float">
            <text:p>0.545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19947" calcext:value-type="float">
            <text:p>0.19947</text:p>
          </table:table-cell>
          <table:table-cell office:value-type="float" office:value="0.19977" calcext:value-type="float">
            <text:p>0.19977</text:p>
          </table:table-cell>
          <table:table-cell office:value-type="float" office:value="0.09974" calcext:value-type="float">
            <text:p>0.09974</text:p>
          </table:table-cell>
          <table:table-cell office:value-type="float" office:value="1.132" calcext:value-type="float">
            <text:p>1.132</text:p>
          </table:table-cell>
          <table:table-cell office:value-type="float" office:value="0.391" calcext:value-type="float">
            <text:p>0.39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9921" calcext:value-type="float">
            <text:p>0.19921</text:p>
          </table:table-cell>
          <table:table-cell office:value-type="float" office:value="0.19977" calcext:value-type="float">
            <text:p>0.19977</text:p>
          </table:table-cell>
          <table:table-cell office:value-type="float" office:value="0" calcext:value-type="float">
            <text:p>0</text:p>
          </table:table-cell>
          <table:table-cell office:value-type="float" office:value="1.862" calcext:value-type="float">
            <text:p>1.862</text:p>
          </table:table-cell>
          <table:table-cell office:value-type="float" office:value="0.5422" calcext:value-type="float">
            <text:p>0.54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0.19959" calcext:value-type="float">
            <text:p>0.19959</text:p>
          </table:table-cell>
          <table:table-cell office:value-type="float" office:value="0.19977" calcext:value-type="float">
            <text:p>0.19977</text:p>
          </table:table-cell>
          <table:table-cell office:value-type="float" office:value="0.19913" calcext:value-type="float">
            <text:p>0.19913</text:p>
          </table:table-cell>
          <table:table-cell office:value-type="float" office:value="1.0943" calcext:value-type="float">
            <text:p>1.0943</text:p>
          </table:table-cell>
          <table:table-cell office:value-type="float" office:value="0.3856" calcext:value-type="float">
            <text:p>0.385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9922" calcext:value-type="float">
            <text:p>0.19922</text:p>
          </table:table-cell>
          <table:table-cell office:value-type="float" office:value="0.19977" calcext:value-type="float">
            <text:p>0.19977</text:p>
          </table:table-cell>
          <table:table-cell office:value-type="float" office:value="0" calcext:value-type="float">
            <text:p>0</text:p>
          </table:table-cell>
          <table:table-cell office:value-type="float" office:value="1.8467" calcext:value-type="float">
            <text:p>1.8467</text:p>
          </table:table-cell>
          <table:table-cell office:value-type="float" office:value="0.5391" calcext:value-type="float">
            <text:p>0.539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09967" calcext:value-type="float">
            <text:p>0.09967</text:p>
          </table:table-cell>
          <table:table-cell office:value-type="float" office:value="0.09989" calcext:value-type="float">
            <text:p>0.09989</text:p>
          </table:table-cell>
          <table:table-cell office:value-type="float" office:value="0" calcext:value-type="float">
            <text:p>0</text:p>
          </table:table-cell>
          <table:table-cell office:value-type="float" office:value="0.5912" calcext:value-type="float">
            <text:p>0.5912</text:p>
          </table:table-cell>
          <table:table-cell office:value-type="float" office:value="0.2039" calcext:value-type="float">
            <text:p>0.203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996" calcext:value-type="float">
            <text:p>0.0996</text:p>
          </table:table-cell>
          <table:table-cell office:value-type="float" office:value="0.09989" calcext:value-type="float">
            <text:p>0.099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747" calcext:value-type="float">
            <text:p>0.274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</table:table>
      <table:table table:name="aggregated_all_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number-columns-repeated="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Remaining Subpopulations</text:p>
          </table:table-cell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imer Name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PU Time (ns):</text:p>
          </table:table-cell>
          <table:table-cell office:value-type="float" office:value="97656444427" calcext:value-type="float">
            <text:p>9765644442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all Time (ms):</text:p>
          </table:table-cell>
          <table:table-cell office:value-type="float" office:value="4741" calcext:value-type="float">
            <text:p>474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PU Cycles:</text:p>
          </table:table-cell>
          <table:table-cell office:value-type="float" office:value="7.75913760093345E+016" calcext:value-type="float">
            <text:p>7.75913760093345E+01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napshot #</text:p>
          </table:table-cell>
          <table:table-cell office:value-type="string" calcext:value-type="string">
            <text:p>Snapshot Time(ms)</text:p>
          </table:table-cell>
          <table:table-cell office:value-type="string" calcext:value-type="string">
            <text:p>Value(Bytes)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5947392" calcext:value-type="float">
            <text:p>325947392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9" calcext:value-type="float">
            <text:p>279</text:p>
          </table:table-cell>
          <table:table-cell office:value-type="float" office:value="344080384" calcext:value-type="float">
            <text:p>344080384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7" calcext:value-type="float">
            <text:p>537</text:p>
          </table:table-cell>
          <table:table-cell office:value-type="float" office:value="349671424" calcext:value-type="float">
            <text:p>349671424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50" calcext:value-type="float">
            <text:p>750</text:p>
          </table:table-cell>
          <table:table-cell office:value-type="float" office:value="358031360" calcext:value-type="float">
            <text:p>358031360</text:p>
          </table:table-cell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79" calcext:value-type="float">
            <text:p>979</text:p>
          </table:table-cell>
          <table:table-cell office:value-type="float" office:value="363569152" calcext:value-type="float">
            <text:p>363569152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90" calcext:value-type="float">
            <text:p>1190</text:p>
          </table:table-cell>
          <table:table-cell office:value-type="float" office:value="369344512" calcext:value-type="float">
            <text:p>369344512</text:p>
          </table:table-cell>
          <table:table-cell table:number-columns-repeated="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73" calcext:value-type="float">
            <text:p>1373</text:p>
          </table:table-cell>
          <table:table-cell office:value-type="float" office:value="377196544" calcext:value-type="float">
            <text:p>377196544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73" calcext:value-type="float">
            <text:p>1573</text:p>
          </table:table-cell>
          <table:table-cell office:value-type="float" office:value="384733184" calcext:value-type="float">
            <text:p>384733184</text:p>
          </table:table-cell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42" calcext:value-type="float">
            <text:p>1742</text:p>
          </table:table-cell>
          <table:table-cell office:value-type="float" office:value="390086656" calcext:value-type="float">
            <text:p>390086656</text:p>
          </table:table-cell>
          <table:table-cell table:number-columns-repeated="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73" calcext:value-type="float">
            <text:p>1873</text:p>
          </table:table-cell>
          <table:table-cell office:value-type="float" office:value="395952128" calcext:value-type="float">
            <text:p>395952128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72" calcext:value-type="float">
            <text:p>1972</text:p>
          </table:table-cell>
          <table:table-cell office:value-type="float" office:value="403070976" calcext:value-type="float">
            <text:p>403070976</text:p>
          </table:table-cell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58" calcext:value-type="float">
            <text:p>2258</text:p>
          </table:table-cell>
          <table:table-cell office:value-type="float" office:value="286724096" calcext:value-type="float">
            <text:p>286724096</text:p>
          </table:table-cell>
          <table:table-cell table:number-columns-repeated="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82" calcext:value-type="float">
            <text:p>2382</text:p>
          </table:table-cell>
          <table:table-cell office:value-type="float" office:value="288526336" calcext:value-type="float">
            <text:p>288526336</text:p>
          </table:table-cell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72" calcext:value-type="float">
            <text:p>2472</text:p>
          </table:table-cell>
          <table:table-cell office:value-type="float" office:value="292638720" calcext:value-type="float">
            <text:p>292638720</text:p>
          </table:table-cell>
          <table:table-cell table:number-columns-repeated="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74" calcext:value-type="float">
            <text:p>2574</text:p>
          </table:table-cell>
          <table:table-cell office:value-type="float" office:value="296648704" calcext:value-type="float">
            <text:p>296648704</text:p>
          </table:table-cell>
          <table:table-cell table:number-columns-repeated="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68" calcext:value-type="float">
            <text:p>2668</text:p>
          </table:table-cell>
          <table:table-cell office:value-type="float" office:value="301400064" calcext:value-type="float">
            <text:p>301400064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54" calcext:value-type="float">
            <text:p>2754</text:p>
          </table:table-cell>
          <table:table-cell office:value-type="float" office:value="302764032" calcext:value-type="float">
            <text:p>302764032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53" calcext:value-type="float">
            <text:p>2853</text:p>
          </table:table-cell>
          <table:table-cell office:value-type="float" office:value="307273728" calcext:value-type="float">
            <text:p>307273728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32" calcext:value-type="float">
            <text:p>2932</text:p>
          </table:table-cell>
          <table:table-cell office:value-type="float" office:value="310366208" calcext:value-type="float">
            <text:p>310366208</text:p>
          </table:table-cell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98" calcext:value-type="float">
            <text:p>2998</text:p>
          </table:table-cell>
          <table:table-cell office:value-type="float" office:value="313757696" calcext:value-type="float">
            <text:p>313757696</text:p>
          </table:table-cell>
          <table:table-cell table:number-columns-repeated="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53" calcext:value-type="float">
            <text:p>3053</text:p>
          </table:table-cell>
          <table:table-cell office:value-type="float" office:value="318050304" calcext:value-type="float">
            <text:p>318050304</text:p>
          </table:table-cell>
          <table:table-cell table:number-columns-repeated="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61" calcext:value-type="float">
            <text:p>3261</text:p>
          </table:table-cell>
          <table:table-cell office:value-type="float" office:value="230498304" calcext:value-type="float">
            <text:p>230498304</text:p>
          </table:table-cell>
          <table:table-cell table:number-columns-repeated="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23" calcext:value-type="float">
            <text:p>3323</text:p>
          </table:table-cell>
          <table:table-cell office:value-type="float" office:value="231763968" calcext:value-type="float">
            <text:p>231763968</text:p>
          </table:table-cell>
          <table:table-cell table:number-columns-repeated="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384" calcext:value-type="float">
            <text:p>3384</text:p>
          </table:table-cell>
          <table:table-cell office:value-type="float" office:value="234827776" calcext:value-type="float">
            <text:p>234827776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445" calcext:value-type="float">
            <text:p>3445</text:p>
          </table:table-cell>
          <table:table-cell office:value-type="float" office:value="238153728" calcext:value-type="float">
            <text:p>238153728</text:p>
          </table:table-cell>
          <table:table-cell table:number-columns-repeated="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499" calcext:value-type="float">
            <text:p>3499</text:p>
          </table:table-cell>
          <table:table-cell office:value-type="float" office:value="239501312" calcext:value-type="float">
            <text:p>239501312</text:p>
          </table:table-cell>
          <table:table-cell table:number-columns-repeated="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549" calcext:value-type="float">
            <text:p>3549</text:p>
          </table:table-cell>
          <table:table-cell office:value-type="float" office:value="242339840" calcext:value-type="float">
            <text:p>242339840</text:p>
          </table:table-cell>
          <table:table-cell table:number-columns-repeated="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607" calcext:value-type="float">
            <text:p>3607</text:p>
          </table:table-cell>
          <table:table-cell office:value-type="float" office:value="244215808" calcext:value-type="float">
            <text:p>244215808</text:p>
          </table:table-cell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660" calcext:value-type="float">
            <text:p>3660</text:p>
          </table:table-cell>
          <table:table-cell office:value-type="float" office:value="245448704" calcext:value-type="float">
            <text:p>245448704</text:p>
          </table:table-cell>
          <table:table-cell table:number-columns-repeated="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708" calcext:value-type="float">
            <text:p>3708</text:p>
          </table:table-cell>
          <table:table-cell office:value-type="float" office:value="248528896" calcext:value-type="float">
            <text:p>248528896</text:p>
          </table:table-cell>
          <table:table-cell table:number-columns-repeated="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48" calcext:value-type="float">
            <text:p>3748</text:p>
          </table:table-cell>
          <table:table-cell office:value-type="float" office:value="250953728" calcext:value-type="float">
            <text:p>250953728</text:p>
          </table:table-cell>
          <table:table-cell table:number-columns-repeated="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881" calcext:value-type="float">
            <text:p>3881</text:p>
          </table:table-cell>
          <table:table-cell office:value-type="float" office:value="152297472" calcext:value-type="float">
            <text:p>152297472</text:p>
          </table:table-cell>
          <table:table-cell table:number-columns-repeated="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925" calcext:value-type="float">
            <text:p>3925</text:p>
          </table:table-cell>
          <table:table-cell office:value-type="float" office:value="153858048" calcext:value-type="float">
            <text:p>153858048</text:p>
          </table:table-cell>
          <table:table-cell table:number-columns-repeated="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69" calcext:value-type="float">
            <text:p>3969</text:p>
          </table:table-cell>
          <table:table-cell office:value-type="float" office:value="154820608" calcext:value-type="float">
            <text:p>154820608</text:p>
          </table:table-cell>
          <table:table-cell table:number-columns-repeated="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11" calcext:value-type="float">
            <text:p>4011</text:p>
          </table:table-cell>
          <table:table-cell office:value-type="float" office:value="156811264" calcext:value-type="float">
            <text:p>156811264</text:p>
          </table:table-cell>
          <table:table-cell table:number-columns-repeated="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052" calcext:value-type="float">
            <text:p>4052</text:p>
          </table:table-cell>
          <table:table-cell office:value-type="float" office:value="158154752" calcext:value-type="float">
            <text:p>158154752</text:p>
          </table:table-cell>
          <table:table-cell table:number-columns-repeated="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091" calcext:value-type="float">
            <text:p>4091</text:p>
          </table:table-cell>
          <table:table-cell office:value-type="float" office:value="159645696" calcext:value-type="float">
            <text:p>159645696</text:p>
          </table:table-cell>
          <table:table-cell table:number-columns-repeated="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131" calcext:value-type="float">
            <text:p>4131</text:p>
          </table:table-cell>
          <table:table-cell office:value-type="float" office:value="161185792" calcext:value-type="float">
            <text:p>161185792</text:p>
          </table:table-cell>
          <table:table-cell table:number-columns-repeated="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69" calcext:value-type="float">
            <text:p>4169</text:p>
          </table:table-cell>
          <table:table-cell office:value-type="float" office:value="162742272" calcext:value-type="float">
            <text:p>162742272</text:p>
          </table:table-cell>
          <table:table-cell table:number-columns-repeated="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08" calcext:value-type="float">
            <text:p>4208</text:p>
          </table:table-cell>
          <table:table-cell office:value-type="float" office:value="164155392" calcext:value-type="float">
            <text:p>164155392</text:p>
          </table:table-cell>
          <table:table-cell table:number-columns-repeated="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45" calcext:value-type="float">
            <text:p>4245</text:p>
          </table:table-cell>
          <table:table-cell office:value-type="float" office:value="165531648" calcext:value-type="float">
            <text:p>165531648</text:p>
          </table:table-cell>
          <table:table-cell table:number-columns-repeated="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00" calcext:value-type="float">
            <text:p>4300</text:p>
          </table:table-cell>
          <table:table-cell office:value-type="float" office:value="109748224" calcext:value-type="float">
            <text:p>109748224</text:p>
          </table:table-cell>
          <table:table-cell table:number-columns-repeated="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332" calcext:value-type="float">
            <text:p>4332</text:p>
          </table:table-cell>
          <table:table-cell office:value-type="float" office:value="110116864" calcext:value-type="float">
            <text:p>110116864</text:p>
          </table:table-cell>
          <table:table-cell table:number-columns-repeated="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66" calcext:value-type="float">
            <text:p>4366</text:p>
          </table:table-cell>
          <table:table-cell office:value-type="float" office:value="111173632" calcext:value-type="float">
            <text:p>111173632</text:p>
          </table:table-cell>
          <table:table-cell table:number-columns-repeated="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397" calcext:value-type="float">
            <text:p>4397</text:p>
          </table:table-cell>
          <table:table-cell office:value-type="float" office:value="111824896" calcext:value-type="float">
            <text:p>111824896</text:p>
          </table:table-cell>
          <table:table-cell table:number-columns-repeated="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430" calcext:value-type="float">
            <text:p>4430</text:p>
          </table:table-cell>
          <table:table-cell office:value-type="float" office:value="113045504" calcext:value-type="float">
            <text:p>113045504</text:p>
          </table:table-cell>
          <table:table-cell table:number-columns-repeated="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469" calcext:value-type="float">
            <text:p>4469</text:p>
          </table:table-cell>
          <table:table-cell office:value-type="float" office:value="113152000" calcext:value-type="float">
            <text:p>113152000</text:p>
          </table:table-cell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505" calcext:value-type="float">
            <text:p>4505</text:p>
          </table:table-cell>
          <table:table-cell office:value-type="float" office:value="114212864" calcext:value-type="float">
            <text:p>114212864</text:p>
          </table:table-cell>
          <table:table-cell table:number-columns-repeated="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542" calcext:value-type="float">
            <text:p>4542</text:p>
          </table:table-cell>
          <table:table-cell office:value-type="float" office:value="114999296" calcext:value-type="float">
            <text:p>114999296</text:p>
          </table:table-cell>
          <table:table-cell table:number-columns-repeated="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78" calcext:value-type="float">
            <text:p>4578</text:p>
          </table:table-cell>
          <table:table-cell office:value-type="float" office:value="115900416" calcext:value-type="float">
            <text:p>115900416</text:p>
          </table:table-cell>
          <table:table-cell table:number-columns-repeated="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610" calcext:value-type="float">
            <text:p>4610</text:p>
          </table:table-cell>
          <table:table-cell office:value-type="float" office:value="115879936" calcext:value-type="float">
            <text:p>11587993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ggregation Count: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imer Name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PU Time (ns):</text:p>
          </table:table-cell>
          <table:table-cell office:value-type="float" office:value="9765644442" calcext:value-type="float">
            <text:p>976564444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all Time (ms):</text:p>
          </table:table-cell>
          <table:table-cell office:value-type="float" office:value="3403" calcext:value-type="float">
            <text:p>340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PU Cycles:</text:p>
          </table:table-cell>
          <table:table-cell office:value-type="float" office:value="7759137600933455" calcext:value-type="float">
            <text:p>775913760093345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napshot #</text:p>
          </table:table-cell>
          <table:table-cell office:value-type="string" calcext:value-type="string">
            <text:p>Snapshot Time(ms)</text:p>
          </table:table-cell>
          <table:table-cell office:value-type="string" calcext:value-type="string">
            <text:p>Value(Bytes)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594739" calcext:value-type="float">
            <text:p>32594739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9" calcext:value-type="float">
            <text:p>279</text:p>
          </table:table-cell>
          <table:table-cell office:value-type="float" office:value="34408038" calcext:value-type="float">
            <text:p>34408038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7" calcext:value-type="float">
            <text:p>537</text:p>
          </table:table-cell>
          <table:table-cell office:value-type="float" office:value="34967142" calcext:value-type="float">
            <text:p>34967142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50" calcext:value-type="float">
            <text:p>750</text:p>
          </table:table-cell>
          <table:table-cell office:value-type="float" office:value="35803136" calcext:value-type="float">
            <text:p>35803136</text:p>
          </table:table-cell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79" calcext:value-type="float">
            <text:p>979</text:p>
          </table:table-cell>
          <table:table-cell office:value-type="float" office:value="36356915" calcext:value-type="float">
            <text:p>36356915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90" calcext:value-type="float">
            <text:p>1190</text:p>
          </table:table-cell>
          <table:table-cell office:value-type="float" office:value="36934451" calcext:value-type="float">
            <text:p>36934451</text:p>
          </table:table-cell>
          <table:table-cell table:number-columns-repeated="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73" calcext:value-type="float">
            <text:p>1373</text:p>
          </table:table-cell>
          <table:table-cell office:value-type="float" office:value="37719654" calcext:value-type="float">
            <text:p>37719654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73" calcext:value-type="float">
            <text:p>1573</text:p>
          </table:table-cell>
          <table:table-cell office:value-type="float" office:value="38473318" calcext:value-type="float">
            <text:p>38473318</text:p>
          </table:table-cell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42" calcext:value-type="float">
            <text:p>1742</text:p>
          </table:table-cell>
          <table:table-cell office:value-type="float" office:value="39008665" calcext:value-type="float">
            <text:p>39008665</text:p>
          </table:table-cell>
          <table:table-cell table:number-columns-repeated="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73" calcext:value-type="float">
            <text:p>1873</text:p>
          </table:table-cell>
          <table:table-cell office:value-type="float" office:value="39595212" calcext:value-type="float">
            <text:p>39595212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72" calcext:value-type="float">
            <text:p>1972</text:p>
          </table:table-cell>
          <table:table-cell office:value-type="float" office:value="40307097" calcext:value-type="float">
            <text:p>40307097</text:p>
          </table:table-cell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58" calcext:value-type="float">
            <text:p>2258</text:p>
          </table:table-cell>
          <table:table-cell office:value-type="float" office:value="40960585" calcext:value-type="float">
            <text:p>40960585</text:p>
          </table:table-cell>
          <table:table-cell table:number-columns-repeated="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82" calcext:value-type="float">
            <text:p>2382</text:p>
          </table:table-cell>
          <table:table-cell office:value-type="float" office:value="41218048" calcext:value-type="float">
            <text:p>41218048</text:p>
          </table:table-cell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72" calcext:value-type="float">
            <text:p>2472</text:p>
          </table:table-cell>
          <table:table-cell office:value-type="float" office:value="41805531" calcext:value-type="float">
            <text:p>41805531</text:p>
          </table:table-cell>
          <table:table-cell table:number-columns-repeated="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74" calcext:value-type="float">
            <text:p>2574</text:p>
          </table:table-cell>
          <table:table-cell office:value-type="float" office:value="42378386" calcext:value-type="float">
            <text:p>42378386</text:p>
          </table:table-cell>
          <table:table-cell table:number-columns-repeated="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68" calcext:value-type="float">
            <text:p>2668</text:p>
          </table:table-cell>
          <table:table-cell office:value-type="float" office:value="43057152" calcext:value-type="float">
            <text:p>43057152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54" calcext:value-type="float">
            <text:p>2754</text:p>
          </table:table-cell>
          <table:table-cell office:value-type="float" office:value="43252004" calcext:value-type="float">
            <text:p>43252004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53" calcext:value-type="float">
            <text:p>2853</text:p>
          </table:table-cell>
          <table:table-cell office:value-type="float" office:value="43896246" calcext:value-type="float">
            <text:p>43896246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32" calcext:value-type="float">
            <text:p>2932</text:p>
          </table:table-cell>
          <table:table-cell office:value-type="float" office:value="44338029" calcext:value-type="float">
            <text:p>44338029</text:p>
          </table:table-cell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98" calcext:value-type="float">
            <text:p>2998</text:p>
          </table:table-cell>
          <table:table-cell office:value-type="float" office:value="44822528" calcext:value-type="float">
            <text:p>44822528</text:p>
          </table:table-cell>
          <table:table-cell table:number-columns-repeated="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53" calcext:value-type="float">
            <text:p>3053</text:p>
          </table:table-cell>
          <table:table-cell office:value-type="float" office:value="45435757" calcext:value-type="float">
            <text:p>45435757</text:p>
          </table:table-cell>
          <table:table-cell table:number-columns-repeated="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61" calcext:value-type="float">
            <text:p>3261</text:p>
          </table:table-cell>
          <table:table-cell office:value-type="float" office:value="46099660" calcext:value-type="float">
            <text:p>46099660</text:p>
          </table:table-cell>
          <table:table-cell table:number-columns-repeated="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23" calcext:value-type="float">
            <text:p>3323</text:p>
          </table:table-cell>
          <table:table-cell office:value-type="float" office:value="46352793" calcext:value-type="float">
            <text:p>46352793</text:p>
          </table:table-cell>
          <table:table-cell table:number-columns-repeated="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384" calcext:value-type="float">
            <text:p>3384</text:p>
          </table:table-cell>
          <table:table-cell office:value-type="float" office:value="46965555" calcext:value-type="float">
            <text:p>46965555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445" calcext:value-type="float">
            <text:p>3445</text:p>
          </table:table-cell>
          <table:table-cell office:value-type="float" office:value="47630745" calcext:value-type="float">
            <text:p>47630745</text:p>
          </table:table-cell>
          <table:table-cell table:number-columns-repeated="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499" calcext:value-type="float">
            <text:p>3499</text:p>
          </table:table-cell>
          <table:table-cell office:value-type="float" office:value="47900262" calcext:value-type="float">
            <text:p>47900262</text:p>
          </table:table-cell>
          <table:table-cell table:number-columns-repeated="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549" calcext:value-type="float">
            <text:p>3549</text:p>
          </table:table-cell>
          <table:table-cell office:value-type="float" office:value="48467968" calcext:value-type="float">
            <text:p>48467968</text:p>
          </table:table-cell>
          <table:table-cell table:number-columns-repeated="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607" calcext:value-type="float">
            <text:p>3607</text:p>
          </table:table-cell>
          <table:table-cell office:value-type="float" office:value="48843161" calcext:value-type="float">
            <text:p>48843161</text:p>
          </table:table-cell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660" calcext:value-type="float">
            <text:p>3660</text:p>
          </table:table-cell>
          <table:table-cell office:value-type="float" office:value="49089740" calcext:value-type="float">
            <text:p>49089740</text:p>
          </table:table-cell>
          <table:table-cell table:number-columns-repeated="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708" calcext:value-type="float">
            <text:p>3708</text:p>
          </table:table-cell>
          <table:table-cell office:value-type="float" office:value="49705779" calcext:value-type="float">
            <text:p>49705779</text:p>
          </table:table-cell>
          <table:table-cell table:number-columns-repeated="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48" calcext:value-type="float">
            <text:p>3748</text:p>
          </table:table-cell>
          <table:table-cell office:value-type="float" office:value="50190745" calcext:value-type="float">
            <text:p>50190745</text:p>
          </table:table-cell>
          <table:table-cell table:number-columns-repeated="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881" calcext:value-type="float">
            <text:p>3881</text:p>
          </table:table-cell>
          <table:table-cell office:value-type="float" office:value="50765824" calcext:value-type="float">
            <text:p>50765824</text:p>
          </table:table-cell>
          <table:table-cell table:number-columns-repeated="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925" calcext:value-type="float">
            <text:p>3925</text:p>
          </table:table-cell>
          <table:table-cell office:value-type="float" office:value="51286016" calcext:value-type="float">
            <text:p>51286016</text:p>
          </table:table-cell>
          <table:table-cell table:number-columns-repeated="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69" calcext:value-type="float">
            <text:p>3969</text:p>
          </table:table-cell>
          <table:table-cell office:value-type="float" office:value="51606869" calcext:value-type="float">
            <text:p>51606869</text:p>
          </table:table-cell>
          <table:table-cell table:number-columns-repeated="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11" calcext:value-type="float">
            <text:p>4011</text:p>
          </table:table-cell>
          <table:table-cell office:value-type="float" office:value="52270421" calcext:value-type="float">
            <text:p>52270421</text:p>
          </table:table-cell>
          <table:table-cell table:number-columns-repeated="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052" calcext:value-type="float">
            <text:p>4052</text:p>
          </table:table-cell>
          <table:table-cell office:value-type="float" office:value="52718250" calcext:value-type="float">
            <text:p>52718250</text:p>
          </table:table-cell>
          <table:table-cell table:number-columns-repeated="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091" calcext:value-type="float">
            <text:p>4091</text:p>
          </table:table-cell>
          <table:table-cell office:value-type="float" office:value="53215232" calcext:value-type="float">
            <text:p>53215232</text:p>
          </table:table-cell>
          <table:table-cell table:number-columns-repeated="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131" calcext:value-type="float">
            <text:p>4131</text:p>
          </table:table-cell>
          <table:table-cell office:value-type="float" office:value="53728597" calcext:value-type="float">
            <text:p>53728597</text:p>
          </table:table-cell>
          <table:table-cell table:number-columns-repeated="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69" calcext:value-type="float">
            <text:p>4169</text:p>
          </table:table-cell>
          <table:table-cell office:value-type="float" office:value="54247424" calcext:value-type="float">
            <text:p>54247424</text:p>
          </table:table-cell>
          <table:table-cell table:number-columns-repeated="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08" calcext:value-type="float">
            <text:p>4208</text:p>
          </table:table-cell>
          <table:table-cell office:value-type="float" office:value="54718464" calcext:value-type="float">
            <text:p>54718464</text:p>
          </table:table-cell>
          <table:table-cell table:number-columns-repeated="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45" calcext:value-type="float">
            <text:p>4245</text:p>
          </table:table-cell>
          <table:table-cell office:value-type="float" office:value="55177216" calcext:value-type="float">
            <text:p>55177216</text:p>
          </table:table-cell>
          <table:table-cell table:number-columns-repeated="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00" calcext:value-type="float">
            <text:p>4300</text:p>
          </table:table-cell>
          <table:table-cell office:value-type="float" office:value="54874112" calcext:value-type="float">
            <text:p>54874112</text:p>
          </table:table-cell>
          <table:table-cell table:number-columns-repeated="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332" calcext:value-type="float">
            <text:p>4332</text:p>
          </table:table-cell>
          <table:table-cell office:value-type="float" office:value="55058432" calcext:value-type="float">
            <text:p>55058432</text:p>
          </table:table-cell>
          <table:table-cell table:number-columns-repeated="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66" calcext:value-type="float">
            <text:p>4366</text:p>
          </table:table-cell>
          <table:table-cell office:value-type="float" office:value="55586816" calcext:value-type="float">
            <text:p>55586816</text:p>
          </table:table-cell>
          <table:table-cell table:number-columns-repeated="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397" calcext:value-type="float">
            <text:p>4397</text:p>
          </table:table-cell>
          <table:table-cell office:value-type="float" office:value="55912448" calcext:value-type="float">
            <text:p>55912448</text:p>
          </table:table-cell>
          <table:table-cell table:number-columns-repeated="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430" calcext:value-type="float">
            <text:p>4430</text:p>
          </table:table-cell>
          <table:table-cell office:value-type="float" office:value="56522752" calcext:value-type="float">
            <text:p>56522752</text:p>
          </table:table-cell>
          <table:table-cell table:number-columns-repeated="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469" calcext:value-type="float">
            <text:p>4469</text:p>
          </table:table-cell>
          <table:table-cell office:value-type="float" office:value="56576000" calcext:value-type="float">
            <text:p>56576000</text:p>
          </table:table-cell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505" calcext:value-type="float">
            <text:p>4505</text:p>
          </table:table-cell>
          <table:table-cell office:value-type="float" office:value="57106432" calcext:value-type="float">
            <text:p>57106432</text:p>
          </table:table-cell>
          <table:table-cell table:number-columns-repeated="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542" calcext:value-type="float">
            <text:p>4542</text:p>
          </table:table-cell>
          <table:table-cell office:value-type="float" office:value="57499648" calcext:value-type="float">
            <text:p>57499648</text:p>
          </table:table-cell>
          <table:table-cell table:number-columns-repeated="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78" calcext:value-type="float">
            <text:p>4578</text:p>
          </table:table-cell>
          <table:table-cell office:value-type="float" office:value="57950208" calcext:value-type="float">
            <text:p>57950208</text:p>
          </table:table-cell>
          <table:table-cell table:number-columns-repeated="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610" calcext:value-type="float">
            <text:p>4610</text:p>
          </table:table-cell>
          <table:table-cell office:value-type="float" office:value="57939968" calcext:value-type="float">
            <text:p>5793996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its</text:p>
          </table:table-cell>
          <table:table-cell office:value-type="string" calcext:value-type="string">
            <text:p>Total</text:p>
          </table:table-cell>
          <table:table-cell table:number-columns-repeated="18"/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float" office:value="2810" calcext:value-type="float">
            <text:p>281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ercent Hit:</text:p>
          </table:table-cell>
          <table:table-cell table:style-name="ce1" office:value-type="string" calcext:value-type="string">
            <text:p>74.0569%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itness</text:p>
          </table:table-cell>
          <table:table-cell table:number-columns-repeated="19"/>
        </table:table-row>
        <table:table-row table:style-name="ro1">
          <table:table-cell office:value-type="float" office:value="0.998671" calcext:value-type="float">
            <text:p>0.99867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al|Predicte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ammeo|Cammeo</text:p>
          </table:table-cell>
          <table:table-cell office:value-type="string" calcext:value-type="string">
            <text:p>Cammeo|Osmancik</text:p>
          </table:table-cell>
          <table:table-cell office:value-type="string" calcext:value-type="string">
            <text:p>Osmancik|Osmancik</text:p>
          </table:table-cell>
          <table:table-cell office:value-type="string" calcext:value-type="string">
            <text:p>Osmancik|Cammeo</text:p>
          </table:table-cell>
          <table:table-cell table:number-columns-repeated="16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107" calcext:value-type="float">
            <text:p>107</text:p>
          </table:table-cell>
          <table:table-cell office:value-type="float" office:value="1052" calcext:value-type="float">
            <text:p>1052</text:p>
          </table:table-cell>
          <table:table-cell office:value-type="float" office:value="621" calcext:value-type="float">
            <text:p>62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EN#</text:p>
          </table:table-cell>
          <table:table-cell office:value-type="string" calcext:value-type="string">
            <text:p>SUB#</text:p>
          </table:table-cell>
          <table:table-cell office:value-type="string" calcext:value-type="string">
            <text:p>μFGEN</text:p>
          </table:table-cell>
          <table:table-cell office:value-type="string" calcext:value-type="string">
            <text:p>FsBestGEN</text:p>
          </table:table-cell>
          <table:table-cell office:value-type="string" calcext:value-type="string">
            <text:p>FsWorstGEN</text:p>
          </table:table-cell>
          <table:table-cell office:value-type="string" calcext:value-type="string">
            <text:p>μTreeSzGEN</text:p>
          </table:table-cell>
          <table:table-cell office:value-type="string" calcext:value-type="string">
            <text:p>μTreeDpGEN</text:p>
          </table:table-cell>
          <table:table-cell office:value-type="string" calcext:value-type="string">
            <text:p>bTreeSzGEN</text:p>
          </table:table-cell>
          <table:table-cell office:value-type="string" calcext:value-type="string">
            <text:p>bTreeDpGEN</text:p>
          </table:table-cell>
          <table:table-cell office:value-type="string" calcext:value-type="string">
            <text:p>wTreeSzGEN</text:p>
          </table:table-cell>
          <table:table-cell office:value-type="string" calcext:value-type="string">
            <text:p>wTreeDpGEN</text:p>
          </table:table-cell>
          <table:table-cell office:value-type="string" calcext:value-type="string">
            <text:p>μFRUN</text:p>
          </table:table-cell>
          <table:table-cell office:value-type="string" calcext:value-type="string">
            <text:p>FsBestRUN</text:p>
          </table:table-cell>
          <table:table-cell office:value-type="string" calcext:value-type="string">
            <text:p>FsWorstRUN</text:p>
          </table:table-cell>
          <table:table-cell office:value-type="string" calcext:value-type="string">
            <text:p>μTreeSzRUN</text:p>
          </table:table-cell>
          <table:table-cell office:value-type="string" calcext:value-type="string">
            <text:p>μTreeDpRUN</text:p>
          </table:table-cell>
          <table:table-cell office:value-type="string" calcext:value-type="string">
            <text:p>bTreeSzRUN</text:p>
          </table:table-cell>
          <table:table-cell office:value-type="string" calcext:value-type="string">
            <text:p>bTreeDpRUN</text:p>
          </table:table-cell>
          <table:table-cell office:value-type="string" calcext:value-type="string">
            <text:p>wTreeSzRUN</text:p>
          </table:table-cell>
          <table:table-cell office:value-type="string" calcext:value-type="string">
            <text:p>wTreeDpRUN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96095" calcext:value-type="float">
            <text:p>0.96095</text:p>
          </table:table-cell>
          <table:table-cell office:value-type="float" office:value="0.99841" calcext:value-type="float">
            <text:p>0.99841</text:p>
          </table:table-cell>
          <table:table-cell office:value-type="float" office:value="0" calcext:value-type="float">
            <text:p>0</text:p>
          </table:table-cell>
          <table:table-cell office:value-type="float" office:value="17.3243" calcext:value-type="float">
            <text:p>17.3243</text:p>
          </table:table-cell>
          <table:table-cell office:value-type="float" office:value="3.3339" calcext:value-type="float">
            <text:p>3.3339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0.96095" calcext:value-type="float">
            <text:p>0.96095</text:p>
          </table:table-cell>
          <table:table-cell office:value-type="float" office:value="0.99841" calcext:value-type="float">
            <text:p>0.99841</text:p>
          </table:table-cell>
          <table:table-cell office:value-type="float" office:value="0" calcext:value-type="float">
            <text:p>0</text:p>
          </table:table-cell>
          <table:table-cell office:value-type="float" office:value="17.3243" calcext:value-type="float">
            <text:p>17.3243</text:p>
          </table:table-cell>
          <table:table-cell office:value-type="float" office:value="3.3339" calcext:value-type="float">
            <text:p>3.3339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9324" calcext:value-type="float">
            <text:p>0.99324</text:p>
          </table:table-cell>
          <table:table-cell office:value-type="float" office:value="0.99854" calcext:value-type="float">
            <text:p>0.99854</text:p>
          </table:table-cell>
          <table:table-cell office:value-type="float" office:value="0" calcext:value-type="float">
            <text:p>0</text:p>
          </table:table-cell>
          <table:table-cell office:value-type="float" office:value="15.3593" calcext:value-type="float">
            <text:p>15.3593</text:p>
          </table:table-cell>
          <table:table-cell office:value-type="float" office:value="3.3894" calcext:value-type="float">
            <text:p>3.389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0.97709" calcext:value-type="float">
            <text:p>0.97709</text:p>
          </table:table-cell>
          <table:table-cell office:value-type="float" office:value="0.99854" calcext:value-type="float">
            <text:p>0.99854</text:p>
          </table:table-cell>
          <table:table-cell office:value-type="float" office:value="0" calcext:value-type="float">
            <text:p>0</text:p>
          </table:table-cell>
          <table:table-cell office:value-type="float" office:value="16.3417" calcext:value-type="float">
            <text:p>16.3417</text:p>
          </table:table-cell>
          <table:table-cell office:value-type="float" office:value="3.3618" calcext:value-type="float">
            <text:p>3.3618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9044" calcext:value-type="float">
            <text:p>0.99044</text:p>
          </table:table-cell>
          <table:table-cell office:value-type="float" office:value="0.99854" calcext:value-type="float">
            <text:p>0.99854</text:p>
          </table:table-cell>
          <table:table-cell office:value-type="float" office:value="0" calcext:value-type="float">
            <text:p>0</text:p>
          </table:table-cell>
          <table:table-cell office:value-type="float" office:value="14.9776" calcext:value-type="float">
            <text:p>14.9776</text:p>
          </table:table-cell>
          <table:table-cell office:value-type="float" office:value="3.4696" calcext:value-type="float">
            <text:p>3.4696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0.98155" calcext:value-type="float">
            <text:p>0.98155</text:p>
          </table:table-cell>
          <table:table-cell office:value-type="float" office:value="0.99854" calcext:value-type="float">
            <text:p>0.99854</text:p>
          </table:table-cell>
          <table:table-cell office:value-type="float" office:value="0" calcext:value-type="float">
            <text:p>0</text:p>
          </table:table-cell>
          <table:table-cell office:value-type="float" office:value="15.8869" calcext:value-type="float">
            <text:p>15.8869</text:p>
          </table:table-cell>
          <table:table-cell office:value-type="float" office:value="3.3977" calcext:value-type="float">
            <text:p>3.3977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99175" calcext:value-type="float">
            <text:p>0.99175</text:p>
          </table:table-cell>
          <table:table-cell office:value-type="float" office:value="0.99855" calcext:value-type="float">
            <text:p>0.99855</text:p>
          </table:table-cell>
          <table:table-cell office:value-type="float" office:value="0" calcext:value-type="float">
            <text:p>0</text:p>
          </table:table-cell>
          <table:table-cell office:value-type="float" office:value="14.4393" calcext:value-type="float">
            <text:p>14.4393</text:p>
          </table:table-cell>
          <table:table-cell office:value-type="float" office:value="3.4851" calcext:value-type="float">
            <text:p>3.485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0.98411" calcext:value-type="float">
            <text:p>0.98411</text:p>
          </table:table-cell>
          <table:table-cell office:value-type="float" office:value="0.99855" calcext:value-type="float">
            <text:p>0.99855</text:p>
          </table:table-cell>
          <table:table-cell office:value-type="float" office:value="0" calcext:value-type="float">
            <text:p>0</text:p>
          </table:table-cell>
          <table:table-cell office:value-type="float" office:value="15.5253" calcext:value-type="float">
            <text:p>15.5253</text:p>
          </table:table-cell>
          <table:table-cell office:value-type="float" office:value="3.4196" calcext:value-type="float">
            <text:p>3.4196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99312" calcext:value-type="float">
            <text:p>0.99312</text:p>
          </table:table-cell>
          <table:table-cell office:value-type="float" office:value="0.99857" calcext:value-type="float">
            <text:p>0.99857</text:p>
          </table:table-cell>
          <table:table-cell office:value-type="float" office:value="0.09949" calcext:value-type="float">
            <text:p>0.09949</text:p>
          </table:table-cell>
          <table:table-cell office:value-type="float" office:value="13.5412" calcext:value-type="float">
            <text:p>13.5412</text:p>
          </table:table-cell>
          <table:table-cell office:value-type="float" office:value="3.4618" calcext:value-type="float">
            <text:p>3.4618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0.98591" calcext:value-type="float">
            <text:p>0.98591</text:p>
          </table:table-cell>
          <table:table-cell office:value-type="float" office:value="0.99857" calcext:value-type="float">
            <text:p>0.99857</text:p>
          </table:table-cell>
          <table:table-cell office:value-type="float" office:value="0" calcext:value-type="float">
            <text:p>0</text:p>
          </table:table-cell>
          <table:table-cell office:value-type="float" office:value="15.1283" calcext:value-type="float">
            <text:p>15.1283</text:p>
          </table:table-cell>
          <table:table-cell office:value-type="float" office:value="3.428" calcext:value-type="float">
            <text:p>3.428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99269" calcext:value-type="float">
            <text:p>0.99269</text:p>
          </table:table-cell>
          <table:table-cell office:value-type="float" office:value="0.9986" calcext:value-type="float">
            <text:p>0.9986</text:p>
          </table:table-cell>
          <table:table-cell office:value-type="float" office:value="0" calcext:value-type="float">
            <text:p>0</text:p>
          </table:table-cell>
          <table:table-cell office:value-type="float" office:value="12.7751" calcext:value-type="float">
            <text:p>12.7751</text:p>
          </table:table-cell>
          <table:table-cell office:value-type="float" office:value="3.3785" calcext:value-type="float">
            <text:p>3.378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0.98702" calcext:value-type="float">
            <text:p>0.98702</text:p>
          </table:table-cell>
          <table:table-cell office:value-type="float" office:value="0.9986" calcext:value-type="float">
            <text:p>0.9986</text:p>
          </table:table-cell>
          <table:table-cell office:value-type="float" office:value="0" calcext:value-type="float">
            <text:p>0</text:p>
          </table:table-cell>
          <table:table-cell office:value-type="float" office:value="14.7362" calcext:value-type="float">
            <text:p>14.7362</text:p>
          </table:table-cell>
          <table:table-cell office:value-type="float" office:value="3.4196" calcext:value-type="float">
            <text:p>3.4196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99512" calcext:value-type="float">
            <text:p>0.99512</text:p>
          </table:table-cell>
          <table:table-cell office:value-type="float" office:value="0.9986" calcext:value-type="float">
            <text:p>0.9986</text:p>
          </table:table-cell>
          <table:table-cell office:value-type="float" office:value="0" calcext:value-type="float">
            <text:p>0</text:p>
          </table:table-cell>
          <table:table-cell office:value-type="float" office:value="11.9686" calcext:value-type="float">
            <text:p>11.9686</text:p>
          </table:table-cell>
          <table:table-cell office:value-type="float" office:value="3.313" calcext:value-type="float">
            <text:p>3.313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0.98818" calcext:value-type="float">
            <text:p>0.98818</text:p>
          </table:table-cell>
          <table:table-cell office:value-type="float" office:value="0.9986" calcext:value-type="float">
            <text:p>0.9986</text:p>
          </table:table-cell>
          <table:table-cell office:value-type="float" office:value="0" calcext:value-type="float">
            <text:p>0</text:p>
          </table:table-cell>
          <table:table-cell office:value-type="float" office:value="14.3409" calcext:value-type="float">
            <text:p>14.3409</text:p>
          </table:table-cell>
          <table:table-cell office:value-type="float" office:value="3.4044" calcext:value-type="float">
            <text:p>3.4044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99468" calcext:value-type="float">
            <text:p>0.99468</text:p>
          </table:table-cell>
          <table:table-cell office:value-type="float" office:value="0.99863" calcext:value-type="float">
            <text:p>0.99863</text:p>
          </table:table-cell>
          <table:table-cell office:value-type="float" office:value="0.09973" calcext:value-type="float">
            <text:p>0.09973</text:p>
          </table:table-cell>
          <table:table-cell office:value-type="float" office:value="11.6055" calcext:value-type="float">
            <text:p>11.6055</text:p>
          </table:table-cell>
          <table:table-cell office:value-type="float" office:value="3.2838" calcext:value-type="float">
            <text:p>3.283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0.989" calcext:value-type="float">
            <text:p>0.989</text:p>
          </table:table-cell>
          <table:table-cell office:value-type="float" office:value="0.99863" calcext:value-type="float">
            <text:p>0.99863</text:p>
          </table:table-cell>
          <table:table-cell office:value-type="float" office:value="0" calcext:value-type="float">
            <text:p>0</text:p>
          </table:table-cell>
          <table:table-cell office:value-type="float" office:value="13.999" calcext:value-type="float">
            <text:p>13.999</text:p>
          </table:table-cell>
          <table:table-cell office:value-type="float" office:value="3.3895" calcext:value-type="float">
            <text:p>3.389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99474" calcext:value-type="float">
            <text:p>0.99474</text:p>
          </table:table-cell>
          <table:table-cell office:value-type="float" office:value="0.99864" calcext:value-type="float">
            <text:p>0.99864</text:p>
          </table:table-cell>
          <table:table-cell office:value-type="float" office:value="0.09966" calcext:value-type="float">
            <text:p>0.09966</text:p>
          </table:table-cell>
          <table:table-cell office:value-type="float" office:value="10.9696" calcext:value-type="float">
            <text:p>10.9696</text:p>
          </table:table-cell>
          <table:table-cell office:value-type="float" office:value="3.2035" calcext:value-type="float">
            <text:p>3.2035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0.98963" calcext:value-type="float">
            <text:p>0.98963</text:p>
          </table:table-cell>
          <table:table-cell office:value-type="float" office:value="0.99864" calcext:value-type="float">
            <text:p>0.99864</text:p>
          </table:table-cell>
          <table:table-cell office:value-type="float" office:value="0" calcext:value-type="float">
            <text:p>0</text:p>
          </table:table-cell>
          <table:table-cell office:value-type="float" office:value="13.6623" calcext:value-type="float">
            <text:p>13.6623</text:p>
          </table:table-cell>
          <table:table-cell office:value-type="float" office:value="3.3687" calcext:value-type="float">
            <text:p>3.3687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99424" calcext:value-type="float">
            <text:p>0.99424</text:p>
          </table:table-cell>
          <table:table-cell office:value-type="float" office:value="0.99864" calcext:value-type="float">
            <text:p>0.99864</text:p>
          </table:table-cell>
          <table:table-cell office:value-type="float" office:value="0" calcext:value-type="float">
            <text:p>0</text:p>
          </table:table-cell>
          <table:table-cell office:value-type="float" office:value="10.7244" calcext:value-type="float">
            <text:p>10.7244</text:p>
          </table:table-cell>
          <table:table-cell office:value-type="float" office:value="3.1713" calcext:value-type="float">
            <text:p>3.1713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0.9901" calcext:value-type="float">
            <text:p>0.9901</text:p>
          </table:table-cell>
          <table:table-cell office:value-type="float" office:value="0.99864" calcext:value-type="float">
            <text:p>0.99864</text:p>
          </table:table-cell>
          <table:table-cell office:value-type="float" office:value="0" calcext:value-type="float">
            <text:p>0</text:p>
          </table:table-cell>
          <table:table-cell office:value-type="float" office:value="13.3685" calcext:value-type="float">
            <text:p>13.3685</text:p>
          </table:table-cell>
          <table:table-cell office:value-type="float" office:value="3.349" calcext:value-type="float">
            <text:p>3.349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69636" calcext:value-type="float">
            <text:p>0.69636</text:p>
          </table:table-cell>
          <table:table-cell office:value-type="float" office:value="0.69911" calcext:value-type="float">
            <text:p>0.69911</text:p>
          </table:table-cell>
          <table:table-cell office:value-type="float" office:value="0.09975" calcext:value-type="float">
            <text:p>0.09975</text:p>
          </table:table-cell>
          <table:table-cell office:value-type="float" office:value="7.252" calcext:value-type="float">
            <text:p>7.252</text:p>
          </table:table-cell>
          <table:table-cell office:value-type="float" office:value="2.1792" calcext:value-type="float">
            <text:p>2.179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0.69349" calcext:value-type="float">
            <text:p>0.69349</text:p>
          </table:table-cell>
          <table:table-cell office:value-type="float" office:value="0.69911" calcext:value-type="float">
            <text:p>0.69911</text:p>
          </table:table-cell>
          <table:table-cell office:value-type="float" office:value="0" calcext:value-type="float">
            <text:p>0</text:p>
          </table:table-cell>
          <table:table-cell office:value-type="float" office:value="9.2084" calcext:value-type="float">
            <text:p>9.2084</text:p>
          </table:table-cell>
          <table:table-cell office:value-type="float" office:value="2.3461" calcext:value-type="float">
            <text:p>2.346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69699" calcext:value-type="float">
            <text:p>0.69699</text:p>
          </table:table-cell>
          <table:table-cell office:value-type="float" office:value="0.69911" calcext:value-type="float">
            <text:p>0.69911</text:p>
          </table:table-cell>
          <table:table-cell office:value-type="float" office:value="0.09979" calcext:value-type="float">
            <text:p>0.09979</text:p>
          </table:table-cell>
          <table:table-cell office:value-type="float" office:value="7.1161" calcext:value-type="float">
            <text:p>7.1161</text:p>
          </table:table-cell>
          <table:table-cell office:value-type="float" office:value="2.1718" calcext:value-type="float">
            <text:p>2.171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0.69379" calcext:value-type="float">
            <text:p>0.69379</text:p>
          </table:table-cell>
          <table:table-cell office:value-type="float" office:value="0.69911" calcext:value-type="float">
            <text:p>0.69911</text:p>
          </table:table-cell>
          <table:table-cell office:value-type="float" office:value="0" calcext:value-type="float">
            <text:p>0</text:p>
          </table:table-cell>
          <table:table-cell office:value-type="float" office:value="9.0338" calcext:value-type="float">
            <text:p>9.0338</text:p>
          </table:table-cell>
          <table:table-cell office:value-type="float" office:value="2.3316" calcext:value-type="float">
            <text:p>2.331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6971" calcext:value-type="float">
            <text:p>0.6971</text:p>
          </table:table-cell>
          <table:table-cell office:value-type="float" office:value="0.69911" calcext:value-type="float">
            <text:p>0.69911</text:p>
          </table:table-cell>
          <table:table-cell office:value-type="float" office:value="0" calcext:value-type="float">
            <text:p>0</text:p>
          </table:table-cell>
          <table:table-cell office:value-type="float" office:value="6.8018" calcext:value-type="float">
            <text:p>6.8018</text:p>
          </table:table-cell>
          <table:table-cell office:value-type="float" office:value="2.1235" calcext:value-type="float">
            <text:p>2.123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0.69404" calcext:value-type="float">
            <text:p>0.69404</text:p>
          </table:table-cell>
          <table:table-cell office:value-type="float" office:value="0.69911" calcext:value-type="float">
            <text:p>0.69911</text:p>
          </table:table-cell>
          <table:table-cell office:value-type="float" office:value="0" calcext:value-type="float">
            <text:p>0</text:p>
          </table:table-cell>
          <table:table-cell office:value-type="float" office:value="8.8624" calcext:value-type="float">
            <text:p>8.8624</text:p>
          </table:table-cell>
          <table:table-cell office:value-type="float" office:value="2.3154" calcext:value-type="float">
            <text:p>2.3154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69723" calcext:value-type="float">
            <text:p>0.69723</text:p>
          </table:table-cell>
          <table:table-cell office:value-type="float" office:value="0.69911" calcext:value-type="float">
            <text:p>0.69911</text:p>
          </table:table-cell>
          <table:table-cell office:value-type="float" office:value="0.09949" calcext:value-type="float">
            <text:p>0.09949</text:p>
          </table:table-cell>
          <table:table-cell office:value-type="float" office:value="6.4916" calcext:value-type="float">
            <text:p>6.4916</text:p>
          </table:table-cell>
          <table:table-cell office:value-type="float" office:value="2.076" calcext:value-type="float">
            <text:p>2.07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0.69429" calcext:value-type="float">
            <text:p>0.69429</text:p>
          </table:table-cell>
          <table:table-cell office:value-type="float" office:value="0.69911" calcext:value-type="float">
            <text:p>0.69911</text:p>
          </table:table-cell>
          <table:table-cell office:value-type="float" office:value="0" calcext:value-type="float">
            <text:p>0</text:p>
          </table:table-cell>
          <table:table-cell office:value-type="float" office:value="8.693" calcext:value-type="float">
            <text:p>8.693</text:p>
          </table:table-cell>
          <table:table-cell office:value-type="float" office:value="2.2983" calcext:value-type="float">
            <text:p>2.298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69746" calcext:value-type="float">
            <text:p>0.69746</text:p>
          </table:table-cell>
          <table:table-cell office:value-type="float" office:value="0.69911" calcext:value-type="float">
            <text:p>0.69911</text:p>
          </table:table-cell>
          <table:table-cell office:value-type="float" office:value="0.39852" calcext:value-type="float">
            <text:p>0.39852</text:p>
          </table:table-cell>
          <table:table-cell office:value-type="float" office:value="6.2513" calcext:value-type="float">
            <text:p>6.2513</text:p>
          </table:table-cell>
          <table:table-cell office:value-type="float" office:value="2.0365" calcext:value-type="float">
            <text:p>2.036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0.69448" calcext:value-type="float">
            <text:p>0.69448</text:p>
          </table:table-cell>
          <table:table-cell office:value-type="float" office:value="0.69911" calcext:value-type="float">
            <text:p>0.69911</text:p>
          </table:table-cell>
          <table:table-cell office:value-type="float" office:value="0" calcext:value-type="float">
            <text:p>0</text:p>
          </table:table-cell>
          <table:table-cell office:value-type="float" office:value="8.5301" calcext:value-type="float">
            <text:p>8.5301</text:p>
          </table:table-cell>
          <table:table-cell office:value-type="float" office:value="2.2807" calcext:value-type="float">
            <text:p>2.280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69671" calcext:value-type="float">
            <text:p>0.69671</text:p>
          </table:table-cell>
          <table:table-cell office:value-type="float" office:value="0.69911" calcext:value-type="float">
            <text:p>0.69911</text:p>
          </table:table-cell>
          <table:table-cell office:value-type="float" office:value="0.19958" calcext:value-type="float">
            <text:p>0.19958</text:p>
          </table:table-cell>
          <table:table-cell office:value-type="float" office:value="5.9866" calcext:value-type="float">
            <text:p>5.9866</text:p>
          </table:table-cell>
          <table:table-cell office:value-type="float" office:value="1.9893" calcext:value-type="float">
            <text:p>1.989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.69462" calcext:value-type="float">
            <text:p>0.69462</text:p>
          </table:table-cell>
          <table:table-cell office:value-type="float" office:value="0.69911" calcext:value-type="float">
            <text:p>0.69911</text:p>
          </table:table-cell>
          <table:table-cell office:value-type="float" office:value="0" calcext:value-type="float">
            <text:p>0</text:p>
          </table:table-cell>
          <table:table-cell office:value-type="float" office:value="8.3713" calcext:value-type="float">
            <text:p>8.3713</text:p>
          </table:table-cell>
          <table:table-cell office:value-type="float" office:value="2.2628" calcext:value-type="float">
            <text:p>2.262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69773" calcext:value-type="float">
            <text:p>0.69773</text:p>
          </table:table-cell>
          <table:table-cell office:value-type="float" office:value="0.69913" calcext:value-type="float">
            <text:p>0.69913</text:p>
          </table:table-cell>
          <table:table-cell office:value-type="float" office:value="0.29932" calcext:value-type="float">
            <text:p>0.29932</text:p>
          </table:table-cell>
          <table:table-cell office:value-type="float" office:value="5.9659" calcext:value-type="float">
            <text:p>5.9659</text:p>
          </table:table-cell>
          <table:table-cell office:value-type="float" office:value="1.9738" calcext:value-type="float">
            <text:p>1.973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.69481" calcext:value-type="float">
            <text:p>0.69481</text:p>
          </table:table-cell>
          <table:table-cell office:value-type="float" office:value="0.69913" calcext:value-type="float">
            <text:p>0.69913</text:p>
          </table:table-cell>
          <table:table-cell office:value-type="float" office:value="0" calcext:value-type="float">
            <text:p>0</text:p>
          </table:table-cell>
          <table:table-cell office:value-type="float" office:value="8.2298" calcext:value-type="float">
            <text:p>8.2298</text:p>
          </table:table-cell>
          <table:table-cell office:value-type="float" office:value="2.2456" calcext:value-type="float">
            <text:p>2.245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69711" calcext:value-type="float">
            <text:p>0.69711</text:p>
          </table:table-cell>
          <table:table-cell office:value-type="float" office:value="0.69913" calcext:value-type="float">
            <text:p>0.69913</text:p>
          </table:table-cell>
          <table:table-cell office:value-type="float" office:value="0.0998" calcext:value-type="float">
            <text:p>0.0998</text:p>
          </table:table-cell>
          <table:table-cell office:value-type="float" office:value="5.7644" calcext:value-type="float">
            <text:p>5.7644</text:p>
          </table:table-cell>
          <table:table-cell office:value-type="float" office:value="1.9435" calcext:value-type="float">
            <text:p>1.943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.69493" calcext:value-type="float">
            <text:p>0.69493</text:p>
          </table:table-cell>
          <table:table-cell office:value-type="float" office:value="0.69913" calcext:value-type="float">
            <text:p>0.69913</text:p>
          </table:table-cell>
          <table:table-cell office:value-type="float" office:value="0" calcext:value-type="float">
            <text:p>0</text:p>
          </table:table-cell>
          <table:table-cell office:value-type="float" office:value="8.0928" calcext:value-type="float">
            <text:p>8.0928</text:p>
          </table:table-cell>
          <table:table-cell office:value-type="float" office:value="2.2289" calcext:value-type="float">
            <text:p>2.228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69773" calcext:value-type="float">
            <text:p>0.69773</text:p>
          </table:table-cell>
          <table:table-cell office:value-type="float" office:value="0.69913" calcext:value-type="float">
            <text:p>0.69913</text:p>
          </table:table-cell>
          <table:table-cell office:value-type="float" office:value="0.09976" calcext:value-type="float">
            <text:p>0.09976</text:p>
          </table:table-cell>
          <table:table-cell office:value-type="float" office:value="5.5811" calcext:value-type="float">
            <text:p>5.5811</text:p>
          </table:table-cell>
          <table:table-cell office:value-type="float" office:value="1.9146" calcext:value-type="float">
            <text:p>1.914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.69508" calcext:value-type="float">
            <text:p>0.69508</text:p>
          </table:table-cell>
          <table:table-cell office:value-type="float" office:value="0.69913" calcext:value-type="float">
            <text:p>0.69913</text:p>
          </table:table-cell>
          <table:table-cell office:value-type="float" office:value="0" calcext:value-type="float">
            <text:p>0</text:p>
          </table:table-cell>
          <table:table-cell office:value-type="float" office:value="7.9604" calcext:value-type="float">
            <text:p>7.9604</text:p>
          </table:table-cell>
          <table:table-cell office:value-type="float" office:value="2.2125" calcext:value-type="float">
            <text:p>2.212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69748" calcext:value-type="float">
            <text:p>0.69748</text:p>
          </table:table-cell>
          <table:table-cell office:value-type="float" office:value="0.69913" calcext:value-type="float">
            <text:p>0.69913</text:p>
          </table:table-cell>
          <table:table-cell office:value-type="float" office:value="0.19949" calcext:value-type="float">
            <text:p>0.19949</text:p>
          </table:table-cell>
          <table:table-cell office:value-type="float" office:value="5.3606" calcext:value-type="float">
            <text:p>5.3606</text:p>
          </table:table-cell>
          <table:table-cell office:value-type="float" office:value="1.8584" calcext:value-type="float">
            <text:p>1.858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69519" calcext:value-type="float">
            <text:p>0.69519</text:p>
          </table:table-cell>
          <table:table-cell office:value-type="float" office:value="0.69913" calcext:value-type="float">
            <text:p>0.69913</text:p>
          </table:table-cell>
          <table:table-cell office:value-type="float" office:value="0" calcext:value-type="float">
            <text:p>0</text:p>
          </table:table-cell>
          <table:table-cell office:value-type="float" office:value="7.8306" calcext:value-type="float">
            <text:p>7.8306</text:p>
          </table:table-cell>
          <table:table-cell office:value-type="float" office:value="2.1946" calcext:value-type="float">
            <text:p>2.194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49787" calcext:value-type="float">
            <text:p>0.49787</text:p>
          </table:table-cell>
          <table:table-cell office:value-type="float" office:value="0.4994" calcext:value-type="float">
            <text:p>0.4994</text:p>
          </table:table-cell>
          <table:table-cell office:value-type="float" office:value="0" calcext:value-type="float">
            <text:p>0</text:p>
          </table:table-cell>
          <table:table-cell office:value-type="float" office:value="3.8562" calcext:value-type="float">
            <text:p>3.8562</text:p>
          </table:table-cell>
          <table:table-cell office:value-type="float" office:value="1.3097" calcext:value-type="float">
            <text:p>1.309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.49663" calcext:value-type="float">
            <text:p>0.49663</text:p>
          </table:table-cell>
          <table:table-cell office:value-type="float" office:value="0.4994" calcext:value-type="float">
            <text:p>0.4994</text:p>
          </table:table-cell>
          <table:table-cell office:value-type="float" office:value="0" calcext:value-type="float">
            <text:p>0</text:p>
          </table:table-cell>
          <table:table-cell office:value-type="float" office:value="5.6279" calcext:value-type="float">
            <text:p>5.6279</text:p>
          </table:table-cell>
          <table:table-cell office:value-type="float" office:value="1.5716" calcext:value-type="float">
            <text:p>1.57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49862" calcext:value-type="float">
            <text:p>0.49862</text:p>
          </table:table-cell>
          <table:table-cell office:value-type="float" office:value="0.4994" calcext:value-type="float">
            <text:p>0.4994</text:p>
          </table:table-cell>
          <table:table-cell office:value-type="float" office:value="0.19956" calcext:value-type="float">
            <text:p>0.19956</text:p>
          </table:table-cell>
          <table:table-cell office:value-type="float" office:value="3.701" calcext:value-type="float">
            <text:p>3.701</text:p>
          </table:table-cell>
          <table:table-cell office:value-type="float" office:value="1.2535" calcext:value-type="float">
            <text:p>1.253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49674" calcext:value-type="float">
            <text:p>0.49674</text:p>
          </table:table-cell>
          <table:table-cell office:value-type="float" office:value="0.4994" calcext:value-type="float">
            <text:p>0.4994</text:p>
          </table:table-cell>
          <table:table-cell office:value-type="float" office:value="0" calcext:value-type="float">
            <text:p>0</text:p>
          </table:table-cell>
          <table:table-cell office:value-type="float" office:value="5.5404" calcext:value-type="float">
            <text:p>5.5404</text:p>
          </table:table-cell>
          <table:table-cell office:value-type="float" office:value="1.5572" calcext:value-type="float">
            <text:p>1.557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49837" calcext:value-type="float">
            <text:p>0.49837</text:p>
          </table:table-cell>
          <table:table-cell office:value-type="float" office:value="0.4994" calcext:value-type="float">
            <text:p>0.4994</text:p>
          </table:table-cell>
          <table:table-cell office:value-type="float" office:value="0.19954" calcext:value-type="float">
            <text:p>0.19954</text:p>
          </table:table-cell>
          <table:table-cell office:value-type="float" office:value="3.6084" calcext:value-type="float">
            <text:p>3.6084</text:p>
          </table:table-cell>
          <table:table-cell office:value-type="float" office:value="1.2167" calcext:value-type="float">
            <text:p>1.216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968" calcext:value-type="float">
            <text:p>0.4968</text:p>
          </table:table-cell>
          <table:table-cell office:value-type="float" office:value="0.4994" calcext:value-type="float">
            <text:p>0.4994</text:p>
          </table:table-cell>
          <table:table-cell office:value-type="float" office:value="0" calcext:value-type="float">
            <text:p>0</text:p>
          </table:table-cell>
          <table:table-cell office:value-type="float" office:value="5.4563" calcext:value-type="float">
            <text:p>5.4563</text:p>
          </table:table-cell>
          <table:table-cell office:value-type="float" office:value="1.5424" calcext:value-type="float">
            <text:p>1.542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49849" calcext:value-type="float">
            <text:p>0.49849</text:p>
          </table:table-cell>
          <table:table-cell office:value-type="float" office:value="0.49941" calcext:value-type="float">
            <text:p>0.49941</text:p>
          </table:table-cell>
          <table:table-cell office:value-type="float" office:value="0.2992" calcext:value-type="float">
            <text:p>0.2992</text:p>
          </table:table-cell>
          <table:table-cell office:value-type="float" office:value="3.4456" calcext:value-type="float">
            <text:p>3.4456</text:p>
          </table:table-cell>
          <table:table-cell office:value-type="float" office:value="1.1909" calcext:value-type="float">
            <text:p>1.190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49687" calcext:value-type="float">
            <text:p>0.49687</text:p>
          </table:table-cell>
          <table:table-cell office:value-type="float" office:value="0.49941" calcext:value-type="float">
            <text:p>0.49941</text:p>
          </table:table-cell>
          <table:table-cell office:value-type="float" office:value="0" calcext:value-type="float">
            <text:p>0</text:p>
          </table:table-cell>
          <table:table-cell office:value-type="float" office:value="5.3726" calcext:value-type="float">
            <text:p>5.3726</text:p>
          </table:table-cell>
          <table:table-cell office:value-type="float" office:value="1.5277" calcext:value-type="float">
            <text:p>1.527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49837" calcext:value-type="float">
            <text:p>0.49837</text:p>
          </table:table-cell>
          <table:table-cell office:value-type="float" office:value="0.49941" calcext:value-type="float">
            <text:p>0.49941</text:p>
          </table:table-cell>
          <table:table-cell office:value-type="float" office:value="0.19957" calcext:value-type="float">
            <text:p>0.19957</text:p>
          </table:table-cell>
          <table:table-cell office:value-type="float" office:value="3.3973" calcext:value-type="float">
            <text:p>3.3973</text:p>
          </table:table-cell>
          <table:table-cell office:value-type="float" office:value="1.174" calcext:value-type="float">
            <text:p>1.17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49693" calcext:value-type="float">
            <text:p>0.49693</text:p>
          </table:table-cell>
          <table:table-cell office:value-type="float" office:value="0.49941" calcext:value-type="float">
            <text:p>0.49941</text:p>
          </table:table-cell>
          <table:table-cell office:value-type="float" office:value="0" calcext:value-type="float">
            <text:p>0</text:p>
          </table:table-cell>
          <table:table-cell office:value-type="float" office:value="5.2935" calcext:value-type="float">
            <text:p>5.2935</text:p>
          </table:table-cell>
          <table:table-cell office:value-type="float" office:value="1.5135" calcext:value-type="float">
            <text:p>1.513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49837" calcext:value-type="float">
            <text:p>0.49837</text:p>
          </table:table-cell>
          <table:table-cell office:value-type="float" office:value="0.49941" calcext:value-type="float">
            <text:p>0.49941</text:p>
          </table:table-cell>
          <table:table-cell office:value-type="float" office:value="0.19957" calcext:value-type="float">
            <text:p>0.19957</text:p>
          </table:table-cell>
          <table:table-cell office:value-type="float" office:value="3.3102" calcext:value-type="float">
            <text:p>3.3102</text:p>
          </table:table-cell>
          <table:table-cell office:value-type="float" office:value="1.1426" calcext:value-type="float">
            <text:p>1.142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49698" calcext:value-type="float">
            <text:p>0.49698</text:p>
          </table:table-cell>
          <table:table-cell office:value-type="float" office:value="0.49941" calcext:value-type="float">
            <text:p>0.49941</text:p>
          </table:table-cell>
          <table:table-cell office:value-type="float" office:value="0" calcext:value-type="float">
            <text:p>0</text:p>
          </table:table-cell>
          <table:table-cell office:value-type="float" office:value="5.2173" calcext:value-type="float">
            <text:p>5.2173</text:p>
          </table:table-cell>
          <table:table-cell office:value-type="float" office:value="1.4992" calcext:value-type="float">
            <text:p>1.499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49875" calcext:value-type="float">
            <text:p>0.49875</text:p>
          </table:table-cell>
          <table:table-cell office:value-type="float" office:value="0.49941" calcext:value-type="float">
            <text:p>0.49941</text:p>
          </table:table-cell>
          <table:table-cell office:value-type="float" office:value="0.29936" calcext:value-type="float">
            <text:p>0.29936</text:p>
          </table:table-cell>
          <table:table-cell office:value-type="float" office:value="3.286" calcext:value-type="float">
            <text:p>3.286</text:p>
          </table:table-cell>
          <table:table-cell office:value-type="float" office:value="1.1489" calcext:value-type="float">
            <text:p>1.148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49705" calcext:value-type="float">
            <text:p>0.49705</text:p>
          </table:table-cell>
          <table:table-cell office:value-type="float" office:value="0.49941" calcext:value-type="float">
            <text:p>0.49941</text:p>
          </table:table-cell>
          <table:table-cell office:value-type="float" office:value="0" calcext:value-type="float">
            <text:p>0</text:p>
          </table:table-cell>
          <table:table-cell office:value-type="float" office:value="5.1456" calcext:value-type="float">
            <text:p>5.1456</text:p>
          </table:table-cell>
          <table:table-cell office:value-type="float" office:value="1.4864" calcext:value-type="float">
            <text:p>1.486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49874" calcext:value-type="float">
            <text:p>0.49874</text:p>
          </table:table-cell>
          <table:table-cell office:value-type="float" office:value="0.49941" calcext:value-type="float">
            <text:p>0.49941</text:p>
          </table:table-cell>
          <table:table-cell office:value-type="float" office:value="0.39912" calcext:value-type="float">
            <text:p>0.39912</text:p>
          </table:table-cell>
          <table:table-cell office:value-type="float" office:value="3.1122" calcext:value-type="float">
            <text:p>3.1122</text:p>
          </table:table-cell>
          <table:table-cell office:value-type="float" office:value="1.1107" calcext:value-type="float">
            <text:p>1.110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49711" calcext:value-type="float">
            <text:p>0.49711</text:p>
          </table:table-cell>
          <table:table-cell office:value-type="float" office:value="0.49941" calcext:value-type="float">
            <text:p>0.49941</text:p>
          </table:table-cell>
          <table:table-cell office:value-type="float" office:value="0" calcext:value-type="float">
            <text:p>0</text:p>
          </table:table-cell>
          <table:table-cell office:value-type="float" office:value="5.073" calcext:value-type="float">
            <text:p>5.073</text:p>
          </table:table-cell>
          <table:table-cell office:value-type="float" office:value="1.4729" calcext:value-type="float">
            <text:p>1.472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49824" calcext:value-type="float">
            <text:p>0.49824</text:p>
          </table:table-cell>
          <table:table-cell office:value-type="float" office:value="0.49941" calcext:value-type="float">
            <text:p>0.49941</text:p>
          </table:table-cell>
          <table:table-cell office:value-type="float" office:value="0.0998" calcext:value-type="float">
            <text:p>0.0998</text:p>
          </table:table-cell>
          <table:table-cell office:value-type="float" office:value="3.0396" calcext:value-type="float">
            <text:p>3.0396</text:p>
          </table:table-cell>
          <table:table-cell office:value-type="float" office:value="1.0768" calcext:value-type="float">
            <text:p>1.076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49715" calcext:value-type="float">
            <text:p>0.49715</text:p>
          </table:table-cell>
          <table:table-cell office:value-type="float" office:value="0.49941" calcext:value-type="float">
            <text:p>0.49941</text:p>
          </table:table-cell>
          <table:table-cell office:value-type="float" office:value="0" calcext:value-type="float">
            <text:p>0</text:p>
          </table:table-cell>
          <table:table-cell office:value-type="float" office:value="5.003" calcext:value-type="float">
            <text:p>5.003</text:p>
          </table:table-cell>
          <table:table-cell office:value-type="float" office:value="1.4593" calcext:value-type="float">
            <text:p>1.459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49824" calcext:value-type="float">
            <text:p>0.49824</text:p>
          </table:table-cell>
          <table:table-cell office:value-type="float" office:value="0.49941" calcext:value-type="float">
            <text:p>0.49941</text:p>
          </table:table-cell>
          <table:table-cell office:value-type="float" office:value="0.09976" calcext:value-type="float">
            <text:p>0.09976</text:p>
          </table:table-cell>
          <table:table-cell office:value-type="float" office:value="2.9302" calcext:value-type="float">
            <text:p>2.9302</text:p>
          </table:table-cell>
          <table:table-cell office:value-type="float" office:value="1.0615" calcext:value-type="float">
            <text:p>1.061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49719" calcext:value-type="float">
            <text:p>0.49719</text:p>
          </table:table-cell>
          <table:table-cell office:value-type="float" office:value="0.49941" calcext:value-type="float">
            <text:p>0.49941</text:p>
          </table:table-cell>
          <table:table-cell office:value-type="float" office:value="0" calcext:value-type="float">
            <text:p>0</text:p>
          </table:table-cell>
          <table:table-cell office:value-type="float" office:value="4.934" calcext:value-type="float">
            <text:p>4.934</text:p>
          </table:table-cell>
          <table:table-cell office:value-type="float" office:value="1.446" calcext:value-type="float">
            <text:p>1.44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29914" calcext:value-type="float">
            <text:p>0.29914</text:p>
          </table:table-cell>
          <table:table-cell office:value-type="float" office:value="0.29967" calcext:value-type="float">
            <text:p>0.29967</text:p>
          </table:table-cell>
          <table:table-cell office:value-type="float" office:value="0.19953" calcext:value-type="float">
            <text:p>0.19953</text:p>
          </table:table-cell>
          <table:table-cell office:value-type="float" office:value="1.9678" calcext:value-type="float">
            <text:p>1.9678</text:p>
          </table:table-cell>
          <table:table-cell office:value-type="float" office:value="0.6924" calcext:value-type="float">
            <text:p>0.692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9834" calcext:value-type="float">
            <text:p>0.29834</text:p>
          </table:table-cell>
          <table:table-cell office:value-type="float" office:value="0.29967" calcext:value-type="float">
            <text:p>0.29967</text:p>
          </table:table-cell>
          <table:table-cell office:value-type="float" office:value="0" calcext:value-type="float">
            <text:p>0</text:p>
          </table:table-cell>
          <table:table-cell office:value-type="float" office:value="3.1727" calcext:value-type="float">
            <text:p>3.1727</text:p>
          </table:table-cell>
          <table:table-cell office:value-type="float" office:value="0.9035" calcext:value-type="float">
            <text:p>0.903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29914" calcext:value-type="float">
            <text:p>0.29914</text:p>
          </table:table-cell>
          <table:table-cell office:value-type="float" office:value="0.29967" calcext:value-type="float">
            <text:p>0.29967</text:p>
          </table:table-cell>
          <table:table-cell office:value-type="float" office:value="0.19949" calcext:value-type="float">
            <text:p>0.19949</text:p>
          </table:table-cell>
          <table:table-cell office:value-type="float" office:value="2.0345" calcext:value-type="float">
            <text:p>2.0345</text:p>
          </table:table-cell>
          <table:table-cell office:value-type="float" office:value="0.708" calcext:value-type="float">
            <text:p>0.70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29836" calcext:value-type="float">
            <text:p>0.29836</text:p>
          </table:table-cell>
          <table:table-cell office:value-type="float" office:value="0.29967" calcext:value-type="float">
            <text:p>0.29967</text:p>
          </table:table-cell>
          <table:table-cell office:value-type="float" office:value="0" calcext:value-type="float">
            <text:p>0</text:p>
          </table:table-cell>
          <table:table-cell office:value-type="float" office:value="3.1371" calcext:value-type="float">
            <text:p>3.1371</text:p>
          </table:table-cell>
          <table:table-cell office:value-type="float" office:value="0.8974" calcext:value-type="float">
            <text:p>0.897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29927" calcext:value-type="float">
            <text:p>0.29927</text:p>
          </table:table-cell>
          <table:table-cell office:value-type="float" office:value="0.29967" calcext:value-type="float">
            <text:p>0.29967</text:p>
          </table:table-cell>
          <table:table-cell office:value-type="float" office:value="0.19957" calcext:value-type="float">
            <text:p>0.19957</text:p>
          </table:table-cell>
          <table:table-cell office:value-type="float" office:value="2.0547" calcext:value-type="float">
            <text:p>2.0547</text:p>
          </table:table-cell>
          <table:table-cell office:value-type="float" office:value="0.7194" calcext:value-type="float">
            <text:p>0.719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9839" calcext:value-type="float">
            <text:p>0.29839</text:p>
          </table:table-cell>
          <table:table-cell office:value-type="float" office:value="0.29967" calcext:value-type="float">
            <text:p>0.29967</text:p>
          </table:table-cell>
          <table:table-cell office:value-type="float" office:value="0" calcext:value-type="float">
            <text:p>0</text:p>
          </table:table-cell>
          <table:table-cell office:value-type="float" office:value="3.1044" calcext:value-type="float">
            <text:p>3.1044</text:p>
          </table:table-cell>
          <table:table-cell office:value-type="float" office:value="0.892" calcext:value-type="float">
            <text:p>0.89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0.29914" calcext:value-type="float">
            <text:p>0.29914</text:p>
          </table:table-cell>
          <table:table-cell office:value-type="float" office:value="0.29967" calcext:value-type="float">
            <text:p>0.29967</text:p>
          </table:table-cell>
          <table:table-cell office:value-type="float" office:value="0.09963" calcext:value-type="float">
            <text:p>0.09963</text:p>
          </table:table-cell>
          <table:table-cell office:value-type="float" office:value="1.9629" calcext:value-type="float">
            <text:p>1.9629</text:p>
          </table:table-cell>
          <table:table-cell office:value-type="float" office:value="0.6903" calcext:value-type="float">
            <text:p>0.690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9841" calcext:value-type="float">
            <text:p>0.29841</text:p>
          </table:table-cell>
          <table:table-cell office:value-type="float" office:value="0.29967" calcext:value-type="float">
            <text:p>0.29967</text:p>
          </table:table-cell>
          <table:table-cell office:value-type="float" office:value="0" calcext:value-type="float">
            <text:p>0</text:p>
          </table:table-cell>
          <table:table-cell office:value-type="float" office:value="3.0708" calcext:value-type="float">
            <text:p>3.0708</text:p>
          </table:table-cell>
          <table:table-cell office:value-type="float" office:value="0.8859" calcext:value-type="float">
            <text:p>0.885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0.29939" calcext:value-type="float">
            <text:p>0.29939</text:p>
          </table:table-cell>
          <table:table-cell office:value-type="float" office:value="0.29967" calcext:value-type="float">
            <text:p>0.29967</text:p>
          </table:table-cell>
          <table:table-cell office:value-type="float" office:value="0.29915" calcext:value-type="float">
            <text:p>0.29915</text:p>
          </table:table-cell>
          <table:table-cell office:value-type="float" office:value="1.9508" calcext:value-type="float">
            <text:p>1.9508</text:p>
          </table:table-cell>
          <table:table-cell office:value-type="float" office:value="0.6813" calcext:value-type="float">
            <text:p>0.681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29843" calcext:value-type="float">
            <text:p>0.29843</text:p>
          </table:table-cell>
          <table:table-cell office:value-type="float" office:value="0.29967" calcext:value-type="float">
            <text:p>0.29967</text:p>
          </table:table-cell>
          <table:table-cell office:value-type="float" office:value="0" calcext:value-type="float">
            <text:p>0</text:p>
          </table:table-cell>
          <table:table-cell office:value-type="float" office:value="3.0388" calcext:value-type="float">
            <text:p>3.0388</text:p>
          </table:table-cell>
          <table:table-cell office:value-type="float" office:value="0.8801" calcext:value-type="float">
            <text:p>0.880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0.29939" calcext:value-type="float">
            <text:p>0.29939</text:p>
          </table:table-cell>
          <table:table-cell office:value-type="float" office:value="0.29967" calcext:value-type="float">
            <text:p>0.29967</text:p>
          </table:table-cell>
          <table:table-cell office:value-type="float" office:value="0.29913" calcext:value-type="float">
            <text:p>0.29913</text:p>
          </table:table-cell>
          <table:table-cell office:value-type="float" office:value="1.9156" calcext:value-type="float">
            <text:p>1.9156</text:p>
          </table:table-cell>
          <table:table-cell office:value-type="float" office:value="0.6668" calcext:value-type="float">
            <text:p>0.666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29846" calcext:value-type="float">
            <text:p>0.29846</text:p>
          </table:table-cell>
          <table:table-cell office:value-type="float" office:value="0.29967" calcext:value-type="float">
            <text:p>0.29967</text:p>
          </table:table-cell>
          <table:table-cell office:value-type="float" office:value="0" calcext:value-type="float">
            <text:p>0</text:p>
          </table:table-cell>
          <table:table-cell office:value-type="float" office:value="3.0076" calcext:value-type="float">
            <text:p>3.0076</text:p>
          </table:table-cell>
          <table:table-cell office:value-type="float" office:value="0.8742" calcext:value-type="float">
            <text:p>0.874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.29939" calcext:value-type="float">
            <text:p>0.29939</text:p>
          </table:table-cell>
          <table:table-cell office:value-type="float" office:value="0.29967" calcext:value-type="float">
            <text:p>0.29967</text:p>
          </table:table-cell>
          <table:table-cell office:value-type="float" office:value="0.29934" calcext:value-type="float">
            <text:p>0.29934</text:p>
          </table:table-cell>
          <table:table-cell office:value-type="float" office:value="1.9016" calcext:value-type="float">
            <text:p>1.9016</text:p>
          </table:table-cell>
          <table:table-cell office:value-type="float" office:value="0.6697" calcext:value-type="float">
            <text:p>0.669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29849" calcext:value-type="float">
            <text:p>0.29849</text:p>
          </table:table-cell>
          <table:table-cell office:value-type="float" office:value="0.29967" calcext:value-type="float">
            <text:p>0.29967</text:p>
          </table:table-cell>
          <table:table-cell office:value-type="float" office:value="0" calcext:value-type="float">
            <text:p>0</text:p>
          </table:table-cell>
          <table:table-cell office:value-type="float" office:value="2.9777" calcext:value-type="float">
            <text:p>2.9777</text:p>
          </table:table-cell>
          <table:table-cell office:value-type="float" office:value="0.8686" calcext:value-type="float">
            <text:p>0.868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0.29939" calcext:value-type="float">
            <text:p>0.29939</text:p>
          </table:table-cell>
          <table:table-cell office:value-type="float" office:value="0.29967" calcext:value-type="float">
            <text:p>0.29967</text:p>
          </table:table-cell>
          <table:table-cell office:value-type="float" office:value="0.29922" calcext:value-type="float">
            <text:p>0.29922</text:p>
          </table:table-cell>
          <table:table-cell office:value-type="float" office:value="1.8286" calcext:value-type="float">
            <text:p>1.8286</text:p>
          </table:table-cell>
          <table:table-cell office:value-type="float" office:value="0.6445" calcext:value-type="float">
            <text:p>0.644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9851" calcext:value-type="float">
            <text:p>0.29851</text:p>
          </table:table-cell>
          <table:table-cell office:value-type="float" office:value="0.29967" calcext:value-type="float">
            <text:p>0.29967</text:p>
          </table:table-cell>
          <table:table-cell office:value-type="float" office:value="0" calcext:value-type="float">
            <text:p>0</text:p>
          </table:table-cell>
          <table:table-cell office:value-type="float" office:value="2.9474" calcext:value-type="float">
            <text:p>2.9474</text:p>
          </table:table-cell>
          <table:table-cell office:value-type="float" office:value="0.8628" calcext:value-type="float">
            <text:p>0.862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0.29926" calcext:value-type="float">
            <text:p>0.29926</text:p>
          </table:table-cell>
          <table:table-cell office:value-type="float" office:value="0.29967" calcext:value-type="float">
            <text:p>0.29967</text:p>
          </table:table-cell>
          <table:table-cell office:value-type="float" office:value="0.19945" calcext:value-type="float">
            <text:p>0.19945</text:p>
          </table:table-cell>
          <table:table-cell office:value-type="float" office:value="1.7935" calcext:value-type="float">
            <text:p>1.7935</text:p>
          </table:table-cell>
          <table:table-cell office:value-type="float" office:value="0.6379" calcext:value-type="float">
            <text:p>0.637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9853" calcext:value-type="float">
            <text:p>0.29853</text:p>
          </table:table-cell>
          <table:table-cell office:value-type="float" office:value="0.29967" calcext:value-type="float">
            <text:p>0.29967</text:p>
          </table:table-cell>
          <table:table-cell office:value-type="float" office:value="0" calcext:value-type="float">
            <text:p>0</text:p>
          </table:table-cell>
          <table:table-cell office:value-type="float" office:value="2.9179" calcext:value-type="float">
            <text:p>2.9179</text:p>
          </table:table-cell>
          <table:table-cell office:value-type="float" office:value="0.8571" calcext:value-type="float">
            <text:p>0.857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.29939" calcext:value-type="float">
            <text:p>0.29939</text:p>
          </table:table-cell>
          <table:table-cell office:value-type="float" office:value="0.29967" calcext:value-type="float">
            <text:p>0.29967</text:p>
          </table:table-cell>
          <table:table-cell office:value-type="float" office:value="0.29929" calcext:value-type="float">
            <text:p>0.29929</text:p>
          </table:table-cell>
          <table:table-cell office:value-type="float" office:value="1.7209" calcext:value-type="float">
            <text:p>1.7209</text:p>
          </table:table-cell>
          <table:table-cell office:value-type="float" office:value="0.6215" calcext:value-type="float">
            <text:p>0.62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9854" calcext:value-type="float">
            <text:p>0.29854</text:p>
          </table:table-cell>
          <table:table-cell office:value-type="float" office:value="0.29967" calcext:value-type="float">
            <text:p>0.29967</text:p>
          </table:table-cell>
          <table:table-cell office:value-type="float" office:value="0" calcext:value-type="float">
            <text:p>0</text:p>
          </table:table-cell>
          <table:table-cell office:value-type="float" office:value="2.8879" calcext:value-type="float">
            <text:p>2.8879</text:p>
          </table:table-cell>
          <table:table-cell office:value-type="float" office:value="0.8511" calcext:value-type="float">
            <text:p>0.851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19947" calcext:value-type="float">
            <text:p>0.19947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.09978" calcext:value-type="float">
            <text:p>0.09978</text:p>
          </table:table-cell>
          <table:table-cell office:value-type="float" office:value="1.2491" calcext:value-type="float">
            <text:p>1.2491</text:p>
          </table:table-cell>
          <table:table-cell office:value-type="float" office:value="0.4461" calcext:value-type="float">
            <text:p>0.446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9907" calcext:value-type="float">
            <text:p>0.19907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" calcext:value-type="float">
            <text:p>0</text:p>
          </table:table-cell>
          <table:table-cell office:value-type="float" office:value="1.7882" calcext:value-type="float">
            <text:p>1.7882</text:p>
          </table:table-cell>
          <table:table-cell office:value-type="float" office:value="0.5416" calcext:value-type="float">
            <text:p>0.54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0.19948" calcext:value-type="float">
            <text:p>0.19948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.0997" calcext:value-type="float">
            <text:p>0.0997</text:p>
          </table:table-cell>
          <table:table-cell office:value-type="float" office:value="1.1596" calcext:value-type="float">
            <text:p>1.1596</text:p>
          </table:table-cell>
          <table:table-cell office:value-type="float" office:value="0.4198" calcext:value-type="float">
            <text:p>0.419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19907" calcext:value-type="float">
            <text:p>0.19907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" calcext:value-type="float">
            <text:p>0</text:p>
          </table:table-cell>
          <table:table-cell office:value-type="float" office:value="1.7733" calcext:value-type="float">
            <text:p>1.7733</text:p>
          </table:table-cell>
          <table:table-cell office:value-type="float" office:value="0.5387" calcext:value-type="float">
            <text:p>0.538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.19934" calcext:value-type="float">
            <text:p>0.19934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" calcext:value-type="float">
            <text:p>0</text:p>
          </table:table-cell>
          <table:table-cell office:value-type="float" office:value="1.1416" calcext:value-type="float">
            <text:p>1.1416</text:p>
          </table:table-cell>
          <table:table-cell office:value-type="float" office:value="0.4153" calcext:value-type="float">
            <text:p>0.415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9909" calcext:value-type="float">
            <text:p>0.19909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" calcext:value-type="float">
            <text:p>0</text:p>
          </table:table-cell>
          <table:table-cell office:value-type="float" office:value="1.7586" calcext:value-type="float">
            <text:p>1.7586</text:p>
          </table:table-cell>
          <table:table-cell office:value-type="float" office:value="0.5359" calcext:value-type="float">
            <text:p>0.535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0.1996" calcext:value-type="float">
            <text:p>0.1996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.19958" calcext:value-type="float">
            <text:p>0.19958</text:p>
          </table:table-cell>
          <table:table-cell office:value-type="float" office:value="1.1715" calcext:value-type="float">
            <text:p>1.1715</text:p>
          </table:table-cell>
          <table:table-cell office:value-type="float" office:value="0.4182" calcext:value-type="float">
            <text:p>0.418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9909" calcext:value-type="float">
            <text:p>0.19909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" calcext:value-type="float">
            <text:p>0</text:p>
          </table:table-cell>
          <table:table-cell office:value-type="float" office:value="1.7452" calcext:value-type="float">
            <text:p>1.7452</text:p>
          </table:table-cell>
          <table:table-cell office:value-type="float" office:value="0.5332" calcext:value-type="float">
            <text:p>0.53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0.1996" calcext:value-type="float">
            <text:p>0.1996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.19958" calcext:value-type="float">
            <text:p>0.19958</text:p>
          </table:table-cell>
          <table:table-cell office:value-type="float" office:value="1.1973" calcext:value-type="float">
            <text:p>1.1973</text:p>
          </table:table-cell>
          <table:table-cell office:value-type="float" office:value="0.4288" calcext:value-type="float">
            <text:p>0.428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911" calcext:value-type="float">
            <text:p>0.19911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" calcext:value-type="float">
            <text:p>0</text:p>
          </table:table-cell>
          <table:table-cell office:value-type="float" office:value="1.733" calcext:value-type="float">
            <text:p>1.733</text:p>
          </table:table-cell>
          <table:table-cell office:value-type="float" office:value="0.5308" calcext:value-type="float">
            <text:p>0.530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.19935" calcext:value-type="float">
            <text:p>0.19935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.09978" calcext:value-type="float">
            <text:p>0.09978</text:p>
          </table:table-cell>
          <table:table-cell office:value-type="float" office:value="1.2429" calcext:value-type="float">
            <text:p>1.2429</text:p>
          </table:table-cell>
          <table:table-cell office:value-type="float" office:value="0.4382" calcext:value-type="float">
            <text:p>0.438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9912" calcext:value-type="float">
            <text:p>0.19912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" calcext:value-type="float">
            <text:p>0</text:p>
          </table:table-cell>
          <table:table-cell office:value-type="float" office:value="1.7224" calcext:value-type="float">
            <text:p>1.7224</text:p>
          </table:table-cell>
          <table:table-cell office:value-type="float" office:value="0.5288" calcext:value-type="float">
            <text:p>0.528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0.19948" calcext:value-type="float">
            <text:p>0.19948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.09973" calcext:value-type="float">
            <text:p>0.09973</text:p>
          </table:table-cell>
          <table:table-cell office:value-type="float" office:value="1.1886" calcext:value-type="float">
            <text:p>1.1886</text:p>
          </table:table-cell>
          <table:table-cell office:value-type="float" office:value="0.4253" calcext:value-type="float">
            <text:p>0.425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9912" calcext:value-type="float">
            <text:p>0.19912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" calcext:value-type="float">
            <text:p>0</text:p>
          </table:table-cell>
          <table:table-cell office:value-type="float" office:value="1.7111" calcext:value-type="float">
            <text:p>1.7111</text:p>
          </table:table-cell>
          <table:table-cell office:value-type="float" office:value="0.5266" calcext:value-type="float">
            <text:p>0.526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0.19948" calcext:value-type="float">
            <text:p>0.19948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.09977" calcext:value-type="float">
            <text:p>0.09977</text:p>
          </table:table-cell>
          <table:table-cell office:value-type="float" office:value="1.2191" calcext:value-type="float">
            <text:p>1.2191</text:p>
          </table:table-cell>
          <table:table-cell office:value-type="float" office:value="0.4359" calcext:value-type="float">
            <text:p>0.435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19913" calcext:value-type="float">
            <text:p>0.19913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" calcext:value-type="float">
            <text:p>0</text:p>
          </table:table-cell>
          <table:table-cell office:value-type="float" office:value="1.7008" calcext:value-type="float">
            <text:p>1.7008</text:p>
          </table:table-cell>
          <table:table-cell office:value-type="float" office:value="0.5247" calcext:value-type="float">
            <text:p>0.524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1996" calcext:value-type="float">
            <text:p>0.1996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.19954" calcext:value-type="float">
            <text:p>0.19954</text:p>
          </table:table-cell>
          <table:table-cell office:value-type="float" office:value="1.2269" calcext:value-type="float">
            <text:p>1.2269</text:p>
          </table:table-cell>
          <table:table-cell office:value-type="float" office:value="0.4255" calcext:value-type="float">
            <text:p>0.425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9914" calcext:value-type="float">
            <text:p>0.19914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" calcext:value-type="float">
            <text:p>0</text:p>
          </table:table-cell>
          <table:table-cell office:value-type="float" office:value="1.6912" calcext:value-type="float">
            <text:p>1.6912</text:p>
          </table:table-cell>
          <table:table-cell office:value-type="float" office:value="0.5228" calcext:value-type="float">
            <text:p>0.522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0.19922" calcext:value-type="float">
            <text:p>0.19922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" calcext:value-type="float">
            <text:p>0</text:p>
          </table:table-cell>
          <table:table-cell office:value-type="float" office:value="1.2135" calcext:value-type="float">
            <text:p>1.2135</text:p>
          </table:table-cell>
          <table:table-cell office:value-type="float" office:value="0.4275" calcext:value-type="float">
            <text:p>0.427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9913" calcext:value-type="float">
            <text:p>0.19913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" calcext:value-type="float">
            <text:p>0</text:p>
          </table:table-cell>
          <table:table-cell office:value-type="float" office:value="1.6816" calcext:value-type="float">
            <text:p>1.6816</text:p>
          </table:table-cell>
          <table:table-cell office:value-type="float" office:value="0.5208" calcext:value-type="float">
            <text:p>0.520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0998" calcext:value-type="float">
            <text:p>0.0998</text:p>
          </table:table-cell>
          <table:table-cell office:value-type="float" office:value="0.09989" calcext:value-type="float">
            <text:p>0.09989</text:p>
          </table:table-cell>
          <table:table-cell office:value-type="float" office:value="0.09953" calcext:value-type="float">
            <text:p>0.09953</text:p>
          </table:table-cell>
          <table:table-cell office:value-type="float" office:value="0.7263" calcext:value-type="float">
            <text:p>0.7263</text:p>
          </table:table-cell>
          <table:table-cell office:value-type="float" office:value="0.2316" calcext:value-type="float">
            <text:p>0.231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957" calcext:value-type="float">
            <text:p>0.09957</text:p>
          </table:table-cell>
          <table:table-cell office:value-type="float" office:value="0.09989" calcext:value-type="float">
            <text:p>0.09989</text:p>
          </table:table-cell>
          <table:table-cell office:value-type="float" office:value="0" calcext:value-type="float">
            <text:p>0</text:p>
          </table:table-cell>
          <table:table-cell office:value-type="float" office:value="0.9239" calcext:value-type="float">
            <text:p>0.9239</text:p>
          </table:table-cell>
          <table:table-cell office:value-type="float" office:value="0.276" calcext:value-type="float">
            <text:p>0.27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</table:table>
      <table:table table:name="aggregated_all_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number-columns-repeated="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Remaining Subpopulations</text:p>
          </table:table-cell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imer Name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PU Time (ns):</text:p>
          </table:table-cell>
          <table:table-cell office:value-type="float" office:value="97226661194" calcext:value-type="float">
            <text:p>9722666119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all Time (ms):</text:p>
          </table:table-cell>
          <table:table-cell office:value-type="float" office:value="4743" calcext:value-type="float">
            <text:p>474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PU Cycles:</text:p>
          </table:table-cell>
          <table:table-cell office:value-type="float" office:value="7.75909815218045E+016" calcext:value-type="float">
            <text:p>7.75909815218045E+01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napshot #</text:p>
          </table:table-cell>
          <table:table-cell office:value-type="string" calcext:value-type="string">
            <text:p>Snapshot Time(ms)</text:p>
          </table:table-cell>
          <table:table-cell office:value-type="string" calcext:value-type="string">
            <text:p>Value(Bytes)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5586944" calcext:value-type="float">
            <text:p>325586944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4" calcext:value-type="float">
            <text:p>274</text:p>
          </table:table-cell>
          <table:table-cell office:value-type="float" office:value="343580672" calcext:value-type="float">
            <text:p>343580672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22" calcext:value-type="float">
            <text:p>522</text:p>
          </table:table-cell>
          <table:table-cell office:value-type="float" office:value="351772672" calcext:value-type="float">
            <text:p>351772672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36" calcext:value-type="float">
            <text:p>736</text:p>
          </table:table-cell>
          <table:table-cell office:value-type="float" office:value="357175296" calcext:value-type="float">
            <text:p>357175296</text:p>
          </table:table-cell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3" calcext:value-type="float">
            <text:p>953</text:p>
          </table:table-cell>
          <table:table-cell office:value-type="float" office:value="363388928" calcext:value-type="float">
            <text:p>363388928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49" calcext:value-type="float">
            <text:p>1149</text:p>
          </table:table-cell>
          <table:table-cell office:value-type="float" office:value="369709056" calcext:value-type="float">
            <text:p>369709056</text:p>
          </table:table-cell>
          <table:table-cell table:number-columns-repeated="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38" calcext:value-type="float">
            <text:p>1338</text:p>
          </table:table-cell>
          <table:table-cell office:value-type="float" office:value="378003456" calcext:value-type="float">
            <text:p>378003456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34" calcext:value-type="float">
            <text:p>1534</text:p>
          </table:table-cell>
          <table:table-cell office:value-type="float" office:value="385159168" calcext:value-type="float">
            <text:p>385159168</text:p>
          </table:table-cell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00" calcext:value-type="float">
            <text:p>1700</text:p>
          </table:table-cell>
          <table:table-cell office:value-type="float" office:value="389910528" calcext:value-type="float">
            <text:p>389910528</text:p>
          </table:table-cell>
          <table:table-cell table:number-columns-repeated="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59" calcext:value-type="float">
            <text:p>1859</text:p>
          </table:table-cell>
          <table:table-cell office:value-type="float" office:value="396439552" calcext:value-type="float">
            <text:p>396439552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62" calcext:value-type="float">
            <text:p>1962</text:p>
          </table:table-cell>
          <table:table-cell office:value-type="float" office:value="401035264" calcext:value-type="float">
            <text:p>401035264</text:p>
          </table:table-cell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69" calcext:value-type="float">
            <text:p>2269</text:p>
          </table:table-cell>
          <table:table-cell office:value-type="float" office:value="282869760" calcext:value-type="float">
            <text:p>282869760</text:p>
          </table:table-cell>
          <table:table-cell table:number-columns-repeated="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81" calcext:value-type="float">
            <text:p>2381</text:p>
          </table:table-cell>
          <table:table-cell office:value-type="float" office:value="284164096" calcext:value-type="float">
            <text:p>284164096</text:p>
          </table:table-cell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81" calcext:value-type="float">
            <text:p>2481</text:p>
          </table:table-cell>
          <table:table-cell office:value-type="float" office:value="289734656" calcext:value-type="float">
            <text:p>289734656</text:p>
          </table:table-cell>
          <table:table-cell table:number-columns-repeated="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85" calcext:value-type="float">
            <text:p>2585</text:p>
          </table:table-cell>
          <table:table-cell office:value-type="float" office:value="293314560" calcext:value-type="float">
            <text:p>293314560</text:p>
          </table:table-cell>
          <table:table-cell table:number-columns-repeated="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79" calcext:value-type="float">
            <text:p>2679</text:p>
          </table:table-cell>
          <table:table-cell office:value-type="float" office:value="298520576" calcext:value-type="float">
            <text:p>298520576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82" calcext:value-type="float">
            <text:p>2782</text:p>
          </table:table-cell>
          <table:table-cell office:value-type="float" office:value="302297088" calcext:value-type="float">
            <text:p>302297088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75" calcext:value-type="float">
            <text:p>2875</text:p>
          </table:table-cell>
          <table:table-cell office:value-type="float" office:value="308191232" calcext:value-type="float">
            <text:p>308191232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57" calcext:value-type="float">
            <text:p>2957</text:p>
          </table:table-cell>
          <table:table-cell office:value-type="float" office:value="311713792" calcext:value-type="float">
            <text:p>311713792</text:p>
          </table:table-cell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40" calcext:value-type="float">
            <text:p>3040</text:p>
          </table:table-cell>
          <table:table-cell office:value-type="float" office:value="315465728" calcext:value-type="float">
            <text:p>315465728</text:p>
          </table:table-cell>
          <table:table-cell table:number-columns-repeated="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98" calcext:value-type="float">
            <text:p>3098</text:p>
          </table:table-cell>
          <table:table-cell office:value-type="float" office:value="317005824" calcext:value-type="float">
            <text:p>317005824</text:p>
          </table:table-cell>
          <table:table-cell table:number-columns-repeated="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88" calcext:value-type="float">
            <text:p>3288</text:p>
          </table:table-cell>
          <table:table-cell office:value-type="float" office:value="229314560" calcext:value-type="float">
            <text:p>229314560</text:p>
          </table:table-cell>
          <table:table-cell table:number-columns-repeated="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53" calcext:value-type="float">
            <text:p>3353</text:p>
          </table:table-cell>
          <table:table-cell office:value-type="float" office:value="232198144" calcext:value-type="float">
            <text:p>232198144</text:p>
          </table:table-cell>
          <table:table-cell table:number-columns-repeated="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12" calcext:value-type="float">
            <text:p>3412</text:p>
          </table:table-cell>
          <table:table-cell office:value-type="float" office:value="235139072" calcext:value-type="float">
            <text:p>235139072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473" calcext:value-type="float">
            <text:p>3473</text:p>
          </table:table-cell>
          <table:table-cell office:value-type="float" office:value="237924352" calcext:value-type="float">
            <text:p>237924352</text:p>
          </table:table-cell>
          <table:table-cell table:number-columns-repeated="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528" calcext:value-type="float">
            <text:p>3528</text:p>
          </table:table-cell>
          <table:table-cell office:value-type="float" office:value="238522368" calcext:value-type="float">
            <text:p>238522368</text:p>
          </table:table-cell>
          <table:table-cell table:number-columns-repeated="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582" calcext:value-type="float">
            <text:p>3582</text:p>
          </table:table-cell>
          <table:table-cell office:value-type="float" office:value="242376704" calcext:value-type="float">
            <text:p>242376704</text:p>
          </table:table-cell>
          <table:table-cell table:number-columns-repeated="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637" calcext:value-type="float">
            <text:p>3637</text:p>
          </table:table-cell>
          <table:table-cell office:value-type="float" office:value="243744768" calcext:value-type="float">
            <text:p>243744768</text:p>
          </table:table-cell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687" calcext:value-type="float">
            <text:p>3687</text:p>
          </table:table-cell>
          <table:table-cell office:value-type="float" office:value="248180736" calcext:value-type="float">
            <text:p>248180736</text:p>
          </table:table-cell>
          <table:table-cell table:number-columns-repeated="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743" calcext:value-type="float">
            <text:p>3743</text:p>
          </table:table-cell>
          <table:table-cell office:value-type="float" office:value="250134528" calcext:value-type="float">
            <text:p>250134528</text:p>
          </table:table-cell>
          <table:table-cell table:number-columns-repeated="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88" calcext:value-type="float">
            <text:p>3788</text:p>
          </table:table-cell>
          <table:table-cell office:value-type="float" office:value="251437056" calcext:value-type="float">
            <text:p>251437056</text:p>
          </table:table-cell>
          <table:table-cell table:number-columns-repeated="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889" calcext:value-type="float">
            <text:p>3889</text:p>
          </table:table-cell>
          <table:table-cell office:value-type="float" office:value="152317952" calcext:value-type="float">
            <text:p>152317952</text:p>
          </table:table-cell>
          <table:table-cell table:number-columns-repeated="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929" calcext:value-type="float">
            <text:p>3929</text:p>
          </table:table-cell>
          <table:table-cell office:value-type="float" office:value="153382912" calcext:value-type="float">
            <text:p>153382912</text:p>
          </table:table-cell>
          <table:table-cell table:number-columns-repeated="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68" calcext:value-type="float">
            <text:p>3968</text:p>
          </table:table-cell>
          <table:table-cell office:value-type="float" office:value="154992640" calcext:value-type="float">
            <text:p>154992640</text:p>
          </table:table-cell>
          <table:table-cell table:number-columns-repeated="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06" calcext:value-type="float">
            <text:p>4006</text:p>
          </table:table-cell>
          <table:table-cell office:value-type="float" office:value="156311552" calcext:value-type="float">
            <text:p>156311552</text:p>
          </table:table-cell>
          <table:table-cell table:number-columns-repeated="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043" calcext:value-type="float">
            <text:p>4043</text:p>
          </table:table-cell>
          <table:table-cell office:value-type="float" office:value="157032448" calcext:value-type="float">
            <text:p>157032448</text:p>
          </table:table-cell>
          <table:table-cell table:number-columns-repeated="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082" calcext:value-type="float">
            <text:p>4082</text:p>
          </table:table-cell>
          <table:table-cell office:value-type="float" office:value="157782016" calcext:value-type="float">
            <text:p>157782016</text:p>
          </table:table-cell>
          <table:table-cell table:number-columns-repeated="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119" calcext:value-type="float">
            <text:p>4119</text:p>
          </table:table-cell>
          <table:table-cell office:value-type="float" office:value="160055296" calcext:value-type="float">
            <text:p>160055296</text:p>
          </table:table-cell>
          <table:table-cell table:number-columns-repeated="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56" calcext:value-type="float">
            <text:p>4156</text:p>
          </table:table-cell>
          <table:table-cell office:value-type="float" office:value="160788480" calcext:value-type="float">
            <text:p>160788480</text:p>
          </table:table-cell>
          <table:table-cell table:number-columns-repeated="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98" calcext:value-type="float">
            <text:p>4198</text:p>
          </table:table-cell>
          <table:table-cell office:value-type="float" office:value="162664448" calcext:value-type="float">
            <text:p>162664448</text:p>
          </table:table-cell>
          <table:table-cell table:number-columns-repeated="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36" calcext:value-type="float">
            <text:p>4236</text:p>
          </table:table-cell>
          <table:table-cell office:value-type="float" office:value="164077568" calcext:value-type="float">
            <text:p>164077568</text:p>
          </table:table-cell>
          <table:table-cell table:number-columns-repeated="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29" calcext:value-type="float">
            <text:p>4329</text:p>
          </table:table-cell>
          <table:table-cell office:value-type="float" office:value="109498368" calcext:value-type="float">
            <text:p>109498368</text:p>
          </table:table-cell>
          <table:table-cell table:number-columns-repeated="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362" calcext:value-type="float">
            <text:p>4362</text:p>
          </table:table-cell>
          <table:table-cell office:value-type="float" office:value="110190592" calcext:value-type="float">
            <text:p>110190592</text:p>
          </table:table-cell>
          <table:table-cell table:number-columns-repeated="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95" calcext:value-type="float">
            <text:p>4395</text:p>
          </table:table-cell>
          <table:table-cell office:value-type="float" office:value="110571520" calcext:value-type="float">
            <text:p>110571520</text:p>
          </table:table-cell>
          <table:table-cell table:number-columns-repeated="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429" calcext:value-type="float">
            <text:p>4429</text:p>
          </table:table-cell>
          <table:table-cell office:value-type="float" office:value="111386624" calcext:value-type="float">
            <text:p>111386624</text:p>
          </table:table-cell>
          <table:table-cell table:number-columns-repeated="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466" calcext:value-type="float">
            <text:p>4466</text:p>
          </table:table-cell>
          <table:table-cell office:value-type="float" office:value="112754688" calcext:value-type="float">
            <text:p>112754688</text:p>
          </table:table-cell>
          <table:table-cell table:number-columns-repeated="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498" calcext:value-type="float">
            <text:p>4498</text:p>
          </table:table-cell>
          <table:table-cell office:value-type="float" office:value="113520640" calcext:value-type="float">
            <text:p>113520640</text:p>
          </table:table-cell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532" calcext:value-type="float">
            <text:p>4532</text:p>
          </table:table-cell>
          <table:table-cell office:value-type="float" office:value="114307072" calcext:value-type="float">
            <text:p>114307072</text:p>
          </table:table-cell>
          <table:table-cell table:number-columns-repeated="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564" calcext:value-type="float">
            <text:p>4564</text:p>
          </table:table-cell>
          <table:table-cell office:value-type="float" office:value="114753536" calcext:value-type="float">
            <text:p>114753536</text:p>
          </table:table-cell>
          <table:table-cell table:number-columns-repeated="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98" calcext:value-type="float">
            <text:p>4598</text:p>
          </table:table-cell>
          <table:table-cell office:value-type="float" office:value="115695616" calcext:value-type="float">
            <text:p>115695616</text:p>
          </table:table-cell>
          <table:table-cell table:number-columns-repeated="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630" calcext:value-type="float">
            <text:p>4630</text:p>
          </table:table-cell>
          <table:table-cell office:value-type="float" office:value="115691520" calcext:value-type="float">
            <text:p>11569152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ggregation Count: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imer Name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PU Time (ns):</text:p>
          </table:table-cell>
          <table:table-cell office:value-type="float" office:value="9722666119" calcext:value-type="float">
            <text:p>972266611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all Time (ms):</text:p>
          </table:table-cell>
          <table:table-cell office:value-type="float" office:value="3416" calcext:value-type="float">
            <text:p>341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PU Cycles:</text:p>
          </table:table-cell>
          <table:table-cell office:value-type="float" office:value="7759098152180446" calcext:value-type="float">
            <text:p>775909815218044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napshot #</text:p>
          </table:table-cell>
          <table:table-cell office:value-type="string" calcext:value-type="string">
            <text:p>Snapshot Time(ms)</text:p>
          </table:table-cell>
          <table:table-cell office:value-type="string" calcext:value-type="string">
            <text:p>Value(Bytes)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558694" calcext:value-type="float">
            <text:p>32558694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4" calcext:value-type="float">
            <text:p>274</text:p>
          </table:table-cell>
          <table:table-cell office:value-type="float" office:value="34358067" calcext:value-type="float">
            <text:p>34358067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22" calcext:value-type="float">
            <text:p>522</text:p>
          </table:table-cell>
          <table:table-cell office:value-type="float" office:value="35177267" calcext:value-type="float">
            <text:p>35177267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36" calcext:value-type="float">
            <text:p>736</text:p>
          </table:table-cell>
          <table:table-cell office:value-type="float" office:value="35717529" calcext:value-type="float">
            <text:p>35717529</text:p>
          </table:table-cell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3" calcext:value-type="float">
            <text:p>953</text:p>
          </table:table-cell>
          <table:table-cell office:value-type="float" office:value="36338892" calcext:value-type="float">
            <text:p>36338892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49" calcext:value-type="float">
            <text:p>1149</text:p>
          </table:table-cell>
          <table:table-cell office:value-type="float" office:value="36970905" calcext:value-type="float">
            <text:p>36970905</text:p>
          </table:table-cell>
          <table:table-cell table:number-columns-repeated="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38" calcext:value-type="float">
            <text:p>1338</text:p>
          </table:table-cell>
          <table:table-cell office:value-type="float" office:value="37800345" calcext:value-type="float">
            <text:p>37800345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34" calcext:value-type="float">
            <text:p>1534</text:p>
          </table:table-cell>
          <table:table-cell office:value-type="float" office:value="38515916" calcext:value-type="float">
            <text:p>38515916</text:p>
          </table:table-cell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00" calcext:value-type="float">
            <text:p>1700</text:p>
          </table:table-cell>
          <table:table-cell office:value-type="float" office:value="38991052" calcext:value-type="float">
            <text:p>38991052</text:p>
          </table:table-cell>
          <table:table-cell table:number-columns-repeated="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59" calcext:value-type="float">
            <text:p>1859</text:p>
          </table:table-cell>
          <table:table-cell office:value-type="float" office:value="39643955" calcext:value-type="float">
            <text:p>39643955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62" calcext:value-type="float">
            <text:p>1962</text:p>
          </table:table-cell>
          <table:table-cell office:value-type="float" office:value="40103526" calcext:value-type="float">
            <text:p>40103526</text:p>
          </table:table-cell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69" calcext:value-type="float">
            <text:p>2269</text:p>
          </table:table-cell>
          <table:table-cell office:value-type="float" office:value="40409965" calcext:value-type="float">
            <text:p>40409965</text:p>
          </table:table-cell>
          <table:table-cell table:number-columns-repeated="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81" calcext:value-type="float">
            <text:p>2381</text:p>
          </table:table-cell>
          <table:table-cell office:value-type="float" office:value="40594870" calcext:value-type="float">
            <text:p>40594870</text:p>
          </table:table-cell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81" calcext:value-type="float">
            <text:p>2481</text:p>
          </table:table-cell>
          <table:table-cell office:value-type="float" office:value="41390665" calcext:value-type="float">
            <text:p>41390665</text:p>
          </table:table-cell>
          <table:table-cell table:number-columns-repeated="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85" calcext:value-type="float">
            <text:p>2585</text:p>
          </table:table-cell>
          <table:table-cell office:value-type="float" office:value="41902080" calcext:value-type="float">
            <text:p>41902080</text:p>
          </table:table-cell>
          <table:table-cell table:number-columns-repeated="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79" calcext:value-type="float">
            <text:p>2679</text:p>
          </table:table-cell>
          <table:table-cell office:value-type="float" office:value="42645796" calcext:value-type="float">
            <text:p>42645796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82" calcext:value-type="float">
            <text:p>2782</text:p>
          </table:table-cell>
          <table:table-cell office:value-type="float" office:value="43185298" calcext:value-type="float">
            <text:p>43185298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75" calcext:value-type="float">
            <text:p>2875</text:p>
          </table:table-cell>
          <table:table-cell office:value-type="float" office:value="44027318" calcext:value-type="float">
            <text:p>44027318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57" calcext:value-type="float">
            <text:p>2957</text:p>
          </table:table-cell>
          <table:table-cell office:value-type="float" office:value="44530541" calcext:value-type="float">
            <text:p>44530541</text:p>
          </table:table-cell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40" calcext:value-type="float">
            <text:p>3040</text:p>
          </table:table-cell>
          <table:table-cell office:value-type="float" office:value="45066532" calcext:value-type="float">
            <text:p>45066532</text:p>
          </table:table-cell>
          <table:table-cell table:number-columns-repeated="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98" calcext:value-type="float">
            <text:p>3098</text:p>
          </table:table-cell>
          <table:table-cell office:value-type="float" office:value="45286546" calcext:value-type="float">
            <text:p>45286546</text:p>
          </table:table-cell>
          <table:table-cell table:number-columns-repeated="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88" calcext:value-type="float">
            <text:p>3288</text:p>
          </table:table-cell>
          <table:table-cell office:value-type="float" office:value="45862912" calcext:value-type="float">
            <text:p>45862912</text:p>
          </table:table-cell>
          <table:table-cell table:number-columns-repeated="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53" calcext:value-type="float">
            <text:p>3353</text:p>
          </table:table-cell>
          <table:table-cell office:value-type="float" office:value="46439628" calcext:value-type="float">
            <text:p>46439628</text:p>
          </table:table-cell>
          <table:table-cell table:number-columns-repeated="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12" calcext:value-type="float">
            <text:p>3412</text:p>
          </table:table-cell>
          <table:table-cell office:value-type="float" office:value="47027814" calcext:value-type="float">
            <text:p>47027814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473" calcext:value-type="float">
            <text:p>3473</text:p>
          </table:table-cell>
          <table:table-cell office:value-type="float" office:value="47584870" calcext:value-type="float">
            <text:p>47584870</text:p>
          </table:table-cell>
          <table:table-cell table:number-columns-repeated="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528" calcext:value-type="float">
            <text:p>3528</text:p>
          </table:table-cell>
          <table:table-cell office:value-type="float" office:value="47704473" calcext:value-type="float">
            <text:p>47704473</text:p>
          </table:table-cell>
          <table:table-cell table:number-columns-repeated="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582" calcext:value-type="float">
            <text:p>3582</text:p>
          </table:table-cell>
          <table:table-cell office:value-type="float" office:value="48475340" calcext:value-type="float">
            <text:p>48475340</text:p>
          </table:table-cell>
          <table:table-cell table:number-columns-repeated="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637" calcext:value-type="float">
            <text:p>3637</text:p>
          </table:table-cell>
          <table:table-cell office:value-type="float" office:value="48748953" calcext:value-type="float">
            <text:p>48748953</text:p>
          </table:table-cell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687" calcext:value-type="float">
            <text:p>3687</text:p>
          </table:table-cell>
          <table:table-cell office:value-type="float" office:value="49636147" calcext:value-type="float">
            <text:p>49636147</text:p>
          </table:table-cell>
          <table:table-cell table:number-columns-repeated="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743" calcext:value-type="float">
            <text:p>3743</text:p>
          </table:table-cell>
          <table:table-cell office:value-type="float" office:value="50026905" calcext:value-type="float">
            <text:p>50026905</text:p>
          </table:table-cell>
          <table:table-cell table:number-columns-repeated="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88" calcext:value-type="float">
            <text:p>3788</text:p>
          </table:table-cell>
          <table:table-cell office:value-type="float" office:value="50287411" calcext:value-type="float">
            <text:p>50287411</text:p>
          </table:table-cell>
          <table:table-cell table:number-columns-repeated="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889" calcext:value-type="float">
            <text:p>3889</text:p>
          </table:table-cell>
          <table:table-cell office:value-type="float" office:value="50772650" calcext:value-type="float">
            <text:p>50772650</text:p>
          </table:table-cell>
          <table:table-cell table:number-columns-repeated="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929" calcext:value-type="float">
            <text:p>3929</text:p>
          </table:table-cell>
          <table:table-cell office:value-type="float" office:value="51127637" calcext:value-type="float">
            <text:p>51127637</text:p>
          </table:table-cell>
          <table:table-cell table:number-columns-repeated="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68" calcext:value-type="float">
            <text:p>3968</text:p>
          </table:table-cell>
          <table:table-cell office:value-type="float" office:value="51664213" calcext:value-type="float">
            <text:p>51664213</text:p>
          </table:table-cell>
          <table:table-cell table:number-columns-repeated="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06" calcext:value-type="float">
            <text:p>4006</text:p>
          </table:table-cell>
          <table:table-cell office:value-type="float" office:value="52103850" calcext:value-type="float">
            <text:p>52103850</text:p>
          </table:table-cell>
          <table:table-cell table:number-columns-repeated="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043" calcext:value-type="float">
            <text:p>4043</text:p>
          </table:table-cell>
          <table:table-cell office:value-type="float" office:value="52344149" calcext:value-type="float">
            <text:p>52344149</text:p>
          </table:table-cell>
          <table:table-cell table:number-columns-repeated="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082" calcext:value-type="float">
            <text:p>4082</text:p>
          </table:table-cell>
          <table:table-cell office:value-type="float" office:value="52594005" calcext:value-type="float">
            <text:p>52594005</text:p>
          </table:table-cell>
          <table:table-cell table:number-columns-repeated="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119" calcext:value-type="float">
            <text:p>4119</text:p>
          </table:table-cell>
          <table:table-cell office:value-type="float" office:value="53351765" calcext:value-type="float">
            <text:p>53351765</text:p>
          </table:table-cell>
          <table:table-cell table:number-columns-repeated="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56" calcext:value-type="float">
            <text:p>4156</text:p>
          </table:table-cell>
          <table:table-cell office:value-type="float" office:value="53596160" calcext:value-type="float">
            <text:p>53596160</text:p>
          </table:table-cell>
          <table:table-cell table:number-columns-repeated="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98" calcext:value-type="float">
            <text:p>4198</text:p>
          </table:table-cell>
          <table:table-cell office:value-type="float" office:value="54221482" calcext:value-type="float">
            <text:p>54221482</text:p>
          </table:table-cell>
          <table:table-cell table:number-columns-repeated="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36" calcext:value-type="float">
            <text:p>4236</text:p>
          </table:table-cell>
          <table:table-cell office:value-type="float" office:value="54692522" calcext:value-type="float">
            <text:p>54692522</text:p>
          </table:table-cell>
          <table:table-cell table:number-columns-repeated="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29" calcext:value-type="float">
            <text:p>4329</text:p>
          </table:table-cell>
          <table:table-cell office:value-type="float" office:value="54749184" calcext:value-type="float">
            <text:p>54749184</text:p>
          </table:table-cell>
          <table:table-cell table:number-columns-repeated="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362" calcext:value-type="float">
            <text:p>4362</text:p>
          </table:table-cell>
          <table:table-cell office:value-type="float" office:value="55095296" calcext:value-type="float">
            <text:p>55095296</text:p>
          </table:table-cell>
          <table:table-cell table:number-columns-repeated="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95" calcext:value-type="float">
            <text:p>4395</text:p>
          </table:table-cell>
          <table:table-cell office:value-type="float" office:value="55285760" calcext:value-type="float">
            <text:p>55285760</text:p>
          </table:table-cell>
          <table:table-cell table:number-columns-repeated="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429" calcext:value-type="float">
            <text:p>4429</text:p>
          </table:table-cell>
          <table:table-cell office:value-type="float" office:value="55693312" calcext:value-type="float">
            <text:p>55693312</text:p>
          </table:table-cell>
          <table:table-cell table:number-columns-repeated="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466" calcext:value-type="float">
            <text:p>4466</text:p>
          </table:table-cell>
          <table:table-cell office:value-type="float" office:value="56377344" calcext:value-type="float">
            <text:p>56377344</text:p>
          </table:table-cell>
          <table:table-cell table:number-columns-repeated="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498" calcext:value-type="float">
            <text:p>4498</text:p>
          </table:table-cell>
          <table:table-cell office:value-type="float" office:value="56760320" calcext:value-type="float">
            <text:p>56760320</text:p>
          </table:table-cell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532" calcext:value-type="float">
            <text:p>4532</text:p>
          </table:table-cell>
          <table:table-cell office:value-type="float" office:value="57153536" calcext:value-type="float">
            <text:p>57153536</text:p>
          </table:table-cell>
          <table:table-cell table:number-columns-repeated="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564" calcext:value-type="float">
            <text:p>4564</text:p>
          </table:table-cell>
          <table:table-cell office:value-type="float" office:value="57376768" calcext:value-type="float">
            <text:p>57376768</text:p>
          </table:table-cell>
          <table:table-cell table:number-columns-repeated="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98" calcext:value-type="float">
            <text:p>4598</text:p>
          </table:table-cell>
          <table:table-cell office:value-type="float" office:value="57847808" calcext:value-type="float">
            <text:p>57847808</text:p>
          </table:table-cell>
          <table:table-cell table:number-columns-repeated="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630" calcext:value-type="float">
            <text:p>4630</text:p>
          </table:table-cell>
          <table:table-cell office:value-type="float" office:value="57845760" calcext:value-type="float">
            <text:p>5784576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its</text:p>
          </table:table-cell>
          <table:table-cell office:value-type="string" calcext:value-type="string">
            <text:p>Total</text:p>
          </table:table-cell>
          <table:table-cell table:number-columns-repeated="18"/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2810" calcext:value-type="float">
            <text:p>281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ercent Hit:</text:p>
          </table:table-cell>
          <table:table-cell table:style-name="ce1" office:value-type="string" calcext:value-type="string">
            <text:p>76.9751%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itness</text:p>
          </table:table-cell>
          <table:table-cell table:number-columns-repeated="19"/>
        </table:table-row>
        <table:table-row table:style-name="ro1">
          <table:table-cell office:value-type="float" office:value="0.998628" calcext:value-type="float">
            <text:p>0.99862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al|Predicte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ammeo|Cammeo</text:p>
          </table:table-cell>
          <table:table-cell office:value-type="string" calcext:value-type="string">
            <text:p>Cammeo|Osmancik</text:p>
          </table:table-cell>
          <table:table-cell office:value-type="string" calcext:value-type="string">
            <text:p>Osmancik|Osmancik</text:p>
          </table:table-cell>
          <table:table-cell office:value-type="string" calcext:value-type="string">
            <text:p>Osmancik|Cammeo</text:p>
          </table:table-cell>
          <table:table-cell table:number-columns-repeated="16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387" calcext:value-type="float">
            <text:p>387</text:p>
          </table:table-cell>
          <table:table-cell office:value-type="float" office:value="1430" calcext:value-type="float">
            <text:p>1430</text:p>
          </table:table-cell>
          <table:table-cell office:value-type="float" office:value="259" calcext:value-type="float">
            <text:p>25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EN#</text:p>
          </table:table-cell>
          <table:table-cell office:value-type="string" calcext:value-type="string">
            <text:p>SUB#</text:p>
          </table:table-cell>
          <table:table-cell office:value-type="string" calcext:value-type="string">
            <text:p>μFGEN</text:p>
          </table:table-cell>
          <table:table-cell office:value-type="string" calcext:value-type="string">
            <text:p>FsBestGEN</text:p>
          </table:table-cell>
          <table:table-cell office:value-type="string" calcext:value-type="string">
            <text:p>FsWorstGEN</text:p>
          </table:table-cell>
          <table:table-cell office:value-type="string" calcext:value-type="string">
            <text:p>μTreeSzGEN</text:p>
          </table:table-cell>
          <table:table-cell office:value-type="string" calcext:value-type="string">
            <text:p>μTreeDpGEN</text:p>
          </table:table-cell>
          <table:table-cell office:value-type="string" calcext:value-type="string">
            <text:p>bTreeSzGEN</text:p>
          </table:table-cell>
          <table:table-cell office:value-type="string" calcext:value-type="string">
            <text:p>bTreeDpGEN</text:p>
          </table:table-cell>
          <table:table-cell office:value-type="string" calcext:value-type="string">
            <text:p>wTreeSzGEN</text:p>
          </table:table-cell>
          <table:table-cell office:value-type="string" calcext:value-type="string">
            <text:p>wTreeDpGEN</text:p>
          </table:table-cell>
          <table:table-cell office:value-type="string" calcext:value-type="string">
            <text:p>μFRUN</text:p>
          </table:table-cell>
          <table:table-cell office:value-type="string" calcext:value-type="string">
            <text:p>FsBestRUN</text:p>
          </table:table-cell>
          <table:table-cell office:value-type="string" calcext:value-type="string">
            <text:p>FsWorstRUN</text:p>
          </table:table-cell>
          <table:table-cell office:value-type="string" calcext:value-type="string">
            <text:p>μTreeSzRUN</text:p>
          </table:table-cell>
          <table:table-cell office:value-type="string" calcext:value-type="string">
            <text:p>μTreeDpRUN</text:p>
          </table:table-cell>
          <table:table-cell office:value-type="string" calcext:value-type="string">
            <text:p>bTreeSzRUN</text:p>
          </table:table-cell>
          <table:table-cell office:value-type="string" calcext:value-type="string">
            <text:p>bTreeDpRUN</text:p>
          </table:table-cell>
          <table:table-cell office:value-type="string" calcext:value-type="string">
            <text:p>wTreeSzRUN</text:p>
          </table:table-cell>
          <table:table-cell office:value-type="string" calcext:value-type="string">
            <text:p>wTreeDpRUN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9583" calcext:value-type="float">
            <text:p>0.9583</text:p>
          </table:table-cell>
          <table:table-cell office:value-type="float" office:value="0.9983" calcext:value-type="float">
            <text:p>0.9983</text:p>
          </table:table-cell>
          <table:table-cell office:value-type="float" office:value="0" calcext:value-type="float">
            <text:p>0</text:p>
          </table:table-cell>
          <table:table-cell office:value-type="float" office:value="17.1665" calcext:value-type="float">
            <text:p>17.1665</text:p>
          </table:table-cell>
          <table:table-cell office:value-type="float" office:value="3.3358" calcext:value-type="float">
            <text:p>3.335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0.9583" calcext:value-type="float">
            <text:p>0.9583</text:p>
          </table:table-cell>
          <table:table-cell office:value-type="float" office:value="0.9983" calcext:value-type="float">
            <text:p>0.9983</text:p>
          </table:table-cell>
          <table:table-cell office:value-type="float" office:value="0" calcext:value-type="float">
            <text:p>0</text:p>
          </table:table-cell>
          <table:table-cell office:value-type="float" office:value="17.1665" calcext:value-type="float">
            <text:p>17.1665</text:p>
          </table:table-cell>
          <table:table-cell office:value-type="float" office:value="3.3358" calcext:value-type="float">
            <text:p>3.335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8929" calcext:value-type="float">
            <text:p>0.98929</text:p>
          </table:table-cell>
          <table:table-cell office:value-type="float" office:value="0.99853" calcext:value-type="float">
            <text:p>0.99853</text:p>
          </table:table-cell>
          <table:table-cell office:value-type="float" office:value="0" calcext:value-type="float">
            <text:p>0</text:p>
          </table:table-cell>
          <table:table-cell office:value-type="float" office:value="15.094" calcext:value-type="float">
            <text:p>15.094</text:p>
          </table:table-cell>
          <table:table-cell office:value-type="float" office:value="3.3827" calcext:value-type="float">
            <text:p>3.382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0.9738" calcext:value-type="float">
            <text:p>0.9738</text:p>
          </table:table-cell>
          <table:table-cell office:value-type="float" office:value="0.99853" calcext:value-type="float">
            <text:p>0.99853</text:p>
          </table:table-cell>
          <table:table-cell office:value-type="float" office:value="0" calcext:value-type="float">
            <text:p>0</text:p>
          </table:table-cell>
          <table:table-cell office:value-type="float" office:value="16.1301" calcext:value-type="float">
            <text:p>16.1301</text:p>
          </table:table-cell>
          <table:table-cell office:value-type="float" office:value="3.3593" calcext:value-type="float">
            <text:p>3.359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919" calcext:value-type="float">
            <text:p>0.9919</text:p>
          </table:table-cell>
          <table:table-cell office:value-type="float" office:value="0.99853" calcext:value-type="float">
            <text:p>0.99853</text:p>
          </table:table-cell>
          <table:table-cell office:value-type="float" office:value="0" calcext:value-type="float">
            <text:p>0</text:p>
          </table:table-cell>
          <table:table-cell office:value-type="float" office:value="14.1939" calcext:value-type="float">
            <text:p>14.1939</text:p>
          </table:table-cell>
          <table:table-cell office:value-type="float" office:value="3.3827" calcext:value-type="float">
            <text:p>3.382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0.97982" calcext:value-type="float">
            <text:p>0.97982</text:p>
          </table:table-cell>
          <table:table-cell office:value-type="float" office:value="0.99853" calcext:value-type="float">
            <text:p>0.99853</text:p>
          </table:table-cell>
          <table:table-cell office:value-type="float" office:value="0" calcext:value-type="float">
            <text:p>0</text:p>
          </table:table-cell>
          <table:table-cell office:value-type="float" office:value="15.4847" calcext:value-type="float">
            <text:p>15.4847</text:p>
          </table:table-cell>
          <table:table-cell office:value-type="float" office:value="3.3671" calcext:value-type="float">
            <text:p>3.367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99328" calcext:value-type="float">
            <text:p>0.99328</text:p>
          </table:table-cell>
          <table:table-cell office:value-type="float" office:value="0.99854" calcext:value-type="float">
            <text:p>0.99854</text:p>
          </table:table-cell>
          <table:table-cell office:value-type="float" office:value="0" calcext:value-type="float">
            <text:p>0</text:p>
          </table:table-cell>
          <table:table-cell office:value-type="float" office:value="13.377" calcext:value-type="float">
            <text:p>13.377</text:p>
          </table:table-cell>
          <table:table-cell office:value-type="float" office:value="3.4168" calcext:value-type="float">
            <text:p>3.416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0.98318" calcext:value-type="float">
            <text:p>0.98318</text:p>
          </table:table-cell>
          <table:table-cell office:value-type="float" office:value="0.99854" calcext:value-type="float">
            <text:p>0.99854</text:p>
          </table:table-cell>
          <table:table-cell office:value-type="float" office:value="0" calcext:value-type="float">
            <text:p>0</text:p>
          </table:table-cell>
          <table:table-cell office:value-type="float" office:value="14.9579" calcext:value-type="float">
            <text:p>14.9579</text:p>
          </table:table-cell>
          <table:table-cell office:value-type="float" office:value="3.3795" calcext:value-type="float">
            <text:p>3.379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99264" calcext:value-type="float">
            <text:p>0.99264</text:p>
          </table:table-cell>
          <table:table-cell office:value-type="float" office:value="0.99854" calcext:value-type="float">
            <text:p>0.99854</text:p>
          </table:table-cell>
          <table:table-cell office:value-type="float" office:value="0.09977" calcext:value-type="float">
            <text:p>0.09977</text:p>
          </table:table-cell>
          <table:table-cell office:value-type="float" office:value="12.9522" calcext:value-type="float">
            <text:p>12.9522</text:p>
          </table:table-cell>
          <table:table-cell office:value-type="float" office:value="3.3871" calcext:value-type="float">
            <text:p>3.3871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0.98509" calcext:value-type="float">
            <text:p>0.98509</text:p>
          </table:table-cell>
          <table:table-cell office:value-type="float" office:value="0.99854" calcext:value-type="float">
            <text:p>0.99854</text:p>
          </table:table-cell>
          <table:table-cell office:value-type="float" office:value="0" calcext:value-type="float">
            <text:p>0</text:p>
          </table:table-cell>
          <table:table-cell office:value-type="float" office:value="14.5568" calcext:value-type="float">
            <text:p>14.5568</text:p>
          </table:table-cell>
          <table:table-cell office:value-type="float" office:value="3.381" calcext:value-type="float">
            <text:p>3.381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99403" calcext:value-type="float">
            <text:p>0.99403</text:p>
          </table:table-cell>
          <table:table-cell office:value-type="float" office:value="0.9986" calcext:value-type="float">
            <text:p>0.9986</text:p>
          </table:table-cell>
          <table:table-cell office:value-type="float" office:value="0" calcext:value-type="float">
            <text:p>0</text:p>
          </table:table-cell>
          <table:table-cell office:value-type="float" office:value="12.6034" calcext:value-type="float">
            <text:p>12.6034</text:p>
          </table:table-cell>
          <table:table-cell office:value-type="float" office:value="3.3621" calcext:value-type="float">
            <text:p>3.362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0.98657" calcext:value-type="float">
            <text:p>0.98657</text:p>
          </table:table-cell>
          <table:table-cell office:value-type="float" office:value="0.9986" calcext:value-type="float">
            <text:p>0.9986</text:p>
          </table:table-cell>
          <table:table-cell office:value-type="float" office:value="0" calcext:value-type="float">
            <text:p>0</text:p>
          </table:table-cell>
          <table:table-cell office:value-type="float" office:value="14.2312" calcext:value-type="float">
            <text:p>14.2312</text:p>
          </table:table-cell>
          <table:table-cell office:value-type="float" office:value="3.3778" calcext:value-type="float">
            <text:p>3.377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99466" calcext:value-type="float">
            <text:p>0.99466</text:p>
          </table:table-cell>
          <table:table-cell office:value-type="float" office:value="0.9986" calcext:value-type="float">
            <text:p>0.9986</text:p>
          </table:table-cell>
          <table:table-cell office:value-type="float" office:value="0.09976" calcext:value-type="float">
            <text:p>0.09976</text:p>
          </table:table-cell>
          <table:table-cell office:value-type="float" office:value="11.9352" calcext:value-type="float">
            <text:p>11.9352</text:p>
          </table:table-cell>
          <table:table-cell office:value-type="float" office:value="3.3135" calcext:value-type="float">
            <text:p>3.313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0.98772" calcext:value-type="float">
            <text:p>0.98772</text:p>
          </table:table-cell>
          <table:table-cell office:value-type="float" office:value="0.9986" calcext:value-type="float">
            <text:p>0.9986</text:p>
          </table:table-cell>
          <table:table-cell office:value-type="float" office:value="0" calcext:value-type="float">
            <text:p>0</text:p>
          </table:table-cell>
          <table:table-cell office:value-type="float" office:value="13.9032" calcext:value-type="float">
            <text:p>13.9032</text:p>
          </table:table-cell>
          <table:table-cell office:value-type="float" office:value="3.3687" calcext:value-type="float">
            <text:p>3.3687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99477" calcext:value-type="float">
            <text:p>0.99477</text:p>
          </table:table-cell>
          <table:table-cell office:value-type="float" office:value="0.99861" calcext:value-type="float">
            <text:p>0.99861</text:p>
          </table:table-cell>
          <table:table-cell office:value-type="float" office:value="0.19953" calcext:value-type="float">
            <text:p>0.19953</text:p>
          </table:table-cell>
          <table:table-cell office:value-type="float" office:value="11.697" calcext:value-type="float">
            <text:p>11.697</text:p>
          </table:table-cell>
          <table:table-cell office:value-type="float" office:value="3.3354" calcext:value-type="float">
            <text:p>3.335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0.98861" calcext:value-type="float">
            <text:p>0.98861</text:p>
          </table:table-cell>
          <table:table-cell office:value-type="float" office:value="0.99861" calcext:value-type="float">
            <text:p>0.99861</text:p>
          </table:table-cell>
          <table:table-cell office:value-type="float" office:value="0" calcext:value-type="float">
            <text:p>0</text:p>
          </table:table-cell>
          <table:table-cell office:value-type="float" office:value="13.6275" calcext:value-type="float">
            <text:p>13.6275</text:p>
          </table:table-cell>
          <table:table-cell office:value-type="float" office:value="3.3645" calcext:value-type="float">
            <text:p>3.36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99528" calcext:value-type="float">
            <text:p>0.99528</text:p>
          </table:table-cell>
          <table:table-cell office:value-type="float" office:value="0.99861" calcext:value-type="float">
            <text:p>0.99861</text:p>
          </table:table-cell>
          <table:table-cell office:value-type="float" office:value="0" calcext:value-type="float">
            <text:p>0</text:p>
          </table:table-cell>
          <table:table-cell office:value-type="float" office:value="11.2715" calcext:value-type="float">
            <text:p>11.2715</text:p>
          </table:table-cell>
          <table:table-cell office:value-type="float" office:value="3.2602" calcext:value-type="float">
            <text:p>3.260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0.98936" calcext:value-type="float">
            <text:p>0.98936</text:p>
          </table:table-cell>
          <table:table-cell office:value-type="float" office:value="0.99861" calcext:value-type="float">
            <text:p>0.99861</text:p>
          </table:table-cell>
          <table:table-cell office:value-type="float" office:value="0" calcext:value-type="float">
            <text:p>0</text:p>
          </table:table-cell>
          <table:table-cell office:value-type="float" office:value="13.3656" calcext:value-type="float">
            <text:p>13.3656</text:p>
          </table:table-cell>
          <table:table-cell office:value-type="float" office:value="3.3529" calcext:value-type="float">
            <text:p>3.352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99553" calcext:value-type="float">
            <text:p>0.99553</text:p>
          </table:table-cell>
          <table:table-cell office:value-type="float" office:value="0.99861" calcext:value-type="float">
            <text:p>0.99861</text:p>
          </table:table-cell>
          <table:table-cell office:value-type="float" office:value="0.1993" calcext:value-type="float">
            <text:p>0.1993</text:p>
          </table:table-cell>
          <table:table-cell office:value-type="float" office:value="10.8812" calcext:value-type="float">
            <text:p>10.8812</text:p>
          </table:table-cell>
          <table:table-cell office:value-type="float" office:value="3.2089" calcext:value-type="float">
            <text:p>3.208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.98997" calcext:value-type="float">
            <text:p>0.98997</text:p>
          </table:table-cell>
          <table:table-cell office:value-type="float" office:value="0.99861" calcext:value-type="float">
            <text:p>0.99861</text:p>
          </table:table-cell>
          <table:table-cell office:value-type="float" office:value="0" calcext:value-type="float">
            <text:p>0</text:p>
          </table:table-cell>
          <table:table-cell office:value-type="float" office:value="13.1172" calcext:value-type="float">
            <text:p>13.1172</text:p>
          </table:table-cell>
          <table:table-cell office:value-type="float" office:value="3.3385" calcext:value-type="float">
            <text:p>3.338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69657" calcext:value-type="float">
            <text:p>0.69657</text:p>
          </table:table-cell>
          <table:table-cell office:value-type="float" office:value="0.6991" calcext:value-type="float">
            <text:p>0.6991</text:p>
          </table:table-cell>
          <table:table-cell office:value-type="float" office:value="0" calcext:value-type="float">
            <text:p>0</text:p>
          </table:table-cell>
          <table:table-cell office:value-type="float" office:value="7.5583" calcext:value-type="float">
            <text:p>7.5583</text:p>
          </table:table-cell>
          <table:table-cell office:value-type="float" office:value="2.2532" calcext:value-type="float">
            <text:p>2.253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0.69348" calcext:value-type="float">
            <text:p>0.69348</text:p>
          </table:table-cell>
          <table:table-cell office:value-type="float" office:value="0.6991" calcext:value-type="float">
            <text:p>0.6991</text:p>
          </table:table-cell>
          <table:table-cell office:value-type="float" office:value="0" calcext:value-type="float">
            <text:p>0</text:p>
          </table:table-cell>
          <table:table-cell office:value-type="float" office:value="9.1737" calcext:value-type="float">
            <text:p>9.1737</text:p>
          </table:table-cell>
          <table:table-cell office:value-type="float" office:value="2.3557" calcext:value-type="float">
            <text:p>2.355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69674" calcext:value-type="float">
            <text:p>0.69674</text:p>
          </table:table-cell>
          <table:table-cell office:value-type="float" office:value="0.6991" calcext:value-type="float">
            <text:p>0.6991</text:p>
          </table:table-cell>
          <table:table-cell office:value-type="float" office:value="0.09967" calcext:value-type="float">
            <text:p>0.09967</text:p>
          </table:table-cell>
          <table:table-cell office:value-type="float" office:value="7.2832" calcext:value-type="float">
            <text:p>7.2832</text:p>
          </table:table-cell>
          <table:table-cell office:value-type="float" office:value="2.231" calcext:value-type="float">
            <text:p>2.23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0.69376" calcext:value-type="float">
            <text:p>0.69376</text:p>
          </table:table-cell>
          <table:table-cell office:value-type="float" office:value="0.6991" calcext:value-type="float">
            <text:p>0.6991</text:p>
          </table:table-cell>
          <table:table-cell office:value-type="float" office:value="0" calcext:value-type="float">
            <text:p>0</text:p>
          </table:table-cell>
          <table:table-cell office:value-type="float" office:value="9.0161" calcext:value-type="float">
            <text:p>9.0161</text:p>
          </table:table-cell>
          <table:table-cell office:value-type="float" office:value="2.3455" calcext:value-type="float">
            <text:p>2.345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69687" calcext:value-type="float">
            <text:p>0.69687</text:p>
          </table:table-cell>
          <table:table-cell office:value-type="float" office:value="0.6991" calcext:value-type="float">
            <text:p>0.6991</text:p>
          </table:table-cell>
          <table:table-cell office:value-type="float" office:value="0.09979" calcext:value-type="float">
            <text:p>0.09979</text:p>
          </table:table-cell>
          <table:table-cell office:value-type="float" office:value="7.0252" calcext:value-type="float">
            <text:p>7.0252</text:p>
          </table:table-cell>
          <table:table-cell office:value-type="float" office:value="2.2084" calcext:value-type="float">
            <text:p>2.208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0.69401" calcext:value-type="float">
            <text:p>0.69401</text:p>
          </table:table-cell>
          <table:table-cell office:value-type="float" office:value="0.6991" calcext:value-type="float">
            <text:p>0.6991</text:p>
          </table:table-cell>
          <table:table-cell office:value-type="float" office:value="0" calcext:value-type="float">
            <text:p>0</text:p>
          </table:table-cell>
          <table:table-cell office:value-type="float" office:value="8.863" calcext:value-type="float">
            <text:p>8.863</text:p>
          </table:table-cell>
          <table:table-cell office:value-type="float" office:value="2.3349" calcext:value-type="float">
            <text:p>2.334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69699" calcext:value-type="float">
            <text:p>0.69699</text:p>
          </table:table-cell>
          <table:table-cell office:value-type="float" office:value="0.6991" calcext:value-type="float">
            <text:p>0.6991</text:p>
          </table:table-cell>
          <table:table-cell office:value-type="float" office:value="0.09979" calcext:value-type="float">
            <text:p>0.09979</text:p>
          </table:table-cell>
          <table:table-cell office:value-type="float" office:value="6.6926" calcext:value-type="float">
            <text:p>6.6926</text:p>
          </table:table-cell>
          <table:table-cell office:value-type="float" office:value="2.1557" calcext:value-type="float">
            <text:p>2.155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.69422" calcext:value-type="float">
            <text:p>0.69422</text:p>
          </table:table-cell>
          <table:table-cell office:value-type="float" office:value="0.6991" calcext:value-type="float">
            <text:p>0.6991</text:p>
          </table:table-cell>
          <table:table-cell office:value-type="float" office:value="0" calcext:value-type="float">
            <text:p>0</text:p>
          </table:table-cell>
          <table:table-cell office:value-type="float" office:value="8.7079" calcext:value-type="float">
            <text:p>8.7079</text:p>
          </table:table-cell>
          <table:table-cell office:value-type="float" office:value="2.3221" calcext:value-type="float">
            <text:p>2.322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697" calcext:value-type="float">
            <text:p>0.697</text:p>
          </table:table-cell>
          <table:table-cell office:value-type="float" office:value="0.69912" calcext:value-type="float">
            <text:p>0.69912</text:p>
          </table:table-cell>
          <table:table-cell office:value-type="float" office:value="0" calcext:value-type="float">
            <text:p>0</text:p>
          </table:table-cell>
          <table:table-cell office:value-type="float" office:value="6.3696" calcext:value-type="float">
            <text:p>6.3696</text:p>
          </table:table-cell>
          <table:table-cell office:value-type="float" office:value="2.0669" calcext:value-type="float">
            <text:p>2.066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69912" calcext:value-type="float">
            <text:p>0.69912</text:p>
          </table:table-cell>
          <table:table-cell office:value-type="float" office:value="0" calcext:value-type="float">
            <text:p>0</text:p>
          </table:table-cell>
          <table:table-cell office:value-type="float" office:value="8.5519" calcext:value-type="float">
            <text:p>8.5519</text:p>
          </table:table-cell>
          <table:table-cell office:value-type="float" office:value="2.305" calcext:value-type="float">
            <text:p>2.30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69775" calcext:value-type="float">
            <text:p>0.69775</text:p>
          </table:table-cell>
          <table:table-cell office:value-type="float" office:value="0.69912" calcext:value-type="float">
            <text:p>0.69912</text:p>
          </table:table-cell>
          <table:table-cell office:value-type="float" office:value="0.19949" calcext:value-type="float">
            <text:p>0.19949</text:p>
          </table:table-cell>
          <table:table-cell office:value-type="float" office:value="6.1496" calcext:value-type="float">
            <text:p>6.1496</text:p>
          </table:table-cell>
          <table:table-cell office:value-type="float" office:value="2.0249" calcext:value-type="float">
            <text:p>2.024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69462" calcext:value-type="float">
            <text:p>0.69462</text:p>
          </table:table-cell>
          <table:table-cell office:value-type="float" office:value="0.69912" calcext:value-type="float">
            <text:p>0.69912</text:p>
          </table:table-cell>
          <table:table-cell office:value-type="float" office:value="0" calcext:value-type="float">
            <text:p>0</text:p>
          </table:table-cell>
          <table:table-cell office:value-type="float" office:value="8.4018" calcext:value-type="float">
            <text:p>8.4018</text:p>
          </table:table-cell>
          <table:table-cell office:value-type="float" office:value="2.2875" calcext:value-type="float">
            <text:p>2.287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69763" calcext:value-type="float">
            <text:p>0.69763</text:p>
          </table:table-cell>
          <table:table-cell office:value-type="float" office:value="0.69912" calcext:value-type="float">
            <text:p>0.69912</text:p>
          </table:table-cell>
          <table:table-cell office:value-type="float" office:value="0.19957" calcext:value-type="float">
            <text:p>0.19957</text:p>
          </table:table-cell>
          <table:table-cell office:value-type="float" office:value="5.9605" calcext:value-type="float">
            <text:p>5.9605</text:p>
          </table:table-cell>
          <table:table-cell office:value-type="float" office:value="1.993" calcext:value-type="float">
            <text:p>1.99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0.69479" calcext:value-type="float">
            <text:p>0.69479</text:p>
          </table:table-cell>
          <table:table-cell office:value-type="float" office:value="0.69912" calcext:value-type="float">
            <text:p>0.69912</text:p>
          </table:table-cell>
          <table:table-cell office:value-type="float" office:value="0" calcext:value-type="float">
            <text:p>0</text:p>
          </table:table-cell>
          <table:table-cell office:value-type="float" office:value="8.2582" calcext:value-type="float">
            <text:p>8.2582</text:p>
          </table:table-cell>
          <table:table-cell office:value-type="float" office:value="2.2703" calcext:value-type="float">
            <text:p>2.270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69712" calcext:value-type="float">
            <text:p>0.69712</text:p>
          </table:table-cell>
          <table:table-cell office:value-type="float" office:value="0.69912" calcext:value-type="float">
            <text:p>0.69912</text:p>
          </table:table-cell>
          <table:table-cell office:value-type="float" office:value="0" calcext:value-type="float">
            <text:p>0</text:p>
          </table:table-cell>
          <table:table-cell office:value-type="float" office:value="5.7499" calcext:value-type="float">
            <text:p>5.7499</text:p>
          </table:table-cell>
          <table:table-cell office:value-type="float" office:value="1.9412" calcext:value-type="float">
            <text:p>1.941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.69493" calcext:value-type="float">
            <text:p>0.69493</text:p>
          </table:table-cell>
          <table:table-cell office:value-type="float" office:value="0.69912" calcext:value-type="float">
            <text:p>0.69912</text:p>
          </table:table-cell>
          <table:table-cell office:value-type="float" office:value="0" calcext:value-type="float">
            <text:p>0</text:p>
          </table:table-cell>
          <table:table-cell office:value-type="float" office:value="8.1189" calcext:value-type="float">
            <text:p>8.1189</text:p>
          </table:table-cell>
          <table:table-cell office:value-type="float" office:value="2.2519" calcext:value-type="float">
            <text:p>2.251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697" calcext:value-type="float">
            <text:p>0.697</text:p>
          </table:table-cell>
          <table:table-cell office:value-type="float" office:value="0.69912" calcext:value-type="float">
            <text:p>0.69912</text:p>
          </table:table-cell>
          <table:table-cell office:value-type="float" office:value="0.19938" calcext:value-type="float">
            <text:p>0.19938</text:p>
          </table:table-cell>
          <table:table-cell office:value-type="float" office:value="5.6435" calcext:value-type="float">
            <text:p>5.6435</text:p>
          </table:table-cell>
          <table:table-cell office:value-type="float" office:value="1.9316" calcext:value-type="float">
            <text:p>1.931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.69504" calcext:value-type="float">
            <text:p>0.69504</text:p>
          </table:table-cell>
          <table:table-cell office:value-type="float" office:value="0.69912" calcext:value-type="float">
            <text:p>0.69912</text:p>
          </table:table-cell>
          <table:table-cell office:value-type="float" office:value="0" calcext:value-type="float">
            <text:p>0</text:p>
          </table:table-cell>
          <table:table-cell office:value-type="float" office:value="7.9887" calcext:value-type="float">
            <text:p>7.9887</text:p>
          </table:table-cell>
          <table:table-cell office:value-type="float" office:value="2.2352" calcext:value-type="float">
            <text:p>2.235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69812" calcext:value-type="float">
            <text:p>0.69812</text:p>
          </table:table-cell>
          <table:table-cell office:value-type="float" office:value="0.69912" calcext:value-type="float">
            <text:p>0.69912</text:p>
          </table:table-cell>
          <table:table-cell office:value-type="float" office:value="0.39888" calcext:value-type="float">
            <text:p>0.39888</text:p>
          </table:table-cell>
          <table:table-cell office:value-type="float" office:value="5.3627" calcext:value-type="float">
            <text:p>5.3627</text:p>
          </table:table-cell>
          <table:table-cell office:value-type="float" office:value="1.8615" calcext:value-type="float">
            <text:p>1.861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69518" calcext:value-type="float">
            <text:p>0.69518</text:p>
          </table:table-cell>
          <table:table-cell office:value-type="float" office:value="0.69912" calcext:value-type="float">
            <text:p>0.69912</text:p>
          </table:table-cell>
          <table:table-cell office:value-type="float" office:value="0" calcext:value-type="float">
            <text:p>0</text:p>
          </table:table-cell>
          <table:table-cell office:value-type="float" office:value="7.8572" calcext:value-type="float">
            <text:p>7.8572</text:p>
          </table:table-cell>
          <table:table-cell office:value-type="float" office:value="2.2165" calcext:value-type="float">
            <text:p>2.216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49852" calcext:value-type="float">
            <text:p>0.49852</text:p>
          </table:table-cell>
          <table:table-cell office:value-type="float" office:value="0.4994" calcext:value-type="float">
            <text:p>0.4994</text:p>
          </table:table-cell>
          <table:table-cell office:value-type="float" office:value="0.19959" calcext:value-type="float">
            <text:p>0.19959</text:p>
          </table:table-cell>
          <table:table-cell office:value-type="float" office:value="3.6321" calcext:value-type="float">
            <text:p>3.6321</text:p>
          </table:table-cell>
          <table:table-cell office:value-type="float" office:value="1.2732" calcext:value-type="float">
            <text:p>1.27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49666" calcext:value-type="float">
            <text:p>0.49666</text:p>
          </table:table-cell>
          <table:table-cell office:value-type="float" office:value="0.4994" calcext:value-type="float">
            <text:p>0.4994</text:p>
          </table:table-cell>
          <table:table-cell office:value-type="float" office:value="0" calcext:value-type="float">
            <text:p>0</text:p>
          </table:table-cell>
          <table:table-cell office:value-type="float" office:value="5.4567" calcext:value-type="float">
            <text:p>5.4567</text:p>
          </table:table-cell>
          <table:table-cell office:value-type="float" office:value="1.5532" calcext:value-type="float">
            <text:p>1.55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49839" calcext:value-type="float">
            <text:p>0.49839</text:p>
          </table:table-cell>
          <table:table-cell office:value-type="float" office:value="0.4994" calcext:value-type="float">
            <text:p>0.4994</text:p>
          </table:table-cell>
          <table:table-cell office:value-type="float" office:value="0.19945" calcext:value-type="float">
            <text:p>0.19945</text:p>
          </table:table-cell>
          <table:table-cell office:value-type="float" office:value="3.6306" calcext:value-type="float">
            <text:p>3.6306</text:p>
          </table:table-cell>
          <table:table-cell office:value-type="float" office:value="1.275" calcext:value-type="float">
            <text:p>1.27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49674" calcext:value-type="float">
            <text:p>0.49674</text:p>
          </table:table-cell>
          <table:table-cell office:value-type="float" office:value="0.4994" calcext:value-type="float">
            <text:p>0.4994</text:p>
          </table:table-cell>
          <table:table-cell office:value-type="float" office:value="0" calcext:value-type="float">
            <text:p>0</text:p>
          </table:table-cell>
          <table:table-cell office:value-type="float" office:value="5.3738" calcext:value-type="float">
            <text:p>5.3738</text:p>
          </table:table-cell>
          <table:table-cell office:value-type="float" office:value="1.5406" calcext:value-type="float">
            <text:p>1.540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49826" calcext:value-type="float">
            <text:p>0.49826</text:p>
          </table:table-cell>
          <table:table-cell office:value-type="float" office:value="0.4994" calcext:value-type="float">
            <text:p>0.4994</text:p>
          </table:table-cell>
          <table:table-cell office:value-type="float" office:value="0" calcext:value-type="float">
            <text:p>0</text:p>
          </table:table-cell>
          <table:table-cell office:value-type="float" office:value="3.4966" calcext:value-type="float">
            <text:p>3.4966</text:p>
          </table:table-cell>
          <table:table-cell office:value-type="float" office:value="1.2488" calcext:value-type="float">
            <text:p>1.248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.49682" calcext:value-type="float">
            <text:p>0.49682</text:p>
          </table:table-cell>
          <table:table-cell office:value-type="float" office:value="0.4994" calcext:value-type="float">
            <text:p>0.4994</text:p>
          </table:table-cell>
          <table:table-cell office:value-type="float" office:value="0" calcext:value-type="float">
            <text:p>0</text:p>
          </table:table-cell>
          <table:table-cell office:value-type="float" office:value="5.292" calcext:value-type="float">
            <text:p>5.292</text:p>
          </table:table-cell>
          <table:table-cell office:value-type="float" office:value="1.5278" calcext:value-type="float">
            <text:p>1.527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49839" calcext:value-type="float">
            <text:p>0.49839</text:p>
          </table:table-cell>
          <table:table-cell office:value-type="float" office:value="0.4994" calcext:value-type="float">
            <text:p>0.4994</text:p>
          </table:table-cell>
          <table:table-cell office:value-type="float" office:value="0.09979" calcext:value-type="float">
            <text:p>0.09979</text:p>
          </table:table-cell>
          <table:table-cell office:value-type="float" office:value="3.3245" calcext:value-type="float">
            <text:p>3.3245</text:p>
          </table:table-cell>
          <table:table-cell office:value-type="float" office:value="1.206" calcext:value-type="float">
            <text:p>1.20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49687" calcext:value-type="float">
            <text:p>0.49687</text:p>
          </table:table-cell>
          <table:table-cell office:value-type="float" office:value="0.4994" calcext:value-type="float">
            <text:p>0.4994</text:p>
          </table:table-cell>
          <table:table-cell office:value-type="float" office:value="0" calcext:value-type="float">
            <text:p>0</text:p>
          </table:table-cell>
          <table:table-cell office:value-type="float" office:value="5.2101" calcext:value-type="float">
            <text:p>5.2101</text:p>
          </table:table-cell>
          <table:table-cell office:value-type="float" office:value="1.5145" calcext:value-type="float">
            <text:p>1.514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49889" calcext:value-type="float">
            <text:p>0.49889</text:p>
          </table:table-cell>
          <table:table-cell office:value-type="float" office:value="0.4994" calcext:value-type="float">
            <text:p>0.4994</text:p>
          </table:table-cell>
          <table:table-cell office:value-type="float" office:value="0.39902" calcext:value-type="float">
            <text:p>0.39902</text:p>
          </table:table-cell>
          <table:table-cell office:value-type="float" office:value="3.2201" calcext:value-type="float">
            <text:p>3.2201</text:p>
          </table:table-cell>
          <table:table-cell office:value-type="float" office:value="1.1749" calcext:value-type="float">
            <text:p>1.174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49695" calcext:value-type="float">
            <text:p>0.49695</text:p>
          </table:table-cell>
          <table:table-cell office:value-type="float" office:value="0.4994" calcext:value-type="float">
            <text:p>0.4994</text:p>
          </table:table-cell>
          <table:table-cell office:value-type="float" office:value="0" calcext:value-type="float">
            <text:p>0</text:p>
          </table:table-cell>
          <table:table-cell office:value-type="float" office:value="5.1305" calcext:value-type="float">
            <text:p>5.1305</text:p>
          </table:table-cell>
          <table:table-cell office:value-type="float" office:value="1.501" calcext:value-type="float">
            <text:p>1.50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49877" calcext:value-type="float">
            <text:p>0.49877</text:p>
          </table:table-cell>
          <table:table-cell office:value-type="float" office:value="0.4994" calcext:value-type="float">
            <text:p>0.4994</text:p>
          </table:table-cell>
          <table:table-cell office:value-type="float" office:value="0.29931" calcext:value-type="float">
            <text:p>0.29931</text:p>
          </table:table-cell>
          <table:table-cell office:value-type="float" office:value="3.1044" calcext:value-type="float">
            <text:p>3.1044</text:p>
          </table:table-cell>
          <table:table-cell office:value-type="float" office:value="1.1394" calcext:value-type="float">
            <text:p>1.139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49702" calcext:value-type="float">
            <text:p>0.49702</text:p>
          </table:table-cell>
          <table:table-cell office:value-type="float" office:value="0.4994" calcext:value-type="float">
            <text:p>0.4994</text:p>
          </table:table-cell>
          <table:table-cell office:value-type="float" office:value="0" calcext:value-type="float">
            <text:p>0</text:p>
          </table:table-cell>
          <table:table-cell office:value-type="float" office:value="5.0526" calcext:value-type="float">
            <text:p>5.0526</text:p>
          </table:table-cell>
          <table:table-cell office:value-type="float" office:value="1.4869" calcext:value-type="float">
            <text:p>1.486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49853" calcext:value-type="float">
            <text:p>0.49853</text:p>
          </table:table-cell>
          <table:table-cell office:value-type="float" office:value="0.4994" calcext:value-type="float">
            <text:p>0.4994</text:p>
          </table:table-cell>
          <table:table-cell office:value-type="float" office:value="0.19957" calcext:value-type="float">
            <text:p>0.19957</text:p>
          </table:table-cell>
          <table:table-cell office:value-type="float" office:value="2.9874" calcext:value-type="float">
            <text:p>2.9874</text:p>
          </table:table-cell>
          <table:table-cell office:value-type="float" office:value="1.1008" calcext:value-type="float">
            <text:p>1.100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49707" calcext:value-type="float">
            <text:p>0.49707</text:p>
          </table:table-cell>
          <table:table-cell office:value-type="float" office:value="0.4994" calcext:value-type="float">
            <text:p>0.4994</text:p>
          </table:table-cell>
          <table:table-cell office:value-type="float" office:value="0" calcext:value-type="float">
            <text:p>0</text:p>
          </table:table-cell>
          <table:table-cell office:value-type="float" office:value="4.9762" calcext:value-type="float">
            <text:p>4.9762</text:p>
          </table:table-cell>
          <table:table-cell office:value-type="float" office:value="1.4726" calcext:value-type="float">
            <text:p>1.472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49877" calcext:value-type="float">
            <text:p>0.49877</text:p>
          </table:table-cell>
          <table:table-cell office:value-type="float" office:value="0.4994" calcext:value-type="float">
            <text:p>0.4994</text:p>
          </table:table-cell>
          <table:table-cell office:value-type="float" office:value="0.29932" calcext:value-type="float">
            <text:p>0.29932</text:p>
          </table:table-cell>
          <table:table-cell office:value-type="float" office:value="2.9313" calcext:value-type="float">
            <text:p>2.9313</text:p>
          </table:table-cell>
          <table:table-cell office:value-type="float" office:value="1.084" calcext:value-type="float">
            <text:p>1.08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49714" calcext:value-type="float">
            <text:p>0.49714</text:p>
          </table:table-cell>
          <table:table-cell office:value-type="float" office:value="0.4994" calcext:value-type="float">
            <text:p>0.4994</text:p>
          </table:table-cell>
          <table:table-cell office:value-type="float" office:value="0" calcext:value-type="float">
            <text:p>0</text:p>
          </table:table-cell>
          <table:table-cell office:value-type="float" office:value="4.9031" calcext:value-type="float">
            <text:p>4.9031</text:p>
          </table:table-cell>
          <table:table-cell office:value-type="float" office:value="1.4587" calcext:value-type="float">
            <text:p>1.458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49877" calcext:value-type="float">
            <text:p>0.49877</text:p>
          </table:table-cell>
          <table:table-cell office:value-type="float" office:value="0.4994" calcext:value-type="float">
            <text:p>0.4994</text:p>
          </table:table-cell>
          <table:table-cell office:value-type="float" office:value="0.29933" calcext:value-type="float">
            <text:p>0.29933</text:p>
          </table:table-cell>
          <table:table-cell office:value-type="float" office:value="2.9079" calcext:value-type="float">
            <text:p>2.9079</text:p>
          </table:table-cell>
          <table:table-cell office:value-type="float" office:value="1.081" calcext:value-type="float">
            <text:p>1.08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4972" calcext:value-type="float">
            <text:p>0.4972</text:p>
          </table:table-cell>
          <table:table-cell office:value-type="float" office:value="0.4994" calcext:value-type="float">
            <text:p>0.4994</text:p>
          </table:table-cell>
          <table:table-cell office:value-type="float" office:value="0" calcext:value-type="float">
            <text:p>0</text:p>
          </table:table-cell>
          <table:table-cell office:value-type="float" office:value="4.8342" calcext:value-type="float">
            <text:p>4.8342</text:p>
          </table:table-cell>
          <table:table-cell office:value-type="float" office:value="1.4457" calcext:value-type="float">
            <text:p>1.445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49865" calcext:value-type="float">
            <text:p>0.49865</text:p>
          </table:table-cell>
          <table:table-cell office:value-type="float" office:value="0.4994" calcext:value-type="float">
            <text:p>0.4994</text:p>
          </table:table-cell>
          <table:table-cell office:value-type="float" office:value="0.29935" calcext:value-type="float">
            <text:p>0.29935</text:p>
          </table:table-cell>
          <table:table-cell office:value-type="float" office:value="2.8852" calcext:value-type="float">
            <text:p>2.8852</text:p>
          </table:table-cell>
          <table:table-cell office:value-type="float" office:value="1.0833" calcext:value-type="float">
            <text:p>1.083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49724" calcext:value-type="float">
            <text:p>0.49724</text:p>
          </table:table-cell>
          <table:table-cell office:value-type="float" office:value="0.4994" calcext:value-type="float">
            <text:p>0.4994</text:p>
          </table:table-cell>
          <table:table-cell office:value-type="float" office:value="0" calcext:value-type="float">
            <text:p>0</text:p>
          </table:table-cell>
          <table:table-cell office:value-type="float" office:value="4.7693" calcext:value-type="float">
            <text:p>4.7693</text:p>
          </table:table-cell>
          <table:table-cell office:value-type="float" office:value="1.4336" calcext:value-type="float">
            <text:p>1.433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29904" calcext:value-type="float">
            <text:p>0.29904</text:p>
          </table:table-cell>
          <table:table-cell office:value-type="float" office:value="0.29966" calcext:value-type="float">
            <text:p>0.29966</text:p>
          </table:table-cell>
          <table:table-cell office:value-type="float" office:value="0" calcext:value-type="float">
            <text:p>0</text:p>
          </table:table-cell>
          <table:table-cell office:value-type="float" office:value="1.8252" calcext:value-type="float">
            <text:p>1.8252</text:p>
          </table:table-cell>
          <table:table-cell office:value-type="float" office:value="0.6695" calcext:value-type="float">
            <text:p>0.669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29838" calcext:value-type="float">
            <text:p>0.29838</text:p>
          </table:table-cell>
          <table:table-cell office:value-type="float" office:value="0.29966" calcext:value-type="float">
            <text:p>0.29966</text:p>
          </table:table-cell>
          <table:table-cell office:value-type="float" office:value="0" calcext:value-type="float">
            <text:p>0</text:p>
          </table:table-cell>
          <table:table-cell office:value-type="float" office:value="2.9307" calcext:value-type="float">
            <text:p>2.9307</text:p>
          </table:table-cell>
          <table:table-cell office:value-type="float" office:value="0.8599" calcext:value-type="float">
            <text:p>0.859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29929" calcext:value-type="float">
            <text:p>0.29929</text:p>
          </table:table-cell>
          <table:table-cell office:value-type="float" office:value="0.29966" calcext:value-type="float">
            <text:p>0.29966</text:p>
          </table:table-cell>
          <table:table-cell office:value-type="float" office:value="0.19944" calcext:value-type="float">
            <text:p>0.19944</text:p>
          </table:table-cell>
          <table:table-cell office:value-type="float" office:value="1.7928" calcext:value-type="float">
            <text:p>1.7928</text:p>
          </table:table-cell>
          <table:table-cell office:value-type="float" office:value="0.6719" calcext:value-type="float">
            <text:p>0.671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9841" calcext:value-type="float">
            <text:p>0.29841</text:p>
          </table:table-cell>
          <table:table-cell office:value-type="float" office:value="0.29966" calcext:value-type="float">
            <text:p>0.29966</text:p>
          </table:table-cell>
          <table:table-cell office:value-type="float" office:value="0" calcext:value-type="float">
            <text:p>0</text:p>
          </table:table-cell>
          <table:table-cell office:value-type="float" office:value="2.8952" calcext:value-type="float">
            <text:p>2.8952</text:p>
          </table:table-cell>
          <table:table-cell office:value-type="float" office:value="0.854" calcext:value-type="float">
            <text:p>0.85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29879" calcext:value-type="float">
            <text:p>0.29879</text:p>
          </table:table-cell>
          <table:table-cell office:value-type="float" office:value="0.29966" calcext:value-type="float">
            <text:p>0.29966</text:p>
          </table:table-cell>
          <table:table-cell office:value-type="float" office:value="0.19942" calcext:value-type="float">
            <text:p>0.19942</text:p>
          </table:table-cell>
          <table:table-cell office:value-type="float" office:value="1.7583" calcext:value-type="float">
            <text:p>1.7583</text:p>
          </table:table-cell>
          <table:table-cell office:value-type="float" office:value="0.6507" calcext:value-type="float">
            <text:p>0.650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29842" calcext:value-type="float">
            <text:p>0.29842</text:p>
          </table:table-cell>
          <table:table-cell office:value-type="float" office:value="0.29966" calcext:value-type="float">
            <text:p>0.29966</text:p>
          </table:table-cell>
          <table:table-cell office:value-type="float" office:value="0" calcext:value-type="float">
            <text:p>0</text:p>
          </table:table-cell>
          <table:table-cell office:value-type="float" office:value="2.8607" calcext:value-type="float">
            <text:p>2.8607</text:p>
          </table:table-cell>
          <table:table-cell office:value-type="float" office:value="0.8479" calcext:value-type="float">
            <text:p>0.847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0.29929" calcext:value-type="float">
            <text:p>0.29929</text:p>
          </table:table-cell>
          <table:table-cell office:value-type="float" office:value="0.29966" calcext:value-type="float">
            <text:p>0.29966</text:p>
          </table:table-cell>
          <table:table-cell office:value-type="float" office:value="0.19936" calcext:value-type="float">
            <text:p>0.19936</text:p>
          </table:table-cell>
          <table:table-cell office:value-type="float" office:value="1.7229" calcext:value-type="float">
            <text:p>1.7229</text:p>
          </table:table-cell>
          <table:table-cell office:value-type="float" office:value="0.6327" calcext:value-type="float">
            <text:p>0.63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9843" calcext:value-type="float">
            <text:p>0.29843</text:p>
          </table:table-cell>
          <table:table-cell office:value-type="float" office:value="0.29966" calcext:value-type="float">
            <text:p>0.29966</text:p>
          </table:table-cell>
          <table:table-cell office:value-type="float" office:value="0" calcext:value-type="float">
            <text:p>0</text:p>
          </table:table-cell>
          <table:table-cell office:value-type="float" office:value="2.8273" calcext:value-type="float">
            <text:p>2.8273</text:p>
          </table:table-cell>
          <table:table-cell office:value-type="float" office:value="0.8416" calcext:value-type="float">
            <text:p>0.841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0.29904" calcext:value-type="float">
            <text:p>0.29904</text:p>
          </table:table-cell>
          <table:table-cell office:value-type="float" office:value="0.29966" calcext:value-type="float">
            <text:p>0.29966</text:p>
          </table:table-cell>
          <table:table-cell office:value-type="float" office:value="0" calcext:value-type="float">
            <text:p>0</text:p>
          </table:table-cell>
          <table:table-cell office:value-type="float" office:value="1.7107" calcext:value-type="float">
            <text:p>1.7107</text:p>
          </table:table-cell>
          <table:table-cell office:value-type="float" office:value="0.6216" calcext:value-type="float">
            <text:p>0.621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9846" calcext:value-type="float">
            <text:p>0.29846</text:p>
          </table:table-cell>
          <table:table-cell office:value-type="float" office:value="0.29966" calcext:value-type="float">
            <text:p>0.29966</text:p>
          </table:table-cell>
          <table:table-cell office:value-type="float" office:value="0" calcext:value-type="float">
            <text:p>0</text:p>
          </table:table-cell>
          <table:table-cell office:value-type="float" office:value="2.7954" calcext:value-type="float">
            <text:p>2.7954</text:p>
          </table:table-cell>
          <table:table-cell office:value-type="float" office:value="0.8353" calcext:value-type="float">
            <text:p>0.835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0.29916" calcext:value-type="float">
            <text:p>0.29916</text:p>
          </table:table-cell>
          <table:table-cell office:value-type="float" office:value="0.29966" calcext:value-type="float">
            <text:p>0.29966</text:p>
          </table:table-cell>
          <table:table-cell office:value-type="float" office:value="0.09979" calcext:value-type="float">
            <text:p>0.09979</text:p>
          </table:table-cell>
          <table:table-cell office:value-type="float" office:value="1.6878" calcext:value-type="float">
            <text:p>1.6878</text:p>
          </table:table-cell>
          <table:table-cell office:value-type="float" office:value="0.6034" calcext:value-type="float">
            <text:p>0.603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9847" calcext:value-type="float">
            <text:p>0.29847</text:p>
          </table:table-cell>
          <table:table-cell office:value-type="float" office:value="0.29966" calcext:value-type="float">
            <text:p>0.29966</text:p>
          </table:table-cell>
          <table:table-cell office:value-type="float" office:value="0" calcext:value-type="float">
            <text:p>0</text:p>
          </table:table-cell>
          <table:table-cell office:value-type="float" office:value="2.7646" calcext:value-type="float">
            <text:p>2.7646</text:p>
          </table:table-cell>
          <table:table-cell office:value-type="float" office:value="0.8288" calcext:value-type="float">
            <text:p>0.828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.29941" calcext:value-type="float">
            <text:p>0.29941</text:p>
          </table:table-cell>
          <table:table-cell office:value-type="float" office:value="0.29966" calcext:value-type="float">
            <text:p>0.29966</text:p>
          </table:table-cell>
          <table:table-cell office:value-type="float" office:value="0.29926" calcext:value-type="float">
            <text:p>0.29926</text:p>
          </table:table-cell>
          <table:table-cell office:value-type="float" office:value="1.665" calcext:value-type="float">
            <text:p>1.665</text:p>
          </table:table-cell>
          <table:table-cell office:value-type="float" office:value="0.602" calcext:value-type="float">
            <text:p>0.60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2985" calcext:value-type="float">
            <text:p>0.2985</text:p>
          </table:table-cell>
          <table:table-cell office:value-type="float" office:value="0.29966" calcext:value-type="float">
            <text:p>0.29966</text:p>
          </table:table-cell>
          <table:table-cell office:value-type="float" office:value="0" calcext:value-type="float">
            <text:p>0</text:p>
          </table:table-cell>
          <table:table-cell office:value-type="float" office:value="2.7349" calcext:value-type="float">
            <text:p>2.7349</text:p>
          </table:table-cell>
          <table:table-cell office:value-type="float" office:value="0.8227" calcext:value-type="float">
            <text:p>0.82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0.29928" calcext:value-type="float">
            <text:p>0.29928</text:p>
          </table:table-cell>
          <table:table-cell office:value-type="float" office:value="0.29966" calcext:value-type="float">
            <text:p>0.29966</text:p>
          </table:table-cell>
          <table:table-cell office:value-type="float" office:value="0.19956" calcext:value-type="float">
            <text:p>0.19956</text:p>
          </table:table-cell>
          <table:table-cell office:value-type="float" office:value="1.7618" calcext:value-type="float">
            <text:p>1.7618</text:p>
          </table:table-cell>
          <table:table-cell office:value-type="float" office:value="0.6294" calcext:value-type="float">
            <text:p>0.629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9852" calcext:value-type="float">
            <text:p>0.29852</text:p>
          </table:table-cell>
          <table:table-cell office:value-type="float" office:value="0.29966" calcext:value-type="float">
            <text:p>0.29966</text:p>
          </table:table-cell>
          <table:table-cell office:value-type="float" office:value="0" calcext:value-type="float">
            <text:p>0</text:p>
          </table:table-cell>
          <table:table-cell office:value-type="float" office:value="2.7093" calcext:value-type="float">
            <text:p>2.7093</text:p>
          </table:table-cell>
          <table:table-cell office:value-type="float" office:value="0.8176" calcext:value-type="float">
            <text:p>0.817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0.29892" calcext:value-type="float">
            <text:p>0.29892</text:p>
          </table:table-cell>
          <table:table-cell office:value-type="float" office:value="0.29966" calcext:value-type="float">
            <text:p>0.29966</text:p>
          </table:table-cell>
          <table:table-cell office:value-type="float" office:value="0" calcext:value-type="float">
            <text:p>0</text:p>
          </table:table-cell>
          <table:table-cell office:value-type="float" office:value="1.7615" calcext:value-type="float">
            <text:p>1.7615</text:p>
          </table:table-cell>
          <table:table-cell office:value-type="float" office:value="0.6254" calcext:value-type="float">
            <text:p>0.625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9853" calcext:value-type="float">
            <text:p>0.29853</text:p>
          </table:table-cell>
          <table:table-cell office:value-type="float" office:value="0.29966" calcext:value-type="float">
            <text:p>0.29966</text:p>
          </table:table-cell>
          <table:table-cell office:value-type="float" office:value="0" calcext:value-type="float">
            <text:p>0</text:p>
          </table:table-cell>
          <table:table-cell office:value-type="float" office:value="2.6849" calcext:value-type="float">
            <text:p>2.6849</text:p>
          </table:table-cell>
          <table:table-cell office:value-type="float" office:value="0.8126" calcext:value-type="float">
            <text:p>0.812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.29928" calcext:value-type="float">
            <text:p>0.29928</text:p>
          </table:table-cell>
          <table:table-cell office:value-type="float" office:value="0.29966" calcext:value-type="float">
            <text:p>0.29966</text:p>
          </table:table-cell>
          <table:table-cell office:value-type="float" office:value="0.19951" calcext:value-type="float">
            <text:p>0.19951</text:p>
          </table:table-cell>
          <table:table-cell office:value-type="float" office:value="1.6841" calcext:value-type="float">
            <text:p>1.6841</text:p>
          </table:table-cell>
          <table:table-cell office:value-type="float" office:value="0.6004" calcext:value-type="float">
            <text:p>0.600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29854" calcext:value-type="float">
            <text:p>0.29854</text:p>
          </table:table-cell>
          <table:table-cell office:value-type="float" office:value="0.29966" calcext:value-type="float">
            <text:p>0.29966</text:p>
          </table:table-cell>
          <table:table-cell office:value-type="float" office:value="0" calcext:value-type="float">
            <text:p>0</text:p>
          </table:table-cell>
          <table:table-cell office:value-type="float" office:value="2.6599" calcext:value-type="float">
            <text:p>2.6599</text:p>
          </table:table-cell>
          <table:table-cell office:value-type="float" office:value="0.8074" calcext:value-type="float">
            <text:p>0.807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19961" calcext:value-type="float">
            <text:p>0.19961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.19958" calcext:value-type="float">
            <text:p>0.19958</text:p>
          </table:table-cell>
          <table:table-cell office:value-type="float" office:value="1.2138" calcext:value-type="float">
            <text:p>1.2138</text:p>
          </table:table-cell>
          <table:table-cell office:value-type="float" office:value="0.4338" calcext:value-type="float">
            <text:p>0.433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991" calcext:value-type="float">
            <text:p>0.1991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" calcext:value-type="float">
            <text:p>0</text:p>
          </table:table-cell>
          <table:table-cell office:value-type="float" office:value="1.7689" calcext:value-type="float">
            <text:p>1.7689</text:p>
          </table:table-cell>
          <table:table-cell office:value-type="float" office:value="0.5426" calcext:value-type="float">
            <text:p>0.542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0.19949" calcext:value-type="float">
            <text:p>0.19949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.09973" calcext:value-type="float">
            <text:p>0.09973</text:p>
          </table:table-cell>
          <table:table-cell office:value-type="float" office:value="1.1839" calcext:value-type="float">
            <text:p>1.1839</text:p>
          </table:table-cell>
          <table:table-cell office:value-type="float" office:value="0.4316" calcext:value-type="float">
            <text:p>0.431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9911" calcext:value-type="float">
            <text:p>0.19911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" calcext:value-type="float">
            <text:p>0</text:p>
          </table:table-cell>
          <table:table-cell office:value-type="float" office:value="1.755" calcext:value-type="float">
            <text:p>1.755</text:p>
          </table:table-cell>
          <table:table-cell office:value-type="float" office:value="0.54" calcext:value-type="float">
            <text:p>0.5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.19936" calcext:value-type="float">
            <text:p>0.19936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" calcext:value-type="float">
            <text:p>0</text:p>
          </table:table-cell>
          <table:table-cell office:value-type="float" office:value="1.174" calcext:value-type="float">
            <text:p>1.174</text:p>
          </table:table-cell>
          <table:table-cell office:value-type="float" office:value="0.4242" calcext:value-type="float">
            <text:p>0.424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19912" calcext:value-type="float">
            <text:p>0.19912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" calcext:value-type="float">
            <text:p>0</text:p>
          </table:table-cell>
          <table:table-cell office:value-type="float" office:value="1.7415" calcext:value-type="float">
            <text:p>1.7415</text:p>
          </table:table-cell>
          <table:table-cell office:value-type="float" office:value="0.5373" calcext:value-type="float">
            <text:p>0.537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0.19948" calcext:value-type="float">
            <text:p>0.19948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.09978" calcext:value-type="float">
            <text:p>0.09978</text:p>
          </table:table-cell>
          <table:table-cell office:value-type="float" office:value="1.1846" calcext:value-type="float">
            <text:p>1.1846</text:p>
          </table:table-cell>
          <table:table-cell office:value-type="float" office:value="0.4275" calcext:value-type="float">
            <text:p>0.427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9912" calcext:value-type="float">
            <text:p>0.19912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" calcext:value-type="float">
            <text:p>0</text:p>
          </table:table-cell>
          <table:table-cell office:value-type="float" office:value="1.7289" calcext:value-type="float">
            <text:p>1.7289</text:p>
          </table:table-cell>
          <table:table-cell office:value-type="float" office:value="0.5348" calcext:value-type="float">
            <text:p>0.534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0.19948" calcext:value-type="float">
            <text:p>0.19948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.09977" calcext:value-type="float">
            <text:p>0.09977</text:p>
          </table:table-cell>
          <table:table-cell office:value-type="float" office:value="1.1215" calcext:value-type="float">
            <text:p>1.1215</text:p>
          </table:table-cell>
          <table:table-cell office:value-type="float" office:value="0.4157" calcext:value-type="float">
            <text:p>0.415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19914" calcext:value-type="float">
            <text:p>0.19914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" calcext:value-type="float">
            <text:p>0</text:p>
          </table:table-cell>
          <table:table-cell office:value-type="float" office:value="1.7153" calcext:value-type="float">
            <text:p>1.7153</text:p>
          </table:table-cell>
          <table:table-cell office:value-type="float" office:value="0.5322" calcext:value-type="float">
            <text:p>0.532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.19948" calcext:value-type="float">
            <text:p>0.19948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.09977" calcext:value-type="float">
            <text:p>0.09977</text:p>
          </table:table-cell>
          <table:table-cell office:value-type="float" office:value="1.0946" calcext:value-type="float">
            <text:p>1.0946</text:p>
          </table:table-cell>
          <table:table-cell office:value-type="float" office:value="0.4033" calcext:value-type="float">
            <text:p>0.403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9914" calcext:value-type="float">
            <text:p>0.19914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" calcext:value-type="float">
            <text:p>0</text:p>
          </table:table-cell>
          <table:table-cell office:value-type="float" office:value="1.7018" calcext:value-type="float">
            <text:p>1.7018</text:p>
          </table:table-cell>
          <table:table-cell office:value-type="float" office:value="0.5294" calcext:value-type="float">
            <text:p>0.529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0.19911" calcext:value-type="float">
            <text:p>0.19911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" calcext:value-type="float">
            <text:p>0</text:p>
          </table:table-cell>
          <table:table-cell office:value-type="float" office:value="1.088" calcext:value-type="float">
            <text:p>1.088</text:p>
          </table:table-cell>
          <table:table-cell office:value-type="float" office:value="0.4063" calcext:value-type="float">
            <text:p>0.406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9914" calcext:value-type="float">
            <text:p>0.19914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" calcext:value-type="float">
            <text:p>0</text:p>
          </table:table-cell>
          <table:table-cell office:value-type="float" office:value="1.6888" calcext:value-type="float">
            <text:p>1.6888</text:p>
          </table:table-cell>
          <table:table-cell office:value-type="float" office:value="0.5267" calcext:value-type="float">
            <text:p>0.526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0.19948" calcext:value-type="float">
            <text:p>0.19948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.09978" calcext:value-type="float">
            <text:p>0.09978</text:p>
          </table:table-cell>
          <table:table-cell office:value-type="float" office:value="1.0539" calcext:value-type="float">
            <text:p>1.0539</text:p>
          </table:table-cell>
          <table:table-cell office:value-type="float" office:value="0.3993" calcext:value-type="float">
            <text:p>0.399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9915" calcext:value-type="float">
            <text:p>0.19915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" calcext:value-type="float">
            <text:p>0</text:p>
          </table:table-cell>
          <table:table-cell office:value-type="float" office:value="1.6756" calcext:value-type="float">
            <text:p>1.6756</text:p>
          </table:table-cell>
          <table:table-cell office:value-type="float" office:value="0.5241" calcext:value-type="float">
            <text:p>0.524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19948" calcext:value-type="float">
            <text:p>0.19948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.0998" calcext:value-type="float">
            <text:p>0.0998</text:p>
          </table:table-cell>
          <table:table-cell office:value-type="float" office:value="1.0813" calcext:value-type="float">
            <text:p>1.0813</text:p>
          </table:table-cell>
          <table:table-cell office:value-type="float" office:value="0.4121" calcext:value-type="float">
            <text:p>0.412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9915" calcext:value-type="float">
            <text:p>0.19915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" calcext:value-type="float">
            <text:p>0</text:p>
          </table:table-cell>
          <table:table-cell office:value-type="float" office:value="1.6635" calcext:value-type="float">
            <text:p>1.6635</text:p>
          </table:table-cell>
          <table:table-cell office:value-type="float" office:value="0.5218" calcext:value-type="float">
            <text:p>0.521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0.19948" calcext:value-type="float">
            <text:p>0.19948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.0998" calcext:value-type="float">
            <text:p>0.0998</text:p>
          </table:table-cell>
          <table:table-cell office:value-type="float" office:value="1.1038" calcext:value-type="float">
            <text:p>1.1038</text:p>
          </table:table-cell>
          <table:table-cell office:value-type="float" office:value="0.4106" calcext:value-type="float">
            <text:p>0.410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9916" calcext:value-type="float">
            <text:p>0.19916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" calcext:value-type="float">
            <text:p>0</text:p>
          </table:table-cell>
          <table:table-cell office:value-type="float" office:value="1.6522" calcext:value-type="float">
            <text:p>1.6522</text:p>
          </table:table-cell>
          <table:table-cell office:value-type="float" office:value="0.5196" calcext:value-type="float">
            <text:p>0.519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09968" calcext:value-type="float">
            <text:p>0.09968</text:p>
          </table:table-cell>
          <table:table-cell office:value-type="float" office:value="0.09989" calcext:value-type="float">
            <text:p>0.09989</text:p>
          </table:table-cell>
          <table:table-cell office:value-type="float" office:value="0" calcext:value-type="float">
            <text:p>0</text:p>
          </table:table-cell>
          <table:table-cell office:value-type="float" office:value="0.6115" calcext:value-type="float">
            <text:p>0.6115</text:p>
          </table:table-cell>
          <table:table-cell office:value-type="float" office:value="0.2114" calcext:value-type="float">
            <text:p>0.211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957" calcext:value-type="float">
            <text:p>0.09957</text:p>
          </table:table-cell>
          <table:table-cell office:value-type="float" office:value="0.09989" calcext:value-type="float">
            <text:p>0.09989</text:p>
          </table:table-cell>
          <table:table-cell office:value-type="float" office:value="0" calcext:value-type="float">
            <text:p>0</text:p>
          </table:table-cell>
          <table:table-cell office:value-type="float" office:value="0.8709" calcext:value-type="float">
            <text:p>0.8709</text:p>
          </table:table-cell>
          <table:table-cell office:value-type="float" office:value="0.2656" calcext:value-type="float">
            <text:p>0.26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</table:table>
      <table:table table:name="aggregated_all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number-columns-repeated="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Remaining Subpopulations</text:p>
          </table:table-cell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imer Name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PU Time (ns):</text:p>
          </table:table-cell>
          <table:table-cell office:value-type="float" office:value="93481584995" calcext:value-type="float">
            <text:p>9348158499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all Time (ms):</text:p>
          </table:table-cell>
          <table:table-cell office:value-type="float" office:value="4490" calcext:value-type="float">
            <text:p>44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PU Cycles:</text:p>
          </table:table-cell>
          <table:table-cell office:value-type="float" office:value="7.75900509961966E+016" calcext:value-type="float">
            <text:p>7.75900509961966E+01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napshot #</text:p>
          </table:table-cell>
          <table:table-cell office:value-type="string" calcext:value-type="string">
            <text:p>Snapshot Time(ms)</text:p>
          </table:table-cell>
          <table:table-cell office:value-type="string" calcext:value-type="string">
            <text:p>Value(Bytes)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25783552" calcext:value-type="float">
            <text:p>325783552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9" calcext:value-type="float">
            <text:p>309</text:p>
          </table:table-cell>
          <table:table-cell office:value-type="float" office:value="345993216" calcext:value-type="float">
            <text:p>345993216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27" calcext:value-type="float">
            <text:p>527</text:p>
          </table:table-cell>
          <table:table-cell office:value-type="float" office:value="351801344" calcext:value-type="float">
            <text:p>351801344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0" calcext:value-type="float">
            <text:p>780</text:p>
          </table:table-cell>
          <table:table-cell office:value-type="float" office:value="358977536" calcext:value-type="float">
            <text:p>358977536</text:p>
          </table:table-cell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28" calcext:value-type="float">
            <text:p>1028</text:p>
          </table:table-cell>
          <table:table-cell office:value-type="float" office:value="366100480" calcext:value-type="float">
            <text:p>366100480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44" calcext:value-type="float">
            <text:p>1244</text:p>
          </table:table-cell>
          <table:table-cell office:value-type="float" office:value="370814976" calcext:value-type="float">
            <text:p>370814976</text:p>
          </table:table-cell>
          <table:table-cell table:number-columns-repeated="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0" calcext:value-type="float">
            <text:p>1440</text:p>
          </table:table-cell>
          <table:table-cell office:value-type="float" office:value="379006976" calcext:value-type="float">
            <text:p>379006976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24" calcext:value-type="float">
            <text:p>1624</text:p>
          </table:table-cell>
          <table:table-cell office:value-type="float" office:value="384307200" calcext:value-type="float">
            <text:p>384307200</text:p>
          </table:table-cell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12" calcext:value-type="float">
            <text:p>1812</text:p>
          </table:table-cell>
          <table:table-cell office:value-type="float" office:value="389197824" calcext:value-type="float">
            <text:p>389197824</text:p>
          </table:table-cell>
          <table:table-cell table:number-columns-repeated="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99" calcext:value-type="float">
            <text:p>1999</text:p>
          </table:table-cell>
          <table:table-cell office:value-type="float" office:value="396345344" calcext:value-type="float">
            <text:p>396345344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22" calcext:value-type="float">
            <text:p>2122</text:p>
          </table:table-cell>
          <table:table-cell office:value-type="float" office:value="403238912" calcext:value-type="float">
            <text:p>403238912</text:p>
          </table:table-cell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34" calcext:value-type="float">
            <text:p>2334</text:p>
          </table:table-cell>
          <table:table-cell office:value-type="float" office:value="283983872" calcext:value-type="float">
            <text:p>283983872</text:p>
          </table:table-cell>
          <table:table-cell table:number-columns-repeated="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36" calcext:value-type="float">
            <text:p>2436</text:p>
          </table:table-cell>
          <table:table-cell office:value-type="float" office:value="287629312" calcext:value-type="float">
            <text:p>287629312</text:p>
          </table:table-cell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21" calcext:value-type="float">
            <text:p>2521</text:p>
          </table:table-cell>
          <table:table-cell office:value-type="float" office:value="292110336" calcext:value-type="float">
            <text:p>292110336</text:p>
          </table:table-cell>
          <table:table-cell table:number-columns-repeated="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09" calcext:value-type="float">
            <text:p>2609</text:p>
          </table:table-cell>
          <table:table-cell office:value-type="float" office:value="296894464" calcext:value-type="float">
            <text:p>296894464</text:p>
          </table:table-cell>
          <table:table-cell table:number-columns-repeated="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91" calcext:value-type="float">
            <text:p>2691</text:p>
          </table:table-cell>
          <table:table-cell office:value-type="float" office:value="298455040" calcext:value-type="float">
            <text:p>298455040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66" calcext:value-type="float">
            <text:p>2766</text:p>
          </table:table-cell>
          <table:table-cell office:value-type="float" office:value="302231552" calcext:value-type="float">
            <text:p>302231552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40" calcext:value-type="float">
            <text:p>2840</text:p>
          </table:table-cell>
          <table:table-cell office:value-type="float" office:value="303890432" calcext:value-type="float">
            <text:p>303890432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11" calcext:value-type="float">
            <text:p>2911</text:p>
          </table:table-cell>
          <table:table-cell office:value-type="float" office:value="307335168" calcext:value-type="float">
            <text:p>307335168</text:p>
          </table:table-cell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70" calcext:value-type="float">
            <text:p>2970</text:p>
          </table:table-cell>
          <table:table-cell office:value-type="float" office:value="311230464" calcext:value-type="float">
            <text:p>311230464</text:p>
          </table:table-cell>
          <table:table-cell table:number-columns-repeated="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20" calcext:value-type="float">
            <text:p>3020</text:p>
          </table:table-cell>
          <table:table-cell office:value-type="float" office:value="314888192" calcext:value-type="float">
            <text:p>314888192</text:p>
          </table:table-cell>
          <table:table-cell table:number-columns-repeated="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180" calcext:value-type="float">
            <text:p>3180</text:p>
          </table:table-cell>
          <table:table-cell office:value-type="float" office:value="225370112" calcext:value-type="float">
            <text:p>225370112</text:p>
          </table:table-cell>
          <table:table-cell table:number-columns-repeated="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229" calcext:value-type="float">
            <text:p>3229</text:p>
          </table:table-cell>
          <table:table-cell office:value-type="float" office:value="228339712" calcext:value-type="float">
            <text:p>228339712</text:p>
          </table:table-cell>
          <table:table-cell table:number-columns-repeated="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83" calcext:value-type="float">
            <text:p>3283</text:p>
          </table:table-cell>
          <table:table-cell office:value-type="float" office:value="231763968" calcext:value-type="float">
            <text:p>231763968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336" calcext:value-type="float">
            <text:p>3336</text:p>
          </table:table-cell>
          <table:table-cell office:value-type="float" office:value="233476096" calcext:value-type="float">
            <text:p>233476096</text:p>
          </table:table-cell>
          <table:table-cell table:number-columns-repeated="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388" calcext:value-type="float">
            <text:p>3388</text:p>
          </table:table-cell>
          <table:table-cell office:value-type="float" office:value="236253184" calcext:value-type="float">
            <text:p>236253184</text:p>
          </table:table-cell>
          <table:table-cell table:number-columns-repeated="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441" calcext:value-type="float">
            <text:p>3441</text:p>
          </table:table-cell>
          <table:table-cell office:value-type="float" office:value="238882816" calcext:value-type="float">
            <text:p>238882816</text:p>
          </table:table-cell>
          <table:table-cell table:number-columns-repeated="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487" calcext:value-type="float">
            <text:p>3487</text:p>
          </table:table-cell>
          <table:table-cell office:value-type="float" office:value="240783360" calcext:value-type="float">
            <text:p>240783360</text:p>
          </table:table-cell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530" calcext:value-type="float">
            <text:p>3530</text:p>
          </table:table-cell>
          <table:table-cell office:value-type="float" office:value="243519488" calcext:value-type="float">
            <text:p>243519488</text:p>
          </table:table-cell>
          <table:table-cell table:number-columns-repeated="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575" calcext:value-type="float">
            <text:p>3575</text:p>
          </table:table-cell>
          <table:table-cell office:value-type="float" office:value="244981760" calcext:value-type="float">
            <text:p>244981760</text:p>
          </table:table-cell>
          <table:table-cell table:number-columns-repeated="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619" calcext:value-type="float">
            <text:p>3619</text:p>
          </table:table-cell>
          <table:table-cell office:value-type="float" office:value="247447552" calcext:value-type="float">
            <text:p>247447552</text:p>
          </table:table-cell>
          <table:table-cell table:number-columns-repeated="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701" calcext:value-type="float">
            <text:p>3701</text:p>
          </table:table-cell>
          <table:table-cell office:value-type="float" office:value="149536768" calcext:value-type="float">
            <text:p>149536768</text:p>
          </table:table-cell>
          <table:table-cell table:number-columns-repeated="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736" calcext:value-type="float">
            <text:p>3736</text:p>
          </table:table-cell>
          <table:table-cell office:value-type="float" office:value="150204416" calcext:value-type="float">
            <text:p>150204416</text:p>
          </table:table-cell>
          <table:table-cell table:number-columns-repeated="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771" calcext:value-type="float">
            <text:p>3771</text:p>
          </table:table-cell>
          <table:table-cell office:value-type="float" office:value="151146496" calcext:value-type="float">
            <text:p>151146496</text:p>
          </table:table-cell>
          <table:table-cell table:number-columns-repeated="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807" calcext:value-type="float">
            <text:p>3807</text:p>
          </table:table-cell>
          <table:table-cell office:value-type="float" office:value="152211456" calcext:value-type="float">
            <text:p>152211456</text:p>
          </table:table-cell>
          <table:table-cell table:number-columns-repeated="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843" calcext:value-type="float">
            <text:p>3843</text:p>
          </table:table-cell>
          <table:table-cell office:value-type="float" office:value="154501120" calcext:value-type="float">
            <text:p>154501120</text:p>
          </table:table-cell>
          <table:table-cell table:number-columns-repeated="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76" calcext:value-type="float">
            <text:p>3876</text:p>
          </table:table-cell>
          <table:table-cell office:value-type="float" office:value="155238400" calcext:value-type="float">
            <text:p>155238400</text:p>
          </table:table-cell>
          <table:table-cell table:number-columns-repeated="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06" calcext:value-type="float">
            <text:p>3906</text:p>
          </table:table-cell>
          <table:table-cell office:value-type="float" office:value="155832320" calcext:value-type="float">
            <text:p>155832320</text:p>
          </table:table-cell>
          <table:table-cell table:number-columns-repeated="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944" calcext:value-type="float">
            <text:p>3944</text:p>
          </table:table-cell>
          <table:table-cell office:value-type="float" office:value="156950528" calcext:value-type="float">
            <text:p>156950528</text:p>
          </table:table-cell>
          <table:table-cell table:number-columns-repeated="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978" calcext:value-type="float">
            <text:p>3978</text:p>
          </table:table-cell>
          <table:table-cell office:value-type="float" office:value="157679616" calcext:value-type="float">
            <text:p>157679616</text:p>
          </table:table-cell>
          <table:table-cell table:number-columns-repeated="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012" calcext:value-type="float">
            <text:p>4012</text:p>
          </table:table-cell>
          <table:table-cell office:value-type="float" office:value="159096832" calcext:value-type="float">
            <text:p>159096832</text:p>
          </table:table-cell>
          <table:table-cell table:number-columns-repeated="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079" calcext:value-type="float">
            <text:p>4079</text:p>
          </table:table-cell>
          <table:table-cell office:value-type="float" office:value="107450368" calcext:value-type="float">
            <text:p>107450368</text:p>
          </table:table-cell>
          <table:table-cell table:number-columns-repeated="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115" calcext:value-type="float">
            <text:p>4115</text:p>
          </table:table-cell>
          <table:table-cell office:value-type="float" office:value="108670976" calcext:value-type="float">
            <text:p>108670976</text:p>
          </table:table-cell>
          <table:table-cell table:number-columns-repeated="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150" calcext:value-type="float">
            <text:p>4150</text:p>
          </table:table-cell>
          <table:table-cell office:value-type="float" office:value="109637632" calcext:value-type="float">
            <text:p>109637632</text:p>
          </table:table-cell>
          <table:table-cell table:number-columns-repeated="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183" calcext:value-type="float">
            <text:p>4183</text:p>
          </table:table-cell>
          <table:table-cell office:value-type="float" office:value="109842432" calcext:value-type="float">
            <text:p>109842432</text:p>
          </table:table-cell>
          <table:table-cell table:number-columns-repeated="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219" calcext:value-type="float">
            <text:p>4219</text:p>
          </table:table-cell>
          <table:table-cell office:value-type="float" office:value="110739456" calcext:value-type="float">
            <text:p>110739456</text:p>
          </table:table-cell>
          <table:table-cell table:number-columns-repeated="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253" calcext:value-type="float">
            <text:p>4253</text:p>
          </table:table-cell>
          <table:table-cell office:value-type="float" office:value="112128000" calcext:value-type="float">
            <text:p>112128000</text:p>
          </table:table-cell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287" calcext:value-type="float">
            <text:p>4287</text:p>
          </table:table-cell>
          <table:table-cell office:value-type="float" office:value="112422912" calcext:value-type="float">
            <text:p>112422912</text:p>
          </table:table-cell>
          <table:table-cell table:number-columns-repeated="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322" calcext:value-type="float">
            <text:p>4322</text:p>
          </table:table-cell>
          <table:table-cell office:value-type="float" office:value="112758784" calcext:value-type="float">
            <text:p>112758784</text:p>
          </table:table-cell>
          <table:table-cell table:number-columns-repeated="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53" calcext:value-type="float">
            <text:p>4353</text:p>
          </table:table-cell>
          <table:table-cell office:value-type="float" office:value="113811456" calcext:value-type="float">
            <text:p>113811456</text:p>
          </table:table-cell>
          <table:table-cell table:number-columns-repeated="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382" calcext:value-type="float">
            <text:p>4382</text:p>
          </table:table-cell>
          <table:table-cell office:value-type="float" office:value="114225152" calcext:value-type="float">
            <text:p>11422515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ggregation Count: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imer Name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PU Time (ns):</text:p>
          </table:table-cell>
          <table:table-cell office:value-type="float" office:value="9348158499" calcext:value-type="float">
            <text:p>934815849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all Time (ms):</text:p>
          </table:table-cell>
          <table:table-cell office:value-type="float" office:value="3309" calcext:value-type="float">
            <text:p>330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PU Cycles:</text:p>
          </table:table-cell>
          <table:table-cell office:value-type="float" office:value="7759005099619658" calcext:value-type="float">
            <text:p>775900509961965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napshot #</text:p>
          </table:table-cell>
          <table:table-cell office:value-type="string" calcext:value-type="string">
            <text:p>Snapshot Time(ms)</text:p>
          </table:table-cell>
          <table:table-cell office:value-type="string" calcext:value-type="string">
            <text:p>Value(Bytes)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2578355" calcext:value-type="float">
            <text:p>32578355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9" calcext:value-type="float">
            <text:p>309</text:p>
          </table:table-cell>
          <table:table-cell office:value-type="float" office:value="34599321" calcext:value-type="float">
            <text:p>34599321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27" calcext:value-type="float">
            <text:p>527</text:p>
          </table:table-cell>
          <table:table-cell office:value-type="float" office:value="35180134" calcext:value-type="float">
            <text:p>35180134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0" calcext:value-type="float">
            <text:p>780</text:p>
          </table:table-cell>
          <table:table-cell office:value-type="float" office:value="35897753" calcext:value-type="float">
            <text:p>35897753</text:p>
          </table:table-cell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28" calcext:value-type="float">
            <text:p>1028</text:p>
          </table:table-cell>
          <table:table-cell office:value-type="float" office:value="36610048" calcext:value-type="float">
            <text:p>36610048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44" calcext:value-type="float">
            <text:p>1244</text:p>
          </table:table-cell>
          <table:table-cell office:value-type="float" office:value="37081497" calcext:value-type="float">
            <text:p>37081497</text:p>
          </table:table-cell>
          <table:table-cell table:number-columns-repeated="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0" calcext:value-type="float">
            <text:p>1440</text:p>
          </table:table-cell>
          <table:table-cell office:value-type="float" office:value="37900697" calcext:value-type="float">
            <text:p>37900697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24" calcext:value-type="float">
            <text:p>1624</text:p>
          </table:table-cell>
          <table:table-cell office:value-type="float" office:value="38430720" calcext:value-type="float">
            <text:p>38430720</text:p>
          </table:table-cell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12" calcext:value-type="float">
            <text:p>1812</text:p>
          </table:table-cell>
          <table:table-cell office:value-type="float" office:value="38919782" calcext:value-type="float">
            <text:p>38919782</text:p>
          </table:table-cell>
          <table:table-cell table:number-columns-repeated="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99" calcext:value-type="float">
            <text:p>1999</text:p>
          </table:table-cell>
          <table:table-cell office:value-type="float" office:value="39634534" calcext:value-type="float">
            <text:p>39634534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22" calcext:value-type="float">
            <text:p>2122</text:p>
          </table:table-cell>
          <table:table-cell office:value-type="float" office:value="40323891" calcext:value-type="float">
            <text:p>40323891</text:p>
          </table:table-cell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34" calcext:value-type="float">
            <text:p>2334</text:p>
          </table:table-cell>
          <table:table-cell office:value-type="float" office:value="40569124" calcext:value-type="float">
            <text:p>40569124</text:p>
          </table:table-cell>
          <table:table-cell table:number-columns-repeated="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36" calcext:value-type="float">
            <text:p>2436</text:p>
          </table:table-cell>
          <table:table-cell office:value-type="float" office:value="41089901" calcext:value-type="float">
            <text:p>41089901</text:p>
          </table:table-cell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21" calcext:value-type="float">
            <text:p>2521</text:p>
          </table:table-cell>
          <table:table-cell office:value-type="float" office:value="41730048" calcext:value-type="float">
            <text:p>41730048</text:p>
          </table:table-cell>
          <table:table-cell table:number-columns-repeated="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09" calcext:value-type="float">
            <text:p>2609</text:p>
          </table:table-cell>
          <table:table-cell office:value-type="float" office:value="42413494" calcext:value-type="float">
            <text:p>42413494</text:p>
          </table:table-cell>
          <table:table-cell table:number-columns-repeated="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91" calcext:value-type="float">
            <text:p>2691</text:p>
          </table:table-cell>
          <table:table-cell office:value-type="float" office:value="42636434" calcext:value-type="float">
            <text:p>42636434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66" calcext:value-type="float">
            <text:p>2766</text:p>
          </table:table-cell>
          <table:table-cell office:value-type="float" office:value="43175936" calcext:value-type="float">
            <text:p>43175936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40" calcext:value-type="float">
            <text:p>2840</text:p>
          </table:table-cell>
          <table:table-cell office:value-type="float" office:value="43412918" calcext:value-type="float">
            <text:p>43412918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11" calcext:value-type="float">
            <text:p>2911</text:p>
          </table:table-cell>
          <table:table-cell office:value-type="float" office:value="43905024" calcext:value-type="float">
            <text:p>43905024</text:p>
          </table:table-cell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70" calcext:value-type="float">
            <text:p>2970</text:p>
          </table:table-cell>
          <table:table-cell office:value-type="float" office:value="44461494" calcext:value-type="float">
            <text:p>44461494</text:p>
          </table:table-cell>
          <table:table-cell table:number-columns-repeated="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20" calcext:value-type="float">
            <text:p>3020</text:p>
          </table:table-cell>
          <table:table-cell office:value-type="float" office:value="44984027" calcext:value-type="float">
            <text:p>44984027</text:p>
          </table:table-cell>
          <table:table-cell table:number-columns-repeated="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180" calcext:value-type="float">
            <text:p>3180</text:p>
          </table:table-cell>
          <table:table-cell office:value-type="float" office:value="45074022" calcext:value-type="float">
            <text:p>45074022</text:p>
          </table:table-cell>
          <table:table-cell table:number-columns-repeated="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229" calcext:value-type="float">
            <text:p>3229</text:p>
          </table:table-cell>
          <table:table-cell office:value-type="float" office:value="45667942" calcext:value-type="float">
            <text:p>45667942</text:p>
          </table:table-cell>
          <table:table-cell table:number-columns-repeated="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83" calcext:value-type="float">
            <text:p>3283</text:p>
          </table:table-cell>
          <table:table-cell office:value-type="float" office:value="46352793" calcext:value-type="float">
            <text:p>46352793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336" calcext:value-type="float">
            <text:p>3336</text:p>
          </table:table-cell>
          <table:table-cell office:value-type="float" office:value="46695219" calcext:value-type="float">
            <text:p>46695219</text:p>
          </table:table-cell>
          <table:table-cell table:number-columns-repeated="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388" calcext:value-type="float">
            <text:p>3388</text:p>
          </table:table-cell>
          <table:table-cell office:value-type="float" office:value="47250636" calcext:value-type="float">
            <text:p>47250636</text:p>
          </table:table-cell>
          <table:table-cell table:number-columns-repeated="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441" calcext:value-type="float">
            <text:p>3441</text:p>
          </table:table-cell>
          <table:table-cell office:value-type="float" office:value="47776563" calcext:value-type="float">
            <text:p>47776563</text:p>
          </table:table-cell>
          <table:table-cell table:number-columns-repeated="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487" calcext:value-type="float">
            <text:p>3487</text:p>
          </table:table-cell>
          <table:table-cell office:value-type="float" office:value="48156672" calcext:value-type="float">
            <text:p>48156672</text:p>
          </table:table-cell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530" calcext:value-type="float">
            <text:p>3530</text:p>
          </table:table-cell>
          <table:table-cell office:value-type="float" office:value="48703897" calcext:value-type="float">
            <text:p>48703897</text:p>
          </table:table-cell>
          <table:table-cell table:number-columns-repeated="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575" calcext:value-type="float">
            <text:p>3575</text:p>
          </table:table-cell>
          <table:table-cell office:value-type="float" office:value="48996352" calcext:value-type="float">
            <text:p>48996352</text:p>
          </table:table-cell>
          <table:table-cell table:number-columns-repeated="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619" calcext:value-type="float">
            <text:p>3619</text:p>
          </table:table-cell>
          <table:table-cell office:value-type="float" office:value="49489510" calcext:value-type="float">
            <text:p>49489510</text:p>
          </table:table-cell>
          <table:table-cell table:number-columns-repeated="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701" calcext:value-type="float">
            <text:p>3701</text:p>
          </table:table-cell>
          <table:table-cell office:value-type="float" office:value="49845589" calcext:value-type="float">
            <text:p>49845589</text:p>
          </table:table-cell>
          <table:table-cell table:number-columns-repeated="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736" calcext:value-type="float">
            <text:p>3736</text:p>
          </table:table-cell>
          <table:table-cell office:value-type="float" office:value="50068138" calcext:value-type="float">
            <text:p>50068138</text:p>
          </table:table-cell>
          <table:table-cell table:number-columns-repeated="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771" calcext:value-type="float">
            <text:p>3771</text:p>
          </table:table-cell>
          <table:table-cell office:value-type="float" office:value="50382165" calcext:value-type="float">
            <text:p>50382165</text:p>
          </table:table-cell>
          <table:table-cell table:number-columns-repeated="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807" calcext:value-type="float">
            <text:p>3807</text:p>
          </table:table-cell>
          <table:table-cell office:value-type="float" office:value="50737152" calcext:value-type="float">
            <text:p>50737152</text:p>
          </table:table-cell>
          <table:table-cell table:number-columns-repeated="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843" calcext:value-type="float">
            <text:p>3843</text:p>
          </table:table-cell>
          <table:table-cell office:value-type="float" office:value="51500373" calcext:value-type="float">
            <text:p>51500373</text:p>
          </table:table-cell>
          <table:table-cell table:number-columns-repeated="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76" calcext:value-type="float">
            <text:p>3876</text:p>
          </table:table-cell>
          <table:table-cell office:value-type="float" office:value="51746133" calcext:value-type="float">
            <text:p>51746133</text:p>
          </table:table-cell>
          <table:table-cell table:number-columns-repeated="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06" calcext:value-type="float">
            <text:p>3906</text:p>
          </table:table-cell>
          <table:table-cell office:value-type="float" office:value="51944106" calcext:value-type="float">
            <text:p>51944106</text:p>
          </table:table-cell>
          <table:table-cell table:number-columns-repeated="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944" calcext:value-type="float">
            <text:p>3944</text:p>
          </table:table-cell>
          <table:table-cell office:value-type="float" office:value="52316842" calcext:value-type="float">
            <text:p>52316842</text:p>
          </table:table-cell>
          <table:table-cell table:number-columns-repeated="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978" calcext:value-type="float">
            <text:p>3978</text:p>
          </table:table-cell>
          <table:table-cell office:value-type="float" office:value="52559872" calcext:value-type="float">
            <text:p>52559872</text:p>
          </table:table-cell>
          <table:table-cell table:number-columns-repeated="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012" calcext:value-type="float">
            <text:p>4012</text:p>
          </table:table-cell>
          <table:table-cell office:value-type="float" office:value="53032277" calcext:value-type="float">
            <text:p>53032277</text:p>
          </table:table-cell>
          <table:table-cell table:number-columns-repeated="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079" calcext:value-type="float">
            <text:p>4079</text:p>
          </table:table-cell>
          <table:table-cell office:value-type="float" office:value="53725184" calcext:value-type="float">
            <text:p>53725184</text:p>
          </table:table-cell>
          <table:table-cell table:number-columns-repeated="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115" calcext:value-type="float">
            <text:p>4115</text:p>
          </table:table-cell>
          <table:table-cell office:value-type="float" office:value="54335488" calcext:value-type="float">
            <text:p>54335488</text:p>
          </table:table-cell>
          <table:table-cell table:number-columns-repeated="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150" calcext:value-type="float">
            <text:p>4150</text:p>
          </table:table-cell>
          <table:table-cell office:value-type="float" office:value="54818816" calcext:value-type="float">
            <text:p>54818816</text:p>
          </table:table-cell>
          <table:table-cell table:number-columns-repeated="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183" calcext:value-type="float">
            <text:p>4183</text:p>
          </table:table-cell>
          <table:table-cell office:value-type="float" office:value="54921216" calcext:value-type="float">
            <text:p>54921216</text:p>
          </table:table-cell>
          <table:table-cell table:number-columns-repeated="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219" calcext:value-type="float">
            <text:p>4219</text:p>
          </table:table-cell>
          <table:table-cell office:value-type="float" office:value="55369728" calcext:value-type="float">
            <text:p>55369728</text:p>
          </table:table-cell>
          <table:table-cell table:number-columns-repeated="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253" calcext:value-type="float">
            <text:p>4253</text:p>
          </table:table-cell>
          <table:table-cell office:value-type="float" office:value="56064000" calcext:value-type="float">
            <text:p>56064000</text:p>
          </table:table-cell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287" calcext:value-type="float">
            <text:p>4287</text:p>
          </table:table-cell>
          <table:table-cell office:value-type="float" office:value="56211456" calcext:value-type="float">
            <text:p>56211456</text:p>
          </table:table-cell>
          <table:table-cell table:number-columns-repeated="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322" calcext:value-type="float">
            <text:p>4322</text:p>
          </table:table-cell>
          <table:table-cell office:value-type="float" office:value="56379392" calcext:value-type="float">
            <text:p>56379392</text:p>
          </table:table-cell>
          <table:table-cell table:number-columns-repeated="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53" calcext:value-type="float">
            <text:p>4353</text:p>
          </table:table-cell>
          <table:table-cell office:value-type="float" office:value="56905728" calcext:value-type="float">
            <text:p>56905728</text:p>
          </table:table-cell>
          <table:table-cell table:number-columns-repeated="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382" calcext:value-type="float">
            <text:p>4382</text:p>
          </table:table-cell>
          <table:table-cell office:value-type="float" office:value="57112576" calcext:value-type="float">
            <text:p>5711257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its</text:p>
          </table:table-cell>
          <table:table-cell office:value-type="string" calcext:value-type="string">
            <text:p>Total</text:p>
          </table:table-cell>
          <table:table-cell table:number-columns-repeated="18"/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float" office:value="2810" calcext:value-type="float">
            <text:p>281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ercent Hit:</text:p>
          </table:table-cell>
          <table:table-cell table:style-name="ce1" office:value-type="string" calcext:value-type="string">
            <text:p>76.3701%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itness</text:p>
          </table:table-cell>
          <table:table-cell table:number-columns-repeated="19"/>
        </table:table-row>
        <table:table-row table:style-name="ro1">
          <table:table-cell office:value-type="float" office:value="0.998709" calcext:value-type="float">
            <text:p>0.99870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al|Predicte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ammeo|Cammeo</text:p>
          </table:table-cell>
          <table:table-cell office:value-type="string" calcext:value-type="string">
            <text:p>Cammeo|Osmancik</text:p>
          </table:table-cell>
          <table:table-cell office:value-type="string" calcext:value-type="string">
            <text:p>Osmancik|Osmancik</text:p>
          </table:table-cell>
          <table:table-cell office:value-type="string" calcext:value-type="string">
            <text:p>Osmancik|Cammeo</text:p>
          </table:table-cell>
          <table:table-cell table:number-columns-repeated="16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33" calcext:value-type="float">
            <text:p>133</text:p>
          </table:table-cell>
          <table:table-cell office:value-type="float" office:value="1149" calcext:value-type="float">
            <text:p>1149</text:p>
          </table:table-cell>
          <table:table-cell office:value-type="float" office:value="529" calcext:value-type="float">
            <text:p>52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EN#</text:p>
          </table:table-cell>
          <table:table-cell office:value-type="string" calcext:value-type="string">
            <text:p>SUB#</text:p>
          </table:table-cell>
          <table:table-cell office:value-type="string" calcext:value-type="string">
            <text:p>μFGEN</text:p>
          </table:table-cell>
          <table:table-cell office:value-type="string" calcext:value-type="string">
            <text:p>FsBestGEN</text:p>
          </table:table-cell>
          <table:table-cell office:value-type="string" calcext:value-type="string">
            <text:p>FsWorstGEN</text:p>
          </table:table-cell>
          <table:table-cell office:value-type="string" calcext:value-type="string">
            <text:p>μTreeSzGEN</text:p>
          </table:table-cell>
          <table:table-cell office:value-type="string" calcext:value-type="string">
            <text:p>μTreeDpGEN</text:p>
          </table:table-cell>
          <table:table-cell office:value-type="string" calcext:value-type="string">
            <text:p>bTreeSzGEN</text:p>
          </table:table-cell>
          <table:table-cell office:value-type="string" calcext:value-type="string">
            <text:p>bTreeDpGEN</text:p>
          </table:table-cell>
          <table:table-cell office:value-type="string" calcext:value-type="string">
            <text:p>wTreeSzGEN</text:p>
          </table:table-cell>
          <table:table-cell office:value-type="string" calcext:value-type="string">
            <text:p>wTreeDpGEN</text:p>
          </table:table-cell>
          <table:table-cell office:value-type="string" calcext:value-type="string">
            <text:p>μFRUN</text:p>
          </table:table-cell>
          <table:table-cell office:value-type="string" calcext:value-type="string">
            <text:p>FsBestRUN</text:p>
          </table:table-cell>
          <table:table-cell office:value-type="string" calcext:value-type="string">
            <text:p>FsWorstRUN</text:p>
          </table:table-cell>
          <table:table-cell office:value-type="string" calcext:value-type="string">
            <text:p>μTreeSzRUN</text:p>
          </table:table-cell>
          <table:table-cell office:value-type="string" calcext:value-type="string">
            <text:p>μTreeDpRUN</text:p>
          </table:table-cell>
          <table:table-cell office:value-type="string" calcext:value-type="string">
            <text:p>bTreeSzRUN</text:p>
          </table:table-cell>
          <table:table-cell office:value-type="string" calcext:value-type="string">
            <text:p>bTreeDpRUN</text:p>
          </table:table-cell>
          <table:table-cell office:value-type="string" calcext:value-type="string">
            <text:p>wTreeSzRUN</text:p>
          </table:table-cell>
          <table:table-cell office:value-type="string" calcext:value-type="string">
            <text:p>wTreeDpRUN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96058" calcext:value-type="float">
            <text:p>0.96058</text:p>
          </table:table-cell>
          <table:table-cell office:value-type="float" office:value="0.99843" calcext:value-type="float">
            <text:p>0.99843</text:p>
          </table:table-cell>
          <table:table-cell office:value-type="float" office:value="0" calcext:value-type="float">
            <text:p>0</text:p>
          </table:table-cell>
          <table:table-cell office:value-type="float" office:value="17.6531" calcext:value-type="float">
            <text:p>17.6531</text:p>
          </table:table-cell>
          <table:table-cell office:value-type="float" office:value="3.3462" calcext:value-type="float">
            <text:p>3.346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0.96058" calcext:value-type="float">
            <text:p>0.96058</text:p>
          </table:table-cell>
          <table:table-cell office:value-type="float" office:value="0.99843" calcext:value-type="float">
            <text:p>0.99843</text:p>
          </table:table-cell>
          <table:table-cell office:value-type="float" office:value="0" calcext:value-type="float">
            <text:p>0</text:p>
          </table:table-cell>
          <table:table-cell office:value-type="float" office:value="17.6531" calcext:value-type="float">
            <text:p>17.6531</text:p>
          </table:table-cell>
          <table:table-cell office:value-type="float" office:value="3.3462" calcext:value-type="float">
            <text:p>3.346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8953" calcext:value-type="float">
            <text:p>0.98953</text:p>
          </table:table-cell>
          <table:table-cell office:value-type="float" office:value="0.99843" calcext:value-type="float">
            <text:p>0.99843</text:p>
          </table:table-cell>
          <table:table-cell office:value-type="float" office:value="0" calcext:value-type="float">
            <text:p>0</text:p>
          </table:table-cell>
          <table:table-cell office:value-type="float" office:value="15.8756" calcext:value-type="float">
            <text:p>15.8756</text:p>
          </table:table-cell>
          <table:table-cell office:value-type="float" office:value="3.4275" calcext:value-type="float">
            <text:p>3.4275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0.97504" calcext:value-type="float">
            <text:p>0.97504</text:p>
          </table:table-cell>
          <table:table-cell office:value-type="float" office:value="0.99843" calcext:value-type="float">
            <text:p>0.99843</text:p>
          </table:table-cell>
          <table:table-cell office:value-type="float" office:value="0" calcext:value-type="float">
            <text:p>0</text:p>
          </table:table-cell>
          <table:table-cell office:value-type="float" office:value="16.7644" calcext:value-type="float">
            <text:p>16.7644</text:p>
          </table:table-cell>
          <table:table-cell office:value-type="float" office:value="3.3869" calcext:value-type="float">
            <text:p>3.386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9209" calcext:value-type="float">
            <text:p>0.99209</text:p>
          </table:table-cell>
          <table:table-cell office:value-type="float" office:value="0.99845" calcext:value-type="float">
            <text:p>0.99845</text:p>
          </table:table-cell>
          <table:table-cell office:value-type="float" office:value="0" calcext:value-type="float">
            <text:p>0</text:p>
          </table:table-cell>
          <table:table-cell office:value-type="float" office:value="15.3891" calcext:value-type="float">
            <text:p>15.3891</text:p>
          </table:table-cell>
          <table:table-cell office:value-type="float" office:value="3.4889" calcext:value-type="float">
            <text:p>3.488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0.98072" calcext:value-type="float">
            <text:p>0.98072</text:p>
          </table:table-cell>
          <table:table-cell office:value-type="float" office:value="0.99845" calcext:value-type="float">
            <text:p>0.99845</text:p>
          </table:table-cell>
          <table:table-cell office:value-type="float" office:value="0" calcext:value-type="float">
            <text:p>0</text:p>
          </table:table-cell>
          <table:table-cell office:value-type="float" office:value="16.3061" calcext:value-type="float">
            <text:p>16.3061</text:p>
          </table:table-cell>
          <table:table-cell office:value-type="float" office:value="3.4208" calcext:value-type="float">
            <text:p>3.420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99108" calcext:value-type="float">
            <text:p>0.99108</text:p>
          </table:table-cell>
          <table:table-cell office:value-type="float" office:value="0.99853" calcext:value-type="float">
            <text:p>0.99853</text:p>
          </table:table-cell>
          <table:table-cell office:value-type="float" office:value="0" calcext:value-type="float">
            <text:p>0</text:p>
          </table:table-cell>
          <table:table-cell office:value-type="float" office:value="14.6453" calcext:value-type="float">
            <text:p>14.6453</text:p>
          </table:table-cell>
          <table:table-cell office:value-type="float" office:value="3.4907" calcext:value-type="float">
            <text:p>3.490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0.98332" calcext:value-type="float">
            <text:p>0.98332</text:p>
          </table:table-cell>
          <table:table-cell office:value-type="float" office:value="0.99853" calcext:value-type="float">
            <text:p>0.99853</text:p>
          </table:table-cell>
          <table:table-cell office:value-type="float" office:value="0" calcext:value-type="float">
            <text:p>0</text:p>
          </table:table-cell>
          <table:table-cell office:value-type="float" office:value="15.8909" calcext:value-type="float">
            <text:p>15.8909</text:p>
          </table:table-cell>
          <table:table-cell office:value-type="float" office:value="3.4385" calcext:value-type="float">
            <text:p>3.438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99438" calcext:value-type="float">
            <text:p>0.99438</text:p>
          </table:table-cell>
          <table:table-cell office:value-type="float" office:value="0.99855" calcext:value-type="float">
            <text:p>0.99855</text:p>
          </table:table-cell>
          <table:table-cell office:value-type="float" office:value="0.09979" calcext:value-type="float">
            <text:p>0.09979</text:p>
          </table:table-cell>
          <table:table-cell office:value-type="float" office:value="13.8122" calcext:value-type="float">
            <text:p>13.8122</text:p>
          </table:table-cell>
          <table:table-cell office:value-type="float" office:value="3.4504" calcext:value-type="float">
            <text:p>3.450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0.98554" calcext:value-type="float">
            <text:p>0.98554</text:p>
          </table:table-cell>
          <table:table-cell office:value-type="float" office:value="0.99855" calcext:value-type="float">
            <text:p>0.99855</text:p>
          </table:table-cell>
          <table:table-cell office:value-type="float" office:value="0" calcext:value-type="float">
            <text:p>0</text:p>
          </table:table-cell>
          <table:table-cell office:value-type="float" office:value="15.4751" calcext:value-type="float">
            <text:p>15.4751</text:p>
          </table:table-cell>
          <table:table-cell office:value-type="float" office:value="3.4409" calcext:value-type="float">
            <text:p>3.440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9935" calcext:value-type="float">
            <text:p>0.9935</text:p>
          </table:table-cell>
          <table:table-cell office:value-type="float" office:value="0.9986" calcext:value-type="float">
            <text:p>0.9986</text:p>
          </table:table-cell>
          <table:table-cell office:value-type="float" office:value="0" calcext:value-type="float">
            <text:p>0</text:p>
          </table:table-cell>
          <table:table-cell office:value-type="float" office:value="13.0022" calcext:value-type="float">
            <text:p>13.0022</text:p>
          </table:table-cell>
          <table:table-cell office:value-type="float" office:value="3.4066" calcext:value-type="float">
            <text:p>3.406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0.98686" calcext:value-type="float">
            <text:p>0.98686</text:p>
          </table:table-cell>
          <table:table-cell office:value-type="float" office:value="0.9986" calcext:value-type="float">
            <text:p>0.9986</text:p>
          </table:table-cell>
          <table:table-cell office:value-type="float" office:value="0" calcext:value-type="float">
            <text:p>0</text:p>
          </table:table-cell>
          <table:table-cell office:value-type="float" office:value="15.063" calcext:value-type="float">
            <text:p>15.063</text:p>
          </table:table-cell>
          <table:table-cell office:value-type="float" office:value="3.4351" calcext:value-type="float">
            <text:p>3.435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99499" calcext:value-type="float">
            <text:p>0.99499</text:p>
          </table:table-cell>
          <table:table-cell office:value-type="float" office:value="0.9986" calcext:value-type="float">
            <text:p>0.9986</text:p>
          </table:table-cell>
          <table:table-cell office:value-type="float" office:value="0" calcext:value-type="float">
            <text:p>0</text:p>
          </table:table-cell>
          <table:table-cell office:value-type="float" office:value="12.2133" calcext:value-type="float">
            <text:p>12.2133</text:p>
          </table:table-cell>
          <table:table-cell office:value-type="float" office:value="3.3817" calcext:value-type="float">
            <text:p>3.381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0.98801" calcext:value-type="float">
            <text:p>0.98801</text:p>
          </table:table-cell>
          <table:table-cell office:value-type="float" office:value="0.9986" calcext:value-type="float">
            <text:p>0.9986</text:p>
          </table:table-cell>
          <table:table-cell office:value-type="float" office:value="0" calcext:value-type="float">
            <text:p>0</text:p>
          </table:table-cell>
          <table:table-cell office:value-type="float" office:value="14.6558" calcext:value-type="float">
            <text:p>14.6558</text:p>
          </table:table-cell>
          <table:table-cell office:value-type="float" office:value="3.4274" calcext:value-type="float">
            <text:p>3.427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99563" calcext:value-type="float">
            <text:p>0.99563</text:p>
          </table:table-cell>
          <table:table-cell office:value-type="float" office:value="0.9986" calcext:value-type="float">
            <text:p>0.9986</text:p>
          </table:table-cell>
          <table:table-cell office:value-type="float" office:value="0.29928" calcext:value-type="float">
            <text:p>0.29928</text:p>
          </table:table-cell>
          <table:table-cell office:value-type="float" office:value="11.7122" calcext:value-type="float">
            <text:p>11.7122</text:p>
          </table:table-cell>
          <table:table-cell office:value-type="float" office:value="3.3376" calcext:value-type="float">
            <text:p>3.337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0.98896" calcext:value-type="float">
            <text:p>0.98896</text:p>
          </table:table-cell>
          <table:table-cell office:value-type="float" office:value="0.9986" calcext:value-type="float">
            <text:p>0.9986</text:p>
          </table:table-cell>
          <table:table-cell office:value-type="float" office:value="0" calcext:value-type="float">
            <text:p>0</text:p>
          </table:table-cell>
          <table:table-cell office:value-type="float" office:value="14.2878" calcext:value-type="float">
            <text:p>14.2878</text:p>
          </table:table-cell>
          <table:table-cell office:value-type="float" office:value="3.4162" calcext:value-type="float">
            <text:p>3.416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99601" calcext:value-type="float">
            <text:p>0.99601</text:p>
          </table:table-cell>
          <table:table-cell office:value-type="float" office:value="0.99863" calcext:value-type="float">
            <text:p>0.99863</text:p>
          </table:table-cell>
          <table:table-cell office:value-type="float" office:value="0.19956" calcext:value-type="float">
            <text:p>0.19956</text:p>
          </table:table-cell>
          <table:table-cell office:value-type="float" office:value="11.1209" calcext:value-type="float">
            <text:p>11.1209</text:p>
          </table:table-cell>
          <table:table-cell office:value-type="float" office:value="3.2518" calcext:value-type="float">
            <text:p>3.251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0.98976" calcext:value-type="float">
            <text:p>0.98976</text:p>
          </table:table-cell>
          <table:table-cell office:value-type="float" office:value="0.99863" calcext:value-type="float">
            <text:p>0.99863</text:p>
          </table:table-cell>
          <table:table-cell office:value-type="float" office:value="0" calcext:value-type="float">
            <text:p>0</text:p>
          </table:table-cell>
          <table:table-cell office:value-type="float" office:value="13.936" calcext:value-type="float">
            <text:p>13.936</text:p>
          </table:table-cell>
          <table:table-cell office:value-type="float" office:value="3.3979" calcext:value-type="float">
            <text:p>3.397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99601" calcext:value-type="float">
            <text:p>0.99601</text:p>
          </table:table-cell>
          <table:table-cell office:value-type="float" office:value="0.99868" calcext:value-type="float">
            <text:p>0.99868</text:p>
          </table:table-cell>
          <table:table-cell office:value-type="float" office:value="0.29895" calcext:value-type="float">
            <text:p>0.29895</text:p>
          </table:table-cell>
          <table:table-cell office:value-type="float" office:value="10.5317" calcext:value-type="float">
            <text:p>10.5317</text:p>
          </table:table-cell>
          <table:table-cell office:value-type="float" office:value="3.1816" calcext:value-type="float">
            <text:p>3.18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0.99038" calcext:value-type="float">
            <text:p>0.99038</text:p>
          </table:table-cell>
          <table:table-cell office:value-type="float" office:value="0.99868" calcext:value-type="float">
            <text:p>0.99868</text:p>
          </table:table-cell>
          <table:table-cell office:value-type="float" office:value="0" calcext:value-type="float">
            <text:p>0</text:p>
          </table:table-cell>
          <table:table-cell office:value-type="float" office:value="13.5958" calcext:value-type="float">
            <text:p>13.5958</text:p>
          </table:table-cell>
          <table:table-cell office:value-type="float" office:value="3.3762" calcext:value-type="float">
            <text:p>3.376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69748" calcext:value-type="float">
            <text:p>0.69748</text:p>
          </table:table-cell>
          <table:table-cell office:value-type="float" office:value="0.69912" calcext:value-type="float">
            <text:p>0.69912</text:p>
          </table:table-cell>
          <table:table-cell office:value-type="float" office:value="0.19919" calcext:value-type="float">
            <text:p>0.19919</text:p>
          </table:table-cell>
          <table:table-cell office:value-type="float" office:value="6.6841" calcext:value-type="float">
            <text:p>6.6841</text:p>
          </table:table-cell>
          <table:table-cell office:value-type="float" office:value="2.1199" calcext:value-type="float">
            <text:p>2.119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.69365" calcext:value-type="float">
            <text:p>0.69365</text:p>
          </table:table-cell>
          <table:table-cell office:value-type="float" office:value="0.69912" calcext:value-type="float">
            <text:p>0.69912</text:p>
          </table:table-cell>
          <table:table-cell office:value-type="float" office:value="0" calcext:value-type="float">
            <text:p>0</text:p>
          </table:table-cell>
          <table:table-cell office:value-type="float" office:value="9.1054" calcext:value-type="float">
            <text:p>9.1054</text:p>
          </table:table-cell>
          <table:table-cell office:value-type="float" office:value="2.3105" calcext:value-type="float">
            <text:p>2.310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69735" calcext:value-type="float">
            <text:p>0.69735</text:p>
          </table:table-cell>
          <table:table-cell office:value-type="float" office:value="0.69912" calcext:value-type="float">
            <text:p>0.69912</text:p>
          </table:table-cell>
          <table:table-cell office:value-type="float" office:value="0.19918" calcext:value-type="float">
            <text:p>0.19918</text:p>
          </table:table-cell>
          <table:table-cell office:value-type="float" office:value="6.5254" calcext:value-type="float">
            <text:p>6.5254</text:p>
          </table:table-cell>
          <table:table-cell office:value-type="float" office:value="2.0795" calcext:value-type="float">
            <text:p>2.079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0.69397" calcext:value-type="float">
            <text:p>0.69397</text:p>
          </table:table-cell>
          <table:table-cell office:value-type="float" office:value="0.69912" calcext:value-type="float">
            <text:p>0.69912</text:p>
          </table:table-cell>
          <table:table-cell office:value-type="float" office:value="0" calcext:value-type="float">
            <text:p>0</text:p>
          </table:table-cell>
          <table:table-cell office:value-type="float" office:value="8.8905" calcext:value-type="float">
            <text:p>8.8905</text:p>
          </table:table-cell>
          <table:table-cell office:value-type="float" office:value="2.2912" calcext:value-type="float">
            <text:p>2.291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6981" calcext:value-type="float">
            <text:p>0.6981</text:p>
          </table:table-cell>
          <table:table-cell office:value-type="float" office:value="0.69913" calcext:value-type="float">
            <text:p>0.69913</text:p>
          </table:table-cell>
          <table:table-cell office:value-type="float" office:value="0.29898" calcext:value-type="float">
            <text:p>0.29898</text:p>
          </table:table-cell>
          <table:table-cell office:value-type="float" office:value="5.9167" calcext:value-type="float">
            <text:p>5.9167</text:p>
          </table:table-cell>
          <table:table-cell office:value-type="float" office:value="1.9407" calcext:value-type="float">
            <text:p>1.940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.69427" calcext:value-type="float">
            <text:p>0.69427</text:p>
          </table:table-cell>
          <table:table-cell office:value-type="float" office:value="0.69913" calcext:value-type="float">
            <text:p>0.69913</text:p>
          </table:table-cell>
          <table:table-cell office:value-type="float" office:value="0" calcext:value-type="float">
            <text:p>0</text:p>
          </table:table-cell>
          <table:table-cell office:value-type="float" office:value="8.6615" calcext:value-type="float">
            <text:p>8.6615</text:p>
          </table:table-cell>
          <table:table-cell office:value-type="float" office:value="2.2643" calcext:value-type="float">
            <text:p>2.264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69735" calcext:value-type="float">
            <text:p>0.69735</text:p>
          </table:table-cell>
          <table:table-cell office:value-type="float" office:value="0.69913" calcext:value-type="float">
            <text:p>0.69913</text:p>
          </table:table-cell>
          <table:table-cell office:value-type="float" office:value="0.09978" calcext:value-type="float">
            <text:p>0.09978</text:p>
          </table:table-cell>
          <table:table-cell office:value-type="float" office:value="5.5391" calcext:value-type="float">
            <text:p>5.5391</text:p>
          </table:table-cell>
          <table:table-cell office:value-type="float" office:value="1.8585" calcext:value-type="float">
            <text:p>1.858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0.69449" calcext:value-type="float">
            <text:p>0.69449</text:p>
          </table:table-cell>
          <table:table-cell office:value-type="float" office:value="0.69913" calcext:value-type="float">
            <text:p>0.69913</text:p>
          </table:table-cell>
          <table:table-cell office:value-type="float" office:value="0" calcext:value-type="float">
            <text:p>0</text:p>
          </table:table-cell>
          <table:table-cell office:value-type="float" office:value="8.4385" calcext:value-type="float">
            <text:p>8.4385</text:p>
          </table:table-cell>
          <table:table-cell office:value-type="float" office:value="2.2353" calcext:value-type="float">
            <text:p>2.235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69734" calcext:value-type="float">
            <text:p>0.69734</text:p>
          </table:table-cell>
          <table:table-cell office:value-type="float" office:value="0.69913" calcext:value-type="float">
            <text:p>0.69913</text:p>
          </table:table-cell>
          <table:table-cell office:value-type="float" office:value="0.0998" calcext:value-type="float">
            <text:p>0.0998</text:p>
          </table:table-cell>
          <table:table-cell office:value-type="float" office:value="5.1184" calcext:value-type="float">
            <text:p>5.1184</text:p>
          </table:table-cell>
          <table:table-cell office:value-type="float" office:value="1.7754" calcext:value-type="float">
            <text:p>1.775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69467" calcext:value-type="float">
            <text:p>0.69467</text:p>
          </table:table-cell>
          <table:table-cell office:value-type="float" office:value="0.69913" calcext:value-type="float">
            <text:p>0.69913</text:p>
          </table:table-cell>
          <table:table-cell office:value-type="float" office:value="0" calcext:value-type="float">
            <text:p>0</text:p>
          </table:table-cell>
          <table:table-cell office:value-type="float" office:value="8.2173" calcext:value-type="float">
            <text:p>8.2173</text:p>
          </table:table-cell>
          <table:table-cell office:value-type="float" office:value="2.2047" calcext:value-type="float">
            <text:p>2.20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69822" calcext:value-type="float">
            <text:p>0.69822</text:p>
          </table:table-cell>
          <table:table-cell office:value-type="float" office:value="0.69913" calcext:value-type="float">
            <text:p>0.69913</text:p>
          </table:table-cell>
          <table:table-cell office:value-type="float" office:value="0.49845" calcext:value-type="float">
            <text:p>0.49845</text:p>
          </table:table-cell>
          <table:table-cell office:value-type="float" office:value="4.8589" calcext:value-type="float">
            <text:p>4.8589</text:p>
          </table:table-cell>
          <table:table-cell office:value-type="float" office:value="1.7306" calcext:value-type="float">
            <text:p>1.730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69491" calcext:value-type="float">
            <text:p>0.69491</text:p>
          </table:table-cell>
          <table:table-cell office:value-type="float" office:value="0.69913" calcext:value-type="float">
            <text:p>0.69913</text:p>
          </table:table-cell>
          <table:table-cell office:value-type="float" office:value="0" calcext:value-type="float">
            <text:p>0</text:p>
          </table:table-cell>
          <table:table-cell office:value-type="float" office:value="8.0073" calcext:value-type="float">
            <text:p>8.0073</text:p>
          </table:table-cell>
          <table:table-cell office:value-type="float" office:value="2.175" calcext:value-type="float">
            <text:p>2.17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69772" calcext:value-type="float">
            <text:p>0.69772</text:p>
          </table:table-cell>
          <table:table-cell office:value-type="float" office:value="0.69915" calcext:value-type="float">
            <text:p>0.69915</text:p>
          </table:table-cell>
          <table:table-cell office:value-type="float" office:value="0.09975" calcext:value-type="float">
            <text:p>0.09975</text:p>
          </table:table-cell>
          <table:table-cell office:value-type="float" office:value="4.5912" calcext:value-type="float">
            <text:p>4.5912</text:p>
          </table:table-cell>
          <table:table-cell office:value-type="float" office:value="1.6512" calcext:value-type="float">
            <text:p>1.651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.69507" calcext:value-type="float">
            <text:p>0.69507</text:p>
          </table:table-cell>
          <table:table-cell office:value-type="float" office:value="0.69915" calcext:value-type="float">
            <text:p>0.69915</text:p>
          </table:table-cell>
          <table:table-cell office:value-type="float" office:value="0" calcext:value-type="float">
            <text:p>0</text:p>
          </table:table-cell>
          <table:table-cell office:value-type="float" office:value="7.8064" calcext:value-type="float">
            <text:p>7.8064</text:p>
          </table:table-cell>
          <table:table-cell office:value-type="float" office:value="2.1441" calcext:value-type="float">
            <text:p>2.144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69834" calcext:value-type="float">
            <text:p>0.69834</text:p>
          </table:table-cell>
          <table:table-cell office:value-type="float" office:value="0.69915" calcext:value-type="float">
            <text:p>0.69915</text:p>
          </table:table-cell>
          <table:table-cell office:value-type="float" office:value="0.49895" calcext:value-type="float">
            <text:p>0.49895</text:p>
          </table:table-cell>
          <table:table-cell office:value-type="float" office:value="4.3841" calcext:value-type="float">
            <text:p>4.3841</text:p>
          </table:table-cell>
          <table:table-cell office:value-type="float" office:value="1.6005" calcext:value-type="float">
            <text:p>1.600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69525" calcext:value-type="float">
            <text:p>0.69525</text:p>
          </table:table-cell>
          <table:table-cell office:value-type="float" office:value="0.69915" calcext:value-type="float">
            <text:p>0.69915</text:p>
          </table:table-cell>
          <table:table-cell office:value-type="float" office:value="0" calcext:value-type="float">
            <text:p>0</text:p>
          </table:table-cell>
          <table:table-cell office:value-type="float" office:value="7.6164" calcext:value-type="float">
            <text:p>7.6164</text:p>
          </table:table-cell>
          <table:table-cell office:value-type="float" office:value="2.1141" calcext:value-type="float">
            <text:p>2.114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69785" calcext:value-type="float">
            <text:p>0.69785</text:p>
          </table:table-cell>
          <table:table-cell office:value-type="float" office:value="0.69915" calcext:value-type="float">
            <text:p>0.69915</text:p>
          </table:table-cell>
          <table:table-cell office:value-type="float" office:value="0.49871" calcext:value-type="float">
            <text:p>0.49871</text:p>
          </table:table-cell>
          <table:table-cell office:value-type="float" office:value="4.2875" calcext:value-type="float">
            <text:p>4.2875</text:p>
          </table:table-cell>
          <table:table-cell office:value-type="float" office:value="1.5817" calcext:value-type="float">
            <text:p>1.581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6954" calcext:value-type="float">
            <text:p>0.6954</text:p>
          </table:table-cell>
          <table:table-cell office:value-type="float" office:value="0.69915" calcext:value-type="float">
            <text:p>0.69915</text:p>
          </table:table-cell>
          <table:table-cell office:value-type="float" office:value="0" calcext:value-type="float">
            <text:p>0</text:p>
          </table:table-cell>
          <table:table-cell office:value-type="float" office:value="7.4412" calcext:value-type="float">
            <text:p>7.4412</text:p>
          </table:table-cell>
          <table:table-cell office:value-type="float" office:value="2.0861" calcext:value-type="float">
            <text:p>2.086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69809" calcext:value-type="float">
            <text:p>0.69809</text:p>
          </table:table-cell>
          <table:table-cell office:value-type="float" office:value="0.69915" calcext:value-type="float">
            <text:p>0.69915</text:p>
          </table:table-cell>
          <table:table-cell office:value-type="float" office:value="0.29936" calcext:value-type="float">
            <text:p>0.29936</text:p>
          </table:table-cell>
          <table:table-cell office:value-type="float" office:value="4.1295" calcext:value-type="float">
            <text:p>4.1295</text:p>
          </table:table-cell>
          <table:table-cell office:value-type="float" office:value="1.5466" calcext:value-type="float">
            <text:p>1.546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69554" calcext:value-type="float">
            <text:p>0.69554</text:p>
          </table:table-cell>
          <table:table-cell office:value-type="float" office:value="0.69915" calcext:value-type="float">
            <text:p>0.69915</text:p>
          </table:table-cell>
          <table:table-cell office:value-type="float" office:value="0" calcext:value-type="float">
            <text:p>0</text:p>
          </table:table-cell>
          <table:table-cell office:value-type="float" office:value="7.2756" calcext:value-type="float">
            <text:p>7.2756</text:p>
          </table:table-cell>
          <table:table-cell office:value-type="float" office:value="2.059" calcext:value-type="float">
            <text:p>2.0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49861" calcext:value-type="float">
            <text:p>0.49861</text:p>
          </table:table-cell>
          <table:table-cell office:value-type="float" office:value="0.49941" calcext:value-type="float">
            <text:p>0.49941</text:p>
          </table:table-cell>
          <table:table-cell office:value-type="float" office:value="0.29934" calcext:value-type="float">
            <text:p>0.29934</text:p>
          </table:table-cell>
          <table:table-cell office:value-type="float" office:value="2.8846" calcext:value-type="float">
            <text:p>2.8846</text:p>
          </table:table-cell>
          <table:table-cell office:value-type="float" office:value="1.0922" calcext:value-type="float">
            <text:p>1.092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9697" calcext:value-type="float">
            <text:p>0.49697</text:p>
          </table:table-cell>
          <table:table-cell office:value-type="float" office:value="0.49941" calcext:value-type="float">
            <text:p>0.49941</text:p>
          </table:table-cell>
          <table:table-cell office:value-type="float" office:value="0" calcext:value-type="float">
            <text:p>0</text:p>
          </table:table-cell>
          <table:table-cell office:value-type="float" office:value="5.0132" calcext:value-type="float">
            <text:p>5.0132</text:p>
          </table:table-cell>
          <table:table-cell office:value-type="float" office:value="1.4382" calcext:value-type="float">
            <text:p>1.438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49874" calcext:value-type="float">
            <text:p>0.49874</text:p>
          </table:table-cell>
          <table:table-cell office:value-type="float" office:value="0.49941" calcext:value-type="float">
            <text:p>0.49941</text:p>
          </table:table-cell>
          <table:table-cell office:value-type="float" office:value="0.39914" calcext:value-type="float">
            <text:p>0.39914</text:p>
          </table:table-cell>
          <table:table-cell office:value-type="float" office:value="2.8452" calcext:value-type="float">
            <text:p>2.8452</text:p>
          </table:table-cell>
          <table:table-cell office:value-type="float" office:value="1.0837" calcext:value-type="float">
            <text:p>1.083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9704" calcext:value-type="float">
            <text:p>0.49704</text:p>
          </table:table-cell>
          <table:table-cell office:value-type="float" office:value="0.49941" calcext:value-type="float">
            <text:p>0.49941</text:p>
          </table:table-cell>
          <table:table-cell office:value-type="float" office:value="0" calcext:value-type="float">
            <text:p>0</text:p>
          </table:table-cell>
          <table:table-cell office:value-type="float" office:value="4.9147" calcext:value-type="float">
            <text:p>4.9147</text:p>
          </table:table-cell>
          <table:table-cell office:value-type="float" office:value="1.4222" calcext:value-type="float">
            <text:p>1.422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49862" calcext:value-type="float">
            <text:p>0.49862</text:p>
          </table:table-cell>
          <table:table-cell office:value-type="float" office:value="0.49941" calcext:value-type="float">
            <text:p>0.49941</text:p>
          </table:table-cell>
          <table:table-cell office:value-type="float" office:value="0.29915" calcext:value-type="float">
            <text:p>0.29915</text:p>
          </table:table-cell>
          <table:table-cell office:value-type="float" office:value="2.8672" calcext:value-type="float">
            <text:p>2.8672</text:p>
          </table:table-cell>
          <table:table-cell office:value-type="float" office:value="1.0905" calcext:value-type="float">
            <text:p>1.090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49711" calcext:value-type="float">
            <text:p>0.49711</text:p>
          </table:table-cell>
          <table:table-cell office:value-type="float" office:value="0.49941" calcext:value-type="float">
            <text:p>0.49941</text:p>
          </table:table-cell>
          <table:table-cell office:value-type="float" office:value="0" calcext:value-type="float">
            <text:p>0</text:p>
          </table:table-cell>
          <table:table-cell office:value-type="float" office:value="4.8257" calcext:value-type="float">
            <text:p>4.8257</text:p>
          </table:table-cell>
          <table:table-cell office:value-type="float" office:value="1.4078" calcext:value-type="float">
            <text:p>1.407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49874" calcext:value-type="float">
            <text:p>0.49874</text:p>
          </table:table-cell>
          <table:table-cell office:value-type="float" office:value="0.49941" calcext:value-type="float">
            <text:p>0.49941</text:p>
          </table:table-cell>
          <table:table-cell office:value-type="float" office:value="0.29934" calcext:value-type="float">
            <text:p>0.29934</text:p>
          </table:table-cell>
          <table:table-cell office:value-type="float" office:value="2.8659" calcext:value-type="float">
            <text:p>2.8659</text:p>
          </table:table-cell>
          <table:table-cell office:value-type="float" office:value="1.095" calcext:value-type="float">
            <text:p>1.09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49718" calcext:value-type="float">
            <text:p>0.49718</text:p>
          </table:table-cell>
          <table:table-cell office:value-type="float" office:value="0.49941" calcext:value-type="float">
            <text:p>0.49941</text:p>
          </table:table-cell>
          <table:table-cell office:value-type="float" office:value="0" calcext:value-type="float">
            <text:p>0</text:p>
          </table:table-cell>
          <table:table-cell office:value-type="float" office:value="4.7439" calcext:value-type="float">
            <text:p>4.7439</text:p>
          </table:table-cell>
          <table:table-cell office:value-type="float" office:value="1.3947" calcext:value-type="float">
            <text:p>1.394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4985" calcext:value-type="float">
            <text:p>0.4985</text:p>
          </table:table-cell>
          <table:table-cell office:value-type="float" office:value="0.49941" calcext:value-type="float">
            <text:p>0.49941</text:p>
          </table:table-cell>
          <table:table-cell office:value-type="float" office:value="0.19954" calcext:value-type="float">
            <text:p>0.19954</text:p>
          </table:table-cell>
          <table:table-cell office:value-type="float" office:value="2.7971" calcext:value-type="float">
            <text:p>2.7971</text:p>
          </table:table-cell>
          <table:table-cell office:value-type="float" office:value="1.0714" calcext:value-type="float">
            <text:p>1.07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49724" calcext:value-type="float">
            <text:p>0.49724</text:p>
          </table:table-cell>
          <table:table-cell office:value-type="float" office:value="0.49941" calcext:value-type="float">
            <text:p>0.49941</text:p>
          </table:table-cell>
          <table:table-cell office:value-type="float" office:value="0" calcext:value-type="float">
            <text:p>0</text:p>
          </table:table-cell>
          <table:table-cell office:value-type="float" office:value="4.6661" calcext:value-type="float">
            <text:p>4.6661</text:p>
          </table:table-cell>
          <table:table-cell office:value-type="float" office:value="1.3818" calcext:value-type="float">
            <text:p>1.381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49898" calcext:value-type="float">
            <text:p>0.49898</text:p>
          </table:table-cell>
          <table:table-cell office:value-type="float" office:value="0.49941" calcext:value-type="float">
            <text:p>0.49941</text:p>
          </table:table-cell>
          <table:table-cell office:value-type="float" office:value="0.49686" calcext:value-type="float">
            <text:p>0.49686</text:p>
          </table:table-cell>
          <table:table-cell office:value-type="float" office:value="2.7092" calcext:value-type="float">
            <text:p>2.7092</text:p>
          </table:table-cell>
          <table:table-cell office:value-type="float" office:value="1.0412" calcext:value-type="float">
            <text:p>1.04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4973" calcext:value-type="float">
            <text:p>0.4973</text:p>
          </table:table-cell>
          <table:table-cell office:value-type="float" office:value="0.49941" calcext:value-type="float">
            <text:p>0.49941</text:p>
          </table:table-cell>
          <table:table-cell office:value-type="float" office:value="0" calcext:value-type="float">
            <text:p>0</text:p>
          </table:table-cell>
          <table:table-cell office:value-type="float" office:value="4.5908" calcext:value-type="float">
            <text:p>4.5908</text:p>
          </table:table-cell>
          <table:table-cell office:value-type="float" office:value="1.3688" calcext:value-type="float">
            <text:p>1.368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49824" calcext:value-type="float">
            <text:p>0.49824</text:p>
          </table:table-cell>
          <table:table-cell office:value-type="float" office:value="0.49941" calcext:value-type="float">
            <text:p>0.49941</text:p>
          </table:table-cell>
          <table:table-cell office:value-type="float" office:value="0.19956" calcext:value-type="float">
            <text:p>0.19956</text:p>
          </table:table-cell>
          <table:table-cell office:value-type="float" office:value="2.6387" calcext:value-type="float">
            <text:p>2.6387</text:p>
          </table:table-cell>
          <table:table-cell office:value-type="float" office:value="1.0228" calcext:value-type="float">
            <text:p>1.022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49734" calcext:value-type="float">
            <text:p>0.49734</text:p>
          </table:table-cell>
          <table:table-cell office:value-type="float" office:value="0.49941" calcext:value-type="float">
            <text:p>0.49941</text:p>
          </table:table-cell>
          <table:table-cell office:value-type="float" office:value="0" calcext:value-type="float">
            <text:p>0</text:p>
          </table:table-cell>
          <table:table-cell office:value-type="float" office:value="4.5185" calcext:value-type="float">
            <text:p>4.5185</text:p>
          </table:table-cell>
          <table:table-cell office:value-type="float" office:value="1.3558" calcext:value-type="float">
            <text:p>1.355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49861" calcext:value-type="float">
            <text:p>0.49861</text:p>
          </table:table-cell>
          <table:table-cell office:value-type="float" office:value="0.49941" calcext:value-type="float">
            <text:p>0.49941</text:p>
          </table:table-cell>
          <table:table-cell office:value-type="float" office:value="0.19958" calcext:value-type="float">
            <text:p>0.19958</text:p>
          </table:table-cell>
          <table:table-cell office:value-type="float" office:value="2.5902" calcext:value-type="float">
            <text:p>2.5902</text:p>
          </table:table-cell>
          <table:table-cell office:value-type="float" office:value="0.9989" calcext:value-type="float">
            <text:p>0.998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49738" calcext:value-type="float">
            <text:p>0.49738</text:p>
          </table:table-cell>
          <table:table-cell office:value-type="float" office:value="0.49941" calcext:value-type="float">
            <text:p>0.49941</text:p>
          </table:table-cell>
          <table:table-cell office:value-type="float" office:value="0" calcext:value-type="float">
            <text:p>0</text:p>
          </table:table-cell>
          <table:table-cell office:value-type="float" office:value="4.4495" calcext:value-type="float">
            <text:p>4.4495</text:p>
          </table:table-cell>
          <table:table-cell office:value-type="float" office:value="1.3431" calcext:value-type="float">
            <text:p>1.343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49861" calcext:value-type="float">
            <text:p>0.49861</text:p>
          </table:table-cell>
          <table:table-cell office:value-type="float" office:value="0.49941" calcext:value-type="float">
            <text:p>0.49941</text:p>
          </table:table-cell>
          <table:table-cell office:value-type="float" office:value="0.39913" calcext:value-type="float">
            <text:p>0.39913</text:p>
          </table:table-cell>
          <table:table-cell office:value-type="float" office:value="2.5736" calcext:value-type="float">
            <text:p>2.5736</text:p>
          </table:table-cell>
          <table:table-cell office:value-type="float" office:value="0.9943" calcext:value-type="float">
            <text:p>0.994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49742" calcext:value-type="float">
            <text:p>0.49742</text:p>
          </table:table-cell>
          <table:table-cell office:value-type="float" office:value="0.49941" calcext:value-type="float">
            <text:p>0.49941</text:p>
          </table:table-cell>
          <table:table-cell office:value-type="float" office:value="0" calcext:value-type="float">
            <text:p>0</text:p>
          </table:table-cell>
          <table:table-cell office:value-type="float" office:value="4.3849" calcext:value-type="float">
            <text:p>4.3849</text:p>
          </table:table-cell>
          <table:table-cell office:value-type="float" office:value="1.3312" calcext:value-type="float">
            <text:p>1.33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49862" calcext:value-type="float">
            <text:p>0.49862</text:p>
          </table:table-cell>
          <table:table-cell office:value-type="float" office:value="0.49941" calcext:value-type="float">
            <text:p>0.49941</text:p>
          </table:table-cell>
          <table:table-cell office:value-type="float" office:value="0.29928" calcext:value-type="float">
            <text:p>0.29928</text:p>
          </table:table-cell>
          <table:table-cell office:value-type="float" office:value="2.5953" calcext:value-type="float">
            <text:p>2.5953</text:p>
          </table:table-cell>
          <table:table-cell office:value-type="float" office:value="1.0044" calcext:value-type="float">
            <text:p>1.004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49746" calcext:value-type="float">
            <text:p>0.49746</text:p>
          </table:table-cell>
          <table:table-cell office:value-type="float" office:value="0.49941" calcext:value-type="float">
            <text:p>0.49941</text:p>
          </table:table-cell>
          <table:table-cell office:value-type="float" office:value="0" calcext:value-type="float">
            <text:p>0</text:p>
          </table:table-cell>
          <table:table-cell office:value-type="float" office:value="4.3253" calcext:value-type="float">
            <text:p>4.3253</text:p>
          </table:table-cell>
          <table:table-cell office:value-type="float" office:value="1.3203" calcext:value-type="float">
            <text:p>1.320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29927" calcext:value-type="float">
            <text:p>0.29927</text:p>
          </table:table-cell>
          <table:table-cell office:value-type="float" office:value="0.29966" calcext:value-type="float">
            <text:p>0.29966</text:p>
          </table:table-cell>
          <table:table-cell office:value-type="float" office:value="0.19756" calcext:value-type="float">
            <text:p>0.19756</text:p>
          </table:table-cell>
          <table:table-cell office:value-type="float" office:value="1.5919" calcext:value-type="float">
            <text:p>1.5919</text:p>
          </table:table-cell>
          <table:table-cell office:value-type="float" office:value="0.6193" calcext:value-type="float">
            <text:p>0.619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9847" calcext:value-type="float">
            <text:p>0.29847</text:p>
          </table:table-cell>
          <table:table-cell office:value-type="float" office:value="0.29966" calcext:value-type="float">
            <text:p>0.29966</text:p>
          </table:table-cell>
          <table:table-cell office:value-type="float" office:value="0" calcext:value-type="float">
            <text:p>0</text:p>
          </table:table-cell>
          <table:table-cell office:value-type="float" office:value="2.5378" calcext:value-type="float">
            <text:p>2.5378</text:p>
          </table:table-cell>
          <table:table-cell office:value-type="float" office:value="0.7756" calcext:value-type="float">
            <text:p>0.77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2994" calcext:value-type="float">
            <text:p>0.2994</text:p>
          </table:table-cell>
          <table:table-cell office:value-type="float" office:value="0.29966" calcext:value-type="float">
            <text:p>0.29966</text:p>
          </table:table-cell>
          <table:table-cell office:value-type="float" office:value="0.29934" calcext:value-type="float">
            <text:p>0.29934</text:p>
          </table:table-cell>
          <table:table-cell office:value-type="float" office:value="1.5424" calcext:value-type="float">
            <text:p>1.5424</text:p>
          </table:table-cell>
          <table:table-cell office:value-type="float" office:value="0.6091" calcext:value-type="float">
            <text:p>0.609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985" calcext:value-type="float">
            <text:p>0.2985</text:p>
          </table:table-cell>
          <table:table-cell office:value-type="float" office:value="0.29966" calcext:value-type="float">
            <text:p>0.29966</text:p>
          </table:table-cell>
          <table:table-cell office:value-type="float" office:value="0" calcext:value-type="float">
            <text:p>0</text:p>
          </table:table-cell>
          <table:table-cell office:value-type="float" office:value="2.5066" calcext:value-type="float">
            <text:p>2.5066</text:p>
          </table:table-cell>
          <table:table-cell office:value-type="float" office:value="0.7703" calcext:value-type="float">
            <text:p>0.770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29903" calcext:value-type="float">
            <text:p>0.29903</text:p>
          </table:table-cell>
          <table:table-cell office:value-type="float" office:value="0.29966" calcext:value-type="float">
            <text:p>0.29966</text:p>
          </table:table-cell>
          <table:table-cell office:value-type="float" office:value="0.09977" calcext:value-type="float">
            <text:p>0.09977</text:p>
          </table:table-cell>
          <table:table-cell office:value-type="float" office:value="1.4953" calcext:value-type="float">
            <text:p>1.4953</text:p>
          </table:table-cell>
          <table:table-cell office:value-type="float" office:value="0.5902" calcext:value-type="float">
            <text:p>0.590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9851" calcext:value-type="float">
            <text:p>0.29851</text:p>
          </table:table-cell>
          <table:table-cell office:value-type="float" office:value="0.29966" calcext:value-type="float">
            <text:p>0.29966</text:p>
          </table:table-cell>
          <table:table-cell office:value-type="float" office:value="0" calcext:value-type="float">
            <text:p>0</text:p>
          </table:table-cell>
          <table:table-cell office:value-type="float" office:value="2.476" calcext:value-type="float">
            <text:p>2.476</text:p>
          </table:table-cell>
          <table:table-cell office:value-type="float" office:value="0.7649" calcext:value-type="float">
            <text:p>0.764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0.29928" calcext:value-type="float">
            <text:p>0.29928</text:p>
          </table:table-cell>
          <table:table-cell office:value-type="float" office:value="0.29966" calcext:value-type="float">
            <text:p>0.29966</text:p>
          </table:table-cell>
          <table:table-cell office:value-type="float" office:value="0.19956" calcext:value-type="float">
            <text:p>0.19956</text:p>
          </table:table-cell>
          <table:table-cell office:value-type="float" office:value="1.4982" calcext:value-type="float">
            <text:p>1.4982</text:p>
          </table:table-cell>
          <table:table-cell office:value-type="float" office:value="0.583" calcext:value-type="float">
            <text:p>0.58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9853" calcext:value-type="float">
            <text:p>0.29853</text:p>
          </table:table-cell>
          <table:table-cell office:value-type="float" office:value="0.29966" calcext:value-type="float">
            <text:p>0.29966</text:p>
          </table:table-cell>
          <table:table-cell office:value-type="float" office:value="0" calcext:value-type="float">
            <text:p>0</text:p>
          </table:table-cell>
          <table:table-cell office:value-type="float" office:value="2.4472" calcext:value-type="float">
            <text:p>2.4472</text:p>
          </table:table-cell>
          <table:table-cell office:value-type="float" office:value="0.7597" calcext:value-type="float">
            <text:p>0.759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0.29939" calcext:value-type="float">
            <text:p>0.29939</text:p>
          </table:table-cell>
          <table:table-cell office:value-type="float" office:value="0.29966" calcext:value-type="float">
            <text:p>0.29966</text:p>
          </table:table-cell>
          <table:table-cell office:value-type="float" office:value="0.29731" calcext:value-type="float">
            <text:p>0.29731</text:p>
          </table:table-cell>
          <table:table-cell office:value-type="float" office:value="1.548" calcext:value-type="float">
            <text:p>1.548</text:p>
          </table:table-cell>
          <table:table-cell office:value-type="float" office:value="0.6094" calcext:value-type="float">
            <text:p>0.609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9856" calcext:value-type="float">
            <text:p>0.29856</text:p>
          </table:table-cell>
          <table:table-cell office:value-type="float" office:value="0.29966" calcext:value-type="float">
            <text:p>0.29966</text:p>
          </table:table-cell>
          <table:table-cell office:value-type="float" office:value="0" calcext:value-type="float">
            <text:p>0</text:p>
          </table:table-cell>
          <table:table-cell office:value-type="float" office:value="2.4216" calcext:value-type="float">
            <text:p>2.4216</text:p>
          </table:table-cell>
          <table:table-cell office:value-type="float" office:value="0.7554" calcext:value-type="float">
            <text:p>0.755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0.29864" calcext:value-type="float">
            <text:p>0.29864</text:p>
          </table:table-cell>
          <table:table-cell office:value-type="float" office:value="0.29966" calcext:value-type="float">
            <text:p>0.29966</text:p>
          </table:table-cell>
          <table:table-cell office:value-type="float" office:value="0" calcext:value-type="float">
            <text:p>0</text:p>
          </table:table-cell>
          <table:table-cell office:value-type="float" office:value="1.5659" calcext:value-type="float">
            <text:p>1.5659</text:p>
          </table:table-cell>
          <table:table-cell office:value-type="float" office:value="0.6148" calcext:value-type="float">
            <text:p>0.614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9856" calcext:value-type="float">
            <text:p>0.29856</text:p>
          </table:table-cell>
          <table:table-cell office:value-type="float" office:value="0.29966" calcext:value-type="float">
            <text:p>0.29966</text:p>
          </table:table-cell>
          <table:table-cell office:value-type="float" office:value="0" calcext:value-type="float">
            <text:p>0</text:p>
          </table:table-cell>
          <table:table-cell office:value-type="float" office:value="2.3978" calcext:value-type="float">
            <text:p>2.3978</text:p>
          </table:table-cell>
          <table:table-cell office:value-type="float" office:value="0.7514" calcext:value-type="float">
            <text:p>0.75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.29889" calcext:value-type="float">
            <text:p>0.29889</text:p>
          </table:table-cell>
          <table:table-cell office:value-type="float" office:value="0.29966" calcext:value-type="float">
            <text:p>0.29966</text:p>
          </table:table-cell>
          <table:table-cell office:value-type="float" office:value="0.09976" calcext:value-type="float">
            <text:p>0.09976</text:p>
          </table:table-cell>
          <table:table-cell office:value-type="float" office:value="1.5572" calcext:value-type="float">
            <text:p>1.5572</text:p>
          </table:table-cell>
          <table:table-cell office:value-type="float" office:value="0.6125" calcext:value-type="float">
            <text:p>0.612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29857" calcext:value-type="float">
            <text:p>0.29857</text:p>
          </table:table-cell>
          <table:table-cell office:value-type="float" office:value="0.29966" calcext:value-type="float">
            <text:p>0.29966</text:p>
          </table:table-cell>
          <table:table-cell office:value-type="float" office:value="0" calcext:value-type="float">
            <text:p>0</text:p>
          </table:table-cell>
          <table:table-cell office:value-type="float" office:value="2.3751" calcext:value-type="float">
            <text:p>2.3751</text:p>
          </table:table-cell>
          <table:table-cell office:value-type="float" office:value="0.7476" calcext:value-type="float">
            <text:p>0.747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0.29915" calcext:value-type="float">
            <text:p>0.29915</text:p>
          </table:table-cell>
          <table:table-cell office:value-type="float" office:value="0.29966" calcext:value-type="float">
            <text:p>0.29966</text:p>
          </table:table-cell>
          <table:table-cell office:value-type="float" office:value="0.09975" calcext:value-type="float">
            <text:p>0.09975</text:p>
          </table:table-cell>
          <table:table-cell office:value-type="float" office:value="1.5837" calcext:value-type="float">
            <text:p>1.5837</text:p>
          </table:table-cell>
          <table:table-cell office:value-type="float" office:value="0.6185" calcext:value-type="float">
            <text:p>0.618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9858" calcext:value-type="float">
            <text:p>0.29858</text:p>
          </table:table-cell>
          <table:table-cell office:value-type="float" office:value="0.29966" calcext:value-type="float">
            <text:p>0.29966</text:p>
          </table:table-cell>
          <table:table-cell office:value-type="float" office:value="0" calcext:value-type="float">
            <text:p>0</text:p>
          </table:table-cell>
          <table:table-cell office:value-type="float" office:value="2.3543" calcext:value-type="float">
            <text:p>2.3543</text:p>
          </table:table-cell>
          <table:table-cell office:value-type="float" office:value="0.7442" calcext:value-type="float">
            <text:p>0.744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0.29915" calcext:value-type="float">
            <text:p>0.29915</text:p>
          </table:table-cell>
          <table:table-cell office:value-type="float" office:value="0.29966" calcext:value-type="float">
            <text:p>0.29966</text:p>
          </table:table-cell>
          <table:table-cell office:value-type="float" office:value="0.09974" calcext:value-type="float">
            <text:p>0.09974</text:p>
          </table:table-cell>
          <table:table-cell office:value-type="float" office:value="1.5523" calcext:value-type="float">
            <text:p>1.5523</text:p>
          </table:table-cell>
          <table:table-cell office:value-type="float" office:value="0.6079" calcext:value-type="float">
            <text:p>0.607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986" calcext:value-type="float">
            <text:p>0.2986</text:p>
          </table:table-cell>
          <table:table-cell office:value-type="float" office:value="0.29966" calcext:value-type="float">
            <text:p>0.29966</text:p>
          </table:table-cell>
          <table:table-cell office:value-type="float" office:value="0" calcext:value-type="float">
            <text:p>0</text:p>
          </table:table-cell>
          <table:table-cell office:value-type="float" office:value="2.3337" calcext:value-type="float">
            <text:p>2.3337</text:p>
          </table:table-cell>
          <table:table-cell office:value-type="float" office:value="0.7407" calcext:value-type="float">
            <text:p>0.740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.2994" calcext:value-type="float">
            <text:p>0.2994</text:p>
          </table:table-cell>
          <table:table-cell office:value-type="float" office:value="0.29966" calcext:value-type="float">
            <text:p>0.29966</text:p>
          </table:table-cell>
          <table:table-cell office:value-type="float" office:value="0.29938" calcext:value-type="float">
            <text:p>0.29938</text:p>
          </table:table-cell>
          <table:table-cell office:value-type="float" office:value="1.6116" calcext:value-type="float">
            <text:p>1.6116</text:p>
          </table:table-cell>
          <table:table-cell office:value-type="float" office:value="0.6306" calcext:value-type="float">
            <text:p>0.630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9862" calcext:value-type="float">
            <text:p>0.29862</text:p>
          </table:table-cell>
          <table:table-cell office:value-type="float" office:value="0.29966" calcext:value-type="float">
            <text:p>0.29966</text:p>
          </table:table-cell>
          <table:table-cell office:value-type="float" office:value="0" calcext:value-type="float">
            <text:p>0</text:p>
          </table:table-cell>
          <table:table-cell office:value-type="float" office:value="2.3157" calcext:value-type="float">
            <text:p>2.3157</text:p>
          </table:table-cell>
          <table:table-cell office:value-type="float" office:value="0.738" calcext:value-type="float">
            <text:p>0.73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1996" calcext:value-type="float">
            <text:p>0.1996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.19947" calcext:value-type="float">
            <text:p>0.19947</text:p>
          </table:table-cell>
          <table:table-cell office:value-type="float" office:value="1.0845" calcext:value-type="float">
            <text:p>1.0845</text:p>
          </table:table-cell>
          <table:table-cell office:value-type="float" office:value="0.4246" calcext:value-type="float">
            <text:p>0.424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991" calcext:value-type="float">
            <text:p>0.1991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" calcext:value-type="float">
            <text:p>0</text:p>
          </table:table-cell>
          <table:table-cell office:value-type="float" office:value="1.4633" calcext:value-type="float">
            <text:p>1.4633</text:p>
          </table:table-cell>
          <table:table-cell office:value-type="float" office:value="0.4796" calcext:value-type="float">
            <text:p>0.479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0.19935" calcext:value-type="float">
            <text:p>0.19935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" calcext:value-type="float">
            <text:p>0</text:p>
          </table:table-cell>
          <table:table-cell office:value-type="float" office:value="1.1408" calcext:value-type="float">
            <text:p>1.1408</text:p>
          </table:table-cell>
          <table:table-cell office:value-type="float" office:value="0.4506" calcext:value-type="float">
            <text:p>0.450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9911" calcext:value-type="float">
            <text:p>0.19911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" calcext:value-type="float">
            <text:p>0</text:p>
          </table:table-cell>
          <table:table-cell office:value-type="float" office:value="1.4555" calcext:value-type="float">
            <text:p>1.4555</text:p>
          </table:table-cell>
          <table:table-cell office:value-type="float" office:value="0.4789" calcext:value-type="float">
            <text:p>0.478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.1996" calcext:value-type="float">
            <text:p>0.1996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.19952" calcext:value-type="float">
            <text:p>0.19952</text:p>
          </table:table-cell>
          <table:table-cell office:value-type="float" office:value="1.1547" calcext:value-type="float">
            <text:p>1.1547</text:p>
          </table:table-cell>
          <table:table-cell office:value-type="float" office:value="0.4602" calcext:value-type="float">
            <text:p>0.460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9912" calcext:value-type="float">
            <text:p>0.19912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" calcext:value-type="float">
            <text:p>0</text:p>
          </table:table-cell>
          <table:table-cell office:value-type="float" office:value="1.4485" calcext:value-type="float">
            <text:p>1.4485</text:p>
          </table:table-cell>
          <table:table-cell office:value-type="float" office:value="0.4785" calcext:value-type="float">
            <text:p>0.478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0.19935" calcext:value-type="float">
            <text:p>0.19935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" calcext:value-type="float">
            <text:p>0</text:p>
          </table:table-cell>
          <table:table-cell office:value-type="float" office:value="1.1119" calcext:value-type="float">
            <text:p>1.1119</text:p>
          </table:table-cell>
          <table:table-cell office:value-type="float" office:value="0.4445" calcext:value-type="float">
            <text:p>0.444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9912" calcext:value-type="float">
            <text:p>0.19912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" calcext:value-type="float">
            <text:p>0</text:p>
          </table:table-cell>
          <table:table-cell office:value-type="float" office:value="1.4408" calcext:value-type="float">
            <text:p>1.4408</text:p>
          </table:table-cell>
          <table:table-cell office:value-type="float" office:value="0.4777" calcext:value-type="float">
            <text:p>0.477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0.19948" calcext:value-type="float">
            <text:p>0.19948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.09979" calcext:value-type="float">
            <text:p>0.09979</text:p>
          </table:table-cell>
          <table:table-cell office:value-type="float" office:value="1.1038" calcext:value-type="float">
            <text:p>1.1038</text:p>
          </table:table-cell>
          <table:table-cell office:value-type="float" office:value="0.4375" calcext:value-type="float">
            <text:p>0.437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9913" calcext:value-type="float">
            <text:p>0.19913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" calcext:value-type="float">
            <text:p>0</text:p>
          </table:table-cell>
          <table:table-cell office:value-type="float" office:value="1.4334" calcext:value-type="float">
            <text:p>1.4334</text:p>
          </table:table-cell>
          <table:table-cell office:value-type="float" office:value="0.4768" calcext:value-type="float">
            <text:p>0.476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.1996" calcext:value-type="float">
            <text:p>0.1996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.1995" calcext:value-type="float">
            <text:p>0.1995</text:p>
          </table:table-cell>
          <table:table-cell office:value-type="float" office:value="1.1215" calcext:value-type="float">
            <text:p>1.1215</text:p>
          </table:table-cell>
          <table:table-cell office:value-type="float" office:value="0.4465" calcext:value-type="float">
            <text:p>0.44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9914" calcext:value-type="float">
            <text:p>0.19914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" calcext:value-type="float">
            <text:p>0</text:p>
          </table:table-cell>
          <table:table-cell office:value-type="float" office:value="1.4266" calcext:value-type="float">
            <text:p>1.4266</text:p>
          </table:table-cell>
          <table:table-cell office:value-type="float" office:value="0.4762" calcext:value-type="float">
            <text:p>0.476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0.19948" calcext:value-type="float">
            <text:p>0.19948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.09977" calcext:value-type="float">
            <text:p>0.09977</text:p>
          </table:table-cell>
          <table:table-cell office:value-type="float" office:value="1.099" calcext:value-type="float">
            <text:p>1.099</text:p>
          </table:table-cell>
          <table:table-cell office:value-type="float" office:value="0.4377" calcext:value-type="float">
            <text:p>0.437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9915" calcext:value-type="float">
            <text:p>0.19915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" calcext:value-type="float">
            <text:p>0</text:p>
          </table:table-cell>
          <table:table-cell office:value-type="float" office:value="1.4196" calcext:value-type="float">
            <text:p>1.4196</text:p>
          </table:table-cell>
          <table:table-cell office:value-type="float" office:value="0.4753" calcext:value-type="float">
            <text:p>0.475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0.1996" calcext:value-type="float">
            <text:p>0.1996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.1995" calcext:value-type="float">
            <text:p>0.1995</text:p>
          </table:table-cell>
          <table:table-cell office:value-type="float" office:value="1.0388" calcext:value-type="float">
            <text:p>1.0388</text:p>
          </table:table-cell>
          <table:table-cell office:value-type="float" office:value="0.4146" calcext:value-type="float">
            <text:p>0.414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9916" calcext:value-type="float">
            <text:p>0.19916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" calcext:value-type="float">
            <text:p>0</text:p>
          </table:table-cell>
          <table:table-cell office:value-type="float" office:value="1.4117" calcext:value-type="float">
            <text:p>1.4117</text:p>
          </table:table-cell>
          <table:table-cell office:value-type="float" office:value="0.4741" calcext:value-type="float">
            <text:p>0.474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19947" calcext:value-type="float">
            <text:p>0.19947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.09977" calcext:value-type="float">
            <text:p>0.09977</text:p>
          </table:table-cell>
          <table:table-cell office:value-type="float" office:value="1.023" calcext:value-type="float">
            <text:p>1.023</text:p>
          </table:table-cell>
          <table:table-cell office:value-type="float" office:value="0.4038" calcext:value-type="float">
            <text:p>0.403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9916" calcext:value-type="float">
            <text:p>0.19916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" calcext:value-type="float">
            <text:p>0</text:p>
          </table:table-cell>
          <table:table-cell office:value-type="float" office:value="1.4038" calcext:value-type="float">
            <text:p>1.4038</text:p>
          </table:table-cell>
          <table:table-cell office:value-type="float" office:value="0.4726" calcext:value-type="float">
            <text:p>0.47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0.1996" calcext:value-type="float">
            <text:p>0.1996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.19946" calcext:value-type="float">
            <text:p>0.19946</text:p>
          </table:table-cell>
          <table:table-cell office:value-type="float" office:value="1.0087" calcext:value-type="float">
            <text:p>1.0087</text:p>
          </table:table-cell>
          <table:table-cell office:value-type="float" office:value="0.3958" calcext:value-type="float">
            <text:p>0.395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9917" calcext:value-type="float">
            <text:p>0.19917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" calcext:value-type="float">
            <text:p>0</text:p>
          </table:table-cell>
          <table:table-cell office:value-type="float" office:value="1.3959" calcext:value-type="float">
            <text:p>1.3959</text:p>
          </table:table-cell>
          <table:table-cell office:value-type="float" office:value="0.4711" calcext:value-type="float">
            <text:p>0.47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09968" calcext:value-type="float">
            <text:p>0.09968</text:p>
          </table:table-cell>
          <table:table-cell office:value-type="float" office:value="0.09989" calcext:value-type="float">
            <text:p>0.09989</text:p>
          </table:table-cell>
          <table:table-cell office:value-type="float" office:value="0" calcext:value-type="float">
            <text:p>0</text:p>
          </table:table-cell>
          <table:table-cell office:value-type="float" office:value="0.5161" calcext:value-type="float">
            <text:p>0.5161</text:p>
          </table:table-cell>
          <table:table-cell office:value-type="float" office:value="0.201" calcext:value-type="float">
            <text:p>0.20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961" calcext:value-type="float">
            <text:p>0.09961</text:p>
          </table:table-cell>
          <table:table-cell office:value-type="float" office:value="0.09989" calcext:value-type="float">
            <text:p>0.09989</text:p>
          </table:table-cell>
          <table:table-cell office:value-type="float" office:value="0" calcext:value-type="float">
            <text:p>0</text:p>
          </table:table-cell>
          <table:table-cell office:value-type="float" office:value="0.7009" calcext:value-type="float">
            <text:p>0.7009</text:p>
          </table:table-cell>
          <table:table-cell office:value-type="float" office:value="0.2376" calcext:value-type="float">
            <text:p>0.23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</table:table>
      <table:table table:name="aggregated_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number-columns-repeated="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Remaining Subpopulations</text:p>
          </table:table-cell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imer Name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PU Time (ns):</text:p>
          </table:table-cell>
          <table:table-cell office:value-type="float" office:value="103458584344" calcext:value-type="float">
            <text:p>10345858434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all Time (ms):</text:p>
          </table:table-cell>
          <table:table-cell office:value-type="float" office:value="4883" calcext:value-type="float">
            <text:p>488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PU Cycles:</text:p>
          </table:table-cell>
          <table:table-cell office:value-type="float" office:value="7.74803033654485E+016" calcext:value-type="float">
            <text:p>7.74803033654485E+01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napshot #</text:p>
          </table:table-cell>
          <table:table-cell office:value-type="string" calcext:value-type="string">
            <text:p>Snapshot Time(ms)</text:p>
          </table:table-cell>
          <table:table-cell office:value-type="string" calcext:value-type="string">
            <text:p>Value(Bytes)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5390336" calcext:value-type="float">
            <text:p>325390336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5" calcext:value-type="float">
            <text:p>305</text:p>
          </table:table-cell>
          <table:table-cell office:value-type="float" office:value="344604672" calcext:value-type="float">
            <text:p>344604672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7" calcext:value-type="float">
            <text:p>537</text:p>
          </table:table-cell>
          <table:table-cell office:value-type="float" office:value="352976896" calcext:value-type="float">
            <text:p>352976896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67" calcext:value-type="float">
            <text:p>767</text:p>
          </table:table-cell>
          <table:table-cell office:value-type="float" office:value="357990400" calcext:value-type="float">
            <text:p>357990400</text:p>
          </table:table-cell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77" calcext:value-type="float">
            <text:p>977</text:p>
          </table:table-cell>
          <table:table-cell office:value-type="float" office:value="367431680" calcext:value-type="float">
            <text:p>367431680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99" calcext:value-type="float">
            <text:p>1199</text:p>
          </table:table-cell>
          <table:table-cell office:value-type="float" office:value="375902208" calcext:value-type="float">
            <text:p>375902208</text:p>
          </table:table-cell>
          <table:table-cell table:number-columns-repeated="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13" calcext:value-type="float">
            <text:p>1413</text:p>
          </table:table-cell>
          <table:table-cell office:value-type="float" office:value="381067264" calcext:value-type="float">
            <text:p>381067264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21" calcext:value-type="float">
            <text:p>1621</text:p>
          </table:table-cell>
          <table:table-cell office:value-type="float" office:value="385622016" calcext:value-type="float">
            <text:p>385622016</text:p>
          </table:table-cell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02" calcext:value-type="float">
            <text:p>1802</text:p>
          </table:table-cell>
          <table:table-cell office:value-type="float" office:value="390356992" calcext:value-type="float">
            <text:p>390356992</text:p>
          </table:table-cell>
          <table:table-cell table:number-columns-repeated="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68" calcext:value-type="float">
            <text:p>1968</text:p>
          </table:table-cell>
          <table:table-cell office:value-type="float" office:value="396890112" calcext:value-type="float">
            <text:p>396890112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97" calcext:value-type="float">
            <text:p>2097</text:p>
          </table:table-cell>
          <table:table-cell office:value-type="float" office:value="403206144" calcext:value-type="float">
            <text:p>403206144</text:p>
          </table:table-cell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67" calcext:value-type="float">
            <text:p>2367</text:p>
          </table:table-cell>
          <table:table-cell office:value-type="float" office:value="287698944" calcext:value-type="float">
            <text:p>287698944</text:p>
          </table:table-cell>
          <table:table-cell table:number-columns-repeated="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88" calcext:value-type="float">
            <text:p>2488</text:p>
          </table:table-cell>
          <table:table-cell office:value-type="float" office:value="290922496" calcext:value-type="float">
            <text:p>290922496</text:p>
          </table:table-cell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97" calcext:value-type="float">
            <text:p>2597</text:p>
          </table:table-cell>
          <table:table-cell office:value-type="float" office:value="295067648" calcext:value-type="float">
            <text:p>295067648</text:p>
          </table:table-cell>
          <table:table-cell table:number-columns-repeated="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08" calcext:value-type="float">
            <text:p>2708</text:p>
          </table:table-cell>
          <table:table-cell office:value-type="float" office:value="298225664" calcext:value-type="float">
            <text:p>298225664</text:p>
          </table:table-cell>
          <table:table-cell table:number-columns-repeated="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09" calcext:value-type="float">
            <text:p>2809</text:p>
          </table:table-cell>
          <table:table-cell office:value-type="float" office:value="302002176" calcext:value-type="float">
            <text:p>302002176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12" calcext:value-type="float">
            <text:p>2912</text:p>
          </table:table-cell>
          <table:table-cell office:value-type="float" office:value="306515968" calcext:value-type="float">
            <text:p>306515968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08" calcext:value-type="float">
            <text:p>3008</text:p>
          </table:table-cell>
          <table:table-cell office:value-type="float" office:value="309760000" calcext:value-type="float">
            <text:p>309760000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99" calcext:value-type="float">
            <text:p>3099</text:p>
          </table:table-cell>
          <table:table-cell office:value-type="float" office:value="313638912" calcext:value-type="float">
            <text:p>313638912</text:p>
          </table:table-cell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83" calcext:value-type="float">
            <text:p>3183</text:p>
          </table:table-cell>
          <table:table-cell office:value-type="float" office:value="317530112" calcext:value-type="float">
            <text:p>317530112</text:p>
          </table:table-cell>
          <table:table-cell table:number-columns-repeated="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246" calcext:value-type="float">
            <text:p>3246</text:p>
          </table:table-cell>
          <table:table-cell office:value-type="float" office:value="320180224" calcext:value-type="float">
            <text:p>320180224</text:p>
          </table:table-cell>
          <table:table-cell table:number-columns-repeated="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468" calcext:value-type="float">
            <text:p>3468</text:p>
          </table:table-cell>
          <table:table-cell office:value-type="float" office:value="231022592" calcext:value-type="float">
            <text:p>231022592</text:p>
          </table:table-cell>
          <table:table-cell table:number-columns-repeated="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539" calcext:value-type="float">
            <text:p>3539</text:p>
          </table:table-cell>
          <table:table-cell office:value-type="float" office:value="233766912" calcext:value-type="float">
            <text:p>233766912</text:p>
          </table:table-cell>
          <table:table-cell table:number-columns-repeated="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599" calcext:value-type="float">
            <text:p>3599</text:p>
          </table:table-cell>
          <table:table-cell office:value-type="float" office:value="236609536" calcext:value-type="float">
            <text:p>236609536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664" calcext:value-type="float">
            <text:p>3664</text:p>
          </table:table-cell>
          <table:table-cell office:value-type="float" office:value="240349184" calcext:value-type="float">
            <text:p>240349184</text:p>
          </table:table-cell>
          <table:table-cell table:number-columns-repeated="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718" calcext:value-type="float">
            <text:p>3718</text:p>
          </table:table-cell>
          <table:table-cell office:value-type="float" office:value="243736576" calcext:value-type="float">
            <text:p>243736576</text:p>
          </table:table-cell>
          <table:table-cell table:number-columns-repeated="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773" calcext:value-type="float">
            <text:p>3773</text:p>
          </table:table-cell>
          <table:table-cell office:value-type="float" office:value="246452224" calcext:value-type="float">
            <text:p>246452224</text:p>
          </table:table-cell>
          <table:table-cell table:number-columns-repeated="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831" calcext:value-type="float">
            <text:p>3831</text:p>
          </table:table-cell>
          <table:table-cell office:value-type="float" office:value="250060800" calcext:value-type="float">
            <text:p>250060800</text:p>
          </table:table-cell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890" calcext:value-type="float">
            <text:p>3890</text:p>
          </table:table-cell>
          <table:table-cell office:value-type="float" office:value="252071936" calcext:value-type="float">
            <text:p>252071936</text:p>
          </table:table-cell>
          <table:table-cell table:number-columns-repeated="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38" calcext:value-type="float">
            <text:p>3938</text:p>
          </table:table-cell>
          <table:table-cell office:value-type="float" office:value="253648896" calcext:value-type="float">
            <text:p>253648896</text:p>
          </table:table-cell>
          <table:table-cell table:number-columns-repeated="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982" calcext:value-type="float">
            <text:p>3982</text:p>
          </table:table-cell>
          <table:table-cell office:value-type="float" office:value="253501440" calcext:value-type="float">
            <text:p>253501440</text:p>
          </table:table-cell>
          <table:table-cell table:number-columns-repeated="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98" calcext:value-type="float">
            <text:p>4098</text:p>
          </table:table-cell>
          <table:table-cell office:value-type="float" office:value="152510464" calcext:value-type="float">
            <text:p>152510464</text:p>
          </table:table-cell>
          <table:table-cell table:number-columns-repeated="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136" calcext:value-type="float">
            <text:p>4136</text:p>
          </table:table-cell>
          <table:table-cell office:value-type="float" office:value="153620480" calcext:value-type="float">
            <text:p>153620480</text:p>
          </table:table-cell>
          <table:table-cell table:number-columns-repeated="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174" calcext:value-type="float">
            <text:p>4174</text:p>
          </table:table-cell>
          <table:table-cell office:value-type="float" office:value="154771456" calcext:value-type="float">
            <text:p>154771456</text:p>
          </table:table-cell>
          <table:table-cell table:number-columns-repeated="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212" calcext:value-type="float">
            <text:p>4212</text:p>
          </table:table-cell>
          <table:table-cell office:value-type="float" office:value="155873280" calcext:value-type="float">
            <text:p>155873280</text:p>
          </table:table-cell>
          <table:table-cell table:number-columns-repeated="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254" calcext:value-type="float">
            <text:p>4254</text:p>
          </table:table-cell>
          <table:table-cell office:value-type="float" office:value="157175808" calcext:value-type="float">
            <text:p>157175808</text:p>
          </table:table-cell>
          <table:table-cell table:number-columns-repeated="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294" calcext:value-type="float">
            <text:p>4294</text:p>
          </table:table-cell>
          <table:table-cell office:value-type="float" office:value="158789632" calcext:value-type="float">
            <text:p>158789632</text:p>
          </table:table-cell>
          <table:table-cell table:number-columns-repeated="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329" calcext:value-type="float">
            <text:p>4329</text:p>
          </table:table-cell>
          <table:table-cell office:value-type="float" office:value="159866880" calcext:value-type="float">
            <text:p>159866880</text:p>
          </table:table-cell>
          <table:table-cell table:number-columns-repeated="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365" calcext:value-type="float">
            <text:p>4365</text:p>
          </table:table-cell>
          <table:table-cell office:value-type="float" office:value="161116160" calcext:value-type="float">
            <text:p>161116160</text:p>
          </table:table-cell>
          <table:table-cell table:number-columns-repeated="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401" calcext:value-type="float">
            <text:p>4401</text:p>
          </table:table-cell>
          <table:table-cell office:value-type="float" office:value="162000896" calcext:value-type="float">
            <text:p>162000896</text:p>
          </table:table-cell>
          <table:table-cell table:number-columns-repeated="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436" calcext:value-type="float">
            <text:p>4436</text:p>
          </table:table-cell>
          <table:table-cell office:value-type="float" office:value="162906112" calcext:value-type="float">
            <text:p>162906112</text:p>
          </table:table-cell>
          <table:table-cell table:number-columns-repeated="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511" calcext:value-type="float">
            <text:p>4511</text:p>
          </table:table-cell>
          <table:table-cell office:value-type="float" office:value="109768704" calcext:value-type="float">
            <text:p>109768704</text:p>
          </table:table-cell>
          <table:table-cell table:number-columns-repeated="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544" calcext:value-type="float">
            <text:p>4544</text:p>
          </table:table-cell>
          <table:table-cell office:value-type="float" office:value="110272512" calcext:value-type="float">
            <text:p>110272512</text:p>
          </table:table-cell>
          <table:table-cell table:number-columns-repeated="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73" calcext:value-type="float">
            <text:p>4573</text:p>
          </table:table-cell>
          <table:table-cell office:value-type="float" office:value="110456832" calcext:value-type="float">
            <text:p>110456832</text:p>
          </table:table-cell>
          <table:table-cell table:number-columns-repeated="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04" calcext:value-type="float">
            <text:p>4604</text:p>
          </table:table-cell>
          <table:table-cell office:value-type="float" office:value="111132672" calcext:value-type="float">
            <text:p>111132672</text:p>
          </table:table-cell>
          <table:table-cell table:number-columns-repeated="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635" calcext:value-type="float">
            <text:p>4635</text:p>
          </table:table-cell>
          <table:table-cell office:value-type="float" office:value="112242688" calcext:value-type="float">
            <text:p>112242688</text:p>
          </table:table-cell>
          <table:table-cell table:number-columns-repeated="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663" calcext:value-type="float">
            <text:p>4663</text:p>
          </table:table-cell>
          <table:table-cell office:value-type="float" office:value="112295936" calcext:value-type="float">
            <text:p>112295936</text:p>
          </table:table-cell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692" calcext:value-type="float">
            <text:p>4692</text:p>
          </table:table-cell>
          <table:table-cell office:value-type="float" office:value="114012160" calcext:value-type="float">
            <text:p>114012160</text:p>
          </table:table-cell>
          <table:table-cell table:number-columns-repeated="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724" calcext:value-type="float">
            <text:p>4724</text:p>
          </table:table-cell>
          <table:table-cell office:value-type="float" office:value="115171328" calcext:value-type="float">
            <text:p>115171328</text:p>
          </table:table-cell>
          <table:table-cell table:number-columns-repeated="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752" calcext:value-type="float">
            <text:p>4752</text:p>
          </table:table-cell>
          <table:table-cell office:value-type="float" office:value="116072448" calcext:value-type="float">
            <text:p>116072448</text:p>
          </table:table-cell>
          <table:table-cell table:number-columns-repeated="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785" calcext:value-type="float">
            <text:p>4785</text:p>
          </table:table-cell>
          <table:table-cell office:value-type="float" office:value="116953088" calcext:value-type="float">
            <text:p>11695308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ggregation Count: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imer Name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PU Time (ns):</text:p>
          </table:table-cell>
          <table:table-cell office:value-type="float" office:value="10345858434" calcext:value-type="float">
            <text:p>1034585843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all Time (ms):</text:p>
          </table:table-cell>
          <table:table-cell office:value-type="float" office:value="3569" calcext:value-type="float">
            <text:p>356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PU Cycles:</text:p>
          </table:table-cell>
          <table:table-cell office:value-type="float" office:value="7748030336544852" calcext:value-type="float">
            <text:p>774803033654485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napshot #</text:p>
          </table:table-cell>
          <table:table-cell office:value-type="string" calcext:value-type="string">
            <text:p>Snapshot Time(ms)</text:p>
          </table:table-cell>
          <table:table-cell office:value-type="string" calcext:value-type="string">
            <text:p>Value(Bytes)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539033" calcext:value-type="float">
            <text:p>32539033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5" calcext:value-type="float">
            <text:p>305</text:p>
          </table:table-cell>
          <table:table-cell office:value-type="float" office:value="34460467" calcext:value-type="float">
            <text:p>34460467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7" calcext:value-type="float">
            <text:p>537</text:p>
          </table:table-cell>
          <table:table-cell office:value-type="float" office:value="35297689" calcext:value-type="float">
            <text:p>35297689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67" calcext:value-type="float">
            <text:p>767</text:p>
          </table:table-cell>
          <table:table-cell office:value-type="float" office:value="35799040" calcext:value-type="float">
            <text:p>35799040</text:p>
          </table:table-cell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77" calcext:value-type="float">
            <text:p>977</text:p>
          </table:table-cell>
          <table:table-cell office:value-type="float" office:value="36743168" calcext:value-type="float">
            <text:p>36743168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99" calcext:value-type="float">
            <text:p>1199</text:p>
          </table:table-cell>
          <table:table-cell office:value-type="float" office:value="37590220" calcext:value-type="float">
            <text:p>37590220</text:p>
          </table:table-cell>
          <table:table-cell table:number-columns-repeated="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13" calcext:value-type="float">
            <text:p>1413</text:p>
          </table:table-cell>
          <table:table-cell office:value-type="float" office:value="38106726" calcext:value-type="float">
            <text:p>38106726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21" calcext:value-type="float">
            <text:p>1621</text:p>
          </table:table-cell>
          <table:table-cell office:value-type="float" office:value="38562201" calcext:value-type="float">
            <text:p>38562201</text:p>
          </table:table-cell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02" calcext:value-type="float">
            <text:p>1802</text:p>
          </table:table-cell>
          <table:table-cell office:value-type="float" office:value="39035699" calcext:value-type="float">
            <text:p>39035699</text:p>
          </table:table-cell>
          <table:table-cell table:number-columns-repeated="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68" calcext:value-type="float">
            <text:p>1968</text:p>
          </table:table-cell>
          <table:table-cell office:value-type="float" office:value="39689011" calcext:value-type="float">
            <text:p>39689011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97" calcext:value-type="float">
            <text:p>2097</text:p>
          </table:table-cell>
          <table:table-cell office:value-type="float" office:value="40320614" calcext:value-type="float">
            <text:p>40320614</text:p>
          </table:table-cell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67" calcext:value-type="float">
            <text:p>2367</text:p>
          </table:table-cell>
          <table:table-cell office:value-type="float" office:value="41099849" calcext:value-type="float">
            <text:p>41099849</text:p>
          </table:table-cell>
          <table:table-cell table:number-columns-repeated="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88" calcext:value-type="float">
            <text:p>2488</text:p>
          </table:table-cell>
          <table:table-cell office:value-type="float" office:value="41560356" calcext:value-type="float">
            <text:p>41560356</text:p>
          </table:table-cell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97" calcext:value-type="float">
            <text:p>2597</text:p>
          </table:table-cell>
          <table:table-cell office:value-type="float" office:value="42152521" calcext:value-type="float">
            <text:p>42152521</text:p>
          </table:table-cell>
          <table:table-cell table:number-columns-repeated="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08" calcext:value-type="float">
            <text:p>2708</text:p>
          </table:table-cell>
          <table:table-cell office:value-type="float" office:value="42603666" calcext:value-type="float">
            <text:p>42603666</text:p>
          </table:table-cell>
          <table:table-cell table:number-columns-repeated="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09" calcext:value-type="float">
            <text:p>2809</text:p>
          </table:table-cell>
          <table:table-cell office:value-type="float" office:value="43143168" calcext:value-type="float">
            <text:p>43143168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12" calcext:value-type="float">
            <text:p>2912</text:p>
          </table:table-cell>
          <table:table-cell office:value-type="float" office:value="43787995" calcext:value-type="float">
            <text:p>43787995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08" calcext:value-type="float">
            <text:p>3008</text:p>
          </table:table-cell>
          <table:table-cell office:value-type="float" office:value="44251428" calcext:value-type="float">
            <text:p>44251428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99" calcext:value-type="float">
            <text:p>3099</text:p>
          </table:table-cell>
          <table:table-cell office:value-type="float" office:value="44805558" calcext:value-type="float">
            <text:p>44805558</text:p>
          </table:table-cell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83" calcext:value-type="float">
            <text:p>3183</text:p>
          </table:table-cell>
          <table:table-cell office:value-type="float" office:value="45361444" calcext:value-type="float">
            <text:p>45361444</text:p>
          </table:table-cell>
          <table:table-cell table:number-columns-repeated="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246" calcext:value-type="float">
            <text:p>3246</text:p>
          </table:table-cell>
          <table:table-cell office:value-type="float" office:value="45740032" calcext:value-type="float">
            <text:p>45740032</text:p>
          </table:table-cell>
          <table:table-cell table:number-columns-repeated="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468" calcext:value-type="float">
            <text:p>3468</text:p>
          </table:table-cell>
          <table:table-cell office:value-type="float" office:value="46204518" calcext:value-type="float">
            <text:p>46204518</text:p>
          </table:table-cell>
          <table:table-cell table:number-columns-repeated="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539" calcext:value-type="float">
            <text:p>3539</text:p>
          </table:table-cell>
          <table:table-cell office:value-type="float" office:value="46753382" calcext:value-type="float">
            <text:p>46753382</text:p>
          </table:table-cell>
          <table:table-cell table:number-columns-repeated="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599" calcext:value-type="float">
            <text:p>3599</text:p>
          </table:table-cell>
          <table:table-cell office:value-type="float" office:value="47321907" calcext:value-type="float">
            <text:p>47321907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664" calcext:value-type="float">
            <text:p>3664</text:p>
          </table:table-cell>
          <table:table-cell office:value-type="float" office:value="48069836" calcext:value-type="float">
            <text:p>48069836</text:p>
          </table:table-cell>
          <table:table-cell table:number-columns-repeated="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718" calcext:value-type="float">
            <text:p>3718</text:p>
          </table:table-cell>
          <table:table-cell office:value-type="float" office:value="48747315" calcext:value-type="float">
            <text:p>48747315</text:p>
          </table:table-cell>
          <table:table-cell table:number-columns-repeated="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773" calcext:value-type="float">
            <text:p>3773</text:p>
          </table:table-cell>
          <table:table-cell office:value-type="float" office:value="49290444" calcext:value-type="float">
            <text:p>49290444</text:p>
          </table:table-cell>
          <table:table-cell table:number-columns-repeated="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831" calcext:value-type="float">
            <text:p>3831</text:p>
          </table:table-cell>
          <table:table-cell office:value-type="float" office:value="50012160" calcext:value-type="float">
            <text:p>50012160</text:p>
          </table:table-cell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890" calcext:value-type="float">
            <text:p>3890</text:p>
          </table:table-cell>
          <table:table-cell office:value-type="float" office:value="50414387" calcext:value-type="float">
            <text:p>50414387</text:p>
          </table:table-cell>
          <table:table-cell table:number-columns-repeated="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38" calcext:value-type="float">
            <text:p>3938</text:p>
          </table:table-cell>
          <table:table-cell office:value-type="float" office:value="50729779" calcext:value-type="float">
            <text:p>50729779</text:p>
          </table:table-cell>
          <table:table-cell table:number-columns-repeated="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982" calcext:value-type="float">
            <text:p>3982</text:p>
          </table:table-cell>
          <table:table-cell office:value-type="float" office:value="50700288" calcext:value-type="float">
            <text:p>50700288</text:p>
          </table:table-cell>
          <table:table-cell table:number-columns-repeated="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98" calcext:value-type="float">
            <text:p>4098</text:p>
          </table:table-cell>
          <table:table-cell office:value-type="float" office:value="50836821" calcext:value-type="float">
            <text:p>50836821</text:p>
          </table:table-cell>
          <table:table-cell table:number-columns-repeated="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136" calcext:value-type="float">
            <text:p>4136</text:p>
          </table:table-cell>
          <table:table-cell office:value-type="float" office:value="51206826" calcext:value-type="float">
            <text:p>51206826</text:p>
          </table:table-cell>
          <table:table-cell table:number-columns-repeated="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174" calcext:value-type="float">
            <text:p>4174</text:p>
          </table:table-cell>
          <table:table-cell office:value-type="float" office:value="51590485" calcext:value-type="float">
            <text:p>51590485</text:p>
          </table:table-cell>
          <table:table-cell table:number-columns-repeated="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212" calcext:value-type="float">
            <text:p>4212</text:p>
          </table:table-cell>
          <table:table-cell office:value-type="float" office:value="51957760" calcext:value-type="float">
            <text:p>51957760</text:p>
          </table:table-cell>
          <table:table-cell table:number-columns-repeated="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254" calcext:value-type="float">
            <text:p>4254</text:p>
          </table:table-cell>
          <table:table-cell office:value-type="float" office:value="52391936" calcext:value-type="float">
            <text:p>52391936</text:p>
          </table:table-cell>
          <table:table-cell table:number-columns-repeated="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294" calcext:value-type="float">
            <text:p>4294</text:p>
          </table:table-cell>
          <table:table-cell office:value-type="float" office:value="52929877" calcext:value-type="float">
            <text:p>52929877</text:p>
          </table:table-cell>
          <table:table-cell table:number-columns-repeated="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329" calcext:value-type="float">
            <text:p>4329</text:p>
          </table:table-cell>
          <table:table-cell office:value-type="float" office:value="53288960" calcext:value-type="float">
            <text:p>53288960</text:p>
          </table:table-cell>
          <table:table-cell table:number-columns-repeated="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365" calcext:value-type="float">
            <text:p>4365</text:p>
          </table:table-cell>
          <table:table-cell office:value-type="float" office:value="53705386" calcext:value-type="float">
            <text:p>53705386</text:p>
          </table:table-cell>
          <table:table-cell table:number-columns-repeated="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401" calcext:value-type="float">
            <text:p>4401</text:p>
          </table:table-cell>
          <table:table-cell office:value-type="float" office:value="54000298" calcext:value-type="float">
            <text:p>54000298</text:p>
          </table:table-cell>
          <table:table-cell table:number-columns-repeated="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436" calcext:value-type="float">
            <text:p>4436</text:p>
          </table:table-cell>
          <table:table-cell office:value-type="float" office:value="54302037" calcext:value-type="float">
            <text:p>54302037</text:p>
          </table:table-cell>
          <table:table-cell table:number-columns-repeated="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511" calcext:value-type="float">
            <text:p>4511</text:p>
          </table:table-cell>
          <table:table-cell office:value-type="float" office:value="54884352" calcext:value-type="float">
            <text:p>54884352</text:p>
          </table:table-cell>
          <table:table-cell table:number-columns-repeated="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544" calcext:value-type="float">
            <text:p>4544</text:p>
          </table:table-cell>
          <table:table-cell office:value-type="float" office:value="55136256" calcext:value-type="float">
            <text:p>55136256</text:p>
          </table:table-cell>
          <table:table-cell table:number-columns-repeated="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73" calcext:value-type="float">
            <text:p>4573</text:p>
          </table:table-cell>
          <table:table-cell office:value-type="float" office:value="55228416" calcext:value-type="float">
            <text:p>55228416</text:p>
          </table:table-cell>
          <table:table-cell table:number-columns-repeated="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04" calcext:value-type="float">
            <text:p>4604</text:p>
          </table:table-cell>
          <table:table-cell office:value-type="float" office:value="55566336" calcext:value-type="float">
            <text:p>55566336</text:p>
          </table:table-cell>
          <table:table-cell table:number-columns-repeated="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635" calcext:value-type="float">
            <text:p>4635</text:p>
          </table:table-cell>
          <table:table-cell office:value-type="float" office:value="56121344" calcext:value-type="float">
            <text:p>56121344</text:p>
          </table:table-cell>
          <table:table-cell table:number-columns-repeated="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663" calcext:value-type="float">
            <text:p>4663</text:p>
          </table:table-cell>
          <table:table-cell office:value-type="float" office:value="56147968" calcext:value-type="float">
            <text:p>56147968</text:p>
          </table:table-cell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692" calcext:value-type="float">
            <text:p>4692</text:p>
          </table:table-cell>
          <table:table-cell office:value-type="float" office:value="57006080" calcext:value-type="float">
            <text:p>57006080</text:p>
          </table:table-cell>
          <table:table-cell table:number-columns-repeated="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724" calcext:value-type="float">
            <text:p>4724</text:p>
          </table:table-cell>
          <table:table-cell office:value-type="float" office:value="57585664" calcext:value-type="float">
            <text:p>57585664</text:p>
          </table:table-cell>
          <table:table-cell table:number-columns-repeated="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752" calcext:value-type="float">
            <text:p>4752</text:p>
          </table:table-cell>
          <table:table-cell office:value-type="float" office:value="58036224" calcext:value-type="float">
            <text:p>58036224</text:p>
          </table:table-cell>
          <table:table-cell table:number-columns-repeated="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785" calcext:value-type="float">
            <text:p>4785</text:p>
          </table:table-cell>
          <table:table-cell office:value-type="float" office:value="58476544" calcext:value-type="float">
            <text:p>5847654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its</text:p>
          </table:table-cell>
          <table:table-cell office:value-type="string" calcext:value-type="string">
            <text:p>Total</text:p>
          </table:table-cell>
          <table:table-cell table:number-columns-repeated="18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2810" calcext:value-type="float">
            <text:p>281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ercent Hit:</text:p>
          </table:table-cell>
          <table:table-cell table:style-name="ce1" office:value-type="string" calcext:value-type="string">
            <text:p>80.0712%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itness</text:p>
          </table:table-cell>
          <table:table-cell table:number-columns-repeated="19"/>
        </table:table-row>
        <table:table-row table:style-name="ro1">
          <table:table-cell office:value-type="float" office:value="0.998714" calcext:value-type="float">
            <text:p>0.99871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al|Predicte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ammeo|Cammeo</text:p>
          </table:table-cell>
          <table:table-cell office:value-type="string" calcext:value-type="string">
            <text:p>Cammeo|Osmancik</text:p>
          </table:table-cell>
          <table:table-cell office:value-type="string" calcext:value-type="string">
            <text:p>Osmancik|Osmancik</text:p>
          </table:table-cell>
          <table:table-cell office:value-type="string" calcext:value-type="string">
            <text:p>Osmancik|Cammeo</text:p>
          </table:table-cell>
          <table:table-cell table:number-columns-repeated="16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347" calcext:value-type="float">
            <text:p>347</text:p>
          </table:table-cell>
          <table:table-cell office:value-type="float" office:value="1466" calcext:value-type="float">
            <text:p>1466</text:p>
          </table:table-cell>
          <table:table-cell office:value-type="float" office:value="212" calcext:value-type="float">
            <text:p>21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EN#</text:p>
          </table:table-cell>
          <table:table-cell office:value-type="string" calcext:value-type="string">
            <text:p>SUB#</text:p>
          </table:table-cell>
          <table:table-cell office:value-type="string" calcext:value-type="string">
            <text:p>μFGEN</text:p>
          </table:table-cell>
          <table:table-cell office:value-type="string" calcext:value-type="string">
            <text:p>FsBestGEN</text:p>
          </table:table-cell>
          <table:table-cell office:value-type="string" calcext:value-type="string">
            <text:p>FsWorstGEN</text:p>
          </table:table-cell>
          <table:table-cell office:value-type="string" calcext:value-type="string">
            <text:p>μTreeSzGEN</text:p>
          </table:table-cell>
          <table:table-cell office:value-type="string" calcext:value-type="string">
            <text:p>μTreeDpGEN</text:p>
          </table:table-cell>
          <table:table-cell office:value-type="string" calcext:value-type="string">
            <text:p>bTreeSzGEN</text:p>
          </table:table-cell>
          <table:table-cell office:value-type="string" calcext:value-type="string">
            <text:p>bTreeDpGEN</text:p>
          </table:table-cell>
          <table:table-cell office:value-type="string" calcext:value-type="string">
            <text:p>wTreeSzGEN</text:p>
          </table:table-cell>
          <table:table-cell office:value-type="string" calcext:value-type="string">
            <text:p>wTreeDpGEN</text:p>
          </table:table-cell>
          <table:table-cell office:value-type="string" calcext:value-type="string">
            <text:p>μFRUN</text:p>
          </table:table-cell>
          <table:table-cell office:value-type="string" calcext:value-type="string">
            <text:p>FsBestRUN</text:p>
          </table:table-cell>
          <table:table-cell office:value-type="string" calcext:value-type="string">
            <text:p>FsWorstRUN</text:p>
          </table:table-cell>
          <table:table-cell office:value-type="string" calcext:value-type="string">
            <text:p>μTreeSzRUN</text:p>
          </table:table-cell>
          <table:table-cell office:value-type="string" calcext:value-type="string">
            <text:p>μTreeDpRUN</text:p>
          </table:table-cell>
          <table:table-cell office:value-type="string" calcext:value-type="string">
            <text:p>bTreeSzRUN</text:p>
          </table:table-cell>
          <table:table-cell office:value-type="string" calcext:value-type="string">
            <text:p>bTreeDpRUN</text:p>
          </table:table-cell>
          <table:table-cell office:value-type="string" calcext:value-type="string">
            <text:p>wTreeSzRUN</text:p>
          </table:table-cell>
          <table:table-cell office:value-type="string" calcext:value-type="string">
            <text:p>wTreeDpRUN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95772" calcext:value-type="float">
            <text:p>0.95772</text:p>
          </table:table-cell>
          <table:table-cell office:value-type="float" office:value="0.99844" calcext:value-type="float">
            <text:p>0.99844</text:p>
          </table:table-cell>
          <table:table-cell office:value-type="float" office:value="0" calcext:value-type="float">
            <text:p>0</text:p>
          </table:table-cell>
          <table:table-cell office:value-type="float" office:value="17.6318" calcext:value-type="float">
            <text:p>17.6318</text:p>
          </table:table-cell>
          <table:table-cell office:value-type="float" office:value="3.3337" calcext:value-type="float">
            <text:p>3.3337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0.95772" calcext:value-type="float">
            <text:p>0.95772</text:p>
          </table:table-cell>
          <table:table-cell office:value-type="float" office:value="0.99844" calcext:value-type="float">
            <text:p>0.99844</text:p>
          </table:table-cell>
          <table:table-cell office:value-type="float" office:value="0" calcext:value-type="float">
            <text:p>0</text:p>
          </table:table-cell>
          <table:table-cell office:value-type="float" office:value="17.6318" calcext:value-type="float">
            <text:p>17.6318</text:p>
          </table:table-cell>
          <table:table-cell office:value-type="float" office:value="3.3337" calcext:value-type="float">
            <text:p>3.3337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9137" calcext:value-type="float">
            <text:p>0.99137</text:p>
          </table:table-cell>
          <table:table-cell office:value-type="float" office:value="0.99845" calcext:value-type="float">
            <text:p>0.99845</text:p>
          </table:table-cell>
          <table:table-cell office:value-type="float" office:value="0" calcext:value-type="float">
            <text:p>0</text:p>
          </table:table-cell>
          <table:table-cell office:value-type="float" office:value="16.1206" calcext:value-type="float">
            <text:p>16.1206</text:p>
          </table:table-cell>
          <table:table-cell office:value-type="float" office:value="3.4087" calcext:value-type="float">
            <text:p>3.4087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0.97457" calcext:value-type="float">
            <text:p>0.97457</text:p>
          </table:table-cell>
          <table:table-cell office:value-type="float" office:value="0.99845" calcext:value-type="float">
            <text:p>0.99845</text:p>
          </table:table-cell>
          <table:table-cell office:value-type="float" office:value="0" calcext:value-type="float">
            <text:p>0</text:p>
          </table:table-cell>
          <table:table-cell office:value-type="float" office:value="16.8762" calcext:value-type="float">
            <text:p>16.8762</text:p>
          </table:table-cell>
          <table:table-cell office:value-type="float" office:value="3.3712" calcext:value-type="float">
            <text:p>3.3712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9017" calcext:value-type="float">
            <text:p>0.99017</text:p>
          </table:table-cell>
          <table:table-cell office:value-type="float" office:value="0.9985" calcext:value-type="float">
            <text:p>0.9985</text:p>
          </table:table-cell>
          <table:table-cell office:value-type="float" office:value="0" calcext:value-type="float">
            <text:p>0</text:p>
          </table:table-cell>
          <table:table-cell office:value-type="float" office:value="15.4151" calcext:value-type="float">
            <text:p>15.4151</text:p>
          </table:table-cell>
          <table:table-cell office:value-type="float" office:value="3.476" calcext:value-type="float">
            <text:p>3.476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0.97975" calcext:value-type="float">
            <text:p>0.97975</text:p>
          </table:table-cell>
          <table:table-cell office:value-type="float" office:value="0.9985" calcext:value-type="float">
            <text:p>0.9985</text:p>
          </table:table-cell>
          <table:table-cell office:value-type="float" office:value="0" calcext:value-type="float">
            <text:p>0</text:p>
          </table:table-cell>
          <table:table-cell office:value-type="float" office:value="16.3893" calcext:value-type="float">
            <text:p>16.3893</text:p>
          </table:table-cell>
          <table:table-cell office:value-type="float" office:value="3.4062" calcext:value-type="float">
            <text:p>3.4062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99287" calcext:value-type="float">
            <text:p>0.99287</text:p>
          </table:table-cell>
          <table:table-cell office:value-type="float" office:value="0.99853" calcext:value-type="float">
            <text:p>0.99853</text:p>
          </table:table-cell>
          <table:table-cell office:value-type="float" office:value="0.0997" calcext:value-type="float">
            <text:p>0.0997</text:p>
          </table:table-cell>
          <table:table-cell office:value-type="float" office:value="14.739" calcext:value-type="float">
            <text:p>14.739</text:p>
          </table:table-cell>
          <table:table-cell office:value-type="float" office:value="3.5407" calcext:value-type="float">
            <text:p>3.540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0.98303" calcext:value-type="float">
            <text:p>0.98303</text:p>
          </table:table-cell>
          <table:table-cell office:value-type="float" office:value="0.99853" calcext:value-type="float">
            <text:p>0.99853</text:p>
          </table:table-cell>
          <table:table-cell office:value-type="float" office:value="0" calcext:value-type="float">
            <text:p>0</text:p>
          </table:table-cell>
          <table:table-cell office:value-type="float" office:value="15.9768" calcext:value-type="float">
            <text:p>15.9768</text:p>
          </table:table-cell>
          <table:table-cell office:value-type="float" office:value="3.4399" calcext:value-type="float">
            <text:p>3.439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99413" calcext:value-type="float">
            <text:p>0.99413</text:p>
          </table:table-cell>
          <table:table-cell office:value-type="float" office:value="0.99855" calcext:value-type="float">
            <text:p>0.99855</text:p>
          </table:table-cell>
          <table:table-cell office:value-type="float" office:value="0" calcext:value-type="float">
            <text:p>0</text:p>
          </table:table-cell>
          <table:table-cell office:value-type="float" office:value="14.0916" calcext:value-type="float">
            <text:p>14.0916</text:p>
          </table:table-cell>
          <table:table-cell office:value-type="float" office:value="3.5449" calcext:value-type="float">
            <text:p>3.5449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0.98526" calcext:value-type="float">
            <text:p>0.98526</text:p>
          </table:table-cell>
          <table:table-cell office:value-type="float" office:value="0.99855" calcext:value-type="float">
            <text:p>0.99855</text:p>
          </table:table-cell>
          <table:table-cell office:value-type="float" office:value="0" calcext:value-type="float">
            <text:p>0</text:p>
          </table:table-cell>
          <table:table-cell office:value-type="float" office:value="15.5995" calcext:value-type="float">
            <text:p>15.5995</text:p>
          </table:table-cell>
          <table:table-cell office:value-type="float" office:value="3.4607" calcext:value-type="float">
            <text:p>3.4607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99462" calcext:value-type="float">
            <text:p>0.99462</text:p>
          </table:table-cell>
          <table:table-cell office:value-type="float" office:value="0.99858" calcext:value-type="float">
            <text:p>0.99858</text:p>
          </table:table-cell>
          <table:table-cell office:value-type="float" office:value="0.09968" calcext:value-type="float">
            <text:p>0.09968</text:p>
          </table:table-cell>
          <table:table-cell office:value-type="float" office:value="13.3194" calcext:value-type="float">
            <text:p>13.3194</text:p>
          </table:table-cell>
          <table:table-cell office:value-type="float" office:value="3.4952" calcext:value-type="float">
            <text:p>3.495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0.98681" calcext:value-type="float">
            <text:p>0.98681</text:p>
          </table:table-cell>
          <table:table-cell office:value-type="float" office:value="0.99858" calcext:value-type="float">
            <text:p>0.99858</text:p>
          </table:table-cell>
          <table:table-cell office:value-type="float" office:value="0" calcext:value-type="float">
            <text:p>0</text:p>
          </table:table-cell>
          <table:table-cell office:value-type="float" office:value="15.2196" calcext:value-type="float">
            <text:p>15.2196</text:p>
          </table:table-cell>
          <table:table-cell office:value-type="float" office:value="3.4664" calcext:value-type="float">
            <text:p>3.466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99387" calcext:value-type="float">
            <text:p>0.99387</text:p>
          </table:table-cell>
          <table:table-cell office:value-type="float" office:value="0.99862" calcext:value-type="float">
            <text:p>0.99862</text:p>
          </table:table-cell>
          <table:table-cell office:value-type="float" office:value="0" calcext:value-type="float">
            <text:p>0</text:p>
          </table:table-cell>
          <table:table-cell office:value-type="float" office:value="13.0581" calcext:value-type="float">
            <text:p>13.0581</text:p>
          </table:table-cell>
          <table:table-cell office:value-type="float" office:value="3.4865" calcext:value-type="float">
            <text:p>3.486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0.98783" calcext:value-type="float">
            <text:p>0.98783</text:p>
          </table:table-cell>
          <table:table-cell office:value-type="float" office:value="0.99862" calcext:value-type="float">
            <text:p>0.99862</text:p>
          </table:table-cell>
          <table:table-cell office:value-type="float" office:value="0" calcext:value-type="float">
            <text:p>0</text:p>
          </table:table-cell>
          <table:table-cell office:value-type="float" office:value="14.9107" calcext:value-type="float">
            <text:p>14.9107</text:p>
          </table:table-cell>
          <table:table-cell office:value-type="float" office:value="3.4694" calcext:value-type="float">
            <text:p>3.4694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99488" calcext:value-type="float">
            <text:p>0.99488</text:p>
          </table:table-cell>
          <table:table-cell office:value-type="float" office:value="0.99865" calcext:value-type="float">
            <text:p>0.99865</text:p>
          </table:table-cell>
          <table:table-cell office:value-type="float" office:value="0" calcext:value-type="float">
            <text:p>0</text:p>
          </table:table-cell>
          <table:table-cell office:value-type="float" office:value="12.8089" calcext:value-type="float">
            <text:p>12.8089</text:p>
          </table:table-cell>
          <table:table-cell office:value-type="float" office:value="3.4979" calcext:value-type="float">
            <text:p>3.4979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0.98873" calcext:value-type="float">
            <text:p>0.98873</text:p>
          </table:table-cell>
          <table:table-cell office:value-type="float" office:value="0.99865" calcext:value-type="float">
            <text:p>0.99865</text:p>
          </table:table-cell>
          <table:table-cell office:value-type="float" office:value="0" calcext:value-type="float">
            <text:p>0</text:p>
          </table:table-cell>
          <table:table-cell office:value-type="float" office:value="14.6482" calcext:value-type="float">
            <text:p>14.6482</text:p>
          </table:table-cell>
          <table:table-cell office:value-type="float" office:value="3.4729" calcext:value-type="float">
            <text:p>3.4729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995" calcext:value-type="float">
            <text:p>0.995</text:p>
          </table:table-cell>
          <table:table-cell office:value-type="float" office:value="0.99865" calcext:value-type="float">
            <text:p>0.99865</text:p>
          </table:table-cell>
          <table:table-cell office:value-type="float" office:value="0.09956" calcext:value-type="float">
            <text:p>0.09956</text:p>
          </table:table-cell>
          <table:table-cell office:value-type="float" office:value="12.5514" calcext:value-type="float">
            <text:p>12.5514</text:p>
          </table:table-cell>
          <table:table-cell office:value-type="float" office:value="3.484" calcext:value-type="float">
            <text:p>3.484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0.9894" calcext:value-type="float">
            <text:p>0.9894</text:p>
          </table:table-cell>
          <table:table-cell office:value-type="float" office:value="0.99865" calcext:value-type="float">
            <text:p>0.99865</text:p>
          </table:table-cell>
          <table:table-cell office:value-type="float" office:value="0" calcext:value-type="float">
            <text:p>0</text:p>
          </table:table-cell>
          <table:table-cell office:value-type="float" office:value="14.4151" calcext:value-type="float">
            <text:p>14.4151</text:p>
          </table:table-cell>
          <table:table-cell office:value-type="float" office:value="3.4743" calcext:value-type="float">
            <text:p>3.4743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99599" calcext:value-type="float">
            <text:p>0.99599</text:p>
          </table:table-cell>
          <table:table-cell office:value-type="float" office:value="0.99866" calcext:value-type="float">
            <text:p>0.99866</text:p>
          </table:table-cell>
          <table:table-cell office:value-type="float" office:value="0.19925" calcext:value-type="float">
            <text:p>0.19925</text:p>
          </table:table-cell>
          <table:table-cell office:value-type="float" office:value="12.0267" calcext:value-type="float">
            <text:p>12.0267</text:p>
          </table:table-cell>
          <table:table-cell office:value-type="float" office:value="3.4446" calcext:value-type="float">
            <text:p>3.4446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0.99007" calcext:value-type="float">
            <text:p>0.99007</text:p>
          </table:table-cell>
          <table:table-cell office:value-type="float" office:value="0.99866" calcext:value-type="float">
            <text:p>0.99866</text:p>
          </table:table-cell>
          <table:table-cell office:value-type="float" office:value="0" calcext:value-type="float">
            <text:p>0</text:p>
          </table:table-cell>
          <table:table-cell office:value-type="float" office:value="14.1763" calcext:value-type="float">
            <text:p>14.1763</text:p>
          </table:table-cell>
          <table:table-cell office:value-type="float" office:value="3.4711" calcext:value-type="float">
            <text:p>3.4711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69648" calcext:value-type="float">
            <text:p>0.69648</text:p>
          </table:table-cell>
          <table:table-cell office:value-type="float" office:value="0.69911" calcext:value-type="float">
            <text:p>0.69911</text:p>
          </table:table-cell>
          <table:table-cell office:value-type="float" office:value="0.09976" calcext:value-type="float">
            <text:p>0.09976</text:p>
          </table:table-cell>
          <table:table-cell office:value-type="float" office:value="8.3787" calcext:value-type="float">
            <text:p>8.3787</text:p>
          </table:table-cell>
          <table:table-cell office:value-type="float" office:value="2.4414" calcext:value-type="float">
            <text:p>2.4414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.69328" calcext:value-type="float">
            <text:p>0.69328</text:p>
          </table:table-cell>
          <table:table-cell office:value-type="float" office:value="0.69911" calcext:value-type="float">
            <text:p>0.69911</text:p>
          </table:table-cell>
          <table:table-cell office:value-type="float" office:value="0" calcext:value-type="float">
            <text:p>0</text:p>
          </table:table-cell>
          <table:table-cell office:value-type="float" office:value="10.0158" calcext:value-type="float">
            <text:p>10.0158</text:p>
          </table:table-cell>
          <table:table-cell office:value-type="float" office:value="2.469" calcext:value-type="float">
            <text:p>2.469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69671" calcext:value-type="float">
            <text:p>0.69671</text:p>
          </table:table-cell>
          <table:table-cell office:value-type="float" office:value="0.69911" calcext:value-type="float">
            <text:p>0.69911</text:p>
          </table:table-cell>
          <table:table-cell office:value-type="float" office:value="0.09976" calcext:value-type="float">
            <text:p>0.09976</text:p>
          </table:table-cell>
          <table:table-cell office:value-type="float" office:value="7.9461" calcext:value-type="float">
            <text:p>7.9461</text:p>
          </table:table-cell>
          <table:table-cell office:value-type="float" office:value="2.3763" calcext:value-type="float">
            <text:p>2.3763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.69358" calcext:value-type="float">
            <text:p>0.69358</text:p>
          </table:table-cell>
          <table:table-cell office:value-type="float" office:value="0.69911" calcext:value-type="float">
            <text:p>0.69911</text:p>
          </table:table-cell>
          <table:table-cell office:value-type="float" office:value="0" calcext:value-type="float">
            <text:p>0</text:p>
          </table:table-cell>
          <table:table-cell office:value-type="float" office:value="9.8432" calcext:value-type="float">
            <text:p>9.8432</text:p>
          </table:table-cell>
          <table:table-cell office:value-type="float" office:value="2.4613" calcext:value-type="float">
            <text:p>2.4613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69698" calcext:value-type="float">
            <text:p>0.69698</text:p>
          </table:table-cell>
          <table:table-cell office:value-type="float" office:value="0.69911" calcext:value-type="float">
            <text:p>0.69911</text:p>
          </table:table-cell>
          <table:table-cell office:value-type="float" office:value="0.19936" calcext:value-type="float">
            <text:p>0.19936</text:p>
          </table:table-cell>
          <table:table-cell office:value-type="float" office:value="7.7969" calcext:value-type="float">
            <text:p>7.7969</text:p>
          </table:table-cell>
          <table:table-cell office:value-type="float" office:value="2.357" calcext:value-type="float">
            <text:p>2.357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0.69383" calcext:value-type="float">
            <text:p>0.69383</text:p>
          </table:table-cell>
          <table:table-cell office:value-type="float" office:value="0.69911" calcext:value-type="float">
            <text:p>0.69911</text:p>
          </table:table-cell>
          <table:table-cell office:value-type="float" office:value="0" calcext:value-type="float">
            <text:p>0</text:p>
          </table:table-cell>
          <table:table-cell office:value-type="float" office:value="9.6859" calcext:value-type="float">
            <text:p>9.6859</text:p>
          </table:table-cell>
          <table:table-cell office:value-type="float" office:value="2.4531" calcext:value-type="float">
            <text:p>2.4531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69698" calcext:value-type="float">
            <text:p>0.69698</text:p>
          </table:table-cell>
          <table:table-cell office:value-type="float" office:value="0.69911" calcext:value-type="float">
            <text:p>0.69911</text:p>
          </table:table-cell>
          <table:table-cell office:value-type="float" office:value="0.19953" calcext:value-type="float">
            <text:p>0.19953</text:p>
          </table:table-cell>
          <table:table-cell office:value-type="float" office:value="7.3372" calcext:value-type="float">
            <text:p>7.3372</text:p>
          </table:table-cell>
          <table:table-cell office:value-type="float" office:value="2.2772" calcext:value-type="float">
            <text:p>2.2772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.69406" calcext:value-type="float">
            <text:p>0.69406</text:p>
          </table:table-cell>
          <table:table-cell office:value-type="float" office:value="0.69911" calcext:value-type="float">
            <text:p>0.69911</text:p>
          </table:table-cell>
          <table:table-cell office:value-type="float" office:value="0" calcext:value-type="float">
            <text:p>0</text:p>
          </table:table-cell>
          <table:table-cell office:value-type="float" office:value="9.518" calcext:value-type="float">
            <text:p>9.518</text:p>
          </table:table-cell>
          <table:table-cell office:value-type="float" office:value="2.4405" calcext:value-type="float">
            <text:p>2.440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69685" calcext:value-type="float">
            <text:p>0.69685</text:p>
          </table:table-cell>
          <table:table-cell office:value-type="float" office:value="0.69911" calcext:value-type="float">
            <text:p>0.69911</text:p>
          </table:table-cell>
          <table:table-cell office:value-type="float" office:value="0.19954" calcext:value-type="float">
            <text:p>0.19954</text:p>
          </table:table-cell>
          <table:table-cell office:value-type="float" office:value="7.0912" calcext:value-type="float">
            <text:p>7.0912</text:p>
          </table:table-cell>
          <table:table-cell office:value-type="float" office:value="2.2297" calcext:value-type="float">
            <text:p>2.2297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69425" calcext:value-type="float">
            <text:p>0.69425</text:p>
          </table:table-cell>
          <table:table-cell office:value-type="float" office:value="0.69911" calcext:value-type="float">
            <text:p>0.69911</text:p>
          </table:table-cell>
          <table:table-cell office:value-type="float" office:value="0" calcext:value-type="float">
            <text:p>0</text:p>
          </table:table-cell>
          <table:table-cell office:value-type="float" office:value="9.3562" calcext:value-type="float">
            <text:p>9.3562</text:p>
          </table:table-cell>
          <table:table-cell office:value-type="float" office:value="2.4266" calcext:value-type="float">
            <text:p>2.4266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6971" calcext:value-type="float">
            <text:p>0.6971</text:p>
          </table:table-cell>
          <table:table-cell office:value-type="float" office:value="0.69911" calcext:value-type="float">
            <text:p>0.69911</text:p>
          </table:table-cell>
          <table:table-cell office:value-type="float" office:value="0.19931" calcext:value-type="float">
            <text:p>0.19931</text:p>
          </table:table-cell>
          <table:table-cell office:value-type="float" office:value="6.9264" calcext:value-type="float">
            <text:p>6.9264</text:p>
          </table:table-cell>
          <table:table-cell office:value-type="float" office:value="2.2297" calcext:value-type="float">
            <text:p>2.2297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.69441" calcext:value-type="float">
            <text:p>0.69441</text:p>
          </table:table-cell>
          <table:table-cell office:value-type="float" office:value="0.69911" calcext:value-type="float">
            <text:p>0.69911</text:p>
          </table:table-cell>
          <table:table-cell office:value-type="float" office:value="0" calcext:value-type="float">
            <text:p>0</text:p>
          </table:table-cell>
          <table:table-cell office:value-type="float" office:value="9.2045" calcext:value-type="float">
            <text:p>9.2045</text:p>
          </table:table-cell>
          <table:table-cell office:value-type="float" office:value="2.4142" calcext:value-type="float">
            <text:p>2.4142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69772" calcext:value-type="float">
            <text:p>0.69772</text:p>
          </table:table-cell>
          <table:table-cell office:value-type="float" office:value="0.69911" calcext:value-type="float">
            <text:p>0.69911</text:p>
          </table:table-cell>
          <table:table-cell office:value-type="float" office:value="0.19931" calcext:value-type="float">
            <text:p>0.19931</text:p>
          </table:table-cell>
          <table:table-cell office:value-type="float" office:value="6.6462" calcext:value-type="float">
            <text:p>6.6462</text:p>
          </table:table-cell>
          <table:table-cell office:value-type="float" office:value="2.1737" calcext:value-type="float">
            <text:p>2.1737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.69461" calcext:value-type="float">
            <text:p>0.69461</text:p>
          </table:table-cell>
          <table:table-cell office:value-type="float" office:value="0.69911" calcext:value-type="float">
            <text:p>0.69911</text:p>
          </table:table-cell>
          <table:table-cell office:value-type="float" office:value="0" calcext:value-type="float">
            <text:p>0</text:p>
          </table:table-cell>
          <table:table-cell office:value-type="float" office:value="9.054" calcext:value-type="float">
            <text:p>9.054</text:p>
          </table:table-cell>
          <table:table-cell office:value-type="float" office:value="2.4001" calcext:value-type="float">
            <text:p>2.4001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69755" calcext:value-type="float">
            <text:p>0.69755</text:p>
          </table:table-cell>
          <table:table-cell office:value-type="float" office:value="0.69911" calcext:value-type="float">
            <text:p>0.69911</text:p>
          </table:table-cell>
          <table:table-cell office:value-type="float" office:value="0.14783" calcext:value-type="float">
            <text:p>0.14783</text:p>
          </table:table-cell>
          <table:table-cell office:value-type="float" office:value="6.4678" calcext:value-type="float">
            <text:p>6.4678</text:p>
          </table:table-cell>
          <table:table-cell office:value-type="float" office:value="2.116" calcext:value-type="float">
            <text:p>2.116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69479" calcext:value-type="float">
            <text:p>0.69479</text:p>
          </table:table-cell>
          <table:table-cell office:value-type="float" office:value="0.69911" calcext:value-type="float">
            <text:p>0.69911</text:p>
          </table:table-cell>
          <table:table-cell office:value-type="float" office:value="0" calcext:value-type="float">
            <text:p>0</text:p>
          </table:table-cell>
          <table:table-cell office:value-type="float" office:value="8.9103" calcext:value-type="float">
            <text:p>8.9103</text:p>
          </table:table-cell>
          <table:table-cell office:value-type="float" office:value="2.3843" calcext:value-type="float">
            <text:p>2.3843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69773" calcext:value-type="float">
            <text:p>0.69773</text:p>
          </table:table-cell>
          <table:table-cell office:value-type="float" office:value="0.69914" calcext:value-type="float">
            <text:p>0.69914</text:p>
          </table:table-cell>
          <table:table-cell office:value-type="float" office:value="0.29709" calcext:value-type="float">
            <text:p>0.29709</text:p>
          </table:table-cell>
          <table:table-cell office:value-type="float" office:value="6.2801" calcext:value-type="float">
            <text:p>6.2801</text:p>
          </table:table-cell>
          <table:table-cell office:value-type="float" office:value="2.0711" calcext:value-type="float">
            <text:p>2.0711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0.69494" calcext:value-type="float">
            <text:p>0.69494</text:p>
          </table:table-cell>
          <table:table-cell office:value-type="float" office:value="0.69914" calcext:value-type="float">
            <text:p>0.69914</text:p>
          </table:table-cell>
          <table:table-cell office:value-type="float" office:value="0" calcext:value-type="float">
            <text:p>0</text:p>
          </table:table-cell>
          <table:table-cell office:value-type="float" office:value="8.7718" calcext:value-type="float">
            <text:p>8.7718</text:p>
          </table:table-cell>
          <table:table-cell office:value-type="float" office:value="2.368" calcext:value-type="float">
            <text:p>2.368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69785" calcext:value-type="float">
            <text:p>0.69785</text:p>
          </table:table-cell>
          <table:table-cell office:value-type="float" office:value="0.69914" calcext:value-type="float">
            <text:p>0.69914</text:p>
          </table:table-cell>
          <table:table-cell office:value-type="float" office:value="0.29881" calcext:value-type="float">
            <text:p>0.29881</text:p>
          </table:table-cell>
          <table:table-cell office:value-type="float" office:value="6.0108" calcext:value-type="float">
            <text:p>6.0108</text:p>
          </table:table-cell>
          <table:table-cell office:value-type="float" office:value="2.0175" calcext:value-type="float">
            <text:p>2.0175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.69509" calcext:value-type="float">
            <text:p>0.69509</text:p>
          </table:table-cell>
          <table:table-cell office:value-type="float" office:value="0.69914" calcext:value-type="float">
            <text:p>0.69914</text:p>
          </table:table-cell>
          <table:table-cell office:value-type="float" office:value="0" calcext:value-type="float">
            <text:p>0</text:p>
          </table:table-cell>
          <table:table-cell office:value-type="float" office:value="8.6338" calcext:value-type="float">
            <text:p>8.6338</text:p>
          </table:table-cell>
          <table:table-cell office:value-type="float" office:value="2.3503" calcext:value-type="float">
            <text:p>2.3503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498" calcext:value-type="float">
            <text:p>0.498</text:p>
          </table:table-cell>
          <table:table-cell office:value-type="float" office:value="0.4994" calcext:value-type="float">
            <text:p>0.4994</text:p>
          </table:table-cell>
          <table:table-cell office:value-type="float" office:value="0.19927" calcext:value-type="float">
            <text:p>0.19927</text:p>
          </table:table-cell>
          <table:table-cell office:value-type="float" office:value="4.2602" calcext:value-type="float">
            <text:p>4.2602</text:p>
          </table:table-cell>
          <table:table-cell office:value-type="float" office:value="1.4211" calcext:value-type="float">
            <text:p>1.421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49654" calcext:value-type="float">
            <text:p>0.49654</text:p>
          </table:table-cell>
          <table:table-cell office:value-type="float" office:value="0.4994" calcext:value-type="float">
            <text:p>0.4994</text:p>
          </table:table-cell>
          <table:table-cell office:value-type="float" office:value="0" calcext:value-type="float">
            <text:p>0</text:p>
          </table:table-cell>
          <table:table-cell office:value-type="float" office:value="6.348" calcext:value-type="float">
            <text:p>6.348</text:p>
          </table:table-cell>
          <table:table-cell office:value-type="float" office:value="1.7073" calcext:value-type="float">
            <text:p>1.707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49875" calcext:value-type="float">
            <text:p>0.49875</text:p>
          </table:table-cell>
          <table:table-cell office:value-type="float" office:value="0.4994" calcext:value-type="float">
            <text:p>0.4994</text:p>
          </table:table-cell>
          <table:table-cell office:value-type="float" office:value="0.29924" calcext:value-type="float">
            <text:p>0.29924</text:p>
          </table:table-cell>
          <table:table-cell office:value-type="float" office:value="4.1753" calcext:value-type="float">
            <text:p>4.1753</text:p>
          </table:table-cell>
          <table:table-cell office:value-type="float" office:value="1.4088" calcext:value-type="float">
            <text:p>1.408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.49665" calcext:value-type="float">
            <text:p>0.49665</text:p>
          </table:table-cell>
          <table:table-cell office:value-type="float" office:value="0.4994" calcext:value-type="float">
            <text:p>0.4994</text:p>
          </table:table-cell>
          <table:table-cell office:value-type="float" office:value="0" calcext:value-type="float">
            <text:p>0</text:p>
          </table:table-cell>
          <table:table-cell office:value-type="float" office:value="6.2494" calcext:value-type="float">
            <text:p>6.2494</text:p>
          </table:table-cell>
          <table:table-cell office:value-type="float" office:value="1.6937" calcext:value-type="float">
            <text:p>1.693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49836" calcext:value-type="float">
            <text:p>0.49836</text:p>
          </table:table-cell>
          <table:table-cell office:value-type="float" office:value="0.4994" calcext:value-type="float">
            <text:p>0.4994</text:p>
          </table:table-cell>
          <table:table-cell office:value-type="float" office:value="0.19927" calcext:value-type="float">
            <text:p>0.19927</text:p>
          </table:table-cell>
          <table:table-cell office:value-type="float" office:value="3.9841" calcext:value-type="float">
            <text:p>3.9841</text:p>
          </table:table-cell>
          <table:table-cell office:value-type="float" office:value="1.3669" calcext:value-type="float">
            <text:p>1.3669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49671" calcext:value-type="float">
            <text:p>0.49671</text:p>
          </table:table-cell>
          <table:table-cell office:value-type="float" office:value="0.4994" calcext:value-type="float">
            <text:p>0.4994</text:p>
          </table:table-cell>
          <table:table-cell office:value-type="float" office:value="0" calcext:value-type="float">
            <text:p>0</text:p>
          </table:table-cell>
          <table:table-cell office:value-type="float" office:value="6.1509" calcext:value-type="float">
            <text:p>6.1509</text:p>
          </table:table-cell>
          <table:table-cell office:value-type="float" office:value="1.6795" calcext:value-type="float">
            <text:p>1.679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49837" calcext:value-type="float">
            <text:p>0.49837</text:p>
          </table:table-cell>
          <table:table-cell office:value-type="float" office:value="0.4994" calcext:value-type="float">
            <text:p>0.4994</text:p>
          </table:table-cell>
          <table:table-cell office:value-type="float" office:value="0.0998" calcext:value-type="float">
            <text:p>0.0998</text:p>
          </table:table-cell>
          <table:table-cell office:value-type="float" office:value="3.8732" calcext:value-type="float">
            <text:p>3.8732</text:p>
          </table:table-cell>
          <table:table-cell office:value-type="float" office:value="1.3293" calcext:value-type="float">
            <text:p>1.329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49678" calcext:value-type="float">
            <text:p>0.49678</text:p>
          </table:table-cell>
          <table:table-cell office:value-type="float" office:value="0.4994" calcext:value-type="float">
            <text:p>0.4994</text:p>
          </table:table-cell>
          <table:table-cell office:value-type="float" office:value="0" calcext:value-type="float">
            <text:p>0</text:p>
          </table:table-cell>
          <table:table-cell office:value-type="float" office:value="6.0559" calcext:value-type="float">
            <text:p>6.0559</text:p>
          </table:table-cell>
          <table:table-cell office:value-type="float" office:value="1.6649" calcext:value-type="float">
            <text:p>1.6649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49812" calcext:value-type="float">
            <text:p>0.49812</text:p>
          </table:table-cell>
          <table:table-cell office:value-type="float" office:value="0.49942" calcext:value-type="float">
            <text:p>0.49942</text:p>
          </table:table-cell>
          <table:table-cell office:value-type="float" office:value="0" calcext:value-type="float">
            <text:p>0</text:p>
          </table:table-cell>
          <table:table-cell office:value-type="float" office:value="3.8479" calcext:value-type="float">
            <text:p>3.8479</text:p>
          </table:table-cell>
          <table:table-cell office:value-type="float" office:value="1.3222" calcext:value-type="float">
            <text:p>1.322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.49684" calcext:value-type="float">
            <text:p>0.49684</text:p>
          </table:table-cell>
          <table:table-cell office:value-type="float" office:value="0.49942" calcext:value-type="float">
            <text:p>0.49942</text:p>
          </table:table-cell>
          <table:table-cell office:value-type="float" office:value="0" calcext:value-type="float">
            <text:p>0</text:p>
          </table:table-cell>
          <table:table-cell office:value-type="float" office:value="5.9676" calcext:value-type="float">
            <text:p>5.9676</text:p>
          </table:table-cell>
          <table:table-cell office:value-type="float" office:value="1.6513" calcext:value-type="float">
            <text:p>1.651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49862" calcext:value-type="float">
            <text:p>0.49862</text:p>
          </table:table-cell>
          <table:table-cell office:value-type="float" office:value="0.49942" calcext:value-type="float">
            <text:p>0.49942</text:p>
          </table:table-cell>
          <table:table-cell office:value-type="float" office:value="0.19938" calcext:value-type="float">
            <text:p>0.19938</text:p>
          </table:table-cell>
          <table:table-cell office:value-type="float" office:value="3.6953" calcext:value-type="float">
            <text:p>3.6953</text:p>
          </table:table-cell>
          <table:table-cell office:value-type="float" office:value="1.2812" calcext:value-type="float">
            <text:p>1.281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49692" calcext:value-type="float">
            <text:p>0.49692</text:p>
          </table:table-cell>
          <table:table-cell office:value-type="float" office:value="0.49942" calcext:value-type="float">
            <text:p>0.49942</text:p>
          </table:table-cell>
          <table:table-cell office:value-type="float" office:value="0" calcext:value-type="float">
            <text:p>0</text:p>
          </table:table-cell>
          <table:table-cell office:value-type="float" office:value="5.8802" calcext:value-type="float">
            <text:p>5.8802</text:p>
          </table:table-cell>
          <table:table-cell office:value-type="float" office:value="1.637" calcext:value-type="float">
            <text:p>1.637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49824" calcext:value-type="float">
            <text:p>0.49824</text:p>
          </table:table-cell>
          <table:table-cell office:value-type="float" office:value="0.49942" calcext:value-type="float">
            <text:p>0.49942</text:p>
          </table:table-cell>
          <table:table-cell office:value-type="float" office:value="0.09919" calcext:value-type="float">
            <text:p>0.09919</text:p>
          </table:table-cell>
          <table:table-cell office:value-type="float" office:value="3.4912" calcext:value-type="float">
            <text:p>3.4912</text:p>
          </table:table-cell>
          <table:table-cell office:value-type="float" office:value="1.2341" calcext:value-type="float">
            <text:p>1.234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49695" calcext:value-type="float">
            <text:p>0.49695</text:p>
          </table:table-cell>
          <table:table-cell office:value-type="float" office:value="0.49942" calcext:value-type="float">
            <text:p>0.49942</text:p>
          </table:table-cell>
          <table:table-cell office:value-type="float" office:value="0" calcext:value-type="float">
            <text:p>0</text:p>
          </table:table-cell>
          <table:table-cell office:value-type="float" office:value="5.7918" calcext:value-type="float">
            <text:p>5.7918</text:p>
          </table:table-cell>
          <table:table-cell office:value-type="float" office:value="1.622" calcext:value-type="float">
            <text:p>1.62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49875" calcext:value-type="float">
            <text:p>0.49875</text:p>
          </table:table-cell>
          <table:table-cell office:value-type="float" office:value="0.49942" calcext:value-type="float">
            <text:p>0.49942</text:p>
          </table:table-cell>
          <table:table-cell office:value-type="float" office:value="0.29896" calcext:value-type="float">
            <text:p>0.29896</text:p>
          </table:table-cell>
          <table:table-cell office:value-type="float" office:value="3.4538" calcext:value-type="float">
            <text:p>3.4538</text:p>
          </table:table-cell>
          <table:table-cell office:value-type="float" office:value="1.2173" calcext:value-type="float">
            <text:p>1.217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49702" calcext:value-type="float">
            <text:p>0.49702</text:p>
          </table:table-cell>
          <table:table-cell office:value-type="float" office:value="0.49942" calcext:value-type="float">
            <text:p>0.49942</text:p>
          </table:table-cell>
          <table:table-cell office:value-type="float" office:value="0" calcext:value-type="float">
            <text:p>0</text:p>
          </table:table-cell>
          <table:table-cell office:value-type="float" office:value="5.7083" calcext:value-type="float">
            <text:p>5.7083</text:p>
          </table:table-cell>
          <table:table-cell office:value-type="float" office:value="1.6075" calcext:value-type="float">
            <text:p>1.607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49862" calcext:value-type="float">
            <text:p>0.49862</text:p>
          </table:table-cell>
          <table:table-cell office:value-type="float" office:value="0.49942" calcext:value-type="float">
            <text:p>0.49942</text:p>
          </table:table-cell>
          <table:table-cell office:value-type="float" office:value="0.1996" calcext:value-type="float">
            <text:p>0.1996</text:p>
          </table:table-cell>
          <table:table-cell office:value-type="float" office:value="3.3231" calcext:value-type="float">
            <text:p>3.3231</text:p>
          </table:table-cell>
          <table:table-cell office:value-type="float" office:value="1.1871" calcext:value-type="float">
            <text:p>1.187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49708" calcext:value-type="float">
            <text:p>0.49708</text:p>
          </table:table-cell>
          <table:table-cell office:value-type="float" office:value="0.49942" calcext:value-type="float">
            <text:p>0.49942</text:p>
          </table:table-cell>
          <table:table-cell office:value-type="float" office:value="0" calcext:value-type="float">
            <text:p>0</text:p>
          </table:table-cell>
          <table:table-cell office:value-type="float" office:value="5.6261" calcext:value-type="float">
            <text:p>5.6261</text:p>
          </table:table-cell>
          <table:table-cell office:value-type="float" office:value="1.5932" calcext:value-type="float">
            <text:p>1.593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499" calcext:value-type="float">
            <text:p>0.499</text:p>
          </table:table-cell>
          <table:table-cell office:value-type="float" office:value="0.49942" calcext:value-type="float">
            <text:p>0.49942</text:p>
          </table:table-cell>
          <table:table-cell office:value-type="float" office:value="0.49863" calcext:value-type="float">
            <text:p>0.49863</text:p>
          </table:table-cell>
          <table:table-cell office:value-type="float" office:value="3.1815" calcext:value-type="float">
            <text:p>3.1815</text:p>
          </table:table-cell>
          <table:table-cell office:value-type="float" office:value="1.1398" calcext:value-type="float">
            <text:p>1.139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49713" calcext:value-type="float">
            <text:p>0.49713</text:p>
          </table:table-cell>
          <table:table-cell office:value-type="float" office:value="0.49942" calcext:value-type="float">
            <text:p>0.49942</text:p>
          </table:table-cell>
          <table:table-cell office:value-type="float" office:value="0" calcext:value-type="float">
            <text:p>0</text:p>
          </table:table-cell>
          <table:table-cell office:value-type="float" office:value="5.5445" calcext:value-type="float">
            <text:p>5.5445</text:p>
          </table:table-cell>
          <table:table-cell office:value-type="float" office:value="1.5781" calcext:value-type="float">
            <text:p>1.578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2994" calcext:value-type="float">
            <text:p>0.2994</text:p>
          </table:table-cell>
          <table:table-cell office:value-type="float" office:value="0.29966" calcext:value-type="float">
            <text:p>0.29966</text:p>
          </table:table-cell>
          <table:table-cell office:value-type="float" office:value="0.29937" calcext:value-type="float">
            <text:p>0.29937</text:p>
          </table:table-cell>
          <table:table-cell office:value-type="float" office:value="1.8141" calcext:value-type="float">
            <text:p>1.8141</text:p>
          </table:table-cell>
          <table:table-cell office:value-type="float" office:value="0.6745" calcext:value-type="float">
            <text:p>0.674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984" calcext:value-type="float">
            <text:p>0.2984</text:p>
          </table:table-cell>
          <table:table-cell office:value-type="float" office:value="0.29966" calcext:value-type="float">
            <text:p>0.29966</text:p>
          </table:table-cell>
          <table:table-cell office:value-type="float" office:value="0" calcext:value-type="float">
            <text:p>0</text:p>
          </table:table-cell>
          <table:table-cell office:value-type="float" office:value="3.0684" calcext:value-type="float">
            <text:p>3.0684</text:p>
          </table:table-cell>
          <table:table-cell office:value-type="float" office:value="0.9026" calcext:value-type="float">
            <text:p>0.902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29928" calcext:value-type="float">
            <text:p>0.29928</text:p>
          </table:table-cell>
          <table:table-cell office:value-type="float" office:value="0.29966" calcext:value-type="float">
            <text:p>0.29966</text:p>
          </table:table-cell>
          <table:table-cell office:value-type="float" office:value="0.19958" calcext:value-type="float">
            <text:p>0.19958</text:p>
          </table:table-cell>
          <table:table-cell office:value-type="float" office:value="1.7663" calcext:value-type="float">
            <text:p>1.7663</text:p>
          </table:table-cell>
          <table:table-cell office:value-type="float" office:value="0.6675" calcext:value-type="float">
            <text:p>0.667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29843" calcext:value-type="float">
            <text:p>0.29843</text:p>
          </table:table-cell>
          <table:table-cell office:value-type="float" office:value="0.29966" calcext:value-type="float">
            <text:p>0.29966</text:p>
          </table:table-cell>
          <table:table-cell office:value-type="float" office:value="0" calcext:value-type="float">
            <text:p>0</text:p>
          </table:table-cell>
          <table:table-cell office:value-type="float" office:value="3.0277" calcext:value-type="float">
            <text:p>3.0277</text:p>
          </table:table-cell>
          <table:table-cell office:value-type="float" office:value="0.8953" calcext:value-type="float">
            <text:p>0.89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29903" calcext:value-type="float">
            <text:p>0.29903</text:p>
          </table:table-cell>
          <table:table-cell office:value-type="float" office:value="0.29966" calcext:value-type="float">
            <text:p>0.29966</text:p>
          </table:table-cell>
          <table:table-cell office:value-type="float" office:value="0" calcext:value-type="float">
            <text:p>0</text:p>
          </table:table-cell>
          <table:table-cell office:value-type="float" office:value="1.7537" calcext:value-type="float">
            <text:p>1.7537</text:p>
          </table:table-cell>
          <table:table-cell office:value-type="float" office:value="0.6637" calcext:value-type="float">
            <text:p>0.663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9846" calcext:value-type="float">
            <text:p>0.29846</text:p>
          </table:table-cell>
          <table:table-cell office:value-type="float" office:value="0.29966" calcext:value-type="float">
            <text:p>0.29966</text:p>
          </table:table-cell>
          <table:table-cell office:value-type="float" office:value="0" calcext:value-type="float">
            <text:p>0</text:p>
          </table:table-cell>
          <table:table-cell office:value-type="float" office:value="2.9891" calcext:value-type="float">
            <text:p>2.9891</text:p>
          </table:table-cell>
          <table:table-cell office:value-type="float" office:value="0.8883" calcext:value-type="float">
            <text:p>0.888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0.29928" calcext:value-type="float">
            <text:p>0.29928</text:p>
          </table:table-cell>
          <table:table-cell office:value-type="float" office:value="0.29966" calcext:value-type="float">
            <text:p>0.29966</text:p>
          </table:table-cell>
          <table:table-cell office:value-type="float" office:value="0.19947" calcext:value-type="float">
            <text:p>0.19947</text:p>
          </table:table-cell>
          <table:table-cell office:value-type="float" office:value="1.7066" calcext:value-type="float">
            <text:p>1.7066</text:p>
          </table:table-cell>
          <table:table-cell office:value-type="float" office:value="0.649" calcext:value-type="float">
            <text:p>0.64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9848" calcext:value-type="float">
            <text:p>0.29848</text:p>
          </table:table-cell>
          <table:table-cell office:value-type="float" office:value="0.29966" calcext:value-type="float">
            <text:p>0.29966</text:p>
          </table:table-cell>
          <table:table-cell office:value-type="float" office:value="0" calcext:value-type="float">
            <text:p>0</text:p>
          </table:table-cell>
          <table:table-cell office:value-type="float" office:value="2.9515" calcext:value-type="float">
            <text:p>2.9515</text:p>
          </table:table-cell>
          <table:table-cell office:value-type="float" office:value="0.8812" calcext:value-type="float">
            <text:p>0.88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0.29927" calcext:value-type="float">
            <text:p>0.29927</text:p>
          </table:table-cell>
          <table:table-cell office:value-type="float" office:value="0.29966" calcext:value-type="float">
            <text:p>0.29966</text:p>
          </table:table-cell>
          <table:table-cell office:value-type="float" office:value="0.19891" calcext:value-type="float">
            <text:p>0.19891</text:p>
          </table:table-cell>
          <table:table-cell office:value-type="float" office:value="1.6792" calcext:value-type="float">
            <text:p>1.6792</text:p>
          </table:table-cell>
          <table:table-cell office:value-type="float" office:value="0.6359" calcext:value-type="float">
            <text:p>0.635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985" calcext:value-type="float">
            <text:p>0.2985</text:p>
          </table:table-cell>
          <table:table-cell office:value-type="float" office:value="0.29966" calcext:value-type="float">
            <text:p>0.29966</text:p>
          </table:table-cell>
          <table:table-cell office:value-type="float" office:value="0" calcext:value-type="float">
            <text:p>0</text:p>
          </table:table-cell>
          <table:table-cell office:value-type="float" office:value="2.9152" calcext:value-type="float">
            <text:p>2.9152</text:p>
          </table:table-cell>
          <table:table-cell office:value-type="float" office:value="0.8742" calcext:value-type="float">
            <text:p>0.874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0.29928" calcext:value-type="float">
            <text:p>0.29928</text:p>
          </table:table-cell>
          <table:table-cell office:value-type="float" office:value="0.29966" calcext:value-type="float">
            <text:p>0.29966</text:p>
          </table:table-cell>
          <table:table-cell office:value-type="float" office:value="0.19959" calcext:value-type="float">
            <text:p>0.19959</text:p>
          </table:table-cell>
          <table:table-cell office:value-type="float" office:value="1.713" calcext:value-type="float">
            <text:p>1.713</text:p>
          </table:table-cell>
          <table:table-cell office:value-type="float" office:value="0.6476" calcext:value-type="float">
            <text:p>0.647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9853" calcext:value-type="float">
            <text:p>0.29853</text:p>
          </table:table-cell>
          <table:table-cell office:value-type="float" office:value="0.29966" calcext:value-type="float">
            <text:p>0.29966</text:p>
          </table:table-cell>
          <table:table-cell office:value-type="float" office:value="0" calcext:value-type="float">
            <text:p>0</text:p>
          </table:table-cell>
          <table:table-cell office:value-type="float" office:value="2.8817" calcext:value-type="float">
            <text:p>2.8817</text:p>
          </table:table-cell>
          <table:table-cell office:value-type="float" office:value="0.868" calcext:value-type="float">
            <text:p>0.86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.29902" calcext:value-type="float">
            <text:p>0.29902</text:p>
          </table:table-cell>
          <table:table-cell office:value-type="float" office:value="0.29966" calcext:value-type="float">
            <text:p>0.29966</text:p>
          </table:table-cell>
          <table:table-cell office:value-type="float" office:value="0" calcext:value-type="float">
            <text:p>0</text:p>
          </table:table-cell>
          <table:table-cell office:value-type="float" office:value="1.6783" calcext:value-type="float">
            <text:p>1.6783</text:p>
          </table:table-cell>
          <table:table-cell office:value-type="float" office:value="0.6379" calcext:value-type="float">
            <text:p>0.637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29853" calcext:value-type="float">
            <text:p>0.29853</text:p>
          </table:table-cell>
          <table:table-cell office:value-type="float" office:value="0.29966" calcext:value-type="float">
            <text:p>0.29966</text:p>
          </table:table-cell>
          <table:table-cell office:value-type="float" office:value="0" calcext:value-type="float">
            <text:p>0</text:p>
          </table:table-cell>
          <table:table-cell office:value-type="float" office:value="2.8492" calcext:value-type="float">
            <text:p>2.8492</text:p>
          </table:table-cell>
          <table:table-cell office:value-type="float" office:value="0.8617" calcext:value-type="float">
            <text:p>0.861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0.2989" calcext:value-type="float">
            <text:p>0.2989</text:p>
          </table:table-cell>
          <table:table-cell office:value-type="float" office:value="0.29966" calcext:value-type="float">
            <text:p>0.29966</text:p>
          </table:table-cell>
          <table:table-cell office:value-type="float" office:value="0" calcext:value-type="float">
            <text:p>0</text:p>
          </table:table-cell>
          <table:table-cell office:value-type="float" office:value="1.6592" calcext:value-type="float">
            <text:p>1.6592</text:p>
          </table:table-cell>
          <table:table-cell office:value-type="float" office:value="0.6331" calcext:value-type="float">
            <text:p>0.63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29854" calcext:value-type="float">
            <text:p>0.29854</text:p>
          </table:table-cell>
          <table:table-cell office:value-type="float" office:value="0.29966" calcext:value-type="float">
            <text:p>0.29966</text:p>
          </table:table-cell>
          <table:table-cell office:value-type="float" office:value="0" calcext:value-type="float">
            <text:p>0</text:p>
          </table:table-cell>
          <table:table-cell office:value-type="float" office:value="2.8178" calcext:value-type="float">
            <text:p>2.8178</text:p>
          </table:table-cell>
          <table:table-cell office:value-type="float" office:value="0.8556" calcext:value-type="float">
            <text:p>0.855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0.29928" calcext:value-type="float">
            <text:p>0.29928</text:p>
          </table:table-cell>
          <table:table-cell office:value-type="float" office:value="0.29966" calcext:value-type="float">
            <text:p>0.29966</text:p>
          </table:table-cell>
          <table:table-cell office:value-type="float" office:value="0.19951" calcext:value-type="float">
            <text:p>0.19951</text:p>
          </table:table-cell>
          <table:table-cell office:value-type="float" office:value="1.6186" calcext:value-type="float">
            <text:p>1.6186</text:p>
          </table:table-cell>
          <table:table-cell office:value-type="float" office:value="0.6198" calcext:value-type="float">
            <text:p>0.619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9856" calcext:value-type="float">
            <text:p>0.29856</text:p>
          </table:table-cell>
          <table:table-cell office:value-type="float" office:value="0.29966" calcext:value-type="float">
            <text:p>0.29966</text:p>
          </table:table-cell>
          <table:table-cell office:value-type="float" office:value="0" calcext:value-type="float">
            <text:p>0</text:p>
          </table:table-cell>
          <table:table-cell office:value-type="float" office:value="2.7871" calcext:value-type="float">
            <text:p>2.7871</text:p>
          </table:table-cell>
          <table:table-cell office:value-type="float" office:value="0.8496" calcext:value-type="float">
            <text:p>0.849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.29927" calcext:value-type="float">
            <text:p>0.29927</text:p>
          </table:table-cell>
          <table:table-cell office:value-type="float" office:value="0.29966" calcext:value-type="float">
            <text:p>0.29966</text:p>
          </table:table-cell>
          <table:table-cell office:value-type="float" office:value="0.1995" calcext:value-type="float">
            <text:p>0.1995</text:p>
          </table:table-cell>
          <table:table-cell office:value-type="float" office:value="1.635" calcext:value-type="float">
            <text:p>1.635</text:p>
          </table:table-cell>
          <table:table-cell office:value-type="float" office:value="0.6288" calcext:value-type="float">
            <text:p>0.628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9859" calcext:value-type="float">
            <text:p>0.29859</text:p>
          </table:table-cell>
          <table:table-cell office:value-type="float" office:value="0.29966" calcext:value-type="float">
            <text:p>0.29966</text:p>
          </table:table-cell>
          <table:table-cell office:value-type="float" office:value="0" calcext:value-type="float">
            <text:p>0</text:p>
          </table:table-cell>
          <table:table-cell office:value-type="float" office:value="2.7583" calcext:value-type="float">
            <text:p>2.7583</text:p>
          </table:table-cell>
          <table:table-cell office:value-type="float" office:value="0.8441" calcext:value-type="float">
            <text:p>0.844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1996" calcext:value-type="float">
            <text:p>0.1996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.19956" calcext:value-type="float">
            <text:p>0.19956</text:p>
          </table:table-cell>
          <table:table-cell office:value-type="float" office:value="1.05" calcext:value-type="float">
            <text:p>1.05</text:p>
          </table:table-cell>
          <table:table-cell office:value-type="float" office:value="0.4119" calcext:value-type="float">
            <text:p>0.41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9906" calcext:value-type="float">
            <text:p>0.19906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" calcext:value-type="float">
            <text:p>0</text:p>
          </table:table-cell>
          <table:table-cell office:value-type="float" office:value="1.8547" calcext:value-type="float">
            <text:p>1.8547</text:p>
          </table:table-cell>
          <table:table-cell office:value-type="float" office:value="0.5775" calcext:value-type="float">
            <text:p>0.577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0.19948" calcext:value-type="float">
            <text:p>0.19948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.0998" calcext:value-type="float">
            <text:p>0.0998</text:p>
          </table:table-cell>
          <table:table-cell office:value-type="float" office:value="1.013" calcext:value-type="float">
            <text:p>1.013</text:p>
          </table:table-cell>
          <table:table-cell office:value-type="float" office:value="0.4001" calcext:value-type="float">
            <text:p>0.400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9908" calcext:value-type="float">
            <text:p>0.19908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" calcext:value-type="float">
            <text:p>0</text:p>
          </table:table-cell>
          <table:table-cell office:value-type="float" office:value="1.8346" calcext:value-type="float">
            <text:p>1.8346</text:p>
          </table:table-cell>
          <table:table-cell office:value-type="float" office:value="0.5733" calcext:value-type="float">
            <text:p>0.57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.19935" calcext:value-type="float">
            <text:p>0.19935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" calcext:value-type="float">
            <text:p>0</text:p>
          </table:table-cell>
          <table:table-cell office:value-type="float" office:value="1.0068" calcext:value-type="float">
            <text:p>1.0068</text:p>
          </table:table-cell>
          <table:table-cell office:value-type="float" office:value="0.3937" calcext:value-type="float">
            <text:p>0.393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9908" calcext:value-type="float">
            <text:p>0.19908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" calcext:value-type="float">
            <text:p>0</text:p>
          </table:table-cell>
          <table:table-cell office:value-type="float" office:value="1.8154" calcext:value-type="float">
            <text:p>1.8154</text:p>
          </table:table-cell>
          <table:table-cell office:value-type="float" office:value="0.5691" calcext:value-type="float">
            <text:p>0.569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0.1996" calcext:value-type="float">
            <text:p>0.1996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.19947" calcext:value-type="float">
            <text:p>0.19947</text:p>
          </table:table-cell>
          <table:table-cell office:value-type="float" office:value="0.9569" calcext:value-type="float">
            <text:p>0.9569</text:p>
          </table:table-cell>
          <table:table-cell office:value-type="float" office:value="0.3768" calcext:value-type="float">
            <text:p>0.376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991" calcext:value-type="float">
            <text:p>0.1991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" calcext:value-type="float">
            <text:p>0</text:p>
          </table:table-cell>
          <table:table-cell office:value-type="float" office:value="1.7959" calcext:value-type="float">
            <text:p>1.7959</text:p>
          </table:table-cell>
          <table:table-cell office:value-type="float" office:value="0.5647" calcext:value-type="float">
            <text:p>0.564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0.19947" calcext:value-type="float">
            <text:p>0.19947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.09979" calcext:value-type="float">
            <text:p>0.09979</text:p>
          </table:table-cell>
          <table:table-cell office:value-type="float" office:value="0.9516" calcext:value-type="float">
            <text:p>0.9516</text:p>
          </table:table-cell>
          <table:table-cell office:value-type="float" office:value="0.3716" calcext:value-type="float">
            <text:p>0.37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991" calcext:value-type="float">
            <text:p>0.1991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" calcext:value-type="float">
            <text:p>0</text:p>
          </table:table-cell>
          <table:table-cell office:value-type="float" office:value="1.7771" calcext:value-type="float">
            <text:p>1.7771</text:p>
          </table:table-cell>
          <table:table-cell office:value-type="float" office:value="0.5605" calcext:value-type="float">
            <text:p>0.560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.1996" calcext:value-type="float">
            <text:p>0.1996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.19956" calcext:value-type="float">
            <text:p>0.19956</text:p>
          </table:table-cell>
          <table:table-cell office:value-type="float" office:value="0.9591" calcext:value-type="float">
            <text:p>0.9591</text:p>
          </table:table-cell>
          <table:table-cell office:value-type="float" office:value="0.3698" calcext:value-type="float">
            <text:p>0.369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9911" calcext:value-type="float">
            <text:p>0.19911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" calcext:value-type="float">
            <text:p>0</text:p>
          </table:table-cell>
          <table:table-cell office:value-type="float" office:value="1.7593" calcext:value-type="float">
            <text:p>1.7593</text:p>
          </table:table-cell>
          <table:table-cell office:value-type="float" office:value="0.5563" calcext:value-type="float">
            <text:p>0.55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0.19935" calcext:value-type="float">
            <text:p>0.19935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" calcext:value-type="float">
            <text:p>0</text:p>
          </table:table-cell>
          <table:table-cell office:value-type="float" office:value="0.9329" calcext:value-type="float">
            <text:p>0.9329</text:p>
          </table:table-cell>
          <table:table-cell office:value-type="float" office:value="0.3589" calcext:value-type="float">
            <text:p>0.358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9911" calcext:value-type="float">
            <text:p>0.19911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" calcext:value-type="float">
            <text:p>0</text:p>
          </table:table-cell>
          <table:table-cell office:value-type="float" office:value="1.7417" calcext:value-type="float">
            <text:p>1.7417</text:p>
          </table:table-cell>
          <table:table-cell office:value-type="float" office:value="0.5521" calcext:value-type="float">
            <text:p>0.552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0.19936" calcext:value-type="float">
            <text:p>0.19936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.09976" calcext:value-type="float">
            <text:p>0.09976</text:p>
          </table:table-cell>
          <table:table-cell office:value-type="float" office:value="0.9395" calcext:value-type="float">
            <text:p>0.9395</text:p>
          </table:table-cell>
          <table:table-cell office:value-type="float" office:value="0.3653" calcext:value-type="float">
            <text:p>0.365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9912" calcext:value-type="float">
            <text:p>0.19912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" calcext:value-type="float">
            <text:p>0</text:p>
          </table:table-cell>
          <table:table-cell office:value-type="float" office:value="1.725" calcext:value-type="float">
            <text:p>1.725</text:p>
          </table:table-cell>
          <table:table-cell office:value-type="float" office:value="0.5482" calcext:value-type="float">
            <text:p>0.548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19961" calcext:value-type="float">
            <text:p>0.19961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.19953" calcext:value-type="float">
            <text:p>0.19953</text:p>
          </table:table-cell>
          <table:table-cell office:value-type="float" office:value="0.9423" calcext:value-type="float">
            <text:p>0.9423</text:p>
          </table:table-cell>
          <table:table-cell office:value-type="float" office:value="0.3688" calcext:value-type="float">
            <text:p>0.368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9913" calcext:value-type="float">
            <text:p>0.19913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" calcext:value-type="float">
            <text:p>0</text:p>
          </table:table-cell>
          <table:table-cell office:value-type="float" office:value="1.7091" calcext:value-type="float">
            <text:p>1.7091</text:p>
          </table:table-cell>
          <table:table-cell office:value-type="float" office:value="0.5445" calcext:value-type="float">
            <text:p>0.544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0.19961" calcext:value-type="float">
            <text:p>0.19961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.19953" calcext:value-type="float">
            <text:p>0.19953</text:p>
          </table:table-cell>
          <table:table-cell office:value-type="float" office:value="0.9443" calcext:value-type="float">
            <text:p>0.9443</text:p>
          </table:table-cell>
          <table:table-cell office:value-type="float" office:value="0.3683" calcext:value-type="float">
            <text:p>0.368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9915" calcext:value-type="float">
            <text:p>0.19915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" calcext:value-type="float">
            <text:p>0</text:p>
          </table:table-cell>
          <table:table-cell office:value-type="float" office:value="1.6937" calcext:value-type="float">
            <text:p>1.6937</text:p>
          </table:table-cell>
          <table:table-cell office:value-type="float" office:value="0.541" calcext:value-type="float">
            <text:p>0.5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09967" calcext:value-type="float">
            <text:p>0.09967</text:p>
          </table:table-cell>
          <table:table-cell office:value-type="float" office:value="0.09989" calcext:value-type="float">
            <text:p>0.09989</text:p>
          </table:table-cell>
          <table:table-cell office:value-type="float" office:value="0" calcext:value-type="float">
            <text:p>0</text:p>
          </table:table-cell>
          <table:table-cell office:value-type="float" office:value="0.4989" calcext:value-type="float">
            <text:p>0.4989</text:p>
          </table:table-cell>
          <table:table-cell office:value-type="float" office:value="0.1929" calcext:value-type="float">
            <text:p>0.192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96" calcext:value-type="float">
            <text:p>0.0996</text:p>
          </table:table-cell>
          <table:table-cell office:value-type="float" office:value="0.09989" calcext:value-type="float">
            <text:p>0.09989</text:p>
          </table:table-cell>
          <table:table-cell office:value-type="float" office:value="0" calcext:value-type="float">
            <text:p>0</text:p>
          </table:table-cell>
          <table:table-cell office:value-type="float" office:value="0.8867" calcext:value-type="float">
            <text:p>0.8867</text:p>
          </table:table-cell>
          <table:table-cell office:value-type="float" office:value="0.2837" calcext:value-type="float">
            <text:p>0.28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heet1" table:style-name="ta1">
        <table:shapes>
          <draw:frame draw:z-index="0" draw:style-name="gr1" draw:text-style-name="P1" svg:width="23.257cm" svg:height="13.813cm" svg:x="8.835cm" svg:y="7.783cm">
            <draw:object draw:notify-on-update-of-ranges="Sheet1.C1:Sheet1.C1 Sheet1.C2:Sheet1.C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Snapshot #</text:p>
          </table:table-cell>
          <table:table-cell office:value-type="string" calcext:value-type="string">
            <text:p>Value (Bytes)</text:p>
          </table:table-cell>
          <table:table-cell office:value-type="string" calcext:value-type="string">
            <text:p>Memory Usage (MiB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$aggregated_all_10.C32:$aggregated_all.C32])/10" office:value-type="float" office:value="325117542.4" calcext:value-type="float">
            <text:p>325117542.4</text:p>
          </table:table-cell>
          <table:table-cell table:formula="of:=ROUND([.B2]/1024/1024; 1)" office:value-type="float" office:value="310.1" calcext:value-type="float">
            <text:p>310.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$aggregated_all_10.C33:$aggregated_all.C33])/10" office:value-type="float" office:value="343952998.4" calcext:value-type="float">
            <text:p>343952998.4</text:p>
          </table:table-cell>
          <table:table-cell table:formula="of:=ROUND([.B3]/1024/1024; 1)"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$aggregated_all_10.C34:$aggregated_all.C34])/10" office:value-type="float" office:value="351455641.6" calcext:value-type="float">
            <text:p>351455641.6</text:p>
          </table:table-cell>
          <table:table-cell table:formula="of:=ROUND([.B4]/1024/1024; 1)" office:value-type="float" office:value="335.2" calcext:value-type="float">
            <text:p>335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$aggregated_all_10.C35:$aggregated_all.C35])/10" office:value-type="float" office:value="358540083.2" calcext:value-type="float">
            <text:p>358540083.2</text:p>
          </table:table-cell>
          <table:table-cell table:formula="of:=ROUND([.B5]/1024/1024; 1)" office:value-type="float" office:value="341.9" calcext:value-type="float">
            <text:p>341.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$aggregated_all_10.C36:$aggregated_all.C36])/10" office:value-type="float" office:value="365455360" calcext:value-type="float">
            <text:p>365455360</text:p>
          </table:table-cell>
          <table:table-cell table:formula="of:=ROUND([.B6]/1024/1024; 1)" office:value-type="float" office:value="348.5" calcext:value-type="float">
            <text:p>348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$aggregated_all_10.C37:$aggregated_all.C37])/10" office:value-type="float" office:value="372108083.2" calcext:value-type="float">
            <text:p>372108083.2</text:p>
          </table:table-cell>
          <table:table-cell table:formula="of:=ROUND([.B7]/1024/1024; 1)" office:value-type="float" office:value="354.9" calcext:value-type="float">
            <text:p>354.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$aggregated_all_10.C38:$aggregated_all.C38])/10" office:value-type="float" office:value="378961510.4" calcext:value-type="float">
            <text:p>378961510.4</text:p>
          </table:table-cell>
          <table:table-cell table:formula="of:=ROUND([.B8]/1024/1024; 1)" office:value-type="float" office:value="361.4" calcext:value-type="float">
            <text:p>361.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$aggregated_all_10.C39:$aggregated_all.C39])/10" office:value-type="float" office:value="384990003.2" calcext:value-type="float">
            <text:p>384990003.2</text:p>
          </table:table-cell>
          <table:table-cell table:formula="of:=ROUND([.B9]/1024/1024; 1)" office:value-type="float" office:value="367.2" calcext:value-type="float">
            <text:p>367.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$aggregated_all_10.C40:$aggregated_all.C40])/10" office:value-type="float" office:value="390276710.4" calcext:value-type="float">
            <text:p>390276710.4</text:p>
          </table:table-cell>
          <table:table-cell table:formula="of:=ROUND([.B10]/1024/1024; 1)" office:value-type="float" office:value="372.2" calcext:value-type="float">
            <text:p>372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$aggregated_all_10.C41:$aggregated_all.C41])/10" office:value-type="float" office:value="395829248" calcext:value-type="float">
            <text:p>395829248</text:p>
          </table:table-cell>
          <table:table-cell table:formula="of:=ROUND([.B11]/1024/1024; 1)" office:value-type="float" office:value="377.5" calcext:value-type="float">
            <text:p>377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$aggregated_all_10.C42:$aggregated_all.C42])/10" office:value-type="float" office:value="402493440" calcext:value-type="float">
            <text:p>402493440</text:p>
          </table:table-cell>
          <table:table-cell table:formula="of:=ROUND([.B12]/1024/1024; 1)" office:value-type="float" office:value="383.8" calcext:value-type="float">
            <text:p>383.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$aggregated_all_10.C43:$aggregated_all.C43])/10" office:value-type="float" office:value="285087744" calcext:value-type="float">
            <text:p>285087744</text:p>
          </table:table-cell>
          <table:table-cell table:formula="of:=ROUND([.B13]/1024/1024; 1)" office:value-type="float" office:value="271.9" calcext:value-type="float">
            <text:p>271.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$aggregated_all_10.C44:$aggregated_all.C44])/10" office:value-type="float" office:value="288632012.8" calcext:value-type="float">
            <text:p>288632012.8</text:p>
          </table:table-cell>
          <table:table-cell table:formula="of:=ROUND([.B14]/1024/1024; 1)" office:value-type="float" office:value="275.3" calcext:value-type="float">
            <text:p>275.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UM([$aggregated_all_10.C45:$aggregated_all.C45])/10" office:value-type="float" office:value="292685414.4" calcext:value-type="float">
            <text:p>292685414.4</text:p>
          </table:table-cell>
          <table:table-cell table:formula="of:=ROUND([.B15]/1024/1024; 1)" office:value-type="float" office:value="279.1" calcext:value-type="float">
            <text:p>279.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$aggregated_all_10.C46:$aggregated_all.C46])/10" office:value-type="float" office:value="296668774.4" calcext:value-type="float">
            <text:p>296668774.4</text:p>
          </table:table-cell>
          <table:table-cell table:formula="of:=ROUND([.B16]/1024/1024; 1)" office:value-type="float" office:value="282.9" calcext:value-type="float">
            <text:p>282.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$aggregated_all_10.C47:$aggregated_all.C47])/10" office:value-type="float" office:value="300346982.4" calcext:value-type="float">
            <text:p>300346982.4</text:p>
          </table:table-cell>
          <table:table-cell table:formula="of:=ROUND([.B17]/1024/1024; 1)" office:value-type="float" office:value="286.4" calcext:value-type="float">
            <text:p>286.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([$aggregated_all_10.C48:$aggregated_all.C48])/10" office:value-type="float" office:value="303513600" calcext:value-type="float">
            <text:p>303513600</text:p>
          </table:table-cell>
          <table:table-cell table:formula="of:=ROUND([.B18]/1024/1024; 1)" office:value-type="float" office:value="289.5" calcext:value-type="float">
            <text:p>289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$aggregated_all_10.C49:$aggregated_all.C49])/10" office:value-type="float" office:value="307194265.6" calcext:value-type="float">
            <text:p>307194265.6</text:p>
          </table:table-cell>
          <table:table-cell table:formula="of:=ROUND([.B19]/1024/1024; 1)"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$aggregated_all_10.C50:$aggregated_all.C50])/10" office:value-type="float" office:value="311136665.6" calcext:value-type="float">
            <text:p>311136665.6</text:p>
          </table:table-cell>
          <table:table-cell table:formula="of:=ROUND([.B20]/1024/1024; 1)" office:value-type="float" office:value="296.7" calcext:value-type="float">
            <text:p>296.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[$aggregated_all_10.C51:$aggregated_all.C51])/10" office:value-type="float" office:value="314853376" calcext:value-type="float">
            <text:p>314853376</text:p>
          </table:table-cell>
          <table:table-cell table:formula="of:=ROUND([.B21]/1024/1024; 1)" office:value-type="float" office:value="300.3" calcext:value-type="float">
            <text:p>300.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$aggregated_all_10.C52:$aggregated_all.C52])/10" office:value-type="float" office:value="318096179.2" calcext:value-type="float">
            <text:p>318096179.2</text:p>
          </table:table-cell>
          <table:table-cell table:formula="of:=ROUND([.B22]/1024/1024; 1)" office:value-type="float" office:value="303.4" calcext:value-type="float">
            <text:p>303.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([$aggregated_all_10.C53:$aggregated_all.C53])/10" office:value-type="float" office:value="229074124.8" calcext:value-type="float">
            <text:p>229074124.8</text:p>
          </table:table-cell>
          <table:table-cell table:formula="of:=ROUND([.B23]/1024/1024; 1)" office:value-type="float" office:value="218.5" calcext:value-type="float">
            <text:p>218.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[$aggregated_all_10.C54:$aggregated_all.C54])/10" office:value-type="float" office:value="231654604.8" calcext:value-type="float">
            <text:p>231654604.8</text:p>
          </table:table-cell>
          <table:table-cell table:formula="of:=ROUND([.B24]/1024/1024; 1)" office:value-type="float" office:value="220.9" calcext:value-type="float">
            <text:p>220.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$aggregated_all_10.C55:$aggregated_all.C55])/10" office:value-type="float" office:value="234793369.6" calcext:value-type="float">
            <text:p>234793369.6</text:p>
          </table:table-cell>
          <table:table-cell table:formula="of:=ROUND([.B25]/1024/1024; 1)" office:value-type="float" office:value="223.9" calcext:value-type="float">
            <text:p>223.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UM([$aggregated_all_10.C56:$aggregated_all.C56])/10" office:value-type="float" office:value="237343539.2" calcext:value-type="float">
            <text:p>237343539.2</text:p>
          </table:table-cell>
          <table:table-cell table:formula="of:=ROUND([.B26]/1024/1024; 1)" office:value-type="float" office:value="226.3" calcext:value-type="float">
            <text:p>226.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SUM([$aggregated_all_10.C57:$aggregated_all.C57])/10" office:value-type="float" office:value="240073523.2" calcext:value-type="float">
            <text:p>240073523.2</text:p>
          </table:table-cell>
          <table:table-cell table:formula="of:=ROUND([.B27]/1024/1024; 1)"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UM([$aggregated_all_10.C58:$aggregated_all.C58])/10" office:value-type="float" office:value="242290688" calcext:value-type="float">
            <text:p>242290688</text:p>
          </table:table-cell>
          <table:table-cell table:formula="of:=ROUND([.B28]/1024/1024; 1)" office:value-type="float" office:value="231.1" calcext:value-type="float">
            <text:p>231.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[$aggregated_all_10.C59:$aggregated_all.C59])/10" office:value-type="float" office:value="244033945.6" calcext:value-type="float">
            <text:p>244033945.6</text:p>
          </table:table-cell>
          <table:table-cell table:formula="of:=ROUND([.B29]/1024/1024; 1)" office:value-type="float" office:value="232.7" calcext:value-type="float">
            <text:p>232.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$aggregated_all_10.C60:$aggregated_all.C60])/10" office:value-type="float" office:value="246614425.6" calcext:value-type="float">
            <text:p>246614425.6</text:p>
          </table:table-cell>
          <table:table-cell table:formula="of:=ROUND([.B30]/1024/1024; 1)" office:value-type="float" office:value="235.2" calcext:value-type="float">
            <text:p>235.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UM([$aggregated_all_10.C61:$aggregated_all.C61])/10" office:value-type="float" office:value="248712396.8" calcext:value-type="float">
            <text:p>248712396.8</text:p>
          </table:table-cell>
          <table:table-cell table:formula="of:=ROUND([.B31]/1024/1024; 1)" office:value-type="float" office:value="237.2" calcext:value-type="float">
            <text:p>237.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$aggregated_all_10.C62:$aggregated_all.C62])/10" office:value-type="float" office:value="250270105.6" calcext:value-type="float">
            <text:p>250270105.6</text:p>
          </table:table-cell>
          <table:table-cell table:formula="of:=ROUND([.B32]/1024/1024; 1)" office:value-type="float" office:value="238.7" calcext:value-type="float">
            <text:p>238.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$aggregated_all_10.C63:$aggregated_all.C63])/10" office:value-type="float" office:value="151297638.4" calcext:value-type="float">
            <text:p>151297638.4</text:p>
          </table:table-cell>
          <table:table-cell table:formula="of:=ROUND([.B33]/1024/1024; 1)" office:value-type="float" office:value="144.3" calcext:value-type="float">
            <text:p>144.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$aggregated_all_10.C64:$aggregated_all.C64])/10" office:value-type="float" office:value="152349900.8" calcext:value-type="float">
            <text:p>152349900.8</text:p>
          </table:table-cell>
          <table:table-cell table:formula="of:=ROUND([.B34]/1024/1024; 1)" office:value-type="float" office:value="145.3" calcext:value-type="float">
            <text:p>145.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SUM([$aggregated_all_10.C65:$aggregated_all.C65])/10" office:value-type="float" office:value="153407078.4" calcext:value-type="float">
            <text:p>153407078.4</text:p>
          </table:table-cell>
          <table:table-cell table:formula="of:=ROUND([.B35]/1024/1024; 1)" office:value-type="float" office:value="146.3" calcext:value-type="float">
            <text:p>146.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$aggregated_all_10.C66:$aggregated_all.C66])/10" office:value-type="float" office:value="155012300.8" calcext:value-type="float">
            <text:p>155012300.8</text:p>
          </table:table-cell>
          <table:table-cell table:formula="of:=ROUND([.B36]/1024/1024; 1)" office:value-type="float" office:value="147.8" calcext:value-type="float">
            <text:p>147.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SUM([$aggregated_all_10.C67:$aggregated_all.C67])/10" office:value-type="float" office:value="156353331.2" calcext:value-type="float">
            <text:p>156353331.2</text:p>
          </table:table-cell>
          <table:table-cell table:formula="of:=ROUND([.B37]/1024/1024; 1)" office:value-type="float" office:value="149.1" calcext:value-type="float">
            <text:p>149.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$aggregated_all_10.C68:$aggregated_all.C68])/10" office:value-type="float" office:value="157199974.4" calcext:value-type="float">
            <text:p>157199974.4</text:p>
          </table:table-cell>
          <table:table-cell table:formula="of:=ROUND([.B38]/1024/1024; 1)" office:value-type="float" office:value="149.9" calcext:value-type="float">
            <text:p>149.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$aggregated_all_10.C69:$aggregated_all.C69])/10" office:value-type="float" office:value="158504960" calcext:value-type="float">
            <text:p>158504960</text:p>
          </table:table-cell>
          <table:table-cell table:formula="of:=ROUND([.B39]/1024/1024; 1)" office:value-type="float" office:value="151.2" calcext:value-type="float">
            <text:p>151.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UM([$aggregated_all_10.C70:$aggregated_all.C70])/10" office:value-type="float" office:value="159929548.8" calcext:value-type="float">
            <text:p>159929548.8</text:p>
          </table:table-cell>
          <table:table-cell table:formula="of:=ROUND([.B40]/1024/1024; 1)" office:value-type="float" office:value="152.5" calcext:value-type="float">
            <text:p>152.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$aggregated_all_10.C71:$aggregated_all.C71])/10" office:value-type="float" office:value="161064140.8" calcext:value-type="float">
            <text:p>161064140.8</text:p>
          </table:table-cell>
          <table:table-cell table:formula="of:=ROUND([.B41]/1024/1024; 1)" office:value-type="float" office:value="153.6" calcext:value-type="float">
            <text:p>153.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UM([$aggregated_all_10.C72:$aggregated_all.C72])/10" office:value-type="float" office:value="162139340.8" calcext:value-type="float">
            <text:p>162139340.8</text:p>
          </table:table-cell>
          <table:table-cell table:formula="of:=ROUND([.B42]/1024/1024; 1)" office:value-type="float" office:value="154.6" calcext:value-type="float">
            <text:p>154.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$aggregated_all_10.C73:$aggregated_all.C73])/10" office:value-type="float" office:value="108958105.6" calcext:value-type="float">
            <text:p>108958105.6</text:p>
          </table:table-cell>
          <table:table-cell table:formula="of:=ROUND([.B43]/1024/1024; 1)" office:value-type="float" office:value="103.9" calcext:value-type="float">
            <text:p>103.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SUM([$aggregated_all_10.C74:$aggregated_all.C74])/10" office:value-type="float" office:value="109786316.8" calcext:value-type="float">
            <text:p>109786316.8</text:p>
          </table:table-cell>
          <table:table-cell table:formula="of:=ROUND([.B44]/1024/1024; 1)" office:value-type="float" office:value="104.7" calcext:value-type="float">
            <text:p>104.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UM([$aggregated_all_10.C75:$aggregated_all.C75])/10" office:value-type="float" office:value="110561689.6" calcext:value-type="float">
            <text:p>110561689.6</text:p>
          </table:table-cell>
          <table:table-cell table:formula="of:=ROUND([.B45]/1024/1024; 1)" office:value-type="float" office:value="105.4" calcext:value-type="float">
            <text:p>105.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SUM([$aggregated_all_10.C76:$aggregated_all.C76])/10" office:value-type="float" office:value="111400140.8" calcext:value-type="float">
            <text:p>111400140.8</text:p>
          </table:table-cell>
          <table:table-cell table:formula="of:=ROUND([.B46]/1024/1024; 1)" office:value-type="float" office:value="106.2" calcext:value-type="float">
            <text:p>106.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$aggregated_all_10.C77:$aggregated_all.C77])/10" office:value-type="float" office:value="112141107.2" calcext:value-type="float">
            <text:p>112141107.2</text:p>
          </table:table-cell>
          <table:table-cell table:formula="of:=ROUND([.B47]/1024/1024; 1)" office:value-type="float" office:value="106.9" calcext:value-type="float">
            <text:p>106.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SUM([$aggregated_all_10.C78:$aggregated_all.C78])/10" office:value-type="float" office:value="112658022.4" calcext:value-type="float">
            <text:p>112658022.4</text:p>
          </table:table-cell>
          <table:table-cell table:formula="of:=ROUND([.B48]/1024/1024; 1)" office:value-type="float" office:value="107.4" calcext:value-type="float">
            <text:p>107.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[$aggregated_all_10.C79:$aggregated_all.C79])/10" office:value-type="float" office:value="113696358.4" calcext:value-type="float">
            <text:p>113696358.4</text:p>
          </table:table-cell>
          <table:table-cell table:formula="of:=ROUND([.B49]/1024/1024; 1)" office:value-type="float" office:value="108.4" calcext:value-type="float">
            <text:p>108.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SUM([$aggregated_all_10.C80:$aggregated_all.C80])/10" office:value-type="float" office:value="114720768" calcext:value-type="float">
            <text:p>114720768</text:p>
          </table:table-cell>
          <table:table-cell table:formula="of:=ROUND([.B50]/1024/1024; 1)" office:value-type="float" office:value="109.4" calcext:value-type="float">
            <text:p>109.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UM([$aggregated_all_10.C81:$aggregated_all.C81])/10" office:value-type="float" office:value="115212697.6" calcext:value-type="float">
            <text:p>115212697.6</text:p>
          </table:table-cell>
          <table:table-cell table:formula="of:=ROUND([.B51]/1024/1024; 1)" office:value-type="float" office:value="109.9" calcext:value-type="float">
            <text:p>109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UM([$aggregated_all_10.C82:$aggregated_all.C82])/10" office:value-type="float" office:value="115632537.6" calcext:value-type="float">
            <text:p>115632537.6</text:p>
          </table:table-cell>
          <table:table-cell table:formula="of:=ROUND([.B52]/1024/1024; 1)" office:value-type="float" office:value="110.3" calcext:value-type="float">
            <text:p>110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3T16:18:39.524717395</meta:creation-date>
    <dc:date>2024-04-03T16:26:20.354100530</dc:date>
    <meta:editing-duration>PT7M41S</meta:editing-duration>
    <meta:editing-cycles>1</meta:editing-cycles>
    <meta:document-statistic meta:table-count="11" meta:cell-count="14546" meta:object-count="1"/>
    <meta:generator>LibreOffice/7.4.7.2$Linux_X86_64 LibreOffice_project/4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58cm" svg:height="13.814cm" xlink:href=".." xlink:type="simple" chart:class="chart:line" chart:style-name="ch1">
        <chart:title svg:x="6.585cm" svg:y="0.412cm" chart:style-name="ch2">
          <text:p>Memory Usage Of Assignment 1 Part B (Pyramid)</text:p>
        </chart:title>
        <chart:subtitle svg:x="9.627cm" svg:y="1.467cm" chart:style-name="ch3">
          <text:p>10 Runs, 800 PopSize</text:p>
        </chart:subtitle>
        <chart:legend chart:legend-position="end" svg:x="18.66cm" svg:y="6.608cm" style:legend-expansion="high" chart:style-name="ch4"/>
        <chart:plot-area chart:style-name="ch5" table:cell-range-address="Sheet1.C1:Sheet1.C52" chart:data-source-has-labels="row" svg:x="1.476cm" svg:y="2.426cm" svg:width="16.719cm" svg:height="10.131cm">
          <chart:coordinate-region svg:x="2.283cm" svg:y="2.625cm" svg:width="15.772cm" svg:height="9.14cm"/>
          <chart:axis chart:dimension="x" chart:name="primary-x" chart:style-name="ch6">
            <chart:title svg:x="8.838cm" svg:y="12.833cm" chart:style-name="ch7">
              <text:p>Generation #</text:p>
            </chart:title>
          </chart:axis>
          <chart:axis chart:dimension="y" chart:name="primary-y" chart:style-name="ch6">
            <chart:title svg:x="0.451cm" svg:y="9.07cm" chart:style-name="ch8">
              <text:p>Memory Usage (MiB)</text:p>
            </chart:title>
            <chart:grid chart:style-name="ch9" chart:class="major"/>
          </chart:axis>
          <chart:series chart:style-name="ch10" chart:values-cell-range-address="Sheet1.C2:Sheet1.C52" chart:label-cell-address="Sheet1.C1:Sheet1.C1" chart:class="chart:line">
            <chart:data-point chart:repeated="5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mory Usage (MiB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0.1">
                <text:p>310.1</text:p>
                <draw:g>
                  <svg:desc>Sheet1.C2:Sheet1.C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5.2">
                <text:p>335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1.9">
                <text:p>341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8.5">
                <text:p>348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4.9">
                <text:p>354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1.4">
                <text:p>361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7.2">
                <text:p>367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2.2">
                <text:p>372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7.5">
                <text:p>377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83.8">
                <text:p>383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1.9">
                <text:p>271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5.3">
                <text:p>275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9.1">
                <text:p>279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2.9">
                <text:p>282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6.4">
                <text:p>286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9.5">
                <text:p>289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6.7">
                <text:p>296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.3">
                <text:p>300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3.4">
                <text:p>303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8.5">
                <text:p>218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.9">
                <text:p>220.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3.9">
                <text:p>223.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6.3">
                <text:p>226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1.1">
                <text:p>231.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2.7">
                <text:p>232.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5.2">
                <text:p>235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7.2">
                <text:p>237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8.7">
                <text:p>238.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4.3">
                <text:p>144.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5.3">
                <text:p>145.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6.3">
                <text:p>146.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7.8">
                <text:p>147.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9.1">
                <text:p>149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9.9">
                <text:p>149.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1.2">
                <text:p>151.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2.5">
                <text:p>152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3.6">
                <text:p>153.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4.6">
                <text:p>154.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3.9">
                <text:p>103.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4.7">
                <text:p>104.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5.4">
                <text:p>105.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6.9">
                <text:p>106.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7.4">
                <text:p>107.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8.4">
                <text:p>108.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9.4">
                <text:p>109.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9.9">
                <text:p>109.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0.3">
                <text:p>110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